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496cm"/>
    </style:style>
    <style:style style:name="co6" style:family="table-column">
      <style:table-column-properties fo:break-before="auto" style:column-width="2.746cm"/>
    </style:style>
    <style:style style:name="co7" style:family="table-column">
      <style:table-column-properties fo:break-before="auto" style:column-width="4.078cm"/>
    </style:style>
    <style:style style:name="co8" style:family="table-column">
      <style:table-column-properties fo:break-before="auto" style:column-width="3.246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3.267cm"/>
    </style:style>
    <style:style style:name="co11" style:family="table-column">
      <style:table-column-properties fo:break-before="auto" style:column-width="2.852cm"/>
    </style:style>
    <style:style style:name="co12" style:family="table-column">
      <style:table-column-properties fo:break-before="auto" style:column-width="2.801cm"/>
    </style:style>
    <style:style style:name="co14" style:family="table-column">
      <style:table-column-properties fo:break-before="auto" style:column-width="4.223cm"/>
    </style:style>
    <style:style style:name="co15" style:family="table-column">
      <style:table-column-properties fo:break-before="auto" style:column-width="3.634cm"/>
    </style:style>
    <style:style style:name="co16" style:family="table-column">
      <style:table-column-properties fo:break-before="auto" style:column-width="2.6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fo:background-color="#ffff66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66"/>
    </style:style>
    <style:style style:name="ce13" style:family="table-cell" style:parent-style-name="Default">
      <style:table-cell-properties fo:background-color="#ffcc00" fo:border="0.002cm solid #000000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ackground-color="#00ff66" fo:border="0.002cm solid #000000"/>
    </style:style>
    <style:style style:name="ce16" style:family="table-cell" style:parent-style-name="Default" style:data-style-name="N2">
      <style:table-cell-properties fo:background-color="#ffff66" fo:border="0.002cm solid #000000"/>
    </style:style>
    <style:style style:name="ce17" style:family="table-cell" style:parent-style-name="Default" style:data-style-name="N2">
      <style:table-cell-properties fo:background-color="#ffcc00" fo:border="0.002cm solid #000000"/>
    </style:style>
    <style:style style:name="ce18" style:family="table-cell" style:parent-style-name="Default">
      <style:table-cell-properties fo:background-color="transparent" fo:border="none"/>
    </style:style>
    <style:style style:name="ce19" style:family="table-cell" style:parent-style-name="Default" style:data-style-name="N2">
      <style:table-cell-properties fo:background-color="#00ff66"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0" style:family="table-cell" style:parent-style-name="Default" style:data-style-name="N2">
      <style:table-cell-properties fo:background-color="#ffff66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 style:data-style-name="N2">
      <style:table-cell-properties fo:background-color="#dddddd"/>
    </style:style>
    <style:style style:name="ce5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ackground-color="#999999"/>
    </style:style>
    <style:style style:name="ce7" style:family="table-cell" style:parent-style-name="Default" style:data-style-name="N2">
      <style:table-cell-properties fo:background-color="#999999"/>
      <style:map style:condition="cell-content()&gt;[$modèle.$E$19]" style:apply-style-name="Sans_20_nom3" style:base-cell-address="'PAIN EPICE'.F19"/>
    </style:style>
    <style:style style:name="ce8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9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21" style:family="table-cell" style:parent-style-name="Default" style:data-style-name="N2">
      <style:table-cell-properties fo:background-color="#999999"/>
      <style:map style:condition="cell-content()&gt;[$modèle.$E$19]" style:apply-style-name="Sans_20_nom3" style:base-cell-address="'PAIN EPICE'.F19"/>
    </style:style>
    <style:style style:name="ce22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23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24" style:family="table-cell" style:parent-style-name="Default" style:data-style-name="N2">
      <style:table-cell-properties fo:background-color="#999999"/>
      <style:map style:condition="cell-content()&gt;[$modèle.$E$19]" style:apply-style-name="Sans_20_nom3" style:base-cell-address="'PAIN EPICE'.F19"/>
    </style:style>
    <style:style style:name="ce25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26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27" style:family="table-cell" style:parent-style-name="Default" style:data-style-name="N2">
      <style:table-cell-properties fo:background-color="#999999"/>
      <style:map style:condition="cell-content()&gt;[$modèle.$E$19]" style:apply-style-name="Sans_20_nom3" style:base-cell-address="'PAIN EPICE'.F19"/>
    </style:style>
    <style:style style:name="ce28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29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36" style:family="table-cell" style:parent-style-name="Default" style:data-style-name="N2">
      <style:table-cell-properties fo:background-color="#999999"/>
      <style:map style:condition="cell-content()&gt;[$modèle.$E$19]" style:apply-style-name="Sans_20_nom3" style:base-cell-address="'PAIN EPICE'.F19"/>
    </style:style>
    <style:style style:name="ce37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38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39" style:family="table-cell" style:parent-style-name="Default" style:data-style-name="N2">
      <style:table-cell-properties fo:background-color="#999999"/>
      <style:map style:condition="cell-content()&gt;[$modèle.$E$19]" style:apply-style-name="Sans_20_nom3" style:base-cell-address="'PAIN EPICE'.F19"/>
    </style:style>
    <style:style style:name="ce40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41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45" style:family="table-cell" style:parent-style-name="Default" style:data-style-name="N2">
      <style:table-cell-properties fo:background-color="#999999"/>
      <style:map style:condition="cell-content()&gt;[$modèle.$E$19]" style:apply-style-name="Sans_20_nom3" style:base-cell-address="'PAIN EPICE'.F19"/>
    </style:style>
    <style:style style:name="ce46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47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48" style:family="table-cell" style:parent-style-name="Default" style:data-style-name="N2">
      <style:table-cell-properties fo:background-color="#999999"/>
      <style:map style:condition="cell-content()&gt;[$modèle.$E$19]" style:apply-style-name="Sans_20_nom3" style:base-cell-address="'PAIN EPICE'.F19"/>
    </style:style>
    <style:style style:name="ce49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50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51" style:family="table-cell" style:parent-style-name="Default" style:data-style-name="N2">
      <style:table-cell-properties fo:background-color="#999999"/>
      <style:map style:condition="cell-content()&gt;[$modèle.$E$19]" style:apply-style-name="Sans_20_nom3" style:base-cell-address="'PAIN EPICE'.F19"/>
    </style:style>
    <style:style style:name="ce52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53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57" style:family="table-cell" style:parent-style-name="Default" style:data-style-name="N2">
      <style:table-cell-properties fo:background-color="#999999"/>
      <style:map style:condition="cell-content()&gt;[$modèle.$E$19]" style:apply-style-name="Sans_20_nom3" style:base-cell-address="'PAIN EPICE'.F19"/>
    </style:style>
    <style:style style:name="ce58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59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60" style:family="table-cell" style:parent-style-name="Default" style:data-style-name="N2">
      <style:table-cell-properties fo:background-color="#999999"/>
      <style:map style:condition="cell-content()&gt;[$modèle.$E$19]" style:apply-style-name="Sans_20_nom3" style:base-cell-address="'PAIN EPICE'.F19"/>
    </style:style>
    <style:style style:name="ce61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62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63" style:family="table-cell" style:parent-style-name="Default" style:data-style-name="N2">
      <style:table-cell-properties fo:background-color="#999999"/>
      <style:map style:condition="cell-content()&gt;[$modèle.$E$19]" style:apply-style-name="Sans_20_nom3" style:base-cell-address="'PAIN EPICE'.F19"/>
    </style:style>
    <style:style style:name="ce64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65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66" style:family="table-cell" style:parent-style-name="Default" style:data-style-name="N2">
      <style:table-cell-properties fo:background-color="#999999"/>
      <style:map style:condition="cell-content()&gt;[$modèle.$E$19]" style:apply-style-name="Sans_20_nom3" style:base-cell-address="'PAIN EPICE'.F19"/>
    </style:style>
    <style:style style:name="ce67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68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69" style:family="table-cell" style:parent-style-name="Default" style:data-style-name="N2">
      <style:table-cell-properties fo:background-color="#999999"/>
      <style:map style:condition="cell-content()&gt;[$modèle.$E$19]" style:apply-style-name="Sans_20_nom3" style:base-cell-address="'PAIN EPICE'.F19"/>
    </style:style>
    <style:style style:name="ce70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71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72" style:family="table-cell" style:parent-style-name="Default" style:data-style-name="N2">
      <style:table-cell-properties fo:background-color="#999999"/>
      <style:map style:condition="cell-content()&gt;[$modèle.$E$19]" style:apply-style-name="Sans_20_nom3" style:base-cell-address="'PAIN EPICE'.F19"/>
    </style:style>
    <style:style style:name="ce73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74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78" style:family="table-cell" style:parent-style-name="Default" style:data-style-name="N2">
      <style:table-cell-properties fo:background-color="#999999"/>
      <style:map style:condition="cell-content()&gt;[$modèle.$E$19]" style:apply-style-name="Sans_20_nom3" style:base-cell-address="'PAIN EPICE'.F19"/>
    </style:style>
    <style:style style:name="ce79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80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84" style:family="table-cell" style:parent-style-name="Default" style:data-style-name="N2">
      <style:table-cell-properties fo:background-color="#999999"/>
      <style:map style:condition="cell-content()&gt;[$modèle.$E$19]" style:apply-style-name="Sans_20_nom3" style:base-cell-address="'PAIN EPICE'.F19"/>
    </style:style>
    <style:style style:name="ce85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86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87" style:family="table-cell" style:parent-style-name="Default" style:data-style-name="N2">
      <style:table-cell-properties fo:background-color="#999999"/>
      <style:map style:condition="cell-content()&gt;[$modèle.$E$19]" style:apply-style-name="Sans_20_nom3" style:base-cell-address="'PAIN EPICE'.F19"/>
    </style:style>
    <style:style style:name="ce88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89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90" style:family="table-cell" style:parent-style-name="Default" style:data-style-name="N2">
      <style:table-cell-properties fo:background-color="#999999"/>
      <style:map style:condition="cell-content()&gt;[$modèle.$E$19]" style:apply-style-name="Sans_20_nom3" style:base-cell-address="'PAIN EPICE'.F19"/>
    </style:style>
    <style:style style:name="ce91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92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93" style:family="table-cell" style:parent-style-name="Default">
      <style:table-cell-properties fo:border-bottom="0.002cm solid #000000" fo:background-color="#ffff66" fo:border-left="none" fo:border-right="none" fo:border-top="none"/>
    </style:style>
    <style:style style:name="ce94" style:family="table-cell" style:parent-style-name="Default" style:data-style-name="N2">
      <style:table-cell-properties fo:background-color="#999999"/>
      <style:map style:condition="cell-content()&gt;[$modèle.$E$19]" style:apply-style-name="Sans_20_nom3" style:base-cell-address="'PAIN EPICE'.F19"/>
    </style:style>
    <style:style style:name="ce95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96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97" style:family="table-cell" style:parent-style-name="Default" style:data-style-name="N2">
      <style:table-cell-properties fo:background-color="#999999"/>
      <style:map style:condition="cell-content()&gt;[$modèle.$E$19]" style:apply-style-name="Sans_20_nom3" style:base-cell-address="'PAIN EPICE'.F19"/>
    </style:style>
    <style:style style:name="ce98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99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100" style:family="table-cell" style:parent-style-name="Default" style:data-style-name="N2">
      <style:table-cell-properties fo:background-color="#999999"/>
      <style:map style:condition="cell-content()&gt;[$modèle.$E$19]" style:apply-style-name="Sans_20_nom3" style:base-cell-address="'PAIN EPICE'.F19"/>
    </style:style>
    <style:style style:name="ce101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102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106" style:family="table-cell" style:parent-style-name="Default" style:data-style-name="N2">
      <style:table-cell-properties fo:background-color="#999999"/>
      <style:map style:condition="cell-content()&gt;[$modèle.$E$19]" style:apply-style-name="Sans_20_nom3" style:base-cell-address="'PAIN EPICE'.F19"/>
    </style:style>
    <style:style style:name="ce107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108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112" style:family="table-cell" style:parent-style-name="Default" style:data-style-name="N2">
      <style:table-cell-properties fo:background-color="#999999"/>
      <style:map style:condition="cell-content()&gt;[$modèle.$E$19]" style:apply-style-name="Sans_20_nom3" style:base-cell-address="'PAIN EPICE'.F19"/>
    </style:style>
    <style:style style:name="ce113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114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115" style:family="table-cell" style:parent-style-name="Default" style:data-style-name="N2">
      <style:table-cell-properties fo:background-color="#999999"/>
      <style:map style:condition="cell-content()&gt;[$modèle.$E$19]" style:apply-style-name="Sans_20_nom3" style:base-cell-address="'PAIN EPICE'.F19"/>
    </style:style>
    <style:style style:name="ce116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117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118" style:family="table-cell" style:parent-style-name="Default" style:data-style-name="N2">
      <style:table-cell-properties fo:background-color="#999999"/>
      <style:map style:condition="cell-content()&gt;[$modèle.$E$19]" style:apply-style-name="Sans_20_nom3" style:base-cell-address="'PAIN EPICE'.F19"/>
    </style:style>
    <style:style style:name="ce119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120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121" style:family="table-cell" style:parent-style-name="Default" style:data-style-name="N2">
      <style:table-cell-properties fo:background-color="#999999"/>
      <style:map style:condition="cell-content()&gt;[$modèle.$E$19]" style:apply-style-name="Sans_20_nom3" style:base-cell-address="'PAIN EPICE'.F19"/>
    </style:style>
    <style:style style:name="ce122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123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124" style:family="table-cell" style:parent-style-name="Default" style:data-style-name="N2">
      <style:table-cell-properties fo:background-color="#999999"/>
      <style:map style:condition="cell-content()&gt;[$modèle.$E$19]" style:apply-style-name="Sans_20_nom3" style:base-cell-address="'PAIN EPICE'.F19"/>
    </style:style>
    <style:style style:name="ce125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126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127" style:family="table-cell" style:parent-style-name="Default" style:data-style-name="N2">
      <style:table-cell-properties fo:background-color="#999999"/>
      <style:map style:condition="cell-content()&gt;[$modèle.$E$19]" style:apply-style-name="Sans_20_nom3" style:base-cell-address="'PAIN EPICE'.F19"/>
    </style:style>
    <style:style style:name="ce128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129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130" style:family="table-cell" style:parent-style-name="Default" style:data-style-name="N2">
      <style:table-cell-properties fo:background-color="#999999"/>
      <style:map style:condition="cell-content()&gt;[$modèle.$E$19]" style:apply-style-name="Sans_20_nom3" style:base-cell-address="'PAIN EPICE'.F19"/>
    </style:style>
    <style:style style:name="ce131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132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133" style:family="table-cell" style:parent-style-name="Default" style:data-style-name="N2">
      <style:table-cell-properties fo:background-color="#999999"/>
      <style:map style:condition="cell-content()&gt;[$modèle.$E$19]" style:apply-style-name="Sans_20_nom3" style:base-cell-address="'PAIN EPICE'.F19"/>
    </style:style>
    <style:style style:name="ce134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135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136" style:family="table-cell" style:parent-style-name="Default" style:data-style-name="N2">
      <style:table-cell-properties fo:background-color="#999999"/>
      <style:map style:condition="cell-content()&gt;[$modèle.$E$19]" style:apply-style-name="Sans_20_nom3" style:base-cell-address="'PAIN EPICE'.F19"/>
    </style:style>
    <style:style style:name="ce137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138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139" style:family="table-cell" style:parent-style-name="Default" style:data-style-name="N2">
      <style:table-cell-properties fo:background-color="#999999"/>
      <style:map style:condition="cell-content()&gt;[$modèle.$E$19]" style:apply-style-name="Sans_20_nom3" style:base-cell-address="'PAIN EPICE'.F19"/>
    </style:style>
    <style:style style:name="ce140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141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142" style:family="table-cell" style:parent-style-name="Default" style:data-style-name="N2">
      <style:table-cell-properties fo:background-color="#999999"/>
      <style:map style:condition="cell-content()&gt;[$modèle.$E$19]" style:apply-style-name="Sans_20_nom3" style:base-cell-address="'PAIN EPICE'.F19"/>
    </style:style>
    <style:style style:name="ce143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144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157" style:family="table-cell" style:parent-style-name="Default" style:data-style-name="N2">
      <style:table-cell-properties fo:background-color="#999999"/>
      <style:map style:condition="cell-content()&gt;[$modèle.$E$19]" style:apply-style-name="Sans_20_nom3" style:base-cell-address="'PAIN EPICE'.F19"/>
    </style:style>
    <style:style style:name="ce158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159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160" style:family="table-cell" style:parent-style-name="Default" style:data-style-name="N2">
      <style:table-cell-properties fo:background-color="#999999"/>
      <style:map style:condition="cell-content()&gt;[$modèle.$E$19]" style:apply-style-name="Sans_20_nom3" style:base-cell-address="'PAIN EPICE'.F19"/>
    </style:style>
    <style:style style:name="ce161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162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163" style:family="table-cell" style:parent-style-name="Default" style:data-style-name="N2">
      <style:table-cell-properties fo:background-color="#999999"/>
      <style:map style:condition="cell-content()&gt;[$modèle.$E$19]" style:apply-style-name="Sans_20_nom3" style:base-cell-address="'PAIN EPICE'.F19"/>
    </style:style>
    <style:style style:name="ce164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165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154" style:family="table-cell" style:parent-style-name="Default" style:data-style-name="N2">
      <style:table-cell-properties fo:background-color="#999999"/>
      <style:map style:condition="cell-content()&gt;[$modèle.$E$19]" style:apply-style-name="Sans_20_nom3" style:base-cell-address="'PAIN EPICE'.F19"/>
    </style:style>
    <style:style style:name="ce155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156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166" style:family="table-cell" style:parent-style-name="Default" style:data-style-name="N2">
      <style:table-cell-properties fo:background-color="#999999"/>
      <style:map style:condition="cell-content()&gt;[$modèle.$E$19]" style:apply-style-name="Sans_20_nom3" style:base-cell-address="'PAIN EPICE'.F19"/>
    </style:style>
    <style:style style:name="ce167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168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169" style:family="table-cell" style:parent-style-name="Default" style:data-style-name="N2">
      <style:table-cell-properties fo:background-color="#999999"/>
      <style:map style:condition="cell-content()&gt;[$modèle.$E$19]" style:apply-style-name="Sans_20_nom3" style:base-cell-address="'PAIN EPICE'.F19"/>
    </style:style>
    <style:style style:name="ce170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171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172" style:family="table-cell" style:parent-style-name="Default" style:data-style-name="N2">
      <style:table-cell-properties fo:background-color="#999999"/>
      <style:map style:condition="cell-content()&gt;[$modèle.$E$19]" style:apply-style-name="Sans_20_nom3" style:base-cell-address="'PAIN EPICE'.F19"/>
    </style:style>
    <style:style style:name="ce173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174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175" style:family="table-cell" style:parent-style-name="Default" style:data-style-name="N2">
      <style:table-cell-properties fo:background-color="#999999"/>
      <style:map style:condition="cell-content()&gt;[$modèle.$E$19]" style:apply-style-name="Sans_20_nom3" style:base-cell-address="'PAIN EPICE'.F19"/>
    </style:style>
    <style:style style:name="ce176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177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178" style:family="table-cell" style:parent-style-name="Default" style:data-style-name="N2">
      <style:table-cell-properties fo:background-color="#999999"/>
      <style:map style:condition="cell-content()&gt;[$modèle.$E$19]" style:apply-style-name="Sans_20_nom3" style:base-cell-address="'PAIN EPICE'.F19"/>
    </style:style>
    <style:style style:name="ce179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180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181" style:family="table-cell" style:parent-style-name="Default" style:data-style-name="N2">
      <style:table-cell-properties fo:background-color="#999999"/>
      <style:map style:condition="cell-content()&gt;[$modèle.$E$19]" style:apply-style-name="Sans_20_nom3" style:base-cell-address="'PAIN EPICE'.F19"/>
    </style:style>
    <style:style style:name="ce182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183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184" style:family="table-cell" style:parent-style-name="Default" style:data-style-name="N2">
      <style:table-cell-properties fo:background-color="#999999"/>
      <style:map style:condition="cell-content()&gt;[$modèle.$E$19]" style:apply-style-name="Sans_20_nom3" style:base-cell-address="'PAIN EPICE'.F19"/>
    </style:style>
    <style:style style:name="ce185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186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187" style:family="table-cell" style:parent-style-name="Default" style:data-style-name="N2">
      <style:table-cell-properties fo:background-color="#999999"/>
      <style:map style:condition="cell-content()&gt;[.E19]" style:apply-style-name="Sans_20_nom3" style:base-cell-address="'choco noisette'.F19"/>
    </style:style>
    <style:style style:name="ce188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189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190" style:family="table-cell" style:parent-style-name="Default" style:data-style-name="N2">
      <style:table-cell-properties fo:background-color="#999999"/>
      <style:map style:condition="cell-content()&gt;[.E19]" style:apply-style-name="Sans_20_nom3" style:base-cell-address="'repas type'.F19"/>
    </style:style>
    <style:style style:name="ce191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192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193" style:family="table-cell" style:parent-style-name="Default" style:data-style-name="N2">
      <style:table-cell-properties fo:background-color="#999999"/>
      <style:map style:condition="cell-content()&gt;[.E19]" style:apply-style-name="Sans_20_nom3" style:base-cell-address="'repas type'.F19"/>
    </style:style>
    <style:style style:name="ce194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195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196" style:family="table-cell" style:parent-style-name="Default" style:data-style-name="N2">
      <style:table-cell-properties fo:background-color="#999999"/>
      <style:map style:condition="cell-content()&gt;[.E19]" style:apply-style-name="Sans_20_nom3" style:base-cell-address="'compote choco'.F19"/>
    </style:style>
    <style:style style:name="ce197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198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199" style:family="table-cell" style:parent-style-name="Default" style:data-style-name="N2">
      <style:table-cell-properties fo:background-color="#999999"/>
      <style:map style:condition="cell-content()&gt;[.$E$19]" style:apply-style-name="Sans_20_nom3" style:base-cell-address="moussecacao.F19"/>
    </style:style>
    <style:style style:name="ce200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201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  <style:style style:name="ce202" style:family="table-cell" style:parent-style-name="Default" style:data-style-name="N2">
      <style:table-cell-properties fo:background-color="#999999"/>
      <style:map style:condition="cell-content()&gt;[$modèle.$E$19]" style:apply-style-name="Sans_20_nom3" style:base-cell-address="'PAIN EPICE'.F19"/>
    </style:style>
    <style:style style:name="ce203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2" style:apply-style-name="Sans_20_nom4" style:base-cell-address="'PAIN EPICE'.G15"/>
      <style:map style:condition="cell-content()=0" style:apply-style-name="Sans_20_nom6" style:base-cell-address="'PAIN EPICE'.G15"/>
      <style:map style:condition="cell-content()&lt;1.9" style:apply-style-name="Sans_20_nom5" style:base-cell-address="'PAIN EPICE'.G15"/>
    </style:style>
    <style:style style:name="ce204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2" style:apply-style-name="Sans_20_nom4" style:base-cell-address="'PAIN EPICE'.G19"/>
      <style:map style:condition="cell-content()&lt;1.9" style:apply-style-name="Sans_20_nom5" style:base-cell-address="'PAIN EPICE'.G19"/>
    </style:style>
  </office:automatic-styles>
  <office:body>
    <office:spreadsheet>
      <table:table table:name="PAIN EPICE" table:style-name="ta1" table:print="false">
        <table:table-column table:style-name="co1" table:number-columns-repeated="8" table:default-cell-style-name="Default"/>
        <table:table-column table:style-name="co2" table:default-cell-style-name="ce15"/>
        <table:table-column table:style-name="co1" table:number-columns-repeated="6" table:default-cell-style-name="ce15"/>
        <table:table-row table:style-name="ro1">
          <table:table-cell/>
          <table:table-cell office:value-type="string">
            <text:p>RECETTE</text:p>
          </table:table-cell>
          <table:table-cell table:number-columns-repeated="6"/>
          <table:table-cell table:style-name="Default"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1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2.3">
            <text:p>12,3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0.3">
            <text:p>10,30</text:p>
          </table:table-cell>
          <table:table-cell table:style-name="ce4" table:formula="of:=2*([.C7]+[.D7])" office:value-type="float" office:value="26">
            <text:p>26,00</text:p>
          </table:table-cell>
          <table:table-cell table:style-name="ce8" table:formula="of:=IF(([.F7]=0);0;[.E7]*2/[.F7])" office:value-type="float" office:value="0.792307692307692">
            <text:p>0,79</text:p>
          </table:table-cell>
          <table:table-cell table:style-name="ce4" table:formula="of:=4*([.C7]+[.D7])+9*[.E7]" office:value-type="float" office:value="144.7">
            <text:p>144,70</text:p>
          </table:table-cell>
          <table:table-cell table:style-name="ce12" office:value-type="string">
            <text:p>OEUF</text:p>
          </table:table-cell>
          <table:table-cell table:style-name="ce16" office:value-type="float" office:value="38">
            <text:p>38,00</text:p>
          </table:table-cell>
          <table:table-cell table:style-name="ce20" table:formula="of:=IF([.B7]=0;0;[.C7]*[.J7]/[.B7])" office:value-type="float" office:value="4.674">
            <text:p>4,67</text:p>
          </table:table-cell>
          <table:table-cell table:style-name="ce20" table:formula="of:=IF([.B7]=0;0;[.D7]*[.J7]/[.B7])" office:value-type="float" office:value="0.266">
            <text:p>0,27</text:p>
          </table:table-cell>
          <table:table-cell table:style-name="ce20" table:formula="of:=IF([.B7]=0;0;[.E7]*[.J7]/[.B7])" office:value-type="float" office:value="3.914">
            <text:p>3,91</text:p>
          </table:table-cell>
          <table:table-cell table:style-name="ce20" table:formula="of:=2*([.K7]+[.L7])" office:value-type="float" office:value="9.88">
            <text:p>9,88</text:p>
          </table:table-cell>
          <table:table-cell table:style-name="ce20" table:formula="of:=4*([.K7]+[.L7])+9*[.M7]" office:value-type="float" office:value="54.986">
            <text:p>54,99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">
            <text:p>0,00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">
            <text:p>0,00</text:p>
          </table:table-cell>
          <table:table-cell table:style-name="ce4" table:formula="of:=2*([.C8]+[.D8])" office:value-type="float" office:value="200">
            <text:p>200,00</text:p>
          </table:table-cell>
          <table:table-cell table:style-name="ce8" table:formula="of:=IF(([.F8]=0);0;[.E8]*2/[.F8])" office:value-type="float" office:value="0">
            <text:p>0,00</text:p>
          </table:table-cell>
          <table:table-cell table:style-name="ce4" table:formula="of:=4*([.C8]+[.D8])+9*[.E8]" office:value-type="float" office:value="400">
            <text:p>400,00</text:p>
          </table:table-cell>
          <table:table-cell table:style-name="ce12" office:value-type="string">
            <text:p>sucre</text:p>
          </table:table-cell>
          <table:table-cell table:style-name="ce16" office:value-type="float" office:value="10">
            <text:p>10,00</text:p>
          </table:table-cell>
          <table:table-cell table:style-name="ce20" table:formula="of:=IF([.B8]=0;0;[.C8]*[.J8]/[.B8])" office:value-type="float" office:value="0">
            <text:p>0,00</text:p>
          </table:table-cell>
          <table:table-cell table:style-name="ce20" table:formula="of:=IF([.B8]=0;0;[.D8]*[.J8]/[.B8])" office:value-type="float" office:value="10">
            <text:p>10,00</text:p>
          </table:table-cell>
          <table:table-cell table:style-name="ce20" table:formula="of:=IF([.B8]=0;0;[.E8]*[.J8]/[.B8])" office:value-type="float" office:value="0">
            <text:p>0,00</text:p>
          </table:table-cell>
          <table:table-cell table:style-name="ce20" table:formula="of:=2*([.K8]+[.L8])" office:value-type="float" office:value="20">
            <text:p>20,00</text:p>
          </table:table-cell>
          <table:table-cell table:style-name="ce20" table:formula="of:=4*([.K8]+[.L8])+9*[.M8]" office:value-type="float" office:value="40">
            <text:p>40,00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4">
            <text:p>4,00</text:p>
          </table:table-cell>
          <table:table-cell table:style-name="ce4" office:value-type="float" office:value="36.6">
            <text:p>36,60</text:p>
          </table:table-cell>
          <table:table-cell table:style-name="ce4" office:value-type="float" office:value="1.9">
            <text:p>1,90</text:p>
          </table:table-cell>
          <table:table-cell table:style-name="ce4" table:formula="of:=2*([.C9]+[.D9])" office:value-type="float" office:value="81.2">
            <text:p>81,20</text:p>
          </table:table-cell>
          <table:table-cell table:style-name="ce8" table:formula="of:=IF(([.F9]=0);0;[.E9]*2/[.F9])" office:value-type="float" office:value="0.0467980295566502">
            <text:p>0,05</text:p>
          </table:table-cell>
          <table:table-cell table:style-name="ce4" table:formula="of:=4*([.C9]+[.D9])+9*[.E9]" office:value-type="float" office:value="179.5">
            <text:p>179,50</text:p>
          </table:table-cell>
          <table:table-cell table:style-name="ce12" office:value-type="string">
            <text:p>cannelle</text:p>
          </table:table-cell>
          <table:table-cell table:style-name="ce16" office:value-type="float" office:value="2">
            <text:p>2,00</text:p>
          </table:table-cell>
          <table:table-cell table:style-name="ce20" table:formula="of:=IF([.B9]=0;0;[.C9]*[.J9]/[.B9])" office:value-type="float" office:value="0.08">
            <text:p>0,08</text:p>
          </table:table-cell>
          <table:table-cell table:style-name="ce20" table:formula="of:=IF([.B9]=0;0;[.D9]*[.J9]/[.B9])" office:value-type="float" office:value="0.732">
            <text:p>0,73</text:p>
          </table:table-cell>
          <table:table-cell table:style-name="ce20" table:formula="of:=IF([.B9]=0;0;[.E9]*[.J9]/[.B9])" office:value-type="float" office:value="0.038">
            <text:p>0,04</text:p>
          </table:table-cell>
          <table:table-cell table:style-name="ce20" table:formula="of:=2*([.K9]+[.L9])" office:value-type="float" office:value="1.624">
            <text:p>1,62</text:p>
          </table:table-cell>
          <table:table-cell table:style-name="ce20" table:formula="of:=4*([.K9]+[.L9])+9*[.M9]" office:value-type="float" office:value="3.59">
            <text:p>3,59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6.4">
            <text:p>16,40</text:p>
          </table:table-cell>
          <table:table-cell table:style-name="ce4" office:value-type="float" office:value="5.62">
            <text:p>5,62</text:p>
          </table:table-cell>
          <table:table-cell table:style-name="ce4" office:value-type="float" office:value="63">
            <text:p>63,00</text:p>
          </table:table-cell>
          <table:table-cell table:style-name="ce4" table:formula="of:=2*([.C10]+[.D10])" office:value-type="float" office:value="44.04">
            <text:p>44,04</text:p>
          </table:table-cell>
          <table:table-cell table:style-name="ce8" table:formula="of:=IF(([.F10]=0);0;[.E10]*2/[.F10])" office:value-type="float" office:value="2.86103542234332">
            <text:p>2,86</text:p>
          </table:table-cell>
          <table:table-cell table:style-name="ce4" table:formula="of:=4*([.C10]+[.D10])+9*[.E10]" office:value-type="float" office:value="655.08">
            <text:p>655,08</text:p>
          </table:table-cell>
          <table:table-cell table:style-name="ce12" office:value-type="string">
            <text:p>noisettes poudre</text:p>
          </table:table-cell>
          <table:table-cell table:style-name="ce16" office:value-type="float" office:value="100">
            <text:p>100,00</text:p>
          </table:table-cell>
          <table:table-cell table:style-name="ce20" table:formula="of:=IF([.B10]=0;0;[.C10]*[.J10]/[.B10])" office:value-type="float" office:value="16.4">
            <text:p>16,40</text:p>
          </table:table-cell>
          <table:table-cell table:style-name="ce20" table:formula="of:=IF([.B10]=0;0;[.D10]*[.J10]/[.B10])" office:value-type="float" office:value="5.62">
            <text:p>5,62</text:p>
          </table:table-cell>
          <table:table-cell table:style-name="ce20" table:formula="of:=IF([.B10]=0;0;[.E10]*[.J10]/[.B10])" office:value-type="float" office:value="63">
            <text:p>63,00</text:p>
          </table:table-cell>
          <table:table-cell table:style-name="ce20" table:formula="of:=2*([.K10]+[.L10])" office:value-type="float" office:value="44.04">
            <text:p>44,04</text:p>
          </table:table-cell>
          <table:table-cell table:style-name="ce20" table:formula="of:=4*([.K10]+[.L10])+9*[.M10]" office:value-type="float" office:value="655.08">
            <text:p>655,08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5.25">
            <text:p>15,25</text:p>
          </table:table-cell>
          <table:table-cell table:style-name="ce4" office:value-type="float" office:value="3">
            <text:p>3,00</text:p>
          </table:table-cell>
          <table:table-cell table:style-name="ce4" office:value-type="float" office:value="73">
            <text:p>73,00</text:p>
          </table:table-cell>
          <table:table-cell table:style-name="ce4" table:formula="of:=2*([.C11]+[.D11])" office:value-type="float" office:value="36.5">
            <text:p>36,50</text:p>
          </table:table-cell>
          <table:table-cell table:style-name="ce8" table:formula="of:=IF(([.F11]=0);0;[.E11]*2/[.F11])" office:value-type="float" office:value="4">
            <text:p>4,00</text:p>
          </table:table-cell>
          <table:table-cell table:style-name="ce4" table:formula="of:=4*([.C11]+[.D11])+9*[.E11]" office:value-type="float" office:value="730">
            <text:p>730,00</text:p>
          </table:table-cell>
          <table:table-cell table:style-name="ce12" office:value-type="string">
            <text:p>ketocal</text:p>
          </table:table-cell>
          <table:table-cell table:style-name="ce16" office:value-type="float" office:value="50">
            <text:p>50,00</text:p>
          </table:table-cell>
          <table:table-cell table:style-name="ce20" table:formula="of:=IF([.B11]=0;0;[.C11]*[.J11]/[.B11])" office:value-type="float" office:value="7.625">
            <text:p>7,63</text:p>
          </table:table-cell>
          <table:table-cell table:style-name="ce20" table:formula="of:=IF([.B11]=0;0;[.D11]*[.J11]/[.B11])" office:value-type="float" office:value="1.5">
            <text:p>1,50</text:p>
          </table:table-cell>
          <table:table-cell table:style-name="ce20" table:formula="of:=IF([.B11]=0;0;[.E11]*[.J11]/[.B11])" office:value-type="float" office:value="36.5">
            <text:p>36,50</text:p>
          </table:table-cell>
          <table:table-cell table:style-name="ce20" table:formula="of:=2*([.K11]+[.L11])" office:value-type="float" office:value="18.25">
            <text:p>18,25</text:p>
          </table:table-cell>
          <table:table-cell table:style-name="ce20" table:formula="of:=4*([.K11]+[.L11])+9*[.M11]" office:value-type="float" office:value="365">
            <text:p>365,00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48">
            <text:p>48,00</text:p>
          </table:table-cell>
          <table:table-cell table:style-name="ce4" office:value-type="float" office:value="23.7">
            <text:p>23,70</text:p>
          </table:table-cell>
          <table:table-cell table:style-name="ce4" office:value-type="float" office:value="5.4">
            <text:p>5,40</text:p>
          </table:table-cell>
          <table:table-cell table:style-name="ce4" table:formula="of:=2*([.C12]+[.D12])" office:value-type="float" office:value="143.4">
            <text:p>143,40</text:p>
          </table:table-cell>
          <table:table-cell table:style-name="ce8" table:formula="of:=IF(([.F12]=0);0;[.E12]*2/[.F12])" office:value-type="float" office:value="0.0753138075313808">
            <text:p>0,08</text:p>
          </table:table-cell>
          <table:table-cell table:style-name="ce4" table:formula="of:=4*([.C12]+[.D12])+9*[.E12]" office:value-type="float" office:value="335.4">
            <text:p>335,40</text:p>
          </table:table-cell>
          <table:table-cell table:style-name="ce12" office:value-type="string">
            <text:p>levure</text:p>
          </table:table-cell>
          <table:table-cell table:style-name="ce16" office:value-type="float" office:value="5">
            <text:p>5,00</text:p>
          </table:table-cell>
          <table:table-cell table:style-name="ce20" table:formula="of:=IF([.B12]=0;0;[.C12]*[.J12]/[.B12])" office:value-type="float" office:value="2.4">
            <text:p>2,40</text:p>
          </table:table-cell>
          <table:table-cell table:style-name="ce20" table:formula="of:=IF([.B12]=0;0;[.D12]*[.J12]/[.B12])" office:value-type="float" office:value="1.185">
            <text:p>1,19</text:p>
          </table:table-cell>
          <table:table-cell table:style-name="ce20" table:formula="of:=IF([.B12]=0;0;[.E12]*[.J12]/[.B12])" office:value-type="float" office:value="0.27">
            <text:p>0,27</text:p>
          </table:table-cell>
          <table:table-cell table:style-name="ce20" table:formula="of:=2*([.K12]+[.L12])" office:value-type="float" office:value="7.17">
            <text:p>7,17</text:p>
          </table:table-cell>
          <table:table-cell table:style-name="ce20" table:formula="of:=4*([.K12]+[.L12])+9*[.M12]" office:value-type="float" office:value="16.77">
            <text:p>16,77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6">
            <text:p>16,00</text:p>
          </table:table-cell>
          <table:table-cell table:style-name="ce4" office:value-type="float" office:value="0.5">
            <text:p>0,50</text:p>
          </table:table-cell>
          <table:table-cell table:style-name="ce4" office:value-type="float" office:value="31">
            <text:p>31,00</text:p>
          </table:table-cell>
          <table:table-cell table:style-name="ce4" table:formula="of:=2*([.C13]+[.D13])" office:value-type="float" office:value="33">
            <text:p>33,00</text:p>
          </table:table-cell>
          <table:table-cell table:style-name="ce8" table:formula="of:=IF(([.F13]=0);0;[.E13]*2/[.F13])" office:value-type="float" office:value="1.87878787878788">
            <text:p>1,88</text:p>
          </table:table-cell>
          <table:table-cell table:style-name="ce4" table:formula="of:=4*([.C13]+[.D13])+9*[.E13]" office:value-type="float" office:value="345">
            <text:p>345,00</text:p>
          </table:table-cell>
          <table:table-cell table:style-name="ce12" office:value-type="string">
            <text:p>jaune œuf</text:p>
          </table:table-cell>
          <table:table-cell table:style-name="ce16" office:value-type="float" office:value="19">
            <text:p>19,00</text:p>
          </table:table-cell>
          <table:table-cell table:style-name="ce20" table:formula="of:=IF([.B13]=0;0;[.C13]*[.J13]/[.B13])" office:value-type="float" office:value="3.04">
            <text:p>3,04</text:p>
          </table:table-cell>
          <table:table-cell table:style-name="ce20" table:formula="of:=IF([.B13]=0;0;[.D13]*[.J13]/[.B13])" office:value-type="float" office:value="0.095">
            <text:p>0,10</text:p>
          </table:table-cell>
          <table:table-cell table:style-name="ce20" table:formula="of:=IF([.B13]=0;0;[.E13]*[.J13]/[.B13])" office:value-type="float" office:value="5.89">
            <text:p>5,89</text:p>
          </table:table-cell>
          <table:table-cell table:style-name="ce20" table:formula="of:=2*([.K13]+[.L13])" office:value-type="float" office:value="6.27">
            <text:p>6,27</text:p>
          </table:table-cell>
          <table:table-cell table:style-name="ce20" table:formula="of:=4*([.K13]+[.L13])+9*[.M13]" office:value-type="float" office:value="65.55">
            <text:p>65,55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4]+[.D14])" office:value-type="float" office:value="0">
            <text:p>0,00</text:p>
          </table:table-cell>
          <table:table-cell table:style-name="ce8" table:formula="of:=IF(([.F14]=0);0;[.E14]*2/[.F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5]+[.D15])" office:value-type="float" office:value="0">
            <text:p>0,00</text:p>
          </table:table-cell>
          <table:table-cell table:style-name="ce8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table:formula="of:=SUM([.J7:.J15])" office:value-type="float" office:value="224">
            <text:p>224,00</text:p>
          </table:table-cell>
          <table:table-cell table:style-name="ce17" table:formula="of:=SUM([.K7:.K15])" office:value-type="float" office:value="34.219">
            <text:p>34,22</text:p>
          </table:table-cell>
          <table:table-cell table:style-name="ce17" table:formula="of:=SUM([.L7:.L15])" office:value-type="float" office:value="19.398">
            <text:p>19,40</text:p>
          </table:table-cell>
          <table:table-cell table:style-name="ce17" table:formula="of:=SUM([.M7:.M15])" office:value-type="float" office:value="109.612">
            <text:p>109,61</text:p>
          </table:table-cell>
          <table:table-cell table:style-name="ce17" table:formula="of:=2*([.K16]+[.L16])" office:value-type="float" office:value="107.234">
            <text:p>107,23</text:p>
          </table:table-cell>
          <table:table-cell table:style-name="ce17" table:formula="of:=4*([.K16]+[.L16])+9*[.M16]" office:value-type="float" office:value="1200.976">
            <text:p>1200,98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1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15.2763392857143">
            <text:p>15,28</text:p>
          </table:table-cell>
          <table:table-cell table:style-name="ce6" table:formula="of:=IF([.J16]=0;0;[.L16]*[.B19]/[.J16])" office:value-type="float" office:value="8.65982142857143">
            <text:p>8,66</text:p>
          </table:table-cell>
          <table:table-cell table:style-name="ce6" table:formula="of:=IF([.J16]=0;0;[.M16]*[.B19]/[.J16])" office:value-type="float" office:value="48.9339285714286">
            <text:p>48,93</text:p>
          </table:table-cell>
          <table:table-cell table:style-name="ce7" table:formula="of:=2*([.C19]+[.D19])" office:value-type="float" office:value="47.8723214285714">
            <text:p>47,87</text:p>
          </table:table-cell>
          <table:table-cell table:style-name="ce9" table:formula="of:=IF(AND(([.C19]=0);([.D19]=0));0;[.E19]/([.C19]+[.D19]))" office:value-type="float" office:value="2.04435160490143">
            <text:p>2,04</text:p>
          </table:table-cell>
          <table:table-cell table:style-name="ce6" table:formula="of:=4*([.C19]+[.D19])+9*[.E19]" office:value-type="float" office:value="536.15">
            <text:p>536,15</text:p>
          </table:table-cell>
          <table:table-cell office:value-type="string">
            <text:p>Portion 1</text:p>
          </table:table-cell>
          <table:table-cell office:value-type="float" office:value="224">
            <text:p>224,00</text:p>
          </table:table-cell>
          <table:table-cell table:formula="of:=IF([.B19]=0;0;[.C19]*[.J19]/[.B19])" office:value-type="float" office:value="34.219">
            <text:p>34,22</text:p>
          </table:table-cell>
          <table:table-cell table:formula="of:=IF([.B19]=0;0;[.D19]*[.J19]/[.B19])" office:value-type="float" office:value="19.398">
            <text:p>19,40</text:p>
          </table:table-cell>
          <table:table-cell table:formula="of:=IF([.B19]=0;0;[.E19]*[.J19]/[.B19])" office:value-type="float" office:value="109.612">
            <text:p>109,61</text:p>
          </table:table-cell>
          <table:table-cell table:formula="of:=2*([.K19]+[.L19])" office:value-type="float" office:value="107.234">
            <text:p>107,23</text:p>
          </table:table-cell>
          <table:table-cell table:formula="of:=4*([.K19]+[.L19])+9*[.M19]" office:value-type="float" office:value="1200.976">
            <text:p>1200,98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/>
          <table:table-cell table:formula="of:=IF([.B19]=0;0;[.C19]*[.J20]/[.B19])" office:value-type="float" office:value="0">
            <text:p>0,00</text:p>
          </table:table-cell>
          <table:table-cell table:formula="of:=IF([.B19]=0;0;[.D19]*[.J20]/[.B19])" office:value-type="float" office:value="0">
            <text:p>0,00</text:p>
          </table:table-cell>
          <table:table-cell table:formula="of:=IF([.B19]=0;0;[.E19]*[.J20]/[.B19])" office:value-type="float" office:value="0">
            <text:p>0,00</text:p>
          </table:table-cell>
          <table:table-cell table:formula="of:=2*([.K20]+[.L20])" office:value-type="float" office:value="0">
            <text:p>0,00</text:p>
          </table:table-cell>
          <table:table-cell table:formula="of:=4*([.K20]+[.L20])+9*[.M20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/>
          <table:table-cell table:formula="of:=IF([.B19]=0;0;[.C19]*[.J21]/[.B19])" office:value-type="float" office:value="0">
            <text:p>0,00</text:p>
          </table:table-cell>
          <table:table-cell table:formula="of:=IF([.B19]=0;0;[.D19]*[.J21]/[.B19])" office:value-type="float" office:value="0">
            <text:p>0,00</text:p>
          </table:table-cell>
          <table:table-cell table:formula="of:=IF([.B19]=0;0;[.E19]*[.J21]/[.B19])" office:value-type="float" office:value="0">
            <text:p>0,00</text:p>
          </table:table-cell>
          <table:table-cell table:formula="of:=2*([.K21]+[.L21])" office:value-type="float" office:value="0">
            <text:p>0,00</text:p>
          </table:table-cell>
          <table:table-cell table:formula="of:=4*([.K21]+[.L21])+9*[.M21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/>
          <table:table-cell table:formula="of:=IF([.B19]=0;0;[.C19]*[.J22]/[.B19])" office:value-type="float" office:value="0">
            <text:p>0,00</text:p>
          </table:table-cell>
          <table:table-cell table:formula="of:=IF([.B19]=0;0;[.D19]*[.J22]/[.B19])" office:value-type="float" office:value="0">
            <text:p>0,00</text:p>
          </table:table-cell>
          <table:table-cell table:formula="of:=IF([.B19]=0;0;[.E19]*[.J22]/[.B19])" office:value-type="float" office:value="0">
            <text:p>0,00</text:p>
          </table:table-cell>
          <table:table-cell table:formula="of:=2*([.K22]+[.L22])" office:value-type="float" office:value="0">
            <text:p>0,00</text:p>
          </table:table-cell>
          <table:table-cell table:formula="of:=4*([.K22]+[.L22])+9*[.M22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/>
          <table:table-cell table:formula="of:=IF([.B19]=0;0;[.C19]*[.J23]/[.B19])" office:value-type="float" office:value="0">
            <text:p>0,00</text:p>
          </table:table-cell>
          <table:table-cell table:formula="of:=IF([.B19]=0;0;[.D19]*[.J23]/[.B19])" office:value-type="float" office:value="0">
            <text:p>0,00</text:p>
          </table:table-cell>
          <table:table-cell table:formula="of:=IF([.B19]=0;0;[.E19]*[.J23]/[.B19])" office:value-type="float" office:value="0">
            <text:p>0,00</text:p>
          </table:table-cell>
          <table:table-cell table:formula="of:=2*([.K23]+[.L23])" office:value-type="float" office:value="0">
            <text:p>0,00</text:p>
          </table:table-cell>
          <table:table-cell table:formula="of:=4*([.K23]+[.L23])+9*[.M23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/>
          <table:table-cell table:formula="of:=IF([.B19]=0;0;[.C19]*[.J24]/[.B19])" office:value-type="float" office:value="0">
            <text:p>0,00</text:p>
          </table:table-cell>
          <table:table-cell table:formula="of:=IF([.B19]=0;0;[.D19]*[.J24]/[.B19])" office:value-type="float" office:value="0">
            <text:p>0,00</text:p>
          </table:table-cell>
          <table:table-cell table:formula="of:=IF([.B19]=0;0;[.E19]*[.J24]/[.B19])" office:value-type="float" office:value="0">
            <text:p>0,00</text:p>
          </table:table-cell>
          <table:table-cell table:formula="of:=2*([.K24]+[.L24])" office:value-type="float" office:value="0">
            <text:p>0,00</text:p>
          </table:table-cell>
          <table:table-cell table:formula="of:=4*([.K24]+[.L24])+9*[.M24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/>
          <table:table-cell table:formula="of:=IF([.B19]=0;0;[.C19]*[.J25]/[.B19])" office:value-type="float" office:value="0">
            <text:p>0,00</text:p>
          </table:table-cell>
          <table:table-cell table:formula="of:=IF([.B19]=0;0;[.D19]*[.J25]/[.B19])" office:value-type="float" office:value="0">
            <text:p>0,00</text:p>
          </table:table-cell>
          <table:table-cell table:formula="of:=IF([.B19]=0;0;[.E19]*[.J25]/[.B19])" office:value-type="float" office:value="0">
            <text:p>0,00</text:p>
          </table:table-cell>
          <table:table-cell table:formula="of:=2*([.K25]+[.L25])" office:value-type="float" office:value="0">
            <text:p>0,00</text:p>
          </table:table-cell>
          <table:table-cell table:formula="of:=4*([.K25]+[.L25])+9*[.M2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/>
          <table:table-cell table:formula="of:=IF([.B19]=0;0;[.C19]*[.J26]/[.B19])" office:value-type="float" office:value="0">
            <text:p>0,00</text:p>
          </table:table-cell>
          <table:table-cell table:formula="of:=IF([.B19]=0;0;[.D19]*[.J26]/[.B19])" office:value-type="float" office:value="0">
            <text:p>0,00</text:p>
          </table:table-cell>
          <table:table-cell table:formula="of:=IF([.B19]=0;0;[.E19]*[.J26]/[.B19])" office:value-type="float" office:value="0">
            <text:p>0,00</text:p>
          </table:table-cell>
          <table:table-cell table:formula="of:=2*([.K26]+[.L26])" office:value-type="float" office:value="0">
            <text:p>0,00</text:p>
          </table:table-cell>
          <table:table-cell table:formula="of:=4*([.K26]+[.L26])+9*[.M26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/>
          <table:table-cell table:formula="of:=IF([.B19]=0;0;[.C19]*[.J27]/[.B19])" office:value-type="float" office:value="0">
            <text:p>0,00</text:p>
          </table:table-cell>
          <table:table-cell table:formula="of:=IF([.B19]=0;0;[.D19]*[.J27]/[.B19])" office:value-type="float" office:value="0">
            <text:p>0,00</text:p>
          </table:table-cell>
          <table:table-cell table:formula="of:=IF([.B19]=0;0;[.E19]*[.J27]/[.B19])" office:value-type="float" office:value="0">
            <text:p>0,00</text:p>
          </table:table-cell>
          <table:table-cell table:formula="of:=2*([.K27]+[.L27])" office:value-type="float" office:value="0">
            <text:p>0,00</text:p>
          </table:table-cell>
          <table:table-cell table:formula="of:=4*([.K27]+[.L27])+9*[.M27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/>
          <table:table-cell table:formula="of:=IF([.B19]=0;0;[.C19]*[.J28]/[.B19])" office:value-type="float" office:value="0">
            <text:p>0,00</text:p>
          </table:table-cell>
          <table:table-cell table:formula="of:=IF([.B19]=0;0;[.D19]*[.J28]/[.B19])" office:value-type="float" office:value="0">
            <text:p>0,00</text:p>
          </table:table-cell>
          <table:table-cell table:formula="of:=IF([.B19]=0;0;[.E19]*[.J28]/[.B19])" office:value-type="float" office:value="0">
            <text:p>0,00</text:p>
          </table:table-cell>
          <table:table-cell table:formula="of:=2*([.K28]+[.L28])" office:value-type="float" office:value="0">
            <text:p>0,00</text:p>
          </table:table-cell>
          <table:table-cell table:formula="of:=4*([.K28]+[.L28])+9*[.M28]" office:value-type="float" office:value="0">
            <text:p>0,00</text:p>
          </table:table-cell>
        </table:table-row>
      </table:table>
      <table:table table:name="choco noisette" table:style-name="ta1" table:print="false">
        <table:table-column table:style-name="co1" table:number-columns-repeated="8" table:default-cell-style-name="Default"/>
        <table:table-column table:style-name="co1" table:number-columns-repeated="7" table:default-cell-style-name="ce15"/>
        <table:table-row table:style-name="ro1">
          <table:table-cell/>
          <table:table-cell office:value-type="string">
            <text:p>RECETTE</text:p>
          </table:table-cell>
          <table:table-cell table:number-columns-repeated="6"/>
          <table:table-cell table:style-name="Default"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2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2">
            <text:p>12,00</text:p>
          </table:table-cell>
          <table:table-cell table:style-name="ce4" office:value-type="float" office:value="21">
            <text:p>21,00</text:p>
          </table:table-cell>
          <table:table-cell table:style-name="ce4" office:value-type="float" office:value="48">
            <text:p>48,00</text:p>
          </table:table-cell>
          <table:table-cell table:style-name="ce4" table:formula="of:=2*([.C7]+[.D7])" office:value-type="float" office:value="66">
            <text:p>66,00</text:p>
          </table:table-cell>
          <table:table-cell table:style-name="ce22" table:formula="of:=IF(([.F7]=0);0;[.E7]*2/[.F7])" office:value-type="float" office:value="1.45454545454545">
            <text:p>1,45</text:p>
          </table:table-cell>
          <table:table-cell table:style-name="ce4" table:formula="of:=4*([.C7]+[.D7])+9*[.E7]" office:value-type="float" office:value="564">
            <text:p>564,00</text:p>
          </table:table-cell>
          <table:table-cell table:style-name="ce12" office:value-type="string">
            <text:p>chocolat</text:p>
          </table:table-cell>
          <table:table-cell table:style-name="ce16" office:value-type="float" office:value="100">
            <text:p>100,00</text:p>
          </table:table-cell>
          <table:table-cell table:style-name="ce20" table:formula="of:=IF([.B7]=0;0;[.C7]*[.J7]/[.B7])" office:value-type="float" office:value="12">
            <text:p>12,00</text:p>
          </table:table-cell>
          <table:table-cell table:style-name="ce20" table:formula="of:=IF([.B7]=0;0;[.D7]*[.J7]/[.B7])" office:value-type="float" office:value="21">
            <text:p>21,00</text:p>
          </table:table-cell>
          <table:table-cell table:style-name="ce20" table:formula="of:=IF([.B7]=0;0;[.E7]*[.J7]/[.B7])" office:value-type="float" office:value="48">
            <text:p>48,00</text:p>
          </table:table-cell>
          <table:table-cell table:style-name="ce20" table:formula="of:=2*([.K7]+[.L7])" office:value-type="float" office:value="66">
            <text:p>66,00</text:p>
          </table:table-cell>
          <table:table-cell table:style-name="ce20" table:formula="of:=4*([.K7]+[.L7])+9*[.M7]" office:value-type="float" office:value="564">
            <text:p>564,00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0.5">
            <text:p>0,50</text:p>
          </table:table-cell>
          <table:table-cell table:style-name="ce4" office:value-type="float" office:value="82.2">
            <text:p>82,20</text:p>
          </table:table-cell>
          <table:table-cell table:style-name="ce4" table:formula="of:=2*([.C8]+[.D8])" office:value-type="float" office:value="2.4">
            <text:p>2,40</text:p>
          </table:table-cell>
          <table:table-cell table:style-name="ce22" table:formula="of:=IF(([.F8]=0);0;[.E8]*2/[.F8])" office:value-type="float" office:value="68.5">
            <text:p>68,50</text:p>
          </table:table-cell>
          <table:table-cell table:style-name="ce4" table:formula="of:=4*([.C8]+[.D8])+9*[.E8]" office:value-type="float" office:value="744.6">
            <text:p>744,60</text:p>
          </table:table-cell>
          <table:table-cell table:style-name="ce12" office:value-type="string">
            <text:p>beurre</text:p>
          </table:table-cell>
          <table:table-cell table:style-name="ce16" office:value-type="float" office:value="25">
            <text:p>25,00</text:p>
          </table:table-cell>
          <table:table-cell table:style-name="ce20" table:formula="of:=IF([.B8]=0;0;[.C8]*[.J8]/[.B8])" office:value-type="float" office:value="0.175">
            <text:p>0,18</text:p>
          </table:table-cell>
          <table:table-cell table:style-name="ce20" table:formula="of:=IF([.B8]=0;0;[.D8]*[.J8]/[.B8])" office:value-type="float" office:value="0.125">
            <text:p>0,13</text:p>
          </table:table-cell>
          <table:table-cell table:style-name="ce20" table:formula="of:=IF([.B8]=0;0;[.E8]*[.J8]/[.B8])" office:value-type="float" office:value="20.55">
            <text:p>20,55</text:p>
          </table:table-cell>
          <table:table-cell table:style-name="ce20" table:formula="of:=2*([.K8]+[.L8])" office:value-type="float" office:value="0.6">
            <text:p>0,60</text:p>
          </table:table-cell>
          <table:table-cell table:style-name="ce20" table:formula="of:=4*([.K8]+[.L8])+9*[.M8]" office:value-type="float" office:value="186.15">
            <text:p>186,15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9]+[.D9])" office:value-type="float" office:value="0">
            <text:p>0,00</text:p>
          </table:table-cell>
          <table:table-cell table:style-name="ce22" table:formula="of:=IF(([.F9]=0);0;[.E9]*2/[.F9])" office:value-type="float" office:value="0">
            <text:p>0,00</text:p>
          </table:table-cell>
          <table:table-cell table:style-name="ce4" table:formula="of:=4*([.C9]+[.D9])+9*[.E9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9]=0;0;[.C9]*[.J9]/[.B9])" office:value-type="float" office:value="0">
            <text:p>0,00</text:p>
          </table:table-cell>
          <table:table-cell table:style-name="ce20" table:formula="of:=IF([.B9]=0;0;[.D9]*[.J9]/[.B9])" office:value-type="float" office:value="0">
            <text:p>0,00</text:p>
          </table:table-cell>
          <table:table-cell table:style-name="ce20" table:formula="of:=IF([.B9]=0;0;[.E9]*[.J9]/[.B9])" office:value-type="float" office:value="0">
            <text:p>0,00</text:p>
          </table:table-cell>
          <table:table-cell table:style-name="ce20" table:formula="of:=2*([.K9]+[.L9])" office:value-type="float" office:value="0">
            <text:p>0,00</text:p>
          </table:table-cell>
          <table:table-cell table:style-name="ce20" table:formula="of:=4*([.K9]+[.L9])+9*[.M9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0]+[.D10])" office:value-type="float" office:value="0">
            <text:p>0,00</text:p>
          </table:table-cell>
          <table:table-cell table:style-name="ce22" table:formula="of:=IF(([.F10]=0);0;[.E10]*2/[.F10])" office:value-type="float" office:value="0">
            <text:p>0,00</text:p>
          </table:table-cell>
          <table:table-cell table:style-name="ce4" table:formula="of:=4*([.C10]+[.D10])+9*[.E10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0]=0;0;[.C10]*[.J10]/[.B10])" office:value-type="float" office:value="0">
            <text:p>0,00</text:p>
          </table:table-cell>
          <table:table-cell table:style-name="ce20" table:formula="of:=IF([.B10]=0;0;[.D10]*[.J10]/[.B10])" office:value-type="float" office:value="0">
            <text:p>0,00</text:p>
          </table:table-cell>
          <table:table-cell table:style-name="ce20" table:formula="of:=IF([.B10]=0;0;[.E10]*[.J10]/[.B10])" office:value-type="float" office:value="0">
            <text:p>0,00</text:p>
          </table:table-cell>
          <table:table-cell table:style-name="ce20" table:formula="of:=2*([.K10]+[.L10])" office:value-type="float" office:value="0">
            <text:p>0,00</text:p>
          </table:table-cell>
          <table:table-cell table:style-name="ce20" table:formula="of:=4*([.K10]+[.L10])+9*[.M10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1]+[.D11])" office:value-type="float" office:value="0">
            <text:p>0,00</text:p>
          </table:table-cell>
          <table:table-cell table:style-name="ce22" table:formula="of:=IF(([.F11]=0);0;[.E11]*2/[.F11])" office:value-type="float" office:value="0">
            <text:p>0,00</text:p>
          </table:table-cell>
          <table:table-cell table:style-name="ce4" table:formula="of:=4*([.C11]+[.D11])+9*[.E11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1]=0;0;[.C11]*[.J11]/[.B11])" office:value-type="float" office:value="0">
            <text:p>0,00</text:p>
          </table:table-cell>
          <table:table-cell table:style-name="ce20" table:formula="of:=IF([.B11]=0;0;[.D11]*[.J11]/[.B11])" office:value-type="float" office:value="0">
            <text:p>0,00</text:p>
          </table:table-cell>
          <table:table-cell table:style-name="ce20" table:formula="of:=IF([.B11]=0;0;[.E11]*[.J11]/[.B11])" office:value-type="float" office:value="0">
            <text:p>0,00</text:p>
          </table:table-cell>
          <table:table-cell table:style-name="ce20" table:formula="of:=2*([.K11]+[.L11])" office:value-type="float" office:value="0">
            <text:p>0,00</text:p>
          </table:table-cell>
          <table:table-cell table:style-name="ce20" table:formula="of:=4*([.K11]+[.L11])+9*[.M11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2]+[.D12])" office:value-type="float" office:value="0">
            <text:p>0,00</text:p>
          </table:table-cell>
          <table:table-cell table:style-name="ce22" table:formula="of:=IF(([.F12]=0);0;[.E12]*2/[.F12])" office:value-type="float" office:value="0">
            <text:p>0,00</text:p>
          </table:table-cell>
          <table:table-cell table:style-name="ce4" table:formula="of:=4*([.C12]+[.D12])+9*[.E12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2]=0;0;[.C12]*[.J12]/[.B12])" office:value-type="float" office:value="0">
            <text:p>0,00</text:p>
          </table:table-cell>
          <table:table-cell table:style-name="ce20" table:formula="of:=IF([.B12]=0;0;[.D12]*[.J12]/[.B12])" office:value-type="float" office:value="0">
            <text:p>0,00</text:p>
          </table:table-cell>
          <table:table-cell table:style-name="ce20" table:formula="of:=IF([.B12]=0;0;[.E12]*[.J12]/[.B12])" office:value-type="float" office:value="0">
            <text:p>0,00</text:p>
          </table:table-cell>
          <table:table-cell table:style-name="ce20" table:formula="of:=2*([.K12]+[.L12])" office:value-type="float" office:value="0">
            <text:p>0,00</text:p>
          </table:table-cell>
          <table:table-cell table:style-name="ce20" table:formula="of:=4*([.K12]+[.L12])+9*[.M12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3]+[.D13])" office:value-type="float" office:value="0">
            <text:p>0,00</text:p>
          </table:table-cell>
          <table:table-cell table:style-name="ce22" table:formula="of:=IF(([.F13]=0);0;[.E13]*2/[.F13])" office:value-type="float" office:value="0">
            <text:p>0,00</text:p>
          </table:table-cell>
          <table:table-cell table:style-name="ce4" table:formula="of:=4*([.C13]+[.D13])+9*[.E13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3]=0;0;[.C13]*[.J13]/[.B13])" office:value-type="float" office:value="0">
            <text:p>0,00</text:p>
          </table:table-cell>
          <table:table-cell table:style-name="ce20" table:formula="of:=IF([.B13]=0;0;[.D13]*[.J13]/[.B13])" office:value-type="float" office:value="0">
            <text:p>0,00</text:p>
          </table:table-cell>
          <table:table-cell table:style-name="ce20" table:formula="of:=IF([.B13]=0;0;[.E13]*[.J13]/[.B13])" office:value-type="float" office:value="0">
            <text:p>0,00</text:p>
          </table:table-cell>
          <table:table-cell table:style-name="ce20" table:formula="of:=2*([.K13]+[.L13])" office:value-type="float" office:value="0">
            <text:p>0,00</text:p>
          </table:table-cell>
          <table:table-cell table:style-name="ce20" table:formula="of:=4*([.K13]+[.L13])+9*[.M13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4]+[.D14])" office:value-type="float" office:value="0">
            <text:p>0,00</text:p>
          </table:table-cell>
          <table:table-cell table:style-name="ce22" table:formula="of:=IF(([.F14]=0);0;[.E14]*2/[.F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5]+[.D15])" office:value-type="float" office:value="0">
            <text:p>0,00</text:p>
          </table:table-cell>
          <table:table-cell table:style-name="ce22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table:formula="of:=SUM([.J7:.J15])" office:value-type="float" office:value="125">
            <text:p>125,00</text:p>
          </table:table-cell>
          <table:table-cell table:style-name="ce17" table:formula="of:=SUM([.K7:.K15])" office:value-type="float" office:value="12.175">
            <text:p>12,18</text:p>
          </table:table-cell>
          <table:table-cell table:style-name="ce17" table:formula="of:=SUM([.L7:.L15])" office:value-type="float" office:value="21.125">
            <text:p>21,13</text:p>
          </table:table-cell>
          <table:table-cell table:style-name="ce17" table:formula="of:=SUM([.M7:.M15])" office:value-type="float" office:value="68.55">
            <text:p>68,55</text:p>
          </table:table-cell>
          <table:table-cell table:style-name="ce17" table:formula="of:=2*([.K16]+[.L16])" office:value-type="float" office:value="66.6">
            <text:p>66,60</text:p>
          </table:table-cell>
          <table:table-cell table:style-name="ce17" table:formula="of:=4*([.K16]+[.L16])+9*[.M16]" office:value-type="float" office:value="750.15">
            <text:p>750,15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2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9.74">
            <text:p>9,74</text:p>
          </table:table-cell>
          <table:table-cell table:style-name="ce6" table:formula="of:=IF([.J16]=0;0;[.L16]*[.B19]/[.J16])" office:value-type="float" office:value="16.9">
            <text:p>16,90</text:p>
          </table:table-cell>
          <table:table-cell table:style-name="ce6" table:formula="of:=IF([.J16]=0;0;[.M16]*[.B19]/[.J16])" office:value-type="float" office:value="54.84">
            <text:p>54,84</text:p>
          </table:table-cell>
          <table:table-cell table:style-name="ce21" table:formula="of:=2*([.C19]+[.D19])" office:value-type="float" office:value="53.28">
            <text:p>53,28</text:p>
          </table:table-cell>
          <table:table-cell table:style-name="ce23" table:formula="of:=IF(AND(([.C19]=0);([.D19]=0));0;[.E19]/([.C19]+[.D19]))" office:value-type="float" office:value="2.05855855855856">
            <text:p>2,06</text:p>
          </table:table-cell>
          <table:table-cell table:style-name="ce6" table:formula="of:=4*([.C19]+[.D19])+9*[.E19]" office:value-type="float" office:value="600.12">
            <text:p>600,12</text:p>
          </table:table-cell>
          <table:table-cell office:value-type="string">
            <text:p>Portion 1</text:p>
          </table:table-cell>
          <table:table-cell/>
          <table:table-cell table:formula="of:=IF([.B19]=0;0;[.C19]*[.J19]/[.B19])" office:value-type="float" office:value="0">
            <text:p>0,00</text:p>
          </table:table-cell>
          <table:table-cell table:formula="of:=IF([.B19]=0;0;[.D19]*[.J19]/[.B19])" office:value-type="float" office:value="0">
            <text:p>0,00</text:p>
          </table:table-cell>
          <table:table-cell table:formula="of:=IF([.B19]=0;0;[.E19]*[.J19]/[.B19])" office:value-type="float" office:value="0">
            <text:p>0,00</text:p>
          </table:table-cell>
          <table:table-cell table:formula="of:=2*([.K19]+[.L19])" office:value-type="float" office:value="0">
            <text:p>0,00</text:p>
          </table:table-cell>
          <table:table-cell table:formula="of:=4*([.K19]+[.L19])+9*[.M19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/>
          <table:table-cell table:formula="of:=IF([.B19]=0;0;[.C19]*[.J20]/[.B19])" office:value-type="float" office:value="0">
            <text:p>0,00</text:p>
          </table:table-cell>
          <table:table-cell table:formula="of:=IF([.B19]=0;0;[.D19]*[.J20]/[.B19])" office:value-type="float" office:value="0">
            <text:p>0,00</text:p>
          </table:table-cell>
          <table:table-cell table:formula="of:=IF([.B19]=0;0;[.E19]*[.J20]/[.B19])" office:value-type="float" office:value="0">
            <text:p>0,00</text:p>
          </table:table-cell>
          <table:table-cell table:formula="of:=2*([.K20]+[.L20])" office:value-type="float" office:value="0">
            <text:p>0,00</text:p>
          </table:table-cell>
          <table:table-cell table:formula="of:=4*([.K20]+[.L20])+9*[.M20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/>
          <table:table-cell table:formula="of:=IF([.B19]=0;0;[.C19]*[.J21]/[.B19])" office:value-type="float" office:value="0">
            <text:p>0,00</text:p>
          </table:table-cell>
          <table:table-cell table:formula="of:=IF([.B19]=0;0;[.D19]*[.J21]/[.B19])" office:value-type="float" office:value="0">
            <text:p>0,00</text:p>
          </table:table-cell>
          <table:table-cell table:formula="of:=IF([.B19]=0;0;[.E19]*[.J21]/[.B19])" office:value-type="float" office:value="0">
            <text:p>0,00</text:p>
          </table:table-cell>
          <table:table-cell table:formula="of:=2*([.K21]+[.L21])" office:value-type="float" office:value="0">
            <text:p>0,00</text:p>
          </table:table-cell>
          <table:table-cell table:formula="of:=4*([.K21]+[.L21])+9*[.M21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/>
          <table:table-cell table:formula="of:=IF([.B19]=0;0;[.C19]*[.J22]/[.B19])" office:value-type="float" office:value="0">
            <text:p>0,00</text:p>
          </table:table-cell>
          <table:table-cell table:formula="of:=IF([.B19]=0;0;[.D19]*[.J22]/[.B19])" office:value-type="float" office:value="0">
            <text:p>0,00</text:p>
          </table:table-cell>
          <table:table-cell table:formula="of:=IF([.B19]=0;0;[.E19]*[.J22]/[.B19])" office:value-type="float" office:value="0">
            <text:p>0,00</text:p>
          </table:table-cell>
          <table:table-cell table:formula="of:=2*([.K22]+[.L22])" office:value-type="float" office:value="0">
            <text:p>0,00</text:p>
          </table:table-cell>
          <table:table-cell table:formula="of:=4*([.K22]+[.L22])+9*[.M22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/>
          <table:table-cell table:formula="of:=IF([.B19]=0;0;[.C19]*[.J23]/[.B19])" office:value-type="float" office:value="0">
            <text:p>0,00</text:p>
          </table:table-cell>
          <table:table-cell table:formula="of:=IF([.B19]=0;0;[.D19]*[.J23]/[.B19])" office:value-type="float" office:value="0">
            <text:p>0,00</text:p>
          </table:table-cell>
          <table:table-cell table:formula="of:=IF([.B19]=0;0;[.E19]*[.J23]/[.B19])" office:value-type="float" office:value="0">
            <text:p>0,00</text:p>
          </table:table-cell>
          <table:table-cell table:formula="of:=2*([.K23]+[.L23])" office:value-type="float" office:value="0">
            <text:p>0,00</text:p>
          </table:table-cell>
          <table:table-cell table:formula="of:=4*([.K23]+[.L23])+9*[.M23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/>
          <table:table-cell table:formula="of:=IF([.B19]=0;0;[.C19]*[.J24]/[.B19])" office:value-type="float" office:value="0">
            <text:p>0,00</text:p>
          </table:table-cell>
          <table:table-cell table:formula="of:=IF([.B19]=0;0;[.D19]*[.J24]/[.B19])" office:value-type="float" office:value="0">
            <text:p>0,00</text:p>
          </table:table-cell>
          <table:table-cell table:formula="of:=IF([.B19]=0;0;[.E19]*[.J24]/[.B19])" office:value-type="float" office:value="0">
            <text:p>0,00</text:p>
          </table:table-cell>
          <table:table-cell table:formula="of:=2*([.K24]+[.L24])" office:value-type="float" office:value="0">
            <text:p>0,00</text:p>
          </table:table-cell>
          <table:table-cell table:formula="of:=4*([.K24]+[.L24])+9*[.M24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/>
          <table:table-cell table:formula="of:=IF([.B19]=0;0;[.C19]*[.J25]/[.B19])" office:value-type="float" office:value="0">
            <text:p>0,00</text:p>
          </table:table-cell>
          <table:table-cell table:formula="of:=IF([.B19]=0;0;[.D19]*[.J25]/[.B19])" office:value-type="float" office:value="0">
            <text:p>0,00</text:p>
          </table:table-cell>
          <table:table-cell table:formula="of:=IF([.B19]=0;0;[.E19]*[.J25]/[.B19])" office:value-type="float" office:value="0">
            <text:p>0,00</text:p>
          </table:table-cell>
          <table:table-cell table:formula="of:=2*([.K25]+[.L25])" office:value-type="float" office:value="0">
            <text:p>0,00</text:p>
          </table:table-cell>
          <table:table-cell table:formula="of:=4*([.K25]+[.L25])+9*[.M2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/>
          <table:table-cell table:formula="of:=IF([.B19]=0;0;[.C19]*[.J26]/[.B19])" office:value-type="float" office:value="0">
            <text:p>0,00</text:p>
          </table:table-cell>
          <table:table-cell table:formula="of:=IF([.B19]=0;0;[.D19]*[.J26]/[.B19])" office:value-type="float" office:value="0">
            <text:p>0,00</text:p>
          </table:table-cell>
          <table:table-cell table:formula="of:=IF([.B19]=0;0;[.E19]*[.J26]/[.B19])" office:value-type="float" office:value="0">
            <text:p>0,00</text:p>
          </table:table-cell>
          <table:table-cell table:formula="of:=2*([.K26]+[.L26])" office:value-type="float" office:value="0">
            <text:p>0,00</text:p>
          </table:table-cell>
          <table:table-cell table:formula="of:=4*([.K26]+[.L26])+9*[.M26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/>
          <table:table-cell table:formula="of:=IF([.B19]=0;0;[.C19]*[.J27]/[.B19])" office:value-type="float" office:value="0">
            <text:p>0,00</text:p>
          </table:table-cell>
          <table:table-cell table:formula="of:=IF([.B19]=0;0;[.D19]*[.J27]/[.B19])" office:value-type="float" office:value="0">
            <text:p>0,00</text:p>
          </table:table-cell>
          <table:table-cell table:formula="of:=IF([.B19]=0;0;[.E19]*[.J27]/[.B19])" office:value-type="float" office:value="0">
            <text:p>0,00</text:p>
          </table:table-cell>
          <table:table-cell table:formula="of:=2*([.K27]+[.L27])" office:value-type="float" office:value="0">
            <text:p>0,00</text:p>
          </table:table-cell>
          <table:table-cell table:formula="of:=4*([.K27]+[.L27])+9*[.M27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/>
          <table:table-cell table:formula="of:=IF([.B19]=0;0;[.C19]*[.J28]/[.B19])" office:value-type="float" office:value="0">
            <text:p>0,00</text:p>
          </table:table-cell>
          <table:table-cell table:formula="of:=IF([.B19]=0;0;[.D19]*[.J28]/[.B19])" office:value-type="float" office:value="0">
            <text:p>0,00</text:p>
          </table:table-cell>
          <table:table-cell table:formula="of:=IF([.B19]=0;0;[.E19]*[.J28]/[.B19])" office:value-type="float" office:value="0">
            <text:p>0,00</text:p>
          </table:table-cell>
          <table:table-cell table:formula="of:=2*([.K28]+[.L28])" office:value-type="float" office:value="0">
            <text:p>0,00</text:p>
          </table:table-cell>
          <table:table-cell table:formula="of:=4*([.K28]+[.L28])+9*[.M28]" office:value-type="float" office:value="0">
            <text:p>0,00</text:p>
          </table:table-cell>
        </table:table-row>
      </table:table>
      <table:table table:name="repas type" table:style-name="ta1" table:print="false">
        <table:table-column table:style-name="co1" table:number-columns-repeated="8" table:default-cell-style-name="Default"/>
        <table:table-column table:style-name="co1" table:number-columns-repeated="7" table:default-cell-style-name="ce15"/>
        <table:table-row table:style-name="ro1">
          <table:table-cell/>
          <table:table-cell office:value-type="string">
            <text:p>RECETTE</text:p>
          </table:table-cell>
          <table:table-cell table:number-columns-repeated="6"/>
          <table:table-cell table:style-name="Default"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1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7.9">
            <text:p>17,90</text:p>
          </table:table-cell>
          <table:table-cell table:style-name="ce4" office:value-type="float" office:value="1.26">
            <text:p>1,26</text:p>
          </table:table-cell>
          <table:table-cell table:style-name="ce4" office:value-type="float" office:value="4.93">
            <text:p>4,93</text:p>
          </table:table-cell>
          <table:table-cell table:style-name="ce4" table:formula="of:=2*([.C7]+[.D7])" office:value-type="float" office:value="38.32">
            <text:p>38,32</text:p>
          </table:table-cell>
          <table:table-cell table:style-name="ce25" table:formula="of:=IF(([.F7]=0);0;[.E7]*2/[.F7])" office:value-type="float" office:value="0.257306889352818">
            <text:p>0,26</text:p>
          </table:table-cell>
          <table:table-cell table:style-name="ce4" table:formula="of:=4*([.C7]+[.D7])+9*[.E7]" office:value-type="float" office:value="121.01">
            <text:p>121,01</text:p>
          </table:table-cell>
          <table:table-cell table:style-name="ce12" office:value-type="string">
            <text:p>viande</text:p>
          </table:table-cell>
          <table:table-cell table:style-name="ce16" office:value-type="float" office:value="30">
            <text:p>30,00</text:p>
          </table:table-cell>
          <table:table-cell table:style-name="ce20" table:formula="of:=IF([.B7]=0;0;[.C7]*[.J7]/[.B7])" office:value-type="float" office:value="5.37">
            <text:p>5,37</text:p>
          </table:table-cell>
          <table:table-cell table:style-name="ce20" table:formula="of:=IF([.B7]=0;0;[.D7]*[.J7]/[.B7])" office:value-type="float" office:value="0.378">
            <text:p>0,38</text:p>
          </table:table-cell>
          <table:table-cell table:style-name="ce20" table:formula="of:=IF([.B7]=0;0;[.E7]*[.J7]/[.B7])" office:value-type="float" office:value="1.479">
            <text:p>1,48</text:p>
          </table:table-cell>
          <table:table-cell table:style-name="ce20" table:formula="of:=2*([.K7]+[.L7])" office:value-type="float" office:value="11.496">
            <text:p>11,50</text:p>
          </table:table-cell>
          <table:table-cell table:style-name="ce20" table:formula="of:=4*([.K7]+[.L7])+9*[.M7]" office:value-type="float" office:value="36.303">
            <text:p>36,30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8">
            <text:p>0,80</text:p>
          </table:table-cell>
          <table:table-cell table:style-name="ce4" office:value-type="float" office:value="1.72">
            <text:p>1,72</text:p>
          </table:table-cell>
          <table:table-cell table:style-name="ce4" office:value-type="float" office:value="0.28">
            <text:p>0,28</text:p>
          </table:table-cell>
          <table:table-cell table:style-name="ce4" table:formula="of:=2*([.C8]+[.D8])" office:value-type="float" office:value="5.04">
            <text:p>5,04</text:p>
          </table:table-cell>
          <table:table-cell table:style-name="ce25" table:formula="of:=IF(([.F8]=0);0;[.E8]*2/[.F8])" office:value-type="float" office:value="0.111111111111111">
            <text:p>0,11</text:p>
          </table:table-cell>
          <table:table-cell table:style-name="ce4" table:formula="of:=4*([.C8]+[.D8])+9*[.E8]" office:value-type="float" office:value="12.6">
            <text:p>12,60</text:p>
          </table:table-cell>
          <table:table-cell table:style-name="ce12" office:value-type="string">
            <text:p>tomate</text:p>
          </table:table-cell>
          <table:table-cell table:style-name="ce16" office:value-type="float" office:value="90">
            <text:p>90,00</text:p>
          </table:table-cell>
          <table:table-cell table:style-name="ce20" table:formula="of:=IF([.B8]=0;0;[.C8]*[.J8]/[.B8])" office:value-type="float" office:value="0.72">
            <text:p>0,72</text:p>
          </table:table-cell>
          <table:table-cell table:style-name="ce20" table:formula="of:=IF([.B8]=0;0;[.D8]*[.J8]/[.B8])" office:value-type="float" office:value="1.548">
            <text:p>1,55</text:p>
          </table:table-cell>
          <table:table-cell table:style-name="ce20" table:formula="of:=IF([.B8]=0;0;[.E8]*[.J8]/[.B8])" office:value-type="float" office:value="0.252">
            <text:p>0,25</text:p>
          </table:table-cell>
          <table:table-cell table:style-name="ce20" table:formula="of:=2*([.K8]+[.L8])" office:value-type="float" office:value="4.536">
            <text:p>4,54</text:p>
          </table:table-cell>
          <table:table-cell table:style-name="ce20" table:formula="of:=4*([.K8]+[.L8])+9*[.M8]" office:value-type="float" office:value="11.34">
            <text:p>11,34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19">
            <text:p>2,19</text:p>
          </table:table-cell>
          <table:table-cell table:style-name="ce4" office:value-type="float" office:value="2.18">
            <text:p>2,18</text:p>
          </table:table-cell>
          <table:table-cell table:style-name="ce4" office:value-type="float" office:value="30">
            <text:p>30,00</text:p>
          </table:table-cell>
          <table:table-cell table:style-name="ce4" table:formula="of:=2*([.C9]+[.D9])" office:value-type="float" office:value="8.74">
            <text:p>8,74</text:p>
          </table:table-cell>
          <table:table-cell table:style-name="ce25" table:formula="of:=IF(([.F9]=0);0;[.E9]*2/[.F9])" office:value-type="float" office:value="6.8649885583524">
            <text:p>6,86</text:p>
          </table:table-cell>
          <table:table-cell table:style-name="ce4" table:formula="of:=4*([.C9]+[.D9])+9*[.E9]" office:value-type="float" office:value="287.48">
            <text:p>287,48</text:p>
          </table:table-cell>
          <table:table-cell table:style-name="ce12" office:value-type="string">
            <text:p>Crème 30</text:p>
          </table:table-cell>
          <table:table-cell table:style-name="ce16" office:value-type="float" office:value="0">
            <text:p>0,00</text:p>
          </table:table-cell>
          <table:table-cell table:style-name="ce20" table:formula="of:=IF([.B9]=0;0;[.C9]*[.J9]/[.B9])" office:value-type="float" office:value="0">
            <text:p>0,00</text:p>
          </table:table-cell>
          <table:table-cell table:style-name="ce20" table:formula="of:=IF([.B9]=0;0;[.D9]*[.J9]/[.B9])" office:value-type="float" office:value="0">
            <text:p>0,00</text:p>
          </table:table-cell>
          <table:table-cell table:style-name="ce20" table:formula="of:=IF([.B9]=0;0;[.E9]*[.J9]/[.B9])" office:value-type="float" office:value="0">
            <text:p>0,00</text:p>
          </table:table-cell>
          <table:table-cell table:style-name="ce20" table:formula="of:=2*([.K9]+[.L9])" office:value-type="float" office:value="0">
            <text:p>0,00</text:p>
          </table:table-cell>
          <table:table-cell table:style-name="ce20" table:formula="of:=4*([.K9]+[.L9])+9*[.M9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0.5">
            <text:p>0,50</text:p>
          </table:table-cell>
          <table:table-cell table:style-name="ce4" office:value-type="float" office:value="82.2">
            <text:p>82,20</text:p>
          </table:table-cell>
          <table:table-cell table:style-name="ce4" table:formula="of:=2*([.C10]+[.D10])" office:value-type="float" office:value="2.4">
            <text:p>2,40</text:p>
          </table:table-cell>
          <table:table-cell table:style-name="ce25" table:formula="of:=IF(([.F10]=0);0;[.E10]*2/[.F10])" office:value-type="float" office:value="68.5">
            <text:p>68,50</text:p>
          </table:table-cell>
          <table:table-cell table:style-name="ce4" table:formula="of:=4*([.C10]+[.D10])+9*[.E10]" office:value-type="float" office:value="744.6">
            <text:p>744,60</text:p>
          </table:table-cell>
          <table:table-cell table:style-name="ce12" office:value-type="string">
            <text:p>BEURRE</text:p>
          </table:table-cell>
          <table:table-cell table:style-name="ce16" office:value-type="float" office:value="35">
            <text:p>35,00</text:p>
          </table:table-cell>
          <table:table-cell table:style-name="ce20" table:formula="of:=IF([.B10]=0;0;[.C10]*[.J10]/[.B10])" office:value-type="float" office:value="0.245">
            <text:p>0,25</text:p>
          </table:table-cell>
          <table:table-cell table:style-name="ce20" table:formula="of:=IF([.B10]=0;0;[.D10]*[.J10]/[.B10])" office:value-type="float" office:value="0.175">
            <text:p>0,18</text:p>
          </table:table-cell>
          <table:table-cell table:style-name="ce20" table:formula="of:=IF([.B10]=0;0;[.E10]*[.J10]/[.B10])" office:value-type="float" office:value="28.77">
            <text:p>28,77</text:p>
          </table:table-cell>
          <table:table-cell table:style-name="ce20" table:formula="of:=2*([.K10]+[.L10])" office:value-type="float" office:value="0.84">
            <text:p>0,84</text:p>
          </table:table-cell>
          <table:table-cell table:style-name="ce20" table:formula="of:=4*([.K10]+[.L10])+9*[.M10]" office:value-type="float" office:value="260.61">
            <text:p>260,61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0.2">
            <text:p>10,20</text:p>
          </table:table-cell>
          <table:table-cell table:style-name="ce4" office:value-type="float" office:value="6.5">
            <text:p>6,50</text:p>
          </table:table-cell>
          <table:table-cell table:style-name="ce4" office:value-type="float" office:value="33.4">
            <text:p>33,40</text:p>
          </table:table-cell>
          <table:table-cell table:style-name="ce4" table:formula="of:=2*([.C11]+[.D11])" office:value-type="float" office:value="33.4">
            <text:p>33,40</text:p>
          </table:table-cell>
          <table:table-cell table:style-name="ce25" table:formula="of:=IF(([.F11]=0);0;[.E11]*2/[.F11])" office:value-type="float" office:value="2">
            <text:p>2,00</text:p>
          </table:table-cell>
          <table:table-cell table:style-name="ce4" table:formula="of:=4*([.C11]+[.D11])+9*[.E11]" office:value-type="float" office:value="367.4">
            <text:p>367,40</text:p>
          </table:table-cell>
          <table:table-cell table:style-name="ce12" office:value-type="string">
            <text:p>Fromage 2/1</text:p>
          </table:table-cell>
          <table:table-cell table:style-name="ce16" office:value-type="float" office:value="30">
            <text:p>30,00</text:p>
          </table:table-cell>
          <table:table-cell table:style-name="ce20" table:formula="of:=IF([.B11]=0;0;[.C11]*[.J11]/[.B11])" office:value-type="float" office:value="3.06">
            <text:p>3,06</text:p>
          </table:table-cell>
          <table:table-cell table:style-name="ce20" table:formula="of:=IF([.B11]=0;0;[.D11]*[.J11]/[.B11])" office:value-type="float" office:value="1.95">
            <text:p>1,95</text:p>
          </table:table-cell>
          <table:table-cell table:style-name="ce20" table:formula="of:=IF([.B11]=0;0;[.E11]*[.J11]/[.B11])" office:value-type="float" office:value="10.02">
            <text:p>10,02</text:p>
          </table:table-cell>
          <table:table-cell table:style-name="ce20" table:formula="of:=2*([.K11]+[.L11])" office:value-type="float" office:value="10.02">
            <text:p>10,02</text:p>
          </table:table-cell>
          <table:table-cell table:style-name="ce20" table:formula="of:=4*([.K11]+[.L11])+9*[.M11]" office:value-type="float" office:value="110.22">
            <text:p>110,22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.2">
            <text:p>1,20</text:p>
          </table:table-cell>
          <table:table-cell table:style-name="ce4" office:value-type="float" office:value="20.5">
            <text:p>20,50</text:p>
          </table:table-cell>
          <table:table-cell table:style-name="ce4" office:value-type="float" office:value="0.23">
            <text:p>0,23</text:p>
          </table:table-cell>
          <table:table-cell table:style-name="ce4" table:formula="of:=2*([.C12]+[.D12])" office:value-type="float" office:value="43.4">
            <text:p>43,40</text:p>
          </table:table-cell>
          <table:table-cell table:style-name="ce25" table:formula="of:=IF(([.F12]=0);0;[.E12]*2/[.F12])" office:value-type="float" office:value="0.0105990783410138">
            <text:p>0,01</text:p>
          </table:table-cell>
          <table:table-cell table:style-name="ce4" table:formula="of:=4*([.C12]+[.D12])+9*[.E12]" office:value-type="float" office:value="88.87">
            <text:p>88,87</text:p>
          </table:table-cell>
          <table:table-cell table:style-name="ce12" office:value-type="string">
            <text:p>banane</text:p>
          </table:table-cell>
          <table:table-cell table:style-name="ce16" office:value-type="float" office:value="28">
            <text:p>28,00</text:p>
          </table:table-cell>
          <table:table-cell table:style-name="ce20" table:formula="of:=IF([.B12]=0;0;[.C12]*[.J12]/[.B12])" office:value-type="float" office:value="0.336">
            <text:p>0,34</text:p>
          </table:table-cell>
          <table:table-cell table:style-name="ce20" table:formula="of:=IF([.B12]=0;0;[.D12]*[.J12]/[.B12])" office:value-type="float" office:value="5.74">
            <text:p>5,74</text:p>
          </table:table-cell>
          <table:table-cell table:style-name="ce20" table:formula="of:=IF([.B12]=0;0;[.E12]*[.J12]/[.B12])" office:value-type="float" office:value="0.0644">
            <text:p>0,06</text:p>
          </table:table-cell>
          <table:table-cell table:style-name="ce20" table:formula="of:=2*([.K12]+[.L12])" office:value-type="float" office:value="12.152">
            <text:p>12,15</text:p>
          </table:table-cell>
          <table:table-cell table:style-name="ce20" table:formula="of:=4*([.K12]+[.L12])+9*[.M12]" office:value-type="float" office:value="24.8836">
            <text:p>24,88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3]+[.D13])" office:value-type="float" office:value="0">
            <text:p>0,00</text:p>
          </table:table-cell>
          <table:table-cell table:style-name="ce25" table:formula="of:=IF(([.F13]=0);0;[.E13]*2/[.F13])" office:value-type="float" office:value="0">
            <text:p>0,00</text:p>
          </table:table-cell>
          <table:table-cell table:style-name="ce4" table:formula="of:=4*([.C13]+[.D13])+9*[.E13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3]=0;0;[.C13]*[.J13]/[.B13])" office:value-type="float" office:value="0">
            <text:p>0,00</text:p>
          </table:table-cell>
          <table:table-cell table:style-name="ce20" table:formula="of:=IF([.B13]=0;0;[.D13]*[.J13]/[.B13])" office:value-type="float" office:value="0">
            <text:p>0,00</text:p>
          </table:table-cell>
          <table:table-cell table:style-name="ce20" table:formula="of:=IF([.B13]=0;0;[.E13]*[.J13]/[.B13])" office:value-type="float" office:value="0">
            <text:p>0,00</text:p>
          </table:table-cell>
          <table:table-cell table:style-name="ce20" table:formula="of:=2*([.K13]+[.L13])" office:value-type="float" office:value="0">
            <text:p>0,00</text:p>
          </table:table-cell>
          <table:table-cell table:style-name="ce20" table:formula="of:=4*([.K13]+[.L13])+9*[.M13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4]+[.D14])" office:value-type="float" office:value="0">
            <text:p>0,00</text:p>
          </table:table-cell>
          <table:table-cell table:style-name="ce25" table:formula="of:=IF(([.F14]=0);0;[.E14]*2/[.F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5]+[.D15])" office:value-type="float" office:value="0">
            <text:p>0,00</text:p>
          </table:table-cell>
          <table:table-cell table:style-name="ce25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table:formula="of:=SUM([.J7:.J15])" office:value-type="float" office:value="213">
            <text:p>213,00</text:p>
          </table:table-cell>
          <table:table-cell table:style-name="ce17" table:formula="of:=SUM([.K7:.K15])" office:value-type="float" office:value="9.731">
            <text:p>9,73</text:p>
          </table:table-cell>
          <table:table-cell table:style-name="ce17" table:formula="of:=SUM([.L7:.L15])" office:value-type="float" office:value="9.791">
            <text:p>9,79</text:p>
          </table:table-cell>
          <table:table-cell table:style-name="ce17" table:formula="of:=SUM([.M7:.M15])" office:value-type="float" office:value="40.5854">
            <text:p>40,59</text:p>
          </table:table-cell>
          <table:table-cell table:style-name="ce17" table:formula="of:=2*([.K16]+[.L16])" office:value-type="float" office:value="39.044">
            <text:p>39,04</text:p>
          </table:table-cell>
          <table:table-cell table:style-name="ce17" table:formula="of:=4*([.K16]+[.L16])+9*[.M16]" office:value-type="float" office:value="443.3566">
            <text:p>443,36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1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4.56854460093897">
            <text:p>4,57</text:p>
          </table:table-cell>
          <table:table-cell table:style-name="ce6" table:formula="of:=IF([.J16]=0;0;[.L16]*[.B19]/[.J16])" office:value-type="float" office:value="4.59671361502347">
            <text:p>4,60</text:p>
          </table:table-cell>
          <table:table-cell table:style-name="ce6" table:formula="of:=IF([.J16]=0;0;[.M16]*[.B19]/[.J16])" office:value-type="float" office:value="19.0541784037559">
            <text:p>19,05</text:p>
          </table:table-cell>
          <table:table-cell table:style-name="ce24" table:formula="of:=2*([.C19]+[.D19])" office:value-type="float" office:value="18.3305164319249">
            <text:p>18,33</text:p>
          </table:table-cell>
          <table:table-cell table:style-name="ce26" table:formula="of:=IF(AND(([.C19]=0);([.D19]=0));0;[.E19]/([.C19]+[.D19]))" office:value-type="float" office:value="2.07895707407028">
            <text:p>2,08</text:p>
          </table:table-cell>
          <table:table-cell table:style-name="ce6" table:formula="of:=4*([.C19]+[.D19])+9*[.E19]" office:value-type="float" office:value="208.148638497653">
            <text:p>208,15</text:p>
          </table:table-cell>
          <table:table-cell office:value-type="string">
            <text:p>Portion 1</text:p>
          </table:table-cell>
          <table:table-cell/>
          <table:table-cell table:formula="of:=IF([.B19]=0;0;[.C19]*[.J19]/[.B19])" office:value-type="float" office:value="0">
            <text:p>0,00</text:p>
          </table:table-cell>
          <table:table-cell table:formula="of:=IF([.B19]=0;0;[.D19]*[.J19]/[.B19])" office:value-type="float" office:value="0">
            <text:p>0,00</text:p>
          </table:table-cell>
          <table:table-cell table:formula="of:=IF([.B19]=0;0;[.E19]*[.J19]/[.B19])" office:value-type="float" office:value="0">
            <text:p>0,00</text:p>
          </table:table-cell>
          <table:table-cell table:formula="of:=2*([.K19]+[.L19])" office:value-type="float" office:value="0">
            <text:p>0,00</text:p>
          </table:table-cell>
          <table:table-cell table:formula="of:=4*([.K19]+[.L19])+9*[.M19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/>
          <table:table-cell table:formula="of:=IF([.B19]=0;0;[.C19]*[.J20]/[.B19])" office:value-type="float" office:value="0">
            <text:p>0,00</text:p>
          </table:table-cell>
          <table:table-cell table:formula="of:=IF([.B19]=0;0;[.D19]*[.J20]/[.B19])" office:value-type="float" office:value="0">
            <text:p>0,00</text:p>
          </table:table-cell>
          <table:table-cell table:formula="of:=IF([.B19]=0;0;[.E19]*[.J20]/[.B19])" office:value-type="float" office:value="0">
            <text:p>0,00</text:p>
          </table:table-cell>
          <table:table-cell table:formula="of:=2*([.K20]+[.L20])" office:value-type="float" office:value="0">
            <text:p>0,00</text:p>
          </table:table-cell>
          <table:table-cell table:formula="of:=4*([.K20]+[.L20])+9*[.M20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/>
          <table:table-cell table:formula="of:=IF([.B19]=0;0;[.C19]*[.J21]/[.B19])" office:value-type="float" office:value="0">
            <text:p>0,00</text:p>
          </table:table-cell>
          <table:table-cell table:formula="of:=IF([.B19]=0;0;[.D19]*[.J21]/[.B19])" office:value-type="float" office:value="0">
            <text:p>0,00</text:p>
          </table:table-cell>
          <table:table-cell table:formula="of:=IF([.B19]=0;0;[.E19]*[.J21]/[.B19])" office:value-type="float" office:value="0">
            <text:p>0,00</text:p>
          </table:table-cell>
          <table:table-cell table:formula="of:=2*([.K21]+[.L21])" office:value-type="float" office:value="0">
            <text:p>0,00</text:p>
          </table:table-cell>
          <table:table-cell table:formula="of:=4*([.K21]+[.L21])+9*[.M21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/>
          <table:table-cell table:formula="of:=IF([.B19]=0;0;[.C19]*[.J22]/[.B19])" office:value-type="float" office:value="0">
            <text:p>0,00</text:p>
          </table:table-cell>
          <table:table-cell table:formula="of:=IF([.B19]=0;0;[.D19]*[.J22]/[.B19])" office:value-type="float" office:value="0">
            <text:p>0,00</text:p>
          </table:table-cell>
          <table:table-cell table:formula="of:=IF([.B19]=0;0;[.E19]*[.J22]/[.B19])" office:value-type="float" office:value="0">
            <text:p>0,00</text:p>
          </table:table-cell>
          <table:table-cell table:formula="of:=2*([.K22]+[.L22])" office:value-type="float" office:value="0">
            <text:p>0,00</text:p>
          </table:table-cell>
          <table:table-cell table:formula="of:=4*([.K22]+[.L22])+9*[.M22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/>
          <table:table-cell table:formula="of:=IF([.B19]=0;0;[.C19]*[.J23]/[.B19])" office:value-type="float" office:value="0">
            <text:p>0,00</text:p>
          </table:table-cell>
          <table:table-cell table:formula="of:=IF([.B19]=0;0;[.D19]*[.J23]/[.B19])" office:value-type="float" office:value="0">
            <text:p>0,00</text:p>
          </table:table-cell>
          <table:table-cell table:formula="of:=IF([.B19]=0;0;[.E19]*[.J23]/[.B19])" office:value-type="float" office:value="0">
            <text:p>0,00</text:p>
          </table:table-cell>
          <table:table-cell table:formula="of:=2*([.K23]+[.L23])" office:value-type="float" office:value="0">
            <text:p>0,00</text:p>
          </table:table-cell>
          <table:table-cell table:formula="of:=4*([.K23]+[.L23])+9*[.M23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/>
          <table:table-cell table:formula="of:=IF([.B19]=0;0;[.C19]*[.J24]/[.B19])" office:value-type="float" office:value="0">
            <text:p>0,00</text:p>
          </table:table-cell>
          <table:table-cell table:formula="of:=IF([.B19]=0;0;[.D19]*[.J24]/[.B19])" office:value-type="float" office:value="0">
            <text:p>0,00</text:p>
          </table:table-cell>
          <table:table-cell table:formula="of:=IF([.B19]=0;0;[.E19]*[.J24]/[.B19])" office:value-type="float" office:value="0">
            <text:p>0,00</text:p>
          </table:table-cell>
          <table:table-cell table:formula="of:=2*([.K24]+[.L24])" office:value-type="float" office:value="0">
            <text:p>0,00</text:p>
          </table:table-cell>
          <table:table-cell table:formula="of:=4*([.K24]+[.L24])+9*[.M24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/>
          <table:table-cell table:formula="of:=IF([.B19]=0;0;[.C19]*[.J25]/[.B19])" office:value-type="float" office:value="0">
            <text:p>0,00</text:p>
          </table:table-cell>
          <table:table-cell table:formula="of:=IF([.B19]=0;0;[.D19]*[.J25]/[.B19])" office:value-type="float" office:value="0">
            <text:p>0,00</text:p>
          </table:table-cell>
          <table:table-cell table:formula="of:=IF([.B19]=0;0;[.E19]*[.J25]/[.B19])" office:value-type="float" office:value="0">
            <text:p>0,00</text:p>
          </table:table-cell>
          <table:table-cell table:formula="of:=2*([.K25]+[.L25])" office:value-type="float" office:value="0">
            <text:p>0,00</text:p>
          </table:table-cell>
          <table:table-cell table:formula="of:=4*([.K25]+[.L25])+9*[.M2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/>
          <table:table-cell table:formula="of:=IF([.B19]=0;0;[.C19]*[.J26]/[.B19])" office:value-type="float" office:value="0">
            <text:p>0,00</text:p>
          </table:table-cell>
          <table:table-cell table:formula="of:=IF([.B19]=0;0;[.D19]*[.J26]/[.B19])" office:value-type="float" office:value="0">
            <text:p>0,00</text:p>
          </table:table-cell>
          <table:table-cell table:formula="of:=IF([.B19]=0;0;[.E19]*[.J26]/[.B19])" office:value-type="float" office:value="0">
            <text:p>0,00</text:p>
          </table:table-cell>
          <table:table-cell table:formula="of:=2*([.K26]+[.L26])" office:value-type="float" office:value="0">
            <text:p>0,00</text:p>
          </table:table-cell>
          <table:table-cell table:formula="of:=4*([.K26]+[.L26])+9*[.M26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/>
          <table:table-cell table:formula="of:=IF([.B19]=0;0;[.C19]*[.J27]/[.B19])" office:value-type="float" office:value="0">
            <text:p>0,00</text:p>
          </table:table-cell>
          <table:table-cell table:formula="of:=IF([.B19]=0;0;[.D19]*[.J27]/[.B19])" office:value-type="float" office:value="0">
            <text:p>0,00</text:p>
          </table:table-cell>
          <table:table-cell table:formula="of:=IF([.B19]=0;0;[.E19]*[.J27]/[.B19])" office:value-type="float" office:value="0">
            <text:p>0,00</text:p>
          </table:table-cell>
          <table:table-cell table:formula="of:=2*([.K27]+[.L27])" office:value-type="float" office:value="0">
            <text:p>0,00</text:p>
          </table:table-cell>
          <table:table-cell table:formula="of:=4*([.K27]+[.L27])+9*[.M27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/>
          <table:table-cell table:formula="of:=IF([.B19]=0;0;[.C19]*[.J28]/[.B19])" office:value-type="float" office:value="0">
            <text:p>0,00</text:p>
          </table:table-cell>
          <table:table-cell table:formula="of:=IF([.B19]=0;0;[.D19]*[.J28]/[.B19])" office:value-type="float" office:value="0">
            <text:p>0,00</text:p>
          </table:table-cell>
          <table:table-cell table:formula="of:=IF([.B19]=0;0;[.E19]*[.J28]/[.B19])" office:value-type="float" office:value="0">
            <text:p>0,00</text:p>
          </table:table-cell>
          <table:table-cell table:formula="of:=2*([.K28]+[.L28])" office:value-type="float" office:value="0">
            <text:p>0,00</text:p>
          </table:table-cell>
          <table:table-cell table:formula="of:=4*([.K28]+[.L28])+9*[.M28]" office:value-type="float" office:value="0">
            <text:p>0,00</text:p>
          </table:table-cell>
        </table:table-row>
      </table:table>
      <table:table table:name="dej type" table:style-name="ta1" table:print="false">
        <table:table-column table:style-name="co1" table:number-columns-repeated="8" table:default-cell-style-name="Default"/>
        <table:table-column table:style-name="co3" table:default-cell-style-name="ce15"/>
        <table:table-column table:style-name="co1" table:number-columns-repeated="6" table:default-cell-style-name="ce15"/>
        <table:table-row table:style-name="ro1">
          <table:table-cell/>
          <table:table-cell office:value-type="string">
            <text:p>RECETTE</text:p>
          </table:table-cell>
          <table:table-cell table:number-columns-repeated="6"/>
          <table:table-cell table:style-name="Default"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2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9.85">
            <text:p>9,85</text:p>
          </table:table-cell>
          <table:table-cell table:style-name="ce4" office:value-type="float" office:value="3.5">
            <text:p>3,50</text:p>
          </table:table-cell>
          <table:table-cell table:style-name="ce4" office:value-type="float" office:value="9.6">
            <text:p>9,60</text:p>
          </table:table-cell>
          <table:table-cell table:style-name="ce4" table:formula="of:=2*([.C7]+[.D7])" office:value-type="float" office:value="26.7">
            <text:p>26,70</text:p>
          </table:table-cell>
          <table:table-cell table:style-name="ce28" table:formula="of:=IF(([.F7]=0);0;[.E7]*2/[.F7])" office:value-type="float" office:value="0.719101123595506">
            <text:p>0,72</text:p>
          </table:table-cell>
          <table:table-cell table:style-name="ce4" table:formula="of:=4*([.C7]+[.D7])+9*[.E7]" office:value-type="float" office:value="139.8">
            <text:p>139,80</text:p>
          </table:table-cell>
          <table:table-cell table:style-name="ce12" office:value-type="string">
            <text:p>petit suisse 40</text:p>
          </table:table-cell>
          <table:table-cell table:style-name="ce16" office:value-type="float" office:value="80">
            <text:p>80,00</text:p>
          </table:table-cell>
          <table:table-cell table:style-name="ce20" table:formula="of:=IF([.B7]=0;0;[.C7]*[.J7]/[.B7])" office:value-type="float" office:value="7.88">
            <text:p>7,88</text:p>
          </table:table-cell>
          <table:table-cell table:style-name="ce20" table:formula="of:=IF([.B7]=0;0;[.D7]*[.J7]/[.B7])" office:value-type="float" office:value="2.8">
            <text:p>2,80</text:p>
          </table:table-cell>
          <table:table-cell table:style-name="ce20" table:formula="of:=IF([.B7]=0;0;[.E7]*[.J7]/[.B7])" office:value-type="float" office:value="7.68">
            <text:p>7,68</text:p>
          </table:table-cell>
          <table:table-cell table:style-name="ce20" table:formula="of:=2*([.K7]+[.L7])" office:value-type="float" office:value="21.36">
            <text:p>21,36</text:p>
          </table:table-cell>
          <table:table-cell table:style-name="ce20" table:formula="of:=4*([.K7]+[.L7])+9*[.M7]" office:value-type="float" office:value="111.84">
            <text:p>111,84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19">
            <text:p>2,19</text:p>
          </table:table-cell>
          <table:table-cell table:style-name="ce4" office:value-type="float" office:value="2.18">
            <text:p>2,18</text:p>
          </table:table-cell>
          <table:table-cell table:style-name="ce4" office:value-type="float" office:value="30">
            <text:p>30,00</text:p>
          </table:table-cell>
          <table:table-cell table:style-name="ce4" table:formula="of:=2*([.C8]+[.D8])" office:value-type="float" office:value="8.74">
            <text:p>8,74</text:p>
          </table:table-cell>
          <table:table-cell table:style-name="ce28" table:formula="of:=IF(([.F8]=0);0;[.E8]*2/[.F8])" office:value-type="float" office:value="6.8649885583524">
            <text:p>6,86</text:p>
          </table:table-cell>
          <table:table-cell table:style-name="ce4" table:formula="of:=4*([.C8]+[.D8])+9*[.E8]" office:value-type="float" office:value="287.48">
            <text:p>287,48</text:p>
          </table:table-cell>
          <table:table-cell table:style-name="ce12" office:value-type="string">
            <text:p>Crème 30</text:p>
          </table:table-cell>
          <table:table-cell table:style-name="ce16" office:value-type="float" office:value="50">
            <text:p>50,00</text:p>
          </table:table-cell>
          <table:table-cell table:style-name="ce20" table:formula="of:=IF([.B8]=0;0;[.C8]*[.J8]/[.B8])" office:value-type="float" office:value="1.095">
            <text:p>1,10</text:p>
          </table:table-cell>
          <table:table-cell table:style-name="ce20" table:formula="of:=IF([.B8]=0;0;[.D8]*[.J8]/[.B8])" office:value-type="float" office:value="1.09">
            <text:p>1,09</text:p>
          </table:table-cell>
          <table:table-cell table:style-name="ce20" table:formula="of:=IF([.B8]=0;0;[.E8]*[.J8]/[.B8])" office:value-type="float" office:value="15">
            <text:p>15,00</text:p>
          </table:table-cell>
          <table:table-cell table:style-name="ce20" table:formula="of:=2*([.K8]+[.L8])" office:value-type="float" office:value="4.37">
            <text:p>4,37</text:p>
          </table:table-cell>
          <table:table-cell table:style-name="ce20" table:formula="of:=4*([.K8]+[.L8])+9*[.M8]" office:value-type="float" office:value="143.74">
            <text:p>143,74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number-columns-repeated="2" table:style-name="ce4" office:value-type="float" office:value="0.1">
            <text:p>0,10</text:p>
          </table:table-cell>
          <table:table-cell table:style-name="ce4" office:value-type="float" office:value="100">
            <text:p>100,00</text:p>
          </table:table-cell>
          <table:table-cell table:style-name="ce4" table:formula="of:=2*([.C9]+[.D9])" office:value-type="float" office:value="0.4">
            <text:p>0,40</text:p>
          </table:table-cell>
          <table:table-cell table:style-name="ce28" table:formula="of:=IF(([.F9]=0);0;[.E9]*2/[.F9])" office:value-type="float" office:value="500">
            <text:p>500,00</text:p>
          </table:table-cell>
          <table:table-cell table:style-name="ce4" table:formula="of:=4*([.C9]+[.D9])+9*[.E9]" office:value-type="float" office:value="900.8">
            <text:p>900,80</text:p>
          </table:table-cell>
          <table:table-cell table:style-name="ce12" office:value-type="string">
            <text:p>huile</text:p>
          </table:table-cell>
          <table:table-cell table:style-name="ce16" office:value-type="float" office:value="18">
            <text:p>18,00</text:p>
          </table:table-cell>
          <table:table-cell table:style-name="ce20" table:formula="of:=IF([.B9]=0;0;[.C9]*[.J9]/[.B9])" office:value-type="float" office:value="0.018">
            <text:p>0,02</text:p>
          </table:table-cell>
          <table:table-cell table:style-name="ce20" table:formula="of:=IF([.B9]=0;0;[.D9]*[.J9]/[.B9])" office:value-type="float" office:value="0.018">
            <text:p>0,02</text:p>
          </table:table-cell>
          <table:table-cell table:style-name="ce20" table:formula="of:=IF([.B9]=0;0;[.E9]*[.J9]/[.B9])" office:value-type="float" office:value="18">
            <text:p>18,00</text:p>
          </table:table-cell>
          <table:table-cell table:style-name="ce20" table:formula="of:=2*([.K9]+[.L9])" office:value-type="float" office:value="0.072">
            <text:p>0,07</text:p>
          </table:table-cell>
          <table:table-cell table:style-name="ce20" table:formula="of:=4*([.K9]+[.L9])+9*[.M9]" office:value-type="float" office:value="162.144">
            <text:p>162,14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.2">
            <text:p>1,20</text:p>
          </table:table-cell>
          <table:table-cell table:style-name="ce4" office:value-type="float" office:value="20.5">
            <text:p>20,50</text:p>
          </table:table-cell>
          <table:table-cell table:style-name="ce4" office:value-type="float" office:value="0.23">
            <text:p>0,23</text:p>
          </table:table-cell>
          <table:table-cell table:style-name="ce4" table:formula="of:=2*([.C10]+[.D10])" office:value-type="float" office:value="43.4">
            <text:p>43,40</text:p>
          </table:table-cell>
          <table:table-cell table:style-name="ce28" table:formula="of:=IF(([.F10]=0);0;[.E10]*2/[.F10])" office:value-type="float" office:value="0.0105990783410138">
            <text:p>0,01</text:p>
          </table:table-cell>
          <table:table-cell table:style-name="ce4" table:formula="of:=4*([.C10]+[.D10])+9*[.E10]" office:value-type="float" office:value="88.87">
            <text:p>88,87</text:p>
          </table:table-cell>
          <table:table-cell table:style-name="ce12" office:value-type="string">
            <text:p>banane</text:p>
          </table:table-cell>
          <table:table-cell table:style-name="ce16" office:value-type="float" office:value="24">
            <text:p>24,00</text:p>
          </table:table-cell>
          <table:table-cell table:style-name="ce20" table:formula="of:=IF([.B10]=0;0;[.C10]*[.J10]/[.B10])" office:value-type="float" office:value="0.288">
            <text:p>0,29</text:p>
          </table:table-cell>
          <table:table-cell table:style-name="ce20" table:formula="of:=IF([.B10]=0;0;[.D10]*[.J10]/[.B10])" office:value-type="float" office:value="4.92">
            <text:p>4,92</text:p>
          </table:table-cell>
          <table:table-cell table:style-name="ce20" table:formula="of:=IF([.B10]=0;0;[.E10]*[.J10]/[.B10])" office:value-type="float" office:value="0.0552">
            <text:p>0,06</text:p>
          </table:table-cell>
          <table:table-cell table:style-name="ce20" table:formula="of:=2*([.K10]+[.L10])" office:value-type="float" office:value="10.416">
            <text:p>10,42</text:p>
          </table:table-cell>
          <table:table-cell table:style-name="ce20" table:formula="of:=4*([.K10]+[.L10])+9*[.M10]" office:value-type="float" office:value="21.3288">
            <text:p>21,33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1]+[.D11])" office:value-type="float" office:value="0">
            <text:p>0,00</text:p>
          </table:table-cell>
          <table:table-cell table:style-name="ce28" table:formula="of:=IF(([.F11]=0);0;[.E11]*2/[.F11])" office:value-type="float" office:value="0">
            <text:p>0,00</text:p>
          </table:table-cell>
          <table:table-cell table:style-name="ce4" table:formula="of:=4*([.C11]+[.D11])+9*[.E11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1]=0;0;[.C11]*[.J11]/[.B11])" office:value-type="float" office:value="0">
            <text:p>0,00</text:p>
          </table:table-cell>
          <table:table-cell table:style-name="ce20" table:formula="of:=IF([.B11]=0;0;[.D11]*[.J11]/[.B11])" office:value-type="float" office:value="0">
            <text:p>0,00</text:p>
          </table:table-cell>
          <table:table-cell table:style-name="ce20" table:formula="of:=IF([.B11]=0;0;[.E11]*[.J11]/[.B11])" office:value-type="float" office:value="0">
            <text:p>0,00</text:p>
          </table:table-cell>
          <table:table-cell table:style-name="ce20" table:formula="of:=2*([.K11]+[.L11])" office:value-type="float" office:value="0">
            <text:p>0,00</text:p>
          </table:table-cell>
          <table:table-cell table:style-name="ce20" table:formula="of:=4*([.K11]+[.L11])+9*[.M11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2]+[.D12])" office:value-type="float" office:value="0">
            <text:p>0,00</text:p>
          </table:table-cell>
          <table:table-cell table:style-name="ce28" table:formula="of:=IF(([.F12]=0);0;[.E12]*2/[.F12])" office:value-type="float" office:value="0">
            <text:p>0,00</text:p>
          </table:table-cell>
          <table:table-cell table:style-name="ce4" table:formula="of:=4*([.C12]+[.D12])+9*[.E12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2]=0;0;[.C12]*[.J12]/[.B12])" office:value-type="float" office:value="0">
            <text:p>0,00</text:p>
          </table:table-cell>
          <table:table-cell table:style-name="ce20" table:formula="of:=IF([.B12]=0;0;[.D12]*[.J12]/[.B12])" office:value-type="float" office:value="0">
            <text:p>0,00</text:p>
          </table:table-cell>
          <table:table-cell table:style-name="ce20" table:formula="of:=IF([.B12]=0;0;[.E12]*[.J12]/[.B12])" office:value-type="float" office:value="0">
            <text:p>0,00</text:p>
          </table:table-cell>
          <table:table-cell table:style-name="ce20" table:formula="of:=2*([.K12]+[.L12])" office:value-type="float" office:value="0">
            <text:p>0,00</text:p>
          </table:table-cell>
          <table:table-cell table:style-name="ce20" table:formula="of:=4*([.K12]+[.L12])+9*[.M12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3]+[.D13])" office:value-type="float" office:value="0">
            <text:p>0,00</text:p>
          </table:table-cell>
          <table:table-cell table:style-name="ce28" table:formula="of:=IF(([.F13]=0);0;[.E13]*2/[.F13])" office:value-type="float" office:value="0">
            <text:p>0,00</text:p>
          </table:table-cell>
          <table:table-cell table:style-name="ce4" table:formula="of:=4*([.C13]+[.D13])+9*[.E13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3]=0;0;[.C13]*[.J13]/[.B13])" office:value-type="float" office:value="0">
            <text:p>0,00</text:p>
          </table:table-cell>
          <table:table-cell table:style-name="ce20" table:formula="of:=IF([.B13]=0;0;[.D13]*[.J13]/[.B13])" office:value-type="float" office:value="0">
            <text:p>0,00</text:p>
          </table:table-cell>
          <table:table-cell table:style-name="ce20" table:formula="of:=IF([.B13]=0;0;[.E13]*[.J13]/[.B13])" office:value-type="float" office:value="0">
            <text:p>0,00</text:p>
          </table:table-cell>
          <table:table-cell table:style-name="ce20" table:formula="of:=2*([.K13]+[.L13])" office:value-type="float" office:value="0">
            <text:p>0,00</text:p>
          </table:table-cell>
          <table:table-cell table:style-name="ce20" table:formula="of:=4*([.K13]+[.L13])+9*[.M13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4]+[.D14])" office:value-type="float" office:value="0">
            <text:p>0,00</text:p>
          </table:table-cell>
          <table:table-cell table:style-name="ce28" table:formula="of:=IF(([.F14]=0);0;[.E14]*2/[.F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5]+[.D15])" office:value-type="float" office:value="0">
            <text:p>0,00</text:p>
          </table:table-cell>
          <table:table-cell table:style-name="ce28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table:formula="of:=SUM([.J7:.J15])" office:value-type="float" office:value="172">
            <text:p>172,00</text:p>
          </table:table-cell>
          <table:table-cell table:style-name="ce17" table:formula="of:=SUM([.K7:.K15])" office:value-type="float" office:value="9.281">
            <text:p>9,28</text:p>
          </table:table-cell>
          <table:table-cell table:style-name="ce17" table:formula="of:=SUM([.L7:.L15])" office:value-type="float" office:value="8.828">
            <text:p>8,83</text:p>
          </table:table-cell>
          <table:table-cell table:style-name="ce17" table:formula="of:=SUM([.M7:.M15])" office:value-type="float" office:value="40.7352">
            <text:p>40,74</text:p>
          </table:table-cell>
          <table:table-cell table:style-name="ce17" table:formula="of:=2*([.K16]+[.L16])" office:value-type="float" office:value="36.218">
            <text:p>36,22</text:p>
          </table:table-cell>
          <table:table-cell table:style-name="ce17" table:formula="of:=4*([.K16]+[.L16])+9*[.M16]" office:value-type="float" office:value="439.0528">
            <text:p>439,05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2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5.39593023255814">
            <text:p>5,40</text:p>
          </table:table-cell>
          <table:table-cell table:style-name="ce6" table:formula="of:=IF([.J16]=0;0;[.L16]*[.B19]/[.J16])" office:value-type="float" office:value="5.13255813953488">
            <text:p>5,13</text:p>
          </table:table-cell>
          <table:table-cell table:style-name="ce6" table:formula="of:=IF([.J16]=0;0;[.M16]*[.B19]/[.J16])" office:value-type="float" office:value="23.6832558139535">
            <text:p>23,68</text:p>
          </table:table-cell>
          <table:table-cell table:style-name="ce27" table:formula="of:=2*([.C19]+[.D19])" office:value-type="float" office:value="21.056976744186">
            <text:p>21,06</text:p>
          </table:table-cell>
          <table:table-cell table:style-name="ce29" table:formula="of:=IF(AND(([.C19]=0);([.D19]=0));0;[.E19]/([.C19]+[.D19]))" office:value-type="float" office:value="2.24944502733447">
            <text:p>2,25</text:p>
          </table:table-cell>
          <table:table-cell table:style-name="ce6" table:formula="of:=4*([.C19]+[.D19])+9*[.E19]" office:value-type="float" office:value="255.263255813953">
            <text:p>255,26</text:p>
          </table:table-cell>
          <table:table-cell office:value-type="string">
            <text:p>Portion 1</text:p>
          </table:table-cell>
          <table:table-cell/>
          <table:table-cell table:formula="of:=IF([.B19]=0;0;[.C19]*[.J19]/[.B19])" office:value-type="float" office:value="0">
            <text:p>0,00</text:p>
          </table:table-cell>
          <table:table-cell table:formula="of:=IF([.B19]=0;0;[.D19]*[.J19]/[.B19])" office:value-type="float" office:value="0">
            <text:p>0,00</text:p>
          </table:table-cell>
          <table:table-cell table:formula="of:=IF([.B19]=0;0;[.E19]*[.J19]/[.B19])" office:value-type="float" office:value="0">
            <text:p>0,00</text:p>
          </table:table-cell>
          <table:table-cell table:formula="of:=2*([.K19]+[.L19])" office:value-type="float" office:value="0">
            <text:p>0,00</text:p>
          </table:table-cell>
          <table:table-cell table:formula="of:=4*([.K19]+[.L19])+9*[.M19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/>
          <table:table-cell table:formula="of:=IF([.B19]=0;0;[.C19]*[.J20]/[.B19])" office:value-type="float" office:value="0">
            <text:p>0,00</text:p>
          </table:table-cell>
          <table:table-cell table:formula="of:=IF([.B19]=0;0;[.D19]*[.J20]/[.B19])" office:value-type="float" office:value="0">
            <text:p>0,00</text:p>
          </table:table-cell>
          <table:table-cell table:formula="of:=IF([.B19]=0;0;[.E19]*[.J20]/[.B19])" office:value-type="float" office:value="0">
            <text:p>0,00</text:p>
          </table:table-cell>
          <table:table-cell table:formula="of:=2*([.K20]+[.L20])" office:value-type="float" office:value="0">
            <text:p>0,00</text:p>
          </table:table-cell>
          <table:table-cell table:formula="of:=4*([.K20]+[.L20])+9*[.M20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/>
          <table:table-cell table:formula="of:=IF([.B19]=0;0;[.C19]*[.J21]/[.B19])" office:value-type="float" office:value="0">
            <text:p>0,00</text:p>
          </table:table-cell>
          <table:table-cell table:formula="of:=IF([.B19]=0;0;[.D19]*[.J21]/[.B19])" office:value-type="float" office:value="0">
            <text:p>0,00</text:p>
          </table:table-cell>
          <table:table-cell table:formula="of:=IF([.B19]=0;0;[.E19]*[.J21]/[.B19])" office:value-type="float" office:value="0">
            <text:p>0,00</text:p>
          </table:table-cell>
          <table:table-cell table:formula="of:=2*([.K21]+[.L21])" office:value-type="float" office:value="0">
            <text:p>0,00</text:p>
          </table:table-cell>
          <table:table-cell table:formula="of:=4*([.K21]+[.L21])+9*[.M21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/>
          <table:table-cell table:formula="of:=IF([.B19]=0;0;[.C19]*[.J22]/[.B19])" office:value-type="float" office:value="0">
            <text:p>0,00</text:p>
          </table:table-cell>
          <table:table-cell table:formula="of:=IF([.B19]=0;0;[.D19]*[.J22]/[.B19])" office:value-type="float" office:value="0">
            <text:p>0,00</text:p>
          </table:table-cell>
          <table:table-cell table:formula="of:=IF([.B19]=0;0;[.E19]*[.J22]/[.B19])" office:value-type="float" office:value="0">
            <text:p>0,00</text:p>
          </table:table-cell>
          <table:table-cell table:formula="of:=2*([.K22]+[.L22])" office:value-type="float" office:value="0">
            <text:p>0,00</text:p>
          </table:table-cell>
          <table:table-cell table:formula="of:=4*([.K22]+[.L22])+9*[.M22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/>
          <table:table-cell table:formula="of:=IF([.B19]=0;0;[.C19]*[.J23]/[.B19])" office:value-type="float" office:value="0">
            <text:p>0,00</text:p>
          </table:table-cell>
          <table:table-cell table:formula="of:=IF([.B19]=0;0;[.D19]*[.J23]/[.B19])" office:value-type="float" office:value="0">
            <text:p>0,00</text:p>
          </table:table-cell>
          <table:table-cell table:formula="of:=IF([.B19]=0;0;[.E19]*[.J23]/[.B19])" office:value-type="float" office:value="0">
            <text:p>0,00</text:p>
          </table:table-cell>
          <table:table-cell table:formula="of:=2*([.K23]+[.L23])" office:value-type="float" office:value="0">
            <text:p>0,00</text:p>
          </table:table-cell>
          <table:table-cell table:formula="of:=4*([.K23]+[.L23])+9*[.M23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/>
          <table:table-cell table:formula="of:=IF([.B19]=0;0;[.C19]*[.J24]/[.B19])" office:value-type="float" office:value="0">
            <text:p>0,00</text:p>
          </table:table-cell>
          <table:table-cell table:formula="of:=IF([.B19]=0;0;[.D19]*[.J24]/[.B19])" office:value-type="float" office:value="0">
            <text:p>0,00</text:p>
          </table:table-cell>
          <table:table-cell table:formula="of:=IF([.B19]=0;0;[.E19]*[.J24]/[.B19])" office:value-type="float" office:value="0">
            <text:p>0,00</text:p>
          </table:table-cell>
          <table:table-cell table:formula="of:=2*([.K24]+[.L24])" office:value-type="float" office:value="0">
            <text:p>0,00</text:p>
          </table:table-cell>
          <table:table-cell table:formula="of:=4*([.K24]+[.L24])+9*[.M24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/>
          <table:table-cell table:formula="of:=IF([.B19]=0;0;[.C19]*[.J25]/[.B19])" office:value-type="float" office:value="0">
            <text:p>0,00</text:p>
          </table:table-cell>
          <table:table-cell table:formula="of:=IF([.B19]=0;0;[.D19]*[.J25]/[.B19])" office:value-type="float" office:value="0">
            <text:p>0,00</text:p>
          </table:table-cell>
          <table:table-cell table:formula="of:=IF([.B19]=0;0;[.E19]*[.J25]/[.B19])" office:value-type="float" office:value="0">
            <text:p>0,00</text:p>
          </table:table-cell>
          <table:table-cell table:formula="of:=2*([.K25]+[.L25])" office:value-type="float" office:value="0">
            <text:p>0,00</text:p>
          </table:table-cell>
          <table:table-cell table:formula="of:=4*([.K25]+[.L25])+9*[.M2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/>
          <table:table-cell table:formula="of:=IF([.B19]=0;0;[.C19]*[.J26]/[.B19])" office:value-type="float" office:value="0">
            <text:p>0,00</text:p>
          </table:table-cell>
          <table:table-cell table:formula="of:=IF([.B19]=0;0;[.D19]*[.J26]/[.B19])" office:value-type="float" office:value="0">
            <text:p>0,00</text:p>
          </table:table-cell>
          <table:table-cell table:formula="of:=IF([.B19]=0;0;[.E19]*[.J26]/[.B19])" office:value-type="float" office:value="0">
            <text:p>0,00</text:p>
          </table:table-cell>
          <table:table-cell table:formula="of:=2*([.K26]+[.L26])" office:value-type="float" office:value="0">
            <text:p>0,00</text:p>
          </table:table-cell>
          <table:table-cell table:formula="of:=4*([.K26]+[.L26])+9*[.M26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/>
          <table:table-cell table:formula="of:=IF([.B19]=0;0;[.C19]*[.J27]/[.B19])" office:value-type="float" office:value="0">
            <text:p>0,00</text:p>
          </table:table-cell>
          <table:table-cell table:formula="of:=IF([.B19]=0;0;[.D19]*[.J27]/[.B19])" office:value-type="float" office:value="0">
            <text:p>0,00</text:p>
          </table:table-cell>
          <table:table-cell table:formula="of:=IF([.B19]=0;0;[.E19]*[.J27]/[.B19])" office:value-type="float" office:value="0">
            <text:p>0,00</text:p>
          </table:table-cell>
          <table:table-cell table:formula="of:=2*([.K27]+[.L27])" office:value-type="float" office:value="0">
            <text:p>0,00</text:p>
          </table:table-cell>
          <table:table-cell table:formula="of:=4*([.K27]+[.L27])+9*[.M27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/>
          <table:table-cell table:formula="of:=IF([.B19]=0;0;[.C19]*[.J28]/[.B19])" office:value-type="float" office:value="0">
            <text:p>0,00</text:p>
          </table:table-cell>
          <table:table-cell table:formula="of:=IF([.B19]=0;0;[.D19]*[.J28]/[.B19])" office:value-type="float" office:value="0">
            <text:p>0,00</text:p>
          </table:table-cell>
          <table:table-cell table:formula="of:=IF([.B19]=0;0;[.E19]*[.J28]/[.B19])" office:value-type="float" office:value="0">
            <text:p>0,00</text:p>
          </table:table-cell>
          <table:table-cell table:formula="of:=2*([.K28]+[.L28])" office:value-type="float" office:value="0">
            <text:p>0,00</text:p>
          </table:table-cell>
          <table:table-cell table:formula="of:=4*([.K28]+[.L28])+9*[.M28]" office:value-type="float" office:value="0">
            <text:p>0,00</text:p>
          </table:table-cell>
        </table:table-row>
      </table:table>
      <table:table table:name="compote choco" table:style-name="ta1" table:print="false">
        <table:table-column table:style-name="co1" table:number-columns-repeated="8" table:default-cell-style-name="Default"/>
        <table:table-column table:style-name="co1" table:number-columns-repeated="7" table:default-cell-style-name="ce15"/>
        <table:table-row table:style-name="ro1">
          <table:table-cell/>
          <table:table-cell office:value-type="string">
            <text:p>RECETTE</text:p>
          </table:table-cell>
          <table:table-cell table:number-columns-repeated="6"/>
          <table:table-cell table:style-name="Default"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1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4">
            <text:p>0,40</text:p>
          </table:table-cell>
          <table:table-cell table:style-name="ce4" office:value-type="float" office:value="13">
            <text:p>13,00</text:p>
          </table:table-cell>
          <table:table-cell table:style-name="ce4" office:value-type="float" office:value="0.2">
            <text:p>0,20</text:p>
          </table:table-cell>
          <table:table-cell table:style-name="ce4" table:formula="of:=2*([.C7]+[.D7])" office:value-type="float" office:value="26.8">
            <text:p>26,80</text:p>
          </table:table-cell>
          <table:table-cell table:style-name="ce155" table:formula="of:=IF(([.F7]=0);0;[.E7]*2/[.F7])" office:value-type="float" office:value="0.0149253731343284">
            <text:p>0,01</text:p>
          </table:table-cell>
          <table:table-cell table:style-name="ce4" table:formula="of:=4*([.C7]+[.D7])+9*[.E7]" office:value-type="float" office:value="55.4">
            <text:p>55,40</text:p>
          </table:table-cell>
          <table:table-cell table:style-name="ce12" office:value-type="string">
            <text:p>compote</text:p>
          </table:table-cell>
          <table:table-cell table:style-name="ce16" office:value-type="float" office:value="0">
            <text:p>0,00</text:p>
          </table:table-cell>
          <table:table-cell table:style-name="ce20" table:formula="of:=IF([.B7]=0;0;[.C7]*[.J7]/[.B7])" office:value-type="float" office:value="0">
            <text:p>0,00</text:p>
          </table:table-cell>
          <table:table-cell table:style-name="ce20" table:formula="of:=IF([.B7]=0;0;[.D7]*[.J7]/[.B7])" office:value-type="float" office:value="0">
            <text:p>0,00</text:p>
          </table:table-cell>
          <table:table-cell table:style-name="ce20" table:formula="of:=IF([.B7]=0;0;[.E7]*[.J7]/[.B7])" office:value-type="float" office:value="0">
            <text:p>0,00</text:p>
          </table:table-cell>
          <table:table-cell table:style-name="ce20" table:formula="of:=2*([.K7]+[.L7])" office:value-type="float" office:value="0">
            <text:p>0,00</text:p>
          </table:table-cell>
          <table:table-cell table:style-name="ce20" table:formula="of:=4*([.K7]+[.L7])+9*[.M7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8.5">
            <text:p>8,50</text:p>
          </table:table-cell>
          <table:table-cell table:style-name="ce4" office:value-type="float" office:value="18.5">
            <text:p>18,50</text:p>
          </table:table-cell>
          <table:table-cell table:style-name="ce4" office:value-type="float" office:value="56.5">
            <text:p>56,50</text:p>
          </table:table-cell>
          <table:table-cell table:style-name="ce4" table:formula="of:=2*([.C8]+[.D8])" office:value-type="float" office:value="54">
            <text:p>54,00</text:p>
          </table:table-cell>
          <table:table-cell table:style-name="ce155" table:formula="of:=IF(([.F8]=0);0;[.E8]*2/[.F8])" office:value-type="float" office:value="2.09259259259259">
            <text:p>2,09</text:p>
          </table:table-cell>
          <table:table-cell table:style-name="ce4" table:formula="of:=4*([.C8]+[.D8])+9*[.E8]" office:value-type="float" office:value="616.5">
            <text:p>616,50</text:p>
          </table:table-cell>
          <table:table-cell table:style-name="ce12" office:value-type="string">
            <text:p>chocolat</text:p>
          </table:table-cell>
          <table:table-cell table:style-name="ce16" office:value-type="float" office:value="20">
            <text:p>20,00</text:p>
          </table:table-cell>
          <table:table-cell table:style-name="ce20" table:formula="of:=IF([.B8]=0;0;[.C8]*[.J8]/[.B8])" office:value-type="float" office:value="1.7">
            <text:p>1,70</text:p>
          </table:table-cell>
          <table:table-cell table:style-name="ce20" table:formula="of:=IF([.B8]=0;0;[.D8]*[.J8]/[.B8])" office:value-type="float" office:value="3.7">
            <text:p>3,70</text:p>
          </table:table-cell>
          <table:table-cell table:style-name="ce20" table:formula="of:=IF([.B8]=0;0;[.E8]*[.J8]/[.B8])" office:value-type="float" office:value="11.3">
            <text:p>11,30</text:p>
          </table:table-cell>
          <table:table-cell table:style-name="ce20" table:formula="of:=2*([.K8]+[.L8])" office:value-type="float" office:value="10.8">
            <text:p>10,80</text:p>
          </table:table-cell>
          <table:table-cell table:style-name="ce20" table:formula="of:=4*([.K8]+[.L8])+9*[.M8]" office:value-type="float" office:value="123.3">
            <text:p>123,30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19">
            <text:p>2,19</text:p>
          </table:table-cell>
          <table:table-cell table:style-name="ce4" office:value-type="float" office:value="2.18">
            <text:p>2,18</text:p>
          </table:table-cell>
          <table:table-cell table:style-name="ce4" office:value-type="float" office:value="30">
            <text:p>30,00</text:p>
          </table:table-cell>
          <table:table-cell table:style-name="ce4" table:formula="of:=2*([.C9]+[.D9])" office:value-type="float" office:value="8.74">
            <text:p>8,74</text:p>
          </table:table-cell>
          <table:table-cell table:style-name="ce155" table:formula="of:=IF(([.F9]=0);0;[.E9]*2/[.F9])" office:value-type="float" office:value="6.8649885583524">
            <text:p>6,86</text:p>
          </table:table-cell>
          <table:table-cell table:style-name="ce4" table:formula="of:=4*([.C9]+[.D9])+9*[.E9]" office:value-type="float" office:value="287.48">
            <text:p>287,48</text:p>
          </table:table-cell>
          <table:table-cell table:style-name="ce12" office:value-type="string">
            <text:p>Crème 30</text:p>
          </table:table-cell>
          <table:table-cell table:style-name="ce16" office:value-type="float" office:value="50">
            <text:p>50,00</text:p>
          </table:table-cell>
          <table:table-cell table:style-name="ce20" table:formula="of:=IF([.B9]=0;0;[.C9]*[.J9]/[.B9])" office:value-type="float" office:value="1.095">
            <text:p>1,10</text:p>
          </table:table-cell>
          <table:table-cell table:style-name="ce20" table:formula="of:=IF([.B9]=0;0;[.D9]*[.J9]/[.B9])" office:value-type="float" office:value="1.09">
            <text:p>1,09</text:p>
          </table:table-cell>
          <table:table-cell table:style-name="ce20" table:formula="of:=IF([.B9]=0;0;[.E9]*[.J9]/[.B9])" office:value-type="float" office:value="15">
            <text:p>15,00</text:p>
          </table:table-cell>
          <table:table-cell table:style-name="ce20" table:formula="of:=2*([.K9]+[.L9])" office:value-type="float" office:value="4.37">
            <text:p>4,37</text:p>
          </table:table-cell>
          <table:table-cell table:style-name="ce20" table:formula="of:=4*([.K9]+[.L9])+9*[.M9]" office:value-type="float" office:value="143.74">
            <text:p>143,74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.2">
            <text:p>1,20</text:p>
          </table:table-cell>
          <table:table-cell table:style-name="ce4" office:value-type="float" office:value="20.5">
            <text:p>20,50</text:p>
          </table:table-cell>
          <table:table-cell table:style-name="ce4" office:value-type="float" office:value="0.23">
            <text:p>0,23</text:p>
          </table:table-cell>
          <table:table-cell table:style-name="ce4" table:formula="of:=2*([.C10]+[.D10])" office:value-type="float" office:value="43.4">
            <text:p>43,40</text:p>
          </table:table-cell>
          <table:table-cell table:style-name="ce155" table:formula="of:=IF(([.F10]=0);0;[.E10]*2/[.F10])" office:value-type="float" office:value="0.0105990783410138">
            <text:p>0,01</text:p>
          </table:table-cell>
          <table:table-cell table:style-name="ce4" table:formula="of:=4*([.C10]+[.D10])+9*[.E10]" office:value-type="float" office:value="88.87">
            <text:p>88,87</text:p>
          </table:table-cell>
          <table:table-cell table:style-name="ce12" office:value-type="string">
            <text:p>BANANE</text:p>
          </table:table-cell>
          <table:table-cell table:style-name="ce16" office:value-type="float" office:value="25">
            <text:p>25,00</text:p>
          </table:table-cell>
          <table:table-cell table:style-name="ce20" table:formula="of:=IF([.B10]=0;0;[.C10]*[.J10]/[.B10])" office:value-type="float" office:value="0.3">
            <text:p>0,30</text:p>
          </table:table-cell>
          <table:table-cell table:style-name="ce20" table:formula="of:=IF([.B10]=0;0;[.D10]*[.J10]/[.B10])" office:value-type="float" office:value="5.125">
            <text:p>5,13</text:p>
          </table:table-cell>
          <table:table-cell table:style-name="ce20" table:formula="of:=IF([.B10]=0;0;[.E10]*[.J10]/[.B10])" office:value-type="float" office:value="0.0575">
            <text:p>0,06</text:p>
          </table:table-cell>
          <table:table-cell table:style-name="ce20" table:formula="of:=2*([.K10]+[.L10])" office:value-type="float" office:value="10.85">
            <text:p>10,85</text:p>
          </table:table-cell>
          <table:table-cell table:style-name="ce20" table:formula="of:=4*([.K10]+[.L10])+9*[.M10]" office:value-type="float" office:value="22.2175">
            <text:p>22,22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1]+[.D11])" office:value-type="float" office:value="0">
            <text:p>0,00</text:p>
          </table:table-cell>
          <table:table-cell table:style-name="ce155" table:formula="of:=IF(([.F11]=0);0;[.E11]*2/[.F11])" office:value-type="float" office:value="0">
            <text:p>0,00</text:p>
          </table:table-cell>
          <table:table-cell table:style-name="ce4" table:formula="of:=4*([.C11]+[.D11])+9*[.E11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1]=0;0;[.C11]*[.J11]/[.B11])" office:value-type="float" office:value="0">
            <text:p>0,00</text:p>
          </table:table-cell>
          <table:table-cell table:style-name="ce20" table:formula="of:=IF([.B11]=0;0;[.D11]*[.J11]/[.B11])" office:value-type="float" office:value="0">
            <text:p>0,00</text:p>
          </table:table-cell>
          <table:table-cell table:style-name="ce20" table:formula="of:=IF([.B11]=0;0;[.E11]*[.J11]/[.B11])" office:value-type="float" office:value="0">
            <text:p>0,00</text:p>
          </table:table-cell>
          <table:table-cell table:style-name="ce20" table:formula="of:=2*([.K11]+[.L11])" office:value-type="float" office:value="0">
            <text:p>0,00</text:p>
          </table:table-cell>
          <table:table-cell table:style-name="ce20" table:formula="of:=4*([.K11]+[.L11])+9*[.M11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2]+[.D12])" office:value-type="float" office:value="0">
            <text:p>0,00</text:p>
          </table:table-cell>
          <table:table-cell table:style-name="ce155" table:formula="of:=IF(([.F12]=0);0;[.E12]*2/[.F12])" office:value-type="float" office:value="0">
            <text:p>0,00</text:p>
          </table:table-cell>
          <table:table-cell table:style-name="ce4" table:formula="of:=4*([.C12]+[.D12])+9*[.E12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2]=0;0;[.C12]*[.J12]/[.B12])" office:value-type="float" office:value="0">
            <text:p>0,00</text:p>
          </table:table-cell>
          <table:table-cell table:style-name="ce20" table:formula="of:=IF([.B12]=0;0;[.D12]*[.J12]/[.B12])" office:value-type="float" office:value="0">
            <text:p>0,00</text:p>
          </table:table-cell>
          <table:table-cell table:style-name="ce20" table:formula="of:=IF([.B12]=0;0;[.E12]*[.J12]/[.B12])" office:value-type="float" office:value="0">
            <text:p>0,00</text:p>
          </table:table-cell>
          <table:table-cell table:style-name="ce20" table:formula="of:=2*([.K12]+[.L12])" office:value-type="float" office:value="0">
            <text:p>0,00</text:p>
          </table:table-cell>
          <table:table-cell table:style-name="ce20" table:formula="of:=4*([.K12]+[.L12])+9*[.M12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3]+[.D13])" office:value-type="float" office:value="0">
            <text:p>0,00</text:p>
          </table:table-cell>
          <table:table-cell table:style-name="ce155" table:formula="of:=IF(([.F13]=0);0;[.E13]*2/[.F13])" office:value-type="float" office:value="0">
            <text:p>0,00</text:p>
          </table:table-cell>
          <table:table-cell table:style-name="ce4" table:formula="of:=4*([.C13]+[.D13])+9*[.E13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3]=0;0;[.C13]*[.J13]/[.B13])" office:value-type="float" office:value="0">
            <text:p>0,00</text:p>
          </table:table-cell>
          <table:table-cell table:style-name="ce20" table:formula="of:=IF([.B13]=0;0;[.D13]*[.J13]/[.B13])" office:value-type="float" office:value="0">
            <text:p>0,00</text:p>
          </table:table-cell>
          <table:table-cell table:style-name="ce20" table:formula="of:=IF([.B13]=0;0;[.E13]*[.J13]/[.B13])" office:value-type="float" office:value="0">
            <text:p>0,00</text:p>
          </table:table-cell>
          <table:table-cell table:style-name="ce20" table:formula="of:=2*([.K13]+[.L13])" office:value-type="float" office:value="0">
            <text:p>0,00</text:p>
          </table:table-cell>
          <table:table-cell table:style-name="ce20" table:formula="of:=4*([.K13]+[.L13])+9*[.M13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4]+[.D14])" office:value-type="float" office:value="0">
            <text:p>0,00</text:p>
          </table:table-cell>
          <table:table-cell table:style-name="ce155" table:formula="of:=IF(([.F14]=0);0;[.E14]*2/[.F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5]+[.D15])" office:value-type="float" office:value="0">
            <text:p>0,00</text:p>
          </table:table-cell>
          <table:table-cell table:style-name="ce155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table:formula="of:=SUM([.J7:.J15])" office:value-type="float" office:value="95">
            <text:p>95,00</text:p>
          </table:table-cell>
          <table:table-cell table:style-name="ce17" table:formula="of:=SUM([.K7:.K15])" office:value-type="float" office:value="3.095">
            <text:p>3,10</text:p>
          </table:table-cell>
          <table:table-cell table:style-name="ce17" table:formula="of:=SUM([.L7:.L15])" office:value-type="float" office:value="9.915">
            <text:p>9,92</text:p>
          </table:table-cell>
          <table:table-cell table:style-name="ce17" table:formula="of:=SUM([.M7:.M15])" office:value-type="float" office:value="26.3575">
            <text:p>26,36</text:p>
          </table:table-cell>
          <table:table-cell table:style-name="ce17" table:formula="of:=2*([.K16]+[.L16])" office:value-type="float" office:value="26.02">
            <text:p>26,02</text:p>
          </table:table-cell>
          <table:table-cell table:style-name="ce17" table:formula="of:=4*([.K16]+[.L16])+9*[.M16]" office:value-type="float" office:value="289.2575">
            <text:p>289,26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1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3.25789473684211">
            <text:p>3,26</text:p>
          </table:table-cell>
          <table:table-cell table:style-name="ce6" table:formula="of:=IF([.J16]=0;0;[.L16]*[.B19]/[.J16])" office:value-type="float" office:value="10.4368421052632">
            <text:p>10,44</text:p>
          </table:table-cell>
          <table:table-cell table:style-name="ce6" table:formula="of:=IF([.J16]=0;0;[.M16]*[.B19]/[.J16])" office:value-type="float" office:value="27.7447368421053">
            <text:p>27,74</text:p>
          </table:table-cell>
          <table:table-cell table:style-name="ce154" table:formula="of:=2*([.C19]+[.D19])" office:value-type="float" office:value="27.3894736842105">
            <text:p>27,39</text:p>
          </table:table-cell>
          <table:table-cell table:style-name="ce156" table:formula="of:=IF(AND(([.C19]=0);([.D19]=0));0;[.E19]/([.C19]+[.D19]))" office:value-type="float" office:value="2.02594158339739">
            <text:p>2,03</text:p>
          </table:table-cell>
          <table:table-cell table:style-name="ce6" table:formula="of:=4*([.C19]+[.D19])+9*[.E19]" office:value-type="float" office:value="304.481578947368">
            <text:p>304,48</text:p>
          </table:table-cell>
          <table:table-cell office:value-type="string">
            <text:p>Portion 1</text:p>
          </table:table-cell>
          <table:table-cell/>
          <table:table-cell table:formula="of:=IF([.B19]=0;0;[.C19]*[.J19]/[.B19])" office:value-type="float" office:value="0">
            <text:p>0,00</text:p>
          </table:table-cell>
          <table:table-cell table:formula="of:=IF([.B19]=0;0;[.D19]*[.J19]/[.B19])" office:value-type="float" office:value="0">
            <text:p>0,00</text:p>
          </table:table-cell>
          <table:table-cell table:formula="of:=IF([.B19]=0;0;[.E19]*[.J19]/[.B19])" office:value-type="float" office:value="0">
            <text:p>0,00</text:p>
          </table:table-cell>
          <table:table-cell table:formula="of:=2*([.K19]+[.L19])" office:value-type="float" office:value="0">
            <text:p>0,00</text:p>
          </table:table-cell>
          <table:table-cell table:formula="of:=4*([.K19]+[.L19])+9*[.M19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/>
          <table:table-cell table:formula="of:=IF([.B19]=0;0;[.C19]*[.J20]/[.B19])" office:value-type="float" office:value="0">
            <text:p>0,00</text:p>
          </table:table-cell>
          <table:table-cell table:formula="of:=IF([.B19]=0;0;[.D19]*[.J20]/[.B19])" office:value-type="float" office:value="0">
            <text:p>0,00</text:p>
          </table:table-cell>
          <table:table-cell table:formula="of:=IF([.B19]=0;0;[.E19]*[.J20]/[.B19])" office:value-type="float" office:value="0">
            <text:p>0,00</text:p>
          </table:table-cell>
          <table:table-cell table:formula="of:=2*([.K20]+[.L20])" office:value-type="float" office:value="0">
            <text:p>0,00</text:p>
          </table:table-cell>
          <table:table-cell table:formula="of:=4*([.K20]+[.L20])+9*[.M20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/>
          <table:table-cell table:formula="of:=IF([.B19]=0;0;[.C19]*[.J21]/[.B19])" office:value-type="float" office:value="0">
            <text:p>0,00</text:p>
          </table:table-cell>
          <table:table-cell table:formula="of:=IF([.B19]=0;0;[.D19]*[.J21]/[.B19])" office:value-type="float" office:value="0">
            <text:p>0,00</text:p>
          </table:table-cell>
          <table:table-cell table:formula="of:=IF([.B19]=0;0;[.E19]*[.J21]/[.B19])" office:value-type="float" office:value="0">
            <text:p>0,00</text:p>
          </table:table-cell>
          <table:table-cell table:formula="of:=2*([.K21]+[.L21])" office:value-type="float" office:value="0">
            <text:p>0,00</text:p>
          </table:table-cell>
          <table:table-cell table:formula="of:=4*([.K21]+[.L21])+9*[.M21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/>
          <table:table-cell table:formula="of:=IF([.B19]=0;0;[.C19]*[.J22]/[.B19])" office:value-type="float" office:value="0">
            <text:p>0,00</text:p>
          </table:table-cell>
          <table:table-cell table:formula="of:=IF([.B19]=0;0;[.D19]*[.J22]/[.B19])" office:value-type="float" office:value="0">
            <text:p>0,00</text:p>
          </table:table-cell>
          <table:table-cell table:formula="of:=IF([.B19]=0;0;[.E19]*[.J22]/[.B19])" office:value-type="float" office:value="0">
            <text:p>0,00</text:p>
          </table:table-cell>
          <table:table-cell table:formula="of:=2*([.K22]+[.L22])" office:value-type="float" office:value="0">
            <text:p>0,00</text:p>
          </table:table-cell>
          <table:table-cell table:formula="of:=4*([.K22]+[.L22])+9*[.M22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/>
          <table:table-cell table:formula="of:=IF([.B19]=0;0;[.C19]*[.J23]/[.B19])" office:value-type="float" office:value="0">
            <text:p>0,00</text:p>
          </table:table-cell>
          <table:table-cell table:formula="of:=IF([.B19]=0;0;[.D19]*[.J23]/[.B19])" office:value-type="float" office:value="0">
            <text:p>0,00</text:p>
          </table:table-cell>
          <table:table-cell table:formula="of:=IF([.B19]=0;0;[.E19]*[.J23]/[.B19])" office:value-type="float" office:value="0">
            <text:p>0,00</text:p>
          </table:table-cell>
          <table:table-cell table:formula="of:=2*([.K23]+[.L23])" office:value-type="float" office:value="0">
            <text:p>0,00</text:p>
          </table:table-cell>
          <table:table-cell table:formula="of:=4*([.K23]+[.L23])+9*[.M23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/>
          <table:table-cell table:formula="of:=IF([.B19]=0;0;[.C19]*[.J24]/[.B19])" office:value-type="float" office:value="0">
            <text:p>0,00</text:p>
          </table:table-cell>
          <table:table-cell table:formula="of:=IF([.B19]=0;0;[.D19]*[.J24]/[.B19])" office:value-type="float" office:value="0">
            <text:p>0,00</text:p>
          </table:table-cell>
          <table:table-cell table:formula="of:=IF([.B19]=0;0;[.E19]*[.J24]/[.B19])" office:value-type="float" office:value="0">
            <text:p>0,00</text:p>
          </table:table-cell>
          <table:table-cell table:formula="of:=2*([.K24]+[.L24])" office:value-type="float" office:value="0">
            <text:p>0,00</text:p>
          </table:table-cell>
          <table:table-cell table:formula="of:=4*([.K24]+[.L24])+9*[.M24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/>
          <table:table-cell table:formula="of:=IF([.B19]=0;0;[.C19]*[.J25]/[.B19])" office:value-type="float" office:value="0">
            <text:p>0,00</text:p>
          </table:table-cell>
          <table:table-cell table:formula="of:=IF([.B19]=0;0;[.D19]*[.J25]/[.B19])" office:value-type="float" office:value="0">
            <text:p>0,00</text:p>
          </table:table-cell>
          <table:table-cell table:formula="of:=IF([.B19]=0;0;[.E19]*[.J25]/[.B19])" office:value-type="float" office:value="0">
            <text:p>0,00</text:p>
          </table:table-cell>
          <table:table-cell table:formula="of:=2*([.K25]+[.L25])" office:value-type="float" office:value="0">
            <text:p>0,00</text:p>
          </table:table-cell>
          <table:table-cell table:formula="of:=4*([.K25]+[.L25])+9*[.M2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/>
          <table:table-cell table:formula="of:=IF([.B19]=0;0;[.C19]*[.J26]/[.B19])" office:value-type="float" office:value="0">
            <text:p>0,00</text:p>
          </table:table-cell>
          <table:table-cell table:formula="of:=IF([.B19]=0;0;[.D19]*[.J26]/[.B19])" office:value-type="float" office:value="0">
            <text:p>0,00</text:p>
          </table:table-cell>
          <table:table-cell table:formula="of:=IF([.B19]=0;0;[.E19]*[.J26]/[.B19])" office:value-type="float" office:value="0">
            <text:p>0,00</text:p>
          </table:table-cell>
          <table:table-cell table:formula="of:=2*([.K26]+[.L26])" office:value-type="float" office:value="0">
            <text:p>0,00</text:p>
          </table:table-cell>
          <table:table-cell table:formula="of:=4*([.K26]+[.L26])+9*[.M26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/>
          <table:table-cell table:formula="of:=IF([.B19]=0;0;[.C19]*[.J27]/[.B19])" office:value-type="float" office:value="0">
            <text:p>0,00</text:p>
          </table:table-cell>
          <table:table-cell table:formula="of:=IF([.B19]=0;0;[.D19]*[.J27]/[.B19])" office:value-type="float" office:value="0">
            <text:p>0,00</text:p>
          </table:table-cell>
          <table:table-cell table:formula="of:=IF([.B19]=0;0;[.E19]*[.J27]/[.B19])" office:value-type="float" office:value="0">
            <text:p>0,00</text:p>
          </table:table-cell>
          <table:table-cell table:formula="of:=2*([.K27]+[.L27])" office:value-type="float" office:value="0">
            <text:p>0,00</text:p>
          </table:table-cell>
          <table:table-cell table:formula="of:=4*([.K27]+[.L27])+9*[.M27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/>
          <table:table-cell table:formula="of:=IF([.B19]=0;0;[.C19]*[.J28]/[.B19])" office:value-type="float" office:value="0">
            <text:p>0,00</text:p>
          </table:table-cell>
          <table:table-cell table:formula="of:=IF([.B19]=0;0;[.D19]*[.J28]/[.B19])" office:value-type="float" office:value="0">
            <text:p>0,00</text:p>
          </table:table-cell>
          <table:table-cell table:formula="of:=IF([.B19]=0;0;[.E19]*[.J28]/[.B19])" office:value-type="float" office:value="0">
            <text:p>0,00</text:p>
          </table:table-cell>
          <table:table-cell table:formula="of:=2*([.K28]+[.L28])" office:value-type="float" office:value="0">
            <text:p>0,00</text:p>
          </table:table-cell>
          <table:table-cell table:formula="of:=4*([.K28]+[.L28])+9*[.M28]" office:value-type="float" office:value="0">
            <text:p>0,00</text:p>
          </table:table-cell>
        </table:table-row>
      </table:table>
      <table:table table:name="bredele" table:style-name="ta1" table:print="false">
        <table:table-column table:style-name="co1" table:number-columns-repeated="8" table:default-cell-style-name="Default"/>
        <table:table-column table:style-name="co1" table:number-columns-repeated="7" table:default-cell-style-name="ce15"/>
        <table:table-row table:style-name="ro1">
          <table:table-cell/>
          <table:table-cell office:value-type="string">
            <text:p>RECETTE</text:p>
          </table:table-cell>
          <table:table-cell table:number-columns-repeated="6"/>
          <table:table-cell table:style-name="Default"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1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35.2">
            <text:p>35,20</text:p>
          </table:table-cell>
          <table:table-cell table:style-name="ce4" office:value-type="float" office:value="33.6">
            <text:p>33,60</text:p>
          </table:table-cell>
          <table:table-cell table:style-name="ce4" office:value-type="float" office:value="25.4">
            <text:p>25,40</text:p>
          </table:table-cell>
          <table:table-cell table:style-name="ce4" table:formula="of:=2*([.C7]+[.D7])" office:value-type="float" office:value="137.6">
            <text:p>137,60</text:p>
          </table:table-cell>
          <table:table-cell table:style-name="ce167" table:formula="of:=IF(([.F7]=0);0;[.E7]*2/[.F7])" office:value-type="float" office:value="0.369186046511628">
            <text:p>0,37</text:p>
          </table:table-cell>
          <table:table-cell table:style-name="ce4" table:formula="of:=4*([.C7]+[.D7])+9*[.E7]" office:value-type="float" office:value="503.8">
            <text:p>503,80</text:p>
          </table:table-cell>
          <table:table-cell table:style-name="ce12" office:value-type="string">
            <text:p>farine soja</text:p>
          </table:table-cell>
          <table:table-cell table:style-name="ce16" office:value-type="float" office:value="20">
            <text:p>20,00</text:p>
          </table:table-cell>
          <table:table-cell table:style-name="ce20" table:formula="of:=IF([.B7]=0;0;[.C7]*[.J7]/[.B7])" office:value-type="float" office:value="7.04">
            <text:p>7,04</text:p>
          </table:table-cell>
          <table:table-cell table:style-name="ce20" table:formula="of:=IF([.B7]=0;0;[.D7]*[.J7]/[.B7])" office:value-type="float" office:value="6.72">
            <text:p>6,72</text:p>
          </table:table-cell>
          <table:table-cell table:style-name="ce20" table:formula="of:=IF([.B7]=0;0;[.E7]*[.J7]/[.B7])" office:value-type="float" office:value="5.08">
            <text:p>5,08</text:p>
          </table:table-cell>
          <table:table-cell table:style-name="ce20" table:formula="of:=2*([.K7]+[.L7])" office:value-type="float" office:value="27.52">
            <text:p>27,52</text:p>
          </table:table-cell>
          <table:table-cell table:style-name="ce20" table:formula="of:=4*([.K7]+[.L7])+9*[.M7]" office:value-type="float" office:value="100.76">
            <text:p>100,76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6.7">
            <text:p>16,70</text:p>
          </table:table-cell>
          <table:table-cell table:style-name="ce4" office:value-type="float" office:value="0.01">
            <text:p>0,01</text:p>
          </table:table-cell>
          <table:table-cell table:style-name="ce4" office:value-type="float" office:value="33.3">
            <text:p>33,30</text:p>
          </table:table-cell>
          <table:table-cell table:style-name="ce4" table:formula="of:=2*([.C8]+[.D8])" office:value-type="float" office:value="33.42">
            <text:p>33,42</text:p>
          </table:table-cell>
          <table:table-cell table:style-name="ce167" table:formula="of:=IF(([.F8]=0);0;[.E8]*2/[.F8])" office:value-type="float" office:value="1.99281867145422">
            <text:p>1,99</text:p>
          </table:table-cell>
          <table:table-cell table:style-name="ce4" table:formula="of:=4*([.C8]+[.D8])+9*[.E8]" office:value-type="float" office:value="366.54">
            <text:p>366,54</text:p>
          </table:table-cell>
          <table:table-cell table:style-name="ce12" office:value-type="string">
            <text:p>Jaune œuf</text:p>
          </table:table-cell>
          <table:table-cell table:style-name="ce16" office:value-type="float" office:value="15">
            <text:p>15,00</text:p>
          </table:table-cell>
          <table:table-cell table:style-name="ce20" table:formula="of:=IF([.B8]=0;0;[.C8]*[.J8]/[.B8])" office:value-type="float" office:value="2.505">
            <text:p>2,51</text:p>
          </table:table-cell>
          <table:table-cell table:style-name="ce20" table:formula="of:=IF([.B8]=0;0;[.D8]*[.J8]/[.B8])" office:value-type="float" office:value="0.0015">
            <text:p>0,00</text:p>
          </table:table-cell>
          <table:table-cell table:style-name="ce20" table:formula="of:=IF([.B8]=0;0;[.E8]*[.J8]/[.B8])" office:value-type="float" office:value="4.995">
            <text:p>5,00</text:p>
          </table:table-cell>
          <table:table-cell table:style-name="ce20" table:formula="of:=2*([.K8]+[.L8])" office:value-type="float" office:value="5.013">
            <text:p>5,01</text:p>
          </table:table-cell>
          <table:table-cell table:style-name="ce20" table:formula="of:=4*([.K8]+[.L8])+9*[.M8]" office:value-type="float" office:value="54.981">
            <text:p>54,98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0.5">
            <text:p>0,50</text:p>
          </table:table-cell>
          <table:table-cell table:style-name="ce4" office:value-type="float" office:value="82.2">
            <text:p>82,20</text:p>
          </table:table-cell>
          <table:table-cell table:style-name="ce4" table:formula="of:=2*([.C9]+[.D9])" office:value-type="float" office:value="2.4">
            <text:p>2,40</text:p>
          </table:table-cell>
          <table:table-cell table:style-name="ce167" table:formula="of:=IF(([.F9]=0);0;[.E9]*2/[.F9])" office:value-type="float" office:value="68.5">
            <text:p>68,50</text:p>
          </table:table-cell>
          <table:table-cell table:style-name="ce4" table:formula="of:=4*([.C9]+[.D9])+9*[.E9]" office:value-type="float" office:value="744.6">
            <text:p>744,60</text:p>
          </table:table-cell>
          <table:table-cell table:style-name="ce12" office:value-type="string">
            <text:p>beurre</text:p>
          </table:table-cell>
          <table:table-cell table:style-name="ce16" office:value-type="float" office:value="30">
            <text:p>30,00</text:p>
          </table:table-cell>
          <table:table-cell table:style-name="ce20" table:formula="of:=IF([.B9]=0;0;[.C9]*[.J9]/[.B9])" office:value-type="float" office:value="0.21">
            <text:p>0,21</text:p>
          </table:table-cell>
          <table:table-cell table:style-name="ce20" table:formula="of:=IF([.B9]=0;0;[.D9]*[.J9]/[.B9])" office:value-type="float" office:value="0.15">
            <text:p>0,15</text:p>
          </table:table-cell>
          <table:table-cell table:style-name="ce20" table:formula="of:=IF([.B9]=0;0;[.E9]*[.J9]/[.B9])" office:value-type="float" office:value="24.66">
            <text:p>24,66</text:p>
          </table:table-cell>
          <table:table-cell table:style-name="ce20" table:formula="of:=2*([.K9]+[.L9])" office:value-type="float" office:value="0.72">
            <text:p>0,72</text:p>
          </table:table-cell>
          <table:table-cell table:style-name="ce20" table:formula="of:=4*([.K9]+[.L9])+9*[.M9]" office:value-type="float" office:value="223.38">
            <text:p>223,38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0]+[.D10])" office:value-type="float" office:value="0">
            <text:p>0,00</text:p>
          </table:table-cell>
          <table:table-cell table:style-name="ce167" table:formula="of:=IF(([.F10]=0);0;[.E10]*2/[.F10])" office:value-type="float" office:value="0">
            <text:p>0,00</text:p>
          </table:table-cell>
          <table:table-cell table:style-name="ce4" table:formula="of:=4*([.C10]+[.D10])+9*[.E10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0]=0;0;[.C10]*[.J10]/[.B10])" office:value-type="float" office:value="0">
            <text:p>0,00</text:p>
          </table:table-cell>
          <table:table-cell table:style-name="ce20" table:formula="of:=IF([.B10]=0;0;[.D10]*[.J10]/[.B10])" office:value-type="float" office:value="0">
            <text:p>0,00</text:p>
          </table:table-cell>
          <table:table-cell table:style-name="ce20" table:formula="of:=IF([.B10]=0;0;[.E10]*[.J10]/[.B10])" office:value-type="float" office:value="0">
            <text:p>0,00</text:p>
          </table:table-cell>
          <table:table-cell table:style-name="ce20" table:formula="of:=2*([.K10]+[.L10])" office:value-type="float" office:value="0">
            <text:p>0,00</text:p>
          </table:table-cell>
          <table:table-cell table:style-name="ce20" table:formula="of:=4*([.K10]+[.L10])+9*[.M10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1]+[.D11])" office:value-type="float" office:value="0">
            <text:p>0,00</text:p>
          </table:table-cell>
          <table:table-cell table:style-name="ce167" table:formula="of:=IF(([.F11]=0);0;[.E11]*2/[.F11])" office:value-type="float" office:value="0">
            <text:p>0,00</text:p>
          </table:table-cell>
          <table:table-cell table:style-name="ce4" table:formula="of:=4*([.C11]+[.D11])+9*[.E11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1]=0;0;[.C11]*[.J11]/[.B11])" office:value-type="float" office:value="0">
            <text:p>0,00</text:p>
          </table:table-cell>
          <table:table-cell table:style-name="ce20" table:formula="of:=IF([.B11]=0;0;[.D11]*[.J11]/[.B11])" office:value-type="float" office:value="0">
            <text:p>0,00</text:p>
          </table:table-cell>
          <table:table-cell table:style-name="ce20" table:formula="of:=IF([.B11]=0;0;[.E11]*[.J11]/[.B11])" office:value-type="float" office:value="0">
            <text:p>0,00</text:p>
          </table:table-cell>
          <table:table-cell table:style-name="ce20" table:formula="of:=2*([.K11]+[.L11])" office:value-type="float" office:value="0">
            <text:p>0,00</text:p>
          </table:table-cell>
          <table:table-cell table:style-name="ce20" table:formula="of:=4*([.K11]+[.L11])+9*[.M11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2]+[.D12])" office:value-type="float" office:value="0">
            <text:p>0,00</text:p>
          </table:table-cell>
          <table:table-cell table:style-name="ce167" table:formula="of:=IF(([.F12]=0);0;[.E12]*2/[.F12])" office:value-type="float" office:value="0">
            <text:p>0,00</text:p>
          </table:table-cell>
          <table:table-cell table:style-name="ce4" table:formula="of:=4*([.C12]+[.D12])+9*[.E12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2]=0;0;[.C12]*[.J12]/[.B12])" office:value-type="float" office:value="0">
            <text:p>0,00</text:p>
          </table:table-cell>
          <table:table-cell table:style-name="ce20" table:formula="of:=IF([.B12]=0;0;[.D12]*[.J12]/[.B12])" office:value-type="float" office:value="0">
            <text:p>0,00</text:p>
          </table:table-cell>
          <table:table-cell table:style-name="ce20" table:formula="of:=IF([.B12]=0;0;[.E12]*[.J12]/[.B12])" office:value-type="float" office:value="0">
            <text:p>0,00</text:p>
          </table:table-cell>
          <table:table-cell table:style-name="ce20" table:formula="of:=2*([.K12]+[.L12])" office:value-type="float" office:value="0">
            <text:p>0,00</text:p>
          </table:table-cell>
          <table:table-cell table:style-name="ce20" table:formula="of:=4*([.K12]+[.L12])+9*[.M12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3]+[.D13])" office:value-type="float" office:value="0">
            <text:p>0,00</text:p>
          </table:table-cell>
          <table:table-cell table:style-name="ce167" table:formula="of:=IF(([.F13]=0);0;[.E13]*2/[.F13])" office:value-type="float" office:value="0">
            <text:p>0,00</text:p>
          </table:table-cell>
          <table:table-cell table:style-name="ce4" table:formula="of:=4*([.C13]+[.D13])+9*[.E13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3]=0;0;[.C13]*[.J13]/[.B13])" office:value-type="float" office:value="0">
            <text:p>0,00</text:p>
          </table:table-cell>
          <table:table-cell table:style-name="ce20" table:formula="of:=IF([.B13]=0;0;[.D13]*[.J13]/[.B13])" office:value-type="float" office:value="0">
            <text:p>0,00</text:p>
          </table:table-cell>
          <table:table-cell table:style-name="ce20" table:formula="of:=IF([.B13]=0;0;[.E13]*[.J13]/[.B13])" office:value-type="float" office:value="0">
            <text:p>0,00</text:p>
          </table:table-cell>
          <table:table-cell table:style-name="ce20" table:formula="of:=2*([.K13]+[.L13])" office:value-type="float" office:value="0">
            <text:p>0,00</text:p>
          </table:table-cell>
          <table:table-cell table:style-name="ce20" table:formula="of:=4*([.K13]+[.L13])+9*[.M13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4]+[.D14])" office:value-type="float" office:value="0">
            <text:p>0,00</text:p>
          </table:table-cell>
          <table:table-cell table:style-name="ce167" table:formula="of:=IF(([.F14]=0);0;[.E14]*2/[.F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5]+[.D15])" office:value-type="float" office:value="0">
            <text:p>0,00</text:p>
          </table:table-cell>
          <table:table-cell table:style-name="ce167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table:formula="of:=SUM([.J7:.J15])" office:value-type="float" office:value="65">
            <text:p>65,00</text:p>
          </table:table-cell>
          <table:table-cell table:style-name="ce17" table:formula="of:=SUM([.K7:.K15])" office:value-type="float" office:value="9.755">
            <text:p>9,76</text:p>
          </table:table-cell>
          <table:table-cell table:style-name="ce17" table:formula="of:=SUM([.L7:.L15])" office:value-type="float" office:value="6.8715">
            <text:p>6,87</text:p>
          </table:table-cell>
          <table:table-cell table:style-name="ce17" table:formula="of:=SUM([.M7:.M15])" office:value-type="float" office:value="34.735">
            <text:p>34,74</text:p>
          </table:table-cell>
          <table:table-cell table:style-name="ce17" table:formula="of:=2*([.K16]+[.L16])" office:value-type="float" office:value="33.253">
            <text:p>33,25</text:p>
          </table:table-cell>
          <table:table-cell table:style-name="ce17" table:formula="of:=4*([.K16]+[.L16])+9*[.M16]" office:value-type="float" office:value="379.121">
            <text:p>379,12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1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15.0076923076923">
            <text:p>15,01</text:p>
          </table:table-cell>
          <table:table-cell table:style-name="ce6" table:formula="of:=IF([.J16]=0;0;[.L16]*[.B19]/[.J16])" office:value-type="float" office:value="10.5715384615385">
            <text:p>10,57</text:p>
          </table:table-cell>
          <table:table-cell table:style-name="ce6" table:formula="of:=IF([.J16]=0;0;[.M16]*[.B19]/[.J16])" office:value-type="float" office:value="53.4384615384615">
            <text:p>53,44</text:p>
          </table:table-cell>
          <table:table-cell table:style-name="ce166" table:formula="of:=2*([.C19]+[.D19])" office:value-type="float" office:value="51.1584615384615">
            <text:p>51,16</text:p>
          </table:table-cell>
          <table:table-cell table:style-name="ce168" table:formula="of:=IF(AND(([.C19]=0);([.D19]=0));0;[.E19]/([.C19]+[.D19]))" office:value-type="float" office:value="2.08913481490392">
            <text:p>2,09</text:p>
          </table:table-cell>
          <table:table-cell table:style-name="ce6" table:formula="of:=4*([.C19]+[.D19])+9*[.E19]" office:value-type="float" office:value="583.263076923077">
            <text:p>583,26</text:p>
          </table:table-cell>
          <table:table-cell office:value-type="string">
            <text:p>Portion 1</text:p>
          </table:table-cell>
          <table:table-cell/>
          <table:table-cell table:formula="of:=IF([.B19]=0;0;[.C19]*[.J19]/[.B19])" office:value-type="float" office:value="0">
            <text:p>0,00</text:p>
          </table:table-cell>
          <table:table-cell table:formula="of:=IF([.B19]=0;0;[.D19]*[.J19]/[.B19])" office:value-type="float" office:value="0">
            <text:p>0,00</text:p>
          </table:table-cell>
          <table:table-cell table:formula="of:=IF([.B19]=0;0;[.E19]*[.J19]/[.B19])" office:value-type="float" office:value="0">
            <text:p>0,00</text:p>
          </table:table-cell>
          <table:table-cell table:formula="of:=2*([.K19]+[.L19])" office:value-type="float" office:value="0">
            <text:p>0,00</text:p>
          </table:table-cell>
          <table:table-cell table:formula="of:=4*([.K19]+[.L19])+9*[.M19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/>
          <table:table-cell table:formula="of:=IF([.B19]=0;0;[.C19]*[.J20]/[.B19])" office:value-type="float" office:value="0">
            <text:p>0,00</text:p>
          </table:table-cell>
          <table:table-cell table:formula="of:=IF([.B19]=0;0;[.D19]*[.J20]/[.B19])" office:value-type="float" office:value="0">
            <text:p>0,00</text:p>
          </table:table-cell>
          <table:table-cell table:formula="of:=IF([.B19]=0;0;[.E19]*[.J20]/[.B19])" office:value-type="float" office:value="0">
            <text:p>0,00</text:p>
          </table:table-cell>
          <table:table-cell table:formula="of:=2*([.K20]+[.L20])" office:value-type="float" office:value="0">
            <text:p>0,00</text:p>
          </table:table-cell>
          <table:table-cell table:formula="of:=4*([.K20]+[.L20])+9*[.M20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/>
          <table:table-cell table:formula="of:=IF([.B19]=0;0;[.C19]*[.J21]/[.B19])" office:value-type="float" office:value="0">
            <text:p>0,00</text:p>
          </table:table-cell>
          <table:table-cell table:formula="of:=IF([.B19]=0;0;[.D19]*[.J21]/[.B19])" office:value-type="float" office:value="0">
            <text:p>0,00</text:p>
          </table:table-cell>
          <table:table-cell table:formula="of:=IF([.B19]=0;0;[.E19]*[.J21]/[.B19])" office:value-type="float" office:value="0">
            <text:p>0,00</text:p>
          </table:table-cell>
          <table:table-cell table:formula="of:=2*([.K21]+[.L21])" office:value-type="float" office:value="0">
            <text:p>0,00</text:p>
          </table:table-cell>
          <table:table-cell table:formula="of:=4*([.K21]+[.L21])+9*[.M21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/>
          <table:table-cell table:formula="of:=IF([.B19]=0;0;[.C19]*[.J22]/[.B19])" office:value-type="float" office:value="0">
            <text:p>0,00</text:p>
          </table:table-cell>
          <table:table-cell table:formula="of:=IF([.B19]=0;0;[.D19]*[.J22]/[.B19])" office:value-type="float" office:value="0">
            <text:p>0,00</text:p>
          </table:table-cell>
          <table:table-cell table:formula="of:=IF([.B19]=0;0;[.E19]*[.J22]/[.B19])" office:value-type="float" office:value="0">
            <text:p>0,00</text:p>
          </table:table-cell>
          <table:table-cell table:formula="of:=2*([.K22]+[.L22])" office:value-type="float" office:value="0">
            <text:p>0,00</text:p>
          </table:table-cell>
          <table:table-cell table:formula="of:=4*([.K22]+[.L22])+9*[.M22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/>
          <table:table-cell table:formula="of:=IF([.B19]=0;0;[.C19]*[.J23]/[.B19])" office:value-type="float" office:value="0">
            <text:p>0,00</text:p>
          </table:table-cell>
          <table:table-cell table:formula="of:=IF([.B19]=0;0;[.D19]*[.J23]/[.B19])" office:value-type="float" office:value="0">
            <text:p>0,00</text:p>
          </table:table-cell>
          <table:table-cell table:formula="of:=IF([.B19]=0;0;[.E19]*[.J23]/[.B19])" office:value-type="float" office:value="0">
            <text:p>0,00</text:p>
          </table:table-cell>
          <table:table-cell table:formula="of:=2*([.K23]+[.L23])" office:value-type="float" office:value="0">
            <text:p>0,00</text:p>
          </table:table-cell>
          <table:table-cell table:formula="of:=4*([.K23]+[.L23])+9*[.M23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/>
          <table:table-cell table:formula="of:=IF([.B19]=0;0;[.C19]*[.J24]/[.B19])" office:value-type="float" office:value="0">
            <text:p>0,00</text:p>
          </table:table-cell>
          <table:table-cell table:formula="of:=IF([.B19]=0;0;[.D19]*[.J24]/[.B19])" office:value-type="float" office:value="0">
            <text:p>0,00</text:p>
          </table:table-cell>
          <table:table-cell table:formula="of:=IF([.B19]=0;0;[.E19]*[.J24]/[.B19])" office:value-type="float" office:value="0">
            <text:p>0,00</text:p>
          </table:table-cell>
          <table:table-cell table:formula="of:=2*([.K24]+[.L24])" office:value-type="float" office:value="0">
            <text:p>0,00</text:p>
          </table:table-cell>
          <table:table-cell table:formula="of:=4*([.K24]+[.L24])+9*[.M24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/>
          <table:table-cell table:formula="of:=IF([.B19]=0;0;[.C19]*[.J25]/[.B19])" office:value-type="float" office:value="0">
            <text:p>0,00</text:p>
          </table:table-cell>
          <table:table-cell table:formula="of:=IF([.B19]=0;0;[.D19]*[.J25]/[.B19])" office:value-type="float" office:value="0">
            <text:p>0,00</text:p>
          </table:table-cell>
          <table:table-cell table:formula="of:=IF([.B19]=0;0;[.E19]*[.J25]/[.B19])" office:value-type="float" office:value="0">
            <text:p>0,00</text:p>
          </table:table-cell>
          <table:table-cell table:formula="of:=2*([.K25]+[.L25])" office:value-type="float" office:value="0">
            <text:p>0,00</text:p>
          </table:table-cell>
          <table:table-cell table:formula="of:=4*([.K25]+[.L25])+9*[.M2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/>
          <table:table-cell table:formula="of:=IF([.B19]=0;0;[.C19]*[.J26]/[.B19])" office:value-type="float" office:value="0">
            <text:p>0,00</text:p>
          </table:table-cell>
          <table:table-cell table:formula="of:=IF([.B19]=0;0;[.D19]*[.J26]/[.B19])" office:value-type="float" office:value="0">
            <text:p>0,00</text:p>
          </table:table-cell>
          <table:table-cell table:formula="of:=IF([.B19]=0;0;[.E19]*[.J26]/[.B19])" office:value-type="float" office:value="0">
            <text:p>0,00</text:p>
          </table:table-cell>
          <table:table-cell table:formula="of:=2*([.K26]+[.L26])" office:value-type="float" office:value="0">
            <text:p>0,00</text:p>
          </table:table-cell>
          <table:table-cell table:formula="of:=4*([.K26]+[.L26])+9*[.M26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/>
          <table:table-cell table:formula="of:=IF([.B19]=0;0;[.C19]*[.J27]/[.B19])" office:value-type="float" office:value="0">
            <text:p>0,00</text:p>
          </table:table-cell>
          <table:table-cell table:formula="of:=IF([.B19]=0;0;[.D19]*[.J27]/[.B19])" office:value-type="float" office:value="0">
            <text:p>0,00</text:p>
          </table:table-cell>
          <table:table-cell table:formula="of:=IF([.B19]=0;0;[.E19]*[.J27]/[.B19])" office:value-type="float" office:value="0">
            <text:p>0,00</text:p>
          </table:table-cell>
          <table:table-cell table:formula="of:=2*([.K27]+[.L27])" office:value-type="float" office:value="0">
            <text:p>0,00</text:p>
          </table:table-cell>
          <table:table-cell table:formula="of:=4*([.K27]+[.L27])+9*[.M27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/>
          <table:table-cell table:formula="of:=IF([.B19]=0;0;[.C19]*[.J28]/[.B19])" office:value-type="float" office:value="0">
            <text:p>0,00</text:p>
          </table:table-cell>
          <table:table-cell table:formula="of:=IF([.B19]=0;0;[.D19]*[.J28]/[.B19])" office:value-type="float" office:value="0">
            <text:p>0,00</text:p>
          </table:table-cell>
          <table:table-cell table:formula="of:=IF([.B19]=0;0;[.E19]*[.J28]/[.B19])" office:value-type="float" office:value="0">
            <text:p>0,00</text:p>
          </table:table-cell>
          <table:table-cell table:formula="of:=2*([.K28]+[.L28])" office:value-type="float" office:value="0">
            <text:p>0,00</text:p>
          </table:table-cell>
          <table:table-cell table:formula="of:=4*([.K28]+[.L28])+9*[.M28]" office:value-type="float" office:value="0">
            <text:p>0,00</text:p>
          </table:table-cell>
        </table:table-row>
      </table:table>
      <table:table table:name="FONDUE SAVOYARDE" table:style-name="ta1" table:print="false">
        <table:table-column table:style-name="co1" table:number-columns-repeated="8" table:default-cell-style-name="Default"/>
        <table:table-column table:style-name="co1" table:number-columns-repeated="7" table:default-cell-style-name="ce15"/>
        <table:table-row table:style-name="ro1">
          <table:table-cell/>
          <table:table-cell office:value-type="string">
            <text:p>RECETTE</text:p>
          </table:table-cell>
          <table:table-cell table:number-columns-repeated="6"/>
          <table:table-cell table:style-name="Default"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2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6">
            <text:p>26,00</text:p>
          </table:table-cell>
          <table:table-cell table:style-name="ce4" office:value-type="float" office:value="0.2">
            <text:p>0,20</text:p>
          </table:table-cell>
          <table:table-cell table:style-name="ce4" office:value-type="float" office:value="32">
            <text:p>32,00</text:p>
          </table:table-cell>
          <table:table-cell table:style-name="ce4" table:formula="of:=2*([.C7]+[.D7])" office:value-type="float" office:value="52.4">
            <text:p>52,40</text:p>
          </table:table-cell>
          <table:table-cell table:style-name="ce37" table:formula="of:=IF(([.F7]=0);0;[.E7]*2/[.F7])" office:value-type="float" office:value="1.22137404580153">
            <text:p>1,22</text:p>
          </table:table-cell>
          <table:table-cell table:style-name="ce4" table:formula="of:=4*([.C7]+[.D7])+9*[.E7]" office:value-type="float" office:value="392.8">
            <text:p>392,80</text:p>
          </table:table-cell>
          <table:table-cell table:style-name="ce12" office:value-type="string">
            <text:p>Beaufort</text:p>
          </table:table-cell>
          <table:table-cell table:style-name="ce16" office:value-type="float" office:value="20">
            <text:p>20,00</text:p>
          </table:table-cell>
          <table:table-cell table:style-name="ce20" table:formula="of:=IF([.B7]=0;0;[.C7]*[.J7]/[.B7])" office:value-type="float" office:value="5.2">
            <text:p>5,20</text:p>
          </table:table-cell>
          <table:table-cell table:style-name="ce20" table:formula="of:=IF([.B7]=0;0;[.D7]*[.J7]/[.B7])" office:value-type="float" office:value="0.04">
            <text:p>0,04</text:p>
          </table:table-cell>
          <table:table-cell table:style-name="ce20" table:formula="of:=IF([.B7]=0;0;[.E7]*[.J7]/[.B7])" office:value-type="float" office:value="6.4">
            <text:p>6,40</text:p>
          </table:table-cell>
          <table:table-cell table:style-name="ce20" table:formula="of:=2*([.K7]+[.L7])" office:value-type="float" office:value="10.48">
            <text:p>10,48</text:p>
          </table:table-cell>
          <table:table-cell table:style-name="ce20" table:formula="of:=4*([.K7]+[.L7])+9*[.M7]" office:value-type="float" office:value="78.56">
            <text:p>78,56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5">
            <text:p>25,00</text:p>
          </table:table-cell>
          <table:table-cell table:style-name="ce4" office:value-type="float" office:value="0.1">
            <text:p>0,10</text:p>
          </table:table-cell>
          <table:table-cell table:style-name="ce4" office:value-type="float" office:value="33">
            <text:p>33,00</text:p>
          </table:table-cell>
          <table:table-cell table:style-name="ce4" table:formula="of:=2*([.C8]+[.D8])" office:value-type="float" office:value="50.2">
            <text:p>50,20</text:p>
          </table:table-cell>
          <table:table-cell table:style-name="ce37" table:formula="of:=IF(([.F8]=0);0;[.E8]*2/[.F8])" office:value-type="float" office:value="1.31474103585657">
            <text:p>1,31</text:p>
          </table:table-cell>
          <table:table-cell table:style-name="ce4" table:formula="of:=4*([.C8]+[.D8])+9*[.E8]" office:value-type="float" office:value="397.4">
            <text:p>397,40</text:p>
          </table:table-cell>
          <table:table-cell table:style-name="ce12" office:value-type="string">
            <text:p>abondance</text:p>
          </table:table-cell>
          <table:table-cell table:style-name="ce16" office:value-type="float" office:value="20">
            <text:p>20,00</text:p>
          </table:table-cell>
          <table:table-cell table:style-name="ce20" table:formula="of:=IF([.B8]=0;0;[.C8]*[.J8]/[.B8])" office:value-type="float" office:value="5">
            <text:p>5,00</text:p>
          </table:table-cell>
          <table:table-cell table:style-name="ce20" table:formula="of:=IF([.B8]=0;0;[.D8]*[.J8]/[.B8])" office:value-type="float" office:value="0.02">
            <text:p>0,02</text:p>
          </table:table-cell>
          <table:table-cell table:style-name="ce20" table:formula="of:=IF([.B8]=0;0;[.E8]*[.J8]/[.B8])" office:value-type="float" office:value="6.6">
            <text:p>6,60</text:p>
          </table:table-cell>
          <table:table-cell table:style-name="ce20" table:formula="of:=2*([.K8]+[.L8])" office:value-type="float" office:value="10.04">
            <text:p>10,04</text:p>
          </table:table-cell>
          <table:table-cell table:style-name="ce20" table:formula="of:=4*([.K8]+[.L8])+9*[.M8]" office:value-type="float" office:value="79.48">
            <text:p>79,48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8">
            <text:p>28,00</text:p>
          </table:table-cell>
          <table:table-cell table:style-name="ce4" office:value-type="float" office:value="0.1">
            <text:p>0,10</text:p>
          </table:table-cell>
          <table:table-cell table:style-name="ce4" office:value-type="float" office:value="34">
            <text:p>34,00</text:p>
          </table:table-cell>
          <table:table-cell table:style-name="ce4" table:formula="of:=2*([.C9]+[.D9])" office:value-type="float" office:value="56.2">
            <text:p>56,20</text:p>
          </table:table-cell>
          <table:table-cell table:style-name="ce37" table:formula="of:=IF(([.F9]=0);0;[.E9]*2/[.F9])" office:value-type="float" office:value="1.20996441281139">
            <text:p>1,21</text:p>
          </table:table-cell>
          <table:table-cell table:style-name="ce4" table:formula="of:=4*([.C9]+[.D9])+9*[.E9]" office:value-type="float" office:value="418.4">
            <text:p>418,40</text:p>
          </table:table-cell>
          <table:table-cell table:style-name="ce12" office:value-type="string">
            <text:p>comté</text:p>
          </table:table-cell>
          <table:table-cell table:style-name="ce16" office:value-type="float" office:value="20">
            <text:p>20,00</text:p>
          </table:table-cell>
          <table:table-cell table:style-name="ce20" table:formula="of:=IF([.B9]=0;0;[.C9]*[.J9]/[.B9])" office:value-type="float" office:value="5.6">
            <text:p>5,60</text:p>
          </table:table-cell>
          <table:table-cell table:style-name="ce20" table:formula="of:=IF([.B9]=0;0;[.D9]*[.J9]/[.B9])" office:value-type="float" office:value="0.02">
            <text:p>0,02</text:p>
          </table:table-cell>
          <table:table-cell table:style-name="ce20" table:formula="of:=IF([.B9]=0;0;[.E9]*[.J9]/[.B9])" office:value-type="float" office:value="6.8">
            <text:p>6,80</text:p>
          </table:table-cell>
          <table:table-cell table:style-name="ce20" table:formula="of:=2*([.K9]+[.L9])" office:value-type="float" office:value="11.24">
            <text:p>11,24</text:p>
          </table:table-cell>
          <table:table-cell table:style-name="ce20" table:formula="of:=4*([.K9]+[.L9])+9*[.M9]" office:value-type="float" office:value="83.68">
            <text:p>83,68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19">
            <text:p>2,19</text:p>
          </table:table-cell>
          <table:table-cell table:style-name="ce4" office:value-type="float" office:value="2.18">
            <text:p>2,18</text:p>
          </table:table-cell>
          <table:table-cell table:style-name="ce4" office:value-type="float" office:value="30">
            <text:p>30,00</text:p>
          </table:table-cell>
          <table:table-cell table:style-name="ce4" table:formula="of:=2*([.C10]+[.D10])" office:value-type="float" office:value="8.74">
            <text:p>8,74</text:p>
          </table:table-cell>
          <table:table-cell table:style-name="ce37" table:formula="of:=IF(([.F10]=0);0;[.E10]*2/[.F10])" office:value-type="float" office:value="6.8649885583524">
            <text:p>6,86</text:p>
          </table:table-cell>
          <table:table-cell table:style-name="ce4" table:formula="of:=4*([.C10]+[.D10])+9*[.E10]" office:value-type="float" office:value="287.48">
            <text:p>287,48</text:p>
          </table:table-cell>
          <table:table-cell table:style-name="ce12" office:value-type="string">
            <text:p>Crème 30</text:p>
          </table:table-cell>
          <table:table-cell table:style-name="ce16" office:value-type="float" office:value="0">
            <text:p>0,00</text:p>
          </table:table-cell>
          <table:table-cell table:style-name="ce20" table:formula="of:=IF([.B10]=0;0;[.C10]*[.J10]/[.B10])" office:value-type="float" office:value="0">
            <text:p>0,00</text:p>
          </table:table-cell>
          <table:table-cell table:style-name="ce20" table:formula="of:=IF([.B10]=0;0;[.D10]*[.J10]/[.B10])" office:value-type="float" office:value="0">
            <text:p>0,00</text:p>
          </table:table-cell>
          <table:table-cell table:style-name="ce20" table:formula="of:=IF([.B10]=0;0;[.E10]*[.J10]/[.B10])" office:value-type="float" office:value="0">
            <text:p>0,00</text:p>
          </table:table-cell>
          <table:table-cell table:style-name="ce20" table:formula="of:=2*([.K10]+[.L10])" office:value-type="float" office:value="0">
            <text:p>0,00</text:p>
          </table:table-cell>
          <table:table-cell table:style-name="ce20" table:formula="of:=4*([.K10]+[.L10])+9*[.M10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0.5">
            <text:p>0,50</text:p>
          </table:table-cell>
          <table:table-cell table:style-name="ce4" office:value-type="float" office:value="82.2">
            <text:p>82,20</text:p>
          </table:table-cell>
          <table:table-cell table:style-name="ce4" table:formula="of:=2*([.C11]+[.D11])" office:value-type="float" office:value="2.4">
            <text:p>2,40</text:p>
          </table:table-cell>
          <table:table-cell table:style-name="ce37" table:formula="of:=IF(([.F11]=0);0;[.E11]*2/[.F11])" office:value-type="float" office:value="68.5">
            <text:p>68,50</text:p>
          </table:table-cell>
          <table:table-cell table:style-name="ce4" table:formula="of:=4*([.C11]+[.D11])+9*[.E11]" office:value-type="float" office:value="744.6">
            <text:p>744,60</text:p>
          </table:table-cell>
          <table:table-cell table:style-name="ce12" office:value-type="string">
            <text:p>beurre</text:p>
          </table:table-cell>
          <table:table-cell table:style-name="ce16" office:value-type="float" office:value="15">
            <text:p>15,00</text:p>
          </table:table-cell>
          <table:table-cell table:style-name="ce20" table:formula="of:=IF([.B11]=0;0;[.C11]*[.J11]/[.B11])" office:value-type="float" office:value="0.105">
            <text:p>0,11</text:p>
          </table:table-cell>
          <table:table-cell table:style-name="ce20" table:formula="of:=IF([.B11]=0;0;[.D11]*[.J11]/[.B11])" office:value-type="float" office:value="0.075">
            <text:p>0,08</text:p>
          </table:table-cell>
          <table:table-cell table:style-name="ce20" table:formula="of:=IF([.B11]=0;0;[.E11]*[.J11]/[.B11])" office:value-type="float" office:value="12.33">
            <text:p>12,33</text:p>
          </table:table-cell>
          <table:table-cell table:style-name="ce20" table:formula="of:=2*([.K11]+[.L11])" office:value-type="float" office:value="0.36">
            <text:p>0,36</text:p>
          </table:table-cell>
          <table:table-cell table:style-name="ce20" table:formula="of:=4*([.K11]+[.L11])+9*[.M11]" office:value-type="float" office:value="111.69">
            <text:p>111,69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2]+[.D12])" office:value-type="float" office:value="0">
            <text:p>0,00</text:p>
          </table:table-cell>
          <table:table-cell table:style-name="ce37" table:formula="of:=IF(([.F12]=0);0;[.E12]*2/[.F12])" office:value-type="float" office:value="0">
            <text:p>0,00</text:p>
          </table:table-cell>
          <table:table-cell table:style-name="ce4" table:formula="of:=4*([.C12]+[.D12])+9*[.E12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2]=0;0;[.C12]*[.J12]/[.B12])" office:value-type="float" office:value="0">
            <text:p>0,00</text:p>
          </table:table-cell>
          <table:table-cell table:style-name="ce20" table:formula="of:=IF([.B12]=0;0;[.D12]*[.J12]/[.B12])" office:value-type="float" office:value="0">
            <text:p>0,00</text:p>
          </table:table-cell>
          <table:table-cell table:style-name="ce20" table:formula="of:=IF([.B12]=0;0;[.E12]*[.J12]/[.B12])" office:value-type="float" office:value="0">
            <text:p>0,00</text:p>
          </table:table-cell>
          <table:table-cell table:style-name="ce20" table:formula="of:=2*([.K12]+[.L12])" office:value-type="float" office:value="0">
            <text:p>0,00</text:p>
          </table:table-cell>
          <table:table-cell table:style-name="ce20" table:formula="of:=4*([.K12]+[.L12])+9*[.M12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3]+[.D13])" office:value-type="float" office:value="0">
            <text:p>0,00</text:p>
          </table:table-cell>
          <table:table-cell table:style-name="ce37" table:formula="of:=IF(([.F13]=0);0;[.E13]*2/[.F13])" office:value-type="float" office:value="0">
            <text:p>0,00</text:p>
          </table:table-cell>
          <table:table-cell table:style-name="ce4" table:formula="of:=4*([.C13]+[.D13])+9*[.E13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3]=0;0;[.C13]*[.J13]/[.B13])" office:value-type="float" office:value="0">
            <text:p>0,00</text:p>
          </table:table-cell>
          <table:table-cell table:style-name="ce20" table:formula="of:=IF([.B13]=0;0;[.D13]*[.J13]/[.B13])" office:value-type="float" office:value="0">
            <text:p>0,00</text:p>
          </table:table-cell>
          <table:table-cell table:style-name="ce20" table:formula="of:=IF([.B13]=0;0;[.E13]*[.J13]/[.B13])" office:value-type="float" office:value="0">
            <text:p>0,00</text:p>
          </table:table-cell>
          <table:table-cell table:style-name="ce20" table:formula="of:=2*([.K13]+[.L13])" office:value-type="float" office:value="0">
            <text:p>0,00</text:p>
          </table:table-cell>
          <table:table-cell table:style-name="ce20" table:formula="of:=4*([.K13]+[.L13])+9*[.M13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4]+[.D14])" office:value-type="float" office:value="0">
            <text:p>0,00</text:p>
          </table:table-cell>
          <table:table-cell table:style-name="ce37" table:formula="of:=IF(([.F14]=0);0;[.E14]*2/[.F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5]+[.D15])" office:value-type="float" office:value="0">
            <text:p>0,00</text:p>
          </table:table-cell>
          <table:table-cell table:style-name="ce37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table:formula="of:=SUM([.J7:.J15])" office:value-type="float" office:value="75">
            <text:p>75,00</text:p>
          </table:table-cell>
          <table:table-cell table:style-name="ce17" table:formula="of:=SUM([.K7:.K15])" office:value-type="float" office:value="15.905">
            <text:p>15,91</text:p>
          </table:table-cell>
          <table:table-cell table:style-name="ce17" table:formula="of:=SUM([.L7:.L15])" office:value-type="float" office:value="0.155">
            <text:p>0,16</text:p>
          </table:table-cell>
          <table:table-cell table:style-name="ce17" table:formula="of:=SUM([.M7:.M15])" office:value-type="float" office:value="32.13">
            <text:p>32,13</text:p>
          </table:table-cell>
          <table:table-cell table:style-name="ce17" table:formula="of:=2*([.K16]+[.L16])" office:value-type="float" office:value="32.12">
            <text:p>32,12</text:p>
          </table:table-cell>
          <table:table-cell table:style-name="ce17" table:formula="of:=4*([.K16]+[.L16])+9*[.M16]" office:value-type="float" office:value="353.41">
            <text:p>353,41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2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21.2066666666667">
            <text:p>21,21</text:p>
          </table:table-cell>
          <table:table-cell table:style-name="ce6" table:formula="of:=IF([.J16]=0;0;[.L16]*[.B19]/[.J16])" office:value-type="float" office:value="0.206666666666667">
            <text:p>0,21</text:p>
          </table:table-cell>
          <table:table-cell table:style-name="ce6" table:formula="of:=IF([.J16]=0;0;[.M16]*[.B19]/[.J16])" office:value-type="float" office:value="42.84">
            <text:p>42,84</text:p>
          </table:table-cell>
          <table:table-cell table:style-name="ce36" table:formula="of:=2*([.C19]+[.D19])" office:value-type="float" office:value="42.8266666666667">
            <text:p>42,83</text:p>
          </table:table-cell>
          <table:table-cell table:style-name="ce38" table:formula="of:=IF(AND(([.C19]=0);([.D19]=0));0;[.E19]/([.C19]+[.D19]))" office:value-type="float" office:value="2.00062266500623">
            <text:p>2,00</text:p>
          </table:table-cell>
          <table:table-cell table:style-name="ce6" table:formula="of:=4*([.C19]+[.D19])+9*[.E19]" office:value-type="float" office:value="471.213333333333">
            <text:p>471,21</text:p>
          </table:table-cell>
          <table:table-cell office:value-type="string">
            <text:p>Portion 1</text:p>
          </table:table-cell>
          <table:table-cell/>
          <table:table-cell table:formula="of:=IF([.B19]=0;0;[.C19]*[.J19]/[.B19])" office:value-type="float" office:value="0">
            <text:p>0,00</text:p>
          </table:table-cell>
          <table:table-cell table:formula="of:=IF([.B19]=0;0;[.D19]*[.J19]/[.B19])" office:value-type="float" office:value="0">
            <text:p>0,00</text:p>
          </table:table-cell>
          <table:table-cell table:formula="of:=IF([.B19]=0;0;[.E19]*[.J19]/[.B19])" office:value-type="float" office:value="0">
            <text:p>0,00</text:p>
          </table:table-cell>
          <table:table-cell table:formula="of:=2*([.K19]+[.L19])" office:value-type="float" office:value="0">
            <text:p>0,00</text:p>
          </table:table-cell>
          <table:table-cell table:formula="of:=4*([.K19]+[.L19])+9*[.M19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/>
          <table:table-cell table:formula="of:=IF([.B19]=0;0;[.C19]*[.J20]/[.B19])" office:value-type="float" office:value="0">
            <text:p>0,00</text:p>
          </table:table-cell>
          <table:table-cell table:formula="of:=IF([.B19]=0;0;[.D19]*[.J20]/[.B19])" office:value-type="float" office:value="0">
            <text:p>0,00</text:p>
          </table:table-cell>
          <table:table-cell table:formula="of:=IF([.B19]=0;0;[.E19]*[.J20]/[.B19])" office:value-type="float" office:value="0">
            <text:p>0,00</text:p>
          </table:table-cell>
          <table:table-cell table:formula="of:=2*([.K20]+[.L20])" office:value-type="float" office:value="0">
            <text:p>0,00</text:p>
          </table:table-cell>
          <table:table-cell table:formula="of:=4*([.K20]+[.L20])+9*[.M20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/>
          <table:table-cell table:formula="of:=IF([.B19]=0;0;[.C19]*[.J21]/[.B19])" office:value-type="float" office:value="0">
            <text:p>0,00</text:p>
          </table:table-cell>
          <table:table-cell table:formula="of:=IF([.B19]=0;0;[.D19]*[.J21]/[.B19])" office:value-type="float" office:value="0">
            <text:p>0,00</text:p>
          </table:table-cell>
          <table:table-cell table:formula="of:=IF([.B19]=0;0;[.E19]*[.J21]/[.B19])" office:value-type="float" office:value="0">
            <text:p>0,00</text:p>
          </table:table-cell>
          <table:table-cell table:formula="of:=2*([.K21]+[.L21])" office:value-type="float" office:value="0">
            <text:p>0,00</text:p>
          </table:table-cell>
          <table:table-cell table:formula="of:=4*([.K21]+[.L21])+9*[.M21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/>
          <table:table-cell table:formula="of:=IF([.B19]=0;0;[.C19]*[.J22]/[.B19])" office:value-type="float" office:value="0">
            <text:p>0,00</text:p>
          </table:table-cell>
          <table:table-cell table:formula="of:=IF([.B19]=0;0;[.D19]*[.J22]/[.B19])" office:value-type="float" office:value="0">
            <text:p>0,00</text:p>
          </table:table-cell>
          <table:table-cell table:formula="of:=IF([.B19]=0;0;[.E19]*[.J22]/[.B19])" office:value-type="float" office:value="0">
            <text:p>0,00</text:p>
          </table:table-cell>
          <table:table-cell table:formula="of:=2*([.K22]+[.L22])" office:value-type="float" office:value="0">
            <text:p>0,00</text:p>
          </table:table-cell>
          <table:table-cell table:formula="of:=4*([.K22]+[.L22])+9*[.M22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/>
          <table:table-cell table:formula="of:=IF([.B19]=0;0;[.C19]*[.J23]/[.B19])" office:value-type="float" office:value="0">
            <text:p>0,00</text:p>
          </table:table-cell>
          <table:table-cell table:formula="of:=IF([.B19]=0;0;[.D19]*[.J23]/[.B19])" office:value-type="float" office:value="0">
            <text:p>0,00</text:p>
          </table:table-cell>
          <table:table-cell table:formula="of:=IF([.B19]=0;0;[.E19]*[.J23]/[.B19])" office:value-type="float" office:value="0">
            <text:p>0,00</text:p>
          </table:table-cell>
          <table:table-cell table:formula="of:=2*([.K23]+[.L23])" office:value-type="float" office:value="0">
            <text:p>0,00</text:p>
          </table:table-cell>
          <table:table-cell table:formula="of:=4*([.K23]+[.L23])+9*[.M23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/>
          <table:table-cell table:formula="of:=IF([.B19]=0;0;[.C19]*[.J24]/[.B19])" office:value-type="float" office:value="0">
            <text:p>0,00</text:p>
          </table:table-cell>
          <table:table-cell table:formula="of:=IF([.B19]=0;0;[.D19]*[.J24]/[.B19])" office:value-type="float" office:value="0">
            <text:p>0,00</text:p>
          </table:table-cell>
          <table:table-cell table:formula="of:=IF([.B19]=0;0;[.E19]*[.J24]/[.B19])" office:value-type="float" office:value="0">
            <text:p>0,00</text:p>
          </table:table-cell>
          <table:table-cell table:formula="of:=2*([.K24]+[.L24])" office:value-type="float" office:value="0">
            <text:p>0,00</text:p>
          </table:table-cell>
          <table:table-cell table:formula="of:=4*([.K24]+[.L24])+9*[.M24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/>
          <table:table-cell table:formula="of:=IF([.B19]=0;0;[.C19]*[.J25]/[.B19])" office:value-type="float" office:value="0">
            <text:p>0,00</text:p>
          </table:table-cell>
          <table:table-cell table:formula="of:=IF([.B19]=0;0;[.D19]*[.J25]/[.B19])" office:value-type="float" office:value="0">
            <text:p>0,00</text:p>
          </table:table-cell>
          <table:table-cell table:formula="of:=IF([.B19]=0;0;[.E19]*[.J25]/[.B19])" office:value-type="float" office:value="0">
            <text:p>0,00</text:p>
          </table:table-cell>
          <table:table-cell table:formula="of:=2*([.K25]+[.L25])" office:value-type="float" office:value="0">
            <text:p>0,00</text:p>
          </table:table-cell>
          <table:table-cell table:formula="of:=4*([.K25]+[.L25])+9*[.M2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/>
          <table:table-cell table:formula="of:=IF([.B19]=0;0;[.C19]*[.J26]/[.B19])" office:value-type="float" office:value="0">
            <text:p>0,00</text:p>
          </table:table-cell>
          <table:table-cell table:formula="of:=IF([.B19]=0;0;[.D19]*[.J26]/[.B19])" office:value-type="float" office:value="0">
            <text:p>0,00</text:p>
          </table:table-cell>
          <table:table-cell table:formula="of:=IF([.B19]=0;0;[.E19]*[.J26]/[.B19])" office:value-type="float" office:value="0">
            <text:p>0,00</text:p>
          </table:table-cell>
          <table:table-cell table:formula="of:=2*([.K26]+[.L26])" office:value-type="float" office:value="0">
            <text:p>0,00</text:p>
          </table:table-cell>
          <table:table-cell table:formula="of:=4*([.K26]+[.L26])+9*[.M26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/>
          <table:table-cell table:formula="of:=IF([.B19]=0;0;[.C19]*[.J27]/[.B19])" office:value-type="float" office:value="0">
            <text:p>0,00</text:p>
          </table:table-cell>
          <table:table-cell table:formula="of:=IF([.B19]=0;0;[.D19]*[.J27]/[.B19])" office:value-type="float" office:value="0">
            <text:p>0,00</text:p>
          </table:table-cell>
          <table:table-cell table:formula="of:=IF([.B19]=0;0;[.E19]*[.J27]/[.B19])" office:value-type="float" office:value="0">
            <text:p>0,00</text:p>
          </table:table-cell>
          <table:table-cell table:formula="of:=2*([.K27]+[.L27])" office:value-type="float" office:value="0">
            <text:p>0,00</text:p>
          </table:table-cell>
          <table:table-cell table:formula="of:=4*([.K27]+[.L27])+9*[.M27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/>
          <table:table-cell table:formula="of:=IF([.B19]=0;0;[.C19]*[.J28]/[.B19])" office:value-type="float" office:value="0">
            <text:p>0,00</text:p>
          </table:table-cell>
          <table:table-cell table:formula="of:=IF([.B19]=0;0;[.D19]*[.J28]/[.B19])" office:value-type="float" office:value="0">
            <text:p>0,00</text:p>
          </table:table-cell>
          <table:table-cell table:formula="of:=IF([.B19]=0;0;[.E19]*[.J28]/[.B19])" office:value-type="float" office:value="0">
            <text:p>0,00</text:p>
          </table:table-cell>
          <table:table-cell table:formula="of:=2*([.K28]+[.L28])" office:value-type="float" office:value="0">
            <text:p>0,00</text:p>
          </table:table-cell>
          <table:table-cell table:formula="of:=4*([.K28]+[.L28])+9*[.M28]" office:value-type="float" office:value="0">
            <text:p>0,00</text:p>
          </table:table-cell>
        </table:table-row>
      </table:table>
      <table:table table:name="moussecacao" table:style-name="ta1" table:print="false">
        <table:table-column table:style-name="co1" table:number-columns-repeated="8" table:default-cell-style-name="Default"/>
        <table:table-column table:style-name="co1" table:number-columns-repeated="7" table:default-cell-style-name="ce15"/>
        <table:table-row table:style-name="ro1">
          <table:table-cell/>
          <table:table-cell office:value-type="string">
            <text:p>RECETTE</text:p>
          </table:table-cell>
          <table:table-cell table:number-columns-repeated="6"/>
          <table:table-cell table:style-name="Default"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2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8.1">
            <text:p>18,10</text:p>
          </table:table-cell>
          <table:table-cell table:style-name="ce4" office:value-type="float" office:value="17.3">
            <text:p>17,30</text:p>
          </table:table-cell>
          <table:table-cell table:style-name="ce4" office:value-type="float" office:value="21">
            <text:p>21,00</text:p>
          </table:table-cell>
          <table:table-cell table:style-name="ce4" table:formula="of:=2*([.C7]+[.D7])" office:value-type="float" office:value="70.8">
            <text:p>70,80</text:p>
          </table:table-cell>
          <table:table-cell table:style-name="ce40" table:formula="of:=IF(([.F7]=0);0;[.E7]*2/[.F7])" office:value-type="float" office:value="0.593220338983051">
            <text:p>0,59</text:p>
          </table:table-cell>
          <table:table-cell table:style-name="ce4" table:formula="of:=4*([.C7]+[.D7])+9*[.E7]" office:value-type="float" office:value="330.6">
            <text:p>330,60</text:p>
          </table:table-cell>
          <table:table-cell table:style-name="ce12" office:value-type="string">
            <text:p>cacao</text:p>
          </table:table-cell>
          <table:table-cell table:style-name="ce16" office:value-type="float" office:value="20">
            <text:p>20,00</text:p>
          </table:table-cell>
          <table:table-cell table:style-name="ce20" table:formula="of:=IF([.B7]=0;0;[.C7]*[.J7]/[.B7])" office:value-type="float" office:value="3.62">
            <text:p>3,62</text:p>
          </table:table-cell>
          <table:table-cell table:style-name="ce20" table:formula="of:=IF([.B7]=0;0;[.D7]*[.J7]/[.B7])" office:value-type="float" office:value="3.46">
            <text:p>3,46</text:p>
          </table:table-cell>
          <table:table-cell table:style-name="ce20" table:formula="of:=IF([.B7]=0;0;[.E7]*[.J7]/[.B7])" office:value-type="float" office:value="4.2">
            <text:p>4,20</text:p>
          </table:table-cell>
          <table:table-cell table:style-name="ce20" table:formula="of:=2*([.K7]+[.L7])" office:value-type="float" office:value="14.16">
            <text:p>14,16</text:p>
          </table:table-cell>
          <table:table-cell table:style-name="ce20" table:formula="of:=4*([.K7]+[.L7])+9*[.M7]" office:value-type="float" office:value="66.12">
            <text:p>66,12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0.5">
            <text:p>0,50</text:p>
          </table:table-cell>
          <table:table-cell table:style-name="ce4" office:value-type="float" office:value="82.2">
            <text:p>82,20</text:p>
          </table:table-cell>
          <table:table-cell table:style-name="ce4" table:formula="of:=2*([.C8]+[.D8])" office:value-type="float" office:value="2.4">
            <text:p>2,40</text:p>
          </table:table-cell>
          <table:table-cell table:style-name="ce40" table:formula="of:=IF(([.F8]=0);0;[.E8]*2/[.F8])" office:value-type="float" office:value="68.5">
            <text:p>68,50</text:p>
          </table:table-cell>
          <table:table-cell table:style-name="ce4" table:formula="of:=4*([.C8]+[.D8])+9*[.E8]" office:value-type="float" office:value="744.6">
            <text:p>744,60</text:p>
          </table:table-cell>
          <table:table-cell table:style-name="ce12" office:value-type="string">
            <text:p>beurre</text:p>
          </table:table-cell>
          <table:table-cell table:style-name="ce16" office:value-type="float" office:value="30">
            <text:p>30,00</text:p>
          </table:table-cell>
          <table:table-cell table:style-name="ce20" table:formula="of:=IF([.B8]=0;0;[.C8]*[.J8]/[.B8])" office:value-type="float" office:value="0.21">
            <text:p>0,21</text:p>
          </table:table-cell>
          <table:table-cell table:style-name="ce20" table:formula="of:=IF([.B8]=0;0;[.D8]*[.J8]/[.B8])" office:value-type="float" office:value="0.15">
            <text:p>0,15</text:p>
          </table:table-cell>
          <table:table-cell table:style-name="ce20" table:formula="of:=IF([.B8]=0;0;[.E8]*[.J8]/[.B8])" office:value-type="float" office:value="24.66">
            <text:p>24,66</text:p>
          </table:table-cell>
          <table:table-cell table:style-name="ce20" table:formula="of:=2*([.K8]+[.L8])" office:value-type="float" office:value="0.72">
            <text:p>0,72</text:p>
          </table:table-cell>
          <table:table-cell table:style-name="ce20" table:formula="of:=4*([.K8]+[.L8])+9*[.M8]" office:value-type="float" office:value="223.38">
            <text:p>223,38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19">
            <text:p>2,19</text:p>
          </table:table-cell>
          <table:table-cell table:style-name="ce4" office:value-type="float" office:value="2.18">
            <text:p>2,18</text:p>
          </table:table-cell>
          <table:table-cell table:style-name="ce4" office:value-type="float" office:value="30">
            <text:p>30,00</text:p>
          </table:table-cell>
          <table:table-cell table:style-name="ce4" table:formula="of:=2*([.C9]+[.D9])" office:value-type="float" office:value="8.74">
            <text:p>8,74</text:p>
          </table:table-cell>
          <table:table-cell table:style-name="ce40" table:formula="of:=IF(([.F9]=0);0;[.E9]*2/[.F9])" office:value-type="float" office:value="6.8649885583524">
            <text:p>6,86</text:p>
          </table:table-cell>
          <table:table-cell table:style-name="ce4" table:formula="of:=4*([.C9]+[.D9])+9*[.E9]" office:value-type="float" office:value="287.48">
            <text:p>287,48</text:p>
          </table:table-cell>
          <table:table-cell table:style-name="ce12" office:value-type="string">
            <text:p>Crème 30</text:p>
          </table:table-cell>
          <table:table-cell table:style-name="ce16" office:value-type="float" office:value="30">
            <text:p>30,00</text:p>
          </table:table-cell>
          <table:table-cell table:style-name="ce20" table:formula="of:=IF([.B9]=0;0;[.C9]*[.J9]/[.B9])" office:value-type="float" office:value="0.657">
            <text:p>0,66</text:p>
          </table:table-cell>
          <table:table-cell table:style-name="ce20" table:formula="of:=IF([.B9]=0;0;[.D9]*[.J9]/[.B9])" office:value-type="float" office:value="0.654">
            <text:p>0,65</text:p>
          </table:table-cell>
          <table:table-cell table:style-name="ce20" table:formula="of:=IF([.B9]=0;0;[.E9]*[.J9]/[.B9])" office:value-type="float" office:value="9">
            <text:p>9,00</text:p>
          </table:table-cell>
          <table:table-cell table:style-name="ce20" table:formula="of:=2*([.K9]+[.L9])" office:value-type="float" office:value="2.622">
            <text:p>2,62</text:p>
          </table:table-cell>
          <table:table-cell table:style-name="ce20" table:formula="of:=4*([.K9]+[.L9])+9*[.M9]" office:value-type="float" office:value="86.244">
            <text:p>86,24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2.3">
            <text:p>12,3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0.3">
            <text:p>10,30</text:p>
          </table:table-cell>
          <table:table-cell table:style-name="ce4" table:formula="of:=2*([.C10]+[.D10])" office:value-type="float" office:value="26">
            <text:p>26,00</text:p>
          </table:table-cell>
          <table:table-cell table:style-name="ce40" table:formula="of:=IF(([.F10]=0);0;[.E10]*2/[.F10])" office:value-type="float" office:value="0.792307692307692">
            <text:p>0,79</text:p>
          </table:table-cell>
          <table:table-cell table:style-name="ce4" table:formula="of:=4*([.C10]+[.D10])+9*[.E10]" office:value-type="float" office:value="144.7">
            <text:p>144,70</text:p>
          </table:table-cell>
          <table:table-cell table:style-name="ce12" office:value-type="string">
            <text:p>œufs</text:p>
          </table:table-cell>
          <table:table-cell table:style-name="ce16" office:value-type="float" office:value="100">
            <text:p>100,00</text:p>
          </table:table-cell>
          <table:table-cell table:style-name="ce20" table:formula="of:=IF([.B10]=0;0;[.C10]*[.J10]/[.B10])" office:value-type="float" office:value="12.3">
            <text:p>12,30</text:p>
          </table:table-cell>
          <table:table-cell table:style-name="ce20" table:formula="of:=IF([.B10]=0;0;[.D10]*[.J10]/[.B10])" office:value-type="float" office:value="0.7">
            <text:p>0,70</text:p>
          </table:table-cell>
          <table:table-cell table:style-name="ce20" table:formula="of:=IF([.B10]=0;0;[.E10]*[.J10]/[.B10])" office:value-type="float" office:value="10.3">
            <text:p>10,30</text:p>
          </table:table-cell>
          <table:table-cell table:style-name="ce20" table:formula="of:=2*([.K10]+[.L10])" office:value-type="float" office:value="26">
            <text:p>26,00</text:p>
          </table:table-cell>
          <table:table-cell table:style-name="ce20" table:formula="of:=4*([.K10]+[.L10])+9*[.M10]" office:value-type="float" office:value="144.7">
            <text:p>144,70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 office:value-type="float" office:value="0">
            <text:p>0,00</text:p>
          </table:table-cell>
          <table:table-cell table:style-name="ce4" table:formula="of:=2*([.C11]+[.D11])" office:value-type="float" office:value="0">
            <text:p>0,00</text:p>
          </table:table-cell>
          <table:table-cell table:style-name="ce40" table:formula="of:=IF(([.F11]=0);0;[.E11]*2/[.F11])" office:value-type="float" office:value="0">
            <text:p>0,00</text:p>
          </table:table-cell>
          <table:table-cell table:style-name="ce4" table:formula="of:=4*([.C11]+[.D11])+9*[.E11]" office:value-type="float" office:value="0">
            <text:p>0,00</text:p>
          </table:table-cell>
          <table:table-cell table:style-name="ce12" office:value-type="string">
            <text:p>saccharine</text:p>
          </table:table-cell>
          <table:table-cell table:style-name="ce16" office:value-type="float" office:value="1">
            <text:p>1,00</text:p>
          </table:table-cell>
          <table:table-cell table:style-name="ce20" table:formula="of:=IF([.B11]=0;0;[.C11]*[.J11]/[.B11])" office:value-type="float" office:value="0">
            <text:p>0,00</text:p>
          </table:table-cell>
          <table:table-cell table:style-name="ce20" table:formula="of:=IF([.B11]=0;0;[.D11]*[.J11]/[.B11])" office:value-type="float" office:value="0">
            <text:p>0,00</text:p>
          </table:table-cell>
          <table:table-cell table:style-name="ce20" table:formula="of:=IF([.B11]=0;0;[.E11]*[.J11]/[.B11])" office:value-type="float" office:value="0">
            <text:p>0,00</text:p>
          </table:table-cell>
          <table:table-cell table:style-name="ce20" table:formula="of:=2*([.K11]+[.L11])" office:value-type="float" office:value="0">
            <text:p>0,00</text:p>
          </table:table-cell>
          <table:table-cell table:style-name="ce20" table:formula="of:=4*([.K11]+[.L11])+9*[.M11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2]+[.D12])" office:value-type="float" office:value="0">
            <text:p>0,00</text:p>
          </table:table-cell>
          <table:table-cell table:style-name="ce40" table:formula="of:=IF(([.F12]=0);0;[.E12]*2/[.F12])" office:value-type="float" office:value="0">
            <text:p>0,00</text:p>
          </table:table-cell>
          <table:table-cell table:style-name="ce4" table:formula="of:=4*([.C12]+[.D12])+9*[.E12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2]=0;0;[.C12]*[.J12]/[.B12])" office:value-type="float" office:value="0">
            <text:p>0,00</text:p>
          </table:table-cell>
          <table:table-cell table:style-name="ce20" table:formula="of:=IF([.B12]=0;0;[.D12]*[.J12]/[.B12])" office:value-type="float" office:value="0">
            <text:p>0,00</text:p>
          </table:table-cell>
          <table:table-cell table:style-name="ce20" table:formula="of:=IF([.B12]=0;0;[.E12]*[.J12]/[.B12])" office:value-type="float" office:value="0">
            <text:p>0,00</text:p>
          </table:table-cell>
          <table:table-cell table:style-name="ce20" table:formula="of:=2*([.K12]+[.L12])" office:value-type="float" office:value="0">
            <text:p>0,00</text:p>
          </table:table-cell>
          <table:table-cell table:style-name="ce20" table:formula="of:=4*([.K12]+[.L12])+9*[.M12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3]+[.D13])" office:value-type="float" office:value="0">
            <text:p>0,00</text:p>
          </table:table-cell>
          <table:table-cell table:style-name="ce40" table:formula="of:=IF(([.F13]=0);0;[.E13]*2/[.F13])" office:value-type="float" office:value="0">
            <text:p>0,00</text:p>
          </table:table-cell>
          <table:table-cell table:style-name="ce4" table:formula="of:=4*([.C13]+[.D13])+9*[.E13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3]=0;0;[.C13]*[.J13]/[.B13])" office:value-type="float" office:value="0">
            <text:p>0,00</text:p>
          </table:table-cell>
          <table:table-cell table:style-name="ce20" table:formula="of:=IF([.B13]=0;0;[.D13]*[.J13]/[.B13])" office:value-type="float" office:value="0">
            <text:p>0,00</text:p>
          </table:table-cell>
          <table:table-cell table:style-name="ce20" table:formula="of:=IF([.B13]=0;0;[.E13]*[.J13]/[.B13])" office:value-type="float" office:value="0">
            <text:p>0,00</text:p>
          </table:table-cell>
          <table:table-cell table:style-name="ce20" table:formula="of:=2*([.K13]+[.L13])" office:value-type="float" office:value="0">
            <text:p>0,00</text:p>
          </table:table-cell>
          <table:table-cell table:style-name="ce20" table:formula="of:=4*([.K13]+[.L13])+9*[.M13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4]+[.D14])" office:value-type="float" office:value="0">
            <text:p>0,00</text:p>
          </table:table-cell>
          <table:table-cell table:style-name="ce40" table:formula="of:=IF(([.F14]=0);0;[.E14]*2/[.F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5]+[.D15])" office:value-type="float" office:value="0">
            <text:p>0,00</text:p>
          </table:table-cell>
          <table:table-cell table:style-name="ce40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table:formula="of:=SUM([.J7:.J15])" office:value-type="float" office:value="181">
            <text:p>181,00</text:p>
          </table:table-cell>
          <table:table-cell table:style-name="ce17" table:formula="of:=SUM([.K7:.K15])" office:value-type="float" office:value="16.787">
            <text:p>16,79</text:p>
          </table:table-cell>
          <table:table-cell table:style-name="ce17" table:formula="of:=SUM([.L7:.L15])" office:value-type="float" office:value="4.964">
            <text:p>4,96</text:p>
          </table:table-cell>
          <table:table-cell table:style-name="ce17" table:formula="of:=SUM([.M7:.M15])" office:value-type="float" office:value="48.16">
            <text:p>48,16</text:p>
          </table:table-cell>
          <table:table-cell table:style-name="ce17" table:formula="of:=2*([.K16]+[.L16])" office:value-type="float" office:value="43.502">
            <text:p>43,50</text:p>
          </table:table-cell>
          <table:table-cell table:style-name="ce17" table:formula="of:=4*([.K16]+[.L16])+9*[.M16]" office:value-type="float" office:value="520.444">
            <text:p>520,44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2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9.27458563535912">
            <text:p>9,27</text:p>
          </table:table-cell>
          <table:table-cell table:style-name="ce6" table:formula="of:=IF([.J16]=0;0;[.L16]*[.B19]/[.J16])" office:value-type="float" office:value="2.74254143646409">
            <text:p>2,74</text:p>
          </table:table-cell>
          <table:table-cell table:style-name="ce6" table:formula="of:=IF([.J16]=0;0;[.M16]*[.B19]/[.J16])" office:value-type="float" office:value="26.6077348066298">
            <text:p>26,61</text:p>
          </table:table-cell>
          <table:table-cell table:style-name="ce39" table:formula="of:=2*([.C19]+[.D19])" office:value-type="float" office:value="24.0342541436464">
            <text:p>24,03</text:p>
          </table:table-cell>
          <table:table-cell table:style-name="ce41" table:formula="of:=IF(AND(([.C19]=0);([.D19]=0));0;[.E19]/([.C19]+[.D19]))" office:value-type="float" office:value="2.21415107351386">
            <text:p>2,21</text:p>
          </table:table-cell>
          <table:table-cell table:style-name="ce6" table:formula="of:=4*([.C19]+[.D19])+9*[.E19]" office:value-type="float" office:value="287.538121546961">
            <text:p>287,54</text:p>
          </table:table-cell>
          <table:table-cell office:value-type="string">
            <text:p>Portion 1</text:p>
          </table:table-cell>
          <table:table-cell/>
          <table:table-cell table:formula="of:=IF([.B19]=0;0;[.C19]*[.J19]/[.B19])" office:value-type="float" office:value="0">
            <text:p>0,00</text:p>
          </table:table-cell>
          <table:table-cell table:formula="of:=IF([.B19]=0;0;[.D19]*[.J19]/[.B19])" office:value-type="float" office:value="0">
            <text:p>0,00</text:p>
          </table:table-cell>
          <table:table-cell table:formula="of:=IF([.B19]=0;0;[.E19]*[.J19]/[.B19])" office:value-type="float" office:value="0">
            <text:p>0,00</text:p>
          </table:table-cell>
          <table:table-cell table:formula="of:=2*([.K19]+[.L19])" office:value-type="float" office:value="0">
            <text:p>0,00</text:p>
          </table:table-cell>
          <table:table-cell table:formula="of:=4*([.K19]+[.L19])+9*[.M19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/>
          <table:table-cell table:formula="of:=IF([.B19]=0;0;[.C19]*[.J20]/[.B19])" office:value-type="float" office:value="0">
            <text:p>0,00</text:p>
          </table:table-cell>
          <table:table-cell table:formula="of:=IF([.B19]=0;0;[.D19]*[.J20]/[.B19])" office:value-type="float" office:value="0">
            <text:p>0,00</text:p>
          </table:table-cell>
          <table:table-cell table:formula="of:=IF([.B19]=0;0;[.E19]*[.J20]/[.B19])" office:value-type="float" office:value="0">
            <text:p>0,00</text:p>
          </table:table-cell>
          <table:table-cell table:formula="of:=2*([.K20]+[.L20])" office:value-type="float" office:value="0">
            <text:p>0,00</text:p>
          </table:table-cell>
          <table:table-cell table:formula="of:=4*([.K20]+[.L20])+9*[.M20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/>
          <table:table-cell table:formula="of:=IF([.B19]=0;0;[.C19]*[.J21]/[.B19])" office:value-type="float" office:value="0">
            <text:p>0,00</text:p>
          </table:table-cell>
          <table:table-cell table:formula="of:=IF([.B19]=0;0;[.D19]*[.J21]/[.B19])" office:value-type="float" office:value="0">
            <text:p>0,00</text:p>
          </table:table-cell>
          <table:table-cell table:formula="of:=IF([.B19]=0;0;[.E19]*[.J21]/[.B19])" office:value-type="float" office:value="0">
            <text:p>0,00</text:p>
          </table:table-cell>
          <table:table-cell table:formula="of:=2*([.K21]+[.L21])" office:value-type="float" office:value="0">
            <text:p>0,00</text:p>
          </table:table-cell>
          <table:table-cell table:formula="of:=4*([.K21]+[.L21])+9*[.M21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/>
          <table:table-cell table:formula="of:=IF([.B19]=0;0;[.C19]*[.J22]/[.B19])" office:value-type="float" office:value="0">
            <text:p>0,00</text:p>
          </table:table-cell>
          <table:table-cell table:formula="of:=IF([.B19]=0;0;[.D19]*[.J22]/[.B19])" office:value-type="float" office:value="0">
            <text:p>0,00</text:p>
          </table:table-cell>
          <table:table-cell table:formula="of:=IF([.B19]=0;0;[.E19]*[.J22]/[.B19])" office:value-type="float" office:value="0">
            <text:p>0,00</text:p>
          </table:table-cell>
          <table:table-cell table:formula="of:=2*([.K22]+[.L22])" office:value-type="float" office:value="0">
            <text:p>0,00</text:p>
          </table:table-cell>
          <table:table-cell table:formula="of:=4*([.K22]+[.L22])+9*[.M22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/>
          <table:table-cell table:formula="of:=IF([.B19]=0;0;[.C19]*[.J23]/[.B19])" office:value-type="float" office:value="0">
            <text:p>0,00</text:p>
          </table:table-cell>
          <table:table-cell table:formula="of:=IF([.B19]=0;0;[.D19]*[.J23]/[.B19])" office:value-type="float" office:value="0">
            <text:p>0,00</text:p>
          </table:table-cell>
          <table:table-cell table:formula="of:=IF([.B19]=0;0;[.E19]*[.J23]/[.B19])" office:value-type="float" office:value="0">
            <text:p>0,00</text:p>
          </table:table-cell>
          <table:table-cell table:formula="of:=2*([.K23]+[.L23])" office:value-type="float" office:value="0">
            <text:p>0,00</text:p>
          </table:table-cell>
          <table:table-cell table:formula="of:=4*([.K23]+[.L23])+9*[.M23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/>
          <table:table-cell table:formula="of:=IF([.B19]=0;0;[.C19]*[.J24]/[.B19])" office:value-type="float" office:value="0">
            <text:p>0,00</text:p>
          </table:table-cell>
          <table:table-cell table:formula="of:=IF([.B19]=0;0;[.D19]*[.J24]/[.B19])" office:value-type="float" office:value="0">
            <text:p>0,00</text:p>
          </table:table-cell>
          <table:table-cell table:formula="of:=IF([.B19]=0;0;[.E19]*[.J24]/[.B19])" office:value-type="float" office:value="0">
            <text:p>0,00</text:p>
          </table:table-cell>
          <table:table-cell table:formula="of:=2*([.K24]+[.L24])" office:value-type="float" office:value="0">
            <text:p>0,00</text:p>
          </table:table-cell>
          <table:table-cell table:formula="of:=4*([.K24]+[.L24])+9*[.M24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/>
          <table:table-cell table:formula="of:=IF([.B19]=0;0;[.C19]*[.J25]/[.B19])" office:value-type="float" office:value="0">
            <text:p>0,00</text:p>
          </table:table-cell>
          <table:table-cell table:formula="of:=IF([.B19]=0;0;[.D19]*[.J25]/[.B19])" office:value-type="float" office:value="0">
            <text:p>0,00</text:p>
          </table:table-cell>
          <table:table-cell table:formula="of:=IF([.B19]=0;0;[.E19]*[.J25]/[.B19])" office:value-type="float" office:value="0">
            <text:p>0,00</text:p>
          </table:table-cell>
          <table:table-cell table:formula="of:=2*([.K25]+[.L25])" office:value-type="float" office:value="0">
            <text:p>0,00</text:p>
          </table:table-cell>
          <table:table-cell table:formula="of:=4*([.K25]+[.L25])+9*[.M2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/>
          <table:table-cell table:formula="of:=IF([.B19]=0;0;[.C19]*[.J26]/[.B19])" office:value-type="float" office:value="0">
            <text:p>0,00</text:p>
          </table:table-cell>
          <table:table-cell table:formula="of:=IF([.B19]=0;0;[.D19]*[.J26]/[.B19])" office:value-type="float" office:value="0">
            <text:p>0,00</text:p>
          </table:table-cell>
          <table:table-cell table:formula="of:=IF([.B19]=0;0;[.E19]*[.J26]/[.B19])" office:value-type="float" office:value="0">
            <text:p>0,00</text:p>
          </table:table-cell>
          <table:table-cell table:formula="of:=2*([.K26]+[.L26])" office:value-type="float" office:value="0">
            <text:p>0,00</text:p>
          </table:table-cell>
          <table:table-cell table:formula="of:=4*([.K26]+[.L26])+9*[.M26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/>
          <table:table-cell table:formula="of:=IF([.B19]=0;0;[.C19]*[.J27]/[.B19])" office:value-type="float" office:value="0">
            <text:p>0,00</text:p>
          </table:table-cell>
          <table:table-cell table:formula="of:=IF([.B19]=0;0;[.D19]*[.J27]/[.B19])" office:value-type="float" office:value="0">
            <text:p>0,00</text:p>
          </table:table-cell>
          <table:table-cell table:formula="of:=IF([.B19]=0;0;[.E19]*[.J27]/[.B19])" office:value-type="float" office:value="0">
            <text:p>0,00</text:p>
          </table:table-cell>
          <table:table-cell table:formula="of:=2*([.K27]+[.L27])" office:value-type="float" office:value="0">
            <text:p>0,00</text:p>
          </table:table-cell>
          <table:table-cell table:formula="of:=4*([.K27]+[.L27])+9*[.M27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/>
          <table:table-cell table:formula="of:=IF([.B19]=0;0;[.C19]*[.J28]/[.B19])" office:value-type="float" office:value="0">
            <text:p>0,00</text:p>
          </table:table-cell>
          <table:table-cell table:formula="of:=IF([.B19]=0;0;[.D19]*[.J28]/[.B19])" office:value-type="float" office:value="0">
            <text:p>0,00</text:p>
          </table:table-cell>
          <table:table-cell table:formula="of:=IF([.B19]=0;0;[.E19]*[.J28]/[.B19])" office:value-type="float" office:value="0">
            <text:p>0,00</text:p>
          </table:table-cell>
          <table:table-cell table:formula="of:=2*([.K28]+[.L28])" office:value-type="float" office:value="0">
            <text:p>0,00</text:p>
          </table:table-cell>
          <table:table-cell table:formula="of:=4*([.K28]+[.L28])+9*[.M28]" office:value-type="float" office:value="0">
            <text:p>0,00</text:p>
          </table:table-cell>
        </table:table-row>
      </table:table>
      <table:table table:name="hamburger" table:style-name="ta1" table:print="false">
        <table:table-column table:style-name="co1" table:number-columns-repeated="8" table:default-cell-style-name="Default"/>
        <table:table-column table:style-name="co1" table:number-columns-repeated="7" table:default-cell-style-name="ce15"/>
        <table:table-row table:style-name="ro1">
          <table:table-cell/>
          <table:table-cell office:value-type="string">
            <text:p>RECETTE</text:p>
          </table:table-cell>
          <table:table-cell table:number-columns-repeated="6"/>
          <table:table-cell table:style-name="Default"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1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35.2">
            <text:p>35,20</text:p>
          </table:table-cell>
          <table:table-cell table:style-name="ce4" office:value-type="float" office:value="33.6">
            <text:p>33,60</text:p>
          </table:table-cell>
          <table:table-cell table:style-name="ce4" office:value-type="float" office:value="25.4">
            <text:p>25,40</text:p>
          </table:table-cell>
          <table:table-cell table:style-name="ce4" table:formula="of:=2*([.C7]+[.D7])" office:value-type="float" office:value="137.6">
            <text:p>137,60</text:p>
          </table:table-cell>
          <table:table-cell table:style-name="ce170" table:formula="of:=IF(([.F7]=0);0;[.E7]*2/[.F7])" office:value-type="float" office:value="0.369186046511628">
            <text:p>0,37</text:p>
          </table:table-cell>
          <table:table-cell table:style-name="ce4" table:formula="of:=4*([.C7]+[.D7])+9*[.E7]" office:value-type="float" office:value="503.8">
            <text:p>503,80</text:p>
          </table:table-cell>
          <table:table-cell table:style-name="ce12" office:value-type="string">
            <text:p>farine soja</text:p>
          </table:table-cell>
          <table:table-cell table:style-name="ce16" office:value-type="float" office:value="30">
            <text:p>30,00</text:p>
          </table:table-cell>
          <table:table-cell table:style-name="ce20" table:formula="of:=IF([.B7]=0;0;[.C7]*[.J7]/[.B7])" office:value-type="float" office:value="10.56">
            <text:p>10,56</text:p>
          </table:table-cell>
          <table:table-cell table:style-name="ce20" table:formula="of:=IF([.B7]=0;0;[.D7]*[.J7]/[.B7])" office:value-type="float" office:value="10.08">
            <text:p>10,08</text:p>
          </table:table-cell>
          <table:table-cell table:style-name="ce20" table:formula="of:=IF([.B7]=0;0;[.E7]*[.J7]/[.B7])" office:value-type="float" office:value="7.62">
            <text:p>7,62</text:p>
          </table:table-cell>
          <table:table-cell table:style-name="ce20" table:formula="of:=2*([.K7]+[.L7])" office:value-type="float" office:value="41.28">
            <text:p>41,28</text:p>
          </table:table-cell>
          <table:table-cell table:style-name="ce20" table:formula="of:=4*([.K7]+[.L7])+9*[.M7]" office:value-type="float" office:value="151.14">
            <text:p>151,14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2.3">
            <text:p>12,3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0.3">
            <text:p>10,30</text:p>
          </table:table-cell>
          <table:table-cell table:style-name="ce4" table:formula="of:=2*([.C8]+[.D8])" office:value-type="float" office:value="26">
            <text:p>26,00</text:p>
          </table:table-cell>
          <table:table-cell table:style-name="ce170" table:formula="of:=IF(([.F8]=0);0;[.E8]*2/[.F8])" office:value-type="float" office:value="0.792307692307692">
            <text:p>0,79</text:p>
          </table:table-cell>
          <table:table-cell table:style-name="ce4" table:formula="of:=4*([.C8]+[.D8])+9*[.E8]" office:value-type="float" office:value="144.7">
            <text:p>144,70</text:p>
          </table:table-cell>
          <table:table-cell table:style-name="ce12" office:value-type="string">
            <text:p>œufs</text:p>
          </table:table-cell>
          <table:table-cell table:style-name="ce16" office:value-type="float" office:value="114">
            <text:p>114,00</text:p>
          </table:table-cell>
          <table:table-cell table:style-name="ce20" table:formula="of:=IF([.B8]=0;0;[.C8]*[.J8]/[.B8])" office:value-type="float" office:value="14.022">
            <text:p>14,02</text:p>
          </table:table-cell>
          <table:table-cell table:style-name="ce20" table:formula="of:=IF([.B8]=0;0;[.D8]*[.J8]/[.B8])" office:value-type="float" office:value="0.798">
            <text:p>0,80</text:p>
          </table:table-cell>
          <table:table-cell table:style-name="ce20" table:formula="of:=IF([.B8]=0;0;[.E8]*[.J8]/[.B8])" office:value-type="float" office:value="11.742">
            <text:p>11,74</text:p>
          </table:table-cell>
          <table:table-cell table:style-name="ce20" table:formula="of:=2*([.K8]+[.L8])" office:value-type="float" office:value="29.64">
            <text:p>29,64</text:p>
          </table:table-cell>
          <table:table-cell table:style-name="ce20" table:formula="of:=4*([.K8]+[.L8])+9*[.M8]" office:value-type="float" office:value="164.958">
            <text:p>164,96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0.5">
            <text:p>0,50</text:p>
          </table:table-cell>
          <table:table-cell table:style-name="ce4" office:value-type="float" office:value="82.2">
            <text:p>82,20</text:p>
          </table:table-cell>
          <table:table-cell table:style-name="ce4" table:formula="of:=2*([.C9]+[.D9])" office:value-type="float" office:value="2.4">
            <text:p>2,40</text:p>
          </table:table-cell>
          <table:table-cell table:style-name="ce170" table:formula="of:=IF(([.F9]=0);0;[.E9]*2/[.F9])" office:value-type="float" office:value="68.5">
            <text:p>68,50</text:p>
          </table:table-cell>
          <table:table-cell table:style-name="ce4" table:formula="of:=4*([.C9]+[.D9])+9*[.E9]" office:value-type="float" office:value="744.6">
            <text:p>744,60</text:p>
          </table:table-cell>
          <table:table-cell table:style-name="ce12" office:value-type="string">
            <text:p>beurre</text:p>
          </table:table-cell>
          <table:table-cell table:style-name="ce16" office:value-type="float" office:value="115">
            <text:p>115,00</text:p>
          </table:table-cell>
          <table:table-cell table:style-name="ce20" table:formula="of:=IF([.B9]=0;0;[.C9]*[.J9]/[.B9])" office:value-type="float" office:value="0.805">
            <text:p>0,81</text:p>
          </table:table-cell>
          <table:table-cell table:style-name="ce20" table:formula="of:=IF([.B9]=0;0;[.D9]*[.J9]/[.B9])" office:value-type="float" office:value="0.575">
            <text:p>0,58</text:p>
          </table:table-cell>
          <table:table-cell table:style-name="ce20" table:formula="of:=IF([.B9]=0;0;[.E9]*[.J9]/[.B9])" office:value-type="float" office:value="94.53">
            <text:p>94,53</text:p>
          </table:table-cell>
          <table:table-cell table:style-name="ce20" table:formula="of:=2*([.K9]+[.L9])" office:value-type="float" office:value="2.76">
            <text:p>2,76</text:p>
          </table:table-cell>
          <table:table-cell table:style-name="ce20" table:formula="of:=4*([.K9]+[.L9])+9*[.M9]" office:value-type="float" office:value="856.29">
            <text:p>856,29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30">
            <text:p>130,00</text:p>
          </table:table-cell>
          <table:table-cell table:style-name="ce4" office:value-type="float" office:value="24.4">
            <text:p>24,40</text:p>
          </table:table-cell>
          <table:table-cell table:style-name="ce4" office:value-type="float" office:value="5.7">
            <text:p>5,70</text:p>
          </table:table-cell>
          <table:table-cell table:style-name="ce4" office:value-type="float" office:value="67.9">
            <text:p>67,90</text:p>
          </table:table-cell>
          <table:table-cell table:style-name="ce4" table:formula="of:=2*([.C10]+[.D10])" office:value-type="float" office:value="60.2">
            <text:p>60,20</text:p>
          </table:table-cell>
          <table:table-cell table:style-name="ce170" table:formula="of:=IF(([.F10]=0);0;[.E10]*2/[.F10])" office:value-type="float" office:value="2.25581395348837">
            <text:p>2,26</text:p>
          </table:table-cell>
          <table:table-cell table:style-name="ce4" table:formula="of:=4*([.C10]+[.D10])+9*[.E10]" office:value-type="float" office:value="731.5">
            <text:p>731,50</text:p>
          </table:table-cell>
          <table:table-cell table:style-name="ce12" office:value-type="string">
            <text:p>amande poudre</text:p>
          </table:table-cell>
          <table:table-cell table:style-name="ce16" office:value-type="float" office:value="130">
            <text:p>130,00</text:p>
          </table:table-cell>
          <table:table-cell table:style-name="ce20" table:formula="of:=IF([.B10]=0;0;[.C10]*[.J10]/[.B10])" office:value-type="float" office:value="24.4">
            <text:p>24,40</text:p>
          </table:table-cell>
          <table:table-cell table:style-name="ce20" table:formula="of:=IF([.B10]=0;0;[.D10]*[.J10]/[.B10])" office:value-type="float" office:value="5.7">
            <text:p>5,70</text:p>
          </table:table-cell>
          <table:table-cell table:style-name="ce20" table:formula="of:=IF([.B10]=0;0;[.E10]*[.J10]/[.B10])" office:value-type="float" office:value="67.9">
            <text:p>67,90</text:p>
          </table:table-cell>
          <table:table-cell table:style-name="ce20" table:formula="of:=2*([.K10]+[.L10])" office:value-type="float" office:value="60.2">
            <text:p>60,20</text:p>
          </table:table-cell>
          <table:table-cell table:style-name="ce20" table:formula="of:=4*([.K10]+[.L10])+9*[.M10]" office:value-type="float" office:value="731.5">
            <text:p>731,50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5.8">
            <text:p>25,80</text:p>
          </table:table-cell>
          <table:table-cell table:style-name="ce4" office:value-type="float" office:value="0.01">
            <text:p>0,01</text:p>
          </table:table-cell>
          <table:table-cell table:style-name="ce4" office:value-type="float" office:value="19.2">
            <text:p>19,20</text:p>
          </table:table-cell>
          <table:table-cell table:style-name="ce4" table:formula="of:=2*([.C11]+[.D11])" office:value-type="float" office:value="51.62">
            <text:p>51,62</text:p>
          </table:table-cell>
          <table:table-cell table:style-name="ce170" table:formula="of:=IF(([.F11]=0);0;[.E11]*2/[.F11])" office:value-type="float" office:value="0.743897714064316">
            <text:p>0,74</text:p>
          </table:table-cell>
          <table:table-cell table:style-name="ce4" table:formula="of:=4*([.C11]+[.D11])+9*[.E11]" office:value-type="float" office:value="276.04">
            <text:p>276,04</text:p>
          </table:table-cell>
          <table:table-cell table:style-name="ce12" office:value-type="string">
            <text:p>steak haché cuit</text:p>
          </table:table-cell>
          <table:table-cell table:style-name="ce16" office:value-type="float" office:value="100">
            <text:p>100,00</text:p>
          </table:table-cell>
          <table:table-cell table:style-name="ce20" table:formula="of:=IF([.B11]=0;0;[.C11]*[.J11]/[.B11])" office:value-type="float" office:value="25.8">
            <text:p>25,80</text:p>
          </table:table-cell>
          <table:table-cell table:style-name="ce20" table:formula="of:=IF([.B11]=0;0;[.D11]*[.J11]/[.B11])" office:value-type="float" office:value="0.01">
            <text:p>0,01</text:p>
          </table:table-cell>
          <table:table-cell table:style-name="ce20" table:formula="of:=IF([.B11]=0;0;[.E11]*[.J11]/[.B11])" office:value-type="float" office:value="19.2">
            <text:p>19,20</text:p>
          </table:table-cell>
          <table:table-cell table:style-name="ce20" table:formula="of:=2*([.K11]+[.L11])" office:value-type="float" office:value="51.62">
            <text:p>51,62</text:p>
          </table:table-cell>
          <table:table-cell table:style-name="ce20" table:formula="of:=4*([.K11]+[.L11])+9*[.M11]" office:value-type="float" office:value="276.04">
            <text:p>276,04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0.5">
            <text:p>0,50</text:p>
          </table:table-cell>
          <table:table-cell table:style-name="ce4" office:value-type="float" office:value="82.2">
            <text:p>82,20</text:p>
          </table:table-cell>
          <table:table-cell table:style-name="ce4" table:formula="of:=2*([.C12]+[.D12])" office:value-type="float" office:value="2.4">
            <text:p>2,40</text:p>
          </table:table-cell>
          <table:table-cell table:style-name="ce170" table:formula="of:=IF(([.F12]=0);0;[.E12]*2/[.F12])" office:value-type="float" office:value="68.5">
            <text:p>68,50</text:p>
          </table:table-cell>
          <table:table-cell table:style-name="ce4" table:formula="of:=4*([.C12]+[.D12])+9*[.E12]" office:value-type="float" office:value="744.6">
            <text:p>744,60</text:p>
          </table:table-cell>
          <table:table-cell table:style-name="ce12" office:value-type="string">
            <text:p>mayo</text:p>
          </table:table-cell>
          <table:table-cell table:style-name="ce16" office:value-type="float" office:value="15">
            <text:p>15,00</text:p>
          </table:table-cell>
          <table:table-cell table:style-name="ce20" table:formula="of:=IF([.B12]=0;0;[.C12]*[.J12]/[.B12])" office:value-type="float" office:value="0.105">
            <text:p>0,11</text:p>
          </table:table-cell>
          <table:table-cell table:style-name="ce20" table:formula="of:=IF([.B12]=0;0;[.D12]*[.J12]/[.B12])" office:value-type="float" office:value="0.075">
            <text:p>0,08</text:p>
          </table:table-cell>
          <table:table-cell table:style-name="ce20" table:formula="of:=IF([.B12]=0;0;[.E12]*[.J12]/[.B12])" office:value-type="float" office:value="12.33">
            <text:p>12,33</text:p>
          </table:table-cell>
          <table:table-cell table:style-name="ce20" table:formula="of:=2*([.K12]+[.L12])" office:value-type="float" office:value="0.36">
            <text:p>0,36</text:p>
          </table:table-cell>
          <table:table-cell table:style-name="ce20" table:formula="of:=4*([.K12]+[.L12])+9*[.M12]" office:value-type="float" office:value="111.69">
            <text:p>111,69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">
            <text:p>1,00</text:p>
          </table:table-cell>
          <table:table-cell table:style-name="ce4" office:value-type="float" office:value="11.7">
            <text:p>11,70</text:p>
          </table:table-cell>
          <table:table-cell table:style-name="ce4" office:value-type="float" office:value="0.1">
            <text:p>0,10</text:p>
          </table:table-cell>
          <table:table-cell table:style-name="ce4" table:formula="of:=2*([.C13]+[.D13])" office:value-type="float" office:value="25.4">
            <text:p>25,40</text:p>
          </table:table-cell>
          <table:table-cell table:style-name="ce170" table:formula="of:=IF(([.F13]=0);0;[.E13]*2/[.F13])" office:value-type="float" office:value="0.0078740157480315">
            <text:p>0,01</text:p>
          </table:table-cell>
          <table:table-cell table:style-name="ce4" table:formula="of:=4*([.C13]+[.D13])+9*[.E13]" office:value-type="float" office:value="51.7">
            <text:p>51,70</text:p>
          </table:table-cell>
          <table:table-cell table:style-name="ce12" office:value-type="string">
            <text:p>frites butternut</text:p>
          </table:table-cell>
          <table:table-cell table:style-name="ce16" office:value-type="float" office:value="100">
            <text:p>100,00</text:p>
          </table:table-cell>
          <table:table-cell table:style-name="ce20" table:formula="of:=IF([.B13]=0;0;[.C13]*[.J13]/[.B13])" office:value-type="float" office:value="1">
            <text:p>1,00</text:p>
          </table:table-cell>
          <table:table-cell table:style-name="ce20" table:formula="of:=IF([.B13]=0;0;[.D13]*[.J13]/[.B13])" office:value-type="float" office:value="11.7">
            <text:p>11,70</text:p>
          </table:table-cell>
          <table:table-cell table:style-name="ce20" table:formula="of:=IF([.B13]=0;0;[.E13]*[.J13]/[.B13])" office:value-type="float" office:value="0.1">
            <text:p>0,10</text:p>
          </table:table-cell>
          <table:table-cell table:style-name="ce20" table:formula="of:=2*([.K13]+[.L13])" office:value-type="float" office:value="25.4">
            <text:p>25,40</text:p>
          </table:table-cell>
          <table:table-cell table:style-name="ce20" table:formula="of:=4*([.K13]+[.L13])+9*[.M13]" office:value-type="float" office:value="51.7">
            <text:p>51,7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4]+[.D14])" office:value-type="float" office:value="0">
            <text:p>0,00</text:p>
          </table:table-cell>
          <table:table-cell table:style-name="ce170" table:formula="of:=IF(([.F14]=0);0;[.E14]*2/[.F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5]+[.D15])" office:value-type="float" office:value="0">
            <text:p>0,00</text:p>
          </table:table-cell>
          <table:table-cell table:style-name="ce170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table:formula="of:=SUM([.J7:.J15])" office:value-type="float" office:value="604">
            <text:p>604,00</text:p>
          </table:table-cell>
          <table:table-cell table:style-name="ce17" table:formula="of:=SUM([.K7:.K15])" office:value-type="float" office:value="76.692">
            <text:p>76,69</text:p>
          </table:table-cell>
          <table:table-cell table:style-name="ce17" table:formula="of:=SUM([.L7:.L15])" office:value-type="float" office:value="28.938">
            <text:p>28,94</text:p>
          </table:table-cell>
          <table:table-cell table:style-name="ce17" table:formula="of:=SUM([.M7:.M15])" office:value-type="float" office:value="213.422">
            <text:p>213,42</text:p>
          </table:table-cell>
          <table:table-cell table:style-name="ce17" table:formula="of:=2*([.K16]+[.L16])" office:value-type="float" office:value="211.26">
            <text:p>211,26</text:p>
          </table:table-cell>
          <table:table-cell table:style-name="ce17" table:formula="of:=4*([.K16]+[.L16])+9*[.M16]" office:value-type="float" office:value="2343.318">
            <text:p>2343,32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1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12.6973509933775">
            <text:p>12,70</text:p>
          </table:table-cell>
          <table:table-cell table:style-name="ce6" table:formula="of:=IF([.J16]=0;0;[.L16]*[.B19]/[.J16])" office:value-type="float" office:value="4.79105960264901">
            <text:p>4,79</text:p>
          </table:table-cell>
          <table:table-cell table:style-name="ce6" table:formula="of:=IF([.J16]=0;0;[.M16]*[.B19]/[.J16])" office:value-type="float" office:value="35.3347682119205">
            <text:p>35,33</text:p>
          </table:table-cell>
          <table:table-cell table:style-name="ce169" table:formula="of:=2*([.C19]+[.D19])" office:value-type="float" office:value="34.976821192053">
            <text:p>34,98</text:p>
          </table:table-cell>
          <table:table-cell table:style-name="ce171" table:formula="of:=IF(AND(([.C19]=0);([.D19]=0));0;[.E19]/([.C19]+[.D19]))" office:value-type="float" office:value="2.02046767016946">
            <text:p>2,02</text:p>
          </table:table-cell>
          <table:table-cell table:style-name="ce6" table:formula="of:=4*([.C19]+[.D19])+9*[.E19]" office:value-type="float" office:value="387.966556291391">
            <text:p>387,97</text:p>
          </table:table-cell>
          <table:table-cell office:value-type="string">
            <text:p>Portion 1</text:p>
          </table:table-cell>
          <table:table-cell office:value-type="float" office:value="300">
            <text:p>300,00</text:p>
          </table:table-cell>
          <table:table-cell table:formula="of:=IF([.B19]=0;0;[.C19]*[.J19]/[.B19])" office:value-type="float" office:value="38.0920529801325">
            <text:p>38,09</text:p>
          </table:table-cell>
          <table:table-cell table:formula="of:=IF([.B19]=0;0;[.D19]*[.J19]/[.B19])" office:value-type="float" office:value="14.373178807947">
            <text:p>14,37</text:p>
          </table:table-cell>
          <table:table-cell table:formula="of:=IF([.B19]=0;0;[.E19]*[.J19]/[.B19])" office:value-type="float" office:value="106.004304635762">
            <text:p>106,00</text:p>
          </table:table-cell>
          <table:table-cell table:formula="of:=2*([.K19]+[.L19])" office:value-type="float" office:value="104.930463576159">
            <text:p>104,93</text:p>
          </table:table-cell>
          <table:table-cell table:formula="of:=4*([.K19]+[.L19])+9*[.M19]" office:value-type="float" office:value="1163.89966887417">
            <text:p>1163,90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/>
          <table:table-cell table:formula="of:=IF([.B19]=0;0;[.C19]*[.J20]/[.B19])" office:value-type="float" office:value="0">
            <text:p>0,00</text:p>
          </table:table-cell>
          <table:table-cell table:formula="of:=IF([.B19]=0;0;[.D19]*[.J20]/[.B19])" office:value-type="float" office:value="0">
            <text:p>0,00</text:p>
          </table:table-cell>
          <table:table-cell table:formula="of:=IF([.B19]=0;0;[.E19]*[.J20]/[.B19])" office:value-type="float" office:value="0">
            <text:p>0,00</text:p>
          </table:table-cell>
          <table:table-cell table:formula="of:=2*([.K20]+[.L20])" office:value-type="float" office:value="0">
            <text:p>0,00</text:p>
          </table:table-cell>
          <table:table-cell table:formula="of:=4*([.K20]+[.L20])+9*[.M20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/>
          <table:table-cell table:formula="of:=IF([.B19]=0;0;[.C19]*[.J21]/[.B19])" office:value-type="float" office:value="0">
            <text:p>0,00</text:p>
          </table:table-cell>
          <table:table-cell table:formula="of:=IF([.B19]=0;0;[.D19]*[.J21]/[.B19])" office:value-type="float" office:value="0">
            <text:p>0,00</text:p>
          </table:table-cell>
          <table:table-cell table:formula="of:=IF([.B19]=0;0;[.E19]*[.J21]/[.B19])" office:value-type="float" office:value="0">
            <text:p>0,00</text:p>
          </table:table-cell>
          <table:table-cell table:formula="of:=2*([.K21]+[.L21])" office:value-type="float" office:value="0">
            <text:p>0,00</text:p>
          </table:table-cell>
          <table:table-cell table:formula="of:=4*([.K21]+[.L21])+9*[.M21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/>
          <table:table-cell table:formula="of:=IF([.B19]=0;0;[.C19]*[.J22]/[.B19])" office:value-type="float" office:value="0">
            <text:p>0,00</text:p>
          </table:table-cell>
          <table:table-cell table:formula="of:=IF([.B19]=0;0;[.D19]*[.J22]/[.B19])" office:value-type="float" office:value="0">
            <text:p>0,00</text:p>
          </table:table-cell>
          <table:table-cell table:formula="of:=IF([.B19]=0;0;[.E19]*[.J22]/[.B19])" office:value-type="float" office:value="0">
            <text:p>0,00</text:p>
          </table:table-cell>
          <table:table-cell table:formula="of:=2*([.K22]+[.L22])" office:value-type="float" office:value="0">
            <text:p>0,00</text:p>
          </table:table-cell>
          <table:table-cell table:formula="of:=4*([.K22]+[.L22])+9*[.M22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/>
          <table:table-cell table:formula="of:=IF([.B19]=0;0;[.C19]*[.J23]/[.B19])" office:value-type="float" office:value="0">
            <text:p>0,00</text:p>
          </table:table-cell>
          <table:table-cell table:formula="of:=IF([.B19]=0;0;[.D19]*[.J23]/[.B19])" office:value-type="float" office:value="0">
            <text:p>0,00</text:p>
          </table:table-cell>
          <table:table-cell table:formula="of:=IF([.B19]=0;0;[.E19]*[.J23]/[.B19])" office:value-type="float" office:value="0">
            <text:p>0,00</text:p>
          </table:table-cell>
          <table:table-cell table:formula="of:=2*([.K23]+[.L23])" office:value-type="float" office:value="0">
            <text:p>0,00</text:p>
          </table:table-cell>
          <table:table-cell table:formula="of:=4*([.K23]+[.L23])+9*[.M23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/>
          <table:table-cell table:formula="of:=IF([.B19]=0;0;[.C19]*[.J24]/[.B19])" office:value-type="float" office:value="0">
            <text:p>0,00</text:p>
          </table:table-cell>
          <table:table-cell table:formula="of:=IF([.B19]=0;0;[.D19]*[.J24]/[.B19])" office:value-type="float" office:value="0">
            <text:p>0,00</text:p>
          </table:table-cell>
          <table:table-cell table:formula="of:=IF([.B19]=0;0;[.E19]*[.J24]/[.B19])" office:value-type="float" office:value="0">
            <text:p>0,00</text:p>
          </table:table-cell>
          <table:table-cell table:formula="of:=2*([.K24]+[.L24])" office:value-type="float" office:value="0">
            <text:p>0,00</text:p>
          </table:table-cell>
          <table:table-cell table:formula="of:=4*([.K24]+[.L24])+9*[.M24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/>
          <table:table-cell table:formula="of:=IF([.B19]=0;0;[.C19]*[.J25]/[.B19])" office:value-type="float" office:value="0">
            <text:p>0,00</text:p>
          </table:table-cell>
          <table:table-cell table:formula="of:=IF([.B19]=0;0;[.D19]*[.J25]/[.B19])" office:value-type="float" office:value="0">
            <text:p>0,00</text:p>
          </table:table-cell>
          <table:table-cell table:formula="of:=IF([.B19]=0;0;[.E19]*[.J25]/[.B19])" office:value-type="float" office:value="0">
            <text:p>0,00</text:p>
          </table:table-cell>
          <table:table-cell table:formula="of:=2*([.K25]+[.L25])" office:value-type="float" office:value="0">
            <text:p>0,00</text:p>
          </table:table-cell>
          <table:table-cell table:formula="of:=4*([.K25]+[.L25])+9*[.M2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/>
          <table:table-cell table:formula="of:=IF([.B19]=0;0;[.C19]*[.J26]/[.B19])" office:value-type="float" office:value="0">
            <text:p>0,00</text:p>
          </table:table-cell>
          <table:table-cell table:formula="of:=IF([.B19]=0;0;[.D19]*[.J26]/[.B19])" office:value-type="float" office:value="0">
            <text:p>0,00</text:p>
          </table:table-cell>
          <table:table-cell table:formula="of:=IF([.B19]=0;0;[.E19]*[.J26]/[.B19])" office:value-type="float" office:value="0">
            <text:p>0,00</text:p>
          </table:table-cell>
          <table:table-cell table:formula="of:=2*([.K26]+[.L26])" office:value-type="float" office:value="0">
            <text:p>0,00</text:p>
          </table:table-cell>
          <table:table-cell table:formula="of:=4*([.K26]+[.L26])+9*[.M26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/>
          <table:table-cell table:formula="of:=IF([.B19]=0;0;[.C19]*[.J27]/[.B19])" office:value-type="float" office:value="0">
            <text:p>0,00</text:p>
          </table:table-cell>
          <table:table-cell table:formula="of:=IF([.B19]=0;0;[.D19]*[.J27]/[.B19])" office:value-type="float" office:value="0">
            <text:p>0,00</text:p>
          </table:table-cell>
          <table:table-cell table:formula="of:=IF([.B19]=0;0;[.E19]*[.J27]/[.B19])" office:value-type="float" office:value="0">
            <text:p>0,00</text:p>
          </table:table-cell>
          <table:table-cell table:formula="of:=2*([.K27]+[.L27])" office:value-type="float" office:value="0">
            <text:p>0,00</text:p>
          </table:table-cell>
          <table:table-cell table:formula="of:=4*([.K27]+[.L27])+9*[.M27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/>
          <table:table-cell table:formula="of:=IF([.B19]=0;0;[.C19]*[.J28]/[.B19])" office:value-type="float" office:value="0">
            <text:p>0,00</text:p>
          </table:table-cell>
          <table:table-cell table:formula="of:=IF([.B19]=0;0;[.D19]*[.J28]/[.B19])" office:value-type="float" office:value="0">
            <text:p>0,00</text:p>
          </table:table-cell>
          <table:table-cell table:formula="of:=IF([.B19]=0;0;[.E19]*[.J28]/[.B19])" office:value-type="float" office:value="0">
            <text:p>0,00</text:p>
          </table:table-cell>
          <table:table-cell table:formula="of:=2*([.K28]+[.L28])" office:value-type="float" office:value="0">
            <text:p>0,00</text:p>
          </table:table-cell>
          <table:table-cell table:formula="of:=4*([.K28]+[.L28])+9*[.M28]" office:value-type="float" office:value="0">
            <text:p>0,00</text:p>
          </table:table-cell>
        </table:table-row>
      </table:table>
      <table:table table:name="tartelettes choco" table:style-name="ta1" table:print="false">
        <table:table-column table:style-name="co1" table:number-columns-repeated="8" table:default-cell-style-name="Default"/>
        <table:table-column table:style-name="co1" table:number-columns-repeated="7" table:default-cell-style-name="ce15"/>
        <table:table-row table:style-name="ro1">
          <table:table-cell/>
          <table:table-cell office:value-type="string">
            <text:p>RECETTE</text:p>
          </table:table-cell>
          <table:table-cell table:number-columns-repeated="6"/>
          <table:table-cell table:style-name="Default"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1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5.25">
            <text:p>15,25</text:p>
          </table:table-cell>
          <table:table-cell table:style-name="ce4" office:value-type="float" office:value="3">
            <text:p>3,00</text:p>
          </table:table-cell>
          <table:table-cell table:style-name="ce4" office:value-type="float" office:value="73">
            <text:p>73,00</text:p>
          </table:table-cell>
          <table:table-cell table:style-name="ce4" table:formula="of:=2*([.C7]+[.D7])" office:value-type="float" office:value="36.5">
            <text:p>36,50</text:p>
          </table:table-cell>
          <table:table-cell table:style-name="ce46" table:formula="of:=IF(([.F7]=0);0;[.E7]*2/[.F7])" office:value-type="float" office:value="4">
            <text:p>4,00</text:p>
          </table:table-cell>
          <table:table-cell table:style-name="ce4" table:formula="of:=4*([.C7]+[.D7])+9*[.E7]" office:value-type="float" office:value="730">
            <text:p>730,00</text:p>
          </table:table-cell>
          <table:table-cell table:style-name="ce12" office:value-type="string">
            <text:p>ketocal</text:p>
          </table:table-cell>
          <table:table-cell table:style-name="ce16" office:value-type="float" office:value="100">
            <text:p>100,00</text:p>
          </table:table-cell>
          <table:table-cell table:style-name="ce20" table:formula="of:=IF([.B7]=0;0;[.C7]*[.J7]/[.B7])" office:value-type="float" office:value="15.25">
            <text:p>15,25</text:p>
          </table:table-cell>
          <table:table-cell table:style-name="ce20" table:formula="of:=IF([.B7]=0;0;[.D7]*[.J7]/[.B7])" office:value-type="float" office:value="3">
            <text:p>3,00</text:p>
          </table:table-cell>
          <table:table-cell table:style-name="ce20" table:formula="of:=IF([.B7]=0;0;[.E7]*[.J7]/[.B7])" office:value-type="float" office:value="73">
            <text:p>73,00</text:p>
          </table:table-cell>
          <table:table-cell table:style-name="ce20" table:formula="of:=2*([.K7]+[.L7])" office:value-type="float" office:value="36.5">
            <text:p>36,50</text:p>
          </table:table-cell>
          <table:table-cell table:style-name="ce20" table:formula="of:=4*([.K7]+[.L7])+9*[.M7]" office:value-type="float" office:value="730">
            <text:p>730,00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number-columns-repeated="2" table:style-name="ce4" office:value-type="float" office:value="0.01">
            <text:p>0,01</text:p>
          </table:table-cell>
          <table:table-cell table:style-name="ce4" office:value-type="float" office:value="100">
            <text:p>100,00</text:p>
          </table:table-cell>
          <table:table-cell table:style-name="ce4" table:formula="of:=2*([.C8]+[.D8])" office:value-type="float" office:value="0.04">
            <text:p>0,04</text:p>
          </table:table-cell>
          <table:table-cell table:style-name="ce46" table:formula="of:=IF(([.F8]=0);0;[.E8]*2/[.F8])" office:value-type="float" office:value="5000">
            <text:p>5000,00</text:p>
          </table:table-cell>
          <table:table-cell table:style-name="ce4" table:formula="of:=4*([.C8]+[.D8])+9*[.E8]" office:value-type="float" office:value="900.08">
            <text:p>900,08</text:p>
          </table:table-cell>
          <table:table-cell table:style-name="ce12" office:value-type="string">
            <text:p>huile</text:p>
          </table:table-cell>
          <table:table-cell table:style-name="ce16" office:value-type="float" office:value="10">
            <text:p>10,00</text:p>
          </table:table-cell>
          <table:table-cell table:style-name="ce20" table:formula="of:=IF([.B8]=0;0;[.C8]*[.J8]/[.B8])" office:value-type="float" office:value="0.001">
            <text:p>0,00</text:p>
          </table:table-cell>
          <table:table-cell table:style-name="ce20" table:formula="of:=IF([.B8]=0;0;[.D8]*[.J8]/[.B8])" office:value-type="float" office:value="0.001">
            <text:p>0,00</text:p>
          </table:table-cell>
          <table:table-cell table:style-name="ce20" table:formula="of:=IF([.B8]=0;0;[.E8]*[.J8]/[.B8])" office:value-type="float" office:value="10">
            <text:p>10,00</text:p>
          </table:table-cell>
          <table:table-cell table:style-name="ce20" table:formula="of:=2*([.K8]+[.L8])" office:value-type="float" office:value="0.004">
            <text:p>0,00</text:p>
          </table:table-cell>
          <table:table-cell table:style-name="ce20" table:formula="of:=4*([.K8]+[.L8])+9*[.M8]" office:value-type="float" office:value="90.008">
            <text:p>90,01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2.3">
            <text:p>12,3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0.3">
            <text:p>10,30</text:p>
          </table:table-cell>
          <table:table-cell table:style-name="ce4" table:formula="of:=2*([.C9]+[.D9])" office:value-type="float" office:value="26">
            <text:p>26,00</text:p>
          </table:table-cell>
          <table:table-cell table:style-name="ce46" table:formula="of:=IF(([.F9]=0);0;[.E9]*2/[.F9])" office:value-type="float" office:value="0.792307692307692">
            <text:p>0,79</text:p>
          </table:table-cell>
          <table:table-cell table:style-name="ce4" table:formula="of:=4*([.C9]+[.D9])+9*[.E9]" office:value-type="float" office:value="144.7">
            <text:p>144,70</text:p>
          </table:table-cell>
          <table:table-cell table:style-name="ce12" office:value-type="string">
            <text:p>œuf</text:p>
          </table:table-cell>
          <table:table-cell table:style-name="ce16" office:value-type="float" office:value="50">
            <text:p>50,00</text:p>
          </table:table-cell>
          <table:table-cell table:style-name="ce20" table:formula="of:=IF([.B9]=0;0;[.C9]*[.J9]/[.B9])" office:value-type="float" office:value="6.15">
            <text:p>6,15</text:p>
          </table:table-cell>
          <table:table-cell table:style-name="ce20" table:formula="of:=IF([.B9]=0;0;[.D9]*[.J9]/[.B9])" office:value-type="float" office:value="0.35">
            <text:p>0,35</text:p>
          </table:table-cell>
          <table:table-cell table:style-name="ce20" table:formula="of:=IF([.B9]=0;0;[.E9]*[.J9]/[.B9])" office:value-type="float" office:value="5.15">
            <text:p>5,15</text:p>
          </table:table-cell>
          <table:table-cell table:style-name="ce20" table:formula="of:=2*([.K9]+[.L9])" office:value-type="float" office:value="13">
            <text:p>13,00</text:p>
          </table:table-cell>
          <table:table-cell table:style-name="ce20" table:formula="of:=4*([.K9]+[.L9])+9*[.M9]" office:value-type="float" office:value="72.35">
            <text:p>72,35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6.7">
            <text:p>16,70</text:p>
          </table:table-cell>
          <table:table-cell table:style-name="ce4" office:value-type="float" office:value="0.01">
            <text:p>0,01</text:p>
          </table:table-cell>
          <table:table-cell table:style-name="ce4" office:value-type="float" office:value="33.3">
            <text:p>33,30</text:p>
          </table:table-cell>
          <table:table-cell table:style-name="ce4" table:formula="of:=2*([.C10]+[.D10])" office:value-type="float" office:value="33.42">
            <text:p>33,42</text:p>
          </table:table-cell>
          <table:table-cell table:style-name="ce46" table:formula="of:=IF(([.F10]=0);0;[.E10]*2/[.F10])" office:value-type="float" office:value="1.99281867145422">
            <text:p>1,99</text:p>
          </table:table-cell>
          <table:table-cell table:style-name="ce4" table:formula="of:=4*([.C10]+[.D10])+9*[.E10]" office:value-type="float" office:value="366.54">
            <text:p>366,54</text:p>
          </table:table-cell>
          <table:table-cell table:style-name="ce12" office:value-type="string">
            <text:p>jaune œuf</text:p>
          </table:table-cell>
          <table:table-cell table:style-name="ce16" office:value-type="float" office:value="25">
            <text:p>25,00</text:p>
          </table:table-cell>
          <table:table-cell table:style-name="ce20" table:formula="of:=IF([.B10]=0;0;[.C10]*[.J10]/[.B10])" office:value-type="float" office:value="4.175">
            <text:p>4,18</text:p>
          </table:table-cell>
          <table:table-cell table:style-name="ce20" table:formula="of:=IF([.B10]=0;0;[.D10]*[.J10]/[.B10])" office:value-type="float" office:value="0.0025">
            <text:p>0,00</text:p>
          </table:table-cell>
          <table:table-cell table:style-name="ce20" table:formula="of:=IF([.B10]=0;0;[.E10]*[.J10]/[.B10])" office:value-type="float" office:value="8.325">
            <text:p>8,33</text:p>
          </table:table-cell>
          <table:table-cell table:style-name="ce20" table:formula="of:=2*([.K10]+[.L10])" office:value-type="float" office:value="8.355">
            <text:p>8,36</text:p>
          </table:table-cell>
          <table:table-cell table:style-name="ce20" table:formula="of:=4*([.K10]+[.L10])+9*[.M10]" office:value-type="float" office:value="91.635">
            <text:p>91,64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8.5">
            <text:p>8,50</text:p>
          </table:table-cell>
          <table:table-cell table:style-name="ce4" office:value-type="float" office:value="34">
            <text:p>34,00</text:p>
          </table:table-cell>
          <table:table-cell table:style-name="ce4" office:value-type="float" office:value="37">
            <text:p>37,00</text:p>
          </table:table-cell>
          <table:table-cell table:style-name="ce4" table:formula="of:=2*([.C11]+[.D11])" office:value-type="float" office:value="85">
            <text:p>85,00</text:p>
          </table:table-cell>
          <table:table-cell table:style-name="ce46" table:formula="of:=IF(([.F11]=0);0;[.E11]*2/[.F11])" office:value-type="float" office:value="0.870588235294118">
            <text:p>0,87</text:p>
          </table:table-cell>
          <table:table-cell table:style-name="ce4" table:formula="of:=4*([.C11]+[.D11])+9*[.E11]" office:value-type="float" office:value="503">
            <text:p>503,00</text:p>
          </table:table-cell>
          <table:table-cell table:style-name="ce12" office:value-type="string">
            <text:p>Choco 70</text:p>
          </table:table-cell>
          <table:table-cell table:style-name="ce16" office:value-type="float" office:value="80">
            <text:p>80,00</text:p>
          </table:table-cell>
          <table:table-cell table:style-name="ce20" table:formula="of:=IF([.B11]=0;0;[.C11]*[.J11]/[.B11])" office:value-type="float" office:value="6.8">
            <text:p>6,80</text:p>
          </table:table-cell>
          <table:table-cell table:style-name="ce20" table:formula="of:=IF([.B11]=0;0;[.D11]*[.J11]/[.B11])" office:value-type="float" office:value="27.2">
            <text:p>27,20</text:p>
          </table:table-cell>
          <table:table-cell table:style-name="ce20" table:formula="of:=IF([.B11]=0;0;[.E11]*[.J11]/[.B11])" office:value-type="float" office:value="29.6">
            <text:p>29,60</text:p>
          </table:table-cell>
          <table:table-cell table:style-name="ce20" table:formula="of:=2*([.K11]+[.L11])" office:value-type="float" office:value="68">
            <text:p>68,00</text:p>
          </table:table-cell>
          <table:table-cell table:style-name="ce20" table:formula="of:=4*([.K11]+[.L11])+9*[.M11]" office:value-type="float" office:value="402.4">
            <text:p>402,40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19">
            <text:p>2,19</text:p>
          </table:table-cell>
          <table:table-cell table:style-name="ce4" office:value-type="float" office:value="2.18">
            <text:p>2,18</text:p>
          </table:table-cell>
          <table:table-cell table:style-name="ce4" office:value-type="float" office:value="30">
            <text:p>30,00</text:p>
          </table:table-cell>
          <table:table-cell table:style-name="ce4" table:formula="of:=2*([.C12]+[.D12])" office:value-type="float" office:value="8.74">
            <text:p>8,74</text:p>
          </table:table-cell>
          <table:table-cell table:style-name="ce46" table:formula="of:=IF(([.F12]=0);0;[.E12]*2/[.F12])" office:value-type="float" office:value="6.8649885583524">
            <text:p>6,86</text:p>
          </table:table-cell>
          <table:table-cell table:style-name="ce4" table:formula="of:=4*([.C12]+[.D12])+9*[.E12]" office:value-type="float" office:value="287.48">
            <text:p>287,48</text:p>
          </table:table-cell>
          <table:table-cell table:style-name="ce12" office:value-type="string">
            <text:p>Creme 30</text:p>
          </table:table-cell>
          <table:table-cell table:style-name="ce16" office:value-type="float" office:value="0">
            <text:p>0,00</text:p>
          </table:table-cell>
          <table:table-cell table:style-name="ce20" table:formula="of:=IF([.B12]=0;0;[.C12]*[.J12]/[.B12])" office:value-type="float" office:value="0">
            <text:p>0,00</text:p>
          </table:table-cell>
          <table:table-cell table:style-name="ce20" table:formula="of:=IF([.B12]=0;0;[.D12]*[.J12]/[.B12])" office:value-type="float" office:value="0">
            <text:p>0,00</text:p>
          </table:table-cell>
          <table:table-cell table:style-name="ce20" table:formula="of:=IF([.B12]=0;0;[.E12]*[.J12]/[.B12])" office:value-type="float" office:value="0">
            <text:p>0,00</text:p>
          </table:table-cell>
          <table:table-cell table:style-name="ce20" table:formula="of:=2*([.K12]+[.L12])" office:value-type="float" office:value="0">
            <text:p>0,00</text:p>
          </table:table-cell>
          <table:table-cell table:style-name="ce20" table:formula="of:=4*([.K12]+[.L12])+9*[.M12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">
            <text:p>1,00</text:p>
          </table:table-cell>
          <table:table-cell table:style-name="ce4" office:value-type="float" office:value="82.2">
            <text:p>82,20</text:p>
          </table:table-cell>
          <table:table-cell table:style-name="ce4" table:formula="of:=2*([.C13]+[.D13])" office:value-type="float" office:value="3.4">
            <text:p>3,40</text:p>
          </table:table-cell>
          <table:table-cell table:style-name="ce46" table:formula="of:=IF(([.F13]=0);0;[.E13]*2/[.F13])" office:value-type="float" office:value="48.3529411764706">
            <text:p>48,35</text:p>
          </table:table-cell>
          <table:table-cell table:style-name="ce4" table:formula="of:=4*([.C13]+[.D13])+9*[.E13]" office:value-type="float" office:value="746.6">
            <text:p>746,60</text:p>
          </table:table-cell>
          <table:table-cell table:style-name="ce12" office:value-type="string">
            <text:p>beurre</text:p>
          </table:table-cell>
          <table:table-cell table:style-name="ce16" office:value-type="float" office:value="0">
            <text:p>0,00</text:p>
          </table:table-cell>
          <table:table-cell table:style-name="ce20" table:formula="of:=IF([.B13]=0;0;[.C13]*[.J13]/[.B13])" office:value-type="float" office:value="0">
            <text:p>0,00</text:p>
          </table:table-cell>
          <table:table-cell table:style-name="ce20" table:formula="of:=IF([.B13]=0;0;[.D13]*[.J13]/[.B13])" office:value-type="float" office:value="0">
            <text:p>0,00</text:p>
          </table:table-cell>
          <table:table-cell table:style-name="ce20" table:formula="of:=IF([.B13]=0;0;[.E13]*[.J13]/[.B13])" office:value-type="float" office:value="0">
            <text:p>0,00</text:p>
          </table:table-cell>
          <table:table-cell table:style-name="ce20" table:formula="of:=2*([.K13]+[.L13])" office:value-type="float" office:value="0">
            <text:p>0,00</text:p>
          </table:table-cell>
          <table:table-cell table:style-name="ce20" table:formula="of:=4*([.K13]+[.L13])+9*[.M13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4]+[.D14])" office:value-type="float" office:value="0">
            <text:p>0,00</text:p>
          </table:table-cell>
          <table:table-cell table:style-name="ce46" table:formula="of:=IF(([.F14]=0);0;[.E14]*2/[.F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5]+[.D15])" office:value-type="float" office:value="0">
            <text:p>0,00</text:p>
          </table:table-cell>
          <table:table-cell table:style-name="ce46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table:formula="of:=SUM([.J7:.J15])" office:value-type="float" office:value="265">
            <text:p>265,00</text:p>
          </table:table-cell>
          <table:table-cell table:style-name="ce17" table:formula="of:=SUM([.K7:.K15])" office:value-type="float" office:value="32.376">
            <text:p>32,38</text:p>
          </table:table-cell>
          <table:table-cell table:style-name="ce17" table:formula="of:=SUM([.L7:.L15])" office:value-type="float" office:value="30.5535">
            <text:p>30,55</text:p>
          </table:table-cell>
          <table:table-cell table:style-name="ce17" table:formula="of:=SUM([.M7:.M15])" office:value-type="float" office:value="126.075">
            <text:p>126,08</text:p>
          </table:table-cell>
          <table:table-cell table:style-name="ce17" table:formula="of:=2*([.K16]+[.L16])" office:value-type="float" office:value="125.859">
            <text:p>125,86</text:p>
          </table:table-cell>
          <table:table-cell table:style-name="ce17" table:formula="of:=4*([.K16]+[.L16])+9*[.M16]" office:value-type="float" office:value="1386.393">
            <text:p>1386,39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1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12.217358490566">
            <text:p>12,22</text:p>
          </table:table-cell>
          <table:table-cell table:style-name="ce6" table:formula="of:=IF([.J16]=0;0;[.L16]*[.B19]/[.J16])" office:value-type="float" office:value="11.5296226415094">
            <text:p>11,53</text:p>
          </table:table-cell>
          <table:table-cell table:style-name="ce6" table:formula="of:=IF([.J16]=0;0;[.M16]*[.B19]/[.J16])" office:value-type="float" office:value="47.5754716981132">
            <text:p>47,58</text:p>
          </table:table-cell>
          <table:table-cell table:style-name="ce45" table:formula="of:=2*([.C19]+[.D19])" office:value-type="float" office:value="47.4939622641509">
            <text:p>47,49</text:p>
          </table:table-cell>
          <table:table-cell table:style-name="ce47" table:formula="of:=IF(AND(([.C19]=0);([.D19]=0));0;[.E19]/([.C19]+[.D19]))" office:value-type="float" office:value="2.00343241246156">
            <text:p>2,00</text:p>
          </table:table-cell>
          <table:table-cell table:style-name="ce6" table:formula="of:=4*([.C19]+[.D19])+9*[.E19]" office:value-type="float" office:value="523.167169811321">
            <text:p>523,17</text:p>
          </table:table-cell>
          <table:table-cell office:value-type="string">
            <text:p>Portion 1</text:p>
          </table:table-cell>
          <table:table-cell/>
          <table:table-cell table:formula="of:=IF([.B19]=0;0;[.C19]*[.J19]/[.B19])" office:value-type="float" office:value="0">
            <text:p>0,00</text:p>
          </table:table-cell>
          <table:table-cell table:formula="of:=IF([.B19]=0;0;[.D19]*[.J19]/[.B19])" office:value-type="float" office:value="0">
            <text:p>0,00</text:p>
          </table:table-cell>
          <table:table-cell table:formula="of:=IF([.B19]=0;0;[.E19]*[.J19]/[.B19])" office:value-type="float" office:value="0">
            <text:p>0,00</text:p>
          </table:table-cell>
          <table:table-cell table:formula="of:=2*([.K19]+[.L19])" office:value-type="float" office:value="0">
            <text:p>0,00</text:p>
          </table:table-cell>
          <table:table-cell table:formula="of:=4*([.K19]+[.L19])+9*[.M19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/>
          <table:table-cell table:formula="of:=IF([.B19]=0;0;[.C19]*[.J20]/[.B19])" office:value-type="float" office:value="0">
            <text:p>0,00</text:p>
          </table:table-cell>
          <table:table-cell table:formula="of:=IF([.B19]=0;0;[.D19]*[.J20]/[.B19])" office:value-type="float" office:value="0">
            <text:p>0,00</text:p>
          </table:table-cell>
          <table:table-cell table:formula="of:=IF([.B19]=0;0;[.E19]*[.J20]/[.B19])" office:value-type="float" office:value="0">
            <text:p>0,00</text:p>
          </table:table-cell>
          <table:table-cell table:formula="of:=2*([.K20]+[.L20])" office:value-type="float" office:value="0">
            <text:p>0,00</text:p>
          </table:table-cell>
          <table:table-cell table:formula="of:=4*([.K20]+[.L20])+9*[.M20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/>
          <table:table-cell table:formula="of:=IF([.B19]=0;0;[.C19]*[.J21]/[.B19])" office:value-type="float" office:value="0">
            <text:p>0,00</text:p>
          </table:table-cell>
          <table:table-cell table:formula="of:=IF([.B19]=0;0;[.D19]*[.J21]/[.B19])" office:value-type="float" office:value="0">
            <text:p>0,00</text:p>
          </table:table-cell>
          <table:table-cell table:formula="of:=IF([.B19]=0;0;[.E19]*[.J21]/[.B19])" office:value-type="float" office:value="0">
            <text:p>0,00</text:p>
          </table:table-cell>
          <table:table-cell table:formula="of:=2*([.K21]+[.L21])" office:value-type="float" office:value="0">
            <text:p>0,00</text:p>
          </table:table-cell>
          <table:table-cell table:formula="of:=4*([.K21]+[.L21])+9*[.M21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/>
          <table:table-cell table:formula="of:=IF([.B19]=0;0;[.C19]*[.J22]/[.B19])" office:value-type="float" office:value="0">
            <text:p>0,00</text:p>
          </table:table-cell>
          <table:table-cell table:formula="of:=IF([.B19]=0;0;[.D19]*[.J22]/[.B19])" office:value-type="float" office:value="0">
            <text:p>0,00</text:p>
          </table:table-cell>
          <table:table-cell table:formula="of:=IF([.B19]=0;0;[.E19]*[.J22]/[.B19])" office:value-type="float" office:value="0">
            <text:p>0,00</text:p>
          </table:table-cell>
          <table:table-cell table:formula="of:=2*([.K22]+[.L22])" office:value-type="float" office:value="0">
            <text:p>0,00</text:p>
          </table:table-cell>
          <table:table-cell table:formula="of:=4*([.K22]+[.L22])+9*[.M22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/>
          <table:table-cell table:formula="of:=IF([.B19]=0;0;[.C19]*[.J23]/[.B19])" office:value-type="float" office:value="0">
            <text:p>0,00</text:p>
          </table:table-cell>
          <table:table-cell table:formula="of:=IF([.B19]=0;0;[.D19]*[.J23]/[.B19])" office:value-type="float" office:value="0">
            <text:p>0,00</text:p>
          </table:table-cell>
          <table:table-cell table:formula="of:=IF([.B19]=0;0;[.E19]*[.J23]/[.B19])" office:value-type="float" office:value="0">
            <text:p>0,00</text:p>
          </table:table-cell>
          <table:table-cell table:formula="of:=2*([.K23]+[.L23])" office:value-type="float" office:value="0">
            <text:p>0,00</text:p>
          </table:table-cell>
          <table:table-cell table:formula="of:=4*([.K23]+[.L23])+9*[.M23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/>
          <table:table-cell table:formula="of:=IF([.B19]=0;0;[.C19]*[.J24]/[.B19])" office:value-type="float" office:value="0">
            <text:p>0,00</text:p>
          </table:table-cell>
          <table:table-cell table:formula="of:=IF([.B19]=0;0;[.D19]*[.J24]/[.B19])" office:value-type="float" office:value="0">
            <text:p>0,00</text:p>
          </table:table-cell>
          <table:table-cell table:formula="of:=IF([.B19]=0;0;[.E19]*[.J24]/[.B19])" office:value-type="float" office:value="0">
            <text:p>0,00</text:p>
          </table:table-cell>
          <table:table-cell table:formula="of:=2*([.K24]+[.L24])" office:value-type="float" office:value="0">
            <text:p>0,00</text:p>
          </table:table-cell>
          <table:table-cell table:formula="of:=4*([.K24]+[.L24])+9*[.M24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/>
          <table:table-cell table:formula="of:=IF([.B19]=0;0;[.C19]*[.J25]/[.B19])" office:value-type="float" office:value="0">
            <text:p>0,00</text:p>
          </table:table-cell>
          <table:table-cell table:formula="of:=IF([.B19]=0;0;[.D19]*[.J25]/[.B19])" office:value-type="float" office:value="0">
            <text:p>0,00</text:p>
          </table:table-cell>
          <table:table-cell table:formula="of:=IF([.B19]=0;0;[.E19]*[.J25]/[.B19])" office:value-type="float" office:value="0">
            <text:p>0,00</text:p>
          </table:table-cell>
          <table:table-cell table:formula="of:=2*([.K25]+[.L25])" office:value-type="float" office:value="0">
            <text:p>0,00</text:p>
          </table:table-cell>
          <table:table-cell table:formula="of:=4*([.K25]+[.L25])+9*[.M2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/>
          <table:table-cell table:formula="of:=IF([.B19]=0;0;[.C19]*[.J26]/[.B19])" office:value-type="float" office:value="0">
            <text:p>0,00</text:p>
          </table:table-cell>
          <table:table-cell table:formula="of:=IF([.B19]=0;0;[.D19]*[.J26]/[.B19])" office:value-type="float" office:value="0">
            <text:p>0,00</text:p>
          </table:table-cell>
          <table:table-cell table:formula="of:=IF([.B19]=0;0;[.E19]*[.J26]/[.B19])" office:value-type="float" office:value="0">
            <text:p>0,00</text:p>
          </table:table-cell>
          <table:table-cell table:formula="of:=2*([.K26]+[.L26])" office:value-type="float" office:value="0">
            <text:p>0,00</text:p>
          </table:table-cell>
          <table:table-cell table:formula="of:=4*([.K26]+[.L26])+9*[.M26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/>
          <table:table-cell table:formula="of:=IF([.B19]=0;0;[.C19]*[.J27]/[.B19])" office:value-type="float" office:value="0">
            <text:p>0,00</text:p>
          </table:table-cell>
          <table:table-cell table:formula="of:=IF([.B19]=0;0;[.D19]*[.J27]/[.B19])" office:value-type="float" office:value="0">
            <text:p>0,00</text:p>
          </table:table-cell>
          <table:table-cell table:formula="of:=IF([.B19]=0;0;[.E19]*[.J27]/[.B19])" office:value-type="float" office:value="0">
            <text:p>0,00</text:p>
          </table:table-cell>
          <table:table-cell table:formula="of:=2*([.K27]+[.L27])" office:value-type="float" office:value="0">
            <text:p>0,00</text:p>
          </table:table-cell>
          <table:table-cell table:formula="of:=4*([.K27]+[.L27])+9*[.M27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/>
          <table:table-cell table:formula="of:=IF([.B19]=0;0;[.C19]*[.J28]/[.B19])" office:value-type="float" office:value="0">
            <text:p>0,00</text:p>
          </table:table-cell>
          <table:table-cell table:formula="of:=IF([.B19]=0;0;[.D19]*[.J28]/[.B19])" office:value-type="float" office:value="0">
            <text:p>0,00</text:p>
          </table:table-cell>
          <table:table-cell table:formula="of:=IF([.B19]=0;0;[.E19]*[.J28]/[.B19])" office:value-type="float" office:value="0">
            <text:p>0,00</text:p>
          </table:table-cell>
          <table:table-cell table:formula="of:=2*([.K28]+[.L28])" office:value-type="float" office:value="0">
            <text:p>0,00</text:p>
          </table:table-cell>
          <table:table-cell table:formula="of:=4*([.K28]+[.L28])+9*[.M28]" office:value-type="float" office:value="0">
            <text:p>0,00</text:p>
          </table:table-cell>
        </table:table-row>
      </table:table>
      <table:table table:name="bechamel lardons " table:style-name="ta1" table:print="false">
        <table:table-column table:style-name="co1" table:number-columns-repeated="8" table:default-cell-style-name="Default"/>
        <table:table-column table:style-name="co1" table:number-columns-repeated="7" table:default-cell-style-name="ce15"/>
        <table:table-row table:style-name="ro1">
          <table:table-cell/>
          <table:table-cell office:value-type="string">
            <text:p>RECETTE</text:p>
          </table:table-cell>
          <table:table-cell table:number-columns-repeated="6"/>
          <table:table-cell table:style-name="Default"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2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5.25">
            <text:p>15,25</text:p>
          </table:table-cell>
          <table:table-cell table:style-name="ce4" office:value-type="float" office:value="3">
            <text:p>3,00</text:p>
          </table:table-cell>
          <table:table-cell table:style-name="ce4" office:value-type="float" office:value="73">
            <text:p>73,00</text:p>
          </table:table-cell>
          <table:table-cell table:style-name="ce4" table:formula="of:=2*([.C7]+[.D7])" office:value-type="float" office:value="36.5">
            <text:p>36,50</text:p>
          </table:table-cell>
          <table:table-cell table:style-name="ce49" table:formula="of:=IF(([.F7]=0);0;[.E7]*2/[.F7])" office:value-type="float" office:value="4">
            <text:p>4,00</text:p>
          </table:table-cell>
          <table:table-cell table:style-name="ce4" table:formula="of:=4*([.C7]+[.D7])+9*[.E7]" office:value-type="float" office:value="730">
            <text:p>730,00</text:p>
          </table:table-cell>
          <table:table-cell table:style-name="ce12" office:value-type="string">
            <text:p>ketocal</text:p>
          </table:table-cell>
          <table:table-cell table:style-name="ce16" office:value-type="float" office:value="40">
            <text:p>40,00</text:p>
          </table:table-cell>
          <table:table-cell table:style-name="ce20" table:formula="of:=IF([.B7]=0;0;[.C7]*[.J7]/[.B7])" office:value-type="float" office:value="6.1">
            <text:p>6,10</text:p>
          </table:table-cell>
          <table:table-cell table:style-name="ce20" table:formula="of:=IF([.B7]=0;0;[.D7]*[.J7]/[.B7])" office:value-type="float" office:value="1.2">
            <text:p>1,20</text:p>
          </table:table-cell>
          <table:table-cell table:style-name="ce20" table:formula="of:=IF([.B7]=0;0;[.E7]*[.J7]/[.B7])" office:value-type="float" office:value="29.2">
            <text:p>29,20</text:p>
          </table:table-cell>
          <table:table-cell table:style-name="ce20" table:formula="of:=2*([.K7]+[.L7])" office:value-type="float" office:value="14.6">
            <text:p>14,60</text:p>
          </table:table-cell>
          <table:table-cell table:style-name="ce20" table:formula="of:=4*([.K7]+[.L7])+9*[.M7]" office:value-type="float" office:value="292">
            <text:p>292,00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5.5">
            <text:p>15,50</text:p>
          </table:table-cell>
          <table:table-cell table:style-name="ce4" office:value-type="float" office:value="0.5">
            <text:p>0,50</text:p>
          </table:table-cell>
          <table:table-cell table:style-name="ce4" office:value-type="float" office:value="8">
            <text:p>8,00</text:p>
          </table:table-cell>
          <table:table-cell table:style-name="ce4" table:formula="of:=2*([.C8]+[.D8])" office:value-type="float" office:value="32">
            <text:p>32,00</text:p>
          </table:table-cell>
          <table:table-cell table:style-name="ce49" table:formula="of:=IF(([.F8]=0);0;[.E8]*2/[.F8])" office:value-type="float" office:value="0.5">
            <text:p>0,50</text:p>
          </table:table-cell>
          <table:table-cell table:style-name="ce4" table:formula="of:=4*([.C8]+[.D8])+9*[.E8]" office:value-type="float" office:value="136">
            <text:p>136,00</text:p>
          </table:table-cell>
          <table:table-cell table:style-name="ce12" office:value-type="string">
            <text:p>cancoillotte</text:p>
          </table:table-cell>
          <table:table-cell table:style-name="ce16" office:value-type="float" office:value="40">
            <text:p>40,00</text:p>
          </table:table-cell>
          <table:table-cell table:style-name="ce20" table:formula="of:=IF([.B8]=0;0;[.C8]*[.J8]/[.B8])" office:value-type="float" office:value="6.2">
            <text:p>6,20</text:p>
          </table:table-cell>
          <table:table-cell table:style-name="ce20" table:formula="of:=IF([.B8]=0;0;[.D8]*[.J8]/[.B8])" office:value-type="float" office:value="0.2">
            <text:p>0,20</text:p>
          </table:table-cell>
          <table:table-cell table:style-name="ce20" table:formula="of:=IF([.B8]=0;0;[.E8]*[.J8]/[.B8])" office:value-type="float" office:value="3.2">
            <text:p>3,20</text:p>
          </table:table-cell>
          <table:table-cell table:style-name="ce20" table:formula="of:=2*([.K8]+[.L8])" office:value-type="float" office:value="12.8">
            <text:p>12,80</text:p>
          </table:table-cell>
          <table:table-cell table:style-name="ce20" table:formula="of:=4*([.K8]+[.L8])+9*[.M8]" office:value-type="float" office:value="54.4">
            <text:p>54,40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0">
            <text:p>10,00</text:p>
          </table:table-cell>
          <table:table-cell table:style-name="ce4" office:value-type="float" office:value="0.5">
            <text:p>0,50</text:p>
          </table:table-cell>
          <table:table-cell table:style-name="ce4" office:value-type="float" office:value="8.5">
            <text:p>8,50</text:p>
          </table:table-cell>
          <table:table-cell table:style-name="ce4" table:formula="of:=2*([.C9]+[.D9])" office:value-type="float" office:value="21">
            <text:p>21,00</text:p>
          </table:table-cell>
          <table:table-cell table:style-name="ce49" table:formula="of:=IF(([.F9]=0);0;[.E9]*2/[.F9])" office:value-type="float" office:value="0.80952380952381">
            <text:p>0,81</text:p>
          </table:table-cell>
          <table:table-cell table:style-name="ce4" table:formula="of:=4*([.C9]+[.D9])+9*[.E9]" office:value-type="float" office:value="118.5">
            <text:p>118,50</text:p>
          </table:table-cell>
          <table:table-cell table:style-name="ce12" office:value-type="string">
            <text:p>lardons</text:p>
          </table:table-cell>
          <table:table-cell table:style-name="ce16" office:value-type="float" office:value="20">
            <text:p>20,00</text:p>
          </table:table-cell>
          <table:table-cell table:style-name="ce20" table:formula="of:=IF([.B9]=0;0;[.C9]*[.J9]/[.B9])" office:value-type="float" office:value="2">
            <text:p>2,00</text:p>
          </table:table-cell>
          <table:table-cell table:style-name="ce20" table:formula="of:=IF([.B9]=0;0;[.D9]*[.J9]/[.B9])" office:value-type="float" office:value="0.1">
            <text:p>0,10</text:p>
          </table:table-cell>
          <table:table-cell table:style-name="ce20" table:formula="of:=IF([.B9]=0;0;[.E9]*[.J9]/[.B9])" office:value-type="float" office:value="1.7">
            <text:p>1,70</text:p>
          </table:table-cell>
          <table:table-cell table:style-name="ce20" table:formula="of:=2*([.K9]+[.L9])" office:value-type="float" office:value="4.2">
            <text:p>4,20</text:p>
          </table:table-cell>
          <table:table-cell table:style-name="ce20" table:formula="of:=4*([.K9]+[.L9])+9*[.M9]" office:value-type="float" office:value="23.7">
            <text:p>23,70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3.9">
            <text:p>3,90</text:p>
          </table:table-cell>
          <table:table-cell table:style-name="ce4" office:value-type="float" office:value="0.21">
            <text:p>0,21</text:p>
          </table:table-cell>
          <table:table-cell table:style-name="ce4" office:value-type="float" office:value="1.5">
            <text:p>1,50</text:p>
          </table:table-cell>
          <table:table-cell table:style-name="ce4" table:formula="of:=2*([.C10]+[.D10])" office:value-type="float" office:value="8.22">
            <text:p>8,22</text:p>
          </table:table-cell>
          <table:table-cell table:style-name="ce49" table:formula="of:=IF(([.F10]=0);0;[.E10]*2/[.F10])" office:value-type="float" office:value="0.364963503649635">
            <text:p>0,36</text:p>
          </table:table-cell>
          <table:table-cell table:style-name="ce4" table:formula="of:=4*([.C10]+[.D10])+9*[.E10]" office:value-type="float" office:value="29.94">
            <text:p>29,94</text:p>
          </table:table-cell>
          <table:table-cell table:style-name="ce12" office:value-type="string">
            <text:p>chanterelles</text:p>
          </table:table-cell>
          <table:table-cell table:style-name="ce16" office:value-type="float" office:value="10">
            <text:p>10,00</text:p>
          </table:table-cell>
          <table:table-cell table:style-name="ce20" table:formula="of:=IF([.B10]=0;0;[.C10]*[.J10]/[.B10])" office:value-type="float" office:value="0.39">
            <text:p>0,39</text:p>
          </table:table-cell>
          <table:table-cell table:style-name="ce20" table:formula="of:=IF([.B10]=0;0;[.D10]*[.J10]/[.B10])" office:value-type="float" office:value="0.021">
            <text:p>0,02</text:p>
          </table:table-cell>
          <table:table-cell table:style-name="ce20" table:formula="of:=IF([.B10]=0;0;[.E10]*[.J10]/[.B10])" office:value-type="float" office:value="0.15">
            <text:p>0,15</text:p>
          </table:table-cell>
          <table:table-cell table:style-name="ce20" table:formula="of:=2*([.K10]+[.L10])" office:value-type="float" office:value="0.822">
            <text:p>0,82</text:p>
          </table:table-cell>
          <table:table-cell table:style-name="ce20" table:formula="of:=4*([.K10]+[.L10])+9*[.M10]" office:value-type="float" office:value="2.994">
            <text:p>2,99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7">
            <text:p>7,00</text:p>
          </table:table-cell>
          <table:table-cell table:style-name="ce4" office:value-type="float" office:value="3">
            <text:p>3,00</text:p>
          </table:table-cell>
          <table:table-cell table:style-name="ce4" office:value-type="float" office:value="33.5">
            <text:p>33,50</text:p>
          </table:table-cell>
          <table:table-cell table:style-name="ce4" table:formula="of:=2*([.C11]+[.D11])" office:value-type="float" office:value="20">
            <text:p>20,00</text:p>
          </table:table-cell>
          <table:table-cell table:style-name="ce49" table:formula="of:=IF(([.F11]=0);0;[.E11]*2/[.F11])" office:value-type="float" office:value="3.35">
            <text:p>3,35</text:p>
          </table:table-cell>
          <table:table-cell table:style-name="ce4" table:formula="of:=4*([.C11]+[.D11])+9*[.E11]" office:value-type="float" office:value="341.5">
            <text:p>341,50</text:p>
          </table:table-cell>
          <table:table-cell table:style-name="ce12" office:value-type="string">
            <text:p>tartare p et h</text:p>
          </table:table-cell>
          <table:table-cell table:style-name="ce16" office:value-type="float" office:value="15">
            <text:p>15,00</text:p>
          </table:table-cell>
          <table:table-cell table:style-name="ce20" table:formula="of:=IF([.B11]=0;0;[.C11]*[.J11]/[.B11])" office:value-type="float" office:value="1.05">
            <text:p>1,05</text:p>
          </table:table-cell>
          <table:table-cell table:style-name="ce20" table:formula="of:=IF([.B11]=0;0;[.D11]*[.J11]/[.B11])" office:value-type="float" office:value="0.45">
            <text:p>0,45</text:p>
          </table:table-cell>
          <table:table-cell table:style-name="ce20" table:formula="of:=IF([.B11]=0;0;[.E11]*[.J11]/[.B11])" office:value-type="float" office:value="5.025">
            <text:p>5,03</text:p>
          </table:table-cell>
          <table:table-cell table:style-name="ce20" table:formula="of:=2*([.K11]+[.L11])" office:value-type="float" office:value="3">
            <text:p>3,00</text:p>
          </table:table-cell>
          <table:table-cell table:style-name="ce20" table:formula="of:=4*([.K11]+[.L11])+9*[.M11]" office:value-type="float" office:value="51.225">
            <text:p>51,23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3.2">
            <text:p>3,20</text:p>
          </table:table-cell>
          <table:table-cell table:style-name="ce4" office:value-type="float" office:value="4.8">
            <text:p>4,80</text:p>
          </table:table-cell>
          <table:table-cell table:style-name="ce4" office:value-type="float" office:value="1.55">
            <text:p>1,55</text:p>
          </table:table-cell>
          <table:table-cell table:style-name="ce4" table:formula="of:=2*([.C12]+[.D12])" office:value-type="float" office:value="16">
            <text:p>16,00</text:p>
          </table:table-cell>
          <table:table-cell table:style-name="ce49" table:formula="of:=IF(([.F12]=0);0;[.E12]*2/[.F12])" office:value-type="float" office:value="0.19375">
            <text:p>0,19</text:p>
          </table:table-cell>
          <table:table-cell table:style-name="ce4" table:formula="of:=4*([.C12]+[.D12])+9*[.E12]" office:value-type="float" office:value="45.95">
            <text:p>45,95</text:p>
          </table:table-cell>
          <table:table-cell table:style-name="ce12" office:value-type="string">
            <text:p>lait</text:p>
          </table:table-cell>
          <table:table-cell table:style-name="ce16" office:value-type="float" office:value="20">
            <text:p>20,00</text:p>
          </table:table-cell>
          <table:table-cell table:style-name="ce20" table:formula="of:=IF([.B12]=0;0;[.C12]*[.J12]/[.B12])" office:value-type="float" office:value="0.64">
            <text:p>0,64</text:p>
          </table:table-cell>
          <table:table-cell table:style-name="ce20" table:formula="of:=IF([.B12]=0;0;[.D12]*[.J12]/[.B12])" office:value-type="float" office:value="0.96">
            <text:p>0,96</text:p>
          </table:table-cell>
          <table:table-cell table:style-name="ce20" table:formula="of:=IF([.B12]=0;0;[.E12]*[.J12]/[.B12])" office:value-type="float" office:value="0.31">
            <text:p>0,31</text:p>
          </table:table-cell>
          <table:table-cell table:style-name="ce20" table:formula="of:=2*([.K12]+[.L12])" office:value-type="float" office:value="3.2">
            <text:p>3,20</text:p>
          </table:table-cell>
          <table:table-cell table:style-name="ce20" table:formula="of:=4*([.K12]+[.L12])+9*[.M12]" office:value-type="float" office:value="9.19">
            <text:p>9,19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number-columns-repeated="4" table:style-name="ce4"/>
          <table:table-cell table:style-name="ce4" table:formula="of:=2*([.C13]+[.D13])" office:value-type="float" office:value="0">
            <text:p>0,00</text:p>
          </table:table-cell>
          <table:table-cell table:style-name="ce49" table:formula="of:=IF(([.F13]=0);0;[.E13]*2/[.F13])" office:value-type="float" office:value="0">
            <text:p>0,00</text:p>
          </table:table-cell>
          <table:table-cell table:style-name="ce4" table:formula="of:=4*([.C13]+[.D13])+9*[.E13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3]=0;0;[.C13]*[.J13]/[.B13])" office:value-type="float" office:value="0">
            <text:p>0,00</text:p>
          </table:table-cell>
          <table:table-cell table:style-name="ce20" table:formula="of:=IF([.B13]=0;0;[.D13]*[.J13]/[.B13])" office:value-type="float" office:value="0">
            <text:p>0,00</text:p>
          </table:table-cell>
          <table:table-cell table:style-name="ce20" table:formula="of:=IF([.B13]=0;0;[.E13]*[.J13]/[.B13])" office:value-type="float" office:value="0">
            <text:p>0,00</text:p>
          </table:table-cell>
          <table:table-cell table:style-name="ce20" table:formula="of:=2*([.K13]+[.L13])" office:value-type="float" office:value="0">
            <text:p>0,00</text:p>
          </table:table-cell>
          <table:table-cell table:style-name="ce20" table:formula="of:=4*([.K13]+[.L13])+9*[.M13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number-columns-repeated="4" table:style-name="ce4"/>
          <table:table-cell table:style-name="ce4" table:formula="of:=2*([.C14]+[.D14])" office:value-type="float" office:value="0">
            <text:p>0,00</text:p>
          </table:table-cell>
          <table:table-cell table:style-name="ce49" table:formula="of:=IF(([.F14]=0);0;[.E14]*2/[.F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number-columns-repeated="4" table:style-name="ce4"/>
          <table:table-cell table:style-name="ce4" table:formula="of:=2*([.C15]+[.D15])" office:value-type="float" office:value="0">
            <text:p>0,00</text:p>
          </table:table-cell>
          <table:table-cell table:style-name="ce49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table:formula="of:=SUM([.J7:.J15])" office:value-type="float" office:value="145">
            <text:p>145,00</text:p>
          </table:table-cell>
          <table:table-cell table:style-name="ce17" table:formula="of:=SUM([.K7:.K15])" office:value-type="float" office:value="16.38">
            <text:p>16,38</text:p>
          </table:table-cell>
          <table:table-cell table:style-name="ce17" table:formula="of:=SUM([.L7:.L15])" office:value-type="float" office:value="2.931">
            <text:p>2,93</text:p>
          </table:table-cell>
          <table:table-cell table:style-name="ce17" table:formula="of:=SUM([.M7:.M15])" office:value-type="float" office:value="39.585">
            <text:p>39,59</text:p>
          </table:table-cell>
          <table:table-cell table:style-name="ce17" table:formula="of:=2*([.K16]+[.L16])" office:value-type="float" office:value="38.622">
            <text:p>38,62</text:p>
          </table:table-cell>
          <table:table-cell table:style-name="ce17" table:formula="of:=4*([.K16]+[.L16])+9*[.M16]" office:value-type="float" office:value="433.509">
            <text:p>433,51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2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11.2965517241379">
            <text:p>11,30</text:p>
          </table:table-cell>
          <table:table-cell table:style-name="ce6" table:formula="of:=IF([.J16]=0;0;[.L16]*[.B19]/[.J16])" office:value-type="float" office:value="2.02137931034483">
            <text:p>2,02</text:p>
          </table:table-cell>
          <table:table-cell table:style-name="ce6" table:formula="of:=IF([.J16]=0;0;[.M16]*[.B19]/[.J16])" office:value-type="float" office:value="27.3">
            <text:p>27,30</text:p>
          </table:table-cell>
          <table:table-cell table:style-name="ce48" table:formula="of:=2*([.C19]+[.D19])" office:value-type="float" office:value="26.6358620689655">
            <text:p>26,64</text:p>
          </table:table-cell>
          <table:table-cell table:style-name="ce50" table:formula="of:=IF(AND(([.C19]=0);([.D19]=0));0;[.E19]/([.C19]+[.D19]))" office:value-type="float" office:value="2.04986795090881">
            <text:p>2,05</text:p>
          </table:table-cell>
          <table:table-cell table:style-name="ce6" table:formula="of:=4*([.C19]+[.D19])+9*[.E19]" office:value-type="float" office:value="298.971724137931">
            <text:p>298,97</text:p>
          </table:table-cell>
          <table:table-cell office:value-type="string">
            <text:p>Portion 1</text:p>
          </table:table-cell>
          <table:table-cell office:value-type="float" office:value="145">
            <text:p>145,00</text:p>
          </table:table-cell>
          <table:table-cell table:formula="of:=IF([.B19]=0;0;[.C19]*[.J19]/[.B19])" office:value-type="float" office:value="16.38">
            <text:p>16,38</text:p>
          </table:table-cell>
          <table:table-cell table:formula="of:=IF([.B19]=0;0;[.D19]*[.J19]/[.B19])" office:value-type="float" office:value="2.931">
            <text:p>2,93</text:p>
          </table:table-cell>
          <table:table-cell table:formula="of:=IF([.B19]=0;0;[.E19]*[.J19]/[.B19])" office:value-type="float" office:value="39.585">
            <text:p>39,59</text:p>
          </table:table-cell>
          <table:table-cell table:formula="of:=2*([.K19]+[.L19])" office:value-type="float" office:value="38.622">
            <text:p>38,62</text:p>
          </table:table-cell>
          <table:table-cell table:formula="of:=4*([.K19]+[.L19])+9*[.M19]" office:value-type="float" office:value="433.509">
            <text:p>433,51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/>
          <table:table-cell table:formula="of:=IF([.B19]=0;0;[.C19]*[.J20]/[.B19])" office:value-type="float" office:value="0">
            <text:p>0,00</text:p>
          </table:table-cell>
          <table:table-cell table:formula="of:=IF([.B19]=0;0;[.D19]*[.J20]/[.B19])" office:value-type="float" office:value="0">
            <text:p>0,00</text:p>
          </table:table-cell>
          <table:table-cell table:formula="of:=IF([.B19]=0;0;[.E19]*[.J20]/[.B19])" office:value-type="float" office:value="0">
            <text:p>0,00</text:p>
          </table:table-cell>
          <table:table-cell table:formula="of:=2*([.K20]+[.L20])" office:value-type="float" office:value="0">
            <text:p>0,00</text:p>
          </table:table-cell>
          <table:table-cell table:formula="of:=4*([.K20]+[.L20])+9*[.M20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/>
          <table:table-cell table:formula="of:=IF([.B19]=0;0;[.C19]*[.J21]/[.B19])" office:value-type="float" office:value="0">
            <text:p>0,00</text:p>
          </table:table-cell>
          <table:table-cell table:formula="of:=IF([.B19]=0;0;[.D19]*[.J21]/[.B19])" office:value-type="float" office:value="0">
            <text:p>0,00</text:p>
          </table:table-cell>
          <table:table-cell table:formula="of:=IF([.B19]=0;0;[.E19]*[.J21]/[.B19])" office:value-type="float" office:value="0">
            <text:p>0,00</text:p>
          </table:table-cell>
          <table:table-cell table:formula="of:=2*([.K21]+[.L21])" office:value-type="float" office:value="0">
            <text:p>0,00</text:p>
          </table:table-cell>
          <table:table-cell table:formula="of:=4*([.K21]+[.L21])+9*[.M21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/>
          <table:table-cell table:formula="of:=IF([.B19]=0;0;[.C19]*[.J22]/[.B19])" office:value-type="float" office:value="0">
            <text:p>0,00</text:p>
          </table:table-cell>
          <table:table-cell table:formula="of:=IF([.B19]=0;0;[.D19]*[.J22]/[.B19])" office:value-type="float" office:value="0">
            <text:p>0,00</text:p>
          </table:table-cell>
          <table:table-cell table:formula="of:=IF([.B19]=0;0;[.E19]*[.J22]/[.B19])" office:value-type="float" office:value="0">
            <text:p>0,00</text:p>
          </table:table-cell>
          <table:table-cell table:formula="of:=2*([.K22]+[.L22])" office:value-type="float" office:value="0">
            <text:p>0,00</text:p>
          </table:table-cell>
          <table:table-cell table:formula="of:=4*([.K22]+[.L22])+9*[.M22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/>
          <table:table-cell table:formula="of:=IF([.B19]=0;0;[.C19]*[.J23]/[.B19])" office:value-type="float" office:value="0">
            <text:p>0,00</text:p>
          </table:table-cell>
          <table:table-cell table:formula="of:=IF([.B19]=0;0;[.D19]*[.J23]/[.B19])" office:value-type="float" office:value="0">
            <text:p>0,00</text:p>
          </table:table-cell>
          <table:table-cell table:formula="of:=IF([.B19]=0;0;[.E19]*[.J23]/[.B19])" office:value-type="float" office:value="0">
            <text:p>0,00</text:p>
          </table:table-cell>
          <table:table-cell table:formula="of:=2*([.K23]+[.L23])" office:value-type="float" office:value="0">
            <text:p>0,00</text:p>
          </table:table-cell>
          <table:table-cell table:formula="of:=4*([.K23]+[.L23])+9*[.M23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/>
          <table:table-cell table:formula="of:=IF([.B19]=0;0;[.C19]*[.J24]/[.B19])" office:value-type="float" office:value="0">
            <text:p>0,00</text:p>
          </table:table-cell>
          <table:table-cell table:formula="of:=IF([.B19]=0;0;[.D19]*[.J24]/[.B19])" office:value-type="float" office:value="0">
            <text:p>0,00</text:p>
          </table:table-cell>
          <table:table-cell table:formula="of:=IF([.B19]=0;0;[.E19]*[.J24]/[.B19])" office:value-type="float" office:value="0">
            <text:p>0,00</text:p>
          </table:table-cell>
          <table:table-cell table:formula="of:=2*([.K24]+[.L24])" office:value-type="float" office:value="0">
            <text:p>0,00</text:p>
          </table:table-cell>
          <table:table-cell table:formula="of:=4*([.K24]+[.L24])+9*[.M24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/>
          <table:table-cell table:formula="of:=IF([.B19]=0;0;[.C19]*[.J25]/[.B19])" office:value-type="float" office:value="0">
            <text:p>0,00</text:p>
          </table:table-cell>
          <table:table-cell table:formula="of:=IF([.B19]=0;0;[.D19]*[.J25]/[.B19])" office:value-type="float" office:value="0">
            <text:p>0,00</text:p>
          </table:table-cell>
          <table:table-cell table:formula="of:=IF([.B19]=0;0;[.E19]*[.J25]/[.B19])" office:value-type="float" office:value="0">
            <text:p>0,00</text:p>
          </table:table-cell>
          <table:table-cell table:formula="of:=2*([.K25]+[.L25])" office:value-type="float" office:value="0">
            <text:p>0,00</text:p>
          </table:table-cell>
          <table:table-cell table:formula="of:=4*([.K25]+[.L25])+9*[.M2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/>
          <table:table-cell table:formula="of:=IF([.B19]=0;0;[.C19]*[.J26]/[.B19])" office:value-type="float" office:value="0">
            <text:p>0,00</text:p>
          </table:table-cell>
          <table:table-cell table:formula="of:=IF([.B19]=0;0;[.D19]*[.J26]/[.B19])" office:value-type="float" office:value="0">
            <text:p>0,00</text:p>
          </table:table-cell>
          <table:table-cell table:formula="of:=IF([.B19]=0;0;[.E19]*[.J26]/[.B19])" office:value-type="float" office:value="0">
            <text:p>0,00</text:p>
          </table:table-cell>
          <table:table-cell table:formula="of:=2*([.K26]+[.L26])" office:value-type="float" office:value="0">
            <text:p>0,00</text:p>
          </table:table-cell>
          <table:table-cell table:formula="of:=4*([.K26]+[.L26])+9*[.M26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/>
          <table:table-cell table:formula="of:=IF([.B19]=0;0;[.C19]*[.J27]/[.B19])" office:value-type="float" office:value="0">
            <text:p>0,00</text:p>
          </table:table-cell>
          <table:table-cell table:formula="of:=IF([.B19]=0;0;[.D19]*[.J27]/[.B19])" office:value-type="float" office:value="0">
            <text:p>0,00</text:p>
          </table:table-cell>
          <table:table-cell table:formula="of:=IF([.B19]=0;0;[.E19]*[.J27]/[.B19])" office:value-type="float" office:value="0">
            <text:p>0,00</text:p>
          </table:table-cell>
          <table:table-cell table:formula="of:=2*([.K27]+[.L27])" office:value-type="float" office:value="0">
            <text:p>0,00</text:p>
          </table:table-cell>
          <table:table-cell table:formula="of:=4*([.K27]+[.L27])+9*[.M27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/>
          <table:table-cell table:formula="of:=IF([.B19]=0;0;[.C19]*[.J28]/[.B19])" office:value-type="float" office:value="0">
            <text:p>0,00</text:p>
          </table:table-cell>
          <table:table-cell table:formula="of:=IF([.B19]=0;0;[.D19]*[.J28]/[.B19])" office:value-type="float" office:value="0">
            <text:p>0,00</text:p>
          </table:table-cell>
          <table:table-cell table:formula="of:=IF([.B19]=0;0;[.E19]*[.J28]/[.B19])" office:value-type="float" office:value="0">
            <text:p>0,00</text:p>
          </table:table-cell>
          <table:table-cell table:formula="of:=2*([.K28]+[.L28])" office:value-type="float" office:value="0">
            <text:p>0,00</text:p>
          </table:table-cell>
          <table:table-cell table:formula="of:=4*([.K28]+[.L28])+9*[.M28]" office:value-type="float" office:value="0">
            <text:p>0,00</text:p>
          </table:table-cell>
        </table:table-row>
      </table:table>
      <table:table table:name="modèle" table:style-name="ta1" table:print="false">
        <table:table-column table:style-name="co1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9" table:default-cell-style-name="ce15"/>
        <table:table-column table:style-name="co12" table:default-cell-style-name="ce15"/>
        <table:table-row table:style-name="ro1">
          <table:table-cell/>
          <table:table-cell office:value-type="string">
            <text:p>RECETTE</text:p>
          </table:table-cell>
          <table:table-cell table:number-columns-repeated="6"/>
          <table:table-cell table:style-name="Default"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1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number-columns-repeated="2" table:style-name="ce4" office:value-type="float" office:value="0.01">
            <text:p>0,01</text:p>
          </table:table-cell>
          <table:table-cell table:style-name="ce4" office:value-type="float" office:value="100">
            <text:p>100,00</text:p>
          </table:table-cell>
          <table:table-cell table:style-name="ce4" table:formula="of:=2*([.C7]+[.D7])" office:value-type="float" office:value="0.04">
            <text:p>0,04</text:p>
          </table:table-cell>
          <table:table-cell table:style-name="ce52" table:formula="of:=IF(([.F7]=0);0;[.E7]*2/[.F7])" office:value-type="float" office:value="5000">
            <text:p>5000,00</text:p>
          </table:table-cell>
          <table:table-cell table:style-name="ce4" table:formula="of:=4*([.C7]+[.D7])+9*[.E7]" office:value-type="float" office:value="900.08">
            <text:p>900,08</text:p>
          </table:table-cell>
          <table:table-cell table:style-name="ce12" office:value-type="string">
            <text:p>huile</text:p>
          </table:table-cell>
          <table:table-cell table:style-name="ce16"/>
          <table:table-cell table:style-name="ce20" table:formula="of:=IF([.B7]=0;0;[.C7]*[.J7]/[.B7])" office:value-type="float" office:value="0">
            <text:p>0,00</text:p>
          </table:table-cell>
          <table:table-cell table:style-name="ce20" table:formula="of:=IF([.B7]=0;0;[.D7]*[.J7]/[.B7])" office:value-type="float" office:value="0">
            <text:p>0,00</text:p>
          </table:table-cell>
          <table:table-cell table:style-name="ce20" table:formula="of:=IF([.B7]=0;0;[.E7]*[.J7]/[.B7])" office:value-type="float" office:value="0">
            <text:p>0,00</text:p>
          </table:table-cell>
          <table:table-cell table:style-name="ce20" table:formula="of:=2*([.K7]+[.L7])" office:value-type="float" office:value="0">
            <text:p>0,00</text:p>
          </table:table-cell>
          <table:table-cell table:style-name="ce20" table:formula="of:=4*([.K7]+[.L7])+9*[.M7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19">
            <text:p>2,19</text:p>
          </table:table-cell>
          <table:table-cell table:style-name="ce4" office:value-type="float" office:value="2.18">
            <text:p>2,18</text:p>
          </table:table-cell>
          <table:table-cell table:style-name="ce4" office:value-type="float" office:value="30">
            <text:p>30,00</text:p>
          </table:table-cell>
          <table:table-cell table:style-name="ce4" table:formula="of:=2*([.C8]+[.D8])" office:value-type="float" office:value="8.74">
            <text:p>8,74</text:p>
          </table:table-cell>
          <table:table-cell table:style-name="ce52" table:formula="of:=IF(([.F8]=0);0;[.E8]*2/[.F8])" office:value-type="float" office:value="6.8649885583524">
            <text:p>6,86</text:p>
          </table:table-cell>
          <table:table-cell table:style-name="ce4" table:formula="of:=4*([.C8]+[.D8])+9*[.E8]" office:value-type="float" office:value="287.48">
            <text:p>287,48</text:p>
          </table:table-cell>
          <table:table-cell table:style-name="ce12" office:value-type="string">
            <text:p>crème 30</text:p>
          </table:table-cell>
          <table:table-cell table:style-name="ce16" office:value-type="float" office:value="0">
            <text:p>0,00</text:p>
          </table:table-cell>
          <table:table-cell table:style-name="ce20" table:formula="of:=IF([.B8]=0;0;[.C8]*[.J8]/[.B8])" office:value-type="float" office:value="0">
            <text:p>0,00</text:p>
          </table:table-cell>
          <table:table-cell table:style-name="ce20" table:formula="of:=IF([.B8]=0;0;[.D8]*[.J8]/[.B8])" office:value-type="float" office:value="0">
            <text:p>0,00</text:p>
          </table:table-cell>
          <table:table-cell table:style-name="ce20" table:formula="of:=IF([.B8]=0;0;[.E8]*[.J8]/[.B8])" office:value-type="float" office:value="0">
            <text:p>0,00</text:p>
          </table:table-cell>
          <table:table-cell table:style-name="ce20" table:formula="of:=2*([.K8]+[.L8])" office:value-type="float" office:value="0">
            <text:p>0,00</text:p>
          </table:table-cell>
          <table:table-cell table:style-name="ce20" table:formula="of:=4*([.K8]+[.L8])+9*[.M8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">
            <text:p>1,00</text:p>
          </table:table-cell>
          <table:table-cell table:style-name="ce4" office:value-type="float" office:value="82.2">
            <text:p>82,20</text:p>
          </table:table-cell>
          <table:table-cell table:style-name="ce4" table:formula="of:=2*([.C9]+[.D9])" office:value-type="float" office:value="3.4">
            <text:p>3,40</text:p>
          </table:table-cell>
          <table:table-cell table:style-name="ce52" table:formula="of:=IF(([.F9]=0);0;[.E9]*2/[.F9])" office:value-type="float" office:value="48.3529411764706">
            <text:p>48,35</text:p>
          </table:table-cell>
          <table:table-cell table:style-name="ce4" table:formula="of:=4*([.C9]+[.D9])+9*[.E9]" office:value-type="float" office:value="746.6">
            <text:p>746,60</text:p>
          </table:table-cell>
          <table:table-cell table:style-name="ce12" office:value-type="string">
            <text:p>beurre ou mayo thomi</text:p>
          </table:table-cell>
          <table:table-cell table:style-name="ce16" office:value-type="float" office:value="26">
            <text:p>26,00</text:p>
          </table:table-cell>
          <table:table-cell table:style-name="ce20" table:formula="of:=IF([.B9]=0;0;[.C9]*[.J9]/[.B9])" office:value-type="float" office:value="0.182">
            <text:p>0,18</text:p>
          </table:table-cell>
          <table:table-cell table:style-name="ce20" table:formula="of:=IF([.B9]=0;0;[.D9]*[.J9]/[.B9])" office:value-type="float" office:value="0.26">
            <text:p>0,26</text:p>
          </table:table-cell>
          <table:table-cell table:style-name="ce20" table:formula="of:=IF([.B9]=0;0;[.E9]*[.J9]/[.B9])" office:value-type="float" office:value="21.372">
            <text:p>21,37</text:p>
          </table:table-cell>
          <table:table-cell table:style-name="ce20" table:formula="of:=2*([.K9]+[.L9])" office:value-type="float" office:value="0.884">
            <text:p>0,88</text:p>
          </table:table-cell>
          <table:table-cell table:style-name="ce20" table:formula="of:=4*([.K9]+[.L9])+9*[.M9]" office:value-type="float" office:value="194.116">
            <text:p>194,12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0]+[.D10])" office:value-type="float" office:value="0">
            <text:p>0,00</text:p>
          </table:table-cell>
          <table:table-cell table:style-name="ce52" table:formula="of:=IF(([.F10]=0);0;[.E10]*2/[.F10])" office:value-type="float" office:value="0">
            <text:p>0,00</text:p>
          </table:table-cell>
          <table:table-cell table:style-name="ce4" table:formula="of:=4*([.C10]+[.D10])+9*[.E10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0]=0;0;[.C10]*[.J10]/[.B10])" office:value-type="float" office:value="0">
            <text:p>0,00</text:p>
          </table:table-cell>
          <table:table-cell table:style-name="ce20" table:formula="of:=IF([.B10]=0;0;[.D10]*[.J10]/[.B10])" office:value-type="float" office:value="0">
            <text:p>0,00</text:p>
          </table:table-cell>
          <table:table-cell table:style-name="ce20" table:formula="of:=IF([.B10]=0;0;[.E10]*[.J10]/[.B10])" office:value-type="float" office:value="0">
            <text:p>0,00</text:p>
          </table:table-cell>
          <table:table-cell table:style-name="ce20" table:formula="of:=2*([.K10]+[.L10])" office:value-type="float" office:value="0">
            <text:p>0,00</text:p>
          </table:table-cell>
          <table:table-cell table:style-name="ce20" table:formula="of:=4*([.K10]+[.L10])+9*[.M10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1]+[.D11])" office:value-type="float" office:value="0">
            <text:p>0,00</text:p>
          </table:table-cell>
          <table:table-cell table:style-name="ce52" table:formula="of:=IF(([.F11]=0);0;[.E11]*2/[.F11])" office:value-type="float" office:value="0">
            <text:p>0,00</text:p>
          </table:table-cell>
          <table:table-cell table:style-name="ce4" table:formula="of:=4*([.C11]+[.D11])+9*[.E11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1]=0;0;[.C11]*[.J11]/[.B11])" office:value-type="float" office:value="0">
            <text:p>0,00</text:p>
          </table:table-cell>
          <table:table-cell table:style-name="ce20" table:formula="of:=IF([.B11]=0;0;[.D11]*[.J11]/[.B11])" office:value-type="float" office:value="0">
            <text:p>0,00</text:p>
          </table:table-cell>
          <table:table-cell table:style-name="ce20" table:formula="of:=IF([.B11]=0;0;[.E11]*[.J11]/[.B11])" office:value-type="float" office:value="0">
            <text:p>0,00</text:p>
          </table:table-cell>
          <table:table-cell table:style-name="ce20" table:formula="of:=2*([.K11]+[.L11])" office:value-type="float" office:value="0">
            <text:p>0,00</text:p>
          </table:table-cell>
          <table:table-cell table:style-name="ce20" table:formula="of:=4*([.K11]+[.L11])+9*[.M11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2]+[.D12])" office:value-type="float" office:value="0">
            <text:p>0,00</text:p>
          </table:table-cell>
          <table:table-cell table:style-name="ce52" table:formula="of:=IF(([.F12]=0);0;[.E12]*2/[.F12])" office:value-type="float" office:value="0">
            <text:p>0,00</text:p>
          </table:table-cell>
          <table:table-cell table:style-name="ce4" table:formula="of:=4*([.C12]+[.D12])+9*[.E12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2]=0;0;[.C12]*[.J12]/[.B12])" office:value-type="float" office:value="0">
            <text:p>0,00</text:p>
          </table:table-cell>
          <table:table-cell table:style-name="ce20" table:formula="of:=IF([.B12]=0;0;[.D12]*[.J12]/[.B12])" office:value-type="float" office:value="0">
            <text:p>0,00</text:p>
          </table:table-cell>
          <table:table-cell table:style-name="ce20" table:formula="of:=IF([.B12]=0;0;[.E12]*[.J12]/[.B12])" office:value-type="float" office:value="0">
            <text:p>0,00</text:p>
          </table:table-cell>
          <table:table-cell table:style-name="ce20" table:formula="of:=2*([.K12]+[.L12])" office:value-type="float" office:value="0">
            <text:p>0,00</text:p>
          </table:table-cell>
          <table:table-cell table:style-name="ce20" table:formula="of:=4*([.K12]+[.L12])+9*[.M12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3]+[.D13])" office:value-type="float" office:value="0">
            <text:p>0,00</text:p>
          </table:table-cell>
          <table:table-cell table:style-name="ce52" table:formula="of:=IF(([.F13]=0);0;[.E13]*2/[.F13])" office:value-type="float" office:value="0">
            <text:p>0,00</text:p>
          </table:table-cell>
          <table:table-cell table:style-name="ce4" table:formula="of:=4*([.C13]+[.D13])+9*[.E13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3]=0;0;[.C13]*[.J13]/[.B13])" office:value-type="float" office:value="0">
            <text:p>0,00</text:p>
          </table:table-cell>
          <table:table-cell table:style-name="ce20" table:formula="of:=IF([.B13]=0;0;[.D13]*[.J13]/[.B13])" office:value-type="float" office:value="0">
            <text:p>0,00</text:p>
          </table:table-cell>
          <table:table-cell table:style-name="ce20" table:formula="of:=IF([.B13]=0;0;[.E13]*[.J13]/[.B13])" office:value-type="float" office:value="0">
            <text:p>0,00</text:p>
          </table:table-cell>
          <table:table-cell table:style-name="ce20" table:formula="of:=2*([.K13]+[.L13])" office:value-type="float" office:value="0">
            <text:p>0,00</text:p>
          </table:table-cell>
          <table:table-cell table:style-name="ce20" table:formula="of:=4*([.K13]+[.L13])+9*[.M13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4]+[.D14])" office:value-type="float" office:value="0">
            <text:p>0,00</text:p>
          </table:table-cell>
          <table:table-cell table:style-name="ce52" table:formula="of:=IF(([.F14]=0);0;[.E14]*2/[.F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5]+[.D15])" office:value-type="float" office:value="0">
            <text:p>0,00</text:p>
          </table:table-cell>
          <table:table-cell table:style-name="ce52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table:formula="of:=SUM([.J7:.J15])" office:value-type="float" office:value="26">
            <text:p>26,00</text:p>
          </table:table-cell>
          <table:table-cell table:style-name="ce17" table:formula="of:=SUM([.K7:.K15])" office:value-type="float" office:value="0.182">
            <text:p>0,18</text:p>
          </table:table-cell>
          <table:table-cell table:style-name="ce17" table:formula="of:=SUM([.L7:.L15])" office:value-type="float" office:value="0.26">
            <text:p>0,26</text:p>
          </table:table-cell>
          <table:table-cell table:style-name="ce17" table:formula="of:=SUM([.M7:.M15])" office:value-type="float" office:value="21.372">
            <text:p>21,37</text:p>
          </table:table-cell>
          <table:table-cell table:style-name="ce17" table:formula="of:=2*([.K16]+[.L16])" office:value-type="float" office:value="0.884">
            <text:p>0,88</text:p>
          </table:table-cell>
          <table:table-cell table:style-name="ce17" table:formula="of:=4*([.K16]+[.L16])+9*[.M16]" office:value-type="float" office:value="194.116">
            <text:p>194,12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1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0.7">
            <text:p>0,70</text:p>
          </table:table-cell>
          <table:table-cell table:style-name="ce6" table:formula="of:=IF([.J16]=0;0;[.L16]*[.B19]/[.J16])" office:value-type="float" office:value="1">
            <text:p>1,00</text:p>
          </table:table-cell>
          <table:table-cell table:style-name="ce6" table:formula="of:=IF([.J16]=0;0;[.M16]*[.B19]/[.J16])" office:value-type="float" office:value="82.2">
            <text:p>82,20</text:p>
          </table:table-cell>
          <table:table-cell table:style-name="ce51" table:formula="of:=2*([.C19]+[.D19])" office:value-type="float" office:value="3.4">
            <text:p>3,40</text:p>
          </table:table-cell>
          <table:table-cell table:style-name="ce53" table:formula="of:=IF(AND(([.C19]=0);([.D19]=0));0;[.E19]/([.C19]+[.D19]))" office:value-type="float" office:value="48.3529411764706">
            <text:p>48,35</text:p>
          </table:table-cell>
          <table:table-cell table:style-name="ce6" table:formula="of:=4*([.C19]+[.D19])+9*[.E19]" office:value-type="float" office:value="746.6">
            <text:p>746,60</text:p>
          </table:table-cell>
          <table:table-cell office:value-type="string">
            <text:p>Portion 1</text:p>
          </table:table-cell>
          <table:table-cell/>
          <table:table-cell table:formula="of:=IF([.B19]=0;0;[.C19]*[.J19]/[.B19])" office:value-type="float" office:value="0">
            <text:p>0,00</text:p>
          </table:table-cell>
          <table:table-cell table:formula="of:=IF([.B19]=0;0;[.D19]*[.J19]/[.B19])" office:value-type="float" office:value="0">
            <text:p>0,00</text:p>
          </table:table-cell>
          <table:table-cell table:formula="of:=IF([.B19]=0;0;[.E19]*[.J19]/[.B19])" office:value-type="float" office:value="0">
            <text:p>0,00</text:p>
          </table:table-cell>
          <table:table-cell table:formula="of:=2*([.K19]+[.L19])" office:value-type="float" office:value="0">
            <text:p>0,00</text:p>
          </table:table-cell>
          <table:table-cell table:formula="of:=4*([.K19]+[.L19])+9*[.M19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/>
          <table:table-cell table:formula="of:=IF([.B19]=0;0;[.C19]*[.J20]/[.B19])" office:value-type="float" office:value="0">
            <text:p>0,00</text:p>
          </table:table-cell>
          <table:table-cell table:formula="of:=IF([.B19]=0;0;[.D19]*[.J20]/[.B19])" office:value-type="float" office:value="0">
            <text:p>0,00</text:p>
          </table:table-cell>
          <table:table-cell table:formula="of:=IF([.B19]=0;0;[.E19]*[.J20]/[.B19])" office:value-type="float" office:value="0">
            <text:p>0,00</text:p>
          </table:table-cell>
          <table:table-cell table:formula="of:=2*([.K20]+[.L20])" office:value-type="float" office:value="0">
            <text:p>0,00</text:p>
          </table:table-cell>
          <table:table-cell table:formula="of:=4*([.K20]+[.L20])+9*[.M20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/>
          <table:table-cell table:formula="of:=IF([.B19]=0;0;[.C19]*[.J21]/[.B19])" office:value-type="float" office:value="0">
            <text:p>0,00</text:p>
          </table:table-cell>
          <table:table-cell table:formula="of:=IF([.B19]=0;0;[.D19]*[.J21]/[.B19])" office:value-type="float" office:value="0">
            <text:p>0,00</text:p>
          </table:table-cell>
          <table:table-cell table:formula="of:=IF([.B19]=0;0;[.E19]*[.J21]/[.B19])" office:value-type="float" office:value="0">
            <text:p>0,00</text:p>
          </table:table-cell>
          <table:table-cell table:formula="of:=2*([.K21]+[.L21])" office:value-type="float" office:value="0">
            <text:p>0,00</text:p>
          </table:table-cell>
          <table:table-cell table:formula="of:=4*([.K21]+[.L21])+9*[.M21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/>
          <table:table-cell table:formula="of:=IF([.B19]=0;0;[.C19]*[.J22]/[.B19])" office:value-type="float" office:value="0">
            <text:p>0,00</text:p>
          </table:table-cell>
          <table:table-cell table:formula="of:=IF([.B19]=0;0;[.D19]*[.J22]/[.B19])" office:value-type="float" office:value="0">
            <text:p>0,00</text:p>
          </table:table-cell>
          <table:table-cell table:formula="of:=IF([.B19]=0;0;[.E19]*[.J22]/[.B19])" office:value-type="float" office:value="0">
            <text:p>0,00</text:p>
          </table:table-cell>
          <table:table-cell table:formula="of:=2*([.K22]+[.L22])" office:value-type="float" office:value="0">
            <text:p>0,00</text:p>
          </table:table-cell>
          <table:table-cell table:formula="of:=4*([.K22]+[.L22])+9*[.M22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/>
          <table:table-cell table:formula="of:=IF([.B19]=0;0;[.C19]*[.J23]/[.B19])" office:value-type="float" office:value="0">
            <text:p>0,00</text:p>
          </table:table-cell>
          <table:table-cell table:formula="of:=IF([.B19]=0;0;[.D19]*[.J23]/[.B19])" office:value-type="float" office:value="0">
            <text:p>0,00</text:p>
          </table:table-cell>
          <table:table-cell table:formula="of:=IF([.B19]=0;0;[.E19]*[.J23]/[.B19])" office:value-type="float" office:value="0">
            <text:p>0,00</text:p>
          </table:table-cell>
          <table:table-cell table:formula="of:=2*([.K23]+[.L23])" office:value-type="float" office:value="0">
            <text:p>0,00</text:p>
          </table:table-cell>
          <table:table-cell table:formula="of:=4*([.K23]+[.L23])+9*[.M23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/>
          <table:table-cell table:formula="of:=IF([.B19]=0;0;[.C19]*[.J24]/[.B19])" office:value-type="float" office:value="0">
            <text:p>0,00</text:p>
          </table:table-cell>
          <table:table-cell table:formula="of:=IF([.B19]=0;0;[.D19]*[.J24]/[.B19])" office:value-type="float" office:value="0">
            <text:p>0,00</text:p>
          </table:table-cell>
          <table:table-cell table:formula="of:=IF([.B19]=0;0;[.E19]*[.J24]/[.B19])" office:value-type="float" office:value="0">
            <text:p>0,00</text:p>
          </table:table-cell>
          <table:table-cell table:formula="of:=2*([.K24]+[.L24])" office:value-type="float" office:value="0">
            <text:p>0,00</text:p>
          </table:table-cell>
          <table:table-cell table:formula="of:=4*([.K24]+[.L24])+9*[.M24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/>
          <table:table-cell table:formula="of:=IF([.B19]=0;0;[.C19]*[.J25]/[.B19])" office:value-type="float" office:value="0">
            <text:p>0,00</text:p>
          </table:table-cell>
          <table:table-cell table:formula="of:=IF([.B19]=0;0;[.D19]*[.J25]/[.B19])" office:value-type="float" office:value="0">
            <text:p>0,00</text:p>
          </table:table-cell>
          <table:table-cell table:formula="of:=IF([.B19]=0;0;[.E19]*[.J25]/[.B19])" office:value-type="float" office:value="0">
            <text:p>0,00</text:p>
          </table:table-cell>
          <table:table-cell table:formula="of:=2*([.K25]+[.L25])" office:value-type="float" office:value="0">
            <text:p>0,00</text:p>
          </table:table-cell>
          <table:table-cell table:formula="of:=4*([.K25]+[.L25])+9*[.M2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/>
          <table:table-cell table:formula="of:=IF([.B19]=0;0;[.C19]*[.J26]/[.B19])" office:value-type="float" office:value="0">
            <text:p>0,00</text:p>
          </table:table-cell>
          <table:table-cell table:formula="of:=IF([.B19]=0;0;[.D19]*[.J26]/[.B19])" office:value-type="float" office:value="0">
            <text:p>0,00</text:p>
          </table:table-cell>
          <table:table-cell table:formula="of:=IF([.B19]=0;0;[.E19]*[.J26]/[.B19])" office:value-type="float" office:value="0">
            <text:p>0,00</text:p>
          </table:table-cell>
          <table:table-cell table:formula="of:=2*([.K26]+[.L26])" office:value-type="float" office:value="0">
            <text:p>0,00</text:p>
          </table:table-cell>
          <table:table-cell table:formula="of:=4*([.K26]+[.L26])+9*[.M26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/>
          <table:table-cell table:formula="of:=IF([.B19]=0;0;[.C19]*[.J27]/[.B19])" office:value-type="float" office:value="0">
            <text:p>0,00</text:p>
          </table:table-cell>
          <table:table-cell table:formula="of:=IF([.B19]=0;0;[.D19]*[.J27]/[.B19])" office:value-type="float" office:value="0">
            <text:p>0,00</text:p>
          </table:table-cell>
          <table:table-cell table:formula="of:=IF([.B19]=0;0;[.E19]*[.J27]/[.B19])" office:value-type="float" office:value="0">
            <text:p>0,00</text:p>
          </table:table-cell>
          <table:table-cell table:formula="of:=2*([.K27]+[.L27])" office:value-type="float" office:value="0">
            <text:p>0,00</text:p>
          </table:table-cell>
          <table:table-cell table:formula="of:=4*([.K27]+[.L27])+9*[.M27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/>
          <table:table-cell table:formula="of:=IF([.B19]=0;0;[.C19]*[.J28]/[.B19])" office:value-type="float" office:value="0">
            <text:p>0,00</text:p>
          </table:table-cell>
          <table:table-cell table:formula="of:=IF([.B19]=0;0;[.D19]*[.J28]/[.B19])" office:value-type="float" office:value="0">
            <text:p>0,00</text:p>
          </table:table-cell>
          <table:table-cell table:formula="of:=IF([.B19]=0;0;[.E19]*[.J28]/[.B19])" office:value-type="float" office:value="0">
            <text:p>0,00</text:p>
          </table:table-cell>
          <table:table-cell table:formula="of:=2*([.K28]+[.L28])" office:value-type="float" office:value="0">
            <text:p>0,00</text:p>
          </table:table-cell>
          <table:table-cell table:formula="of:=4*([.K28]+[.L28])+9*[.M28]" office:value-type="float" office:value="0">
            <text:p>0,00</text:p>
          </table:table-cell>
        </table:table-row>
      </table:table>
      <table:table table:name="gratin bette" table:style-name="ta1" table:print="false">
        <table:table-column table:style-name="co1" table:number-columns-repeated="8" table:default-cell-style-name="Default"/>
        <table:table-column table:style-name="co15" table:default-cell-style-name="ce15"/>
        <table:table-column table:style-name="co1" table:number-columns-repeated="6" table:default-cell-style-name="ce15"/>
        <table:table-row table:style-name="ro1">
          <table:table-cell/>
          <table:table-cell office:value-type="string">
            <text:p>RECETTE</text:p>
          </table:table-cell>
          <table:table-cell table:number-columns-repeated="6"/>
          <table:table-cell table:style-name="Default"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1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number-columns-repeated="2" table:style-name="ce4" office:value-type="float" office:value="0.01">
            <text:p>0,01</text:p>
          </table:table-cell>
          <table:table-cell table:style-name="ce4" office:value-type="float" office:value="100">
            <text:p>100,00</text:p>
          </table:table-cell>
          <table:table-cell table:style-name="ce4" table:formula="of:=2*([.C7]+[.D7])" office:value-type="float" office:value="0.04">
            <text:p>0,04</text:p>
          </table:table-cell>
          <table:table-cell table:style-name="ce173" table:formula="of:=IF(([.F7]=0);0;[.E7]*2/[.F7])" office:value-type="float" office:value="5000">
            <text:p>5000,00</text:p>
          </table:table-cell>
          <table:table-cell table:style-name="ce4" table:formula="of:=4*([.C7]+[.D7])+9*[.E7]" office:value-type="float" office:value="900.08">
            <text:p>900,08</text:p>
          </table:table-cell>
          <table:table-cell table:style-name="ce12" office:value-type="string">
            <text:p>huile</text:p>
          </table:table-cell>
          <table:table-cell table:style-name="ce16"/>
          <table:table-cell table:style-name="ce20" table:formula="of:=IF([.B7]=0;0;[.C7]*[.J7]/[.B7])" office:value-type="float" office:value="0">
            <text:p>0,00</text:p>
          </table:table-cell>
          <table:table-cell table:style-name="ce20" table:formula="of:=IF([.B7]=0;0;[.D7]*[.J7]/[.B7])" office:value-type="float" office:value="0">
            <text:p>0,00</text:p>
          </table:table-cell>
          <table:table-cell table:style-name="ce20" table:formula="of:=IF([.B7]=0;0;[.E7]*[.J7]/[.B7])" office:value-type="float" office:value="0">
            <text:p>0,00</text:p>
          </table:table-cell>
          <table:table-cell table:style-name="ce20" table:formula="of:=2*([.K7]+[.L7])" office:value-type="float" office:value="0">
            <text:p>0,00</text:p>
          </table:table-cell>
          <table:table-cell table:style-name="ce20" table:formula="of:=4*([.K7]+[.L7])+9*[.M7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19">
            <text:p>2,19</text:p>
          </table:table-cell>
          <table:table-cell table:style-name="ce4" office:value-type="float" office:value="2.18">
            <text:p>2,18</text:p>
          </table:table-cell>
          <table:table-cell table:style-name="ce4" office:value-type="float" office:value="30">
            <text:p>30,00</text:p>
          </table:table-cell>
          <table:table-cell table:style-name="ce4" table:formula="of:=2*([.C8]+[.D8])" office:value-type="float" office:value="8.74">
            <text:p>8,74</text:p>
          </table:table-cell>
          <table:table-cell table:style-name="ce173" table:formula="of:=IF(([.F8]=0);0;[.E8]*2/[.F8])" office:value-type="float" office:value="6.8649885583524">
            <text:p>6,86</text:p>
          </table:table-cell>
          <table:table-cell table:style-name="ce4" table:formula="of:=4*([.C8]+[.D8])+9*[.E8]" office:value-type="float" office:value="287.48">
            <text:p>287,48</text:p>
          </table:table-cell>
          <table:table-cell table:style-name="ce12" office:value-type="string">
            <text:p>crème 30</text:p>
          </table:table-cell>
          <table:table-cell table:style-name="ce16" office:value-type="float" office:value="30">
            <text:p>30,00</text:p>
          </table:table-cell>
          <table:table-cell table:style-name="ce20" table:formula="of:=IF([.B8]=0;0;[.C8]*[.J8]/[.B8])" office:value-type="float" office:value="0.657">
            <text:p>0,66</text:p>
          </table:table-cell>
          <table:table-cell table:style-name="ce20" table:formula="of:=IF([.B8]=0;0;[.D8]*[.J8]/[.B8])" office:value-type="float" office:value="0.654">
            <text:p>0,65</text:p>
          </table:table-cell>
          <table:table-cell table:style-name="ce20" table:formula="of:=IF([.B8]=0;0;[.E8]*[.J8]/[.B8])" office:value-type="float" office:value="9">
            <text:p>9,00</text:p>
          </table:table-cell>
          <table:table-cell table:style-name="ce20" table:formula="of:=2*([.K8]+[.L8])" office:value-type="float" office:value="2.622">
            <text:p>2,62</text:p>
          </table:table-cell>
          <table:table-cell table:style-name="ce20" table:formula="of:=4*([.K8]+[.L8])+9*[.M8]" office:value-type="float" office:value="86.244">
            <text:p>86,24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">
            <text:p>1,00</text:p>
          </table:table-cell>
          <table:table-cell table:style-name="ce4" office:value-type="float" office:value="82.2">
            <text:p>82,20</text:p>
          </table:table-cell>
          <table:table-cell table:style-name="ce4" table:formula="of:=2*([.C9]+[.D9])" office:value-type="float" office:value="3.4">
            <text:p>3,40</text:p>
          </table:table-cell>
          <table:table-cell table:style-name="ce173" table:formula="of:=IF(([.F9]=0);0;[.E9]*2/[.F9])" office:value-type="float" office:value="48.3529411764706">
            <text:p>48,35</text:p>
          </table:table-cell>
          <table:table-cell table:style-name="ce4" table:formula="of:=4*([.C9]+[.D9])+9*[.E9]" office:value-type="float" office:value="746.6">
            <text:p>746,60</text:p>
          </table:table-cell>
          <table:table-cell table:style-name="ce12" office:value-type="string">
            <text:p>beurre ou mayo thomi</text:p>
          </table:table-cell>
          <table:table-cell table:style-name="ce16" office:value-type="float" office:value="26">
            <text:p>26,00</text:p>
          </table:table-cell>
          <table:table-cell table:style-name="ce20" table:formula="of:=IF([.B9]=0;0;[.C9]*[.J9]/[.B9])" office:value-type="float" office:value="0.182">
            <text:p>0,18</text:p>
          </table:table-cell>
          <table:table-cell table:style-name="ce20" table:formula="of:=IF([.B9]=0;0;[.D9]*[.J9]/[.B9])" office:value-type="float" office:value="0.26">
            <text:p>0,26</text:p>
          </table:table-cell>
          <table:table-cell table:style-name="ce20" table:formula="of:=IF([.B9]=0;0;[.E9]*[.J9]/[.B9])" office:value-type="float" office:value="21.372">
            <text:p>21,37</text:p>
          </table:table-cell>
          <table:table-cell table:style-name="ce20" table:formula="of:=2*([.K9]+[.L9])" office:value-type="float" office:value="0.884">
            <text:p>0,88</text:p>
          </table:table-cell>
          <table:table-cell table:style-name="ce20" table:formula="of:=4*([.K9]+[.L9])+9*[.M9]" office:value-type="float" office:value="194.116">
            <text:p>194,12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1">
            <text:p>2,10</text:p>
          </table:table-cell>
          <table:table-cell table:style-name="ce4" office:value-type="float" office:value="2.7">
            <text:p>2,70</text:p>
          </table:table-cell>
          <table:table-cell table:style-name="ce4" office:value-type="float" office:value="0.2">
            <text:p>0,20</text:p>
          </table:table-cell>
          <table:table-cell table:style-name="ce4" table:formula="of:=2*([.C10]+[.D10])" office:value-type="float" office:value="9.6">
            <text:p>9,60</text:p>
          </table:table-cell>
          <table:table-cell table:style-name="ce173" table:formula="of:=IF(([.F10]=0);0;[.E10]*2/[.F10])" office:value-type="float" office:value="0.0416666666666667">
            <text:p>0,04</text:p>
          </table:table-cell>
          <table:table-cell table:style-name="ce4" table:formula="of:=4*([.C10]+[.D10])+9*[.E10]" office:value-type="float" office:value="21">
            <text:p>21,00</text:p>
          </table:table-cell>
          <table:table-cell table:style-name="ce12" office:value-type="string">
            <text:p>cote de bette</text:p>
          </table:table-cell>
          <table:table-cell table:style-name="ce16" office:value-type="float" office:value="100">
            <text:p>100,00</text:p>
          </table:table-cell>
          <table:table-cell table:style-name="ce20" table:formula="of:=IF([.B10]=0;0;[.C10]*[.J10]/[.B10])" office:value-type="float" office:value="2.1">
            <text:p>2,10</text:p>
          </table:table-cell>
          <table:table-cell table:style-name="ce20" table:formula="of:=IF([.B10]=0;0;[.D10]*[.J10]/[.B10])" office:value-type="float" office:value="2.7">
            <text:p>2,70</text:p>
          </table:table-cell>
          <table:table-cell table:style-name="ce20" table:formula="of:=IF([.B10]=0;0;[.E10]*[.J10]/[.B10])" office:value-type="float" office:value="0.2">
            <text:p>0,20</text:p>
          </table:table-cell>
          <table:table-cell table:style-name="ce20" table:formula="of:=2*([.K10]+[.L10])" office:value-type="float" office:value="9.6">
            <text:p>9,60</text:p>
          </table:table-cell>
          <table:table-cell table:style-name="ce20" table:formula="of:=4*([.K10]+[.L10])+9*[.M10]" office:value-type="float" office:value="21">
            <text:p>21,00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7">
            <text:p>27,00</text:p>
          </table:table-cell>
          <table:table-cell table:style-name="ce4" office:value-type="float" office:value="0.01">
            <text:p>0,01</text:p>
          </table:table-cell>
          <table:table-cell table:style-name="ce4" office:value-type="float" office:value="28">
            <text:p>28,00</text:p>
          </table:table-cell>
          <table:table-cell table:style-name="ce4" table:formula="of:=2*([.C11]+[.D11])" office:value-type="float" office:value="54.02">
            <text:p>54,02</text:p>
          </table:table-cell>
          <table:table-cell table:style-name="ce173" table:formula="of:=IF(([.F11]=0);0;[.E11]*2/[.F11])" office:value-type="float" office:value="1.03665309144761">
            <text:p>1,04</text:p>
          </table:table-cell>
          <table:table-cell table:style-name="ce4" table:formula="of:=4*([.C11]+[.D11])+9*[.E11]" office:value-type="float" office:value="360.04">
            <text:p>360,04</text:p>
          </table:table-cell>
          <table:table-cell table:style-name="ce12" office:value-type="string">
            <text:p>gruyère</text:p>
          </table:table-cell>
          <table:table-cell table:style-name="ce16" office:value-type="float" office:value="30">
            <text:p>30,00</text:p>
          </table:table-cell>
          <table:table-cell table:style-name="ce20" table:formula="of:=IF([.B11]=0;0;[.C11]*[.J11]/[.B11])" office:value-type="float" office:value="8.1">
            <text:p>8,10</text:p>
          </table:table-cell>
          <table:table-cell table:style-name="ce20" table:formula="of:=IF([.B11]=0;0;[.D11]*[.J11]/[.B11])" office:value-type="float" office:value="0.003">
            <text:p>0,00</text:p>
          </table:table-cell>
          <table:table-cell table:style-name="ce20" table:formula="of:=IF([.B11]=0;0;[.E11]*[.J11]/[.B11])" office:value-type="float" office:value="8.4">
            <text:p>8,40</text:p>
          </table:table-cell>
          <table:table-cell table:style-name="ce20" table:formula="of:=2*([.K11]+[.L11])" office:value-type="float" office:value="16.206">
            <text:p>16,21</text:p>
          </table:table-cell>
          <table:table-cell table:style-name="ce20" table:formula="of:=4*([.K11]+[.L11])+9*[.M11]" office:value-type="float" office:value="108.012">
            <text:p>108,01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1.1">
            <text:p>21,10</text:p>
          </table:table-cell>
          <table:table-cell table:style-name="ce4" office:value-type="float" office:value="0.6">
            <text:p>0,60</text:p>
          </table:table-cell>
          <table:table-cell table:style-name="ce4" office:value-type="float" office:value="2.7">
            <text:p>2,70</text:p>
          </table:table-cell>
          <table:table-cell table:style-name="ce4" table:formula="of:=2*([.C12]+[.D12])" office:value-type="float" office:value="43.4">
            <text:p>43,40</text:p>
          </table:table-cell>
          <table:table-cell table:style-name="ce173" table:formula="of:=IF(([.F12]=0);0;[.E12]*2/[.F12])" office:value-type="float" office:value="0.124423963133641">
            <text:p>0,12</text:p>
          </table:table-cell>
          <table:table-cell table:style-name="ce4" table:formula="of:=4*([.C12]+[.D12])+9*[.E12]" office:value-type="float" office:value="111.1">
            <text:p>111,10</text:p>
          </table:table-cell>
          <table:table-cell table:style-name="ce12" office:value-type="string">
            <text:p>jambon</text:p>
          </table:table-cell>
          <table:table-cell table:style-name="ce16" office:value-type="float" office:value="20">
            <text:p>20,00</text:p>
          </table:table-cell>
          <table:table-cell table:style-name="ce20" table:formula="of:=IF([.B12]=0;0;[.C12]*[.J12]/[.B12])" office:value-type="float" office:value="4.22">
            <text:p>4,22</text:p>
          </table:table-cell>
          <table:table-cell table:style-name="ce20" table:formula="of:=IF([.B12]=0;0;[.D12]*[.J12]/[.B12])" office:value-type="float" office:value="0.12">
            <text:p>0,12</text:p>
          </table:table-cell>
          <table:table-cell table:style-name="ce20" table:formula="of:=IF([.B12]=0;0;[.E12]*[.J12]/[.B12])" office:value-type="float" office:value="0.54">
            <text:p>0,54</text:p>
          </table:table-cell>
          <table:table-cell table:style-name="ce20" table:formula="of:=2*([.K12]+[.L12])" office:value-type="float" office:value="8.68">
            <text:p>8,68</text:p>
          </table:table-cell>
          <table:table-cell table:style-name="ce20" table:formula="of:=4*([.K12]+[.L12])+9*[.M12]" office:value-type="float" office:value="22.22">
            <text:p>22,22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3]+[.D13])" office:value-type="float" office:value="0">
            <text:p>0,00</text:p>
          </table:table-cell>
          <table:table-cell table:style-name="ce173" table:formula="of:=IF(([.F13]=0);0;[.E13]*2/[.F13])" office:value-type="float" office:value="0">
            <text:p>0,00</text:p>
          </table:table-cell>
          <table:table-cell table:style-name="ce4" table:formula="of:=4*([.C13]+[.D13])+9*[.E13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3]=0;0;[.C13]*[.J13]/[.B13])" office:value-type="float" office:value="0">
            <text:p>0,00</text:p>
          </table:table-cell>
          <table:table-cell table:style-name="ce20" table:formula="of:=IF([.B13]=0;0;[.D13]*[.J13]/[.B13])" office:value-type="float" office:value="0">
            <text:p>0,00</text:p>
          </table:table-cell>
          <table:table-cell table:style-name="ce20" table:formula="of:=IF([.B13]=0;0;[.E13]*[.J13]/[.B13])" office:value-type="float" office:value="0">
            <text:p>0,00</text:p>
          </table:table-cell>
          <table:table-cell table:style-name="ce20" table:formula="of:=2*([.K13]+[.L13])" office:value-type="float" office:value="0">
            <text:p>0,00</text:p>
          </table:table-cell>
          <table:table-cell table:style-name="ce20" table:formula="of:=4*([.K13]+[.L13])+9*[.M13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4]+[.D14])" office:value-type="float" office:value="0">
            <text:p>0,00</text:p>
          </table:table-cell>
          <table:table-cell table:style-name="ce173" table:formula="of:=IF(([.F14]=0);0;[.E14]*2/[.F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5]+[.D15])" office:value-type="float" office:value="0">
            <text:p>0,00</text:p>
          </table:table-cell>
          <table:table-cell table:style-name="ce173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table:formula="of:=SUM([.J7:.J15])" office:value-type="float" office:value="206">
            <text:p>206,00</text:p>
          </table:table-cell>
          <table:table-cell table:style-name="ce17" table:formula="of:=SUM([.K7:.K15])" office:value-type="float" office:value="15.259">
            <text:p>15,26</text:p>
          </table:table-cell>
          <table:table-cell table:style-name="ce17" table:formula="of:=SUM([.L7:.L15])" office:value-type="float" office:value="3.737">
            <text:p>3,74</text:p>
          </table:table-cell>
          <table:table-cell table:style-name="ce17" table:formula="of:=SUM([.M7:.M15])" office:value-type="float" office:value="39.512">
            <text:p>39,51</text:p>
          </table:table-cell>
          <table:table-cell table:style-name="ce17" table:formula="of:=2*([.K16]+[.L16])" office:value-type="float" office:value="37.992">
            <text:p>37,99</text:p>
          </table:table-cell>
          <table:table-cell table:style-name="ce17" table:formula="of:=4*([.K16]+[.L16])+9*[.M16]" office:value-type="float" office:value="431.592">
            <text:p>431,59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1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7.40728155339806">
            <text:p>7,41</text:p>
          </table:table-cell>
          <table:table-cell table:style-name="ce6" table:formula="of:=IF([.J16]=0;0;[.L16]*[.B19]/[.J16])" office:value-type="float" office:value="1.81407766990291">
            <text:p>1,81</text:p>
          </table:table-cell>
          <table:table-cell table:style-name="ce6" table:formula="of:=IF([.J16]=0;0;[.M16]*[.B19]/[.J16])" office:value-type="float" office:value="19.1805825242718">
            <text:p>19,18</text:p>
          </table:table-cell>
          <table:table-cell table:style-name="ce172" table:formula="of:=2*([.C19]+[.D19])" office:value-type="float" office:value="18.4427184466019">
            <text:p>18,44</text:p>
          </table:table-cell>
          <table:table-cell table:style-name="ce174" table:formula="of:=IF(AND(([.C19]=0);([.D19]=0));0;[.E19]/([.C19]+[.D19]))" office:value-type="float" office:value="2.08001684565172">
            <text:p>2,08</text:p>
          </table:table-cell>
          <table:table-cell table:style-name="ce6" table:formula="of:=4*([.C19]+[.D19])+9*[.E19]" office:value-type="float" office:value="209.51067961165">
            <text:p>209,51</text:p>
          </table:table-cell>
          <table:table-cell office:value-type="string">
            <text:p>Portion 1</text:p>
          </table:table-cell>
          <table:table-cell/>
          <table:table-cell table:formula="of:=IF([.B19]=0;0;[.C19]*[.J19]/[.B19])" office:value-type="float" office:value="0">
            <text:p>0,00</text:p>
          </table:table-cell>
          <table:table-cell table:formula="of:=IF([.B19]=0;0;[.D19]*[.J19]/[.B19])" office:value-type="float" office:value="0">
            <text:p>0,00</text:p>
          </table:table-cell>
          <table:table-cell table:formula="of:=IF([.B19]=0;0;[.E19]*[.J19]/[.B19])" office:value-type="float" office:value="0">
            <text:p>0,00</text:p>
          </table:table-cell>
          <table:table-cell table:formula="of:=2*([.K19]+[.L19])" office:value-type="float" office:value="0">
            <text:p>0,00</text:p>
          </table:table-cell>
          <table:table-cell table:formula="of:=4*([.K19]+[.L19])+9*[.M19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/>
          <table:table-cell table:formula="of:=IF([.B19]=0;0;[.C19]*[.J20]/[.B19])" office:value-type="float" office:value="0">
            <text:p>0,00</text:p>
          </table:table-cell>
          <table:table-cell table:formula="of:=IF([.B19]=0;0;[.D19]*[.J20]/[.B19])" office:value-type="float" office:value="0">
            <text:p>0,00</text:p>
          </table:table-cell>
          <table:table-cell table:formula="of:=IF([.B19]=0;0;[.E19]*[.J20]/[.B19])" office:value-type="float" office:value="0">
            <text:p>0,00</text:p>
          </table:table-cell>
          <table:table-cell table:formula="of:=2*([.K20]+[.L20])" office:value-type="float" office:value="0">
            <text:p>0,00</text:p>
          </table:table-cell>
          <table:table-cell table:formula="of:=4*([.K20]+[.L20])+9*[.M20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/>
          <table:table-cell table:formula="of:=IF([.B19]=0;0;[.C19]*[.J21]/[.B19])" office:value-type="float" office:value="0">
            <text:p>0,00</text:p>
          </table:table-cell>
          <table:table-cell table:formula="of:=IF([.B19]=0;0;[.D19]*[.J21]/[.B19])" office:value-type="float" office:value="0">
            <text:p>0,00</text:p>
          </table:table-cell>
          <table:table-cell table:formula="of:=IF([.B19]=0;0;[.E19]*[.J21]/[.B19])" office:value-type="float" office:value="0">
            <text:p>0,00</text:p>
          </table:table-cell>
          <table:table-cell table:formula="of:=2*([.K21]+[.L21])" office:value-type="float" office:value="0">
            <text:p>0,00</text:p>
          </table:table-cell>
          <table:table-cell table:formula="of:=4*([.K21]+[.L21])+9*[.M21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/>
          <table:table-cell table:formula="of:=IF([.B19]=0;0;[.C19]*[.J22]/[.B19])" office:value-type="float" office:value="0">
            <text:p>0,00</text:p>
          </table:table-cell>
          <table:table-cell table:formula="of:=IF([.B19]=0;0;[.D19]*[.J22]/[.B19])" office:value-type="float" office:value="0">
            <text:p>0,00</text:p>
          </table:table-cell>
          <table:table-cell table:formula="of:=IF([.B19]=0;0;[.E19]*[.J22]/[.B19])" office:value-type="float" office:value="0">
            <text:p>0,00</text:p>
          </table:table-cell>
          <table:table-cell table:formula="of:=2*([.K22]+[.L22])" office:value-type="float" office:value="0">
            <text:p>0,00</text:p>
          </table:table-cell>
          <table:table-cell table:formula="of:=4*([.K22]+[.L22])+9*[.M22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/>
          <table:table-cell table:formula="of:=IF([.B19]=0;0;[.C19]*[.J23]/[.B19])" office:value-type="float" office:value="0">
            <text:p>0,00</text:p>
          </table:table-cell>
          <table:table-cell table:formula="of:=IF([.B19]=0;0;[.D19]*[.J23]/[.B19])" office:value-type="float" office:value="0">
            <text:p>0,00</text:p>
          </table:table-cell>
          <table:table-cell table:formula="of:=IF([.B19]=0;0;[.E19]*[.J23]/[.B19])" office:value-type="float" office:value="0">
            <text:p>0,00</text:p>
          </table:table-cell>
          <table:table-cell table:formula="of:=2*([.K23]+[.L23])" office:value-type="float" office:value="0">
            <text:p>0,00</text:p>
          </table:table-cell>
          <table:table-cell table:formula="of:=4*([.K23]+[.L23])+9*[.M23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/>
          <table:table-cell table:formula="of:=IF([.B19]=0;0;[.C19]*[.J24]/[.B19])" office:value-type="float" office:value="0">
            <text:p>0,00</text:p>
          </table:table-cell>
          <table:table-cell table:formula="of:=IF([.B19]=0;0;[.D19]*[.J24]/[.B19])" office:value-type="float" office:value="0">
            <text:p>0,00</text:p>
          </table:table-cell>
          <table:table-cell table:formula="of:=IF([.B19]=0;0;[.E19]*[.J24]/[.B19])" office:value-type="float" office:value="0">
            <text:p>0,00</text:p>
          </table:table-cell>
          <table:table-cell table:formula="of:=2*([.K24]+[.L24])" office:value-type="float" office:value="0">
            <text:p>0,00</text:p>
          </table:table-cell>
          <table:table-cell table:formula="of:=4*([.K24]+[.L24])+9*[.M24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/>
          <table:table-cell table:formula="of:=IF([.B19]=0;0;[.C19]*[.J25]/[.B19])" office:value-type="float" office:value="0">
            <text:p>0,00</text:p>
          </table:table-cell>
          <table:table-cell table:formula="of:=IF([.B19]=0;0;[.D19]*[.J25]/[.B19])" office:value-type="float" office:value="0">
            <text:p>0,00</text:p>
          </table:table-cell>
          <table:table-cell table:formula="of:=IF([.B19]=0;0;[.E19]*[.J25]/[.B19])" office:value-type="float" office:value="0">
            <text:p>0,00</text:p>
          </table:table-cell>
          <table:table-cell table:formula="of:=2*([.K25]+[.L25])" office:value-type="float" office:value="0">
            <text:p>0,00</text:p>
          </table:table-cell>
          <table:table-cell table:formula="of:=4*([.K25]+[.L25])+9*[.M2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/>
          <table:table-cell table:formula="of:=IF([.B19]=0;0;[.C19]*[.J26]/[.B19])" office:value-type="float" office:value="0">
            <text:p>0,00</text:p>
          </table:table-cell>
          <table:table-cell table:formula="of:=IF([.B19]=0;0;[.D19]*[.J26]/[.B19])" office:value-type="float" office:value="0">
            <text:p>0,00</text:p>
          </table:table-cell>
          <table:table-cell table:formula="of:=IF([.B19]=0;0;[.E19]*[.J26]/[.B19])" office:value-type="float" office:value="0">
            <text:p>0,00</text:p>
          </table:table-cell>
          <table:table-cell table:formula="of:=2*([.K26]+[.L26])" office:value-type="float" office:value="0">
            <text:p>0,00</text:p>
          </table:table-cell>
          <table:table-cell table:formula="of:=4*([.K26]+[.L26])+9*[.M26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/>
          <table:table-cell table:formula="of:=IF([.B19]=0;0;[.C19]*[.J27]/[.B19])" office:value-type="float" office:value="0">
            <text:p>0,00</text:p>
          </table:table-cell>
          <table:table-cell table:formula="of:=IF([.B19]=0;0;[.D19]*[.J27]/[.B19])" office:value-type="float" office:value="0">
            <text:p>0,00</text:p>
          </table:table-cell>
          <table:table-cell table:formula="of:=IF([.B19]=0;0;[.E19]*[.J27]/[.B19])" office:value-type="float" office:value="0">
            <text:p>0,00</text:p>
          </table:table-cell>
          <table:table-cell table:formula="of:=2*([.K27]+[.L27])" office:value-type="float" office:value="0">
            <text:p>0,00</text:p>
          </table:table-cell>
          <table:table-cell table:formula="of:=4*([.K27]+[.L27])+9*[.M27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/>
          <table:table-cell table:formula="of:=IF([.B19]=0;0;[.C19]*[.J28]/[.B19])" office:value-type="float" office:value="0">
            <text:p>0,00</text:p>
          </table:table-cell>
          <table:table-cell table:formula="of:=IF([.B19]=0;0;[.D19]*[.J28]/[.B19])" office:value-type="float" office:value="0">
            <text:p>0,00</text:p>
          </table:table-cell>
          <table:table-cell table:formula="of:=IF([.B19]=0;0;[.E19]*[.J28]/[.B19])" office:value-type="float" office:value="0">
            <text:p>0,00</text:p>
          </table:table-cell>
          <table:table-cell table:formula="of:=2*([.K28]+[.L28])" office:value-type="float" office:value="0">
            <text:p>0,00</text:p>
          </table:table-cell>
          <table:table-cell table:formula="of:=4*([.K28]+[.L28])+9*[.M28]" office:value-type="float" office:value="0">
            <text:p>0,00</text:p>
          </table:table-cell>
        </table:table-row>
      </table:table>
      <table:table table:name="cancoillotte frites" table:style-name="ta1" table:print="false">
        <table:table-column table:style-name="co1" table:number-columns-repeated="8" table:default-cell-style-name="Default"/>
        <table:table-column table:style-name="co14" table:default-cell-style-name="ce15"/>
        <table:table-column table:style-name="co1" table:number-columns-repeated="6" table:default-cell-style-name="ce15"/>
        <table:table-row table:style-name="ro1">
          <table:table-cell/>
          <table:table-cell office:value-type="string">
            <text:p>RECETTE</text:p>
          </table:table-cell>
          <table:table-cell table:number-columns-repeated="6"/>
          <table:table-cell table:style-name="Default"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1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number-columns-repeated="2" table:style-name="ce4" office:value-type="float" office:value="0.01">
            <text:p>0,01</text:p>
          </table:table-cell>
          <table:table-cell table:style-name="ce4" office:value-type="float" office:value="100">
            <text:p>100,00</text:p>
          </table:table-cell>
          <table:table-cell table:style-name="ce4" table:formula="of:=2*([.C7]+[.D7])" office:value-type="float" office:value="0.04">
            <text:p>0,04</text:p>
          </table:table-cell>
          <table:table-cell table:style-name="ce58" table:formula="of:=IF(([.F7]=0);0;[.E7]*2/[.F7])" office:value-type="float" office:value="5000">
            <text:p>5000,00</text:p>
          </table:table-cell>
          <table:table-cell table:style-name="ce4" table:formula="of:=4*([.C7]+[.D7])+9*[.E7]" office:value-type="float" office:value="900.08">
            <text:p>900,08</text:p>
          </table:table-cell>
          <table:table-cell table:style-name="ce12" office:value-type="string">
            <text:p>huile</text:p>
          </table:table-cell>
          <table:table-cell table:style-name="ce16"/>
          <table:table-cell table:style-name="ce20" table:formula="of:=IF([.B7]=0;0;[.C7]*[.J7]/[.B7])" office:value-type="float" office:value="0">
            <text:p>0,00</text:p>
          </table:table-cell>
          <table:table-cell table:style-name="ce20" table:formula="of:=IF([.B7]=0;0;[.D7]*[.J7]/[.B7])" office:value-type="float" office:value="0">
            <text:p>0,00</text:p>
          </table:table-cell>
          <table:table-cell table:style-name="ce20" table:formula="of:=IF([.B7]=0;0;[.E7]*[.J7]/[.B7])" office:value-type="float" office:value="0">
            <text:p>0,00</text:p>
          </table:table-cell>
          <table:table-cell table:style-name="ce20" table:formula="of:=2*([.K7]+[.L7])" office:value-type="float" office:value="0">
            <text:p>0,00</text:p>
          </table:table-cell>
          <table:table-cell table:style-name="ce20" table:formula="of:=4*([.K7]+[.L7])+9*[.M7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19">
            <text:p>2,19</text:p>
          </table:table-cell>
          <table:table-cell table:style-name="ce4" office:value-type="float" office:value="2.18">
            <text:p>2,18</text:p>
          </table:table-cell>
          <table:table-cell table:style-name="ce4" office:value-type="float" office:value="30">
            <text:p>30,00</text:p>
          </table:table-cell>
          <table:table-cell table:style-name="ce4" table:formula="of:=2*([.C8]+[.D8])" office:value-type="float" office:value="8.74">
            <text:p>8,74</text:p>
          </table:table-cell>
          <table:table-cell table:style-name="ce58" table:formula="of:=IF(([.F8]=0);0;[.E8]*2/[.F8])" office:value-type="float" office:value="6.8649885583524">
            <text:p>6,86</text:p>
          </table:table-cell>
          <table:table-cell table:style-name="ce4" table:formula="of:=4*([.C8]+[.D8])+9*[.E8]" office:value-type="float" office:value="287.48">
            <text:p>287,48</text:p>
          </table:table-cell>
          <table:table-cell table:style-name="ce12" office:value-type="string">
            <text:p>crème 30</text:p>
          </table:table-cell>
          <table:table-cell table:style-name="ce16" office:value-type="float" office:value="30">
            <text:p>30,00</text:p>
          </table:table-cell>
          <table:table-cell table:style-name="ce20" table:formula="of:=IF([.B8]=0;0;[.C8]*[.J8]/[.B8])" office:value-type="float" office:value="0.657">
            <text:p>0,66</text:p>
          </table:table-cell>
          <table:table-cell table:style-name="ce20" table:formula="of:=IF([.B8]=0;0;[.D8]*[.J8]/[.B8])" office:value-type="float" office:value="0.654">
            <text:p>0,65</text:p>
          </table:table-cell>
          <table:table-cell table:style-name="ce20" table:formula="of:=IF([.B8]=0;0;[.E8]*[.J8]/[.B8])" office:value-type="float" office:value="9">
            <text:p>9,00</text:p>
          </table:table-cell>
          <table:table-cell table:style-name="ce20" table:formula="of:=2*([.K8]+[.L8])" office:value-type="float" office:value="2.622">
            <text:p>2,62</text:p>
          </table:table-cell>
          <table:table-cell table:style-name="ce20" table:formula="of:=4*([.K8]+[.L8])+9*[.M8]" office:value-type="float" office:value="86.244">
            <text:p>86,24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">
            <text:p>1,00</text:p>
          </table:table-cell>
          <table:table-cell table:style-name="ce4" office:value-type="float" office:value="82.2">
            <text:p>82,20</text:p>
          </table:table-cell>
          <table:table-cell table:style-name="ce4" table:formula="of:=2*([.C9]+[.D9])" office:value-type="float" office:value="3.4">
            <text:p>3,40</text:p>
          </table:table-cell>
          <table:table-cell table:style-name="ce58" table:formula="of:=IF(([.F9]=0);0;[.E9]*2/[.F9])" office:value-type="float" office:value="48.3529411764706">
            <text:p>48,35</text:p>
          </table:table-cell>
          <table:table-cell table:style-name="ce4" table:formula="of:=4*([.C9]+[.D9])+9*[.E9]" office:value-type="float" office:value="746.6">
            <text:p>746,60</text:p>
          </table:table-cell>
          <table:table-cell table:style-name="ce12" office:value-type="string">
            <text:p>beurre ou mayo thomi</text:p>
          </table:table-cell>
          <table:table-cell table:style-name="ce16" office:value-type="float" office:value="30">
            <text:p>30,00</text:p>
          </table:table-cell>
          <table:table-cell table:style-name="ce20" table:formula="of:=IF([.B9]=0;0;[.C9]*[.J9]/[.B9])" office:value-type="float" office:value="0.21">
            <text:p>0,21</text:p>
          </table:table-cell>
          <table:table-cell table:style-name="ce20" table:formula="of:=IF([.B9]=0;0;[.D9]*[.J9]/[.B9])" office:value-type="float" office:value="0.3">
            <text:p>0,30</text:p>
          </table:table-cell>
          <table:table-cell table:style-name="ce20" table:formula="of:=IF([.B9]=0;0;[.E9]*[.J9]/[.B9])" office:value-type="float" office:value="24.66">
            <text:p>24,66</text:p>
          </table:table-cell>
          <table:table-cell table:style-name="ce20" table:formula="of:=2*([.K9]+[.L9])" office:value-type="float" office:value="1.02">
            <text:p>1,02</text:p>
          </table:table-cell>
          <table:table-cell table:style-name="ce20" table:formula="of:=4*([.K9]+[.L9])+9*[.M9]" office:value-type="float" office:value="223.98">
            <text:p>223,98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4.7">
            <text:p>14,70</text:p>
          </table:table-cell>
          <table:table-cell table:style-name="ce4" office:value-type="float" office:value="1">
            <text:p>1,00</text:p>
          </table:table-cell>
          <table:table-cell table:style-name="ce4" office:value-type="float" office:value="6.2">
            <text:p>6,20</text:p>
          </table:table-cell>
          <table:table-cell table:style-name="ce4" table:formula="of:=2*([.C10]+[.D10])" office:value-type="float" office:value="31.4">
            <text:p>31,40</text:p>
          </table:table-cell>
          <table:table-cell table:style-name="ce58" table:formula="of:=IF(([.F10]=0);0;[.E10]*2/[.F10])" office:value-type="float" office:value="0.394904458598726">
            <text:p>0,39</text:p>
          </table:table-cell>
          <table:table-cell table:style-name="ce4" table:formula="of:=4*([.C10]+[.D10])+9*[.E10]" office:value-type="float" office:value="118.6">
            <text:p>118,60</text:p>
          </table:table-cell>
          <table:table-cell table:style-name="ce12" office:value-type="string">
            <text:p>cancoillotte</text:p>
          </table:table-cell>
          <table:table-cell table:style-name="ce16" office:value-type="float" office:value="10">
            <text:p>10,00</text:p>
          </table:table-cell>
          <table:table-cell table:style-name="ce20" table:formula="of:=IF([.B10]=0;0;[.C10]*[.J10]/[.B10])" office:value-type="float" office:value="1.47">
            <text:p>1,47</text:p>
          </table:table-cell>
          <table:table-cell table:style-name="ce20" table:formula="of:=IF([.B10]=0;0;[.D10]*[.J10]/[.B10])" office:value-type="float" office:value="0.1">
            <text:p>0,10</text:p>
          </table:table-cell>
          <table:table-cell table:style-name="ce20" table:formula="of:=IF([.B10]=0;0;[.E10]*[.J10]/[.B10])" office:value-type="float" office:value="0.62">
            <text:p>0,62</text:p>
          </table:table-cell>
          <table:table-cell table:style-name="ce20" table:formula="of:=2*([.K10]+[.L10])" office:value-type="float" office:value="3.14">
            <text:p>3,14</text:p>
          </table:table-cell>
          <table:table-cell table:style-name="ce20" table:formula="of:=4*([.K10]+[.L10])+9*[.M10]" office:value-type="float" office:value="11.86">
            <text:p>11,86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">
            <text:p>1,00</text:p>
          </table:table-cell>
          <table:table-cell table:style-name="ce4" office:value-type="float" office:value="11.7">
            <text:p>11,70</text:p>
          </table:table-cell>
          <table:table-cell table:style-name="ce4" office:value-type="float" office:value="0.1">
            <text:p>0,10</text:p>
          </table:table-cell>
          <table:table-cell table:style-name="ce4" table:formula="of:=2*([.C11]+[.D11])" office:value-type="float" office:value="25.4">
            <text:p>25,40</text:p>
          </table:table-cell>
          <table:table-cell table:style-name="ce58" table:formula="of:=IF(([.F11]=0);0;[.E11]*2/[.F11])" office:value-type="float" office:value="0.0078740157480315">
            <text:p>0,01</text:p>
          </table:table-cell>
          <table:table-cell table:style-name="ce4" table:formula="of:=4*([.C11]+[.D11])+9*[.E11]" office:value-type="float" office:value="51.7">
            <text:p>51,70</text:p>
          </table:table-cell>
          <table:table-cell table:style-name="ce12" office:value-type="string">
            <text:p>courge butternut</text:p>
          </table:table-cell>
          <table:table-cell table:style-name="ce16" office:value-type="float" office:value="100">
            <text:p>100,00</text:p>
          </table:table-cell>
          <table:table-cell table:style-name="ce20" table:formula="of:=IF([.B11]=0;0;[.C11]*[.J11]/[.B11])" office:value-type="float" office:value="1">
            <text:p>1,00</text:p>
          </table:table-cell>
          <table:table-cell table:style-name="ce20" table:formula="of:=IF([.B11]=0;0;[.D11]*[.J11]/[.B11])" office:value-type="float" office:value="11.7">
            <text:p>11,70</text:p>
          </table:table-cell>
          <table:table-cell table:style-name="ce20" table:formula="of:=IF([.B11]=0;0;[.E11]*[.J11]/[.B11])" office:value-type="float" office:value="0.1">
            <text:p>0,10</text:p>
          </table:table-cell>
          <table:table-cell table:style-name="ce20" table:formula="of:=2*([.K11]+[.L11])" office:value-type="float" office:value="25.4">
            <text:p>25,40</text:p>
          </table:table-cell>
          <table:table-cell table:style-name="ce20" table:formula="of:=4*([.K11]+[.L11])+9*[.M11]" office:value-type="float" office:value="51.7">
            <text:p>51,70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3.8">
            <text:p>23,80</text:p>
          </table:table-cell>
          <table:table-cell table:style-name="ce4" office:value-type="float" office:value="2">
            <text:p>2,00</text:p>
          </table:table-cell>
          <table:table-cell table:style-name="ce4" office:value-type="float" office:value="25.7">
            <text:p>25,70</text:p>
          </table:table-cell>
          <table:table-cell table:style-name="ce4" table:formula="of:=2*([.C12]+[.D12])" office:value-type="float" office:value="51.6">
            <text:p>51,60</text:p>
          </table:table-cell>
          <table:table-cell table:style-name="ce58" table:formula="of:=IF(([.F12]=0);0;[.E12]*2/[.F12])" office:value-type="float" office:value="0.996124031007752">
            <text:p>1,00</text:p>
          </table:table-cell>
          <table:table-cell table:style-name="ce4" table:formula="of:=4*([.C12]+[.D12])+9*[.E12]" office:value-type="float" office:value="334.5">
            <text:p>334,50</text:p>
          </table:table-cell>
          <table:table-cell table:style-name="ce12" office:value-type="string">
            <text:p>saucisse morteau</text:p>
          </table:table-cell>
          <table:table-cell table:style-name="ce16" office:value-type="float" office:value="10">
            <text:p>10,00</text:p>
          </table:table-cell>
          <table:table-cell table:style-name="ce20" table:formula="of:=IF([.B12]=0;0;[.C12]*[.J12]/[.B12])" office:value-type="float" office:value="2.38">
            <text:p>2,38</text:p>
          </table:table-cell>
          <table:table-cell table:style-name="ce20" table:formula="of:=IF([.B12]=0;0;[.D12]*[.J12]/[.B12])" office:value-type="float" office:value="0.2">
            <text:p>0,20</text:p>
          </table:table-cell>
          <table:table-cell table:style-name="ce20" table:formula="of:=IF([.B12]=0;0;[.E12]*[.J12]/[.B12])" office:value-type="float" office:value="2.57">
            <text:p>2,57</text:p>
          </table:table-cell>
          <table:table-cell table:style-name="ce20" table:formula="of:=2*([.K12]+[.L12])" office:value-type="float" office:value="5.16">
            <text:p>5,16</text:p>
          </table:table-cell>
          <table:table-cell table:style-name="ce20" table:formula="of:=4*([.K12]+[.L12])+9*[.M12]" office:value-type="float" office:value="33.45">
            <text:p>33,45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3]+[.D13])" office:value-type="float" office:value="0">
            <text:p>0,00</text:p>
          </table:table-cell>
          <table:table-cell table:style-name="ce58" table:formula="of:=IF(([.F13]=0);0;[.E13]*2/[.F13])" office:value-type="float" office:value="0">
            <text:p>0,00</text:p>
          </table:table-cell>
          <table:table-cell table:style-name="ce4" table:formula="of:=4*([.C13]+[.D13])+9*[.E13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3]=0;0;[.C13]*[.J13]/[.B13])" office:value-type="float" office:value="0">
            <text:p>0,00</text:p>
          </table:table-cell>
          <table:table-cell table:style-name="ce20" table:formula="of:=IF([.B13]=0;0;[.D13]*[.J13]/[.B13])" office:value-type="float" office:value="0">
            <text:p>0,00</text:p>
          </table:table-cell>
          <table:table-cell table:style-name="ce20" table:formula="of:=IF([.B13]=0;0;[.E13]*[.J13]/[.B13])" office:value-type="float" office:value="0">
            <text:p>0,00</text:p>
          </table:table-cell>
          <table:table-cell table:style-name="ce20" table:formula="of:=2*([.K13]+[.L13])" office:value-type="float" office:value="0">
            <text:p>0,00</text:p>
          </table:table-cell>
          <table:table-cell table:style-name="ce20" table:formula="of:=4*([.K13]+[.L13])+9*[.M13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4]+[.D14])" office:value-type="float" office:value="0">
            <text:p>0,00</text:p>
          </table:table-cell>
          <table:table-cell table:style-name="ce58" table:formula="of:=IF(([.F14]=0);0;[.E14]*2/[.F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5]+[.D15])" office:value-type="float" office:value="0">
            <text:p>0,00</text:p>
          </table:table-cell>
          <table:table-cell table:style-name="ce58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table:formula="of:=SUM([.J7:.J15])" office:value-type="float" office:value="180">
            <text:p>180,00</text:p>
          </table:table-cell>
          <table:table-cell table:style-name="ce17" table:formula="of:=SUM([.K7:.K15])" office:value-type="float" office:value="5.717">
            <text:p>5,72</text:p>
          </table:table-cell>
          <table:table-cell table:style-name="ce17" table:formula="of:=SUM([.L7:.L15])" office:value-type="float" office:value="12.954">
            <text:p>12,95</text:p>
          </table:table-cell>
          <table:table-cell table:style-name="ce17" table:formula="of:=SUM([.M7:.M15])" office:value-type="float" office:value="36.95">
            <text:p>36,95</text:p>
          </table:table-cell>
          <table:table-cell table:style-name="ce17" table:formula="of:=2*([.K16]+[.L16])" office:value-type="float" office:value="37.342">
            <text:p>37,34</text:p>
          </table:table-cell>
          <table:table-cell table:style-name="ce17" table:formula="of:=4*([.K16]+[.L16])+9*[.M16]" office:value-type="float" office:value="407.234">
            <text:p>407,23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1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3.17611111111111">
            <text:p>3,18</text:p>
          </table:table-cell>
          <table:table-cell table:style-name="ce6" table:formula="of:=IF([.J16]=0;0;[.L16]*[.B19]/[.J16])" office:value-type="float" office:value="7.19666666666667">
            <text:p>7,20</text:p>
          </table:table-cell>
          <table:table-cell table:style-name="ce6" table:formula="of:=IF([.J16]=0;0;[.M16]*[.B19]/[.J16])" office:value-type="float" office:value="20.5277777777778">
            <text:p>20,53</text:p>
          </table:table-cell>
          <table:table-cell table:style-name="ce57" table:formula="of:=2*([.C19]+[.D19])" office:value-type="float" office:value="20.7455555555556">
            <text:p>20,75</text:p>
          </table:table-cell>
          <table:table-cell table:style-name="ce59" table:formula="of:=IF(AND(([.C19]=0);([.D19]=0));0;[.E19]/([.C19]+[.D19]))" office:value-type="float" office:value="1.97900487386857">
            <text:p>1,98</text:p>
          </table:table-cell>
          <table:table-cell table:style-name="ce6" table:formula="of:=4*([.C19]+[.D19])+9*[.E19]" office:value-type="float" office:value="226.241111111111">
            <text:p>226,24</text:p>
          </table:table-cell>
          <table:table-cell office:value-type="string">
            <text:p>Portion 1</text:p>
          </table:table-cell>
          <table:table-cell/>
          <table:table-cell table:formula="of:=IF([.B19]=0;0;[.C19]*[.J19]/[.B19])" office:value-type="float" office:value="0">
            <text:p>0,00</text:p>
          </table:table-cell>
          <table:table-cell table:formula="of:=IF([.B19]=0;0;[.D19]*[.J19]/[.B19])" office:value-type="float" office:value="0">
            <text:p>0,00</text:p>
          </table:table-cell>
          <table:table-cell table:formula="of:=IF([.B19]=0;0;[.E19]*[.J19]/[.B19])" office:value-type="float" office:value="0">
            <text:p>0,00</text:p>
          </table:table-cell>
          <table:table-cell table:formula="of:=2*([.K19]+[.L19])" office:value-type="float" office:value="0">
            <text:p>0,00</text:p>
          </table:table-cell>
          <table:table-cell table:formula="of:=4*([.K19]+[.L19])+9*[.M19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/>
          <table:table-cell table:formula="of:=IF([.B19]=0;0;[.C19]*[.J20]/[.B19])" office:value-type="float" office:value="0">
            <text:p>0,00</text:p>
          </table:table-cell>
          <table:table-cell table:formula="of:=IF([.B19]=0;0;[.D19]*[.J20]/[.B19])" office:value-type="float" office:value="0">
            <text:p>0,00</text:p>
          </table:table-cell>
          <table:table-cell table:formula="of:=IF([.B19]=0;0;[.E19]*[.J20]/[.B19])" office:value-type="float" office:value="0">
            <text:p>0,00</text:p>
          </table:table-cell>
          <table:table-cell table:formula="of:=2*([.K20]+[.L20])" office:value-type="float" office:value="0">
            <text:p>0,00</text:p>
          </table:table-cell>
          <table:table-cell table:formula="of:=4*([.K20]+[.L20])+9*[.M20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/>
          <table:table-cell table:formula="of:=IF([.B19]=0;0;[.C19]*[.J21]/[.B19])" office:value-type="float" office:value="0">
            <text:p>0,00</text:p>
          </table:table-cell>
          <table:table-cell table:formula="of:=IF([.B19]=0;0;[.D19]*[.J21]/[.B19])" office:value-type="float" office:value="0">
            <text:p>0,00</text:p>
          </table:table-cell>
          <table:table-cell table:formula="of:=IF([.B19]=0;0;[.E19]*[.J21]/[.B19])" office:value-type="float" office:value="0">
            <text:p>0,00</text:p>
          </table:table-cell>
          <table:table-cell table:formula="of:=2*([.K21]+[.L21])" office:value-type="float" office:value="0">
            <text:p>0,00</text:p>
          </table:table-cell>
          <table:table-cell table:formula="of:=4*([.K21]+[.L21])+9*[.M21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/>
          <table:table-cell table:formula="of:=IF([.B19]=0;0;[.C19]*[.J22]/[.B19])" office:value-type="float" office:value="0">
            <text:p>0,00</text:p>
          </table:table-cell>
          <table:table-cell table:formula="of:=IF([.B19]=0;0;[.D19]*[.J22]/[.B19])" office:value-type="float" office:value="0">
            <text:p>0,00</text:p>
          </table:table-cell>
          <table:table-cell table:formula="of:=IF([.B19]=0;0;[.E19]*[.J22]/[.B19])" office:value-type="float" office:value="0">
            <text:p>0,00</text:p>
          </table:table-cell>
          <table:table-cell table:formula="of:=2*([.K22]+[.L22])" office:value-type="float" office:value="0">
            <text:p>0,00</text:p>
          </table:table-cell>
          <table:table-cell table:formula="of:=4*([.K22]+[.L22])+9*[.M22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/>
          <table:table-cell table:formula="of:=IF([.B19]=0;0;[.C19]*[.J23]/[.B19])" office:value-type="float" office:value="0">
            <text:p>0,00</text:p>
          </table:table-cell>
          <table:table-cell table:formula="of:=IF([.B19]=0;0;[.D19]*[.J23]/[.B19])" office:value-type="float" office:value="0">
            <text:p>0,00</text:p>
          </table:table-cell>
          <table:table-cell table:formula="of:=IF([.B19]=0;0;[.E19]*[.J23]/[.B19])" office:value-type="float" office:value="0">
            <text:p>0,00</text:p>
          </table:table-cell>
          <table:table-cell table:formula="of:=2*([.K23]+[.L23])" office:value-type="float" office:value="0">
            <text:p>0,00</text:p>
          </table:table-cell>
          <table:table-cell table:formula="of:=4*([.K23]+[.L23])+9*[.M23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/>
          <table:table-cell table:formula="of:=IF([.B19]=0;0;[.C19]*[.J24]/[.B19])" office:value-type="float" office:value="0">
            <text:p>0,00</text:p>
          </table:table-cell>
          <table:table-cell table:formula="of:=IF([.B19]=0;0;[.D19]*[.J24]/[.B19])" office:value-type="float" office:value="0">
            <text:p>0,00</text:p>
          </table:table-cell>
          <table:table-cell table:formula="of:=IF([.B19]=0;0;[.E19]*[.J24]/[.B19])" office:value-type="float" office:value="0">
            <text:p>0,00</text:p>
          </table:table-cell>
          <table:table-cell table:formula="of:=2*([.K24]+[.L24])" office:value-type="float" office:value="0">
            <text:p>0,00</text:p>
          </table:table-cell>
          <table:table-cell table:formula="of:=4*([.K24]+[.L24])+9*[.M24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/>
          <table:table-cell table:formula="of:=IF([.B19]=0;0;[.C19]*[.J25]/[.B19])" office:value-type="float" office:value="0">
            <text:p>0,00</text:p>
          </table:table-cell>
          <table:table-cell table:formula="of:=IF([.B19]=0;0;[.D19]*[.J25]/[.B19])" office:value-type="float" office:value="0">
            <text:p>0,00</text:p>
          </table:table-cell>
          <table:table-cell table:formula="of:=IF([.B19]=0;0;[.E19]*[.J25]/[.B19])" office:value-type="float" office:value="0">
            <text:p>0,00</text:p>
          </table:table-cell>
          <table:table-cell table:formula="of:=2*([.K25]+[.L25])" office:value-type="float" office:value="0">
            <text:p>0,00</text:p>
          </table:table-cell>
          <table:table-cell table:formula="of:=4*([.K25]+[.L25])+9*[.M2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/>
          <table:table-cell table:formula="of:=IF([.B19]=0;0;[.C19]*[.J26]/[.B19])" office:value-type="float" office:value="0">
            <text:p>0,00</text:p>
          </table:table-cell>
          <table:table-cell table:formula="of:=IF([.B19]=0;0;[.D19]*[.J26]/[.B19])" office:value-type="float" office:value="0">
            <text:p>0,00</text:p>
          </table:table-cell>
          <table:table-cell table:formula="of:=IF([.B19]=0;0;[.E19]*[.J26]/[.B19])" office:value-type="float" office:value="0">
            <text:p>0,00</text:p>
          </table:table-cell>
          <table:table-cell table:formula="of:=2*([.K26]+[.L26])" office:value-type="float" office:value="0">
            <text:p>0,00</text:p>
          </table:table-cell>
          <table:table-cell table:formula="of:=4*([.K26]+[.L26])+9*[.M26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/>
          <table:table-cell table:formula="of:=IF([.B19]=0;0;[.C19]*[.J27]/[.B19])" office:value-type="float" office:value="0">
            <text:p>0,00</text:p>
          </table:table-cell>
          <table:table-cell table:formula="of:=IF([.B19]=0;0;[.D19]*[.J27]/[.B19])" office:value-type="float" office:value="0">
            <text:p>0,00</text:p>
          </table:table-cell>
          <table:table-cell table:formula="of:=IF([.B19]=0;0;[.E19]*[.J27]/[.B19])" office:value-type="float" office:value="0">
            <text:p>0,00</text:p>
          </table:table-cell>
          <table:table-cell table:formula="of:=2*([.K27]+[.L27])" office:value-type="float" office:value="0">
            <text:p>0,00</text:p>
          </table:table-cell>
          <table:table-cell table:formula="of:=4*([.K27]+[.L27])+9*[.M27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/>
          <table:table-cell table:formula="of:=IF([.B19]=0;0;[.C19]*[.J28]/[.B19])" office:value-type="float" office:value="0">
            <text:p>0,00</text:p>
          </table:table-cell>
          <table:table-cell table:formula="of:=IF([.B19]=0;0;[.D19]*[.J28]/[.B19])" office:value-type="float" office:value="0">
            <text:p>0,00</text:p>
          </table:table-cell>
          <table:table-cell table:formula="of:=IF([.B19]=0;0;[.E19]*[.J28]/[.B19])" office:value-type="float" office:value="0">
            <text:p>0,00</text:p>
          </table:table-cell>
          <table:table-cell table:formula="of:=2*([.K28]+[.L28])" office:value-type="float" office:value="0">
            <text:p>0,00</text:p>
          </table:table-cell>
          <table:table-cell table:formula="of:=4*([.K28]+[.L28])+9*[.M28]" office:value-type="float" office:value="0">
            <text:p>0,00</text:p>
          </table:table-cell>
        </table:table-row>
      </table:table>
      <table:table table:name="beignets" table:style-name="ta1" table:print="false">
        <table:table-column table:style-name="co1" table:number-columns-repeated="8" table:default-cell-style-name="Default"/>
        <table:table-column table:style-name="co1" table:number-columns-repeated="7" table:default-cell-style-name="ce15"/>
        <table:table-row table:style-name="ro1">
          <table:table-cell/>
          <table:table-cell office:value-type="string">
            <text:p>RECETTE</text:p>
          </table:table-cell>
          <table:table-cell table:number-columns-repeated="6"/>
          <table:table-cell table:style-name="Default"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1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number-columns-repeated="2" table:style-name="ce4" office:value-type="float" office:value="0.01">
            <text:p>0,01</text:p>
          </table:table-cell>
          <table:table-cell table:style-name="ce4" office:value-type="float" office:value="100">
            <text:p>100,00</text:p>
          </table:table-cell>
          <table:table-cell table:style-name="ce4" table:formula="of:=2*([.C7]+[.D7])" office:value-type="float" office:value="0.04">
            <text:p>0,04</text:p>
          </table:table-cell>
          <table:table-cell table:style-name="ce61" table:formula="of:=IF(([.F7]=0);0;[.E7]*2/[.F7])" office:value-type="float" office:value="5000">
            <text:p>5000,00</text:p>
          </table:table-cell>
          <table:table-cell table:style-name="ce4" table:formula="of:=4*([.C7]+[.D7])+9*[.E7]" office:value-type="float" office:value="900.08">
            <text:p>900,08</text:p>
          </table:table-cell>
          <table:table-cell table:style-name="ce12" office:value-type="string">
            <text:p>huile</text:p>
          </table:table-cell>
          <table:table-cell table:style-name="ce16"/>
          <table:table-cell table:style-name="ce20" table:formula="of:=IF([.B7]=0;0;[.C7]*[.J7]/[.B7])" office:value-type="float" office:value="0">
            <text:p>0,00</text:p>
          </table:table-cell>
          <table:table-cell table:style-name="ce20" table:formula="of:=IF([.B7]=0;0;[.D7]*[.J7]/[.B7])" office:value-type="float" office:value="0">
            <text:p>0,00</text:p>
          </table:table-cell>
          <table:table-cell table:style-name="ce20" table:formula="of:=IF([.B7]=0;0;[.E7]*[.J7]/[.B7])" office:value-type="float" office:value="0">
            <text:p>0,00</text:p>
          </table:table-cell>
          <table:table-cell table:style-name="ce20" table:formula="of:=2*([.K7]+[.L7])" office:value-type="float" office:value="0">
            <text:p>0,00</text:p>
          </table:table-cell>
          <table:table-cell table:style-name="ce20" table:formula="of:=4*([.K7]+[.L7])+9*[.M7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19">
            <text:p>2,19</text:p>
          </table:table-cell>
          <table:table-cell table:style-name="ce4" office:value-type="float" office:value="2.18">
            <text:p>2,18</text:p>
          </table:table-cell>
          <table:table-cell table:style-name="ce4" office:value-type="float" office:value="30">
            <text:p>30,00</text:p>
          </table:table-cell>
          <table:table-cell table:style-name="ce4" table:formula="of:=2*([.C8]+[.D8])" office:value-type="float" office:value="8.74">
            <text:p>8,74</text:p>
          </table:table-cell>
          <table:table-cell table:style-name="ce61" table:formula="of:=IF(([.F8]=0);0;[.E8]*2/[.F8])" office:value-type="float" office:value="6.8649885583524">
            <text:p>6,86</text:p>
          </table:table-cell>
          <table:table-cell table:style-name="ce4" table:formula="of:=4*([.C8]+[.D8])+9*[.E8]" office:value-type="float" office:value="287.48">
            <text:p>287,48</text:p>
          </table:table-cell>
          <table:table-cell table:style-name="ce12" office:value-type="string">
            <text:p>crème 30</text:p>
          </table:table-cell>
          <table:table-cell table:style-name="ce16" office:value-type="float" office:value="20">
            <text:p>20,00</text:p>
          </table:table-cell>
          <table:table-cell table:style-name="ce20" table:formula="of:=IF([.B8]=0;0;[.C8]*[.J8]/[.B8])" office:value-type="float" office:value="0.438">
            <text:p>0,44</text:p>
          </table:table-cell>
          <table:table-cell table:style-name="ce20" table:formula="of:=IF([.B8]=0;0;[.D8]*[.J8]/[.B8])" office:value-type="float" office:value="0.436">
            <text:p>0,44</text:p>
          </table:table-cell>
          <table:table-cell table:style-name="ce20" table:formula="of:=IF([.B8]=0;0;[.E8]*[.J8]/[.B8])" office:value-type="float" office:value="6">
            <text:p>6,00</text:p>
          </table:table-cell>
          <table:table-cell table:style-name="ce20" table:formula="of:=2*([.K8]+[.L8])" office:value-type="float" office:value="1.748">
            <text:p>1,75</text:p>
          </table:table-cell>
          <table:table-cell table:style-name="ce20" table:formula="of:=4*([.K8]+[.L8])+9*[.M8]" office:value-type="float" office:value="57.496">
            <text:p>57,50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">
            <text:p>1,00</text:p>
          </table:table-cell>
          <table:table-cell table:style-name="ce4" office:value-type="float" office:value="82.2">
            <text:p>82,20</text:p>
          </table:table-cell>
          <table:table-cell table:style-name="ce4" table:formula="of:=2*([.C9]+[.D9])" office:value-type="float" office:value="3.4">
            <text:p>3,40</text:p>
          </table:table-cell>
          <table:table-cell table:style-name="ce61" table:formula="of:=IF(([.F9]=0);0;[.E9]*2/[.F9])" office:value-type="float" office:value="48.3529411764706">
            <text:p>48,35</text:p>
          </table:table-cell>
          <table:table-cell table:style-name="ce4" table:formula="of:=4*([.C9]+[.D9])+9*[.E9]" office:value-type="float" office:value="746.6">
            <text:p>746,60</text:p>
          </table:table-cell>
          <table:table-cell table:style-name="ce12" office:value-type="string">
            <text:p>beurre ou mayo thomi</text:p>
          </table:table-cell>
          <table:table-cell table:style-name="ce16" office:value-type="float" office:value="100">
            <text:p>100,00</text:p>
          </table:table-cell>
          <table:table-cell table:style-name="ce20" table:formula="of:=IF([.B9]=0;0;[.C9]*[.J9]/[.B9])" office:value-type="float" office:value="0.7">
            <text:p>0,70</text:p>
          </table:table-cell>
          <table:table-cell table:style-name="ce20" table:formula="of:=IF([.B9]=0;0;[.D9]*[.J9]/[.B9])" office:value-type="float" office:value="1">
            <text:p>1,00</text:p>
          </table:table-cell>
          <table:table-cell table:style-name="ce20" table:formula="of:=IF([.B9]=0;0;[.E9]*[.J9]/[.B9])" office:value-type="float" office:value="82.2">
            <text:p>82,20</text:p>
          </table:table-cell>
          <table:table-cell table:style-name="ce20" table:formula="of:=2*([.K9]+[.L9])" office:value-type="float" office:value="3.4">
            <text:p>3,40</text:p>
          </table:table-cell>
          <table:table-cell table:style-name="ce20" table:formula="of:=4*([.K9]+[.L9])+9*[.M9]" office:value-type="float" office:value="746.6">
            <text:p>746,60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35.2">
            <text:p>35,20</text:p>
          </table:table-cell>
          <table:table-cell table:style-name="ce4" office:value-type="float" office:value="33.6">
            <text:p>33,60</text:p>
          </table:table-cell>
          <table:table-cell table:style-name="ce4" office:value-type="float" office:value="25.4">
            <text:p>25,40</text:p>
          </table:table-cell>
          <table:table-cell table:style-name="ce4" table:formula="of:=2*([.C10]+[.D10])" office:value-type="float" office:value="137.6">
            <text:p>137,60</text:p>
          </table:table-cell>
          <table:table-cell table:style-name="ce61" table:formula="of:=IF(([.F10]=0);0;[.E10]*2/[.F10])" office:value-type="float" office:value="0.369186046511628">
            <text:p>0,37</text:p>
          </table:table-cell>
          <table:table-cell table:style-name="ce4" table:formula="of:=4*([.C10]+[.D10])+9*[.E10]" office:value-type="float" office:value="503.8">
            <text:p>503,80</text:p>
          </table:table-cell>
          <table:table-cell table:style-name="ce12" office:value-type="string">
            <text:p>farine soja</text:p>
          </table:table-cell>
          <table:table-cell table:style-name="ce16" office:value-type="float" office:value="50">
            <text:p>50,00</text:p>
          </table:table-cell>
          <table:table-cell table:style-name="ce20" table:formula="of:=IF([.B10]=0;0;[.C10]*[.J10]/[.B10])" office:value-type="float" office:value="17.6">
            <text:p>17,60</text:p>
          </table:table-cell>
          <table:table-cell table:style-name="ce20" table:formula="of:=IF([.B10]=0;0;[.D10]*[.J10]/[.B10])" office:value-type="float" office:value="16.8">
            <text:p>16,80</text:p>
          </table:table-cell>
          <table:table-cell table:style-name="ce20" table:formula="of:=IF([.B10]=0;0;[.E10]*[.J10]/[.B10])" office:value-type="float" office:value="12.7">
            <text:p>12,70</text:p>
          </table:table-cell>
          <table:table-cell table:style-name="ce20" table:formula="of:=2*([.K10]+[.L10])" office:value-type="float" office:value="68.8">
            <text:p>68,80</text:p>
          </table:table-cell>
          <table:table-cell table:style-name="ce20" table:formula="of:=4*([.K10]+[.L10])+9*[.M10]" office:value-type="float" office:value="251.9">
            <text:p>251,90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2.3">
            <text:p>12,3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0.3">
            <text:p>10,30</text:p>
          </table:table-cell>
          <table:table-cell table:style-name="ce4" table:formula="of:=2*([.C11]+[.D11])" office:value-type="float" office:value="26">
            <text:p>26,00</text:p>
          </table:table-cell>
          <table:table-cell table:style-name="ce61" table:formula="of:=IF(([.F11]=0);0;[.E11]*2/[.F11])" office:value-type="float" office:value="0.792307692307692">
            <text:p>0,79</text:p>
          </table:table-cell>
          <table:table-cell table:style-name="ce4" table:formula="of:=4*([.C11]+[.D11])+9*[.E11]" office:value-type="float" office:value="144.7">
            <text:p>144,70</text:p>
          </table:table-cell>
          <table:table-cell table:style-name="ce12" office:value-type="string">
            <text:p>œufs</text:p>
          </table:table-cell>
          <table:table-cell table:style-name="ce16" office:value-type="float" office:value="165">
            <text:p>165,00</text:p>
          </table:table-cell>
          <table:table-cell table:style-name="ce20" table:formula="of:=IF([.B11]=0;0;[.C11]*[.J11]/[.B11])" office:value-type="float" office:value="20.295">
            <text:p>20,30</text:p>
          </table:table-cell>
          <table:table-cell table:style-name="ce20" table:formula="of:=IF([.B11]=0;0;[.D11]*[.J11]/[.B11])" office:value-type="float" office:value="1.155">
            <text:p>1,16</text:p>
          </table:table-cell>
          <table:table-cell table:style-name="ce20" table:formula="of:=IF([.B11]=0;0;[.E11]*[.J11]/[.B11])" office:value-type="float" office:value="16.995">
            <text:p>17,00</text:p>
          </table:table-cell>
          <table:table-cell table:style-name="ce20" table:formula="of:=2*([.K11]+[.L11])" office:value-type="float" office:value="42.9">
            <text:p>42,90</text:p>
          </table:table-cell>
          <table:table-cell table:style-name="ce20" table:formula="of:=4*([.K11]+[.L11])+9*[.M11]" office:value-type="float" office:value="238.755">
            <text:p>238,76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48">
            <text:p>48,00</text:p>
          </table:table-cell>
          <table:table-cell table:style-name="ce4" office:value-type="float" office:value="23.7">
            <text:p>23,70</text:p>
          </table:table-cell>
          <table:table-cell table:style-name="ce4" office:value-type="float" office:value="5.4">
            <text:p>5,40</text:p>
          </table:table-cell>
          <table:table-cell table:style-name="ce4" table:formula="of:=2*([.C12]+[.D12])" office:value-type="float" office:value="143.4">
            <text:p>143,40</text:p>
          </table:table-cell>
          <table:table-cell table:style-name="ce61" table:formula="of:=IF(([.F12]=0);0;[.E12]*2/[.F12])" office:value-type="float" office:value="0.0753138075313808">
            <text:p>0,08</text:p>
          </table:table-cell>
          <table:table-cell table:style-name="ce4" table:formula="of:=4*([.C12]+[.D12])+9*[.E12]" office:value-type="float" office:value="335.4">
            <text:p>335,40</text:p>
          </table:table-cell>
          <table:table-cell table:style-name="ce12" office:value-type="string">
            <text:p>levure</text:p>
          </table:table-cell>
          <table:table-cell table:style-name="ce16" office:value-type="float" office:value="5">
            <text:p>5,00</text:p>
          </table:table-cell>
          <table:table-cell table:style-name="ce20" table:formula="of:=IF([.B12]=0;0;[.C12]*[.J12]/[.B12])" office:value-type="float" office:value="2.4">
            <text:p>2,40</text:p>
          </table:table-cell>
          <table:table-cell table:style-name="ce20" table:formula="of:=IF([.B12]=0;0;[.D12]*[.J12]/[.B12])" office:value-type="float" office:value="1.185">
            <text:p>1,19</text:p>
          </table:table-cell>
          <table:table-cell table:style-name="ce20" table:formula="of:=IF([.B12]=0;0;[.E12]*[.J12]/[.B12])" office:value-type="float" office:value="0.27">
            <text:p>0,27</text:p>
          </table:table-cell>
          <table:table-cell table:style-name="ce20" table:formula="of:=2*([.K12]+[.L12])" office:value-type="float" office:value="7.17">
            <text:p>7,17</text:p>
          </table:table-cell>
          <table:table-cell table:style-name="ce20" table:formula="of:=4*([.K12]+[.L12])+9*[.M12]" office:value-type="float" office:value="16.77">
            <text:p>16,77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5.25">
            <text:p>15,25</text:p>
          </table:table-cell>
          <table:table-cell table:style-name="ce4" office:value-type="float" office:value="3">
            <text:p>3,00</text:p>
          </table:table-cell>
          <table:table-cell table:style-name="ce4" office:value-type="float" office:value="73">
            <text:p>73,00</text:p>
          </table:table-cell>
          <table:table-cell table:style-name="ce4" table:formula="of:=2*([.C13]+[.D13])" office:value-type="float" office:value="36.5">
            <text:p>36,50</text:p>
          </table:table-cell>
          <table:table-cell table:style-name="ce61" table:formula="of:=IF(([.F13]=0);0;[.E13]*2/[.F13])" office:value-type="float" office:value="4">
            <text:p>4,00</text:p>
          </table:table-cell>
          <table:table-cell table:style-name="ce4" table:formula="of:=4*([.C13]+[.D13])+9*[.E13]" office:value-type="float" office:value="730">
            <text:p>730,00</text:p>
          </table:table-cell>
          <table:table-cell table:style-name="ce12" office:value-type="string">
            <text:p>ketocal</text:p>
          </table:table-cell>
          <table:table-cell table:style-name="ce16" office:value-type="float" office:value="100">
            <text:p>100,00</text:p>
          </table:table-cell>
          <table:table-cell table:style-name="ce20" table:formula="of:=IF([.B13]=0;0;[.C13]*[.J13]/[.B13])" office:value-type="float" office:value="15.25">
            <text:p>15,25</text:p>
          </table:table-cell>
          <table:table-cell table:style-name="ce20" table:formula="of:=IF([.B13]=0;0;[.D13]*[.J13]/[.B13])" office:value-type="float" office:value="3">
            <text:p>3,00</text:p>
          </table:table-cell>
          <table:table-cell table:style-name="ce20" table:formula="of:=IF([.B13]=0;0;[.E13]*[.J13]/[.B13])" office:value-type="float" office:value="73">
            <text:p>73,00</text:p>
          </table:table-cell>
          <table:table-cell table:style-name="ce20" table:formula="of:=2*([.K13]+[.L13])" office:value-type="float" office:value="36.5">
            <text:p>36,50</text:p>
          </table:table-cell>
          <table:table-cell table:style-name="ce20" table:formula="of:=4*([.K13]+[.L13])+9*[.M13]" office:value-type="float" office:value="730">
            <text:p>73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01">
            <text:p>0,01</text:p>
          </table:table-cell>
          <table:table-cell table:style-name="ce4" office:value-type="float" office:value="99.6">
            <text:p>99,60</text:p>
          </table:table-cell>
          <table:table-cell table:style-name="ce4" office:value-type="float" office:value="0.01">
            <text:p>0,01</text:p>
          </table:table-cell>
          <table:table-cell table:style-name="ce4" table:formula="of:=2*([.C14]+[.D14])" office:value-type="float" office:value="199.22">
            <text:p>199,22</text:p>
          </table:table-cell>
          <table:table-cell table:style-name="ce61" table:formula="of:=IF(([.F14]=0);0;[.E14]*2/[.F14])" office:value-type="float" office:value="0.000100391526955125">
            <text:p>0,00</text:p>
          </table:table-cell>
          <table:table-cell table:style-name="ce4" table:formula="of:=4*([.C14]+[.D14])+9*[.E14]" office:value-type="float" office:value="398.53">
            <text:p>398,53</text:p>
          </table:table-cell>
          <table:table-cell table:style-name="ce12" office:value-type="string">
            <text:p>sucre</text:p>
          </table:table-cell>
          <table:table-cell table:style-name="ce16" office:value-type="float" office:value="10">
            <text:p>10,00</text:p>
          </table:table-cell>
          <table:table-cell table:style-name="ce20" table:formula="of:=IF([.B14]=0;0;[.C14]*[.J14]/[.B14])" office:value-type="float" office:value="0.001">
            <text:p>0,00</text:p>
          </table:table-cell>
          <table:table-cell table:style-name="ce20" table:formula="of:=IF([.B14]=0;0;[.D14]*[.J14]/[.B14])" office:value-type="float" office:value="9.96">
            <text:p>9,96</text:p>
          </table:table-cell>
          <table:table-cell table:style-name="ce20" table:formula="of:=IF([.B14]=0;0;[.E14]*[.J14]/[.B14])" office:value-type="float" office:value="0.001">
            <text:p>0,00</text:p>
          </table:table-cell>
          <table:table-cell table:style-name="ce20" table:formula="of:=2*([.K14]+[.L14])" office:value-type="float" office:value="19.922">
            <text:p>19,92</text:p>
          </table:table-cell>
          <table:table-cell table:style-name="ce20" table:formula="of:=4*([.K14]+[.L14])+9*[.M14]" office:value-type="float" office:value="39.853">
            <text:p>39,85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5]+[.D15])" office:value-type="float" office:value="0">
            <text:p>0,00</text:p>
          </table:table-cell>
          <table:table-cell table:style-name="ce61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table:formula="of:=SUM([.J7:.J15])" office:value-type="float" office:value="450">
            <text:p>450,00</text:p>
          </table:table-cell>
          <table:table-cell table:style-name="ce17" table:formula="of:=SUM([.K7:.K15])" office:value-type="float" office:value="56.684">
            <text:p>56,68</text:p>
          </table:table-cell>
          <table:table-cell table:style-name="ce17" table:formula="of:=SUM([.L7:.L15])" office:value-type="float" office:value="33.536">
            <text:p>33,54</text:p>
          </table:table-cell>
          <table:table-cell table:style-name="ce17" table:formula="of:=SUM([.M7:.M15])" office:value-type="float" office:value="191.166">
            <text:p>191,17</text:p>
          </table:table-cell>
          <table:table-cell table:style-name="ce17" table:formula="of:=2*([.K16]+[.L16])" office:value-type="float" office:value="180.44">
            <text:p>180,44</text:p>
          </table:table-cell>
          <table:table-cell table:style-name="ce17" table:formula="of:=4*([.K16]+[.L16])+9*[.M16]" office:value-type="float" office:value="2081.374">
            <text:p>2081,37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1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12.5964444444444">
            <text:p>12,60</text:p>
          </table:table-cell>
          <table:table-cell table:style-name="ce6" table:formula="of:=IF([.J16]=0;0;[.L16]*[.B19]/[.J16])" office:value-type="float" office:value="7.45244444444445">
            <text:p>7,45</text:p>
          </table:table-cell>
          <table:table-cell table:style-name="ce6" table:formula="of:=IF([.J16]=0;0;[.M16]*[.B19]/[.J16])" office:value-type="float" office:value="42.4813333333333">
            <text:p>42,48</text:p>
          </table:table-cell>
          <table:table-cell table:style-name="ce60" table:formula="of:=2*([.C19]+[.D19])" office:value-type="float" office:value="40.0977777777778">
            <text:p>40,10</text:p>
          </table:table-cell>
          <table:table-cell table:style-name="ce62" table:formula="of:=IF(AND(([.C19]=0);([.D19]=0));0;[.E19]/([.C19]+[.D19]))" office:value-type="float" office:value="2.11888716470849">
            <text:p>2,12</text:p>
          </table:table-cell>
          <table:table-cell table:style-name="ce6" table:formula="of:=4*([.C19]+[.D19])+9*[.E19]" office:value-type="float" office:value="462.527555555556">
            <text:p>462,53</text:p>
          </table:table-cell>
          <table:table-cell office:value-type="string">
            <text:p>Portion 1</text:p>
          </table:table-cell>
          <table:table-cell/>
          <table:table-cell table:formula="of:=IF([.B19]=0;0;[.C19]*[.J19]/[.B19])" office:value-type="float" office:value="0">
            <text:p>0,00</text:p>
          </table:table-cell>
          <table:table-cell table:formula="of:=IF([.B19]=0;0;[.D19]*[.J19]/[.B19])" office:value-type="float" office:value="0">
            <text:p>0,00</text:p>
          </table:table-cell>
          <table:table-cell table:formula="of:=IF([.B19]=0;0;[.E19]*[.J19]/[.B19])" office:value-type="float" office:value="0">
            <text:p>0,00</text:p>
          </table:table-cell>
          <table:table-cell table:formula="of:=2*([.K19]+[.L19])" office:value-type="float" office:value="0">
            <text:p>0,00</text:p>
          </table:table-cell>
          <table:table-cell table:formula="of:=4*([.K19]+[.L19])+9*[.M19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/>
          <table:table-cell table:formula="of:=IF([.B19]=0;0;[.C19]*[.J20]/[.B19])" office:value-type="float" office:value="0">
            <text:p>0,00</text:p>
          </table:table-cell>
          <table:table-cell table:formula="of:=IF([.B19]=0;0;[.D19]*[.J20]/[.B19])" office:value-type="float" office:value="0">
            <text:p>0,00</text:p>
          </table:table-cell>
          <table:table-cell table:formula="of:=IF([.B19]=0;0;[.E19]*[.J20]/[.B19])" office:value-type="float" office:value="0">
            <text:p>0,00</text:p>
          </table:table-cell>
          <table:table-cell table:formula="of:=2*([.K20]+[.L20])" office:value-type="float" office:value="0">
            <text:p>0,00</text:p>
          </table:table-cell>
          <table:table-cell table:formula="of:=4*([.K20]+[.L20])+9*[.M20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/>
          <table:table-cell table:formula="of:=IF([.B19]=0;0;[.C19]*[.J21]/[.B19])" office:value-type="float" office:value="0">
            <text:p>0,00</text:p>
          </table:table-cell>
          <table:table-cell table:formula="of:=IF([.B19]=0;0;[.D19]*[.J21]/[.B19])" office:value-type="float" office:value="0">
            <text:p>0,00</text:p>
          </table:table-cell>
          <table:table-cell table:formula="of:=IF([.B19]=0;0;[.E19]*[.J21]/[.B19])" office:value-type="float" office:value="0">
            <text:p>0,00</text:p>
          </table:table-cell>
          <table:table-cell table:formula="of:=2*([.K21]+[.L21])" office:value-type="float" office:value="0">
            <text:p>0,00</text:p>
          </table:table-cell>
          <table:table-cell table:formula="of:=4*([.K21]+[.L21])+9*[.M21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/>
          <table:table-cell table:formula="of:=IF([.B19]=0;0;[.C19]*[.J22]/[.B19])" office:value-type="float" office:value="0">
            <text:p>0,00</text:p>
          </table:table-cell>
          <table:table-cell table:formula="of:=IF([.B19]=0;0;[.D19]*[.J22]/[.B19])" office:value-type="float" office:value="0">
            <text:p>0,00</text:p>
          </table:table-cell>
          <table:table-cell table:formula="of:=IF([.B19]=0;0;[.E19]*[.J22]/[.B19])" office:value-type="float" office:value="0">
            <text:p>0,00</text:p>
          </table:table-cell>
          <table:table-cell table:formula="of:=2*([.K22]+[.L22])" office:value-type="float" office:value="0">
            <text:p>0,00</text:p>
          </table:table-cell>
          <table:table-cell table:formula="of:=4*([.K22]+[.L22])+9*[.M22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/>
          <table:table-cell table:formula="of:=IF([.B19]=0;0;[.C19]*[.J23]/[.B19])" office:value-type="float" office:value="0">
            <text:p>0,00</text:p>
          </table:table-cell>
          <table:table-cell table:formula="of:=IF([.B19]=0;0;[.D19]*[.J23]/[.B19])" office:value-type="float" office:value="0">
            <text:p>0,00</text:p>
          </table:table-cell>
          <table:table-cell table:formula="of:=IF([.B19]=0;0;[.E19]*[.J23]/[.B19])" office:value-type="float" office:value="0">
            <text:p>0,00</text:p>
          </table:table-cell>
          <table:table-cell table:formula="of:=2*([.K23]+[.L23])" office:value-type="float" office:value="0">
            <text:p>0,00</text:p>
          </table:table-cell>
          <table:table-cell table:formula="of:=4*([.K23]+[.L23])+9*[.M23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/>
          <table:table-cell table:formula="of:=IF([.B19]=0;0;[.C19]*[.J24]/[.B19])" office:value-type="float" office:value="0">
            <text:p>0,00</text:p>
          </table:table-cell>
          <table:table-cell table:formula="of:=IF([.B19]=0;0;[.D19]*[.J24]/[.B19])" office:value-type="float" office:value="0">
            <text:p>0,00</text:p>
          </table:table-cell>
          <table:table-cell table:formula="of:=IF([.B19]=0;0;[.E19]*[.J24]/[.B19])" office:value-type="float" office:value="0">
            <text:p>0,00</text:p>
          </table:table-cell>
          <table:table-cell table:formula="of:=2*([.K24]+[.L24])" office:value-type="float" office:value="0">
            <text:p>0,00</text:p>
          </table:table-cell>
          <table:table-cell table:formula="of:=4*([.K24]+[.L24])+9*[.M24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/>
          <table:table-cell table:formula="of:=IF([.B19]=0;0;[.C19]*[.J25]/[.B19])" office:value-type="float" office:value="0">
            <text:p>0,00</text:p>
          </table:table-cell>
          <table:table-cell table:formula="of:=IF([.B19]=0;0;[.D19]*[.J25]/[.B19])" office:value-type="float" office:value="0">
            <text:p>0,00</text:p>
          </table:table-cell>
          <table:table-cell table:formula="of:=IF([.B19]=0;0;[.E19]*[.J25]/[.B19])" office:value-type="float" office:value="0">
            <text:p>0,00</text:p>
          </table:table-cell>
          <table:table-cell table:formula="of:=2*([.K25]+[.L25])" office:value-type="float" office:value="0">
            <text:p>0,00</text:p>
          </table:table-cell>
          <table:table-cell table:formula="of:=4*([.K25]+[.L25])+9*[.M2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/>
          <table:table-cell table:formula="of:=IF([.B19]=0;0;[.C19]*[.J26]/[.B19])" office:value-type="float" office:value="0">
            <text:p>0,00</text:p>
          </table:table-cell>
          <table:table-cell table:formula="of:=IF([.B19]=0;0;[.D19]*[.J26]/[.B19])" office:value-type="float" office:value="0">
            <text:p>0,00</text:p>
          </table:table-cell>
          <table:table-cell table:formula="of:=IF([.B19]=0;0;[.E19]*[.J26]/[.B19])" office:value-type="float" office:value="0">
            <text:p>0,00</text:p>
          </table:table-cell>
          <table:table-cell table:formula="of:=2*([.K26]+[.L26])" office:value-type="float" office:value="0">
            <text:p>0,00</text:p>
          </table:table-cell>
          <table:table-cell table:formula="of:=4*([.K26]+[.L26])+9*[.M26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/>
          <table:table-cell table:formula="of:=IF([.B19]=0;0;[.C19]*[.J27]/[.B19])" office:value-type="float" office:value="0">
            <text:p>0,00</text:p>
          </table:table-cell>
          <table:table-cell table:formula="of:=IF([.B19]=0;0;[.D19]*[.J27]/[.B19])" office:value-type="float" office:value="0">
            <text:p>0,00</text:p>
          </table:table-cell>
          <table:table-cell table:formula="of:=IF([.B19]=0;0;[.E19]*[.J27]/[.B19])" office:value-type="float" office:value="0">
            <text:p>0,00</text:p>
          </table:table-cell>
          <table:table-cell table:formula="of:=2*([.K27]+[.L27])" office:value-type="float" office:value="0">
            <text:p>0,00</text:p>
          </table:table-cell>
          <table:table-cell table:formula="of:=4*([.K27]+[.L27])+9*[.M27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/>
          <table:table-cell table:formula="of:=IF([.B19]=0;0;[.C19]*[.J28]/[.B19])" office:value-type="float" office:value="0">
            <text:p>0,00</text:p>
          </table:table-cell>
          <table:table-cell table:formula="of:=IF([.B19]=0;0;[.D19]*[.J28]/[.B19])" office:value-type="float" office:value="0">
            <text:p>0,00</text:p>
          </table:table-cell>
          <table:table-cell table:formula="of:=IF([.B19]=0;0;[.E19]*[.J28]/[.B19])" office:value-type="float" office:value="0">
            <text:p>0,00</text:p>
          </table:table-cell>
          <table:table-cell table:formula="of:=2*([.K28]+[.L28])" office:value-type="float" office:value="0">
            <text:p>0,00</text:p>
          </table:table-cell>
          <table:table-cell table:formula="of:=4*([.K28]+[.L28])+9*[.M28]" office:value-type="float" office:value="0">
            <text:p>0,00</text:p>
          </table:table-cell>
        </table:table-row>
      </table:table>
      <table:table table:name="blanquette de dinde" table:style-name="ta1" table:print="false">
        <table:table-column table:style-name="co1" table:number-columns-repeated="8" table:default-cell-style-name="Default"/>
        <table:table-column table:style-name="co1" table:number-columns-repeated="7" table:default-cell-style-name="ce15"/>
        <table:table-row table:style-name="ro1">
          <table:table-cell/>
          <table:table-cell office:value-type="string">
            <text:p>RECETTE</text:p>
          </table:table-cell>
          <table:table-cell table:number-columns-repeated="6"/>
          <table:table-cell table:style-name="Default"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1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number-columns-repeated="2" table:style-name="ce4" office:value-type="float" office:value="0.01">
            <text:p>0,01</text:p>
          </table:table-cell>
          <table:table-cell table:style-name="ce4" office:value-type="float" office:value="100">
            <text:p>100,00</text:p>
          </table:table-cell>
          <table:table-cell table:style-name="ce4" table:formula="of:=2*([.C7]+[.D7])" office:value-type="float" office:value="0.04">
            <text:p>0,04</text:p>
          </table:table-cell>
          <table:table-cell table:style-name="ce64" table:formula="of:=IF(([.F7]=0);0;[.E7]*2/[.F7])" office:value-type="float" office:value="5000">
            <text:p>5000,00</text:p>
          </table:table-cell>
          <table:table-cell table:style-name="ce4" table:formula="of:=4*([.C7]+[.D7])+9*[.E7]" office:value-type="float" office:value="900.08">
            <text:p>900,08</text:p>
          </table:table-cell>
          <table:table-cell table:style-name="ce12" office:value-type="string">
            <text:p>huile</text:p>
          </table:table-cell>
          <table:table-cell table:style-name="ce16"/>
          <table:table-cell table:style-name="ce20" table:formula="of:=IF([.B7]=0;0;[.C7]*[.J7]/[.B7])" office:value-type="float" office:value="0">
            <text:p>0,00</text:p>
          </table:table-cell>
          <table:table-cell table:style-name="ce20" table:formula="of:=IF([.B7]=0;0;[.D7]*[.J7]/[.B7])" office:value-type="float" office:value="0">
            <text:p>0,00</text:p>
          </table:table-cell>
          <table:table-cell table:style-name="ce20" table:formula="of:=IF([.B7]=0;0;[.E7]*[.J7]/[.B7])" office:value-type="float" office:value="0">
            <text:p>0,00</text:p>
          </table:table-cell>
          <table:table-cell table:style-name="ce20" table:formula="of:=2*([.K7]+[.L7])" office:value-type="float" office:value="0">
            <text:p>0,00</text:p>
          </table:table-cell>
          <table:table-cell table:style-name="ce20" table:formula="of:=4*([.K7]+[.L7])+9*[.M7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19">
            <text:p>2,19</text:p>
          </table:table-cell>
          <table:table-cell table:style-name="ce4" office:value-type="float" office:value="2.18">
            <text:p>2,18</text:p>
          </table:table-cell>
          <table:table-cell table:style-name="ce4" office:value-type="float" office:value="30">
            <text:p>30,00</text:p>
          </table:table-cell>
          <table:table-cell table:style-name="ce4" table:formula="of:=2*([.C8]+[.D8])" office:value-type="float" office:value="8.74">
            <text:p>8,74</text:p>
          </table:table-cell>
          <table:table-cell table:style-name="ce64" table:formula="of:=IF(([.F8]=0);0;[.E8]*2/[.F8])" office:value-type="float" office:value="6.8649885583524">
            <text:p>6,86</text:p>
          </table:table-cell>
          <table:table-cell table:style-name="ce4" table:formula="of:=4*([.C8]+[.D8])+9*[.E8]" office:value-type="float" office:value="287.48">
            <text:p>287,48</text:p>
          </table:table-cell>
          <table:table-cell table:style-name="ce12" office:value-type="string">
            <text:p>crème 30</text:p>
          </table:table-cell>
          <table:table-cell table:style-name="ce16" office:value-type="float" office:value="50">
            <text:p>50,00</text:p>
          </table:table-cell>
          <table:table-cell table:style-name="ce20" table:formula="of:=IF([.B8]=0;0;[.C8]*[.J8]/[.B8])" office:value-type="float" office:value="1.095">
            <text:p>1,10</text:p>
          </table:table-cell>
          <table:table-cell table:style-name="ce20" table:formula="of:=IF([.B8]=0;0;[.D8]*[.J8]/[.B8])" office:value-type="float" office:value="1.09">
            <text:p>1,09</text:p>
          </table:table-cell>
          <table:table-cell table:style-name="ce20" table:formula="of:=IF([.B8]=0;0;[.E8]*[.J8]/[.B8])" office:value-type="float" office:value="15">
            <text:p>15,00</text:p>
          </table:table-cell>
          <table:table-cell table:style-name="ce20" table:formula="of:=2*([.K8]+[.L8])" office:value-type="float" office:value="4.37">
            <text:p>4,37</text:p>
          </table:table-cell>
          <table:table-cell table:style-name="ce20" table:formula="of:=4*([.K8]+[.L8])+9*[.M8]" office:value-type="float" office:value="143.74">
            <text:p>143,74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">
            <text:p>1,00</text:p>
          </table:table-cell>
          <table:table-cell table:style-name="ce4" office:value-type="float" office:value="82.2">
            <text:p>82,20</text:p>
          </table:table-cell>
          <table:table-cell table:style-name="ce4" table:formula="of:=2*([.C9]+[.D9])" office:value-type="float" office:value="3.4">
            <text:p>3,40</text:p>
          </table:table-cell>
          <table:table-cell table:style-name="ce64" table:formula="of:=IF(([.F9]=0);0;[.E9]*2/[.F9])" office:value-type="float" office:value="48.3529411764706">
            <text:p>48,35</text:p>
          </table:table-cell>
          <table:table-cell table:style-name="ce4" table:formula="of:=4*([.C9]+[.D9])+9*[.E9]" office:value-type="float" office:value="746.6">
            <text:p>746,60</text:p>
          </table:table-cell>
          <table:table-cell table:style-name="ce12" office:value-type="string">
            <text:p>beurre ou mayo thomi</text:p>
          </table:table-cell>
          <table:table-cell table:style-name="ce16" office:value-type="float" office:value="20">
            <text:p>20,00</text:p>
          </table:table-cell>
          <table:table-cell table:style-name="ce20" table:formula="of:=IF([.B9]=0;0;[.C9]*[.J9]/[.B9])" office:value-type="float" office:value="0.14">
            <text:p>0,14</text:p>
          </table:table-cell>
          <table:table-cell table:style-name="ce20" table:formula="of:=IF([.B9]=0;0;[.D9]*[.J9]/[.B9])" office:value-type="float" office:value="0.2">
            <text:p>0,20</text:p>
          </table:table-cell>
          <table:table-cell table:style-name="ce20" table:formula="of:=IF([.B9]=0;0;[.E9]*[.J9]/[.B9])" office:value-type="float" office:value="16.44">
            <text:p>16,44</text:p>
          </table:table-cell>
          <table:table-cell table:style-name="ce20" table:formula="of:=2*([.K9]+[.L9])" office:value-type="float" office:value="0.68">
            <text:p>0,68</text:p>
          </table:table-cell>
          <table:table-cell table:style-name="ce20" table:formula="of:=4*([.K9]+[.L9])+9*[.M9]" office:value-type="float" office:value="149.32">
            <text:p>149,32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8.5">
            <text:p>28,50</text:p>
          </table:table-cell>
          <table:table-cell table:style-name="ce4" office:value-type="float" office:value="0.01">
            <text:p>0,01</text:p>
          </table:table-cell>
          <table:table-cell table:style-name="ce4" office:value-type="float" office:value="1.44">
            <text:p>1,44</text:p>
          </table:table-cell>
          <table:table-cell table:style-name="ce4" table:formula="of:=2*([.C10]+[.D10])" office:value-type="float" office:value="57.02">
            <text:p>57,02</text:p>
          </table:table-cell>
          <table:table-cell table:style-name="ce64" table:formula="of:=IF(([.F10]=0);0;[.E10]*2/[.F10])" office:value-type="float" office:value="0.0505085934759733">
            <text:p>0,05</text:p>
          </table:table-cell>
          <table:table-cell table:style-name="ce4" table:formula="of:=4*([.C10]+[.D10])+9*[.E10]" office:value-type="float" office:value="127">
            <text:p>127,00</text:p>
          </table:table-cell>
          <table:table-cell table:style-name="ce12" office:value-type="string">
            <text:p>dinde</text:p>
          </table:table-cell>
          <table:table-cell table:style-name="ce16" office:value-type="float" office:value="30">
            <text:p>30,00</text:p>
          </table:table-cell>
          <table:table-cell table:style-name="ce20" table:formula="of:=IF([.B10]=0;0;[.C10]*[.J10]/[.B10])" office:value-type="float" office:value="8.55">
            <text:p>8,55</text:p>
          </table:table-cell>
          <table:table-cell table:style-name="ce20" table:formula="of:=IF([.B10]=0;0;[.D10]*[.J10]/[.B10])" office:value-type="float" office:value="0.003">
            <text:p>0,00</text:p>
          </table:table-cell>
          <table:table-cell table:style-name="ce20" table:formula="of:=IF([.B10]=0;0;[.E10]*[.J10]/[.B10])" office:value-type="float" office:value="0.432">
            <text:p>0,43</text:p>
          </table:table-cell>
          <table:table-cell table:style-name="ce20" table:formula="of:=2*([.K10]+[.L10])" office:value-type="float" office:value="17.106">
            <text:p>17,11</text:p>
          </table:table-cell>
          <table:table-cell table:style-name="ce20" table:formula="of:=4*([.K10]+[.L10])+9*[.M10]" office:value-type="float" office:value="38.1">
            <text:p>38,10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73">
            <text:p>2,73</text:p>
          </table:table-cell>
          <table:table-cell table:style-name="ce4" office:value-type="float" office:value="6.2">
            <text:p>6,20</text:p>
          </table:table-cell>
          <table:table-cell table:style-name="ce4" office:value-type="float" office:value="0.14">
            <text:p>0,14</text:p>
          </table:table-cell>
          <table:table-cell table:style-name="ce4" table:formula="of:=2*([.C11]+[.D11])" office:value-type="float" office:value="17.86">
            <text:p>17,86</text:p>
          </table:table-cell>
          <table:table-cell table:style-name="ce64" table:formula="of:=IF(([.F11]=0);0;[.E11]*2/[.F11])" office:value-type="float" office:value="0.0156774916013438">
            <text:p>0,02</text:p>
          </table:table-cell>
          <table:table-cell table:style-name="ce4" table:formula="of:=4*([.C11]+[.D11])+9*[.E11]" office:value-type="float" office:value="36.98">
            <text:p>36,98</text:p>
          </table:table-cell>
          <table:table-cell table:style-name="ce12" office:value-type="string">
            <text:p>salsifis</text:p>
          </table:table-cell>
          <table:table-cell table:style-name="ce16" office:value-type="float" office:value="50">
            <text:p>50,00</text:p>
          </table:table-cell>
          <table:table-cell table:style-name="ce20" table:formula="of:=IF([.B11]=0;0;[.C11]*[.J11]/[.B11])" office:value-type="float" office:value="1.365">
            <text:p>1,37</text:p>
          </table:table-cell>
          <table:table-cell table:style-name="ce20" table:formula="of:=IF([.B11]=0;0;[.D11]*[.J11]/[.B11])" office:value-type="float" office:value="3.1">
            <text:p>3,10</text:p>
          </table:table-cell>
          <table:table-cell table:style-name="ce20" table:formula="of:=IF([.B11]=0;0;[.E11]*[.J11]/[.B11])" office:value-type="float" office:value="0.07">
            <text:p>0,07</text:p>
          </table:table-cell>
          <table:table-cell table:style-name="ce20" table:formula="of:=2*([.K11]+[.L11])" office:value-type="float" office:value="8.93">
            <text:p>8,93</text:p>
          </table:table-cell>
          <table:table-cell table:style-name="ce20" table:formula="of:=4*([.K11]+[.L11])+9*[.M11]" office:value-type="float" office:value="18.49">
            <text:p>18,49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2]+[.D12])" office:value-type="float" office:value="0">
            <text:p>0,00</text:p>
          </table:table-cell>
          <table:table-cell table:style-name="ce64" table:formula="of:=IF(([.F12]=0);0;[.E12]*2/[.F12])" office:value-type="float" office:value="0">
            <text:p>0,00</text:p>
          </table:table-cell>
          <table:table-cell table:style-name="ce4" table:formula="of:=4*([.C12]+[.D12])+9*[.E12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2]=0;0;[.C12]*[.J12]/[.B12])" office:value-type="float" office:value="0">
            <text:p>0,00</text:p>
          </table:table-cell>
          <table:table-cell table:style-name="ce20" table:formula="of:=IF([.B12]=0;0;[.D12]*[.J12]/[.B12])" office:value-type="float" office:value="0">
            <text:p>0,00</text:p>
          </table:table-cell>
          <table:table-cell table:style-name="ce20" table:formula="of:=IF([.B12]=0;0;[.E12]*[.J12]/[.B12])" office:value-type="float" office:value="0">
            <text:p>0,00</text:p>
          </table:table-cell>
          <table:table-cell table:style-name="ce20" table:formula="of:=2*([.K12]+[.L12])" office:value-type="float" office:value="0">
            <text:p>0,00</text:p>
          </table:table-cell>
          <table:table-cell table:style-name="ce20" table:formula="of:=4*([.K12]+[.L12])+9*[.M12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3]+[.D13])" office:value-type="float" office:value="0">
            <text:p>0,00</text:p>
          </table:table-cell>
          <table:table-cell table:style-name="ce64" table:formula="of:=IF(([.F13]=0);0;[.E13]*2/[.F13])" office:value-type="float" office:value="0">
            <text:p>0,00</text:p>
          </table:table-cell>
          <table:table-cell table:style-name="ce4" table:formula="of:=4*([.C13]+[.D13])+9*[.E13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3]=0;0;[.C13]*[.J13]/[.B13])" office:value-type="float" office:value="0">
            <text:p>0,00</text:p>
          </table:table-cell>
          <table:table-cell table:style-name="ce20" table:formula="of:=IF([.B13]=0;0;[.D13]*[.J13]/[.B13])" office:value-type="float" office:value="0">
            <text:p>0,00</text:p>
          </table:table-cell>
          <table:table-cell table:style-name="ce20" table:formula="of:=IF([.B13]=0;0;[.E13]*[.J13]/[.B13])" office:value-type="float" office:value="0">
            <text:p>0,00</text:p>
          </table:table-cell>
          <table:table-cell table:style-name="ce20" table:formula="of:=2*([.K13]+[.L13])" office:value-type="float" office:value="0">
            <text:p>0,00</text:p>
          </table:table-cell>
          <table:table-cell table:style-name="ce20" table:formula="of:=4*([.K13]+[.L13])+9*[.M13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4]+[.D14])" office:value-type="float" office:value="0">
            <text:p>0,00</text:p>
          </table:table-cell>
          <table:table-cell table:style-name="ce64" table:formula="of:=IF(([.F14]=0);0;[.E14]*2/[.F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5]+[.D15])" office:value-type="float" office:value="0">
            <text:p>0,00</text:p>
          </table:table-cell>
          <table:table-cell table:style-name="ce64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table:formula="of:=SUM([.J7:.J15])" office:value-type="float" office:value="150">
            <text:p>150,00</text:p>
          </table:table-cell>
          <table:table-cell table:style-name="ce17" table:formula="of:=SUM([.K7:.K15])" office:value-type="float" office:value="11.15">
            <text:p>11,15</text:p>
          </table:table-cell>
          <table:table-cell table:style-name="ce17" table:formula="of:=SUM([.L7:.L15])" office:value-type="float" office:value="4.393">
            <text:p>4,39</text:p>
          </table:table-cell>
          <table:table-cell table:style-name="ce17" table:formula="of:=SUM([.M7:.M15])" office:value-type="float" office:value="31.942">
            <text:p>31,94</text:p>
          </table:table-cell>
          <table:table-cell table:style-name="ce17" table:formula="of:=2*([.K16]+[.L16])" office:value-type="float" office:value="31.086">
            <text:p>31,09</text:p>
          </table:table-cell>
          <table:table-cell table:style-name="ce17" table:formula="of:=4*([.K16]+[.L16])+9*[.M16]" office:value-type="float" office:value="349.65">
            <text:p>349,65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1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7.43333333333333">
            <text:p>7,43</text:p>
          </table:table-cell>
          <table:table-cell table:style-name="ce6" table:formula="of:=IF([.J16]=0;0;[.L16]*[.B19]/[.J16])" office:value-type="float" office:value="2.92866666666667">
            <text:p>2,93</text:p>
          </table:table-cell>
          <table:table-cell table:style-name="ce6" table:formula="of:=IF([.J16]=0;0;[.M16]*[.B19]/[.J16])" office:value-type="float" office:value="21.2946666666667">
            <text:p>21,29</text:p>
          </table:table-cell>
          <table:table-cell table:style-name="ce63" table:formula="of:=2*([.C19]+[.D19])" office:value-type="float" office:value="20.724">
            <text:p>20,72</text:p>
          </table:table-cell>
          <table:table-cell table:style-name="ce65" table:formula="of:=IF(AND(([.C19]=0);([.D19]=0));0;[.E19]/([.C19]+[.D19]))" office:value-type="float" office:value="2.05507302322589">
            <text:p>2,06</text:p>
          </table:table-cell>
          <table:table-cell table:style-name="ce6" table:formula="of:=4*([.C19]+[.D19])+9*[.E19]" office:value-type="float" office:value="233.1">
            <text:p>233,10</text:p>
          </table:table-cell>
          <table:table-cell office:value-type="string">
            <text:p>Portion 1</text:p>
          </table:table-cell>
          <table:table-cell office:value-type="float" office:value="150">
            <text:p>150,00</text:p>
          </table:table-cell>
          <table:table-cell table:formula="of:=IF([.B19]=0;0;[.C19]*[.J19]/[.B19])" office:value-type="float" office:value="11.15">
            <text:p>11,15</text:p>
          </table:table-cell>
          <table:table-cell table:formula="of:=IF([.B19]=0;0;[.D19]*[.J19]/[.B19])" office:value-type="float" office:value="4.393">
            <text:p>4,39</text:p>
          </table:table-cell>
          <table:table-cell table:formula="of:=IF([.B19]=0;0;[.E19]*[.J19]/[.B19])" office:value-type="float" office:value="31.942">
            <text:p>31,94</text:p>
          </table:table-cell>
          <table:table-cell table:formula="of:=2*([.K19]+[.L19])" office:value-type="float" office:value="31.086">
            <text:p>31,09</text:p>
          </table:table-cell>
          <table:table-cell table:formula="of:=4*([.K19]+[.L19])+9*[.M19]" office:value-type="float" office:value="349.65">
            <text:p>349,65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/>
          <table:table-cell table:formula="of:=IF([.B19]=0;0;[.C19]*[.J20]/[.B19])" office:value-type="float" office:value="0">
            <text:p>0,00</text:p>
          </table:table-cell>
          <table:table-cell table:formula="of:=IF([.B19]=0;0;[.D19]*[.J20]/[.B19])" office:value-type="float" office:value="0">
            <text:p>0,00</text:p>
          </table:table-cell>
          <table:table-cell table:formula="of:=IF([.B19]=0;0;[.E19]*[.J20]/[.B19])" office:value-type="float" office:value="0">
            <text:p>0,00</text:p>
          </table:table-cell>
          <table:table-cell table:formula="of:=2*([.K20]+[.L20])" office:value-type="float" office:value="0">
            <text:p>0,00</text:p>
          </table:table-cell>
          <table:table-cell table:formula="of:=4*([.K20]+[.L20])+9*[.M20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/>
          <table:table-cell table:formula="of:=IF([.B19]=0;0;[.C19]*[.J21]/[.B19])" office:value-type="float" office:value="0">
            <text:p>0,00</text:p>
          </table:table-cell>
          <table:table-cell table:formula="of:=IF([.B19]=0;0;[.D19]*[.J21]/[.B19])" office:value-type="float" office:value="0">
            <text:p>0,00</text:p>
          </table:table-cell>
          <table:table-cell table:formula="of:=IF([.B19]=0;0;[.E19]*[.J21]/[.B19])" office:value-type="float" office:value="0">
            <text:p>0,00</text:p>
          </table:table-cell>
          <table:table-cell table:formula="of:=2*([.K21]+[.L21])" office:value-type="float" office:value="0">
            <text:p>0,00</text:p>
          </table:table-cell>
          <table:table-cell table:formula="of:=4*([.K21]+[.L21])+9*[.M21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/>
          <table:table-cell table:formula="of:=IF([.B19]=0;0;[.C19]*[.J22]/[.B19])" office:value-type="float" office:value="0">
            <text:p>0,00</text:p>
          </table:table-cell>
          <table:table-cell table:formula="of:=IF([.B19]=0;0;[.D19]*[.J22]/[.B19])" office:value-type="float" office:value="0">
            <text:p>0,00</text:p>
          </table:table-cell>
          <table:table-cell table:formula="of:=IF([.B19]=0;0;[.E19]*[.J22]/[.B19])" office:value-type="float" office:value="0">
            <text:p>0,00</text:p>
          </table:table-cell>
          <table:table-cell table:formula="of:=2*([.K22]+[.L22])" office:value-type="float" office:value="0">
            <text:p>0,00</text:p>
          </table:table-cell>
          <table:table-cell table:formula="of:=4*([.K22]+[.L22])+9*[.M22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/>
          <table:table-cell table:formula="of:=IF([.B19]=0;0;[.C19]*[.J23]/[.B19])" office:value-type="float" office:value="0">
            <text:p>0,00</text:p>
          </table:table-cell>
          <table:table-cell table:formula="of:=IF([.B19]=0;0;[.D19]*[.J23]/[.B19])" office:value-type="float" office:value="0">
            <text:p>0,00</text:p>
          </table:table-cell>
          <table:table-cell table:formula="of:=IF([.B19]=0;0;[.E19]*[.J23]/[.B19])" office:value-type="float" office:value="0">
            <text:p>0,00</text:p>
          </table:table-cell>
          <table:table-cell table:formula="of:=2*([.K23]+[.L23])" office:value-type="float" office:value="0">
            <text:p>0,00</text:p>
          </table:table-cell>
          <table:table-cell table:formula="of:=4*([.K23]+[.L23])+9*[.M23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/>
          <table:table-cell table:formula="of:=IF([.B19]=0;0;[.C19]*[.J24]/[.B19])" office:value-type="float" office:value="0">
            <text:p>0,00</text:p>
          </table:table-cell>
          <table:table-cell table:formula="of:=IF([.B19]=0;0;[.D19]*[.J24]/[.B19])" office:value-type="float" office:value="0">
            <text:p>0,00</text:p>
          </table:table-cell>
          <table:table-cell table:formula="of:=IF([.B19]=0;0;[.E19]*[.J24]/[.B19])" office:value-type="float" office:value="0">
            <text:p>0,00</text:p>
          </table:table-cell>
          <table:table-cell table:formula="of:=2*([.K24]+[.L24])" office:value-type="float" office:value="0">
            <text:p>0,00</text:p>
          </table:table-cell>
          <table:table-cell table:formula="of:=4*([.K24]+[.L24])+9*[.M24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/>
          <table:table-cell table:formula="of:=IF([.B19]=0;0;[.C19]*[.J25]/[.B19])" office:value-type="float" office:value="0">
            <text:p>0,00</text:p>
          </table:table-cell>
          <table:table-cell table:formula="of:=IF([.B19]=0;0;[.D19]*[.J25]/[.B19])" office:value-type="float" office:value="0">
            <text:p>0,00</text:p>
          </table:table-cell>
          <table:table-cell table:formula="of:=IF([.B19]=0;0;[.E19]*[.J25]/[.B19])" office:value-type="float" office:value="0">
            <text:p>0,00</text:p>
          </table:table-cell>
          <table:table-cell table:formula="of:=2*([.K25]+[.L25])" office:value-type="float" office:value="0">
            <text:p>0,00</text:p>
          </table:table-cell>
          <table:table-cell table:formula="of:=4*([.K25]+[.L25])+9*[.M2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/>
          <table:table-cell table:formula="of:=IF([.B19]=0;0;[.C19]*[.J26]/[.B19])" office:value-type="float" office:value="0">
            <text:p>0,00</text:p>
          </table:table-cell>
          <table:table-cell table:formula="of:=IF([.B19]=0;0;[.D19]*[.J26]/[.B19])" office:value-type="float" office:value="0">
            <text:p>0,00</text:p>
          </table:table-cell>
          <table:table-cell table:formula="of:=IF([.B19]=0;0;[.E19]*[.J26]/[.B19])" office:value-type="float" office:value="0">
            <text:p>0,00</text:p>
          </table:table-cell>
          <table:table-cell table:formula="of:=2*([.K26]+[.L26])" office:value-type="float" office:value="0">
            <text:p>0,00</text:p>
          </table:table-cell>
          <table:table-cell table:formula="of:=4*([.K26]+[.L26])+9*[.M26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/>
          <table:table-cell table:formula="of:=IF([.B19]=0;0;[.C19]*[.J27]/[.B19])" office:value-type="float" office:value="0">
            <text:p>0,00</text:p>
          </table:table-cell>
          <table:table-cell table:formula="of:=IF([.B19]=0;0;[.D19]*[.J27]/[.B19])" office:value-type="float" office:value="0">
            <text:p>0,00</text:p>
          </table:table-cell>
          <table:table-cell table:formula="of:=IF([.B19]=0;0;[.E19]*[.J27]/[.B19])" office:value-type="float" office:value="0">
            <text:p>0,00</text:p>
          </table:table-cell>
          <table:table-cell table:formula="of:=2*([.K27]+[.L27])" office:value-type="float" office:value="0">
            <text:p>0,00</text:p>
          </table:table-cell>
          <table:table-cell table:formula="of:=4*([.K27]+[.L27])+9*[.M27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/>
          <table:table-cell table:formula="of:=IF([.B19]=0;0;[.C19]*[.J28]/[.B19])" office:value-type="float" office:value="0">
            <text:p>0,00</text:p>
          </table:table-cell>
          <table:table-cell table:formula="of:=IF([.B19]=0;0;[.D19]*[.J28]/[.B19])" office:value-type="float" office:value="0">
            <text:p>0,00</text:p>
          </table:table-cell>
          <table:table-cell table:formula="of:=IF([.B19]=0;0;[.E19]*[.J28]/[.B19])" office:value-type="float" office:value="0">
            <text:p>0,00</text:p>
          </table:table-cell>
          <table:table-cell table:formula="of:=2*([.K28]+[.L28])" office:value-type="float" office:value="0">
            <text:p>0,00</text:p>
          </table:table-cell>
          <table:table-cell table:formula="of:=4*([.K28]+[.L28])+9*[.M28]" office:value-type="float" office:value="0">
            <text:p>0,00</text:p>
          </table:table-cell>
        </table:table-row>
      </table:table>
      <table:table table:name="yaourt" table:style-name="ta1" table:print="false">
        <table:table-column table:style-name="co1" table:number-columns-repeated="8" table:default-cell-style-name="Default"/>
        <table:table-column table:style-name="co1" table:number-columns-repeated="7" table:default-cell-style-name="ce15"/>
        <table:table-row table:style-name="ro1">
          <table:table-cell/>
          <table:table-cell office:value-type="string">
            <text:p>RECETTE</text:p>
          </table:table-cell>
          <table:table-cell table:number-columns-repeated="6"/>
          <table:table-cell table:style-name="Default"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1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number-columns-repeated="2" table:style-name="ce4" office:value-type="float" office:value="0.01">
            <text:p>0,01</text:p>
          </table:table-cell>
          <table:table-cell table:style-name="ce4" office:value-type="float" office:value="100">
            <text:p>100,00</text:p>
          </table:table-cell>
          <table:table-cell table:style-name="ce4" table:formula="of:=2*([.C7]+[.D7])" office:value-type="float" office:value="0.04">
            <text:p>0,04</text:p>
          </table:table-cell>
          <table:table-cell table:style-name="ce67" table:formula="of:=IF(([.F7]=0);0;[.E7]*2/[.F7])" office:value-type="float" office:value="5000">
            <text:p>5000,00</text:p>
          </table:table-cell>
          <table:table-cell table:style-name="ce4" table:formula="of:=4*([.C7]+[.D7])+9*[.E7]" office:value-type="float" office:value="900.08">
            <text:p>900,08</text:p>
          </table:table-cell>
          <table:table-cell table:style-name="ce12" office:value-type="string">
            <text:p>huile</text:p>
          </table:table-cell>
          <table:table-cell table:style-name="ce16"/>
          <table:table-cell table:style-name="ce20" table:formula="of:=IF([.B7]=0;0;[.C7]*[.J7]/[.B7])" office:value-type="float" office:value="0">
            <text:p>0,00</text:p>
          </table:table-cell>
          <table:table-cell table:style-name="ce20" table:formula="of:=IF([.B7]=0;0;[.D7]*[.J7]/[.B7])" office:value-type="float" office:value="0">
            <text:p>0,00</text:p>
          </table:table-cell>
          <table:table-cell table:style-name="ce20" table:formula="of:=IF([.B7]=0;0;[.E7]*[.J7]/[.B7])" office:value-type="float" office:value="0">
            <text:p>0,00</text:p>
          </table:table-cell>
          <table:table-cell table:style-name="ce20" table:formula="of:=2*([.K7]+[.L7])" office:value-type="float" office:value="0">
            <text:p>0,00</text:p>
          </table:table-cell>
          <table:table-cell table:style-name="ce20" table:formula="of:=4*([.K7]+[.L7])+9*[.M7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19">
            <text:p>2,19</text:p>
          </table:table-cell>
          <table:table-cell table:style-name="ce4" office:value-type="float" office:value="2.18">
            <text:p>2,18</text:p>
          </table:table-cell>
          <table:table-cell table:style-name="ce4" office:value-type="float" office:value="30">
            <text:p>30,00</text:p>
          </table:table-cell>
          <table:table-cell table:style-name="ce4" table:formula="of:=2*([.C8]+[.D8])" office:value-type="float" office:value="8.74">
            <text:p>8,74</text:p>
          </table:table-cell>
          <table:table-cell table:style-name="ce67" table:formula="of:=IF(([.F8]=0);0;[.E8]*2/[.F8])" office:value-type="float" office:value="6.8649885583524">
            <text:p>6,86</text:p>
          </table:table-cell>
          <table:table-cell table:style-name="ce4" table:formula="of:=4*([.C8]+[.D8])+9*[.E8]" office:value-type="float" office:value="287.48">
            <text:p>287,48</text:p>
          </table:table-cell>
          <table:table-cell table:style-name="ce12" office:value-type="string">
            <text:p>crème 30</text:p>
          </table:table-cell>
          <table:table-cell table:style-name="ce16" office:value-type="float" office:value="50">
            <text:p>50,00</text:p>
          </table:table-cell>
          <table:table-cell table:style-name="ce20" table:formula="of:=IF([.B8]=0;0;[.C8]*[.J8]/[.B8])" office:value-type="float" office:value="1.095">
            <text:p>1,10</text:p>
          </table:table-cell>
          <table:table-cell table:style-name="ce20" table:formula="of:=IF([.B8]=0;0;[.D8]*[.J8]/[.B8])" office:value-type="float" office:value="1.09">
            <text:p>1,09</text:p>
          </table:table-cell>
          <table:table-cell table:style-name="ce20" table:formula="of:=IF([.B8]=0;0;[.E8]*[.J8]/[.B8])" office:value-type="float" office:value="15">
            <text:p>15,00</text:p>
          </table:table-cell>
          <table:table-cell table:style-name="ce20" table:formula="of:=2*([.K8]+[.L8])" office:value-type="float" office:value="4.37">
            <text:p>4,37</text:p>
          </table:table-cell>
          <table:table-cell table:style-name="ce20" table:formula="of:=4*([.K8]+[.L8])+9*[.M8]" office:value-type="float" office:value="143.74">
            <text:p>143,74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">
            <text:p>1,00</text:p>
          </table:table-cell>
          <table:table-cell table:style-name="ce4" office:value-type="float" office:value="82.2">
            <text:p>82,20</text:p>
          </table:table-cell>
          <table:table-cell table:style-name="ce4" table:formula="of:=2*([.C9]+[.D9])" office:value-type="float" office:value="3.4">
            <text:p>3,40</text:p>
          </table:table-cell>
          <table:table-cell table:style-name="ce67" table:formula="of:=IF(([.F9]=0);0;[.E9]*2/[.F9])" office:value-type="float" office:value="48.3529411764706">
            <text:p>48,35</text:p>
          </table:table-cell>
          <table:table-cell table:style-name="ce4" table:formula="of:=4*([.C9]+[.D9])+9*[.E9]" office:value-type="float" office:value="746.6">
            <text:p>746,60</text:p>
          </table:table-cell>
          <table:table-cell table:style-name="ce12" office:value-type="string">
            <text:p>beurre ou mayo thomi</text:p>
          </table:table-cell>
          <table:table-cell table:style-name="ce16"/>
          <table:table-cell table:style-name="ce20" table:formula="of:=IF([.B9]=0;0;[.C9]*[.J9]/[.B9])" office:value-type="float" office:value="0">
            <text:p>0,00</text:p>
          </table:table-cell>
          <table:table-cell table:style-name="ce20" table:formula="of:=IF([.B9]=0;0;[.D9]*[.J9]/[.B9])" office:value-type="float" office:value="0">
            <text:p>0,00</text:p>
          </table:table-cell>
          <table:table-cell table:style-name="ce20" table:formula="of:=IF([.B9]=0;0;[.E9]*[.J9]/[.B9])" office:value-type="float" office:value="0">
            <text:p>0,00</text:p>
          </table:table-cell>
          <table:table-cell table:style-name="ce20" table:formula="of:=2*([.K9]+[.L9])" office:value-type="float" office:value="0">
            <text:p>0,00</text:p>
          </table:table-cell>
          <table:table-cell table:style-name="ce20" table:formula="of:=4*([.K9]+[.L9])+9*[.M9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.2">
            <text:p>1,20</text:p>
          </table:table-cell>
          <table:table-cell table:style-name="ce4" office:value-type="float" office:value="20.5">
            <text:p>20,50</text:p>
          </table:table-cell>
          <table:table-cell table:style-name="ce4" office:value-type="float" office:value="0.23">
            <text:p>0,23</text:p>
          </table:table-cell>
          <table:table-cell table:style-name="ce4" table:formula="of:=2*([.C10]+[.D10])" office:value-type="float" office:value="43.4">
            <text:p>43,40</text:p>
          </table:table-cell>
          <table:table-cell table:style-name="ce67" table:formula="of:=IF(([.F10]=0);0;[.E10]*2/[.F10])" office:value-type="float" office:value="0.0105990783410138">
            <text:p>0,01</text:p>
          </table:table-cell>
          <table:table-cell table:style-name="ce4" table:formula="of:=4*([.C10]+[.D10])+9*[.E10]" office:value-type="float" office:value="88.87">
            <text:p>88,87</text:p>
          </table:table-cell>
          <table:table-cell table:style-name="ce12" office:value-type="string">
            <text:p>banane</text:p>
          </table:table-cell>
          <table:table-cell table:style-name="ce16" office:value-type="float" office:value="25">
            <text:p>25,00</text:p>
          </table:table-cell>
          <table:table-cell table:style-name="ce20" table:formula="of:=IF([.B10]=0;0;[.C10]*[.J10]/[.B10])" office:value-type="float" office:value="0.3">
            <text:p>0,30</text:p>
          </table:table-cell>
          <table:table-cell table:style-name="ce20" table:formula="of:=IF([.B10]=0;0;[.D10]*[.J10]/[.B10])" office:value-type="float" office:value="5.125">
            <text:p>5,13</text:p>
          </table:table-cell>
          <table:table-cell table:style-name="ce20" table:formula="of:=IF([.B10]=0;0;[.E10]*[.J10]/[.B10])" office:value-type="float" office:value="0.0575">
            <text:p>0,06</text:p>
          </table:table-cell>
          <table:table-cell table:style-name="ce20" table:formula="of:=2*([.K10]+[.L10])" office:value-type="float" office:value="10.85">
            <text:p>10,85</text:p>
          </table:table-cell>
          <table:table-cell table:style-name="ce20" table:formula="of:=4*([.K10]+[.L10])+9*[.M10]" office:value-type="float" office:value="22.2175">
            <text:p>22,22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7.8">
            <text:p>7,80</text:p>
          </table:table-cell>
          <table:table-cell table:style-name="ce4" office:value-type="float" office:value="9.3">
            <text:p>9,30</text:p>
          </table:table-cell>
          <table:table-cell table:style-name="ce4" office:value-type="float" office:value="65.5">
            <text:p>65,50</text:p>
          </table:table-cell>
          <table:table-cell table:style-name="ce4" table:formula="of:=2*([.C11]+[.D11])" office:value-type="float" office:value="34.2">
            <text:p>34,20</text:p>
          </table:table-cell>
          <table:table-cell table:style-name="ce67" table:formula="of:=IF(([.F11]=0);0;[.E11]*2/[.F11])" office:value-type="float" office:value="3.83040935672515">
            <text:p>3,83</text:p>
          </table:table-cell>
          <table:table-cell table:style-name="ce4" table:formula="of:=4*([.C11]+[.D11])+9*[.E11]" office:value-type="float" office:value="657.9">
            <text:p>657,90</text:p>
          </table:table-cell>
          <table:table-cell table:style-name="ce12" office:value-type="string">
            <text:p>coco rapée</text:p>
          </table:table-cell>
          <table:table-cell table:style-name="ce16" office:value-type="float" office:value="20">
            <text:p>20,00</text:p>
          </table:table-cell>
          <table:table-cell table:style-name="ce20" table:formula="of:=IF([.B11]=0;0;[.C11]*[.J11]/[.B11])" office:value-type="float" office:value="1.56">
            <text:p>1,56</text:p>
          </table:table-cell>
          <table:table-cell table:style-name="ce20" table:formula="of:=IF([.B11]=0;0;[.D11]*[.J11]/[.B11])" office:value-type="float" office:value="1.86">
            <text:p>1,86</text:p>
          </table:table-cell>
          <table:table-cell table:style-name="ce20" table:formula="of:=IF([.B11]=0;0;[.E11]*[.J11]/[.B11])" office:value-type="float" office:value="13.1">
            <text:p>13,10</text:p>
          </table:table-cell>
          <table:table-cell table:style-name="ce20" table:formula="of:=2*([.K11]+[.L11])" office:value-type="float" office:value="6.84">
            <text:p>6,84</text:p>
          </table:table-cell>
          <table:table-cell table:style-name="ce20" table:formula="of:=4*([.K11]+[.L11])+9*[.M11]" office:value-type="float" office:value="131.58">
            <text:p>131,58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7.2">
            <text:p>7,20</text:p>
          </table:table-cell>
          <table:table-cell table:style-name="ce4" office:value-type="float" office:value="39.1">
            <text:p>39,10</text:p>
          </table:table-cell>
          <table:table-cell table:style-name="ce4" office:value-type="float" office:value="38.3">
            <text:p>38,30</text:p>
          </table:table-cell>
          <table:table-cell table:style-name="ce4" table:formula="of:=2*([.C12]+[.D12])" office:value-type="float" office:value="92.6">
            <text:p>92,60</text:p>
          </table:table-cell>
          <table:table-cell table:style-name="ce67" table:formula="of:=IF(([.F12]=0);0;[.E12]*2/[.F12])" office:value-type="float" office:value="0.827213822894168">
            <text:p>0,83</text:p>
          </table:table-cell>
          <table:table-cell table:style-name="ce4" table:formula="of:=4*([.C12]+[.D12])+9*[.E12]" office:value-type="float" office:value="529.9">
            <text:p>529,90</text:p>
          </table:table-cell>
          <table:table-cell table:style-name="ce12" office:value-type="string">
            <text:p>Choco 64</text:p>
          </table:table-cell>
          <table:table-cell table:style-name="ce16" office:value-type="float" office:value="10">
            <text:p>10,00</text:p>
          </table:table-cell>
          <table:table-cell table:style-name="ce20" table:formula="of:=IF([.B12]=0;0;[.C12]*[.J12]/[.B12])" office:value-type="float" office:value="0.72">
            <text:p>0,72</text:p>
          </table:table-cell>
          <table:table-cell table:style-name="ce20" table:formula="of:=IF([.B12]=0;0;[.D12]*[.J12]/[.B12])" office:value-type="float" office:value="3.91">
            <text:p>3,91</text:p>
          </table:table-cell>
          <table:table-cell table:style-name="ce20" table:formula="of:=IF([.B12]=0;0;[.E12]*[.J12]/[.B12])" office:value-type="float" office:value="3.83">
            <text:p>3,83</text:p>
          </table:table-cell>
          <table:table-cell table:style-name="ce20" table:formula="of:=2*([.K12]+[.L12])" office:value-type="float" office:value="9.26">
            <text:p>9,26</text:p>
          </table:table-cell>
          <table:table-cell table:style-name="ce20" table:formula="of:=4*([.K12]+[.L12])+9*[.M12]" office:value-type="float" office:value="52.99">
            <text:p>52,99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3]+[.D13])" office:value-type="float" office:value="0">
            <text:p>0,00</text:p>
          </table:table-cell>
          <table:table-cell table:style-name="ce67" table:formula="of:=IF(([.F13]=0);0;[.E13]*2/[.F13])" office:value-type="float" office:value="0">
            <text:p>0,00</text:p>
          </table:table-cell>
          <table:table-cell table:style-name="ce4" table:formula="of:=4*([.C13]+[.D13])+9*[.E13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3]=0;0;[.C13]*[.J13]/[.B13])" office:value-type="float" office:value="0">
            <text:p>0,00</text:p>
          </table:table-cell>
          <table:table-cell table:style-name="ce20" table:formula="of:=IF([.B13]=0;0;[.D13]*[.J13]/[.B13])" office:value-type="float" office:value="0">
            <text:p>0,00</text:p>
          </table:table-cell>
          <table:table-cell table:style-name="ce20" table:formula="of:=IF([.B13]=0;0;[.E13]*[.J13]/[.B13])" office:value-type="float" office:value="0">
            <text:p>0,00</text:p>
          </table:table-cell>
          <table:table-cell table:style-name="ce20" table:formula="of:=2*([.K13]+[.L13])" office:value-type="float" office:value="0">
            <text:p>0,00</text:p>
          </table:table-cell>
          <table:table-cell table:style-name="ce20" table:formula="of:=4*([.K13]+[.L13])+9*[.M13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4]+[.D14])" office:value-type="float" office:value="0">
            <text:p>0,00</text:p>
          </table:table-cell>
          <table:table-cell table:style-name="ce67" table:formula="of:=IF(([.F14]=0);0;[.E14]*2/[.F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5]+[.D15])" office:value-type="float" office:value="0">
            <text:p>0,00</text:p>
          </table:table-cell>
          <table:table-cell table:style-name="ce67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table:formula="of:=SUM([.J7:.J15])" office:value-type="float" office:value="105">
            <text:p>105,00</text:p>
          </table:table-cell>
          <table:table-cell table:style-name="ce17" table:formula="of:=SUM([.K7:.K15])" office:value-type="float" office:value="3.675">
            <text:p>3,68</text:p>
          </table:table-cell>
          <table:table-cell table:style-name="ce17" table:formula="of:=SUM([.L7:.L15])" office:value-type="float" office:value="11.985">
            <text:p>11,99</text:p>
          </table:table-cell>
          <table:table-cell table:style-name="ce17" table:formula="of:=SUM([.M7:.M15])" office:value-type="float" office:value="31.9875">
            <text:p>31,99</text:p>
          </table:table-cell>
          <table:table-cell table:style-name="ce17" table:formula="of:=2*([.K16]+[.L16])" office:value-type="float" office:value="31.32">
            <text:p>31,32</text:p>
          </table:table-cell>
          <table:table-cell table:style-name="ce17" table:formula="of:=4*([.K16]+[.L16])+9*[.M16]" office:value-type="float" office:value="350.5275">
            <text:p>350,53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1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3.5">
            <text:p>3,50</text:p>
          </table:table-cell>
          <table:table-cell table:style-name="ce6" table:formula="of:=IF([.J16]=0;0;[.L16]*[.B19]/[.J16])" office:value-type="float" office:value="11.4142857142857">
            <text:p>11,41</text:p>
          </table:table-cell>
          <table:table-cell table:style-name="ce6" table:formula="of:=IF([.J16]=0;0;[.M16]*[.B19]/[.J16])" office:value-type="float" office:value="30.4642857142857">
            <text:p>30,46</text:p>
          </table:table-cell>
          <table:table-cell table:style-name="ce66" table:formula="of:=2*([.C19]+[.D19])" office:value-type="float" office:value="29.8285714285714">
            <text:p>29,83</text:p>
          </table:table-cell>
          <table:table-cell table:style-name="ce68" table:formula="of:=IF(AND(([.C19]=0);([.D19]=0));0;[.E19]/([.C19]+[.D19]))" office:value-type="float" office:value="2.0426245210728">
            <text:p>2,04</text:p>
          </table:table-cell>
          <table:table-cell table:style-name="ce6" table:formula="of:=4*([.C19]+[.D19])+9*[.E19]" office:value-type="float" office:value="333.835714285714">
            <text:p>333,84</text:p>
          </table:table-cell>
          <table:table-cell office:value-type="string">
            <text:p>Portion 1</text:p>
          </table:table-cell>
          <table:table-cell/>
          <table:table-cell table:formula="of:=IF([.B19]=0;0;[.C19]*[.J19]/[.B19])" office:value-type="float" office:value="0">
            <text:p>0,00</text:p>
          </table:table-cell>
          <table:table-cell table:formula="of:=IF([.B19]=0;0;[.D19]*[.J19]/[.B19])" office:value-type="float" office:value="0">
            <text:p>0,00</text:p>
          </table:table-cell>
          <table:table-cell table:formula="of:=IF([.B19]=0;0;[.E19]*[.J19]/[.B19])" office:value-type="float" office:value="0">
            <text:p>0,00</text:p>
          </table:table-cell>
          <table:table-cell table:formula="of:=2*([.K19]+[.L19])" office:value-type="float" office:value="0">
            <text:p>0,00</text:p>
          </table:table-cell>
          <table:table-cell table:formula="of:=4*([.K19]+[.L19])+9*[.M19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/>
          <table:table-cell table:formula="of:=IF([.B19]=0;0;[.C19]*[.J20]/[.B19])" office:value-type="float" office:value="0">
            <text:p>0,00</text:p>
          </table:table-cell>
          <table:table-cell table:formula="of:=IF([.B19]=0;0;[.D19]*[.J20]/[.B19])" office:value-type="float" office:value="0">
            <text:p>0,00</text:p>
          </table:table-cell>
          <table:table-cell table:formula="of:=IF([.B19]=0;0;[.E19]*[.J20]/[.B19])" office:value-type="float" office:value="0">
            <text:p>0,00</text:p>
          </table:table-cell>
          <table:table-cell table:formula="of:=2*([.K20]+[.L20])" office:value-type="float" office:value="0">
            <text:p>0,00</text:p>
          </table:table-cell>
          <table:table-cell table:formula="of:=4*([.K20]+[.L20])+9*[.M20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/>
          <table:table-cell table:formula="of:=IF([.B19]=0;0;[.C19]*[.J21]/[.B19])" office:value-type="float" office:value="0">
            <text:p>0,00</text:p>
          </table:table-cell>
          <table:table-cell table:formula="of:=IF([.B19]=0;0;[.D19]*[.J21]/[.B19])" office:value-type="float" office:value="0">
            <text:p>0,00</text:p>
          </table:table-cell>
          <table:table-cell table:formula="of:=IF([.B19]=0;0;[.E19]*[.J21]/[.B19])" office:value-type="float" office:value="0">
            <text:p>0,00</text:p>
          </table:table-cell>
          <table:table-cell table:formula="of:=2*([.K21]+[.L21])" office:value-type="float" office:value="0">
            <text:p>0,00</text:p>
          </table:table-cell>
          <table:table-cell table:formula="of:=4*([.K21]+[.L21])+9*[.M21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/>
          <table:table-cell table:formula="of:=IF([.B19]=0;0;[.C19]*[.J22]/[.B19])" office:value-type="float" office:value="0">
            <text:p>0,00</text:p>
          </table:table-cell>
          <table:table-cell table:formula="of:=IF([.B19]=0;0;[.D19]*[.J22]/[.B19])" office:value-type="float" office:value="0">
            <text:p>0,00</text:p>
          </table:table-cell>
          <table:table-cell table:formula="of:=IF([.B19]=0;0;[.E19]*[.J22]/[.B19])" office:value-type="float" office:value="0">
            <text:p>0,00</text:p>
          </table:table-cell>
          <table:table-cell table:formula="of:=2*([.K22]+[.L22])" office:value-type="float" office:value="0">
            <text:p>0,00</text:p>
          </table:table-cell>
          <table:table-cell table:formula="of:=4*([.K22]+[.L22])+9*[.M22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/>
          <table:table-cell table:formula="of:=IF([.B19]=0;0;[.C19]*[.J23]/[.B19])" office:value-type="float" office:value="0">
            <text:p>0,00</text:p>
          </table:table-cell>
          <table:table-cell table:formula="of:=IF([.B19]=0;0;[.D19]*[.J23]/[.B19])" office:value-type="float" office:value="0">
            <text:p>0,00</text:p>
          </table:table-cell>
          <table:table-cell table:formula="of:=IF([.B19]=0;0;[.E19]*[.J23]/[.B19])" office:value-type="float" office:value="0">
            <text:p>0,00</text:p>
          </table:table-cell>
          <table:table-cell table:formula="of:=2*([.K23]+[.L23])" office:value-type="float" office:value="0">
            <text:p>0,00</text:p>
          </table:table-cell>
          <table:table-cell table:formula="of:=4*([.K23]+[.L23])+9*[.M23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/>
          <table:table-cell table:formula="of:=IF([.B19]=0;0;[.C19]*[.J24]/[.B19])" office:value-type="float" office:value="0">
            <text:p>0,00</text:p>
          </table:table-cell>
          <table:table-cell table:formula="of:=IF([.B19]=0;0;[.D19]*[.J24]/[.B19])" office:value-type="float" office:value="0">
            <text:p>0,00</text:p>
          </table:table-cell>
          <table:table-cell table:formula="of:=IF([.B19]=0;0;[.E19]*[.J24]/[.B19])" office:value-type="float" office:value="0">
            <text:p>0,00</text:p>
          </table:table-cell>
          <table:table-cell table:formula="of:=2*([.K24]+[.L24])" office:value-type="float" office:value="0">
            <text:p>0,00</text:p>
          </table:table-cell>
          <table:table-cell table:formula="of:=4*([.K24]+[.L24])+9*[.M24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/>
          <table:table-cell table:formula="of:=IF([.B19]=0;0;[.C19]*[.J25]/[.B19])" office:value-type="float" office:value="0">
            <text:p>0,00</text:p>
          </table:table-cell>
          <table:table-cell table:formula="of:=IF([.B19]=0;0;[.D19]*[.J25]/[.B19])" office:value-type="float" office:value="0">
            <text:p>0,00</text:p>
          </table:table-cell>
          <table:table-cell table:formula="of:=IF([.B19]=0;0;[.E19]*[.J25]/[.B19])" office:value-type="float" office:value="0">
            <text:p>0,00</text:p>
          </table:table-cell>
          <table:table-cell table:formula="of:=2*([.K25]+[.L25])" office:value-type="float" office:value="0">
            <text:p>0,00</text:p>
          </table:table-cell>
          <table:table-cell table:formula="of:=4*([.K25]+[.L25])+9*[.M2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/>
          <table:table-cell table:formula="of:=IF([.B19]=0;0;[.C19]*[.J26]/[.B19])" office:value-type="float" office:value="0">
            <text:p>0,00</text:p>
          </table:table-cell>
          <table:table-cell table:formula="of:=IF([.B19]=0;0;[.D19]*[.J26]/[.B19])" office:value-type="float" office:value="0">
            <text:p>0,00</text:p>
          </table:table-cell>
          <table:table-cell table:formula="of:=IF([.B19]=0;0;[.E19]*[.J26]/[.B19])" office:value-type="float" office:value="0">
            <text:p>0,00</text:p>
          </table:table-cell>
          <table:table-cell table:formula="of:=2*([.K26]+[.L26])" office:value-type="float" office:value="0">
            <text:p>0,00</text:p>
          </table:table-cell>
          <table:table-cell table:formula="of:=4*([.K26]+[.L26])+9*[.M26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/>
          <table:table-cell table:formula="of:=IF([.B19]=0;0;[.C19]*[.J27]/[.B19])" office:value-type="float" office:value="0">
            <text:p>0,00</text:p>
          </table:table-cell>
          <table:table-cell table:formula="of:=IF([.B19]=0;0;[.D19]*[.J27]/[.B19])" office:value-type="float" office:value="0">
            <text:p>0,00</text:p>
          </table:table-cell>
          <table:table-cell table:formula="of:=IF([.B19]=0;0;[.E19]*[.J27]/[.B19])" office:value-type="float" office:value="0">
            <text:p>0,00</text:p>
          </table:table-cell>
          <table:table-cell table:formula="of:=2*([.K27]+[.L27])" office:value-type="float" office:value="0">
            <text:p>0,00</text:p>
          </table:table-cell>
          <table:table-cell table:formula="of:=4*([.K27]+[.L27])+9*[.M27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/>
          <table:table-cell table:formula="of:=IF([.B19]=0;0;[.C19]*[.J28]/[.B19])" office:value-type="float" office:value="0">
            <text:p>0,00</text:p>
          </table:table-cell>
          <table:table-cell table:formula="of:=IF([.B19]=0;0;[.D19]*[.J28]/[.B19])" office:value-type="float" office:value="0">
            <text:p>0,00</text:p>
          </table:table-cell>
          <table:table-cell table:formula="of:=IF([.B19]=0;0;[.E19]*[.J28]/[.B19])" office:value-type="float" office:value="0">
            <text:p>0,00</text:p>
          </table:table-cell>
          <table:table-cell table:formula="of:=2*([.K28]+[.L28])" office:value-type="float" office:value="0">
            <text:p>0,00</text:p>
          </table:table-cell>
          <table:table-cell table:formula="of:=4*([.K28]+[.L28])+9*[.M28]" office:value-type="float" office:value="0">
            <text:p>0,00</text:p>
          </table:table-cell>
        </table:table-row>
      </table:table>
      <table:table table:name="gateau choco coco" table:style-name="ta1" table:print="false">
        <table:table-column table:style-name="co1" table:number-columns-repeated="8" table:default-cell-style-name="Default"/>
        <table:table-column table:style-name="co1" table:number-columns-repeated="7" table:default-cell-style-name="ce15"/>
        <table:table-row table:style-name="ro1">
          <table:table-cell/>
          <table:table-cell office:value-type="string">
            <text:p>RECETTE</text:p>
          </table:table-cell>
          <table:table-cell table:number-columns-repeated="6"/>
          <table:table-cell table:style-name="Default"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1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number-columns-repeated="2" table:style-name="ce4" office:value-type="float" office:value="0.01">
            <text:p>0,01</text:p>
          </table:table-cell>
          <table:table-cell table:style-name="ce4" office:value-type="float" office:value="100">
            <text:p>100,00</text:p>
          </table:table-cell>
          <table:table-cell table:style-name="ce4" table:formula="of:=2*([.C7]+[.D7])" office:value-type="float" office:value="0.04">
            <text:p>0,04</text:p>
          </table:table-cell>
          <table:table-cell table:style-name="ce70" table:formula="of:=IF(([.F7]=0);0;[.E7]*2/[.F7])" office:value-type="float" office:value="5000">
            <text:p>5000,00</text:p>
          </table:table-cell>
          <table:table-cell table:style-name="ce4" table:formula="of:=4*([.C7]+[.D7])+9*[.E7]" office:value-type="float" office:value="900.08">
            <text:p>900,08</text:p>
          </table:table-cell>
          <table:table-cell table:style-name="ce12" office:value-type="string">
            <text:p>huile</text:p>
          </table:table-cell>
          <table:table-cell table:style-name="ce16"/>
          <table:table-cell table:style-name="ce20" table:formula="of:=IF([.B7]=0;0;[.C7]*[.J7]/[.B7])" office:value-type="float" office:value="0">
            <text:p>0,00</text:p>
          </table:table-cell>
          <table:table-cell table:style-name="ce20" table:formula="of:=IF([.B7]=0;0;[.D7]*[.J7]/[.B7])" office:value-type="float" office:value="0">
            <text:p>0,00</text:p>
          </table:table-cell>
          <table:table-cell table:style-name="ce20" table:formula="of:=IF([.B7]=0;0;[.E7]*[.J7]/[.B7])" office:value-type="float" office:value="0">
            <text:p>0,00</text:p>
          </table:table-cell>
          <table:table-cell table:style-name="ce20" table:formula="of:=2*([.K7]+[.L7])" office:value-type="float" office:value="0">
            <text:p>0,00</text:p>
          </table:table-cell>
          <table:table-cell table:style-name="ce20" table:formula="of:=4*([.K7]+[.L7])+9*[.M7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19">
            <text:p>2,19</text:p>
          </table:table-cell>
          <table:table-cell table:style-name="ce4" office:value-type="float" office:value="2.18">
            <text:p>2,18</text:p>
          </table:table-cell>
          <table:table-cell table:style-name="ce4" office:value-type="float" office:value="30">
            <text:p>30,00</text:p>
          </table:table-cell>
          <table:table-cell table:style-name="ce4" table:formula="of:=2*([.C8]+[.D8])" office:value-type="float" office:value="8.74">
            <text:p>8,74</text:p>
          </table:table-cell>
          <table:table-cell table:style-name="ce70" table:formula="of:=IF(([.F8]=0);0;[.E8]*2/[.F8])" office:value-type="float" office:value="6.8649885583524">
            <text:p>6,86</text:p>
          </table:table-cell>
          <table:table-cell table:style-name="ce4" table:formula="of:=4*([.C8]+[.D8])+9*[.E8]" office:value-type="float" office:value="287.48">
            <text:p>287,48</text:p>
          </table:table-cell>
          <table:table-cell table:style-name="ce12" office:value-type="string">
            <text:p>crème 30</text:p>
          </table:table-cell>
          <table:table-cell table:style-name="ce16"/>
          <table:table-cell table:style-name="ce20" table:formula="of:=IF([.B8]=0;0;[.C8]*[.J8]/[.B8])" office:value-type="float" office:value="0">
            <text:p>0,00</text:p>
          </table:table-cell>
          <table:table-cell table:style-name="ce20" table:formula="of:=IF([.B8]=0;0;[.D8]*[.J8]/[.B8])" office:value-type="float" office:value="0">
            <text:p>0,00</text:p>
          </table:table-cell>
          <table:table-cell table:style-name="ce20" table:formula="of:=IF([.B8]=0;0;[.E8]*[.J8]/[.B8])" office:value-type="float" office:value="0">
            <text:p>0,00</text:p>
          </table:table-cell>
          <table:table-cell table:style-name="ce20" table:formula="of:=2*([.K8]+[.L8])" office:value-type="float" office:value="0">
            <text:p>0,00</text:p>
          </table:table-cell>
          <table:table-cell table:style-name="ce20" table:formula="of:=4*([.K8]+[.L8])+9*[.M8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">
            <text:p>1,00</text:p>
          </table:table-cell>
          <table:table-cell table:style-name="ce4" office:value-type="float" office:value="82.2">
            <text:p>82,20</text:p>
          </table:table-cell>
          <table:table-cell table:style-name="ce4" table:formula="of:=2*([.C9]+[.D9])" office:value-type="float" office:value="3.4">
            <text:p>3,40</text:p>
          </table:table-cell>
          <table:table-cell table:style-name="ce70" table:formula="of:=IF(([.F9]=0);0;[.E9]*2/[.F9])" office:value-type="float" office:value="48.3529411764706">
            <text:p>48,35</text:p>
          </table:table-cell>
          <table:table-cell table:style-name="ce4" table:formula="of:=4*([.C9]+[.D9])+9*[.E9]" office:value-type="float" office:value="746.6">
            <text:p>746,60</text:p>
          </table:table-cell>
          <table:table-cell table:style-name="ce12" office:value-type="string">
            <text:p>beurre ou mayo thomi</text:p>
          </table:table-cell>
          <table:table-cell table:style-name="ce16" office:value-type="float" office:value="50">
            <text:p>50,00</text:p>
          </table:table-cell>
          <table:table-cell table:style-name="ce20" table:formula="of:=IF([.B9]=0;0;[.C9]*[.J9]/[.B9])" office:value-type="float" office:value="0.35">
            <text:p>0,35</text:p>
          </table:table-cell>
          <table:table-cell table:style-name="ce20" table:formula="of:=IF([.B9]=0;0;[.D9]*[.J9]/[.B9])" office:value-type="float" office:value="0.5">
            <text:p>0,50</text:p>
          </table:table-cell>
          <table:table-cell table:style-name="ce20" table:formula="of:=IF([.B9]=0;0;[.E9]*[.J9]/[.B9])" office:value-type="float" office:value="41.1">
            <text:p>41,10</text:p>
          </table:table-cell>
          <table:table-cell table:style-name="ce20" table:formula="of:=2*([.K9]+[.L9])" office:value-type="float" office:value="1.7">
            <text:p>1,70</text:p>
          </table:table-cell>
          <table:table-cell table:style-name="ce20" table:formula="of:=4*([.K9]+[.L9])+9*[.M9]" office:value-type="float" office:value="373.3">
            <text:p>373,30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7.2">
            <text:p>7,20</text:p>
          </table:table-cell>
          <table:table-cell table:style-name="ce4" office:value-type="float" office:value="39.1">
            <text:p>39,10</text:p>
          </table:table-cell>
          <table:table-cell table:style-name="ce4" office:value-type="float" office:value="38.3">
            <text:p>38,30</text:p>
          </table:table-cell>
          <table:table-cell table:style-name="ce4" table:formula="of:=2*([.C10]+[.D10])" office:value-type="float" office:value="92.6">
            <text:p>92,60</text:p>
          </table:table-cell>
          <table:table-cell table:style-name="ce70" table:formula="of:=IF(([.F10]=0);0;[.E10]*2/[.F10])" office:value-type="float" office:value="0.827213822894168">
            <text:p>0,83</text:p>
          </table:table-cell>
          <table:table-cell table:style-name="ce4" table:formula="of:=4*([.C10]+[.D10])+9*[.E10]" office:value-type="float" office:value="529.9">
            <text:p>529,90</text:p>
          </table:table-cell>
          <table:table-cell table:style-name="ce12" office:value-type="string">
            <text:p>chocolat 64%</text:p>
          </table:table-cell>
          <table:table-cell table:style-name="ce16" office:value-type="float" office:value="50">
            <text:p>50,00</text:p>
          </table:table-cell>
          <table:table-cell table:style-name="ce20" table:formula="of:=IF([.B10]=0;0;[.C10]*[.J10]/[.B10])" office:value-type="float" office:value="3.6">
            <text:p>3,60</text:p>
          </table:table-cell>
          <table:table-cell table:style-name="ce20" table:formula="of:=IF([.B10]=0;0;[.D10]*[.J10]/[.B10])" office:value-type="float" office:value="19.55">
            <text:p>19,55</text:p>
          </table:table-cell>
          <table:table-cell table:style-name="ce20" table:formula="of:=IF([.B10]=0;0;[.E10]*[.J10]/[.B10])" office:value-type="float" office:value="19.15">
            <text:p>19,15</text:p>
          </table:table-cell>
          <table:table-cell table:style-name="ce20" table:formula="of:=2*([.K10]+[.L10])" office:value-type="float" office:value="46.3">
            <text:p>46,30</text:p>
          </table:table-cell>
          <table:table-cell table:style-name="ce20" table:formula="of:=4*([.K10]+[.L10])+9*[.M10]" office:value-type="float" office:value="264.95">
            <text:p>264,95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7.1">
            <text:p>7,10</text:p>
          </table:table-cell>
          <table:table-cell table:style-name="ce4" office:value-type="float" office:value="8.5">
            <text:p>8,50</text:p>
          </table:table-cell>
          <table:table-cell table:style-name="ce4" office:value-type="float" office:value="62">
            <text:p>62,00</text:p>
          </table:table-cell>
          <table:table-cell table:style-name="ce4" table:formula="of:=2*([.C11]+[.D11])" office:value-type="float" office:value="31.2">
            <text:p>31,20</text:p>
          </table:table-cell>
          <table:table-cell table:style-name="ce70" table:formula="of:=IF(([.F11]=0);0;[.E11]*2/[.F11])" office:value-type="float" office:value="3.97435897435897">
            <text:p>3,97</text:p>
          </table:table-cell>
          <table:table-cell table:style-name="ce4" table:formula="of:=4*([.C11]+[.D11])+9*[.E11]" office:value-type="float" office:value="620.4">
            <text:p>620,40</text:p>
          </table:table-cell>
          <table:table-cell table:style-name="ce12" office:value-type="string">
            <text:p>coco</text:p>
          </table:table-cell>
          <table:table-cell table:style-name="ce16" office:value-type="float" office:value="50">
            <text:p>50,00</text:p>
          </table:table-cell>
          <table:table-cell table:style-name="ce20" table:formula="of:=IF([.B11]=0;0;[.C11]*[.J11]/[.B11])" office:value-type="float" office:value="3.55">
            <text:p>3,55</text:p>
          </table:table-cell>
          <table:table-cell table:style-name="ce20" table:formula="of:=IF([.B11]=0;0;[.D11]*[.J11]/[.B11])" office:value-type="float" office:value="4.25">
            <text:p>4,25</text:p>
          </table:table-cell>
          <table:table-cell table:style-name="ce20" table:formula="of:=IF([.B11]=0;0;[.E11]*[.J11]/[.B11])" office:value-type="float" office:value="31">
            <text:p>31,00</text:p>
          </table:table-cell>
          <table:table-cell table:style-name="ce20" table:formula="of:=2*([.K11]+[.L11])" office:value-type="float" office:value="15.6">
            <text:p>15,60</text:p>
          </table:table-cell>
          <table:table-cell table:style-name="ce20" table:formula="of:=4*([.K11]+[.L11])+9*[.M11]" office:value-type="float" office:value="310.2">
            <text:p>310,20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2.3">
            <text:p>12,3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0.3">
            <text:p>10,30</text:p>
          </table:table-cell>
          <table:table-cell table:style-name="ce4" table:formula="of:=2*([.C12]+[.D12])" office:value-type="float" office:value="26">
            <text:p>26,00</text:p>
          </table:table-cell>
          <table:table-cell table:style-name="ce70" table:formula="of:=IF(([.F12]=0);0;[.E12]*2/[.F12])" office:value-type="float" office:value="0.792307692307692">
            <text:p>0,79</text:p>
          </table:table-cell>
          <table:table-cell table:style-name="ce4" table:formula="of:=4*([.C12]+[.D12])+9*[.E12]" office:value-type="float" office:value="144.7">
            <text:p>144,70</text:p>
          </table:table-cell>
          <table:table-cell table:style-name="ce12" office:value-type="string">
            <text:p>œuf</text:p>
          </table:table-cell>
          <table:table-cell table:style-name="ce16" office:value-type="float" office:value="50">
            <text:p>50,00</text:p>
          </table:table-cell>
          <table:table-cell table:style-name="ce20" table:formula="of:=IF([.B12]=0;0;[.C12]*[.J12]/[.B12])" office:value-type="float" office:value="6.15">
            <text:p>6,15</text:p>
          </table:table-cell>
          <table:table-cell table:style-name="ce20" table:formula="of:=IF([.B12]=0;0;[.D12]*[.J12]/[.B12])" office:value-type="float" office:value="0.35">
            <text:p>0,35</text:p>
          </table:table-cell>
          <table:table-cell table:style-name="ce20" table:formula="of:=IF([.B12]=0;0;[.E12]*[.J12]/[.B12])" office:value-type="float" office:value="5.15">
            <text:p>5,15</text:p>
          </table:table-cell>
          <table:table-cell table:style-name="ce20" table:formula="of:=2*([.K12]+[.L12])" office:value-type="float" office:value="13">
            <text:p>13,00</text:p>
          </table:table-cell>
          <table:table-cell table:style-name="ce20" table:formula="of:=4*([.K12]+[.L12])+9*[.M12]" office:value-type="float" office:value="72.35">
            <text:p>72,35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9">
            <text:p>29,00</text:p>
          </table:table-cell>
          <table:table-cell table:style-name="ce4" office:value-type="float" office:value="5.6">
            <text:p>5,60</text:p>
          </table:table-cell>
          <table:table-cell table:style-name="ce4" office:value-type="float" office:value="53">
            <text:p>53,00</text:p>
          </table:table-cell>
          <table:table-cell table:style-name="ce4" table:formula="of:=2*([.C13]+[.D13])" office:value-type="float" office:value="69.2">
            <text:p>69,20</text:p>
          </table:table-cell>
          <table:table-cell table:style-name="ce70" table:formula="of:=IF(([.F13]=0);0;[.E13]*2/[.F13])" office:value-type="float" office:value="1.53179190751445">
            <text:p>1,53</text:p>
          </table:table-cell>
          <table:table-cell table:style-name="ce4" table:formula="of:=4*([.C13]+[.D13])+9*[.E13]" office:value-type="float" office:value="615.4">
            <text:p>615,40</text:p>
          </table:table-cell>
          <table:table-cell table:style-name="ce12" office:value-type="string">
            <text:p>amande poudre</text:p>
          </table:table-cell>
          <table:table-cell table:style-name="ce16" office:value-type="float" office:value="50">
            <text:p>50,00</text:p>
          </table:table-cell>
          <table:table-cell table:style-name="ce20" table:formula="of:=IF([.B13]=0;0;[.C13]*[.J13]/[.B13])" office:value-type="float" office:value="14.5">
            <text:p>14,50</text:p>
          </table:table-cell>
          <table:table-cell table:style-name="ce20" table:formula="of:=IF([.B13]=0;0;[.D13]*[.J13]/[.B13])" office:value-type="float" office:value="2.8">
            <text:p>2,80</text:p>
          </table:table-cell>
          <table:table-cell table:style-name="ce20" table:formula="of:=IF([.B13]=0;0;[.E13]*[.J13]/[.B13])" office:value-type="float" office:value="26.5">
            <text:p>26,50</text:p>
          </table:table-cell>
          <table:table-cell table:style-name="ce20" table:formula="of:=2*([.K13]+[.L13])" office:value-type="float" office:value="34.6">
            <text:p>34,60</text:p>
          </table:table-cell>
          <table:table-cell table:style-name="ce20" table:formula="of:=4*([.K13]+[.L13])+9*[.M13]" office:value-type="float" office:value="307.7">
            <text:p>307,7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 office:value-type="float" office:value="0">
            <text:p>0,00</text:p>
          </table:table-cell>
          <table:table-cell table:style-name="ce4" table:formula="of:=2*([.C14]+[.D14])" office:value-type="float" office:value="0">
            <text:p>0,00</text:p>
          </table:table-cell>
          <table:table-cell table:style-name="ce70" table:formula="of:=IF(([.F14]=0);0;[.E14]*2/[.F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2" office:value-type="string">
            <text:p>saccharine</text:p>
          </table:table-cell>
          <table:table-cell table:style-name="ce16" office:value-type="float" office:value="2">
            <text:p>2,00</text:p>
          </table:table-cell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48">
            <text:p>48,00</text:p>
          </table:table-cell>
          <table:table-cell table:style-name="ce4" office:value-type="float" office:value="23.7">
            <text:p>23,70</text:p>
          </table:table-cell>
          <table:table-cell table:style-name="ce4" office:value-type="float" office:value="5.4">
            <text:p>5,40</text:p>
          </table:table-cell>
          <table:table-cell table:style-name="ce4" table:formula="of:=2*([.C15]+[.D15])" office:value-type="float" office:value="143.4">
            <text:p>143,40</text:p>
          </table:table-cell>
          <table:table-cell table:style-name="ce70" table:formula="of:=IF(([.F15]=0);0;[.E15]*2/[.F15])" office:value-type="float" office:value="0.0753138075313808">
            <text:p>0,08</text:p>
          </table:table-cell>
          <table:table-cell table:style-name="ce4" table:formula="of:=4*([.C15]+[.D15])+9*[.E15]" office:value-type="float" office:value="335.4">
            <text:p>335,40</text:p>
          </table:table-cell>
          <table:table-cell table:style-name="ce12" office:value-type="string">
            <text:p>levure</text:p>
          </table:table-cell>
          <table:table-cell table:style-name="ce16" office:value-type="float" office:value="5">
            <text:p>5,00</text:p>
          </table:table-cell>
          <table:table-cell table:style-name="ce20" table:formula="of:=IF([.B15]=0;0;[.C15]*[.J15]/[.B15])" office:value-type="float" office:value="2.4">
            <text:p>2,40</text:p>
          </table:table-cell>
          <table:table-cell table:style-name="ce20" table:formula="of:=IF([.B15]=0;0;[.D15]*[.J15]/[.B15])" office:value-type="float" office:value="1.185">
            <text:p>1,19</text:p>
          </table:table-cell>
          <table:table-cell table:style-name="ce20" table:formula="of:=IF([.B15]=0;0;[.E15]*[.J15]/[.B15])" office:value-type="float" office:value="0.27">
            <text:p>0,27</text:p>
          </table:table-cell>
          <table:table-cell table:style-name="ce20" table:formula="of:=2*([.K15]+[.L15])" office:value-type="float" office:value="7.17">
            <text:p>7,17</text:p>
          </table:table-cell>
          <table:table-cell table:style-name="ce20" table:formula="of:=4*([.K15]+[.L15])+9*[.M15]" office:value-type="float" office:value="16.77">
            <text:p>16,77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table:formula="of:=SUM([.J7:.J15])" office:value-type="float" office:value="257">
            <text:p>257,00</text:p>
          </table:table-cell>
          <table:table-cell table:style-name="ce17" table:formula="of:=SUM([.K7:.K15])" office:value-type="float" office:value="30.55">
            <text:p>30,55</text:p>
          </table:table-cell>
          <table:table-cell table:style-name="ce17" table:formula="of:=SUM([.L7:.L15])" office:value-type="float" office:value="28.635">
            <text:p>28,64</text:p>
          </table:table-cell>
          <table:table-cell table:style-name="ce17" table:formula="of:=SUM([.M7:.M15])" office:value-type="float" office:value="123.17">
            <text:p>123,17</text:p>
          </table:table-cell>
          <table:table-cell table:style-name="ce17" table:formula="of:=2*([.K16]+[.L16])" office:value-type="float" office:value="118.37">
            <text:p>118,37</text:p>
          </table:table-cell>
          <table:table-cell table:style-name="ce17" table:formula="of:=4*([.K16]+[.L16])+9*[.M16]" office:value-type="float" office:value="1345.27">
            <text:p>1345,27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1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11.8871595330739">
            <text:p>11,89</text:p>
          </table:table-cell>
          <table:table-cell table:style-name="ce6" table:formula="of:=IF([.J16]=0;0;[.L16]*[.B19]/[.J16])" office:value-type="float" office:value="11.1420233463035">
            <text:p>11,14</text:p>
          </table:table-cell>
          <table:table-cell table:style-name="ce6" table:formula="of:=IF([.J16]=0;0;[.M16]*[.B19]/[.J16])" office:value-type="float" office:value="47.9260700389105">
            <text:p>47,93</text:p>
          </table:table-cell>
          <table:table-cell table:style-name="ce69" table:formula="of:=2*([.C19]+[.D19])" office:value-type="float" office:value="46.0583657587549">
            <text:p>46,06</text:p>
          </table:table-cell>
          <table:table-cell table:style-name="ce71" table:formula="of:=IF(AND(([.C19]=0);([.D19]=0));0;[.E19]/([.C19]+[.D19]))" office:value-type="float" office:value="2.0811016304807">
            <text:p>2,08</text:p>
          </table:table-cell>
          <table:table-cell table:style-name="ce6" table:formula="of:=4*([.C19]+[.D19])+9*[.E19]" office:value-type="float" office:value="523.451361867704">
            <text:p>523,45</text:p>
          </table:table-cell>
          <table:table-cell office:value-type="string">
            <text:p>Portion 1</text:p>
          </table:table-cell>
          <table:table-cell/>
          <table:table-cell table:formula="of:=IF([.B19]=0;0;[.C19]*[.J19]/[.B19])" office:value-type="float" office:value="0">
            <text:p>0,00</text:p>
          </table:table-cell>
          <table:table-cell table:formula="of:=IF([.B19]=0;0;[.D19]*[.J19]/[.B19])" office:value-type="float" office:value="0">
            <text:p>0,00</text:p>
          </table:table-cell>
          <table:table-cell table:formula="of:=IF([.B19]=0;0;[.E19]*[.J19]/[.B19])" office:value-type="float" office:value="0">
            <text:p>0,00</text:p>
          </table:table-cell>
          <table:table-cell table:formula="of:=2*([.K19]+[.L19])" office:value-type="float" office:value="0">
            <text:p>0,00</text:p>
          </table:table-cell>
          <table:table-cell table:formula="of:=4*([.K19]+[.L19])+9*[.M19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/>
          <table:table-cell table:formula="of:=IF([.B19]=0;0;[.C19]*[.J20]/[.B19])" office:value-type="float" office:value="0">
            <text:p>0,00</text:p>
          </table:table-cell>
          <table:table-cell table:formula="of:=IF([.B19]=0;0;[.D19]*[.J20]/[.B19])" office:value-type="float" office:value="0">
            <text:p>0,00</text:p>
          </table:table-cell>
          <table:table-cell table:formula="of:=IF([.B19]=0;0;[.E19]*[.J20]/[.B19])" office:value-type="float" office:value="0">
            <text:p>0,00</text:p>
          </table:table-cell>
          <table:table-cell table:formula="of:=2*([.K20]+[.L20])" office:value-type="float" office:value="0">
            <text:p>0,00</text:p>
          </table:table-cell>
          <table:table-cell table:formula="of:=4*([.K20]+[.L20])+9*[.M20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/>
          <table:table-cell table:formula="of:=IF([.B19]=0;0;[.C19]*[.J21]/[.B19])" office:value-type="float" office:value="0">
            <text:p>0,00</text:p>
          </table:table-cell>
          <table:table-cell table:formula="of:=IF([.B19]=0;0;[.D19]*[.J21]/[.B19])" office:value-type="float" office:value="0">
            <text:p>0,00</text:p>
          </table:table-cell>
          <table:table-cell table:formula="of:=IF([.B19]=0;0;[.E19]*[.J21]/[.B19])" office:value-type="float" office:value="0">
            <text:p>0,00</text:p>
          </table:table-cell>
          <table:table-cell table:formula="of:=2*([.K21]+[.L21])" office:value-type="float" office:value="0">
            <text:p>0,00</text:p>
          </table:table-cell>
          <table:table-cell table:formula="of:=4*([.K21]+[.L21])+9*[.M21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/>
          <table:table-cell table:formula="of:=IF([.B19]=0;0;[.C19]*[.J22]/[.B19])" office:value-type="float" office:value="0">
            <text:p>0,00</text:p>
          </table:table-cell>
          <table:table-cell table:formula="of:=IF([.B19]=0;0;[.D19]*[.J22]/[.B19])" office:value-type="float" office:value="0">
            <text:p>0,00</text:p>
          </table:table-cell>
          <table:table-cell table:formula="of:=IF([.B19]=0;0;[.E19]*[.J22]/[.B19])" office:value-type="float" office:value="0">
            <text:p>0,00</text:p>
          </table:table-cell>
          <table:table-cell table:formula="of:=2*([.K22]+[.L22])" office:value-type="float" office:value="0">
            <text:p>0,00</text:p>
          </table:table-cell>
          <table:table-cell table:formula="of:=4*([.K22]+[.L22])+9*[.M22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/>
          <table:table-cell table:formula="of:=IF([.B19]=0;0;[.C19]*[.J23]/[.B19])" office:value-type="float" office:value="0">
            <text:p>0,00</text:p>
          </table:table-cell>
          <table:table-cell table:formula="of:=IF([.B19]=0;0;[.D19]*[.J23]/[.B19])" office:value-type="float" office:value="0">
            <text:p>0,00</text:p>
          </table:table-cell>
          <table:table-cell table:formula="of:=IF([.B19]=0;0;[.E19]*[.J23]/[.B19])" office:value-type="float" office:value="0">
            <text:p>0,00</text:p>
          </table:table-cell>
          <table:table-cell table:formula="of:=2*([.K23]+[.L23])" office:value-type="float" office:value="0">
            <text:p>0,00</text:p>
          </table:table-cell>
          <table:table-cell table:formula="of:=4*([.K23]+[.L23])+9*[.M23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/>
          <table:table-cell table:formula="of:=IF([.B19]=0;0;[.C19]*[.J24]/[.B19])" office:value-type="float" office:value="0">
            <text:p>0,00</text:p>
          </table:table-cell>
          <table:table-cell table:formula="of:=IF([.B19]=0;0;[.D19]*[.J24]/[.B19])" office:value-type="float" office:value="0">
            <text:p>0,00</text:p>
          </table:table-cell>
          <table:table-cell table:formula="of:=IF([.B19]=0;0;[.E19]*[.J24]/[.B19])" office:value-type="float" office:value="0">
            <text:p>0,00</text:p>
          </table:table-cell>
          <table:table-cell table:formula="of:=2*([.K24]+[.L24])" office:value-type="float" office:value="0">
            <text:p>0,00</text:p>
          </table:table-cell>
          <table:table-cell table:formula="of:=4*([.K24]+[.L24])+9*[.M24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/>
          <table:table-cell table:formula="of:=IF([.B19]=0;0;[.C19]*[.J25]/[.B19])" office:value-type="float" office:value="0">
            <text:p>0,00</text:p>
          </table:table-cell>
          <table:table-cell table:formula="of:=IF([.B19]=0;0;[.D19]*[.J25]/[.B19])" office:value-type="float" office:value="0">
            <text:p>0,00</text:p>
          </table:table-cell>
          <table:table-cell table:formula="of:=IF([.B19]=0;0;[.E19]*[.J25]/[.B19])" office:value-type="float" office:value="0">
            <text:p>0,00</text:p>
          </table:table-cell>
          <table:table-cell table:formula="of:=2*([.K25]+[.L25])" office:value-type="float" office:value="0">
            <text:p>0,00</text:p>
          </table:table-cell>
          <table:table-cell table:formula="of:=4*([.K25]+[.L25])+9*[.M2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/>
          <table:table-cell table:formula="of:=IF([.B19]=0;0;[.C19]*[.J26]/[.B19])" office:value-type="float" office:value="0">
            <text:p>0,00</text:p>
          </table:table-cell>
          <table:table-cell table:formula="of:=IF([.B19]=0;0;[.D19]*[.J26]/[.B19])" office:value-type="float" office:value="0">
            <text:p>0,00</text:p>
          </table:table-cell>
          <table:table-cell table:formula="of:=IF([.B19]=0;0;[.E19]*[.J26]/[.B19])" office:value-type="float" office:value="0">
            <text:p>0,00</text:p>
          </table:table-cell>
          <table:table-cell table:formula="of:=2*([.K26]+[.L26])" office:value-type="float" office:value="0">
            <text:p>0,00</text:p>
          </table:table-cell>
          <table:table-cell table:formula="of:=4*([.K26]+[.L26])+9*[.M26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/>
          <table:table-cell table:formula="of:=IF([.B19]=0;0;[.C19]*[.J27]/[.B19])" office:value-type="float" office:value="0">
            <text:p>0,00</text:p>
          </table:table-cell>
          <table:table-cell table:formula="of:=IF([.B19]=0;0;[.D19]*[.J27]/[.B19])" office:value-type="float" office:value="0">
            <text:p>0,00</text:p>
          </table:table-cell>
          <table:table-cell table:formula="of:=IF([.B19]=0;0;[.E19]*[.J27]/[.B19])" office:value-type="float" office:value="0">
            <text:p>0,00</text:p>
          </table:table-cell>
          <table:table-cell table:formula="of:=2*([.K27]+[.L27])" office:value-type="float" office:value="0">
            <text:p>0,00</text:p>
          </table:table-cell>
          <table:table-cell table:formula="of:=4*([.K27]+[.L27])+9*[.M27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/>
          <table:table-cell table:formula="of:=IF([.B19]=0;0;[.C19]*[.J28]/[.B19])" office:value-type="float" office:value="0">
            <text:p>0,00</text:p>
          </table:table-cell>
          <table:table-cell table:formula="of:=IF([.B19]=0;0;[.D19]*[.J28]/[.B19])" office:value-type="float" office:value="0">
            <text:p>0,00</text:p>
          </table:table-cell>
          <table:table-cell table:formula="of:=IF([.B19]=0;0;[.E19]*[.J28]/[.B19])" office:value-type="float" office:value="0">
            <text:p>0,00</text:p>
          </table:table-cell>
          <table:table-cell table:formula="of:=2*([.K28]+[.L28])" office:value-type="float" office:value="0">
            <text:p>0,00</text:p>
          </table:table-cell>
          <table:table-cell table:formula="of:=4*([.K28]+[.L28])+9*[.M28]" office:value-type="float" office:value="0">
            <text:p>0,00</text:p>
          </table:table-cell>
        </table:table-row>
      </table:table>
      <table:table table:name="hachisparmentier" table:style-name="ta1" table:print="false">
        <table:table-column table:style-name="co1" table:number-columns-repeated="8" table:default-cell-style-name="Default"/>
        <table:table-column table:style-name="co1" table:number-columns-repeated="7" table:default-cell-style-name="ce15"/>
        <table:table-row table:style-name="ro1">
          <table:table-cell/>
          <table:table-cell office:value-type="string">
            <text:p>RECETTE</text:p>
          </table:table-cell>
          <table:table-cell table:number-columns-repeated="6"/>
          <table:table-cell table:style-name="Default"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1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number-columns-repeated="2" table:style-name="ce4" office:value-type="float" office:value="0.01">
            <text:p>0,01</text:p>
          </table:table-cell>
          <table:table-cell table:style-name="ce4" office:value-type="float" office:value="100">
            <text:p>100,00</text:p>
          </table:table-cell>
          <table:table-cell table:style-name="ce4" table:formula="of:=2*([.C7]+[.D7])" office:value-type="float" office:value="0.04">
            <text:p>0,04</text:p>
          </table:table-cell>
          <table:table-cell table:style-name="ce73" table:formula="of:=IF(([.F7]=0);0;[.E7]*2/[.F7])" office:value-type="float" office:value="5000">
            <text:p>5000,00</text:p>
          </table:table-cell>
          <table:table-cell table:style-name="ce4" table:formula="of:=4*([.C7]+[.D7])+9*[.E7]" office:value-type="float" office:value="900.08">
            <text:p>900,08</text:p>
          </table:table-cell>
          <table:table-cell table:style-name="ce12" office:value-type="string">
            <text:p>huile</text:p>
          </table:table-cell>
          <table:table-cell table:style-name="ce16"/>
          <table:table-cell table:style-name="ce20" table:formula="of:=IF([.B7]=0;0;[.C7]*[.J7]/[.B7])" office:value-type="float" office:value="0">
            <text:p>0,00</text:p>
          </table:table-cell>
          <table:table-cell table:style-name="ce20" table:formula="of:=IF([.B7]=0;0;[.D7]*[.J7]/[.B7])" office:value-type="float" office:value="0">
            <text:p>0,00</text:p>
          </table:table-cell>
          <table:table-cell table:style-name="ce20" table:formula="of:=IF([.B7]=0;0;[.E7]*[.J7]/[.B7])" office:value-type="float" office:value="0">
            <text:p>0,00</text:p>
          </table:table-cell>
          <table:table-cell table:style-name="ce20" table:formula="of:=2*([.K7]+[.L7])" office:value-type="float" office:value="0">
            <text:p>0,00</text:p>
          </table:table-cell>
          <table:table-cell table:style-name="ce20" table:formula="of:=4*([.K7]+[.L7])+9*[.M7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19">
            <text:p>2,19</text:p>
          </table:table-cell>
          <table:table-cell table:style-name="ce4" office:value-type="float" office:value="2.18">
            <text:p>2,18</text:p>
          </table:table-cell>
          <table:table-cell table:style-name="ce4" office:value-type="float" office:value="30">
            <text:p>30,00</text:p>
          </table:table-cell>
          <table:table-cell table:style-name="ce4" table:formula="of:=2*([.C8]+[.D8])" office:value-type="float" office:value="8.74">
            <text:p>8,74</text:p>
          </table:table-cell>
          <table:table-cell table:style-name="ce73" table:formula="of:=IF(([.F8]=0);0;[.E8]*2/[.F8])" office:value-type="float" office:value="6.8649885583524">
            <text:p>6,86</text:p>
          </table:table-cell>
          <table:table-cell table:style-name="ce4" table:formula="of:=4*([.C8]+[.D8])+9*[.E8]" office:value-type="float" office:value="287.48">
            <text:p>287,48</text:p>
          </table:table-cell>
          <table:table-cell table:style-name="ce12" office:value-type="string">
            <text:p>crème 30</text:p>
          </table:table-cell>
          <table:table-cell table:style-name="ce16"/>
          <table:table-cell table:style-name="ce20" table:formula="of:=IF([.B8]=0;0;[.C8]*[.J8]/[.B8])" office:value-type="float" office:value="0">
            <text:p>0,00</text:p>
          </table:table-cell>
          <table:table-cell table:style-name="ce20" table:formula="of:=IF([.B8]=0;0;[.D8]*[.J8]/[.B8])" office:value-type="float" office:value="0">
            <text:p>0,00</text:p>
          </table:table-cell>
          <table:table-cell table:style-name="ce20" table:formula="of:=IF([.B8]=0;0;[.E8]*[.J8]/[.B8])" office:value-type="float" office:value="0">
            <text:p>0,00</text:p>
          </table:table-cell>
          <table:table-cell table:style-name="ce20" table:formula="of:=2*([.K8]+[.L8])" office:value-type="float" office:value="0">
            <text:p>0,00</text:p>
          </table:table-cell>
          <table:table-cell table:style-name="ce20" table:formula="of:=4*([.K8]+[.L8])+9*[.M8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">
            <text:p>1,00</text:p>
          </table:table-cell>
          <table:table-cell table:style-name="ce4" office:value-type="float" office:value="82.2">
            <text:p>82,20</text:p>
          </table:table-cell>
          <table:table-cell table:style-name="ce4" table:formula="of:=2*([.C9]+[.D9])" office:value-type="float" office:value="3.4">
            <text:p>3,40</text:p>
          </table:table-cell>
          <table:table-cell table:style-name="ce73" table:formula="of:=IF(([.F9]=0);0;[.E9]*2/[.F9])" office:value-type="float" office:value="48.3529411764706">
            <text:p>48,35</text:p>
          </table:table-cell>
          <table:table-cell table:style-name="ce4" table:formula="of:=4*([.C9]+[.D9])+9*[.E9]" office:value-type="float" office:value="746.6">
            <text:p>746,60</text:p>
          </table:table-cell>
          <table:table-cell table:style-name="ce12" office:value-type="string">
            <text:p>beurre ou mayo thomi</text:p>
          </table:table-cell>
          <table:table-cell table:style-name="ce16" office:value-type="float" office:value="50">
            <text:p>50,00</text:p>
          </table:table-cell>
          <table:table-cell table:style-name="ce20" table:formula="of:=IF([.B9]=0;0;[.C9]*[.J9]/[.B9])" office:value-type="float" office:value="0.35">
            <text:p>0,35</text:p>
          </table:table-cell>
          <table:table-cell table:style-name="ce20" table:formula="of:=IF([.B9]=0;0;[.D9]*[.J9]/[.B9])" office:value-type="float" office:value="0.5">
            <text:p>0,50</text:p>
          </table:table-cell>
          <table:table-cell table:style-name="ce20" table:formula="of:=IF([.B9]=0;0;[.E9]*[.J9]/[.B9])" office:value-type="float" office:value="41.1">
            <text:p>41,10</text:p>
          </table:table-cell>
          <table:table-cell table:style-name="ce20" table:formula="of:=2*([.K9]+[.L9])" office:value-type="float" office:value="1.7">
            <text:p>1,70</text:p>
          </table:table-cell>
          <table:table-cell table:style-name="ce20" table:formula="of:=4*([.K9]+[.L9])+9*[.M9]" office:value-type="float" office:value="373.3">
            <text:p>373,30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0]+[.D10])" office:value-type="float" office:value="0">
            <text:p>0,00</text:p>
          </table:table-cell>
          <table:table-cell table:style-name="ce73" table:formula="of:=IF(([.F10]=0);0;[.E10]*2/[.F10])" office:value-type="float" office:value="0">
            <text:p>0,00</text:p>
          </table:table-cell>
          <table:table-cell table:style-name="ce4" table:formula="of:=4*([.C10]+[.D10])+9*[.E10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0]=0;0;[.C10]*[.J10]/[.B10])" office:value-type="float" office:value="0">
            <text:p>0,00</text:p>
          </table:table-cell>
          <table:table-cell table:style-name="ce20" table:formula="of:=IF([.B10]=0;0;[.D10]*[.J10]/[.B10])" office:value-type="float" office:value="0">
            <text:p>0,00</text:p>
          </table:table-cell>
          <table:table-cell table:style-name="ce20" table:formula="of:=IF([.B10]=0;0;[.E10]*[.J10]/[.B10])" office:value-type="float" office:value="0">
            <text:p>0,00</text:p>
          </table:table-cell>
          <table:table-cell table:style-name="ce20" table:formula="of:=2*([.K10]+[.L10])" office:value-type="float" office:value="0">
            <text:p>0,00</text:p>
          </table:table-cell>
          <table:table-cell table:style-name="ce20" table:formula="of:=4*([.K10]+[.L10])+9*[.M10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">
            <text:p>1,00</text:p>
          </table:table-cell>
          <table:table-cell table:style-name="ce4" office:value-type="float" office:value="4.6">
            <text:p>4,60</text:p>
          </table:table-cell>
          <table:table-cell table:style-name="ce4" office:value-type="float" office:value="0.9">
            <text:p>0,90</text:p>
          </table:table-cell>
          <table:table-cell table:style-name="ce4" table:formula="of:=2*([.C11]+[.D11])" office:value-type="float" office:value="11.2">
            <text:p>11,20</text:p>
          </table:table-cell>
          <table:table-cell table:style-name="ce73" table:formula="of:=IF(([.F11]=0);0;[.E11]*2/[.F11])" office:value-type="float" office:value="0.160714285714286">
            <text:p>0,16</text:p>
          </table:table-cell>
          <table:table-cell table:style-name="ce4" table:formula="of:=4*([.C11]+[.D11])+9*[.E11]" office:value-type="float" office:value="30.5">
            <text:p>30,50</text:p>
          </table:table-cell>
          <table:table-cell table:style-name="ce12" office:value-type="string">
            <text:p>celeri rave</text:p>
          </table:table-cell>
          <table:table-cell table:style-name="ce16" office:value-type="float" office:value="150">
            <text:p>150,00</text:p>
          </table:table-cell>
          <table:table-cell table:style-name="ce20" table:formula="of:=IF([.B11]=0;0;[.C11]*[.J11]/[.B11])" office:value-type="float" office:value="1.5">
            <text:p>1,50</text:p>
          </table:table-cell>
          <table:table-cell table:style-name="ce20" table:formula="of:=IF([.B11]=0;0;[.D11]*[.J11]/[.B11])" office:value-type="float" office:value="6.9">
            <text:p>6,90</text:p>
          </table:table-cell>
          <table:table-cell table:style-name="ce20" table:formula="of:=IF([.B11]=0;0;[.E11]*[.J11]/[.B11])" office:value-type="float" office:value="1.35">
            <text:p>1,35</text:p>
          </table:table-cell>
          <table:table-cell table:style-name="ce20" table:formula="of:=2*([.K11]+[.L11])" office:value-type="float" office:value="16.8">
            <text:p>16,80</text:p>
          </table:table-cell>
          <table:table-cell table:style-name="ce20" table:formula="of:=4*([.K11]+[.L11])+9*[.M11]" office:value-type="float" office:value="45.75">
            <text:p>45,75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7.6">
            <text:p>27,60</text:p>
          </table:table-cell>
          <table:table-cell table:style-name="ce4" office:value-type="float" office:value="0.01">
            <text:p>0,01</text:p>
          </table:table-cell>
          <table:table-cell table:style-name="ce4" office:value-type="float" office:value="4">
            <text:p>4,00</text:p>
          </table:table-cell>
          <table:table-cell table:style-name="ce4" table:formula="of:=2*([.C12]+[.D12])" office:value-type="float" office:value="55.22">
            <text:p>55,22</text:p>
          </table:table-cell>
          <table:table-cell table:style-name="ce73" table:formula="of:=IF(([.F12]=0);0;[.E12]*2/[.F12])" office:value-type="float" office:value="0.144875045273452">
            <text:p>0,14</text:p>
          </table:table-cell>
          <table:table-cell table:style-name="ce4" table:formula="of:=4*([.C12]+[.D12])+9*[.E12]" office:value-type="float" office:value="146.44">
            <text:p>146,44</text:p>
          </table:table-cell>
          <table:table-cell table:style-name="ce12" office:value-type="string">
            <text:p>viande</text:p>
          </table:table-cell>
          <table:table-cell table:style-name="ce16" office:value-type="float" office:value="45">
            <text:p>45,00</text:p>
          </table:table-cell>
          <table:table-cell table:style-name="ce20" table:formula="of:=IF([.B12]=0;0;[.C12]*[.J12]/[.B12])" office:value-type="float" office:value="12.42">
            <text:p>12,42</text:p>
          </table:table-cell>
          <table:table-cell table:style-name="ce20" table:formula="of:=IF([.B12]=0;0;[.D12]*[.J12]/[.B12])" office:value-type="float" office:value="0.0045">
            <text:p>0,00</text:p>
          </table:table-cell>
          <table:table-cell table:style-name="ce20" table:formula="of:=IF([.B12]=0;0;[.E12]*[.J12]/[.B12])" office:value-type="float" office:value="1.8">
            <text:p>1,80</text:p>
          </table:table-cell>
          <table:table-cell table:style-name="ce20" table:formula="of:=2*([.K12]+[.L12])" office:value-type="float" office:value="24.849">
            <text:p>24,85</text:p>
          </table:table-cell>
          <table:table-cell table:style-name="ce20" table:formula="of:=4*([.K12]+[.L12])+9*[.M12]" office:value-type="float" office:value="65.898">
            <text:p>65,90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3]+[.D13])" office:value-type="float" office:value="0">
            <text:p>0,00</text:p>
          </table:table-cell>
          <table:table-cell table:style-name="ce73" table:formula="of:=IF(([.F13]=0);0;[.E13]*2/[.F13])" office:value-type="float" office:value="0">
            <text:p>0,00</text:p>
          </table:table-cell>
          <table:table-cell table:style-name="ce4" table:formula="of:=4*([.C13]+[.D13])+9*[.E13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3]=0;0;[.C13]*[.J13]/[.B13])" office:value-type="float" office:value="0">
            <text:p>0,00</text:p>
          </table:table-cell>
          <table:table-cell table:style-name="ce20" table:formula="of:=IF([.B13]=0;0;[.D13]*[.J13]/[.B13])" office:value-type="float" office:value="0">
            <text:p>0,00</text:p>
          </table:table-cell>
          <table:table-cell table:style-name="ce20" table:formula="of:=IF([.B13]=0;0;[.E13]*[.J13]/[.B13])" office:value-type="float" office:value="0">
            <text:p>0,00</text:p>
          </table:table-cell>
          <table:table-cell table:style-name="ce20" table:formula="of:=2*([.K13]+[.L13])" office:value-type="float" office:value="0">
            <text:p>0,00</text:p>
          </table:table-cell>
          <table:table-cell table:style-name="ce20" table:formula="of:=4*([.K13]+[.L13])+9*[.M13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4]+[.D14])" office:value-type="float" office:value="0">
            <text:p>0,00</text:p>
          </table:table-cell>
          <table:table-cell table:style-name="ce73" table:formula="of:=IF(([.F14]=0);0;[.E14]*2/[.F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5]+[.D15])" office:value-type="float" office:value="0">
            <text:p>0,00</text:p>
          </table:table-cell>
          <table:table-cell table:style-name="ce73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table:formula="of:=SUM([.J7:.J15])" office:value-type="float" office:value="245">
            <text:p>245,00</text:p>
          </table:table-cell>
          <table:table-cell table:style-name="ce17" table:formula="of:=SUM([.K7:.K15])" office:value-type="float" office:value="14.27">
            <text:p>14,27</text:p>
          </table:table-cell>
          <table:table-cell table:style-name="ce17" table:formula="of:=SUM([.L7:.L15])" office:value-type="float" office:value="7.4045">
            <text:p>7,40</text:p>
          </table:table-cell>
          <table:table-cell table:style-name="ce17" table:formula="of:=SUM([.M7:.M15])" office:value-type="float" office:value="44.25">
            <text:p>44,25</text:p>
          </table:table-cell>
          <table:table-cell table:style-name="ce17" table:formula="of:=2*([.K16]+[.L16])" office:value-type="float" office:value="43.349">
            <text:p>43,35</text:p>
          </table:table-cell>
          <table:table-cell table:style-name="ce17" table:formula="of:=4*([.K16]+[.L16])+9*[.M16]" office:value-type="float" office:value="484.948">
            <text:p>484,95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1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5.82448979591837">
            <text:p>5,82</text:p>
          </table:table-cell>
          <table:table-cell table:style-name="ce6" table:formula="of:=IF([.J16]=0;0;[.L16]*[.B19]/[.J16])" office:value-type="float" office:value="3.02224489795918">
            <text:p>3,02</text:p>
          </table:table-cell>
          <table:table-cell table:style-name="ce6" table:formula="of:=IF([.J16]=0;0;[.M16]*[.B19]/[.J16])" office:value-type="float" office:value="18.0612244897959">
            <text:p>18,06</text:p>
          </table:table-cell>
          <table:table-cell table:style-name="ce72" table:formula="of:=2*([.C19]+[.D19])" office:value-type="float" office:value="17.6934693877551">
            <text:p>17,69</text:p>
          </table:table-cell>
          <table:table-cell table:style-name="ce74" table:formula="of:=IF(AND(([.C19]=0);([.D19]=0));0;[.E19]/([.C19]+[.D19]))" office:value-type="float" office:value="2.04156958638031">
            <text:p>2,04</text:p>
          </table:table-cell>
          <table:table-cell table:style-name="ce6" table:formula="of:=4*([.C19]+[.D19])+9*[.E19]" office:value-type="float" office:value="197.937959183673">
            <text:p>197,94</text:p>
          </table:table-cell>
          <table:table-cell office:value-type="string">
            <text:p>Portion 1</text:p>
          </table:table-cell>
          <table:table-cell/>
          <table:table-cell table:formula="of:=IF([.B19]=0;0;[.C19]*[.J19]/[.B19])" office:value-type="float" office:value="0">
            <text:p>0,00</text:p>
          </table:table-cell>
          <table:table-cell table:formula="of:=IF([.B19]=0;0;[.D19]*[.J19]/[.B19])" office:value-type="float" office:value="0">
            <text:p>0,00</text:p>
          </table:table-cell>
          <table:table-cell table:formula="of:=IF([.B19]=0;0;[.E19]*[.J19]/[.B19])" office:value-type="float" office:value="0">
            <text:p>0,00</text:p>
          </table:table-cell>
          <table:table-cell table:formula="of:=2*([.K19]+[.L19])" office:value-type="float" office:value="0">
            <text:p>0,00</text:p>
          </table:table-cell>
          <table:table-cell table:formula="of:=4*([.K19]+[.L19])+9*[.M19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/>
          <table:table-cell table:formula="of:=IF([.B19]=0;0;[.C19]*[.J20]/[.B19])" office:value-type="float" office:value="0">
            <text:p>0,00</text:p>
          </table:table-cell>
          <table:table-cell table:formula="of:=IF([.B19]=0;0;[.D19]*[.J20]/[.B19])" office:value-type="float" office:value="0">
            <text:p>0,00</text:p>
          </table:table-cell>
          <table:table-cell table:formula="of:=IF([.B19]=0;0;[.E19]*[.J20]/[.B19])" office:value-type="float" office:value="0">
            <text:p>0,00</text:p>
          </table:table-cell>
          <table:table-cell table:formula="of:=2*([.K20]+[.L20])" office:value-type="float" office:value="0">
            <text:p>0,00</text:p>
          </table:table-cell>
          <table:table-cell table:formula="of:=4*([.K20]+[.L20])+9*[.M20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/>
          <table:table-cell table:formula="of:=IF([.B19]=0;0;[.C19]*[.J21]/[.B19])" office:value-type="float" office:value="0">
            <text:p>0,00</text:p>
          </table:table-cell>
          <table:table-cell table:formula="of:=IF([.B19]=0;0;[.D19]*[.J21]/[.B19])" office:value-type="float" office:value="0">
            <text:p>0,00</text:p>
          </table:table-cell>
          <table:table-cell table:formula="of:=IF([.B19]=0;0;[.E19]*[.J21]/[.B19])" office:value-type="float" office:value="0">
            <text:p>0,00</text:p>
          </table:table-cell>
          <table:table-cell table:formula="of:=2*([.K21]+[.L21])" office:value-type="float" office:value="0">
            <text:p>0,00</text:p>
          </table:table-cell>
          <table:table-cell table:formula="of:=4*([.K21]+[.L21])+9*[.M21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/>
          <table:table-cell table:formula="of:=IF([.B19]=0;0;[.C19]*[.J22]/[.B19])" office:value-type="float" office:value="0">
            <text:p>0,00</text:p>
          </table:table-cell>
          <table:table-cell table:formula="of:=IF([.B19]=0;0;[.D19]*[.J22]/[.B19])" office:value-type="float" office:value="0">
            <text:p>0,00</text:p>
          </table:table-cell>
          <table:table-cell table:formula="of:=IF([.B19]=0;0;[.E19]*[.J22]/[.B19])" office:value-type="float" office:value="0">
            <text:p>0,00</text:p>
          </table:table-cell>
          <table:table-cell table:formula="of:=2*([.K22]+[.L22])" office:value-type="float" office:value="0">
            <text:p>0,00</text:p>
          </table:table-cell>
          <table:table-cell table:formula="of:=4*([.K22]+[.L22])+9*[.M22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/>
          <table:table-cell table:formula="of:=IF([.B19]=0;0;[.C19]*[.J23]/[.B19])" office:value-type="float" office:value="0">
            <text:p>0,00</text:p>
          </table:table-cell>
          <table:table-cell table:formula="of:=IF([.B19]=0;0;[.D19]*[.J23]/[.B19])" office:value-type="float" office:value="0">
            <text:p>0,00</text:p>
          </table:table-cell>
          <table:table-cell table:formula="of:=IF([.B19]=0;0;[.E19]*[.J23]/[.B19])" office:value-type="float" office:value="0">
            <text:p>0,00</text:p>
          </table:table-cell>
          <table:table-cell table:formula="of:=2*([.K23]+[.L23])" office:value-type="float" office:value="0">
            <text:p>0,00</text:p>
          </table:table-cell>
          <table:table-cell table:formula="of:=4*([.K23]+[.L23])+9*[.M23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/>
          <table:table-cell table:formula="of:=IF([.B19]=0;0;[.C19]*[.J24]/[.B19])" office:value-type="float" office:value="0">
            <text:p>0,00</text:p>
          </table:table-cell>
          <table:table-cell table:formula="of:=IF([.B19]=0;0;[.D19]*[.J24]/[.B19])" office:value-type="float" office:value="0">
            <text:p>0,00</text:p>
          </table:table-cell>
          <table:table-cell table:formula="of:=IF([.B19]=0;0;[.E19]*[.J24]/[.B19])" office:value-type="float" office:value="0">
            <text:p>0,00</text:p>
          </table:table-cell>
          <table:table-cell table:formula="of:=2*([.K24]+[.L24])" office:value-type="float" office:value="0">
            <text:p>0,00</text:p>
          </table:table-cell>
          <table:table-cell table:formula="of:=4*([.K24]+[.L24])+9*[.M24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/>
          <table:table-cell table:formula="of:=IF([.B19]=0;0;[.C19]*[.J25]/[.B19])" office:value-type="float" office:value="0">
            <text:p>0,00</text:p>
          </table:table-cell>
          <table:table-cell table:formula="of:=IF([.B19]=0;0;[.D19]*[.J25]/[.B19])" office:value-type="float" office:value="0">
            <text:p>0,00</text:p>
          </table:table-cell>
          <table:table-cell table:formula="of:=IF([.B19]=0;0;[.E19]*[.J25]/[.B19])" office:value-type="float" office:value="0">
            <text:p>0,00</text:p>
          </table:table-cell>
          <table:table-cell table:formula="of:=2*([.K25]+[.L25])" office:value-type="float" office:value="0">
            <text:p>0,00</text:p>
          </table:table-cell>
          <table:table-cell table:formula="of:=4*([.K25]+[.L25])+9*[.M2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/>
          <table:table-cell table:formula="of:=IF([.B19]=0;0;[.C19]*[.J26]/[.B19])" office:value-type="float" office:value="0">
            <text:p>0,00</text:p>
          </table:table-cell>
          <table:table-cell table:formula="of:=IF([.B19]=0;0;[.D19]*[.J26]/[.B19])" office:value-type="float" office:value="0">
            <text:p>0,00</text:p>
          </table:table-cell>
          <table:table-cell table:formula="of:=IF([.B19]=0;0;[.E19]*[.J26]/[.B19])" office:value-type="float" office:value="0">
            <text:p>0,00</text:p>
          </table:table-cell>
          <table:table-cell table:formula="of:=2*([.K26]+[.L26])" office:value-type="float" office:value="0">
            <text:p>0,00</text:p>
          </table:table-cell>
          <table:table-cell table:formula="of:=4*([.K26]+[.L26])+9*[.M26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/>
          <table:table-cell table:formula="of:=IF([.B19]=0;0;[.C19]*[.J27]/[.B19])" office:value-type="float" office:value="0">
            <text:p>0,00</text:p>
          </table:table-cell>
          <table:table-cell table:formula="of:=IF([.B19]=0;0;[.D19]*[.J27]/[.B19])" office:value-type="float" office:value="0">
            <text:p>0,00</text:p>
          </table:table-cell>
          <table:table-cell table:formula="of:=IF([.B19]=0;0;[.E19]*[.J27]/[.B19])" office:value-type="float" office:value="0">
            <text:p>0,00</text:p>
          </table:table-cell>
          <table:table-cell table:formula="of:=2*([.K27]+[.L27])" office:value-type="float" office:value="0">
            <text:p>0,00</text:p>
          </table:table-cell>
          <table:table-cell table:formula="of:=4*([.K27]+[.L27])+9*[.M27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/>
          <table:table-cell table:formula="of:=IF([.B19]=0;0;[.C19]*[.J28]/[.B19])" office:value-type="float" office:value="0">
            <text:p>0,00</text:p>
          </table:table-cell>
          <table:table-cell table:formula="of:=IF([.B19]=0;0;[.D19]*[.J28]/[.B19])" office:value-type="float" office:value="0">
            <text:p>0,00</text:p>
          </table:table-cell>
          <table:table-cell table:formula="of:=IF([.B19]=0;0;[.E19]*[.J28]/[.B19])" office:value-type="float" office:value="0">
            <text:p>0,00</text:p>
          </table:table-cell>
          <table:table-cell table:formula="of:=2*([.K28]+[.L28])" office:value-type="float" office:value="0">
            <text:p>0,00</text:p>
          </table:table-cell>
          <table:table-cell table:formula="of:=4*([.K28]+[.L28])+9*[.M28]" office:value-type="float" office:value="0">
            <text:p>0,00</text:p>
          </table:table-cell>
        </table:table-row>
      </table:table>
      <table:table table:name="mont d'or bis" table:style-name="ta1" table:print="false">
        <table:table-column table:style-name="co1" table:number-columns-repeated="8" table:default-cell-style-name="Default"/>
        <table:table-column table:style-name="co1" table:number-columns-repeated="7" table:default-cell-style-name="ce15"/>
        <table:table-row table:style-name="ro1">
          <table:table-cell/>
          <table:table-cell office:value-type="string">
            <text:p>RECETTE</text:p>
          </table:table-cell>
          <table:table-cell table:number-columns-repeated="6"/>
          <table:table-cell table:style-name="Default"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1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number-columns-repeated="2" table:style-name="ce4" office:value-type="float" office:value="0.01">
            <text:p>0,01</text:p>
          </table:table-cell>
          <table:table-cell table:style-name="ce4" office:value-type="float" office:value="100">
            <text:p>100,00</text:p>
          </table:table-cell>
          <table:table-cell table:style-name="ce4" table:formula="of:=2*([.C7]+[.D7])" office:value-type="float" office:value="0.04">
            <text:p>0,04</text:p>
          </table:table-cell>
          <table:table-cell table:style-name="ce176" table:formula="of:=IF(([.F7]=0);0;[.E7]*2/[.F7])" office:value-type="float" office:value="5000">
            <text:p>5000,00</text:p>
          </table:table-cell>
          <table:table-cell table:style-name="ce4" table:formula="of:=4*([.C7]+[.D7])+9*[.E7]" office:value-type="float" office:value="900.08">
            <text:p>900,08</text:p>
          </table:table-cell>
          <table:table-cell table:style-name="ce12" office:value-type="string">
            <text:p>huile</text:p>
          </table:table-cell>
          <table:table-cell table:style-name="ce16"/>
          <table:table-cell table:style-name="ce20" table:formula="of:=IF([.B7]=0;0;[.C7]*[.J7]/[.B7])" office:value-type="float" office:value="0">
            <text:p>0,00</text:p>
          </table:table-cell>
          <table:table-cell table:style-name="ce20" table:formula="of:=IF([.B7]=0;0;[.D7]*[.J7]/[.B7])" office:value-type="float" office:value="0">
            <text:p>0,00</text:p>
          </table:table-cell>
          <table:table-cell table:style-name="ce20" table:formula="of:=IF([.B7]=0;0;[.E7]*[.J7]/[.B7])" office:value-type="float" office:value="0">
            <text:p>0,00</text:p>
          </table:table-cell>
          <table:table-cell table:style-name="ce20" table:formula="of:=2*([.K7]+[.L7])" office:value-type="float" office:value="0">
            <text:p>0,00</text:p>
          </table:table-cell>
          <table:table-cell table:style-name="ce20" table:formula="of:=4*([.K7]+[.L7])+9*[.M7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19">
            <text:p>2,19</text:p>
          </table:table-cell>
          <table:table-cell table:style-name="ce4" office:value-type="float" office:value="2.18">
            <text:p>2,18</text:p>
          </table:table-cell>
          <table:table-cell table:style-name="ce4" office:value-type="float" office:value="30">
            <text:p>30,00</text:p>
          </table:table-cell>
          <table:table-cell table:style-name="ce4" table:formula="of:=2*([.C8]+[.D8])" office:value-type="float" office:value="8.74">
            <text:p>8,74</text:p>
          </table:table-cell>
          <table:table-cell table:style-name="ce176" table:formula="of:=IF(([.F8]=0);0;[.E8]*2/[.F8])" office:value-type="float" office:value="6.8649885583524">
            <text:p>6,86</text:p>
          </table:table-cell>
          <table:table-cell table:style-name="ce4" table:formula="of:=4*([.C8]+[.D8])+9*[.E8]" office:value-type="float" office:value="287.48">
            <text:p>287,48</text:p>
          </table:table-cell>
          <table:table-cell table:style-name="ce12" office:value-type="string">
            <text:p>crème 30</text:p>
          </table:table-cell>
          <table:table-cell table:style-name="ce16" office:value-type="float" office:value="0">
            <text:p>0,00</text:p>
          </table:table-cell>
          <table:table-cell table:style-name="ce20" table:formula="of:=IF([.B8]=0;0;[.C8]*[.J8]/[.B8])" office:value-type="float" office:value="0">
            <text:p>0,00</text:p>
          </table:table-cell>
          <table:table-cell table:style-name="ce20" table:formula="of:=IF([.B8]=0;0;[.D8]*[.J8]/[.B8])" office:value-type="float" office:value="0">
            <text:p>0,00</text:p>
          </table:table-cell>
          <table:table-cell table:style-name="ce20" table:formula="of:=IF([.B8]=0;0;[.E8]*[.J8]/[.B8])" office:value-type="float" office:value="0">
            <text:p>0,00</text:p>
          </table:table-cell>
          <table:table-cell table:style-name="ce20" table:formula="of:=2*([.K8]+[.L8])" office:value-type="float" office:value="0">
            <text:p>0,00</text:p>
          </table:table-cell>
          <table:table-cell table:style-name="ce20" table:formula="of:=4*([.K8]+[.L8])+9*[.M8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">
            <text:p>1,00</text:p>
          </table:table-cell>
          <table:table-cell table:style-name="ce4" office:value-type="float" office:value="82.2">
            <text:p>82,20</text:p>
          </table:table-cell>
          <table:table-cell table:style-name="ce4" table:formula="of:=2*([.C9]+[.D9])" office:value-type="float" office:value="3.4">
            <text:p>3,40</text:p>
          </table:table-cell>
          <table:table-cell table:style-name="ce176" table:formula="of:=IF(([.F9]=0);0;[.E9]*2/[.F9])" office:value-type="float" office:value="48.3529411764706">
            <text:p>48,35</text:p>
          </table:table-cell>
          <table:table-cell table:style-name="ce4" table:formula="of:=4*([.C9]+[.D9])+9*[.E9]" office:value-type="float" office:value="746.6">
            <text:p>746,60</text:p>
          </table:table-cell>
          <table:table-cell table:style-name="ce12" office:value-type="string">
            <text:p>beurre ou mayo thomi</text:p>
          </table:table-cell>
          <table:table-cell table:style-name="ce16" office:value-type="float" office:value="15">
            <text:p>15,00</text:p>
          </table:table-cell>
          <table:table-cell table:style-name="ce20" table:formula="of:=IF([.B9]=0;0;[.C9]*[.J9]/[.B9])" office:value-type="float" office:value="0.105">
            <text:p>0,11</text:p>
          </table:table-cell>
          <table:table-cell table:style-name="ce20" table:formula="of:=IF([.B9]=0;0;[.D9]*[.J9]/[.B9])" office:value-type="float" office:value="0.15">
            <text:p>0,15</text:p>
          </table:table-cell>
          <table:table-cell table:style-name="ce20" table:formula="of:=IF([.B9]=0;0;[.E9]*[.J9]/[.B9])" office:value-type="float" office:value="12.33">
            <text:p>12,33</text:p>
          </table:table-cell>
          <table:table-cell table:style-name="ce20" table:formula="of:=2*([.K9]+[.L9])" office:value-type="float" office:value="0.51">
            <text:p>0,51</text:p>
          </table:table-cell>
          <table:table-cell table:style-name="ce20" table:formula="of:=4*([.K9]+[.L9])+9*[.M9]" office:value-type="float" office:value="111.99">
            <text:p>111,99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7.6">
            <text:p>17,6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24">
            <text:p>24,00</text:p>
          </table:table-cell>
          <table:table-cell table:style-name="ce4" table:formula="of:=2*([.C10]+[.D10])" office:value-type="float" office:value="36.6">
            <text:p>36,60</text:p>
          </table:table-cell>
          <table:table-cell table:style-name="ce176" table:formula="of:=IF(([.F10]=0);0;[.E10]*2/[.F10])" office:value-type="float" office:value="1.31147540983607">
            <text:p>1,31</text:p>
          </table:table-cell>
          <table:table-cell table:style-name="ce4" table:formula="of:=4*([.C10]+[.D10])+9*[.E10]" office:value-type="float" office:value="289.2">
            <text:p>289,20</text:p>
          </table:table-cell>
          <table:table-cell table:style-name="ce12" office:value-type="string">
            <text:p>mont d'or</text:p>
          </table:table-cell>
          <table:table-cell table:style-name="ce16" office:value-type="float" office:value="50">
            <text:p>50,00</text:p>
          </table:table-cell>
          <table:table-cell table:style-name="ce20" table:formula="of:=IF([.B10]=0;0;[.C10]*[.J10]/[.B10])" office:value-type="float" office:value="8.8">
            <text:p>8,80</text:p>
          </table:table-cell>
          <table:table-cell table:style-name="ce20" table:formula="of:=IF([.B10]=0;0;[.D10]*[.J10]/[.B10])" office:value-type="float" office:value="0.35">
            <text:p>0,35</text:p>
          </table:table-cell>
          <table:table-cell table:style-name="ce20" table:formula="of:=IF([.B10]=0;0;[.E10]*[.J10]/[.B10])" office:value-type="float" office:value="12">
            <text:p>12,00</text:p>
          </table:table-cell>
          <table:table-cell table:style-name="ce20" table:formula="of:=2*([.K10]+[.L10])" office:value-type="float" office:value="18.3">
            <text:p>18,30</text:p>
          </table:table-cell>
          <table:table-cell table:style-name="ce20" table:formula="of:=4*([.K10]+[.L10])+9*[.M10]" office:value-type="float" office:value="144.6">
            <text:p>144,60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">
            <text:p>1,00</text:p>
          </table:table-cell>
          <table:table-cell table:style-name="ce4" office:value-type="float" office:value="4.6">
            <text:p>4,60</text:p>
          </table:table-cell>
          <table:table-cell table:style-name="ce4" office:value-type="float" office:value="0.9">
            <text:p>0,90</text:p>
          </table:table-cell>
          <table:table-cell table:style-name="ce4" table:formula="of:=2*([.C11]+[.D11])" office:value-type="float" office:value="11.2">
            <text:p>11,20</text:p>
          </table:table-cell>
          <table:table-cell table:style-name="ce176" table:formula="of:=IF(([.F11]=0);0;[.E11]*2/[.F11])" office:value-type="float" office:value="0.160714285714286">
            <text:p>0,16</text:p>
          </table:table-cell>
          <table:table-cell table:style-name="ce4" table:formula="of:=4*([.C11]+[.D11])+9*[.E11]" office:value-type="float" office:value="30.5">
            <text:p>30,50</text:p>
          </table:table-cell>
          <table:table-cell table:style-name="ce12" office:value-type="string">
            <text:p>celeri rave</text:p>
          </table:table-cell>
          <table:table-cell table:style-name="ce16" office:value-type="float" office:value="50">
            <text:p>50,00</text:p>
          </table:table-cell>
          <table:table-cell table:style-name="ce20" table:formula="of:=IF([.B11]=0;0;[.C11]*[.J11]/[.B11])" office:value-type="float" office:value="0.5">
            <text:p>0,50</text:p>
          </table:table-cell>
          <table:table-cell table:style-name="ce20" table:formula="of:=IF([.B11]=0;0;[.D11]*[.J11]/[.B11])" office:value-type="float" office:value="2.3">
            <text:p>2,30</text:p>
          </table:table-cell>
          <table:table-cell table:style-name="ce20" table:formula="of:=IF([.B11]=0;0;[.E11]*[.J11]/[.B11])" office:value-type="float" office:value="0.45">
            <text:p>0,45</text:p>
          </table:table-cell>
          <table:table-cell table:style-name="ce20" table:formula="of:=2*([.K11]+[.L11])" office:value-type="float" office:value="5.6">
            <text:p>5,60</text:p>
          </table:table-cell>
          <table:table-cell table:style-name="ce20" table:formula="of:=4*([.K11]+[.L11])+9*[.M11]" office:value-type="float" office:value="15.25">
            <text:p>15,25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5.2">
            <text:p>15,20</text:p>
          </table:table-cell>
          <table:table-cell table:style-name="ce4" office:value-type="float" office:value="0.01">
            <text:p>0,01</text:p>
          </table:table-cell>
          <table:table-cell table:style-name="ce4" office:value-type="float" office:value="30.2">
            <text:p>30,20</text:p>
          </table:table-cell>
          <table:table-cell table:style-name="ce4" table:formula="of:=2*([.C12]+[.D12])" office:value-type="float" office:value="30.42">
            <text:p>30,42</text:p>
          </table:table-cell>
          <table:table-cell table:style-name="ce176" table:formula="of:=IF(([.F12]=0);0;[.E12]*2/[.F12])" office:value-type="float" office:value="1.98553583168968">
            <text:p>1,99</text:p>
          </table:table-cell>
          <table:table-cell table:style-name="ce4" table:formula="of:=4*([.C12]+[.D12])+9*[.E12]" office:value-type="float" office:value="332.64">
            <text:p>332,64</text:p>
          </table:table-cell>
          <table:table-cell table:style-name="ce12" office:value-type="string">
            <text:p>saucisse morteau</text:p>
          </table:table-cell>
          <table:table-cell table:style-name="ce16" office:value-type="float" office:value="15">
            <text:p>15,00</text:p>
          </table:table-cell>
          <table:table-cell table:style-name="ce20" table:formula="of:=IF([.B12]=0;0;[.C12]*[.J12]/[.B12])" office:value-type="float" office:value="2.28">
            <text:p>2,28</text:p>
          </table:table-cell>
          <table:table-cell table:style-name="ce20" table:formula="of:=IF([.B12]=0;0;[.D12]*[.J12]/[.B12])" office:value-type="float" office:value="0.0015">
            <text:p>0,00</text:p>
          </table:table-cell>
          <table:table-cell table:style-name="ce20" table:formula="of:=IF([.B12]=0;0;[.E12]*[.J12]/[.B12])" office:value-type="float" office:value="4.53">
            <text:p>4,53</text:p>
          </table:table-cell>
          <table:table-cell table:style-name="ce20" table:formula="of:=2*([.K12]+[.L12])" office:value-type="float" office:value="4.563">
            <text:p>4,56</text:p>
          </table:table-cell>
          <table:table-cell table:style-name="ce20" table:formula="of:=4*([.K12]+[.L12])+9*[.M12]" office:value-type="float" office:value="49.896">
            <text:p>49,90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3]+[.D13])" office:value-type="float" office:value="0">
            <text:p>0,00</text:p>
          </table:table-cell>
          <table:table-cell table:style-name="ce176" table:formula="of:=IF(([.F13]=0);0;[.E13]*2/[.F13])" office:value-type="float" office:value="0">
            <text:p>0,00</text:p>
          </table:table-cell>
          <table:table-cell table:style-name="ce4" table:formula="of:=4*([.C13]+[.D13])+9*[.E13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3]=0;0;[.C13]*[.J13]/[.B13])" office:value-type="float" office:value="0">
            <text:p>0,00</text:p>
          </table:table-cell>
          <table:table-cell table:style-name="ce20" table:formula="of:=IF([.B13]=0;0;[.D13]*[.J13]/[.B13])" office:value-type="float" office:value="0">
            <text:p>0,00</text:p>
          </table:table-cell>
          <table:table-cell table:style-name="ce20" table:formula="of:=IF([.B13]=0;0;[.E13]*[.J13]/[.B13])" office:value-type="float" office:value="0">
            <text:p>0,00</text:p>
          </table:table-cell>
          <table:table-cell table:style-name="ce20" table:formula="of:=2*([.K13]+[.L13])" office:value-type="float" office:value="0">
            <text:p>0,00</text:p>
          </table:table-cell>
          <table:table-cell table:style-name="ce20" table:formula="of:=4*([.K13]+[.L13])+9*[.M13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4]+[.D14])" office:value-type="float" office:value="0">
            <text:p>0,00</text:p>
          </table:table-cell>
          <table:table-cell table:style-name="ce176" table:formula="of:=IF(([.F14]=0);0;[.E14]*2/[.F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5]+[.D15])" office:value-type="float" office:value="0">
            <text:p>0,00</text:p>
          </table:table-cell>
          <table:table-cell table:style-name="ce176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table:formula="of:=SUM([.J7:.J15])" office:value-type="float" office:value="130">
            <text:p>130,00</text:p>
          </table:table-cell>
          <table:table-cell table:style-name="ce17" table:formula="of:=SUM([.K7:.K15])" office:value-type="float" office:value="11.685">
            <text:p>11,69</text:p>
          </table:table-cell>
          <table:table-cell table:style-name="ce17" table:formula="of:=SUM([.L7:.L15])" office:value-type="float" office:value="2.8015">
            <text:p>2,80</text:p>
          </table:table-cell>
          <table:table-cell table:style-name="ce17" table:formula="of:=SUM([.M7:.M15])" office:value-type="float" office:value="29.31">
            <text:p>29,31</text:p>
          </table:table-cell>
          <table:table-cell table:style-name="ce17" table:formula="of:=2*([.K16]+[.L16])" office:value-type="float" office:value="28.973">
            <text:p>28,97</text:p>
          </table:table-cell>
          <table:table-cell table:style-name="ce17" table:formula="of:=4*([.K16]+[.L16])+9*[.M16]" office:value-type="float" office:value="321.736">
            <text:p>321,74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1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8.98846153846154">
            <text:p>8,99</text:p>
          </table:table-cell>
          <table:table-cell table:style-name="ce6" table:formula="of:=IF([.J16]=0;0;[.L16]*[.B19]/[.J16])" office:value-type="float" office:value="2.155">
            <text:p>2,16</text:p>
          </table:table-cell>
          <table:table-cell table:style-name="ce6" table:formula="of:=IF([.J16]=0;0;[.M16]*[.B19]/[.J16])" office:value-type="float" office:value="22.5461538461538">
            <text:p>22,55</text:p>
          </table:table-cell>
          <table:table-cell table:style-name="ce175" table:formula="of:=2*([.C19]+[.D19])" office:value-type="float" office:value="22.2869230769231">
            <text:p>22,29</text:p>
          </table:table-cell>
          <table:table-cell table:style-name="ce177" table:formula="of:=IF(AND(([.C19]=0);([.D19]=0));0;[.E19]/([.C19]+[.D19]))" office:value-type="float" office:value="2.0232630380009">
            <text:p>2,02</text:p>
          </table:table-cell>
          <table:table-cell table:style-name="ce6" table:formula="of:=4*([.C19]+[.D19])+9*[.E19]" office:value-type="float" office:value="247.489230769231">
            <text:p>247,49</text:p>
          </table:table-cell>
          <table:table-cell office:value-type="string">
            <text:p>Portion 1</text:p>
          </table:table-cell>
          <table:table-cell office:value-type="float" office:value="130">
            <text:p>130,00</text:p>
          </table:table-cell>
          <table:table-cell table:formula="of:=IF([.B19]=0;0;[.C19]*[.J19]/[.B19])" office:value-type="float" office:value="11.685">
            <text:p>11,69</text:p>
          </table:table-cell>
          <table:table-cell table:formula="of:=IF([.B19]=0;0;[.D19]*[.J19]/[.B19])" office:value-type="float" office:value="2.8015">
            <text:p>2,80</text:p>
          </table:table-cell>
          <table:table-cell table:formula="of:=IF([.B19]=0;0;[.E19]*[.J19]/[.B19])" office:value-type="float" office:value="29.31">
            <text:p>29,31</text:p>
          </table:table-cell>
          <table:table-cell table:formula="of:=2*([.K19]+[.L19])" office:value-type="float" office:value="28.973">
            <text:p>28,97</text:p>
          </table:table-cell>
          <table:table-cell table:formula="of:=4*([.K19]+[.L19])+9*[.M19]" office:value-type="float" office:value="321.736">
            <text:p>321,74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/>
          <table:table-cell table:formula="of:=IF([.B19]=0;0;[.C19]*[.J20]/[.B19])" office:value-type="float" office:value="0">
            <text:p>0,00</text:p>
          </table:table-cell>
          <table:table-cell table:formula="of:=IF([.B19]=0;0;[.D19]*[.J20]/[.B19])" office:value-type="float" office:value="0">
            <text:p>0,00</text:p>
          </table:table-cell>
          <table:table-cell table:formula="of:=IF([.B19]=0;0;[.E19]*[.J20]/[.B19])" office:value-type="float" office:value="0">
            <text:p>0,00</text:p>
          </table:table-cell>
          <table:table-cell table:formula="of:=2*([.K20]+[.L20])" office:value-type="float" office:value="0">
            <text:p>0,00</text:p>
          </table:table-cell>
          <table:table-cell table:formula="of:=4*([.K20]+[.L20])+9*[.M20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/>
          <table:table-cell table:formula="of:=IF([.B19]=0;0;[.C19]*[.J21]/[.B19])" office:value-type="float" office:value="0">
            <text:p>0,00</text:p>
          </table:table-cell>
          <table:table-cell table:formula="of:=IF([.B19]=0;0;[.D19]*[.J21]/[.B19])" office:value-type="float" office:value="0">
            <text:p>0,00</text:p>
          </table:table-cell>
          <table:table-cell table:formula="of:=IF([.B19]=0;0;[.E19]*[.J21]/[.B19])" office:value-type="float" office:value="0">
            <text:p>0,00</text:p>
          </table:table-cell>
          <table:table-cell table:formula="of:=2*([.K21]+[.L21])" office:value-type="float" office:value="0">
            <text:p>0,00</text:p>
          </table:table-cell>
          <table:table-cell table:formula="of:=4*([.K21]+[.L21])+9*[.M21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/>
          <table:table-cell table:formula="of:=IF([.B19]=0;0;[.C19]*[.J22]/[.B19])" office:value-type="float" office:value="0">
            <text:p>0,00</text:p>
          </table:table-cell>
          <table:table-cell table:formula="of:=IF([.B19]=0;0;[.D19]*[.J22]/[.B19])" office:value-type="float" office:value="0">
            <text:p>0,00</text:p>
          </table:table-cell>
          <table:table-cell table:formula="of:=IF([.B19]=0;0;[.E19]*[.J22]/[.B19])" office:value-type="float" office:value="0">
            <text:p>0,00</text:p>
          </table:table-cell>
          <table:table-cell table:formula="of:=2*([.K22]+[.L22])" office:value-type="float" office:value="0">
            <text:p>0,00</text:p>
          </table:table-cell>
          <table:table-cell table:formula="of:=4*([.K22]+[.L22])+9*[.M22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/>
          <table:table-cell table:formula="of:=IF([.B19]=0;0;[.C19]*[.J23]/[.B19])" office:value-type="float" office:value="0">
            <text:p>0,00</text:p>
          </table:table-cell>
          <table:table-cell table:formula="of:=IF([.B19]=0;0;[.D19]*[.J23]/[.B19])" office:value-type="float" office:value="0">
            <text:p>0,00</text:p>
          </table:table-cell>
          <table:table-cell table:formula="of:=IF([.B19]=0;0;[.E19]*[.J23]/[.B19])" office:value-type="float" office:value="0">
            <text:p>0,00</text:p>
          </table:table-cell>
          <table:table-cell table:formula="of:=2*([.K23]+[.L23])" office:value-type="float" office:value="0">
            <text:p>0,00</text:p>
          </table:table-cell>
          <table:table-cell table:formula="of:=4*([.K23]+[.L23])+9*[.M23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/>
          <table:table-cell table:formula="of:=IF([.B19]=0;0;[.C19]*[.J24]/[.B19])" office:value-type="float" office:value="0">
            <text:p>0,00</text:p>
          </table:table-cell>
          <table:table-cell table:formula="of:=IF([.B19]=0;0;[.D19]*[.J24]/[.B19])" office:value-type="float" office:value="0">
            <text:p>0,00</text:p>
          </table:table-cell>
          <table:table-cell table:formula="of:=IF([.B19]=0;0;[.E19]*[.J24]/[.B19])" office:value-type="float" office:value="0">
            <text:p>0,00</text:p>
          </table:table-cell>
          <table:table-cell table:formula="of:=2*([.K24]+[.L24])" office:value-type="float" office:value="0">
            <text:p>0,00</text:p>
          </table:table-cell>
          <table:table-cell table:formula="of:=4*([.K24]+[.L24])+9*[.M24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/>
          <table:table-cell table:formula="of:=IF([.B19]=0;0;[.C19]*[.J25]/[.B19])" office:value-type="float" office:value="0">
            <text:p>0,00</text:p>
          </table:table-cell>
          <table:table-cell table:formula="of:=IF([.B19]=0;0;[.D19]*[.J25]/[.B19])" office:value-type="float" office:value="0">
            <text:p>0,00</text:p>
          </table:table-cell>
          <table:table-cell table:formula="of:=IF([.B19]=0;0;[.E19]*[.J25]/[.B19])" office:value-type="float" office:value="0">
            <text:p>0,00</text:p>
          </table:table-cell>
          <table:table-cell table:formula="of:=2*([.K25]+[.L25])" office:value-type="float" office:value="0">
            <text:p>0,00</text:p>
          </table:table-cell>
          <table:table-cell table:formula="of:=4*([.K25]+[.L25])+9*[.M2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/>
          <table:table-cell table:formula="of:=IF([.B19]=0;0;[.C19]*[.J26]/[.B19])" office:value-type="float" office:value="0">
            <text:p>0,00</text:p>
          </table:table-cell>
          <table:table-cell table:formula="of:=IF([.B19]=0;0;[.D19]*[.J26]/[.B19])" office:value-type="float" office:value="0">
            <text:p>0,00</text:p>
          </table:table-cell>
          <table:table-cell table:formula="of:=IF([.B19]=0;0;[.E19]*[.J26]/[.B19])" office:value-type="float" office:value="0">
            <text:p>0,00</text:p>
          </table:table-cell>
          <table:table-cell table:formula="of:=2*([.K26]+[.L26])" office:value-type="float" office:value="0">
            <text:p>0,00</text:p>
          </table:table-cell>
          <table:table-cell table:formula="of:=4*([.K26]+[.L26])+9*[.M26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/>
          <table:table-cell table:formula="of:=IF([.B19]=0;0;[.C19]*[.J27]/[.B19])" office:value-type="float" office:value="0">
            <text:p>0,00</text:p>
          </table:table-cell>
          <table:table-cell table:formula="of:=IF([.B19]=0;0;[.D19]*[.J27]/[.B19])" office:value-type="float" office:value="0">
            <text:p>0,00</text:p>
          </table:table-cell>
          <table:table-cell table:formula="of:=IF([.B19]=0;0;[.E19]*[.J27]/[.B19])" office:value-type="float" office:value="0">
            <text:p>0,00</text:p>
          </table:table-cell>
          <table:table-cell table:formula="of:=2*([.K27]+[.L27])" office:value-type="float" office:value="0">
            <text:p>0,00</text:p>
          </table:table-cell>
          <table:table-cell table:formula="of:=4*([.K27]+[.L27])+9*[.M27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/>
          <table:table-cell table:formula="of:=IF([.B19]=0;0;[.C19]*[.J28]/[.B19])" office:value-type="float" office:value="0">
            <text:p>0,00</text:p>
          </table:table-cell>
          <table:table-cell table:formula="of:=IF([.B19]=0;0;[.D19]*[.J28]/[.B19])" office:value-type="float" office:value="0">
            <text:p>0,00</text:p>
          </table:table-cell>
          <table:table-cell table:formula="of:=IF([.B19]=0;0;[.E19]*[.J28]/[.B19])" office:value-type="float" office:value="0">
            <text:p>0,00</text:p>
          </table:table-cell>
          <table:table-cell table:formula="of:=2*([.K28]+[.L28])" office:value-type="float" office:value="0">
            <text:p>0,00</text:p>
          </table:table-cell>
          <table:table-cell table:formula="of:=4*([.K28]+[.L28])+9*[.M28]" office:value-type="float" office:value="0">
            <text:p>0,00</text:p>
          </table:table-cell>
        </table:table-row>
      </table:table>
      <table:table table:name="BONBON CHOCO" table:style-name="ta1" table:print="false">
        <table:table-column table:style-name="co1" table:number-columns-repeated="8" table:default-cell-style-name="Default"/>
        <table:table-column table:style-name="co1" table:number-columns-repeated="7" table:default-cell-style-name="ce15"/>
        <table:table-row table:style-name="ro1">
          <table:table-cell/>
          <table:table-cell office:value-type="string">
            <text:p>RECETTE</text:p>
          </table:table-cell>
          <table:table-cell table:number-columns-repeated="6"/>
          <table:table-cell table:style-name="Default"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1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number-columns-repeated="2" table:style-name="ce4" office:value-type="float" office:value="0.01">
            <text:p>0,01</text:p>
          </table:table-cell>
          <table:table-cell table:style-name="ce4" office:value-type="float" office:value="100">
            <text:p>100,00</text:p>
          </table:table-cell>
          <table:table-cell table:style-name="ce4" table:formula="of:=2*([.C7]+[.D7])" office:value-type="float" office:value="0.04">
            <text:p>0,04</text:p>
          </table:table-cell>
          <table:table-cell table:style-name="ce79" table:formula="of:=IF(([.F7]=0);0;[.E7]*2/[.F7])" office:value-type="float" office:value="5000">
            <text:p>5000,00</text:p>
          </table:table-cell>
          <table:table-cell table:style-name="ce4" table:formula="of:=4*([.C7]+[.D7])+9*[.E7]" office:value-type="float" office:value="900.08">
            <text:p>900,08</text:p>
          </table:table-cell>
          <table:table-cell table:style-name="ce12" office:value-type="string">
            <text:p>huile</text:p>
          </table:table-cell>
          <table:table-cell table:style-name="ce16"/>
          <table:table-cell table:style-name="ce20" table:formula="of:=IF([.B7]=0;0;[.C7]*[.J7]/[.B7])" office:value-type="float" office:value="0">
            <text:p>0,00</text:p>
          </table:table-cell>
          <table:table-cell table:style-name="ce20" table:formula="of:=IF([.B7]=0;0;[.D7]*[.J7]/[.B7])" office:value-type="float" office:value="0">
            <text:p>0,00</text:p>
          </table:table-cell>
          <table:table-cell table:style-name="ce20" table:formula="of:=IF([.B7]=0;0;[.E7]*[.J7]/[.B7])" office:value-type="float" office:value="0">
            <text:p>0,00</text:p>
          </table:table-cell>
          <table:table-cell table:style-name="ce20" table:formula="of:=2*([.K7]+[.L7])" office:value-type="float" office:value="0">
            <text:p>0,00</text:p>
          </table:table-cell>
          <table:table-cell table:style-name="ce20" table:formula="of:=4*([.K7]+[.L7])+9*[.M7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19">
            <text:p>2,19</text:p>
          </table:table-cell>
          <table:table-cell table:style-name="ce4" office:value-type="float" office:value="2.18">
            <text:p>2,18</text:p>
          </table:table-cell>
          <table:table-cell table:style-name="ce4" office:value-type="float" office:value="30">
            <text:p>30,00</text:p>
          </table:table-cell>
          <table:table-cell table:style-name="ce4" table:formula="of:=2*([.C8]+[.D8])" office:value-type="float" office:value="8.74">
            <text:p>8,74</text:p>
          </table:table-cell>
          <table:table-cell table:style-name="ce79" table:formula="of:=IF(([.F8]=0);0;[.E8]*2/[.F8])" office:value-type="float" office:value="6.8649885583524">
            <text:p>6,86</text:p>
          </table:table-cell>
          <table:table-cell table:style-name="ce4" table:formula="of:=4*([.C8]+[.D8])+9*[.E8]" office:value-type="float" office:value="287.48">
            <text:p>287,48</text:p>
          </table:table-cell>
          <table:table-cell table:style-name="ce12" office:value-type="string">
            <text:p>crème 30</text:p>
          </table:table-cell>
          <table:table-cell table:style-name="ce16"/>
          <table:table-cell table:style-name="ce20" table:formula="of:=IF([.B8]=0;0;[.C8]*[.J8]/[.B8])" office:value-type="float" office:value="0">
            <text:p>0,00</text:p>
          </table:table-cell>
          <table:table-cell table:style-name="ce20" table:formula="of:=IF([.B8]=0;0;[.D8]*[.J8]/[.B8])" office:value-type="float" office:value="0">
            <text:p>0,00</text:p>
          </table:table-cell>
          <table:table-cell table:style-name="ce20" table:formula="of:=IF([.B8]=0;0;[.E8]*[.J8]/[.B8])" office:value-type="float" office:value="0">
            <text:p>0,00</text:p>
          </table:table-cell>
          <table:table-cell table:style-name="ce20" table:formula="of:=2*([.K8]+[.L8])" office:value-type="float" office:value="0">
            <text:p>0,00</text:p>
          </table:table-cell>
          <table:table-cell table:style-name="ce20" table:formula="of:=4*([.K8]+[.L8])+9*[.M8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">
            <text:p>1,00</text:p>
          </table:table-cell>
          <table:table-cell table:style-name="ce4" office:value-type="float" office:value="82.2">
            <text:p>82,20</text:p>
          </table:table-cell>
          <table:table-cell table:style-name="ce4" table:formula="of:=2*([.C9]+[.D9])" office:value-type="float" office:value="3.4">
            <text:p>3,40</text:p>
          </table:table-cell>
          <table:table-cell table:style-name="ce79" table:formula="of:=IF(([.F9]=0);0;[.E9]*2/[.F9])" office:value-type="float" office:value="48.3529411764706">
            <text:p>48,35</text:p>
          </table:table-cell>
          <table:table-cell table:style-name="ce4" table:formula="of:=4*([.C9]+[.D9])+9*[.E9]" office:value-type="float" office:value="746.6">
            <text:p>746,60</text:p>
          </table:table-cell>
          <table:table-cell table:style-name="ce12" office:value-type="string">
            <text:p>beurre ou mayo thomi</text:p>
          </table:table-cell>
          <table:table-cell table:style-name="ce16" office:value-type="float" office:value="10">
            <text:p>10,00</text:p>
          </table:table-cell>
          <table:table-cell table:style-name="ce20" table:formula="of:=IF([.B9]=0;0;[.C9]*[.J9]/[.B9])" office:value-type="float" office:value="0.07">
            <text:p>0,07</text:p>
          </table:table-cell>
          <table:table-cell table:style-name="ce20" table:formula="of:=IF([.B9]=0;0;[.D9]*[.J9]/[.B9])" office:value-type="float" office:value="0.1">
            <text:p>0,10</text:p>
          </table:table-cell>
          <table:table-cell table:style-name="ce20" table:formula="of:=IF([.B9]=0;0;[.E9]*[.J9]/[.B9])" office:value-type="float" office:value="8.22">
            <text:p>8,22</text:p>
          </table:table-cell>
          <table:table-cell table:style-name="ce20" table:formula="of:=2*([.K9]+[.L9])" office:value-type="float" office:value="0.34">
            <text:p>0,34</text:p>
          </table:table-cell>
          <table:table-cell table:style-name="ce20" table:formula="of:=4*([.K9]+[.L9])+9*[.M9]" office:value-type="float" office:value="74.66">
            <text:p>74,66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8.5">
            <text:p>8,50</text:p>
          </table:table-cell>
          <table:table-cell table:style-name="ce4" office:value-type="float" office:value="34">
            <text:p>34,00</text:p>
          </table:table-cell>
          <table:table-cell table:style-name="ce4" office:value-type="float" office:value="37">
            <text:p>37,00</text:p>
          </table:table-cell>
          <table:table-cell table:style-name="ce4" table:formula="of:=2*([.C10]+[.D10])" office:value-type="float" office:value="85">
            <text:p>85,00</text:p>
          </table:table-cell>
          <table:table-cell table:style-name="ce79" table:formula="of:=IF(([.F10]=0);0;[.E10]*2/[.F10])" office:value-type="float" office:value="0.870588235294118">
            <text:p>0,87</text:p>
          </table:table-cell>
          <table:table-cell table:style-name="ce4" table:formula="of:=4*([.C10]+[.D10])+9*[.E10]" office:value-type="float" office:value="503">
            <text:p>503,00</text:p>
          </table:table-cell>
          <table:table-cell table:style-name="ce12" office:value-type="string">
            <text:p>CHOCO 70</text:p>
          </table:table-cell>
          <table:table-cell table:style-name="ce16" office:value-type="float" office:value="16">
            <text:p>16,00</text:p>
          </table:table-cell>
          <table:table-cell table:style-name="ce20" table:formula="of:=IF([.B10]=0;0;[.C10]*[.J10]/[.B10])" office:value-type="float" office:value="1.36">
            <text:p>1,36</text:p>
          </table:table-cell>
          <table:table-cell table:style-name="ce20" table:formula="of:=IF([.B10]=0;0;[.D10]*[.J10]/[.B10])" office:value-type="float" office:value="5.44">
            <text:p>5,44</text:p>
          </table:table-cell>
          <table:table-cell table:style-name="ce20" table:formula="of:=IF([.B10]=0;0;[.E10]*[.J10]/[.B10])" office:value-type="float" office:value="5.92">
            <text:p>5,92</text:p>
          </table:table-cell>
          <table:table-cell table:style-name="ce20" table:formula="of:=2*([.K10]+[.L10])" office:value-type="float" office:value="13.6">
            <text:p>13,60</text:p>
          </table:table-cell>
          <table:table-cell table:style-name="ce20" table:formula="of:=4*([.K10]+[.L10])+9*[.M10]" office:value-type="float" office:value="80.48">
            <text:p>80,48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1]+[.D11])" office:value-type="float" office:value="0">
            <text:p>0,00</text:p>
          </table:table-cell>
          <table:table-cell table:style-name="ce79" table:formula="of:=IF(([.F11]=0);0;[.E11]*2/[.F11])" office:value-type="float" office:value="0">
            <text:p>0,00</text:p>
          </table:table-cell>
          <table:table-cell table:style-name="ce4" table:formula="of:=4*([.C11]+[.D11])+9*[.E11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1]=0;0;[.C11]*[.J11]/[.B11])" office:value-type="float" office:value="0">
            <text:p>0,00</text:p>
          </table:table-cell>
          <table:table-cell table:style-name="ce20" table:formula="of:=IF([.B11]=0;0;[.D11]*[.J11]/[.B11])" office:value-type="float" office:value="0">
            <text:p>0,00</text:p>
          </table:table-cell>
          <table:table-cell table:style-name="ce20" table:formula="of:=IF([.B11]=0;0;[.E11]*[.J11]/[.B11])" office:value-type="float" office:value="0">
            <text:p>0,00</text:p>
          </table:table-cell>
          <table:table-cell table:style-name="ce20" table:formula="of:=2*([.K11]+[.L11])" office:value-type="float" office:value="0">
            <text:p>0,00</text:p>
          </table:table-cell>
          <table:table-cell table:style-name="ce20" table:formula="of:=4*([.K11]+[.L11])+9*[.M11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2]+[.D12])" office:value-type="float" office:value="0">
            <text:p>0,00</text:p>
          </table:table-cell>
          <table:table-cell table:style-name="ce79" table:formula="of:=IF(([.F12]=0);0;[.E12]*2/[.F12])" office:value-type="float" office:value="0">
            <text:p>0,00</text:p>
          </table:table-cell>
          <table:table-cell table:style-name="ce4" table:formula="of:=4*([.C12]+[.D12])+9*[.E12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2]=0;0;[.C12]*[.J12]/[.B12])" office:value-type="float" office:value="0">
            <text:p>0,00</text:p>
          </table:table-cell>
          <table:table-cell table:style-name="ce20" table:formula="of:=IF([.B12]=0;0;[.D12]*[.J12]/[.B12])" office:value-type="float" office:value="0">
            <text:p>0,00</text:p>
          </table:table-cell>
          <table:table-cell table:style-name="ce20" table:formula="of:=IF([.B12]=0;0;[.E12]*[.J12]/[.B12])" office:value-type="float" office:value="0">
            <text:p>0,00</text:p>
          </table:table-cell>
          <table:table-cell table:style-name="ce20" table:formula="of:=2*([.K12]+[.L12])" office:value-type="float" office:value="0">
            <text:p>0,00</text:p>
          </table:table-cell>
          <table:table-cell table:style-name="ce20" table:formula="of:=4*([.K12]+[.L12])+9*[.M12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3]+[.D13])" office:value-type="float" office:value="0">
            <text:p>0,00</text:p>
          </table:table-cell>
          <table:table-cell table:style-name="ce79" table:formula="of:=IF(([.F13]=0);0;[.E13]*2/[.F13])" office:value-type="float" office:value="0">
            <text:p>0,00</text:p>
          </table:table-cell>
          <table:table-cell table:style-name="ce4" table:formula="of:=4*([.C13]+[.D13])+9*[.E13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3]=0;0;[.C13]*[.J13]/[.B13])" office:value-type="float" office:value="0">
            <text:p>0,00</text:p>
          </table:table-cell>
          <table:table-cell table:style-name="ce20" table:formula="of:=IF([.B13]=0;0;[.D13]*[.J13]/[.B13])" office:value-type="float" office:value="0">
            <text:p>0,00</text:p>
          </table:table-cell>
          <table:table-cell table:style-name="ce20" table:formula="of:=IF([.B13]=0;0;[.E13]*[.J13]/[.B13])" office:value-type="float" office:value="0">
            <text:p>0,00</text:p>
          </table:table-cell>
          <table:table-cell table:style-name="ce20" table:formula="of:=2*([.K13]+[.L13])" office:value-type="float" office:value="0">
            <text:p>0,00</text:p>
          </table:table-cell>
          <table:table-cell table:style-name="ce20" table:formula="of:=4*([.K13]+[.L13])+9*[.M13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4]+[.D14])" office:value-type="float" office:value="0">
            <text:p>0,00</text:p>
          </table:table-cell>
          <table:table-cell table:style-name="ce79" table:formula="of:=IF(([.F14]=0);0;[.E14]*2/[.F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5]+[.D15])" office:value-type="float" office:value="0">
            <text:p>0,00</text:p>
          </table:table-cell>
          <table:table-cell table:style-name="ce79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table:formula="of:=SUM([.J7:.J15])" office:value-type="float" office:value="26">
            <text:p>26,00</text:p>
          </table:table-cell>
          <table:table-cell table:style-name="ce17" table:formula="of:=SUM([.K7:.K15])" office:value-type="float" office:value="1.43">
            <text:p>1,43</text:p>
          </table:table-cell>
          <table:table-cell table:style-name="ce17" table:formula="of:=SUM([.L7:.L15])" office:value-type="float" office:value="5.54">
            <text:p>5,54</text:p>
          </table:table-cell>
          <table:table-cell table:style-name="ce17" table:formula="of:=SUM([.M7:.M15])" office:value-type="float" office:value="14.14">
            <text:p>14,14</text:p>
          </table:table-cell>
          <table:table-cell table:style-name="ce17" table:formula="of:=2*([.K16]+[.L16])" office:value-type="float" office:value="13.94">
            <text:p>13,94</text:p>
          </table:table-cell>
          <table:table-cell table:style-name="ce17" table:formula="of:=4*([.K16]+[.L16])+9*[.M16]" office:value-type="float" office:value="155.14">
            <text:p>155,14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1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5.5">
            <text:p>5,50</text:p>
          </table:table-cell>
          <table:table-cell table:style-name="ce6" table:formula="of:=IF([.J16]=0;0;[.L16]*[.B19]/[.J16])" office:value-type="float" office:value="21.3076923076923">
            <text:p>21,31</text:p>
          </table:table-cell>
          <table:table-cell table:style-name="ce6" table:formula="of:=IF([.J16]=0;0;[.M16]*[.B19]/[.J16])" office:value-type="float" office:value="54.3846153846154">
            <text:p>54,38</text:p>
          </table:table-cell>
          <table:table-cell table:style-name="ce78" table:formula="of:=2*([.C19]+[.D19])" office:value-type="float" office:value="53.6153846153846">
            <text:p>53,62</text:p>
          </table:table-cell>
          <table:table-cell table:style-name="ce80" table:formula="of:=IF(AND(([.C19]=0);([.D19]=0));0;[.E19]/([.C19]+[.D19]))" office:value-type="float" office:value="2.0286944045911">
            <text:p>2,03</text:p>
          </table:table-cell>
          <table:table-cell table:style-name="ce6" table:formula="of:=4*([.C19]+[.D19])+9*[.E19]" office:value-type="float" office:value="596.692307692308">
            <text:p>596,69</text:p>
          </table:table-cell>
          <table:table-cell office:value-type="string">
            <text:p>Portion 1</text:p>
          </table:table-cell>
          <table:table-cell/>
          <table:table-cell table:formula="of:=IF([.B19]=0;0;[.C19]*[.J19]/[.B19])" office:value-type="float" office:value="0">
            <text:p>0,00</text:p>
          </table:table-cell>
          <table:table-cell table:formula="of:=IF([.B19]=0;0;[.D19]*[.J19]/[.B19])" office:value-type="float" office:value="0">
            <text:p>0,00</text:p>
          </table:table-cell>
          <table:table-cell table:formula="of:=IF([.B19]=0;0;[.E19]*[.J19]/[.B19])" office:value-type="float" office:value="0">
            <text:p>0,00</text:p>
          </table:table-cell>
          <table:table-cell table:formula="of:=2*([.K19]+[.L19])" office:value-type="float" office:value="0">
            <text:p>0,00</text:p>
          </table:table-cell>
          <table:table-cell table:formula="of:=4*([.K19]+[.L19])+9*[.M19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/>
          <table:table-cell table:formula="of:=IF([.B19]=0;0;[.C19]*[.J20]/[.B19])" office:value-type="float" office:value="0">
            <text:p>0,00</text:p>
          </table:table-cell>
          <table:table-cell table:formula="of:=IF([.B19]=0;0;[.D19]*[.J20]/[.B19])" office:value-type="float" office:value="0">
            <text:p>0,00</text:p>
          </table:table-cell>
          <table:table-cell table:formula="of:=IF([.B19]=0;0;[.E19]*[.J20]/[.B19])" office:value-type="float" office:value="0">
            <text:p>0,00</text:p>
          </table:table-cell>
          <table:table-cell table:formula="of:=2*([.K20]+[.L20])" office:value-type="float" office:value="0">
            <text:p>0,00</text:p>
          </table:table-cell>
          <table:table-cell table:formula="of:=4*([.K20]+[.L20])+9*[.M20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/>
          <table:table-cell table:formula="of:=IF([.B19]=0;0;[.C19]*[.J21]/[.B19])" office:value-type="float" office:value="0">
            <text:p>0,00</text:p>
          </table:table-cell>
          <table:table-cell table:formula="of:=IF([.B19]=0;0;[.D19]*[.J21]/[.B19])" office:value-type="float" office:value="0">
            <text:p>0,00</text:p>
          </table:table-cell>
          <table:table-cell table:formula="of:=IF([.B19]=0;0;[.E19]*[.J21]/[.B19])" office:value-type="float" office:value="0">
            <text:p>0,00</text:p>
          </table:table-cell>
          <table:table-cell table:formula="of:=2*([.K21]+[.L21])" office:value-type="float" office:value="0">
            <text:p>0,00</text:p>
          </table:table-cell>
          <table:table-cell table:formula="of:=4*([.K21]+[.L21])+9*[.M21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/>
          <table:table-cell table:formula="of:=IF([.B19]=0;0;[.C19]*[.J22]/[.B19])" office:value-type="float" office:value="0">
            <text:p>0,00</text:p>
          </table:table-cell>
          <table:table-cell table:formula="of:=IF([.B19]=0;0;[.D19]*[.J22]/[.B19])" office:value-type="float" office:value="0">
            <text:p>0,00</text:p>
          </table:table-cell>
          <table:table-cell table:formula="of:=IF([.B19]=0;0;[.E19]*[.J22]/[.B19])" office:value-type="float" office:value="0">
            <text:p>0,00</text:p>
          </table:table-cell>
          <table:table-cell table:formula="of:=2*([.K22]+[.L22])" office:value-type="float" office:value="0">
            <text:p>0,00</text:p>
          </table:table-cell>
          <table:table-cell table:formula="of:=4*([.K22]+[.L22])+9*[.M22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/>
          <table:table-cell table:formula="of:=IF([.B19]=0;0;[.C19]*[.J23]/[.B19])" office:value-type="float" office:value="0">
            <text:p>0,00</text:p>
          </table:table-cell>
          <table:table-cell table:formula="of:=IF([.B19]=0;0;[.D19]*[.J23]/[.B19])" office:value-type="float" office:value="0">
            <text:p>0,00</text:p>
          </table:table-cell>
          <table:table-cell table:formula="of:=IF([.B19]=0;0;[.E19]*[.J23]/[.B19])" office:value-type="float" office:value="0">
            <text:p>0,00</text:p>
          </table:table-cell>
          <table:table-cell table:formula="of:=2*([.K23]+[.L23])" office:value-type="float" office:value="0">
            <text:p>0,00</text:p>
          </table:table-cell>
          <table:table-cell table:formula="of:=4*([.K23]+[.L23])+9*[.M23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/>
          <table:table-cell table:formula="of:=IF([.B19]=0;0;[.C19]*[.J24]/[.B19])" office:value-type="float" office:value="0">
            <text:p>0,00</text:p>
          </table:table-cell>
          <table:table-cell table:formula="of:=IF([.B19]=0;0;[.D19]*[.J24]/[.B19])" office:value-type="float" office:value="0">
            <text:p>0,00</text:p>
          </table:table-cell>
          <table:table-cell table:formula="of:=IF([.B19]=0;0;[.E19]*[.J24]/[.B19])" office:value-type="float" office:value="0">
            <text:p>0,00</text:p>
          </table:table-cell>
          <table:table-cell table:formula="of:=2*([.K24]+[.L24])" office:value-type="float" office:value="0">
            <text:p>0,00</text:p>
          </table:table-cell>
          <table:table-cell table:formula="of:=4*([.K24]+[.L24])+9*[.M24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/>
          <table:table-cell table:formula="of:=IF([.B19]=0;0;[.C19]*[.J25]/[.B19])" office:value-type="float" office:value="0">
            <text:p>0,00</text:p>
          </table:table-cell>
          <table:table-cell table:formula="of:=IF([.B19]=0;0;[.D19]*[.J25]/[.B19])" office:value-type="float" office:value="0">
            <text:p>0,00</text:p>
          </table:table-cell>
          <table:table-cell table:formula="of:=IF([.B19]=0;0;[.E19]*[.J25]/[.B19])" office:value-type="float" office:value="0">
            <text:p>0,00</text:p>
          </table:table-cell>
          <table:table-cell table:formula="of:=2*([.K25]+[.L25])" office:value-type="float" office:value="0">
            <text:p>0,00</text:p>
          </table:table-cell>
          <table:table-cell table:formula="of:=4*([.K25]+[.L25])+9*[.M2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/>
          <table:table-cell table:formula="of:=IF([.B19]=0;0;[.C19]*[.J26]/[.B19])" office:value-type="float" office:value="0">
            <text:p>0,00</text:p>
          </table:table-cell>
          <table:table-cell table:formula="of:=IF([.B19]=0;0;[.D19]*[.J26]/[.B19])" office:value-type="float" office:value="0">
            <text:p>0,00</text:p>
          </table:table-cell>
          <table:table-cell table:formula="of:=IF([.B19]=0;0;[.E19]*[.J26]/[.B19])" office:value-type="float" office:value="0">
            <text:p>0,00</text:p>
          </table:table-cell>
          <table:table-cell table:formula="of:=2*([.K26]+[.L26])" office:value-type="float" office:value="0">
            <text:p>0,00</text:p>
          </table:table-cell>
          <table:table-cell table:formula="of:=4*([.K26]+[.L26])+9*[.M26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/>
          <table:table-cell table:formula="of:=IF([.B19]=0;0;[.C19]*[.J27]/[.B19])" office:value-type="float" office:value="0">
            <text:p>0,00</text:p>
          </table:table-cell>
          <table:table-cell table:formula="of:=IF([.B19]=0;0;[.D19]*[.J27]/[.B19])" office:value-type="float" office:value="0">
            <text:p>0,00</text:p>
          </table:table-cell>
          <table:table-cell table:formula="of:=IF([.B19]=0;0;[.E19]*[.J27]/[.B19])" office:value-type="float" office:value="0">
            <text:p>0,00</text:p>
          </table:table-cell>
          <table:table-cell table:formula="of:=2*([.K27]+[.L27])" office:value-type="float" office:value="0">
            <text:p>0,00</text:p>
          </table:table-cell>
          <table:table-cell table:formula="of:=4*([.K27]+[.L27])+9*[.M27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/>
          <table:table-cell table:formula="of:=IF([.B19]=0;0;[.C19]*[.J28]/[.B19])" office:value-type="float" office:value="0">
            <text:p>0,00</text:p>
          </table:table-cell>
          <table:table-cell table:formula="of:=IF([.B19]=0;0;[.D19]*[.J28]/[.B19])" office:value-type="float" office:value="0">
            <text:p>0,00</text:p>
          </table:table-cell>
          <table:table-cell table:formula="of:=IF([.B19]=0;0;[.E19]*[.J28]/[.B19])" office:value-type="float" office:value="0">
            <text:p>0,00</text:p>
          </table:table-cell>
          <table:table-cell table:formula="of:=2*([.K28]+[.L28])" office:value-type="float" office:value="0">
            <text:p>0,00</text:p>
          </table:table-cell>
          <table:table-cell table:formula="of:=4*([.K28]+[.L28])+9*[.M28]" office:value-type="float" office:value="0">
            <text:p>0,00</text:p>
          </table:table-cell>
        </table:table-row>
      </table:table>
      <table:table table:name="genoise" table:style-name="ta1" table:print="false">
        <table:table-column table:style-name="co1" table:number-columns-repeated="8" table:default-cell-style-name="Default"/>
        <table:table-column table:style-name="co1" table:number-columns-repeated="7" table:default-cell-style-name="ce15"/>
        <table:table-row table:style-name="ro1">
          <table:table-cell/>
          <table:table-cell office:value-type="string">
            <text:p>RECETTE</text:p>
          </table:table-cell>
          <table:table-cell table:number-columns-repeated="6"/>
          <table:table-cell table:style-name="Default"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1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number-columns-repeated="2" table:style-name="ce4" office:value-type="float" office:value="0.01">
            <text:p>0,01</text:p>
          </table:table-cell>
          <table:table-cell table:style-name="ce4" office:value-type="float" office:value="100">
            <text:p>100,00</text:p>
          </table:table-cell>
          <table:table-cell table:style-name="ce4" table:formula="of:=2*([.C7]+[.D7])" office:value-type="float" office:value="0.04">
            <text:p>0,04</text:p>
          </table:table-cell>
          <table:table-cell table:style-name="ce179" table:formula="of:=IF(([.F7]=0);0;[.E7]*2/[.F7])" office:value-type="float" office:value="5000">
            <text:p>5000,00</text:p>
          </table:table-cell>
          <table:table-cell table:style-name="ce4" table:formula="of:=4*([.C7]+[.D7])+9*[.E7]" office:value-type="float" office:value="900.08">
            <text:p>900,08</text:p>
          </table:table-cell>
          <table:table-cell table:style-name="ce12" office:value-type="string">
            <text:p>huile</text:p>
          </table:table-cell>
          <table:table-cell table:style-name="ce16"/>
          <table:table-cell table:style-name="ce20" table:formula="of:=IF([.B7]=0;0;[.C7]*[.J7]/[.B7])" office:value-type="float" office:value="0">
            <text:p>0,00</text:p>
          </table:table-cell>
          <table:table-cell table:style-name="ce20" table:formula="of:=IF([.B7]=0;0;[.D7]*[.J7]/[.B7])" office:value-type="float" office:value="0">
            <text:p>0,00</text:p>
          </table:table-cell>
          <table:table-cell table:style-name="ce20" table:formula="of:=IF([.B7]=0;0;[.E7]*[.J7]/[.B7])" office:value-type="float" office:value="0">
            <text:p>0,00</text:p>
          </table:table-cell>
          <table:table-cell table:style-name="ce20" table:formula="of:=2*([.K7]+[.L7])" office:value-type="float" office:value="0">
            <text:p>0,00</text:p>
          </table:table-cell>
          <table:table-cell table:style-name="ce20" table:formula="of:=4*([.K7]+[.L7])+9*[.M7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19">
            <text:p>2,19</text:p>
          </table:table-cell>
          <table:table-cell table:style-name="ce4" office:value-type="float" office:value="2.18">
            <text:p>2,18</text:p>
          </table:table-cell>
          <table:table-cell table:style-name="ce4" office:value-type="float" office:value="30">
            <text:p>30,00</text:p>
          </table:table-cell>
          <table:table-cell table:style-name="ce4" table:formula="of:=2*([.C8]+[.D8])" office:value-type="float" office:value="8.74">
            <text:p>8,74</text:p>
          </table:table-cell>
          <table:table-cell table:style-name="ce179" table:formula="of:=IF(([.F8]=0);0;[.E8]*2/[.F8])" office:value-type="float" office:value="6.8649885583524">
            <text:p>6,86</text:p>
          </table:table-cell>
          <table:table-cell table:style-name="ce4" table:formula="of:=4*([.C8]+[.D8])+9*[.E8]" office:value-type="float" office:value="287.48">
            <text:p>287,48</text:p>
          </table:table-cell>
          <table:table-cell table:style-name="ce12" office:value-type="string">
            <text:p>crème 30</text:p>
          </table:table-cell>
          <table:table-cell table:style-name="ce16"/>
          <table:table-cell table:style-name="ce20" table:formula="of:=IF([.B8]=0;0;[.C8]*[.J8]/[.B8])" office:value-type="float" office:value="0">
            <text:p>0,00</text:p>
          </table:table-cell>
          <table:table-cell table:style-name="ce20" table:formula="of:=IF([.B8]=0;0;[.D8]*[.J8]/[.B8])" office:value-type="float" office:value="0">
            <text:p>0,00</text:p>
          </table:table-cell>
          <table:table-cell table:style-name="ce20" table:formula="of:=IF([.B8]=0;0;[.E8]*[.J8]/[.B8])" office:value-type="float" office:value="0">
            <text:p>0,00</text:p>
          </table:table-cell>
          <table:table-cell table:style-name="ce20" table:formula="of:=2*([.K8]+[.L8])" office:value-type="float" office:value="0">
            <text:p>0,00</text:p>
          </table:table-cell>
          <table:table-cell table:style-name="ce20" table:formula="of:=4*([.K8]+[.L8])+9*[.M8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">
            <text:p>1,00</text:p>
          </table:table-cell>
          <table:table-cell table:style-name="ce4" office:value-type="float" office:value="82.2">
            <text:p>82,20</text:p>
          </table:table-cell>
          <table:table-cell table:style-name="ce4" table:formula="of:=2*([.C9]+[.D9])" office:value-type="float" office:value="3.4">
            <text:p>3,40</text:p>
          </table:table-cell>
          <table:table-cell table:style-name="ce179" table:formula="of:=IF(([.F9]=0);0;[.E9]*2/[.F9])" office:value-type="float" office:value="48.3529411764706">
            <text:p>48,35</text:p>
          </table:table-cell>
          <table:table-cell table:style-name="ce4" table:formula="of:=4*([.C9]+[.D9])+9*[.E9]" office:value-type="float" office:value="746.6">
            <text:p>746,60</text:p>
          </table:table-cell>
          <table:table-cell table:style-name="ce12" office:value-type="string">
            <text:p>beurre ou mayo thomi</text:p>
          </table:table-cell>
          <table:table-cell table:style-name="ce16" office:value-type="float" office:value="100">
            <text:p>100,00</text:p>
          </table:table-cell>
          <table:table-cell table:style-name="ce20" table:formula="of:=IF([.B9]=0;0;[.C9]*[.J9]/[.B9])" office:value-type="float" office:value="0.7">
            <text:p>0,70</text:p>
          </table:table-cell>
          <table:table-cell table:style-name="ce20" table:formula="of:=IF([.B9]=0;0;[.D9]*[.J9]/[.B9])" office:value-type="float" office:value="1">
            <text:p>1,00</text:p>
          </table:table-cell>
          <table:table-cell table:style-name="ce20" table:formula="of:=IF([.B9]=0;0;[.E9]*[.J9]/[.B9])" office:value-type="float" office:value="82.2">
            <text:p>82,20</text:p>
          </table:table-cell>
          <table:table-cell table:style-name="ce20" table:formula="of:=2*([.K9]+[.L9])" office:value-type="float" office:value="3.4">
            <text:p>3,40</text:p>
          </table:table-cell>
          <table:table-cell table:style-name="ce20" table:formula="of:=4*([.K9]+[.L9])+9*[.M9]" office:value-type="float" office:value="746.6">
            <text:p>746,60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5.4">
            <text:p>25,40</text:p>
          </table:table-cell>
          <table:table-cell table:style-name="ce4" office:value-type="float" office:value="1.5">
            <text:p>1,50</text:p>
          </table:table-cell>
          <table:table-cell table:style-name="ce4" office:value-type="float" office:value="53.4">
            <text:p>53,40</text:p>
          </table:table-cell>
          <table:table-cell table:style-name="ce4" table:formula="of:=2*([.C10]+[.D10])" office:value-type="float" office:value="53.8">
            <text:p>53,80</text:p>
          </table:table-cell>
          <table:table-cell table:style-name="ce179" table:formula="of:=IF(([.F10]=0);0;[.E10]*2/[.F10])" office:value-type="float" office:value="1.98513011152416">
            <text:p>1,99</text:p>
          </table:table-cell>
          <table:table-cell table:style-name="ce4" table:formula="of:=4*([.C10]+[.D10])+9*[.E10]" office:value-type="float" office:value="588.2">
            <text:p>588,20</text:p>
          </table:table-cell>
          <table:table-cell table:style-name="ce12" office:value-type="string">
            <text:p>amande poudre</text:p>
          </table:table-cell>
          <table:table-cell table:style-name="ce16" office:value-type="float" office:value="125">
            <text:p>125,00</text:p>
          </table:table-cell>
          <table:table-cell table:style-name="ce20" table:formula="of:=IF([.B10]=0;0;[.C10]*[.J10]/[.B10])" office:value-type="float" office:value="31.75">
            <text:p>31,75</text:p>
          </table:table-cell>
          <table:table-cell table:style-name="ce20" table:formula="of:=IF([.B10]=0;0;[.D10]*[.J10]/[.B10])" office:value-type="float" office:value="1.875">
            <text:p>1,88</text:p>
          </table:table-cell>
          <table:table-cell table:style-name="ce20" table:formula="of:=IF([.B10]=0;0;[.E10]*[.J10]/[.B10])" office:value-type="float" office:value="66.75">
            <text:p>66,75</text:p>
          </table:table-cell>
          <table:table-cell table:style-name="ce20" table:formula="of:=2*([.K10]+[.L10])" office:value-type="float" office:value="67.25">
            <text:p>67,25</text:p>
          </table:table-cell>
          <table:table-cell table:style-name="ce20" table:formula="of:=4*([.K10]+[.L10])+9*[.M10]" office:value-type="float" office:value="735.25">
            <text:p>735,25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1">
            <text:p>0,10</text:p>
          </table:table-cell>
          <table:table-cell table:style-name="ce4" office:value-type="float" office:value="99.6">
            <text:p>99,60</text:p>
          </table:table-cell>
          <table:table-cell table:style-name="ce4" office:value-type="float" office:value="0.1">
            <text:p>0,10</text:p>
          </table:table-cell>
          <table:table-cell table:style-name="ce4" table:formula="of:=2*([.C11]+[.D11])" office:value-type="float" office:value="199.4">
            <text:p>199,40</text:p>
          </table:table-cell>
          <table:table-cell table:style-name="ce179" table:formula="of:=IF(([.F11]=0);0;[.E11]*2/[.F11])" office:value-type="float" office:value="0.00100300902708124">
            <text:p>0,00</text:p>
          </table:table-cell>
          <table:table-cell table:style-name="ce4" table:formula="of:=4*([.C11]+[.D11])+9*[.E11]" office:value-type="float" office:value="399.7">
            <text:p>399,70</text:p>
          </table:table-cell>
          <table:table-cell table:style-name="ce12" office:value-type="string">
            <text:p>sucre</text:p>
          </table:table-cell>
          <table:table-cell table:style-name="ce16" office:value-type="float" office:value="20">
            <text:p>20,00</text:p>
          </table:table-cell>
          <table:table-cell table:style-name="ce20" table:formula="of:=IF([.B11]=0;0;[.C11]*[.J11]/[.B11])" office:value-type="float" office:value="0.02">
            <text:p>0,02</text:p>
          </table:table-cell>
          <table:table-cell table:style-name="ce20" table:formula="of:=IF([.B11]=0;0;[.D11]*[.J11]/[.B11])" office:value-type="float" office:value="19.92">
            <text:p>19,92</text:p>
          </table:table-cell>
          <table:table-cell table:style-name="ce20" table:formula="of:=IF([.B11]=0;0;[.E11]*[.J11]/[.B11])" office:value-type="float" office:value="0.02">
            <text:p>0,02</text:p>
          </table:table-cell>
          <table:table-cell table:style-name="ce20" table:formula="of:=2*([.K11]+[.L11])" office:value-type="float" office:value="39.88">
            <text:p>39,88</text:p>
          </table:table-cell>
          <table:table-cell table:style-name="ce20" table:formula="of:=4*([.K11]+[.L11])+9*[.M11]" office:value-type="float" office:value="79.94">
            <text:p>79,94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2.3">
            <text:p>12,3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0.3">
            <text:p>10,30</text:p>
          </table:table-cell>
          <table:table-cell table:style-name="ce4" table:formula="of:=2*([.C12]+[.D12])" office:value-type="float" office:value="26">
            <text:p>26,00</text:p>
          </table:table-cell>
          <table:table-cell table:style-name="ce179" table:formula="of:=IF(([.F12]=0);0;[.E12]*2/[.F12])" office:value-type="float" office:value="0.792307692307692">
            <text:p>0,79</text:p>
          </table:table-cell>
          <table:table-cell table:style-name="ce4" table:formula="of:=4*([.C12]+[.D12])+9*[.E12]" office:value-type="float" office:value="144.7">
            <text:p>144,70</text:p>
          </table:table-cell>
          <table:table-cell table:style-name="ce12" office:value-type="string">
            <text:p>œufs</text:p>
          </table:table-cell>
          <table:table-cell table:style-name="ce16" office:value-type="float" office:value="150">
            <text:p>150,00</text:p>
          </table:table-cell>
          <table:table-cell table:style-name="ce20" table:formula="of:=IF([.B12]=0;0;[.C12]*[.J12]/[.B12])" office:value-type="float" office:value="18.45">
            <text:p>18,45</text:p>
          </table:table-cell>
          <table:table-cell table:style-name="ce20" table:formula="of:=IF([.B12]=0;0;[.D12]*[.J12]/[.B12])" office:value-type="float" office:value="1.05">
            <text:p>1,05</text:p>
          </table:table-cell>
          <table:table-cell table:style-name="ce20" table:formula="of:=IF([.B12]=0;0;[.E12]*[.J12]/[.B12])" office:value-type="float" office:value="15.45">
            <text:p>15,45</text:p>
          </table:table-cell>
          <table:table-cell table:style-name="ce20" table:formula="of:=2*([.K12]+[.L12])" office:value-type="float" office:value="39">
            <text:p>39,00</text:p>
          </table:table-cell>
          <table:table-cell table:style-name="ce20" table:formula="of:=4*([.K12]+[.L12])+9*[.M12]" office:value-type="float" office:value="217.05">
            <text:p>217,05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35.2">
            <text:p>35,20</text:p>
          </table:table-cell>
          <table:table-cell table:style-name="ce4" office:value-type="float" office:value="33.6">
            <text:p>33,60</text:p>
          </table:table-cell>
          <table:table-cell table:style-name="ce4" office:value-type="float" office:value="25.4">
            <text:p>25,40</text:p>
          </table:table-cell>
          <table:table-cell table:style-name="ce4" table:formula="of:=2*([.C13]+[.D13])" office:value-type="float" office:value="137.6">
            <text:p>137,60</text:p>
          </table:table-cell>
          <table:table-cell table:style-name="ce179" table:formula="of:=IF(([.F13]=0);0;[.E13]*2/[.F13])" office:value-type="float" office:value="0.369186046511628">
            <text:p>0,37</text:p>
          </table:table-cell>
          <table:table-cell table:style-name="ce4" table:formula="of:=4*([.C13]+[.D13])+9*[.E13]" office:value-type="float" office:value="503.8">
            <text:p>503,80</text:p>
          </table:table-cell>
          <table:table-cell table:style-name="ce12" office:value-type="string">
            <text:p>farine de soja</text:p>
          </table:table-cell>
          <table:table-cell table:style-name="ce16" office:value-type="float" office:value="15">
            <text:p>15,00</text:p>
          </table:table-cell>
          <table:table-cell table:style-name="ce20" table:formula="of:=IF([.B13]=0;0;[.C13]*[.J13]/[.B13])" office:value-type="float" office:value="5.28">
            <text:p>5,28</text:p>
          </table:table-cell>
          <table:table-cell table:style-name="ce20" table:formula="of:=IF([.B13]=0;0;[.D13]*[.J13]/[.B13])" office:value-type="float" office:value="5.04">
            <text:p>5,04</text:p>
          </table:table-cell>
          <table:table-cell table:style-name="ce20" table:formula="of:=IF([.B13]=0;0;[.E13]*[.J13]/[.B13])" office:value-type="float" office:value="3.81">
            <text:p>3,81</text:p>
          </table:table-cell>
          <table:table-cell table:style-name="ce20" table:formula="of:=2*([.K13]+[.L13])" office:value-type="float" office:value="20.64">
            <text:p>20,64</text:p>
          </table:table-cell>
          <table:table-cell table:style-name="ce20" table:formula="of:=4*([.K13]+[.L13])+9*[.M13]" office:value-type="float" office:value="75.57">
            <text:p>75,57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4]+[.D14])" office:value-type="float" office:value="0">
            <text:p>0,00</text:p>
          </table:table-cell>
          <table:table-cell table:style-name="ce179" table:formula="of:=IF(([.F14]=0);0;[.E14]*2/[.F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5]+[.D15])" office:value-type="float" office:value="0">
            <text:p>0,00</text:p>
          </table:table-cell>
          <table:table-cell table:style-name="ce179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table:formula="of:=SUM([.J7:.J15])" office:value-type="float" office:value="410">
            <text:p>410,00</text:p>
          </table:table-cell>
          <table:table-cell table:style-name="ce17" table:formula="of:=SUM([.K7:.K15])" office:value-type="float" office:value="56.2">
            <text:p>56,20</text:p>
          </table:table-cell>
          <table:table-cell table:style-name="ce17" table:formula="of:=SUM([.L7:.L15])" office:value-type="float" office:value="28.885">
            <text:p>28,89</text:p>
          </table:table-cell>
          <table:table-cell table:style-name="ce17" table:formula="of:=SUM([.M7:.M15])" office:value-type="float" office:value="168.23">
            <text:p>168,23</text:p>
          </table:table-cell>
          <table:table-cell table:style-name="ce17" table:formula="of:=2*([.K16]+[.L16])" office:value-type="float" office:value="170.17">
            <text:p>170,17</text:p>
          </table:table-cell>
          <table:table-cell table:style-name="ce17" table:formula="of:=4*([.K16]+[.L16])+9*[.M16]" office:value-type="float" office:value="1854.41">
            <text:p>1854,41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1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13.7073170731707">
            <text:p>13,71</text:p>
          </table:table-cell>
          <table:table-cell table:style-name="ce6" table:formula="of:=IF([.J16]=0;0;[.L16]*[.B19]/[.J16])" office:value-type="float" office:value="7.04512195121951">
            <text:p>7,05</text:p>
          </table:table-cell>
          <table:table-cell table:style-name="ce6" table:formula="of:=IF([.J16]=0;0;[.M16]*[.B19]/[.J16])" office:value-type="float" office:value="41.0317073170732">
            <text:p>41,03</text:p>
          </table:table-cell>
          <table:table-cell table:style-name="ce178" table:formula="of:=2*([.C19]+[.D19])" office:value-type="float" office:value="41.5048780487805">
            <text:p>41,50</text:p>
          </table:table-cell>
          <table:table-cell table:style-name="ce180" table:formula="of:=IF(AND(([.C19]=0);([.D19]=0));0;[.E19]/([.C19]+[.D19]))" office:value-type="float" office:value="1.97719927131692">
            <text:p>1,98</text:p>
          </table:table-cell>
          <table:table-cell table:style-name="ce6" table:formula="of:=4*([.C19]+[.D19])+9*[.E19]" office:value-type="float" office:value="452.29512195122">
            <text:p>452,30</text:p>
          </table:table-cell>
          <table:table-cell office:value-type="string">
            <text:p>Portion 1</text:p>
          </table:table-cell>
          <table:table-cell/>
          <table:table-cell table:formula="of:=IF([.B19]=0;0;[.C19]*[.J19]/[.B19])" office:value-type="float" office:value="0">
            <text:p>0,00</text:p>
          </table:table-cell>
          <table:table-cell table:formula="of:=IF([.B19]=0;0;[.D19]*[.J19]/[.B19])" office:value-type="float" office:value="0">
            <text:p>0,00</text:p>
          </table:table-cell>
          <table:table-cell table:formula="of:=IF([.B19]=0;0;[.E19]*[.J19]/[.B19])" office:value-type="float" office:value="0">
            <text:p>0,00</text:p>
          </table:table-cell>
          <table:table-cell table:formula="of:=2*([.K19]+[.L19])" office:value-type="float" office:value="0">
            <text:p>0,00</text:p>
          </table:table-cell>
          <table:table-cell table:formula="of:=4*([.K19]+[.L19])+9*[.M19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/>
          <table:table-cell table:formula="of:=IF([.B19]=0;0;[.C19]*[.J20]/[.B19])" office:value-type="float" office:value="0">
            <text:p>0,00</text:p>
          </table:table-cell>
          <table:table-cell table:formula="of:=IF([.B19]=0;0;[.D19]*[.J20]/[.B19])" office:value-type="float" office:value="0">
            <text:p>0,00</text:p>
          </table:table-cell>
          <table:table-cell table:formula="of:=IF([.B19]=0;0;[.E19]*[.J20]/[.B19])" office:value-type="float" office:value="0">
            <text:p>0,00</text:p>
          </table:table-cell>
          <table:table-cell table:formula="of:=2*([.K20]+[.L20])" office:value-type="float" office:value="0">
            <text:p>0,00</text:p>
          </table:table-cell>
          <table:table-cell table:formula="of:=4*([.K20]+[.L20])+9*[.M20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/>
          <table:table-cell table:formula="of:=IF([.B19]=0;0;[.C19]*[.J21]/[.B19])" office:value-type="float" office:value="0">
            <text:p>0,00</text:p>
          </table:table-cell>
          <table:table-cell table:formula="of:=IF([.B19]=0;0;[.D19]*[.J21]/[.B19])" office:value-type="float" office:value="0">
            <text:p>0,00</text:p>
          </table:table-cell>
          <table:table-cell table:formula="of:=IF([.B19]=0;0;[.E19]*[.J21]/[.B19])" office:value-type="float" office:value="0">
            <text:p>0,00</text:p>
          </table:table-cell>
          <table:table-cell table:formula="of:=2*([.K21]+[.L21])" office:value-type="float" office:value="0">
            <text:p>0,00</text:p>
          </table:table-cell>
          <table:table-cell table:formula="of:=4*([.K21]+[.L21])+9*[.M21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/>
          <table:table-cell table:formula="of:=IF([.B19]=0;0;[.C19]*[.J22]/[.B19])" office:value-type="float" office:value="0">
            <text:p>0,00</text:p>
          </table:table-cell>
          <table:table-cell table:formula="of:=IF([.B19]=0;0;[.D19]*[.J22]/[.B19])" office:value-type="float" office:value="0">
            <text:p>0,00</text:p>
          </table:table-cell>
          <table:table-cell table:formula="of:=IF([.B19]=0;0;[.E19]*[.J22]/[.B19])" office:value-type="float" office:value="0">
            <text:p>0,00</text:p>
          </table:table-cell>
          <table:table-cell table:formula="of:=2*([.K22]+[.L22])" office:value-type="float" office:value="0">
            <text:p>0,00</text:p>
          </table:table-cell>
          <table:table-cell table:formula="of:=4*([.K22]+[.L22])+9*[.M22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/>
          <table:table-cell table:formula="of:=IF([.B19]=0;0;[.C19]*[.J23]/[.B19])" office:value-type="float" office:value="0">
            <text:p>0,00</text:p>
          </table:table-cell>
          <table:table-cell table:formula="of:=IF([.B19]=0;0;[.D19]*[.J23]/[.B19])" office:value-type="float" office:value="0">
            <text:p>0,00</text:p>
          </table:table-cell>
          <table:table-cell table:formula="of:=IF([.B19]=0;0;[.E19]*[.J23]/[.B19])" office:value-type="float" office:value="0">
            <text:p>0,00</text:p>
          </table:table-cell>
          <table:table-cell table:formula="of:=2*([.K23]+[.L23])" office:value-type="float" office:value="0">
            <text:p>0,00</text:p>
          </table:table-cell>
          <table:table-cell table:formula="of:=4*([.K23]+[.L23])+9*[.M23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/>
          <table:table-cell table:formula="of:=IF([.B19]=0;0;[.C19]*[.J24]/[.B19])" office:value-type="float" office:value="0">
            <text:p>0,00</text:p>
          </table:table-cell>
          <table:table-cell table:formula="of:=IF([.B19]=0;0;[.D19]*[.J24]/[.B19])" office:value-type="float" office:value="0">
            <text:p>0,00</text:p>
          </table:table-cell>
          <table:table-cell table:formula="of:=IF([.B19]=0;0;[.E19]*[.J24]/[.B19])" office:value-type="float" office:value="0">
            <text:p>0,00</text:p>
          </table:table-cell>
          <table:table-cell table:formula="of:=2*([.K24]+[.L24])" office:value-type="float" office:value="0">
            <text:p>0,00</text:p>
          </table:table-cell>
          <table:table-cell table:formula="of:=4*([.K24]+[.L24])+9*[.M24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/>
          <table:table-cell table:formula="of:=IF([.B19]=0;0;[.C19]*[.J25]/[.B19])" office:value-type="float" office:value="0">
            <text:p>0,00</text:p>
          </table:table-cell>
          <table:table-cell table:formula="of:=IF([.B19]=0;0;[.D19]*[.J25]/[.B19])" office:value-type="float" office:value="0">
            <text:p>0,00</text:p>
          </table:table-cell>
          <table:table-cell table:formula="of:=IF([.B19]=0;0;[.E19]*[.J25]/[.B19])" office:value-type="float" office:value="0">
            <text:p>0,00</text:p>
          </table:table-cell>
          <table:table-cell table:formula="of:=2*([.K25]+[.L25])" office:value-type="float" office:value="0">
            <text:p>0,00</text:p>
          </table:table-cell>
          <table:table-cell table:formula="of:=4*([.K25]+[.L25])+9*[.M2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/>
          <table:table-cell table:formula="of:=IF([.B19]=0;0;[.C19]*[.J26]/[.B19])" office:value-type="float" office:value="0">
            <text:p>0,00</text:p>
          </table:table-cell>
          <table:table-cell table:formula="of:=IF([.B19]=0;0;[.D19]*[.J26]/[.B19])" office:value-type="float" office:value="0">
            <text:p>0,00</text:p>
          </table:table-cell>
          <table:table-cell table:formula="of:=IF([.B19]=0;0;[.E19]*[.J26]/[.B19])" office:value-type="float" office:value="0">
            <text:p>0,00</text:p>
          </table:table-cell>
          <table:table-cell table:formula="of:=2*([.K26]+[.L26])" office:value-type="float" office:value="0">
            <text:p>0,00</text:p>
          </table:table-cell>
          <table:table-cell table:formula="of:=4*([.K26]+[.L26])+9*[.M26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/>
          <table:table-cell table:formula="of:=IF([.B19]=0;0;[.C19]*[.J27]/[.B19])" office:value-type="float" office:value="0">
            <text:p>0,00</text:p>
          </table:table-cell>
          <table:table-cell table:formula="of:=IF([.B19]=0;0;[.D19]*[.J27]/[.B19])" office:value-type="float" office:value="0">
            <text:p>0,00</text:p>
          </table:table-cell>
          <table:table-cell table:formula="of:=IF([.B19]=0;0;[.E19]*[.J27]/[.B19])" office:value-type="float" office:value="0">
            <text:p>0,00</text:p>
          </table:table-cell>
          <table:table-cell table:formula="of:=2*([.K27]+[.L27])" office:value-type="float" office:value="0">
            <text:p>0,00</text:p>
          </table:table-cell>
          <table:table-cell table:formula="of:=4*([.K27]+[.L27])+9*[.M27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/>
          <table:table-cell table:formula="of:=IF([.B19]=0;0;[.C19]*[.J28]/[.B19])" office:value-type="float" office:value="0">
            <text:p>0,00</text:p>
          </table:table-cell>
          <table:table-cell table:formula="of:=IF([.B19]=0;0;[.D19]*[.J28]/[.B19])" office:value-type="float" office:value="0">
            <text:p>0,00</text:p>
          </table:table-cell>
          <table:table-cell table:formula="of:=IF([.B19]=0;0;[.E19]*[.J28]/[.B19])" office:value-type="float" office:value="0">
            <text:p>0,00</text:p>
          </table:table-cell>
          <table:table-cell table:formula="of:=2*([.K28]+[.L28])" office:value-type="float" office:value="0">
            <text:p>0,00</text:p>
          </table:table-cell>
          <table:table-cell table:formula="of:=4*([.K28]+[.L28])+9*[.M28]" office:value-type="float" office:value="0">
            <text:p>0,00</text:p>
          </table:table-cell>
        </table:table-row>
      </table:table>
      <table:table table:name="oeuf mimosa" table:style-name="ta1" table:print="false">
        <table:table-column table:style-name="co1" table:number-columns-repeated="8" table:default-cell-style-name="Default"/>
        <table:table-column table:style-name="co1" table:number-columns-repeated="7" table:default-cell-style-name="ce15"/>
        <table:table-row table:style-name="ro1">
          <table:table-cell/>
          <table:table-cell office:value-type="string">
            <text:p>RECETTE</text:p>
          </table:table-cell>
          <table:table-cell table:number-columns-repeated="6"/>
          <table:table-cell table:style-name="Default"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1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number-columns-repeated="2" table:style-name="ce4" office:value-type="float" office:value="0.01">
            <text:p>0,01</text:p>
          </table:table-cell>
          <table:table-cell table:style-name="ce4" office:value-type="float" office:value="100">
            <text:p>100,00</text:p>
          </table:table-cell>
          <table:table-cell table:style-name="ce4" table:formula="of:=2*([.C7]+[.D7])" office:value-type="float" office:value="0.04">
            <text:p>0,04</text:p>
          </table:table-cell>
          <table:table-cell table:style-name="ce85" table:formula="of:=IF(([.F7]=0);0;[.E7]*2/[.F7])" office:value-type="float" office:value="5000">
            <text:p>5000,00</text:p>
          </table:table-cell>
          <table:table-cell table:style-name="ce4" table:formula="of:=4*([.C7]+[.D7])+9*[.E7]" office:value-type="float" office:value="900.08">
            <text:p>900,08</text:p>
          </table:table-cell>
          <table:table-cell table:style-name="ce12" office:value-type="string">
            <text:p>huile</text:p>
          </table:table-cell>
          <table:table-cell table:style-name="ce16"/>
          <table:table-cell table:style-name="ce20" table:formula="of:=IF([.B7]=0;0;[.C7]*[.J7]/[.B7])" office:value-type="float" office:value="0">
            <text:p>0,00</text:p>
          </table:table-cell>
          <table:table-cell table:style-name="ce20" table:formula="of:=IF([.B7]=0;0;[.D7]*[.J7]/[.B7])" office:value-type="float" office:value="0">
            <text:p>0,00</text:p>
          </table:table-cell>
          <table:table-cell table:style-name="ce20" table:formula="of:=IF([.B7]=0;0;[.E7]*[.J7]/[.B7])" office:value-type="float" office:value="0">
            <text:p>0,00</text:p>
          </table:table-cell>
          <table:table-cell table:style-name="ce20" table:formula="of:=2*([.K7]+[.L7])" office:value-type="float" office:value="0">
            <text:p>0,00</text:p>
          </table:table-cell>
          <table:table-cell table:style-name="ce20" table:formula="of:=4*([.K7]+[.L7])+9*[.M7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19">
            <text:p>2,19</text:p>
          </table:table-cell>
          <table:table-cell table:style-name="ce4" office:value-type="float" office:value="2.18">
            <text:p>2,18</text:p>
          </table:table-cell>
          <table:table-cell table:style-name="ce4" office:value-type="float" office:value="30">
            <text:p>30,00</text:p>
          </table:table-cell>
          <table:table-cell table:style-name="ce4" table:formula="of:=2*([.C8]+[.D8])" office:value-type="float" office:value="8.74">
            <text:p>8,74</text:p>
          </table:table-cell>
          <table:table-cell table:style-name="ce85" table:formula="of:=IF(([.F8]=0);0;[.E8]*2/[.F8])" office:value-type="float" office:value="6.8649885583524">
            <text:p>6,86</text:p>
          </table:table-cell>
          <table:table-cell table:style-name="ce4" table:formula="of:=4*([.C8]+[.D8])+9*[.E8]" office:value-type="float" office:value="287.48">
            <text:p>287,48</text:p>
          </table:table-cell>
          <table:table-cell table:style-name="ce12" office:value-type="string">
            <text:p>crème 30</text:p>
          </table:table-cell>
          <table:table-cell table:style-name="ce16"/>
          <table:table-cell table:style-name="ce20" table:formula="of:=IF([.B8]=0;0;[.C8]*[.J8]/[.B8])" office:value-type="float" office:value="0">
            <text:p>0,00</text:p>
          </table:table-cell>
          <table:table-cell table:style-name="ce20" table:formula="of:=IF([.B8]=0;0;[.D8]*[.J8]/[.B8])" office:value-type="float" office:value="0">
            <text:p>0,00</text:p>
          </table:table-cell>
          <table:table-cell table:style-name="ce20" table:formula="of:=IF([.B8]=0;0;[.E8]*[.J8]/[.B8])" office:value-type="float" office:value="0">
            <text:p>0,00</text:p>
          </table:table-cell>
          <table:table-cell table:style-name="ce20" table:formula="of:=2*([.K8]+[.L8])" office:value-type="float" office:value="0">
            <text:p>0,00</text:p>
          </table:table-cell>
          <table:table-cell table:style-name="ce20" table:formula="of:=4*([.K8]+[.L8])+9*[.M8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">
            <text:p>1,00</text:p>
          </table:table-cell>
          <table:table-cell table:style-name="ce4" office:value-type="float" office:value="82.2">
            <text:p>82,20</text:p>
          </table:table-cell>
          <table:table-cell table:style-name="ce4" table:formula="of:=2*([.C9]+[.D9])" office:value-type="float" office:value="3.4">
            <text:p>3,40</text:p>
          </table:table-cell>
          <table:table-cell table:style-name="ce85" table:formula="of:=IF(([.F9]=0);0;[.E9]*2/[.F9])" office:value-type="float" office:value="48.3529411764706">
            <text:p>48,35</text:p>
          </table:table-cell>
          <table:table-cell table:style-name="ce4" table:formula="of:=4*([.C9]+[.D9])+9*[.E9]" office:value-type="float" office:value="746.6">
            <text:p>746,60</text:p>
          </table:table-cell>
          <table:table-cell table:style-name="ce12" office:value-type="string">
            <text:p>beurre ou mayo thomi</text:p>
          </table:table-cell>
          <table:table-cell table:style-name="ce16" office:value-type="float" office:value="28">
            <text:p>28,00</text:p>
          </table:table-cell>
          <table:table-cell table:style-name="ce20" table:formula="of:=IF([.B9]=0;0;[.C9]*[.J9]/[.B9])" office:value-type="float" office:value="0.196">
            <text:p>0,20</text:p>
          </table:table-cell>
          <table:table-cell table:style-name="ce20" table:formula="of:=IF([.B9]=0;0;[.D9]*[.J9]/[.B9])" office:value-type="float" office:value="0.28">
            <text:p>0,28</text:p>
          </table:table-cell>
          <table:table-cell table:style-name="ce20" table:formula="of:=IF([.B9]=0;0;[.E9]*[.J9]/[.B9])" office:value-type="float" office:value="23.016">
            <text:p>23,02</text:p>
          </table:table-cell>
          <table:table-cell table:style-name="ce20" table:formula="of:=2*([.K9]+[.L9])" office:value-type="float" office:value="0.952">
            <text:p>0,95</text:p>
          </table:table-cell>
          <table:table-cell table:style-name="ce20" table:formula="of:=4*([.K9]+[.L9])+9*[.M9]" office:value-type="float" office:value="209.048">
            <text:p>209,05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6.4">
            <text:p>26,40</text:p>
          </table:table-cell>
          <table:table-cell table:style-name="ce4" office:value-type="float" office:value="0.01">
            <text:p>0,01</text:p>
          </table:table-cell>
          <table:table-cell table:style-name="ce4" office:value-type="float" office:value="1.04">
            <text:p>1,04</text:p>
          </table:table-cell>
          <table:table-cell table:style-name="ce4" table:formula="of:=2*([.C10]+[.D10])" office:value-type="float" office:value="52.82">
            <text:p>52,82</text:p>
          </table:table-cell>
          <table:table-cell table:style-name="ce85" table:formula="of:=IF(([.F10]=0);0;[.E10]*2/[.F10])" office:value-type="float" office:value="0.0393790230973116">
            <text:p>0,04</text:p>
          </table:table-cell>
          <table:table-cell table:style-name="ce4" table:formula="of:=4*([.C10]+[.D10])+9*[.E10]" office:value-type="float" office:value="115">
            <text:p>115,00</text:p>
          </table:table-cell>
          <table:table-cell table:style-name="ce12" office:value-type="string">
            <text:p>thon</text:p>
          </table:table-cell>
          <table:table-cell table:style-name="ce16" office:value-type="float" office:value="30">
            <text:p>30,00</text:p>
          </table:table-cell>
          <table:table-cell table:style-name="ce20" table:formula="of:=IF([.B10]=0;0;[.C10]*[.J10]/[.B10])" office:value-type="float" office:value="7.92">
            <text:p>7,92</text:p>
          </table:table-cell>
          <table:table-cell table:style-name="ce20" table:formula="of:=IF([.B10]=0;0;[.D10]*[.J10]/[.B10])" office:value-type="float" office:value="0.003">
            <text:p>0,00</text:p>
          </table:table-cell>
          <table:table-cell table:style-name="ce20" table:formula="of:=IF([.B10]=0;0;[.E10]*[.J10]/[.B10])" office:value-type="float" office:value="0.312">
            <text:p>0,31</text:p>
          </table:table-cell>
          <table:table-cell table:style-name="ce20" table:formula="of:=2*([.K10]+[.L10])" office:value-type="float" office:value="15.846">
            <text:p>15,85</text:p>
          </table:table-cell>
          <table:table-cell table:style-name="ce20" table:formula="of:=4*([.K10]+[.L10])+9*[.M10]" office:value-type="float" office:value="34.5">
            <text:p>34,50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0.3">
            <text:p>10,30</text:p>
          </table:table-cell>
          <table:table-cell table:style-name="ce4" office:value-type="float" office:value="0.71">
            <text:p>0,71</text:p>
          </table:table-cell>
          <table:table-cell table:style-name="ce4" office:value-type="float" office:value="0.18">
            <text:p>0,18</text:p>
          </table:table-cell>
          <table:table-cell table:style-name="ce4" table:formula="of:=2*([.C11]+[.D11])" office:value-type="float" office:value="22.02">
            <text:p>22,02</text:p>
          </table:table-cell>
          <table:table-cell table:style-name="ce85" table:formula="of:=IF(([.F11]=0);0;[.E11]*2/[.F11])" office:value-type="float" office:value="0.0163487738419619">
            <text:p>0,02</text:p>
          </table:table-cell>
          <table:table-cell table:style-name="ce4" table:formula="of:=4*([.C11]+[.D11])+9*[.E11]" office:value-type="float" office:value="45.66">
            <text:p>45,66</text:p>
          </table:table-cell>
          <table:table-cell table:style-name="ce12" office:value-type="string">
            <text:p>blanc œuf</text:p>
          </table:table-cell>
          <table:table-cell table:style-name="ce16" office:value-type="float" office:value="30">
            <text:p>30,00</text:p>
          </table:table-cell>
          <table:table-cell table:style-name="ce20" table:formula="of:=IF([.B11]=0;0;[.C11]*[.J11]/[.B11])" office:value-type="float" office:value="3.09">
            <text:p>3,09</text:p>
          </table:table-cell>
          <table:table-cell table:style-name="ce20" table:formula="of:=IF([.B11]=0;0;[.D11]*[.J11]/[.B11])" office:value-type="float" office:value="0.213">
            <text:p>0,21</text:p>
          </table:table-cell>
          <table:table-cell table:style-name="ce20" table:formula="of:=IF([.B11]=0;0;[.E11]*[.J11]/[.B11])" office:value-type="float" office:value="0.054">
            <text:p>0,05</text:p>
          </table:table-cell>
          <table:table-cell table:style-name="ce20" table:formula="of:=2*([.K11]+[.L11])" office:value-type="float" office:value="6.606">
            <text:p>6,61</text:p>
          </table:table-cell>
          <table:table-cell table:style-name="ce20" table:formula="of:=4*([.K11]+[.L11])+9*[.M11]" office:value-type="float" office:value="13.698">
            <text:p>13,70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2]+[.D12])" office:value-type="float" office:value="0">
            <text:p>0,00</text:p>
          </table:table-cell>
          <table:table-cell table:style-name="ce85" table:formula="of:=IF(([.F12]=0);0;[.E12]*2/[.F12])" office:value-type="float" office:value="0">
            <text:p>0,00</text:p>
          </table:table-cell>
          <table:table-cell table:style-name="ce4" table:formula="of:=4*([.C12]+[.D12])+9*[.E12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2]=0;0;[.C12]*[.J12]/[.B12])" office:value-type="float" office:value="0">
            <text:p>0,00</text:p>
          </table:table-cell>
          <table:table-cell table:style-name="ce20" table:formula="of:=IF([.B12]=0;0;[.D12]*[.J12]/[.B12])" office:value-type="float" office:value="0">
            <text:p>0,00</text:p>
          </table:table-cell>
          <table:table-cell table:style-name="ce20" table:formula="of:=IF([.B12]=0;0;[.E12]*[.J12]/[.B12])" office:value-type="float" office:value="0">
            <text:p>0,00</text:p>
          </table:table-cell>
          <table:table-cell table:style-name="ce20" table:formula="of:=2*([.K12]+[.L12])" office:value-type="float" office:value="0">
            <text:p>0,00</text:p>
          </table:table-cell>
          <table:table-cell table:style-name="ce20" table:formula="of:=4*([.K12]+[.L12])+9*[.M12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3]+[.D13])" office:value-type="float" office:value="0">
            <text:p>0,00</text:p>
          </table:table-cell>
          <table:table-cell table:style-name="ce85" table:formula="of:=IF(([.F13]=0);0;[.E13]*2/[.F13])" office:value-type="float" office:value="0">
            <text:p>0,00</text:p>
          </table:table-cell>
          <table:table-cell table:style-name="ce4" table:formula="of:=4*([.C13]+[.D13])+9*[.E13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3]=0;0;[.C13]*[.J13]/[.B13])" office:value-type="float" office:value="0">
            <text:p>0,00</text:p>
          </table:table-cell>
          <table:table-cell table:style-name="ce20" table:formula="of:=IF([.B13]=0;0;[.D13]*[.J13]/[.B13])" office:value-type="float" office:value="0">
            <text:p>0,00</text:p>
          </table:table-cell>
          <table:table-cell table:style-name="ce20" table:formula="of:=IF([.B13]=0;0;[.E13]*[.J13]/[.B13])" office:value-type="float" office:value="0">
            <text:p>0,00</text:p>
          </table:table-cell>
          <table:table-cell table:style-name="ce20" table:formula="of:=2*([.K13]+[.L13])" office:value-type="float" office:value="0">
            <text:p>0,00</text:p>
          </table:table-cell>
          <table:table-cell table:style-name="ce20" table:formula="of:=4*([.K13]+[.L13])+9*[.M13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4]+[.D14])" office:value-type="float" office:value="0">
            <text:p>0,00</text:p>
          </table:table-cell>
          <table:table-cell table:style-name="ce85" table:formula="of:=IF(([.F14]=0);0;[.E14]*2/[.F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5]+[.D15])" office:value-type="float" office:value="0">
            <text:p>0,00</text:p>
          </table:table-cell>
          <table:table-cell table:style-name="ce85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table:formula="of:=SUM([.J7:.J15])" office:value-type="float" office:value="88">
            <text:p>88,00</text:p>
          </table:table-cell>
          <table:table-cell table:style-name="ce17" table:formula="of:=SUM([.K7:.K15])" office:value-type="float" office:value="11.206">
            <text:p>11,21</text:p>
          </table:table-cell>
          <table:table-cell table:style-name="ce17" table:formula="of:=SUM([.L7:.L15])" office:value-type="float" office:value="0.496">
            <text:p>0,50</text:p>
          </table:table-cell>
          <table:table-cell table:style-name="ce17" table:formula="of:=SUM([.M7:.M15])" office:value-type="float" office:value="23.382">
            <text:p>23,38</text:p>
          </table:table-cell>
          <table:table-cell table:style-name="ce17" table:formula="of:=2*([.K16]+[.L16])" office:value-type="float" office:value="23.404">
            <text:p>23,40</text:p>
          </table:table-cell>
          <table:table-cell table:style-name="ce17" table:formula="of:=4*([.K16]+[.L16])+9*[.M16]" office:value-type="float" office:value="257.246">
            <text:p>257,25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1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12.7340909090909">
            <text:p>12,73</text:p>
          </table:table-cell>
          <table:table-cell table:style-name="ce6" table:formula="of:=IF([.J16]=0;0;[.L16]*[.B19]/[.J16])" office:value-type="float" office:value="0.563636363636364">
            <text:p>0,56</text:p>
          </table:table-cell>
          <table:table-cell table:style-name="ce6" table:formula="of:=IF([.J16]=0;0;[.M16]*[.B19]/[.J16])" office:value-type="float" office:value="26.5704545454545">
            <text:p>26,57</text:p>
          </table:table-cell>
          <table:table-cell table:style-name="ce84" table:formula="of:=2*([.C19]+[.D19])" office:value-type="float" office:value="26.5954545454545">
            <text:p>26,60</text:p>
          </table:table-cell>
          <table:table-cell table:style-name="ce86" table:formula="of:=IF(AND(([.C19]=0);([.D19]=0));0;[.E19]/([.C19]+[.D19]))" office:value-type="float" office:value="1.99811997949069">
            <text:p>2,00</text:p>
          </table:table-cell>
          <table:table-cell table:style-name="ce6" table:formula="of:=4*([.C19]+[.D19])+9*[.E19]" office:value-type="float" office:value="292.325">
            <text:p>292,33</text:p>
          </table:table-cell>
          <table:table-cell office:value-type="string">
            <text:p>Portion 1</text:p>
          </table:table-cell>
          <table:table-cell/>
          <table:table-cell table:formula="of:=IF([.B19]=0;0;[.C19]*[.J19]/[.B19])" office:value-type="float" office:value="0">
            <text:p>0,00</text:p>
          </table:table-cell>
          <table:table-cell table:formula="of:=IF([.B19]=0;0;[.D19]*[.J19]/[.B19])" office:value-type="float" office:value="0">
            <text:p>0,00</text:p>
          </table:table-cell>
          <table:table-cell table:formula="of:=IF([.B19]=0;0;[.E19]*[.J19]/[.B19])" office:value-type="float" office:value="0">
            <text:p>0,00</text:p>
          </table:table-cell>
          <table:table-cell table:formula="of:=2*([.K19]+[.L19])" office:value-type="float" office:value="0">
            <text:p>0,00</text:p>
          </table:table-cell>
          <table:table-cell table:formula="of:=4*([.K19]+[.L19])+9*[.M19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/>
          <table:table-cell table:formula="of:=IF([.B19]=0;0;[.C19]*[.J20]/[.B19])" office:value-type="float" office:value="0">
            <text:p>0,00</text:p>
          </table:table-cell>
          <table:table-cell table:formula="of:=IF([.B19]=0;0;[.D19]*[.J20]/[.B19])" office:value-type="float" office:value="0">
            <text:p>0,00</text:p>
          </table:table-cell>
          <table:table-cell table:formula="of:=IF([.B19]=0;0;[.E19]*[.J20]/[.B19])" office:value-type="float" office:value="0">
            <text:p>0,00</text:p>
          </table:table-cell>
          <table:table-cell table:formula="of:=2*([.K20]+[.L20])" office:value-type="float" office:value="0">
            <text:p>0,00</text:p>
          </table:table-cell>
          <table:table-cell table:formula="of:=4*([.K20]+[.L20])+9*[.M20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/>
          <table:table-cell table:formula="of:=IF([.B19]=0;0;[.C19]*[.J21]/[.B19])" office:value-type="float" office:value="0">
            <text:p>0,00</text:p>
          </table:table-cell>
          <table:table-cell table:formula="of:=IF([.B19]=0;0;[.D19]*[.J21]/[.B19])" office:value-type="float" office:value="0">
            <text:p>0,00</text:p>
          </table:table-cell>
          <table:table-cell table:formula="of:=IF([.B19]=0;0;[.E19]*[.J21]/[.B19])" office:value-type="float" office:value="0">
            <text:p>0,00</text:p>
          </table:table-cell>
          <table:table-cell table:formula="of:=2*([.K21]+[.L21])" office:value-type="float" office:value="0">
            <text:p>0,00</text:p>
          </table:table-cell>
          <table:table-cell table:formula="of:=4*([.K21]+[.L21])+9*[.M21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/>
          <table:table-cell table:formula="of:=IF([.B19]=0;0;[.C19]*[.J22]/[.B19])" office:value-type="float" office:value="0">
            <text:p>0,00</text:p>
          </table:table-cell>
          <table:table-cell table:formula="of:=IF([.B19]=0;0;[.D19]*[.J22]/[.B19])" office:value-type="float" office:value="0">
            <text:p>0,00</text:p>
          </table:table-cell>
          <table:table-cell table:formula="of:=IF([.B19]=0;0;[.E19]*[.J22]/[.B19])" office:value-type="float" office:value="0">
            <text:p>0,00</text:p>
          </table:table-cell>
          <table:table-cell table:formula="of:=2*([.K22]+[.L22])" office:value-type="float" office:value="0">
            <text:p>0,00</text:p>
          </table:table-cell>
          <table:table-cell table:formula="of:=4*([.K22]+[.L22])+9*[.M22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/>
          <table:table-cell table:formula="of:=IF([.B19]=0;0;[.C19]*[.J23]/[.B19])" office:value-type="float" office:value="0">
            <text:p>0,00</text:p>
          </table:table-cell>
          <table:table-cell table:formula="of:=IF([.B19]=0;0;[.D19]*[.J23]/[.B19])" office:value-type="float" office:value="0">
            <text:p>0,00</text:p>
          </table:table-cell>
          <table:table-cell table:formula="of:=IF([.B19]=0;0;[.E19]*[.J23]/[.B19])" office:value-type="float" office:value="0">
            <text:p>0,00</text:p>
          </table:table-cell>
          <table:table-cell table:formula="of:=2*([.K23]+[.L23])" office:value-type="float" office:value="0">
            <text:p>0,00</text:p>
          </table:table-cell>
          <table:table-cell table:formula="of:=4*([.K23]+[.L23])+9*[.M23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/>
          <table:table-cell table:formula="of:=IF([.B19]=0;0;[.C19]*[.J24]/[.B19])" office:value-type="float" office:value="0">
            <text:p>0,00</text:p>
          </table:table-cell>
          <table:table-cell table:formula="of:=IF([.B19]=0;0;[.D19]*[.J24]/[.B19])" office:value-type="float" office:value="0">
            <text:p>0,00</text:p>
          </table:table-cell>
          <table:table-cell table:formula="of:=IF([.B19]=0;0;[.E19]*[.J24]/[.B19])" office:value-type="float" office:value="0">
            <text:p>0,00</text:p>
          </table:table-cell>
          <table:table-cell table:formula="of:=2*([.K24]+[.L24])" office:value-type="float" office:value="0">
            <text:p>0,00</text:p>
          </table:table-cell>
          <table:table-cell table:formula="of:=4*([.K24]+[.L24])+9*[.M24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/>
          <table:table-cell table:formula="of:=IF([.B19]=0;0;[.C19]*[.J25]/[.B19])" office:value-type="float" office:value="0">
            <text:p>0,00</text:p>
          </table:table-cell>
          <table:table-cell table:formula="of:=IF([.B19]=0;0;[.D19]*[.J25]/[.B19])" office:value-type="float" office:value="0">
            <text:p>0,00</text:p>
          </table:table-cell>
          <table:table-cell table:formula="of:=IF([.B19]=0;0;[.E19]*[.J25]/[.B19])" office:value-type="float" office:value="0">
            <text:p>0,00</text:p>
          </table:table-cell>
          <table:table-cell table:formula="of:=2*([.K25]+[.L25])" office:value-type="float" office:value="0">
            <text:p>0,00</text:p>
          </table:table-cell>
          <table:table-cell table:formula="of:=4*([.K25]+[.L25])+9*[.M2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/>
          <table:table-cell table:formula="of:=IF([.B19]=0;0;[.C19]*[.J26]/[.B19])" office:value-type="float" office:value="0">
            <text:p>0,00</text:p>
          </table:table-cell>
          <table:table-cell table:formula="of:=IF([.B19]=0;0;[.D19]*[.J26]/[.B19])" office:value-type="float" office:value="0">
            <text:p>0,00</text:p>
          </table:table-cell>
          <table:table-cell table:formula="of:=IF([.B19]=0;0;[.E19]*[.J26]/[.B19])" office:value-type="float" office:value="0">
            <text:p>0,00</text:p>
          </table:table-cell>
          <table:table-cell table:formula="of:=2*([.K26]+[.L26])" office:value-type="float" office:value="0">
            <text:p>0,00</text:p>
          </table:table-cell>
          <table:table-cell table:formula="of:=4*([.K26]+[.L26])+9*[.M26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/>
          <table:table-cell table:formula="of:=IF([.B19]=0;0;[.C19]*[.J27]/[.B19])" office:value-type="float" office:value="0">
            <text:p>0,00</text:p>
          </table:table-cell>
          <table:table-cell table:formula="of:=IF([.B19]=0;0;[.D19]*[.J27]/[.B19])" office:value-type="float" office:value="0">
            <text:p>0,00</text:p>
          </table:table-cell>
          <table:table-cell table:formula="of:=IF([.B19]=0;0;[.E19]*[.J27]/[.B19])" office:value-type="float" office:value="0">
            <text:p>0,00</text:p>
          </table:table-cell>
          <table:table-cell table:formula="of:=2*([.K27]+[.L27])" office:value-type="float" office:value="0">
            <text:p>0,00</text:p>
          </table:table-cell>
          <table:table-cell table:formula="of:=4*([.K27]+[.L27])+9*[.M27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/>
          <table:table-cell table:formula="of:=IF([.B19]=0;0;[.C19]*[.J28]/[.B19])" office:value-type="float" office:value="0">
            <text:p>0,00</text:p>
          </table:table-cell>
          <table:table-cell table:formula="of:=IF([.B19]=0;0;[.D19]*[.J28]/[.B19])" office:value-type="float" office:value="0">
            <text:p>0,00</text:p>
          </table:table-cell>
          <table:table-cell table:formula="of:=IF([.B19]=0;0;[.E19]*[.J28]/[.B19])" office:value-type="float" office:value="0">
            <text:p>0,00</text:p>
          </table:table-cell>
          <table:table-cell table:formula="of:=2*([.K28]+[.L28])" office:value-type="float" office:value="0">
            <text:p>0,00</text:p>
          </table:table-cell>
          <table:table-cell table:formula="of:=4*([.K28]+[.L28])+9*[.M28]" office:value-type="float" office:value="0">
            <text:p>0,00</text:p>
          </table:table-cell>
        </table:table-row>
      </table:table>
      <table:table table:name="concombre creme" table:style-name="ta1" table:print="false">
        <table:table-column table:style-name="co1" table:number-columns-repeated="8" table:default-cell-style-name="Default"/>
        <table:table-column table:style-name="co1" table:number-columns-repeated="7" table:default-cell-style-name="ce15"/>
        <table:table-row table:style-name="ro1">
          <table:table-cell/>
          <table:table-cell office:value-type="string">
            <text:p>RECETTE</text:p>
          </table:table-cell>
          <table:table-cell table:number-columns-repeated="6"/>
          <table:table-cell table:style-name="Default"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1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number-columns-repeated="2" table:style-name="ce4" office:value-type="float" office:value="0.01">
            <text:p>0,01</text:p>
          </table:table-cell>
          <table:table-cell table:style-name="ce4" office:value-type="float" office:value="100">
            <text:p>100,00</text:p>
          </table:table-cell>
          <table:table-cell table:style-name="ce4" table:formula="of:=2*([.C7]+[.D7])" office:value-type="float" office:value="0.04">
            <text:p>0,04</text:p>
          </table:table-cell>
          <table:table-cell table:style-name="ce88" table:formula="of:=IF(([.F7]=0);0;[.E7]*2/[.F7])" office:value-type="float" office:value="5000">
            <text:p>5000,00</text:p>
          </table:table-cell>
          <table:table-cell table:style-name="ce4" table:formula="of:=4*([.C7]+[.D7])+9*[.E7]" office:value-type="float" office:value="900.08">
            <text:p>900,08</text:p>
          </table:table-cell>
          <table:table-cell table:style-name="ce12" office:value-type="string">
            <text:p>huile</text:p>
          </table:table-cell>
          <table:table-cell table:style-name="ce16"/>
          <table:table-cell table:style-name="ce20" table:formula="of:=IF([.B7]=0;0;[.C7]*[.J7]/[.B7])" office:value-type="float" office:value="0">
            <text:p>0,00</text:p>
          </table:table-cell>
          <table:table-cell table:style-name="ce20" table:formula="of:=IF([.B7]=0;0;[.D7]*[.J7]/[.B7])" office:value-type="float" office:value="0">
            <text:p>0,00</text:p>
          </table:table-cell>
          <table:table-cell table:style-name="ce20" table:formula="of:=IF([.B7]=0;0;[.E7]*[.J7]/[.B7])" office:value-type="float" office:value="0">
            <text:p>0,00</text:p>
          </table:table-cell>
          <table:table-cell table:style-name="ce20" table:formula="of:=2*([.K7]+[.L7])" office:value-type="float" office:value="0">
            <text:p>0,00</text:p>
          </table:table-cell>
          <table:table-cell table:style-name="ce20" table:formula="of:=4*([.K7]+[.L7])+9*[.M7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19">
            <text:p>2,19</text:p>
          </table:table-cell>
          <table:table-cell table:style-name="ce4" office:value-type="float" office:value="2.18">
            <text:p>2,18</text:p>
          </table:table-cell>
          <table:table-cell table:style-name="ce4" office:value-type="float" office:value="30">
            <text:p>30,00</text:p>
          </table:table-cell>
          <table:table-cell table:style-name="ce4" table:formula="of:=2*([.C8]+[.D8])" office:value-type="float" office:value="8.74">
            <text:p>8,74</text:p>
          </table:table-cell>
          <table:table-cell table:style-name="ce88" table:formula="of:=IF(([.F8]=0);0;[.E8]*2/[.F8])" office:value-type="float" office:value="6.8649885583524">
            <text:p>6,86</text:p>
          </table:table-cell>
          <table:table-cell table:style-name="ce4" table:formula="of:=4*([.C8]+[.D8])+9*[.E8]" office:value-type="float" office:value="287.48">
            <text:p>287,48</text:p>
          </table:table-cell>
          <table:table-cell table:style-name="ce12" office:value-type="string">
            <text:p>crème 30</text:p>
          </table:table-cell>
          <table:table-cell table:style-name="ce16" office:value-type="float" office:value="0">
            <text:p>0,00</text:p>
          </table:table-cell>
          <table:table-cell table:style-name="ce20" table:formula="of:=IF([.B8]=0;0;[.C8]*[.J8]/[.B8])" office:value-type="float" office:value="0">
            <text:p>0,00</text:p>
          </table:table-cell>
          <table:table-cell table:style-name="ce20" table:formula="of:=IF([.B8]=0;0;[.D8]*[.J8]/[.B8])" office:value-type="float" office:value="0">
            <text:p>0,00</text:p>
          </table:table-cell>
          <table:table-cell table:style-name="ce20" table:formula="of:=IF([.B8]=0;0;[.E8]*[.J8]/[.B8])" office:value-type="float" office:value="0">
            <text:p>0,00</text:p>
          </table:table-cell>
          <table:table-cell table:style-name="ce20" table:formula="of:=2*([.K8]+[.L8])" office:value-type="float" office:value="0">
            <text:p>0,00</text:p>
          </table:table-cell>
          <table:table-cell table:style-name="ce20" table:formula="of:=4*([.K8]+[.L8])+9*[.M8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">
            <text:p>1,00</text:p>
          </table:table-cell>
          <table:table-cell table:style-name="ce4" office:value-type="float" office:value="82.2">
            <text:p>82,20</text:p>
          </table:table-cell>
          <table:table-cell table:style-name="ce4" table:formula="of:=2*([.C9]+[.D9])" office:value-type="float" office:value="3.4">
            <text:p>3,40</text:p>
          </table:table-cell>
          <table:table-cell table:style-name="ce88" table:formula="of:=IF(([.F9]=0);0;[.E9]*2/[.F9])" office:value-type="float" office:value="48.3529411764706">
            <text:p>48,35</text:p>
          </table:table-cell>
          <table:table-cell table:style-name="ce4" table:formula="of:=4*([.C9]+[.D9])+9*[.E9]" office:value-type="float" office:value="746.6">
            <text:p>746,60</text:p>
          </table:table-cell>
          <table:table-cell table:style-name="ce12" office:value-type="string">
            <text:p>beurre ou mayo thomi</text:p>
          </table:table-cell>
          <table:table-cell table:style-name="ce16" office:value-type="float" office:value="2.5">
            <text:p>2,50</text:p>
          </table:table-cell>
          <table:table-cell table:style-name="ce20" table:formula="of:=IF([.B9]=0;0;[.C9]*[.J9]/[.B9])" office:value-type="float" office:value="0.0175">
            <text:p>0,02</text:p>
          </table:table-cell>
          <table:table-cell table:style-name="ce20" table:formula="of:=IF([.B9]=0;0;[.D9]*[.J9]/[.B9])" office:value-type="float" office:value="0.025">
            <text:p>0,03</text:p>
          </table:table-cell>
          <table:table-cell table:style-name="ce20" table:formula="of:=IF([.B9]=0;0;[.E9]*[.J9]/[.B9])" office:value-type="float" office:value="2.055">
            <text:p>2,06</text:p>
          </table:table-cell>
          <table:table-cell table:style-name="ce20" table:formula="of:=2*([.K9]+[.L9])" office:value-type="float" office:value="0.085">
            <text:p>0,09</text:p>
          </table:table-cell>
          <table:table-cell table:style-name="ce20" table:formula="of:=4*([.K9]+[.L9])+9*[.M9]" office:value-type="float" office:value="18.665">
            <text:p>18,67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59">
            <text:p>0,59</text:p>
          </table:table-cell>
          <table:table-cell table:style-name="ce4" office:value-type="float" office:value="1.38">
            <text:p>1,38</text:p>
          </table:table-cell>
          <table:table-cell table:style-name="ce4" office:value-type="float" office:value="0.19">
            <text:p>0,19</text:p>
          </table:table-cell>
          <table:table-cell table:style-name="ce4" table:formula="of:=2*([.C10]+[.D10])" office:value-type="float" office:value="3.94">
            <text:p>3,94</text:p>
          </table:table-cell>
          <table:table-cell table:style-name="ce88" table:formula="of:=IF(([.F10]=0);0;[.E10]*2/[.F10])" office:value-type="float" office:value="0.0964467005076142">
            <text:p>0,10</text:p>
          </table:table-cell>
          <table:table-cell table:style-name="ce4" table:formula="of:=4*([.C10]+[.D10])+9*[.E10]" office:value-type="float" office:value="9.59">
            <text:p>9,59</text:p>
          </table:table-cell>
          <table:table-cell table:style-name="ce12" office:value-type="string">
            <text:p>concombre</text:p>
          </table:table-cell>
          <table:table-cell table:style-name="ce16" office:value-type="float" office:value="50">
            <text:p>50,00</text:p>
          </table:table-cell>
          <table:table-cell table:style-name="ce20" table:formula="of:=IF([.B10]=0;0;[.C10]*[.J10]/[.B10])" office:value-type="float" office:value="0.295">
            <text:p>0,30</text:p>
          </table:table-cell>
          <table:table-cell table:style-name="ce20" table:formula="of:=IF([.B10]=0;0;[.D10]*[.J10]/[.B10])" office:value-type="float" office:value="0.69">
            <text:p>0,69</text:p>
          </table:table-cell>
          <table:table-cell table:style-name="ce20" table:formula="of:=IF([.B10]=0;0;[.E10]*[.J10]/[.B10])" office:value-type="float" office:value="0.095">
            <text:p>0,10</text:p>
          </table:table-cell>
          <table:table-cell table:style-name="ce20" table:formula="of:=2*([.K10]+[.L10])" office:value-type="float" office:value="1.97">
            <text:p>1,97</text:p>
          </table:table-cell>
          <table:table-cell table:style-name="ce20" table:formula="of:=4*([.K10]+[.L10])+9*[.M10]" office:value-type="float" office:value="4.795">
            <text:p>4,80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1]+[.D11])" office:value-type="float" office:value="0">
            <text:p>0,00</text:p>
          </table:table-cell>
          <table:table-cell table:style-name="ce88" table:formula="of:=IF(([.F11]=0);0;[.E11]*2/[.F11])" office:value-type="float" office:value="0">
            <text:p>0,00</text:p>
          </table:table-cell>
          <table:table-cell table:style-name="ce4" table:formula="of:=4*([.C11]+[.D11])+9*[.E11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1]=0;0;[.C11]*[.J11]/[.B11])" office:value-type="float" office:value="0">
            <text:p>0,00</text:p>
          </table:table-cell>
          <table:table-cell table:style-name="ce20" table:formula="of:=IF([.B11]=0;0;[.D11]*[.J11]/[.B11])" office:value-type="float" office:value="0">
            <text:p>0,00</text:p>
          </table:table-cell>
          <table:table-cell table:style-name="ce20" table:formula="of:=IF([.B11]=0;0;[.E11]*[.J11]/[.B11])" office:value-type="float" office:value="0">
            <text:p>0,00</text:p>
          </table:table-cell>
          <table:table-cell table:style-name="ce20" table:formula="of:=2*([.K11]+[.L11])" office:value-type="float" office:value="0">
            <text:p>0,00</text:p>
          </table:table-cell>
          <table:table-cell table:style-name="ce20" table:formula="of:=4*([.K11]+[.L11])+9*[.M11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2]+[.D12])" office:value-type="float" office:value="0">
            <text:p>0,00</text:p>
          </table:table-cell>
          <table:table-cell table:style-name="ce88" table:formula="of:=IF(([.F12]=0);0;[.E12]*2/[.F12])" office:value-type="float" office:value="0">
            <text:p>0,00</text:p>
          </table:table-cell>
          <table:table-cell table:style-name="ce4" table:formula="of:=4*([.C12]+[.D12])+9*[.E12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2]=0;0;[.C12]*[.J12]/[.B12])" office:value-type="float" office:value="0">
            <text:p>0,00</text:p>
          </table:table-cell>
          <table:table-cell table:style-name="ce20" table:formula="of:=IF([.B12]=0;0;[.D12]*[.J12]/[.B12])" office:value-type="float" office:value="0">
            <text:p>0,00</text:p>
          </table:table-cell>
          <table:table-cell table:style-name="ce20" table:formula="of:=IF([.B12]=0;0;[.E12]*[.J12]/[.B12])" office:value-type="float" office:value="0">
            <text:p>0,00</text:p>
          </table:table-cell>
          <table:table-cell table:style-name="ce20" table:formula="of:=2*([.K12]+[.L12])" office:value-type="float" office:value="0">
            <text:p>0,00</text:p>
          </table:table-cell>
          <table:table-cell table:style-name="ce20" table:formula="of:=4*([.K12]+[.L12])+9*[.M12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3]+[.D13])" office:value-type="float" office:value="0">
            <text:p>0,00</text:p>
          </table:table-cell>
          <table:table-cell table:style-name="ce88" table:formula="of:=IF(([.F13]=0);0;[.E13]*2/[.F13])" office:value-type="float" office:value="0">
            <text:p>0,00</text:p>
          </table:table-cell>
          <table:table-cell table:style-name="ce4" table:formula="of:=4*([.C13]+[.D13])+9*[.E13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3]=0;0;[.C13]*[.J13]/[.B13])" office:value-type="float" office:value="0">
            <text:p>0,00</text:p>
          </table:table-cell>
          <table:table-cell table:style-name="ce20" table:formula="of:=IF([.B13]=0;0;[.D13]*[.J13]/[.B13])" office:value-type="float" office:value="0">
            <text:p>0,00</text:p>
          </table:table-cell>
          <table:table-cell table:style-name="ce20" table:formula="of:=IF([.B13]=0;0;[.E13]*[.J13]/[.B13])" office:value-type="float" office:value="0">
            <text:p>0,00</text:p>
          </table:table-cell>
          <table:table-cell table:style-name="ce20" table:formula="of:=2*([.K13]+[.L13])" office:value-type="float" office:value="0">
            <text:p>0,00</text:p>
          </table:table-cell>
          <table:table-cell table:style-name="ce20" table:formula="of:=4*([.K13]+[.L13])+9*[.M13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4]+[.D14])" office:value-type="float" office:value="0">
            <text:p>0,00</text:p>
          </table:table-cell>
          <table:table-cell table:style-name="ce88" table:formula="of:=IF(([.F14]=0);0;[.E14]*2/[.F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5]+[.D15])" office:value-type="float" office:value="0">
            <text:p>0,00</text:p>
          </table:table-cell>
          <table:table-cell table:style-name="ce88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table:formula="of:=SUM([.J7:.J15])" office:value-type="float" office:value="52.5">
            <text:p>52,50</text:p>
          </table:table-cell>
          <table:table-cell table:style-name="ce17" table:formula="of:=SUM([.K7:.K15])" office:value-type="float" office:value="0.3125">
            <text:p>0,31</text:p>
          </table:table-cell>
          <table:table-cell table:style-name="ce17" table:formula="of:=SUM([.L7:.L15])" office:value-type="float" office:value="0.715">
            <text:p>0,72</text:p>
          </table:table-cell>
          <table:table-cell table:style-name="ce17" table:formula="of:=SUM([.M7:.M15])" office:value-type="float" office:value="2.15">
            <text:p>2,15</text:p>
          </table:table-cell>
          <table:table-cell table:style-name="ce17" table:formula="of:=2*([.K16]+[.L16])" office:value-type="float" office:value="2.055">
            <text:p>2,06</text:p>
          </table:table-cell>
          <table:table-cell table:style-name="ce17" table:formula="of:=4*([.K16]+[.L16])+9*[.M16]" office:value-type="float" office:value="23.46">
            <text:p>23,46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1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0.595238095238095">
            <text:p>0,60</text:p>
          </table:table-cell>
          <table:table-cell table:style-name="ce6" table:formula="of:=IF([.J16]=0;0;[.L16]*[.B19]/[.J16])" office:value-type="float" office:value="1.36190476190476">
            <text:p>1,36</text:p>
          </table:table-cell>
          <table:table-cell table:style-name="ce6" table:formula="of:=IF([.J16]=0;0;[.M16]*[.B19]/[.J16])" office:value-type="float" office:value="4.0952380952381">
            <text:p>4,10</text:p>
          </table:table-cell>
          <table:table-cell table:style-name="ce87" table:formula="of:=2*([.C19]+[.D19])" office:value-type="float" office:value="3.91428571428571">
            <text:p>3,91</text:p>
          </table:table-cell>
          <table:table-cell table:style-name="ce89" table:formula="of:=IF(AND(([.C19]=0);([.D19]=0));0;[.E19]/([.C19]+[.D19]))" office:value-type="float" office:value="2.09245742092457">
            <text:p>2,09</text:p>
          </table:table-cell>
          <table:table-cell table:style-name="ce6" table:formula="of:=4*([.C19]+[.D19])+9*[.E19]" office:value-type="float" office:value="44.6857142857143">
            <text:p>44,69</text:p>
          </table:table-cell>
          <table:table-cell office:value-type="string">
            <text:p>Portion 1</text:p>
          </table:table-cell>
          <table:table-cell/>
          <table:table-cell table:formula="of:=IF([.B19]=0;0;[.C19]*[.J19]/[.B19])" office:value-type="float" office:value="0">
            <text:p>0,00</text:p>
          </table:table-cell>
          <table:table-cell table:formula="of:=IF([.B19]=0;0;[.D19]*[.J19]/[.B19])" office:value-type="float" office:value="0">
            <text:p>0,00</text:p>
          </table:table-cell>
          <table:table-cell table:formula="of:=IF([.B19]=0;0;[.E19]*[.J19]/[.B19])" office:value-type="float" office:value="0">
            <text:p>0,00</text:p>
          </table:table-cell>
          <table:table-cell table:formula="of:=2*([.K19]+[.L19])" office:value-type="float" office:value="0">
            <text:p>0,00</text:p>
          </table:table-cell>
          <table:table-cell table:formula="of:=4*([.K19]+[.L19])+9*[.M19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/>
          <table:table-cell table:formula="of:=IF([.B19]=0;0;[.C19]*[.J20]/[.B19])" office:value-type="float" office:value="0">
            <text:p>0,00</text:p>
          </table:table-cell>
          <table:table-cell table:formula="of:=IF([.B19]=0;0;[.D19]*[.J20]/[.B19])" office:value-type="float" office:value="0">
            <text:p>0,00</text:p>
          </table:table-cell>
          <table:table-cell table:formula="of:=IF([.B19]=0;0;[.E19]*[.J20]/[.B19])" office:value-type="float" office:value="0">
            <text:p>0,00</text:p>
          </table:table-cell>
          <table:table-cell table:formula="of:=2*([.K20]+[.L20])" office:value-type="float" office:value="0">
            <text:p>0,00</text:p>
          </table:table-cell>
          <table:table-cell table:formula="of:=4*([.K20]+[.L20])+9*[.M20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/>
          <table:table-cell table:formula="of:=IF([.B19]=0;0;[.C19]*[.J21]/[.B19])" office:value-type="float" office:value="0">
            <text:p>0,00</text:p>
          </table:table-cell>
          <table:table-cell table:formula="of:=IF([.B19]=0;0;[.D19]*[.J21]/[.B19])" office:value-type="float" office:value="0">
            <text:p>0,00</text:p>
          </table:table-cell>
          <table:table-cell table:formula="of:=IF([.B19]=0;0;[.E19]*[.J21]/[.B19])" office:value-type="float" office:value="0">
            <text:p>0,00</text:p>
          </table:table-cell>
          <table:table-cell table:formula="of:=2*([.K21]+[.L21])" office:value-type="float" office:value="0">
            <text:p>0,00</text:p>
          </table:table-cell>
          <table:table-cell table:formula="of:=4*([.K21]+[.L21])+9*[.M21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/>
          <table:table-cell table:formula="of:=IF([.B19]=0;0;[.C19]*[.J22]/[.B19])" office:value-type="float" office:value="0">
            <text:p>0,00</text:p>
          </table:table-cell>
          <table:table-cell table:formula="of:=IF([.B19]=0;0;[.D19]*[.J22]/[.B19])" office:value-type="float" office:value="0">
            <text:p>0,00</text:p>
          </table:table-cell>
          <table:table-cell table:formula="of:=IF([.B19]=0;0;[.E19]*[.J22]/[.B19])" office:value-type="float" office:value="0">
            <text:p>0,00</text:p>
          </table:table-cell>
          <table:table-cell table:formula="of:=2*([.K22]+[.L22])" office:value-type="float" office:value="0">
            <text:p>0,00</text:p>
          </table:table-cell>
          <table:table-cell table:formula="of:=4*([.K22]+[.L22])+9*[.M22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/>
          <table:table-cell table:formula="of:=IF([.B19]=0;0;[.C19]*[.J23]/[.B19])" office:value-type="float" office:value="0">
            <text:p>0,00</text:p>
          </table:table-cell>
          <table:table-cell table:formula="of:=IF([.B19]=0;0;[.D19]*[.J23]/[.B19])" office:value-type="float" office:value="0">
            <text:p>0,00</text:p>
          </table:table-cell>
          <table:table-cell table:formula="of:=IF([.B19]=0;0;[.E19]*[.J23]/[.B19])" office:value-type="float" office:value="0">
            <text:p>0,00</text:p>
          </table:table-cell>
          <table:table-cell table:formula="of:=2*([.K23]+[.L23])" office:value-type="float" office:value="0">
            <text:p>0,00</text:p>
          </table:table-cell>
          <table:table-cell table:formula="of:=4*([.K23]+[.L23])+9*[.M23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/>
          <table:table-cell table:formula="of:=IF([.B19]=0;0;[.C19]*[.J24]/[.B19])" office:value-type="float" office:value="0">
            <text:p>0,00</text:p>
          </table:table-cell>
          <table:table-cell table:formula="of:=IF([.B19]=0;0;[.D19]*[.J24]/[.B19])" office:value-type="float" office:value="0">
            <text:p>0,00</text:p>
          </table:table-cell>
          <table:table-cell table:formula="of:=IF([.B19]=0;0;[.E19]*[.J24]/[.B19])" office:value-type="float" office:value="0">
            <text:p>0,00</text:p>
          </table:table-cell>
          <table:table-cell table:formula="of:=2*([.K24]+[.L24])" office:value-type="float" office:value="0">
            <text:p>0,00</text:p>
          </table:table-cell>
          <table:table-cell table:formula="of:=4*([.K24]+[.L24])+9*[.M24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/>
          <table:table-cell table:formula="of:=IF([.B19]=0;0;[.C19]*[.J25]/[.B19])" office:value-type="float" office:value="0">
            <text:p>0,00</text:p>
          </table:table-cell>
          <table:table-cell table:formula="of:=IF([.B19]=0;0;[.D19]*[.J25]/[.B19])" office:value-type="float" office:value="0">
            <text:p>0,00</text:p>
          </table:table-cell>
          <table:table-cell table:formula="of:=IF([.B19]=0;0;[.E19]*[.J25]/[.B19])" office:value-type="float" office:value="0">
            <text:p>0,00</text:p>
          </table:table-cell>
          <table:table-cell table:formula="of:=2*([.K25]+[.L25])" office:value-type="float" office:value="0">
            <text:p>0,00</text:p>
          </table:table-cell>
          <table:table-cell table:formula="of:=4*([.K25]+[.L25])+9*[.M2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/>
          <table:table-cell table:formula="of:=IF([.B19]=0;0;[.C19]*[.J26]/[.B19])" office:value-type="float" office:value="0">
            <text:p>0,00</text:p>
          </table:table-cell>
          <table:table-cell table:formula="of:=IF([.B19]=0;0;[.D19]*[.J26]/[.B19])" office:value-type="float" office:value="0">
            <text:p>0,00</text:p>
          </table:table-cell>
          <table:table-cell table:formula="of:=IF([.B19]=0;0;[.E19]*[.J26]/[.B19])" office:value-type="float" office:value="0">
            <text:p>0,00</text:p>
          </table:table-cell>
          <table:table-cell table:formula="of:=2*([.K26]+[.L26])" office:value-type="float" office:value="0">
            <text:p>0,00</text:p>
          </table:table-cell>
          <table:table-cell table:formula="of:=4*([.K26]+[.L26])+9*[.M26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/>
          <table:table-cell table:formula="of:=IF([.B19]=0;0;[.C19]*[.J27]/[.B19])" office:value-type="float" office:value="0">
            <text:p>0,00</text:p>
          </table:table-cell>
          <table:table-cell table:formula="of:=IF([.B19]=0;0;[.D19]*[.J27]/[.B19])" office:value-type="float" office:value="0">
            <text:p>0,00</text:p>
          </table:table-cell>
          <table:table-cell table:formula="of:=IF([.B19]=0;0;[.E19]*[.J27]/[.B19])" office:value-type="float" office:value="0">
            <text:p>0,00</text:p>
          </table:table-cell>
          <table:table-cell table:formula="of:=2*([.K27]+[.L27])" office:value-type="float" office:value="0">
            <text:p>0,00</text:p>
          </table:table-cell>
          <table:table-cell table:formula="of:=4*([.K27]+[.L27])+9*[.M27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/>
          <table:table-cell table:formula="of:=IF([.B19]=0;0;[.C19]*[.J28]/[.B19])" office:value-type="float" office:value="0">
            <text:p>0,00</text:p>
          </table:table-cell>
          <table:table-cell table:formula="of:=IF([.B19]=0;0;[.D19]*[.J28]/[.B19])" office:value-type="float" office:value="0">
            <text:p>0,00</text:p>
          </table:table-cell>
          <table:table-cell table:formula="of:=IF([.B19]=0;0;[.E19]*[.J28]/[.B19])" office:value-type="float" office:value="0">
            <text:p>0,00</text:p>
          </table:table-cell>
          <table:table-cell table:formula="of:=2*([.K28]+[.L28])" office:value-type="float" office:value="0">
            <text:p>0,00</text:p>
          </table:table-cell>
          <table:table-cell table:formula="of:=4*([.K28]+[.L28])+9*[.M28]" office:value-type="float" office:value="0">
            <text:p>0,00</text:p>
          </table:table-cell>
        </table:table-row>
      </table:table>
      <table:table table:name="quiche" table:style-name="ta1" table:print="false">
        <table:table-column table:style-name="co1" table:number-columns-repeated="8" table:default-cell-style-name="Default"/>
        <table:table-column table:style-name="co1" table:number-columns-repeated="7" table:default-cell-style-name="ce15"/>
        <table:table-row table:style-name="ro1">
          <table:table-cell/>
          <table:table-cell office:value-type="string">
            <text:p>RECETTE</text:p>
          </table:table-cell>
          <table:table-cell table:number-columns-repeated="6"/>
          <table:table-cell table:style-name="Default"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1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number-columns-repeated="2" table:style-name="ce4" office:value-type="float" office:value="0.01">
            <text:p>0,01</text:p>
          </table:table-cell>
          <table:table-cell table:style-name="ce4" office:value-type="float" office:value="100">
            <text:p>100,00</text:p>
          </table:table-cell>
          <table:table-cell table:style-name="ce4" table:formula="of:=2*([.C7]+[.D7])" office:value-type="float" office:value="0.04">
            <text:p>0,04</text:p>
          </table:table-cell>
          <table:table-cell table:style-name="ce91" table:formula="of:=IF(([.F7]=0);0;[.E7]*2/[.F7])" office:value-type="float" office:value="5000">
            <text:p>5000,00</text:p>
          </table:table-cell>
          <table:table-cell table:style-name="ce4" table:formula="of:=4*([.C7]+[.D7])+9*[.E7]" office:value-type="float" office:value="900.08">
            <text:p>900,08</text:p>
          </table:table-cell>
          <table:table-cell table:style-name="ce12" office:value-type="string">
            <text:p>huile</text:p>
          </table:table-cell>
          <table:table-cell table:style-name="ce16" office:value-type="float" office:value="5">
            <text:p>5,00</text:p>
          </table:table-cell>
          <table:table-cell table:style-name="ce20" table:formula="of:=IF([.B7]=0;0;[.C7]*[.J7]/[.B7])" office:value-type="float" office:value="0.0005">
            <text:p>0,00</text:p>
          </table:table-cell>
          <table:table-cell table:style-name="ce20" table:formula="of:=IF([.B7]=0;0;[.D7]*[.J7]/[.B7])" office:value-type="float" office:value="0.0005">
            <text:p>0,00</text:p>
          </table:table-cell>
          <table:table-cell table:style-name="ce20" table:formula="of:=IF([.B7]=0;0;[.E7]*[.J7]/[.B7])" office:value-type="float" office:value="5">
            <text:p>5,00</text:p>
          </table:table-cell>
          <table:table-cell table:style-name="ce20" table:formula="of:=2*([.K7]+[.L7])" office:value-type="float" office:value="0.002">
            <text:p>0,00</text:p>
          </table:table-cell>
          <table:table-cell table:style-name="ce20" table:formula="of:=4*([.K7]+[.L7])+9*[.M7]" office:value-type="float" office:value="45.004">
            <text:p>45,00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19">
            <text:p>2,19</text:p>
          </table:table-cell>
          <table:table-cell table:style-name="ce4" office:value-type="float" office:value="2.18">
            <text:p>2,18</text:p>
          </table:table-cell>
          <table:table-cell table:style-name="ce4" office:value-type="float" office:value="30">
            <text:p>30,00</text:p>
          </table:table-cell>
          <table:table-cell table:style-name="ce4" table:formula="of:=2*([.C8]+[.D8])" office:value-type="float" office:value="8.74">
            <text:p>8,74</text:p>
          </table:table-cell>
          <table:table-cell table:style-name="ce91" table:formula="of:=IF(([.F8]=0);0;[.E8]*2/[.F8])" office:value-type="float" office:value="6.8649885583524">
            <text:p>6,86</text:p>
          </table:table-cell>
          <table:table-cell table:style-name="ce4" table:formula="of:=4*([.C8]+[.D8])+9*[.E8]" office:value-type="float" office:value="287.48">
            <text:p>287,48</text:p>
          </table:table-cell>
          <table:table-cell table:style-name="ce12" office:value-type="string">
            <text:p>crème 30</text:p>
          </table:table-cell>
          <table:table-cell table:style-name="ce16"/>
          <table:table-cell table:style-name="ce20" table:formula="of:=IF([.B8]=0;0;[.C8]*[.J8]/[.B8])" office:value-type="float" office:value="0">
            <text:p>0,00</text:p>
          </table:table-cell>
          <table:table-cell table:style-name="ce20" table:formula="of:=IF([.B8]=0;0;[.D8]*[.J8]/[.B8])" office:value-type="float" office:value="0">
            <text:p>0,00</text:p>
          </table:table-cell>
          <table:table-cell table:style-name="ce20" table:formula="of:=IF([.B8]=0;0;[.E8]*[.J8]/[.B8])" office:value-type="float" office:value="0">
            <text:p>0,00</text:p>
          </table:table-cell>
          <table:table-cell table:style-name="ce20" table:formula="of:=2*([.K8]+[.L8])" office:value-type="float" office:value="0">
            <text:p>0,00</text:p>
          </table:table-cell>
          <table:table-cell table:style-name="ce20" table:formula="of:=4*([.K8]+[.L8])+9*[.M8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">
            <text:p>1,00</text:p>
          </table:table-cell>
          <table:table-cell table:style-name="ce4" office:value-type="float" office:value="82.2">
            <text:p>82,20</text:p>
          </table:table-cell>
          <table:table-cell table:style-name="ce4" table:formula="of:=2*([.C9]+[.D9])" office:value-type="float" office:value="3.4">
            <text:p>3,40</text:p>
          </table:table-cell>
          <table:table-cell table:style-name="ce91" table:formula="of:=IF(([.F9]=0);0;[.E9]*2/[.F9])" office:value-type="float" office:value="48.3529411764706">
            <text:p>48,35</text:p>
          </table:table-cell>
          <table:table-cell table:style-name="ce4" table:formula="of:=4*([.C9]+[.D9])+9*[.E9]" office:value-type="float" office:value="746.6">
            <text:p>746,60</text:p>
          </table:table-cell>
          <table:table-cell table:style-name="ce12" office:value-type="string">
            <text:p>beurre ou mayo thomi</text:p>
          </table:table-cell>
          <table:table-cell table:style-name="ce16"/>
          <table:table-cell table:style-name="ce20" table:formula="of:=IF([.B9]=0;0;[.C9]*[.J9]/[.B9])" office:value-type="float" office:value="0">
            <text:p>0,00</text:p>
          </table:table-cell>
          <table:table-cell table:style-name="ce20" table:formula="of:=IF([.B9]=0;0;[.D9]*[.J9]/[.B9])" office:value-type="float" office:value="0">
            <text:p>0,00</text:p>
          </table:table-cell>
          <table:table-cell table:style-name="ce20" table:formula="of:=IF([.B9]=0;0;[.E9]*[.J9]/[.B9])" office:value-type="float" office:value="0">
            <text:p>0,00</text:p>
          </table:table-cell>
          <table:table-cell table:style-name="ce20" table:formula="of:=2*([.K9]+[.L9])" office:value-type="float" office:value="0">
            <text:p>0,00</text:p>
          </table:table-cell>
          <table:table-cell table:style-name="ce20" table:formula="of:=4*([.K9]+[.L9])+9*[.M9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5.25">
            <text:p>15,25</text:p>
          </table:table-cell>
          <table:table-cell table:style-name="ce4" office:value-type="float" office:value="3">
            <text:p>3,00</text:p>
          </table:table-cell>
          <table:table-cell table:style-name="ce4" office:value-type="float" office:value="73">
            <text:p>73,00</text:p>
          </table:table-cell>
          <table:table-cell table:style-name="ce4" table:formula="of:=2*([.C10]+[.D10])" office:value-type="float" office:value="36.5">
            <text:p>36,50</text:p>
          </table:table-cell>
          <table:table-cell table:style-name="ce91" table:formula="of:=IF(([.F10]=0);0;[.E10]*2/[.F10])" office:value-type="float" office:value="4">
            <text:p>4,00</text:p>
          </table:table-cell>
          <table:table-cell table:style-name="ce4" table:formula="of:=4*([.C10]+[.D10])+9*[.E10]" office:value-type="float" office:value="730">
            <text:p>730,00</text:p>
          </table:table-cell>
          <table:table-cell table:style-name="ce12" office:value-type="string">
            <text:p>ketocal</text:p>
          </table:table-cell>
          <table:table-cell table:style-name="ce16" office:value-type="float" office:value="50">
            <text:p>50,00</text:p>
          </table:table-cell>
          <table:table-cell table:style-name="ce20" table:formula="of:=IF([.B10]=0;0;[.C10]*[.J10]/[.B10])" office:value-type="float" office:value="7.625">
            <text:p>7,63</text:p>
          </table:table-cell>
          <table:table-cell table:style-name="ce20" table:formula="of:=IF([.B10]=0;0;[.D10]*[.J10]/[.B10])" office:value-type="float" office:value="1.5">
            <text:p>1,50</text:p>
          </table:table-cell>
          <table:table-cell table:style-name="ce20" table:formula="of:=IF([.B10]=0;0;[.E10]*[.J10]/[.B10])" office:value-type="float" office:value="36.5">
            <text:p>36,50</text:p>
          </table:table-cell>
          <table:table-cell table:style-name="ce20" table:formula="of:=2*([.K10]+[.L10])" office:value-type="float" office:value="18.25">
            <text:p>18,25</text:p>
          </table:table-cell>
          <table:table-cell table:style-name="ce20" table:formula="of:=4*([.K10]+[.L10])+9*[.M10]" office:value-type="float" office:value="365">
            <text:p>365,00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2.3">
            <text:p>12,3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0.3">
            <text:p>10,30</text:p>
          </table:table-cell>
          <table:table-cell table:style-name="ce4" table:formula="of:=2*([.C11]+[.D11])" office:value-type="float" office:value="26">
            <text:p>26,00</text:p>
          </table:table-cell>
          <table:table-cell table:style-name="ce91" table:formula="of:=IF(([.F11]=0);0;[.E11]*2/[.F11])" office:value-type="float" office:value="0.792307692307692">
            <text:p>0,79</text:p>
          </table:table-cell>
          <table:table-cell table:style-name="ce4" table:formula="of:=4*([.C11]+[.D11])+9*[.E11]" office:value-type="float" office:value="144.7">
            <text:p>144,70</text:p>
          </table:table-cell>
          <table:table-cell table:style-name="ce93" office:value-type="string">
            <text:p>œuf</text:p>
          </table:table-cell>
          <table:table-cell table:style-name="ce16" office:value-type="float" office:value="50">
            <text:p>50,00</text:p>
          </table:table-cell>
          <table:table-cell table:style-name="ce20" table:formula="of:=IF([.B11]=0;0;[.C11]*[.J11]/[.B11])" office:value-type="float" office:value="6.15">
            <text:p>6,15</text:p>
          </table:table-cell>
          <table:table-cell table:style-name="ce20" table:formula="of:=IF([.B11]=0;0;[.D11]*[.J11]/[.B11])" office:value-type="float" office:value="0.35">
            <text:p>0,35</text:p>
          </table:table-cell>
          <table:table-cell table:style-name="ce20" table:formula="of:=IF([.B11]=0;0;[.E11]*[.J11]/[.B11])" office:value-type="float" office:value="5.15">
            <text:p>5,15</text:p>
          </table:table-cell>
          <table:table-cell table:style-name="ce20" table:formula="of:=2*([.K11]+[.L11])" office:value-type="float" office:value="13">
            <text:p>13,00</text:p>
          </table:table-cell>
          <table:table-cell table:style-name="ce20" table:formula="of:=4*([.K11]+[.L11])+9*[.M11]" office:value-type="float" office:value="72.35">
            <text:p>72,35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19">
            <text:p>2,19</text:p>
          </table:table-cell>
          <table:table-cell table:style-name="ce4" office:value-type="float" office:value="2.18">
            <text:p>2,18</text:p>
          </table:table-cell>
          <table:table-cell table:style-name="ce4" office:value-type="float" office:value="30">
            <text:p>30,00</text:p>
          </table:table-cell>
          <table:table-cell table:style-name="ce4" table:formula="of:=2*([.C12]+[.D12])" office:value-type="float" office:value="8.74">
            <text:p>8,74</text:p>
          </table:table-cell>
          <table:table-cell table:style-name="ce91" table:formula="of:=IF(([.F12]=0);0;[.E12]*2/[.F12])" office:value-type="float" office:value="6.8649885583524">
            <text:p>6,86</text:p>
          </table:table-cell>
          <table:table-cell table:style-name="ce4" table:formula="of:=4*([.C12]+[.D12])+9*[.E12]" office:value-type="float" office:value="287.48">
            <text:p>287,48</text:p>
          </table:table-cell>
          <table:table-cell table:style-name="ce12" office:value-type="string">
            <text:p>creme</text:p>
          </table:table-cell>
          <table:table-cell table:style-name="ce16" office:value-type="float" office:value="50">
            <text:p>50,00</text:p>
          </table:table-cell>
          <table:table-cell table:style-name="ce20" table:formula="of:=IF([.B12]=0;0;[.C12]*[.J12]/[.B12])" office:value-type="float" office:value="1.095">
            <text:p>1,10</text:p>
          </table:table-cell>
          <table:table-cell table:style-name="ce20" table:formula="of:=IF([.B12]=0;0;[.D12]*[.J12]/[.B12])" office:value-type="float" office:value="1.09">
            <text:p>1,09</text:p>
          </table:table-cell>
          <table:table-cell table:style-name="ce20" table:formula="of:=IF([.B12]=0;0;[.E12]*[.J12]/[.B12])" office:value-type="float" office:value="15">
            <text:p>15,00</text:p>
          </table:table-cell>
          <table:table-cell table:style-name="ce20" table:formula="of:=2*([.K12]+[.L12])" office:value-type="float" office:value="4.37">
            <text:p>4,37</text:p>
          </table:table-cell>
          <table:table-cell table:style-name="ce20" table:formula="of:=4*([.K12]+[.L12])+9*[.M12]" office:value-type="float" office:value="143.74">
            <text:p>143,74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0">
            <text:p>10,00</text:p>
          </table:table-cell>
          <table:table-cell table:style-name="ce4" office:value-type="float" office:value="0.5">
            <text:p>0,50</text:p>
          </table:table-cell>
          <table:table-cell table:style-name="ce4" office:value-type="float" office:value="8.5">
            <text:p>8,50</text:p>
          </table:table-cell>
          <table:table-cell table:style-name="ce4" table:formula="of:=2*([.C13]+[.D13])" office:value-type="float" office:value="21">
            <text:p>21,00</text:p>
          </table:table-cell>
          <table:table-cell table:style-name="ce91" table:formula="of:=IF(([.F13]=0);0;[.E13]*2/[.F13])" office:value-type="float" office:value="0.80952380952381">
            <text:p>0,81</text:p>
          </table:table-cell>
          <table:table-cell table:style-name="ce4" table:formula="of:=4*([.C13]+[.D13])+9*[.E13]" office:value-type="float" office:value="118.5">
            <text:p>118,50</text:p>
          </table:table-cell>
          <table:table-cell table:style-name="ce12" office:value-type="string">
            <text:p>lardon</text:p>
          </table:table-cell>
          <table:table-cell table:style-name="ce16" office:value-type="float" office:value="50">
            <text:p>50,00</text:p>
          </table:table-cell>
          <table:table-cell table:style-name="ce20" table:formula="of:=IF([.B13]=0;0;[.C13]*[.J13]/[.B13])" office:value-type="float" office:value="5">
            <text:p>5,00</text:p>
          </table:table-cell>
          <table:table-cell table:style-name="ce20" table:formula="of:=IF([.B13]=0;0;[.D13]*[.J13]/[.B13])" office:value-type="float" office:value="0.25">
            <text:p>0,25</text:p>
          </table:table-cell>
          <table:table-cell table:style-name="ce20" table:formula="of:=IF([.B13]=0;0;[.E13]*[.J13]/[.B13])" office:value-type="float" office:value="4.25">
            <text:p>4,25</text:p>
          </table:table-cell>
          <table:table-cell table:style-name="ce20" table:formula="of:=2*([.K13]+[.L13])" office:value-type="float" office:value="10.5">
            <text:p>10,50</text:p>
          </table:table-cell>
          <table:table-cell table:style-name="ce20" table:formula="of:=4*([.K13]+[.L13])+9*[.M13]" office:value-type="float" office:value="59.25">
            <text:p>59,25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2.3">
            <text:p>12,3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0.3">
            <text:p>10,30</text:p>
          </table:table-cell>
          <table:table-cell table:style-name="ce4" table:formula="of:=2*([.C14]+[.D14])" office:value-type="float" office:value="26">
            <text:p>26,00</text:p>
          </table:table-cell>
          <table:table-cell table:style-name="ce91" table:formula="of:=IF(([.F14]=0);0;[.E14]*2/[.F14])" office:value-type="float" office:value="0.792307692307692">
            <text:p>0,79</text:p>
          </table:table-cell>
          <table:table-cell table:style-name="ce4" table:formula="of:=4*([.C14]+[.D14])+9*[.E14]" office:value-type="float" office:value="144.7">
            <text:p>144,70</text:p>
          </table:table-cell>
          <table:table-cell table:style-name="ce12" office:value-type="string">
            <text:p>œuf</text:p>
          </table:table-cell>
          <table:table-cell table:style-name="ce16" office:value-type="float" office:value="50">
            <text:p>50,00</text:p>
          </table:table-cell>
          <table:table-cell table:style-name="ce20" table:formula="of:=IF([.B14]=0;0;[.C14]*[.J14]/[.B14])" office:value-type="float" office:value="6.15">
            <text:p>6,15</text:p>
          </table:table-cell>
          <table:table-cell table:style-name="ce20" table:formula="of:=IF([.B14]=0;0;[.D14]*[.J14]/[.B14])" office:value-type="float" office:value="0.35">
            <text:p>0,35</text:p>
          </table:table-cell>
          <table:table-cell table:style-name="ce20" table:formula="of:=IF([.B14]=0;0;[.E14]*[.J14]/[.B14])" office:value-type="float" office:value="5.15">
            <text:p>5,15</text:p>
          </table:table-cell>
          <table:table-cell table:style-name="ce20" table:formula="of:=2*([.K14]+[.L14])" office:value-type="float" office:value="13">
            <text:p>13,00</text:p>
          </table:table-cell>
          <table:table-cell table:style-name="ce20" table:formula="of:=4*([.K14]+[.L14])+9*[.M14]" office:value-type="float" office:value="72.35">
            <text:p>72,35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5]+[.D15])" office:value-type="float" office:value="0">
            <text:p>0,00</text:p>
          </table:table-cell>
          <table:table-cell table:style-name="ce91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table:formula="of:=SUM([.J7:.J15])" office:value-type="float" office:value="255">
            <text:p>255,00</text:p>
          </table:table-cell>
          <table:table-cell table:style-name="ce17" table:formula="of:=SUM([.K7:.K15])" office:value-type="float" office:value="26.0205">
            <text:p>26,02</text:p>
          </table:table-cell>
          <table:table-cell table:style-name="ce17" table:formula="of:=SUM([.L7:.L15])" office:value-type="float" office:value="3.5405">
            <text:p>3,54</text:p>
          </table:table-cell>
          <table:table-cell table:style-name="ce17" table:formula="of:=SUM([.M7:.M15])" office:value-type="float" office:value="71.05">
            <text:p>71,05</text:p>
          </table:table-cell>
          <table:table-cell table:style-name="ce17" table:formula="of:=2*([.K16]+[.L16])" office:value-type="float" office:value="59.122">
            <text:p>59,12</text:p>
          </table:table-cell>
          <table:table-cell table:style-name="ce17" table:formula="of:=4*([.K16]+[.L16])+9*[.M16]" office:value-type="float" office:value="757.694">
            <text:p>757,69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1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10.2041176470588">
            <text:p>10,20</text:p>
          </table:table-cell>
          <table:table-cell table:style-name="ce6" table:formula="of:=IF([.J16]=0;0;[.L16]*[.B19]/[.J16])" office:value-type="float" office:value="1.38843137254902">
            <text:p>1,39</text:p>
          </table:table-cell>
          <table:table-cell table:style-name="ce6" table:formula="of:=IF([.J16]=0;0;[.M16]*[.B19]/[.J16])" office:value-type="float" office:value="27.8627450980392">
            <text:p>27,86</text:p>
          </table:table-cell>
          <table:table-cell table:style-name="ce90" table:formula="of:=2*([.C19]+[.D19])" office:value-type="float" office:value="23.1850980392157">
            <text:p>23,19</text:p>
          </table:table-cell>
          <table:table-cell table:style-name="ce92" table:formula="of:=IF(AND(([.C19]=0);([.D19]=0));0;[.E19]/([.C19]+[.D19]))" office:value-type="float" office:value="2.40350461757045">
            <text:p>2,40</text:p>
          </table:table-cell>
          <table:table-cell table:style-name="ce6" table:formula="of:=4*([.C19]+[.D19])+9*[.E19]" office:value-type="float" office:value="297.134901960784">
            <text:p>297,13</text:p>
          </table:table-cell>
          <table:table-cell office:value-type="string">
            <text:p>Portion 1</text:p>
          </table:table-cell>
          <table:table-cell/>
          <table:table-cell table:formula="of:=IF([.B19]=0;0;[.C19]*[.J19]/[.B19])" office:value-type="float" office:value="0">
            <text:p>0,00</text:p>
          </table:table-cell>
          <table:table-cell table:formula="of:=IF([.B19]=0;0;[.D19]*[.J19]/[.B19])" office:value-type="float" office:value="0">
            <text:p>0,00</text:p>
          </table:table-cell>
          <table:table-cell table:formula="of:=IF([.B19]=0;0;[.E19]*[.J19]/[.B19])" office:value-type="float" office:value="0">
            <text:p>0,00</text:p>
          </table:table-cell>
          <table:table-cell table:formula="of:=2*([.K19]+[.L19])" office:value-type="float" office:value="0">
            <text:p>0,00</text:p>
          </table:table-cell>
          <table:table-cell table:formula="of:=4*([.K19]+[.L19])+9*[.M19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/>
          <table:table-cell table:formula="of:=IF([.B19]=0;0;[.C19]*[.J20]/[.B19])" office:value-type="float" office:value="0">
            <text:p>0,00</text:p>
          </table:table-cell>
          <table:table-cell table:formula="of:=IF([.B19]=0;0;[.D19]*[.J20]/[.B19])" office:value-type="float" office:value="0">
            <text:p>0,00</text:p>
          </table:table-cell>
          <table:table-cell table:formula="of:=IF([.B19]=0;0;[.E19]*[.J20]/[.B19])" office:value-type="float" office:value="0">
            <text:p>0,00</text:p>
          </table:table-cell>
          <table:table-cell table:formula="of:=2*([.K20]+[.L20])" office:value-type="float" office:value="0">
            <text:p>0,00</text:p>
          </table:table-cell>
          <table:table-cell table:formula="of:=4*([.K20]+[.L20])+9*[.M20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/>
          <table:table-cell table:formula="of:=IF([.B19]=0;0;[.C19]*[.J21]/[.B19])" office:value-type="float" office:value="0">
            <text:p>0,00</text:p>
          </table:table-cell>
          <table:table-cell table:formula="of:=IF([.B19]=0;0;[.D19]*[.J21]/[.B19])" office:value-type="float" office:value="0">
            <text:p>0,00</text:p>
          </table:table-cell>
          <table:table-cell table:formula="of:=IF([.B19]=0;0;[.E19]*[.J21]/[.B19])" office:value-type="float" office:value="0">
            <text:p>0,00</text:p>
          </table:table-cell>
          <table:table-cell table:formula="of:=2*([.K21]+[.L21])" office:value-type="float" office:value="0">
            <text:p>0,00</text:p>
          </table:table-cell>
          <table:table-cell table:formula="of:=4*([.K21]+[.L21])+9*[.M21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/>
          <table:table-cell table:formula="of:=IF([.B19]=0;0;[.C19]*[.J22]/[.B19])" office:value-type="float" office:value="0">
            <text:p>0,00</text:p>
          </table:table-cell>
          <table:table-cell table:formula="of:=IF([.B19]=0;0;[.D19]*[.J22]/[.B19])" office:value-type="float" office:value="0">
            <text:p>0,00</text:p>
          </table:table-cell>
          <table:table-cell table:formula="of:=IF([.B19]=0;0;[.E19]*[.J22]/[.B19])" office:value-type="float" office:value="0">
            <text:p>0,00</text:p>
          </table:table-cell>
          <table:table-cell table:formula="of:=2*([.K22]+[.L22])" office:value-type="float" office:value="0">
            <text:p>0,00</text:p>
          </table:table-cell>
          <table:table-cell table:formula="of:=4*([.K22]+[.L22])+9*[.M22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/>
          <table:table-cell table:formula="of:=IF([.B19]=0;0;[.C19]*[.J23]/[.B19])" office:value-type="float" office:value="0">
            <text:p>0,00</text:p>
          </table:table-cell>
          <table:table-cell table:formula="of:=IF([.B19]=0;0;[.D19]*[.J23]/[.B19])" office:value-type="float" office:value="0">
            <text:p>0,00</text:p>
          </table:table-cell>
          <table:table-cell table:formula="of:=IF([.B19]=0;0;[.E19]*[.J23]/[.B19])" office:value-type="float" office:value="0">
            <text:p>0,00</text:p>
          </table:table-cell>
          <table:table-cell table:formula="of:=2*([.K23]+[.L23])" office:value-type="float" office:value="0">
            <text:p>0,00</text:p>
          </table:table-cell>
          <table:table-cell table:formula="of:=4*([.K23]+[.L23])+9*[.M23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/>
          <table:table-cell table:formula="of:=IF([.B19]=0;0;[.C19]*[.J24]/[.B19])" office:value-type="float" office:value="0">
            <text:p>0,00</text:p>
          </table:table-cell>
          <table:table-cell table:formula="of:=IF([.B19]=0;0;[.D19]*[.J24]/[.B19])" office:value-type="float" office:value="0">
            <text:p>0,00</text:p>
          </table:table-cell>
          <table:table-cell table:formula="of:=IF([.B19]=0;0;[.E19]*[.J24]/[.B19])" office:value-type="float" office:value="0">
            <text:p>0,00</text:p>
          </table:table-cell>
          <table:table-cell table:formula="of:=2*([.K24]+[.L24])" office:value-type="float" office:value="0">
            <text:p>0,00</text:p>
          </table:table-cell>
          <table:table-cell table:formula="of:=4*([.K24]+[.L24])+9*[.M24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/>
          <table:table-cell table:formula="of:=IF([.B19]=0;0;[.C19]*[.J25]/[.B19])" office:value-type="float" office:value="0">
            <text:p>0,00</text:p>
          </table:table-cell>
          <table:table-cell table:formula="of:=IF([.B19]=0;0;[.D19]*[.J25]/[.B19])" office:value-type="float" office:value="0">
            <text:p>0,00</text:p>
          </table:table-cell>
          <table:table-cell table:formula="of:=IF([.B19]=0;0;[.E19]*[.J25]/[.B19])" office:value-type="float" office:value="0">
            <text:p>0,00</text:p>
          </table:table-cell>
          <table:table-cell table:formula="of:=2*([.K25]+[.L25])" office:value-type="float" office:value="0">
            <text:p>0,00</text:p>
          </table:table-cell>
          <table:table-cell table:formula="of:=4*([.K25]+[.L25])+9*[.M2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/>
          <table:table-cell table:formula="of:=IF([.B19]=0;0;[.C19]*[.J26]/[.B19])" office:value-type="float" office:value="0">
            <text:p>0,00</text:p>
          </table:table-cell>
          <table:table-cell table:formula="of:=IF([.B19]=0;0;[.D19]*[.J26]/[.B19])" office:value-type="float" office:value="0">
            <text:p>0,00</text:p>
          </table:table-cell>
          <table:table-cell table:formula="of:=IF([.B19]=0;0;[.E19]*[.J26]/[.B19])" office:value-type="float" office:value="0">
            <text:p>0,00</text:p>
          </table:table-cell>
          <table:table-cell table:formula="of:=2*([.K26]+[.L26])" office:value-type="float" office:value="0">
            <text:p>0,00</text:p>
          </table:table-cell>
          <table:table-cell table:formula="of:=4*([.K26]+[.L26])+9*[.M26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/>
          <table:table-cell table:formula="of:=IF([.B19]=0;0;[.C19]*[.J27]/[.B19])" office:value-type="float" office:value="0">
            <text:p>0,00</text:p>
          </table:table-cell>
          <table:table-cell table:formula="of:=IF([.B19]=0;0;[.D19]*[.J27]/[.B19])" office:value-type="float" office:value="0">
            <text:p>0,00</text:p>
          </table:table-cell>
          <table:table-cell table:formula="of:=IF([.B19]=0;0;[.E19]*[.J27]/[.B19])" office:value-type="float" office:value="0">
            <text:p>0,00</text:p>
          </table:table-cell>
          <table:table-cell table:formula="of:=2*([.K27]+[.L27])" office:value-type="float" office:value="0">
            <text:p>0,00</text:p>
          </table:table-cell>
          <table:table-cell table:formula="of:=4*([.K27]+[.L27])+9*[.M27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/>
          <table:table-cell table:formula="of:=IF([.B19]=0;0;[.C19]*[.J28]/[.B19])" office:value-type="float" office:value="0">
            <text:p>0,00</text:p>
          </table:table-cell>
          <table:table-cell table:formula="of:=IF([.B19]=0;0;[.D19]*[.J28]/[.B19])" office:value-type="float" office:value="0">
            <text:p>0,00</text:p>
          </table:table-cell>
          <table:table-cell table:formula="of:=IF([.B19]=0;0;[.E19]*[.J28]/[.B19])" office:value-type="float" office:value="0">
            <text:p>0,00</text:p>
          </table:table-cell>
          <table:table-cell table:formula="of:=2*([.K28]+[.L28])" office:value-type="float" office:value="0">
            <text:p>0,00</text:p>
          </table:table-cell>
          <table:table-cell table:formula="of:=4*([.K28]+[.L28])+9*[.M28]" office:value-type="float" office:value="0">
            <text:p>0,00</text:p>
          </table:table-cell>
        </table:table-row>
      </table:table>
      <table:table table:name="Feuille35" table:style-name="ta1" table:print="false">
        <table:table-column table:style-name="co1" table:number-columns-repeated="8" table:default-cell-style-name="Default"/>
        <table:table-column table:style-name="co1" table:number-columns-repeated="7" table:default-cell-style-name="ce15"/>
        <table:table-row table:style-name="ro1">
          <table:table-cell/>
          <table:table-cell office:value-type="string">
            <text:p>RECETTE</text:p>
          </table:table-cell>
          <table:table-cell table:number-columns-repeated="6"/>
          <table:table-cell table:style-name="Default"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1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number-columns-repeated="2" table:style-name="ce4" office:value-type="float" office:value="0.01">
            <text:p>0,01</text:p>
          </table:table-cell>
          <table:table-cell table:style-name="ce4" office:value-type="float" office:value="100">
            <text:p>100,00</text:p>
          </table:table-cell>
          <table:table-cell table:style-name="ce4" table:formula="of:=2*([.C7]+[.D7])" office:value-type="float" office:value="0.04">
            <text:p>0,04</text:p>
          </table:table-cell>
          <table:table-cell table:style-name="ce95" table:formula="of:=IF(([.F7]=0);0;[.E7]*2/[.F7])" office:value-type="float" office:value="5000">
            <text:p>5000,00</text:p>
          </table:table-cell>
          <table:table-cell table:style-name="ce4" table:formula="of:=4*([.C7]+[.D7])+9*[.E7]" office:value-type="float" office:value="900.08">
            <text:p>900,08</text:p>
          </table:table-cell>
          <table:table-cell table:style-name="ce12" office:value-type="string">
            <text:p>huile</text:p>
          </table:table-cell>
          <table:table-cell table:style-name="ce16"/>
          <table:table-cell table:style-name="ce20" table:formula="of:=IF([.B7]=0;0;[.C7]*[.J7]/[.B7])" office:value-type="float" office:value="0">
            <text:p>0,00</text:p>
          </table:table-cell>
          <table:table-cell table:style-name="ce20" table:formula="of:=IF([.B7]=0;0;[.D7]*[.J7]/[.B7])" office:value-type="float" office:value="0">
            <text:p>0,00</text:p>
          </table:table-cell>
          <table:table-cell table:style-name="ce20" table:formula="of:=IF([.B7]=0;0;[.E7]*[.J7]/[.B7])" office:value-type="float" office:value="0">
            <text:p>0,00</text:p>
          </table:table-cell>
          <table:table-cell table:style-name="ce20" table:formula="of:=2*([.K7]+[.L7])" office:value-type="float" office:value="0">
            <text:p>0,00</text:p>
          </table:table-cell>
          <table:table-cell table:style-name="ce20" table:formula="of:=4*([.K7]+[.L7])+9*[.M7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19">
            <text:p>2,19</text:p>
          </table:table-cell>
          <table:table-cell table:style-name="ce4" office:value-type="float" office:value="2.18">
            <text:p>2,18</text:p>
          </table:table-cell>
          <table:table-cell table:style-name="ce4" office:value-type="float" office:value="30">
            <text:p>30,00</text:p>
          </table:table-cell>
          <table:table-cell table:style-name="ce4" table:formula="of:=2*([.C8]+[.D8])" office:value-type="float" office:value="8.74">
            <text:p>8,74</text:p>
          </table:table-cell>
          <table:table-cell table:style-name="ce95" table:formula="of:=IF(([.F8]=0);0;[.E8]*2/[.F8])" office:value-type="float" office:value="6.8649885583524">
            <text:p>6,86</text:p>
          </table:table-cell>
          <table:table-cell table:style-name="ce4" table:formula="of:=4*([.C8]+[.D8])+9*[.E8]" office:value-type="float" office:value="287.48">
            <text:p>287,48</text:p>
          </table:table-cell>
          <table:table-cell table:style-name="ce12" office:value-type="string">
            <text:p>crème 30</text:p>
          </table:table-cell>
          <table:table-cell table:style-name="ce16" office:value-type="float" office:value="30">
            <text:p>30,00</text:p>
          </table:table-cell>
          <table:table-cell table:style-name="ce20" table:formula="of:=IF([.B8]=0;0;[.C8]*[.J8]/[.B8])" office:value-type="float" office:value="0.657">
            <text:p>0,66</text:p>
          </table:table-cell>
          <table:table-cell table:style-name="ce20" table:formula="of:=IF([.B8]=0;0;[.D8]*[.J8]/[.B8])" office:value-type="float" office:value="0.654">
            <text:p>0,65</text:p>
          </table:table-cell>
          <table:table-cell table:style-name="ce20" table:formula="of:=IF([.B8]=0;0;[.E8]*[.J8]/[.B8])" office:value-type="float" office:value="9">
            <text:p>9,00</text:p>
          </table:table-cell>
          <table:table-cell table:style-name="ce20" table:formula="of:=2*([.K8]+[.L8])" office:value-type="float" office:value="2.622">
            <text:p>2,62</text:p>
          </table:table-cell>
          <table:table-cell table:style-name="ce20" table:formula="of:=4*([.K8]+[.L8])+9*[.M8]" office:value-type="float" office:value="86.244">
            <text:p>86,24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">
            <text:p>1,00</text:p>
          </table:table-cell>
          <table:table-cell table:style-name="ce4" office:value-type="float" office:value="82.2">
            <text:p>82,20</text:p>
          </table:table-cell>
          <table:table-cell table:style-name="ce4" table:formula="of:=2*([.C9]+[.D9])" office:value-type="float" office:value="3.4">
            <text:p>3,40</text:p>
          </table:table-cell>
          <table:table-cell table:style-name="ce95" table:formula="of:=IF(([.F9]=0);0;[.E9]*2/[.F9])" office:value-type="float" office:value="48.3529411764706">
            <text:p>48,35</text:p>
          </table:table-cell>
          <table:table-cell table:style-name="ce4" table:formula="of:=4*([.C9]+[.D9])+9*[.E9]" office:value-type="float" office:value="746.6">
            <text:p>746,60</text:p>
          </table:table-cell>
          <table:table-cell table:style-name="ce12" office:value-type="string">
            <text:p>beurre ou mayo thomi</text:p>
          </table:table-cell>
          <table:table-cell table:style-name="ce16" office:value-type="float" office:value="26">
            <text:p>26,00</text:p>
          </table:table-cell>
          <table:table-cell table:style-name="ce20" table:formula="of:=IF([.B9]=0;0;[.C9]*[.J9]/[.B9])" office:value-type="float" office:value="0.182">
            <text:p>0,18</text:p>
          </table:table-cell>
          <table:table-cell table:style-name="ce20" table:formula="of:=IF([.B9]=0;0;[.D9]*[.J9]/[.B9])" office:value-type="float" office:value="0.26">
            <text:p>0,26</text:p>
          </table:table-cell>
          <table:table-cell table:style-name="ce20" table:formula="of:=IF([.B9]=0;0;[.E9]*[.J9]/[.B9])" office:value-type="float" office:value="21.372">
            <text:p>21,37</text:p>
          </table:table-cell>
          <table:table-cell table:style-name="ce20" table:formula="of:=2*([.K9]+[.L9])" office:value-type="float" office:value="0.884">
            <text:p>0,88</text:p>
          </table:table-cell>
          <table:table-cell table:style-name="ce20" table:formula="of:=4*([.K9]+[.L9])+9*[.M9]" office:value-type="float" office:value="194.116">
            <text:p>194,12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9.8">
            <text:p>19,80</text:p>
          </table:table-cell>
          <table:table-cell table:style-name="ce4" office:value-type="float" office:value="0.2">
            <text:p>0,20</text:p>
          </table:table-cell>
          <table:table-cell table:style-name="ce4" office:value-type="float" office:value="22.6">
            <text:p>22,60</text:p>
          </table:table-cell>
          <table:table-cell table:style-name="ce4" table:formula="of:=2*([.C10]+[.D10])" office:value-type="float" office:value="40">
            <text:p>40,00</text:p>
          </table:table-cell>
          <table:table-cell table:style-name="ce95" table:formula="of:=IF(([.F10]=0);0;[.E10]*2/[.F10])" office:value-type="float" office:value="1.13">
            <text:p>1,13</text:p>
          </table:table-cell>
          <table:table-cell table:style-name="ce4" table:formula="of:=4*([.C10]+[.D10])+9*[.E10]" office:value-type="float" office:value="283.4">
            <text:p>283,40</text:p>
          </table:table-cell>
          <table:table-cell table:style-name="ce12" office:value-type="string">
            <text:p>merguez</text:p>
          </table:table-cell>
          <table:table-cell table:style-name="ce16" office:value-type="float" office:value="30">
            <text:p>30,00</text:p>
          </table:table-cell>
          <table:table-cell table:style-name="ce20" table:formula="of:=IF([.B10]=0;0;[.C10]*[.J10]/[.B10])" office:value-type="float" office:value="5.94">
            <text:p>5,94</text:p>
          </table:table-cell>
          <table:table-cell table:style-name="ce20" table:formula="of:=IF([.B10]=0;0;[.D10]*[.J10]/[.B10])" office:value-type="float" office:value="0.06">
            <text:p>0,06</text:p>
          </table:table-cell>
          <table:table-cell table:style-name="ce20" table:formula="of:=IF([.B10]=0;0;[.E10]*[.J10]/[.B10])" office:value-type="float" office:value="6.78">
            <text:p>6,78</text:p>
          </table:table-cell>
          <table:table-cell table:style-name="ce20" table:formula="of:=2*([.K10]+[.L10])" office:value-type="float" office:value="12">
            <text:p>12,00</text:p>
          </table:table-cell>
          <table:table-cell table:style-name="ce20" table:formula="of:=4*([.K10]+[.L10])+9*[.M10]" office:value-type="float" office:value="85.02">
            <text:p>85,02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5.5">
            <text:p>15,50</text:p>
          </table:table-cell>
          <table:table-cell table:style-name="ce4" office:value-type="float" office:value="0.5">
            <text:p>0,50</text:p>
          </table:table-cell>
          <table:table-cell table:style-name="ce4" office:value-type="float" office:value="8">
            <text:p>8,00</text:p>
          </table:table-cell>
          <table:table-cell table:style-name="ce4" table:formula="of:=2*([.C11]+[.D11])" office:value-type="float" office:value="32">
            <text:p>32,00</text:p>
          </table:table-cell>
          <table:table-cell table:style-name="ce95" table:formula="of:=IF(([.F11]=0);0;[.E11]*2/[.F11])" office:value-type="float" office:value="0.5">
            <text:p>0,50</text:p>
          </table:table-cell>
          <table:table-cell table:style-name="ce4" table:formula="of:=4*([.C11]+[.D11])+9*[.E11]" office:value-type="float" office:value="136">
            <text:p>136,00</text:p>
          </table:table-cell>
          <table:table-cell table:style-name="ce12" office:value-type="string">
            <text:p>CANCOILLOTTE</text:p>
          </table:table-cell>
          <table:table-cell table:style-name="ce16" office:value-type="float" office:value="8">
            <text:p>8,00</text:p>
          </table:table-cell>
          <table:table-cell table:style-name="ce20" table:formula="of:=IF([.B11]=0;0;[.C11]*[.J11]/[.B11])" office:value-type="float" office:value="1.24">
            <text:p>1,24</text:p>
          </table:table-cell>
          <table:table-cell table:style-name="ce20" table:formula="of:=IF([.B11]=0;0;[.D11]*[.J11]/[.B11])" office:value-type="float" office:value="0.04">
            <text:p>0,04</text:p>
          </table:table-cell>
          <table:table-cell table:style-name="ce20" table:formula="of:=IF([.B11]=0;0;[.E11]*[.J11]/[.B11])" office:value-type="float" office:value="0.64">
            <text:p>0,64</text:p>
          </table:table-cell>
          <table:table-cell table:style-name="ce20" table:formula="of:=2*([.K11]+[.L11])" office:value-type="float" office:value="2.56">
            <text:p>2,56</text:p>
          </table:table-cell>
          <table:table-cell table:style-name="ce20" table:formula="of:=4*([.K11]+[.L11])+9*[.M11]" office:value-type="float" office:value="10.88">
            <text:p>10,88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59">
            <text:p>0,59</text:p>
          </table:table-cell>
          <table:table-cell table:style-name="ce4" office:value-type="float" office:value="2.5">
            <text:p>2,50</text:p>
          </table:table-cell>
          <table:table-cell table:style-name="ce4" office:value-type="float" office:value="0.19">
            <text:p>0,19</text:p>
          </table:table-cell>
          <table:table-cell table:style-name="ce4" table:formula="of:=2*([.C12]+[.D12])" office:value-type="float" office:value="6.18">
            <text:p>6,18</text:p>
          </table:table-cell>
          <table:table-cell table:style-name="ce95" table:formula="of:=IF(([.F12]=0);0;[.E12]*2/[.F12])" office:value-type="float" office:value="0.0614886731391586">
            <text:p>0,06</text:p>
          </table:table-cell>
          <table:table-cell table:style-name="ce4" table:formula="of:=4*([.C12]+[.D12])+9*[.E12]" office:value-type="float" office:value="14.07">
            <text:p>14,07</text:p>
          </table:table-cell>
          <table:table-cell table:style-name="ce12" office:value-type="string">
            <text:p>Légumes</text:p>
          </table:table-cell>
          <table:table-cell table:style-name="ce16" office:value-type="float" office:value="90">
            <text:p>90,00</text:p>
          </table:table-cell>
          <table:table-cell table:style-name="ce20" table:formula="of:=IF([.B12]=0;0;[.C12]*[.J12]/[.B12])" office:value-type="float" office:value="0.531">
            <text:p>0,53</text:p>
          </table:table-cell>
          <table:table-cell table:style-name="ce20" table:formula="of:=IF([.B12]=0;0;[.D12]*[.J12]/[.B12])" office:value-type="float" office:value="2.25">
            <text:p>2,25</text:p>
          </table:table-cell>
          <table:table-cell table:style-name="ce20" table:formula="of:=IF([.B12]=0;0;[.E12]*[.J12]/[.B12])" office:value-type="float" office:value="0.171">
            <text:p>0,17</text:p>
          </table:table-cell>
          <table:table-cell table:style-name="ce20" table:formula="of:=2*([.K12]+[.L12])" office:value-type="float" office:value="5.562">
            <text:p>5,56</text:p>
          </table:table-cell>
          <table:table-cell table:style-name="ce20" table:formula="of:=4*([.K12]+[.L12])+9*[.M12]" office:value-type="float" office:value="12.663">
            <text:p>12,66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3]+[.D13])" office:value-type="float" office:value="0">
            <text:p>0,00</text:p>
          </table:table-cell>
          <table:table-cell table:style-name="ce95" table:formula="of:=IF(([.F13]=0);0;[.E13]*2/[.F13])" office:value-type="float" office:value="0">
            <text:p>0,00</text:p>
          </table:table-cell>
          <table:table-cell table:style-name="ce4" table:formula="of:=4*([.C13]+[.D13])+9*[.E13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3]=0;0;[.C13]*[.J13]/[.B13])" office:value-type="float" office:value="0">
            <text:p>0,00</text:p>
          </table:table-cell>
          <table:table-cell table:style-name="ce20" table:formula="of:=IF([.B13]=0;0;[.D13]*[.J13]/[.B13])" office:value-type="float" office:value="0">
            <text:p>0,00</text:p>
          </table:table-cell>
          <table:table-cell table:style-name="ce20" table:formula="of:=IF([.B13]=0;0;[.E13]*[.J13]/[.B13])" office:value-type="float" office:value="0">
            <text:p>0,00</text:p>
          </table:table-cell>
          <table:table-cell table:style-name="ce20" table:formula="of:=2*([.K13]+[.L13])" office:value-type="float" office:value="0">
            <text:p>0,00</text:p>
          </table:table-cell>
          <table:table-cell table:style-name="ce20" table:formula="of:=4*([.K13]+[.L13])+9*[.M13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4]+[.D14])" office:value-type="float" office:value="0">
            <text:p>0,00</text:p>
          </table:table-cell>
          <table:table-cell table:style-name="ce95" table:formula="of:=IF(([.F14]=0);0;[.E14]*2/[.F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5]+[.D15])" office:value-type="float" office:value="0">
            <text:p>0,00</text:p>
          </table:table-cell>
          <table:table-cell table:style-name="ce95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table:formula="of:=SUM([.J7:.J15])" office:value-type="float" office:value="184">
            <text:p>184,00</text:p>
          </table:table-cell>
          <table:table-cell table:style-name="ce17" table:formula="of:=SUM([.K7:.K15])" office:value-type="float" office:value="8.55">
            <text:p>8,55</text:p>
          </table:table-cell>
          <table:table-cell table:style-name="ce17" table:formula="of:=SUM([.L7:.L15])" office:value-type="float" office:value="3.264">
            <text:p>3,26</text:p>
          </table:table-cell>
          <table:table-cell table:style-name="ce17" table:formula="of:=SUM([.M7:.M15])" office:value-type="float" office:value="37.963">
            <text:p>37,96</text:p>
          </table:table-cell>
          <table:table-cell table:style-name="ce17" table:formula="of:=2*([.K16]+[.L16])" office:value-type="float" office:value="23.628">
            <text:p>23,63</text:p>
          </table:table-cell>
          <table:table-cell table:style-name="ce17" table:formula="of:=4*([.K16]+[.L16])+9*[.M16]" office:value-type="float" office:value="388.923">
            <text:p>388,92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1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4.64673913043478">
            <text:p>4,65</text:p>
          </table:table-cell>
          <table:table-cell table:style-name="ce6" table:formula="of:=IF([.J16]=0;0;[.L16]*[.B19]/[.J16])" office:value-type="float" office:value="1.77391304347826">
            <text:p>1,77</text:p>
          </table:table-cell>
          <table:table-cell table:style-name="ce6" table:formula="of:=IF([.J16]=0;0;[.M16]*[.B19]/[.J16])" office:value-type="float" office:value="20.6320652173913">
            <text:p>20,63</text:p>
          </table:table-cell>
          <table:table-cell table:style-name="ce94" table:formula="of:=2*([.C19]+[.D19])" office:value-type="float" office:value="12.8413043478261">
            <text:p>12,84</text:p>
          </table:table-cell>
          <table:table-cell table:style-name="ce96" table:formula="of:=IF(AND(([.C19]=0);([.D19]=0));0;[.E19]/([.C19]+[.D19]))" office:value-type="float" office:value="3.21339089216184">
            <text:p>3,21</text:p>
          </table:table-cell>
          <table:table-cell table:style-name="ce6" table:formula="of:=4*([.C19]+[.D19])+9*[.E19]" office:value-type="float" office:value="211.371195652174">
            <text:p>211,37</text:p>
          </table:table-cell>
          <table:table-cell office:value-type="string">
            <text:p>Portion 1</text:p>
          </table:table-cell>
          <table:table-cell/>
          <table:table-cell table:formula="of:=IF([.B19]=0;0;[.C19]*[.J19]/[.B19])" office:value-type="float" office:value="0">
            <text:p>0,00</text:p>
          </table:table-cell>
          <table:table-cell table:formula="of:=IF([.B19]=0;0;[.D19]*[.J19]/[.B19])" office:value-type="float" office:value="0">
            <text:p>0,00</text:p>
          </table:table-cell>
          <table:table-cell table:formula="of:=IF([.B19]=0;0;[.E19]*[.J19]/[.B19])" office:value-type="float" office:value="0">
            <text:p>0,00</text:p>
          </table:table-cell>
          <table:table-cell table:formula="of:=2*([.K19]+[.L19])" office:value-type="float" office:value="0">
            <text:p>0,00</text:p>
          </table:table-cell>
          <table:table-cell table:formula="of:=4*([.K19]+[.L19])+9*[.M19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/>
          <table:table-cell table:formula="of:=IF([.B19]=0;0;[.C19]*[.J20]/[.B19])" office:value-type="float" office:value="0">
            <text:p>0,00</text:p>
          </table:table-cell>
          <table:table-cell table:formula="of:=IF([.B19]=0;0;[.D19]*[.J20]/[.B19])" office:value-type="float" office:value="0">
            <text:p>0,00</text:p>
          </table:table-cell>
          <table:table-cell table:formula="of:=IF([.B19]=0;0;[.E19]*[.J20]/[.B19])" office:value-type="float" office:value="0">
            <text:p>0,00</text:p>
          </table:table-cell>
          <table:table-cell table:formula="of:=2*([.K20]+[.L20])" office:value-type="float" office:value="0">
            <text:p>0,00</text:p>
          </table:table-cell>
          <table:table-cell table:formula="of:=4*([.K20]+[.L20])+9*[.M20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/>
          <table:table-cell table:formula="of:=IF([.B19]=0;0;[.C19]*[.J21]/[.B19])" office:value-type="float" office:value="0">
            <text:p>0,00</text:p>
          </table:table-cell>
          <table:table-cell table:formula="of:=IF([.B19]=0;0;[.D19]*[.J21]/[.B19])" office:value-type="float" office:value="0">
            <text:p>0,00</text:p>
          </table:table-cell>
          <table:table-cell table:formula="of:=IF([.B19]=0;0;[.E19]*[.J21]/[.B19])" office:value-type="float" office:value="0">
            <text:p>0,00</text:p>
          </table:table-cell>
          <table:table-cell table:formula="of:=2*([.K21]+[.L21])" office:value-type="float" office:value="0">
            <text:p>0,00</text:p>
          </table:table-cell>
          <table:table-cell table:formula="of:=4*([.K21]+[.L21])+9*[.M21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/>
          <table:table-cell table:formula="of:=IF([.B19]=0;0;[.C19]*[.J22]/[.B19])" office:value-type="float" office:value="0">
            <text:p>0,00</text:p>
          </table:table-cell>
          <table:table-cell table:formula="of:=IF([.B19]=0;0;[.D19]*[.J22]/[.B19])" office:value-type="float" office:value="0">
            <text:p>0,00</text:p>
          </table:table-cell>
          <table:table-cell table:formula="of:=IF([.B19]=0;0;[.E19]*[.J22]/[.B19])" office:value-type="float" office:value="0">
            <text:p>0,00</text:p>
          </table:table-cell>
          <table:table-cell table:formula="of:=2*([.K22]+[.L22])" office:value-type="float" office:value="0">
            <text:p>0,00</text:p>
          </table:table-cell>
          <table:table-cell table:formula="of:=4*([.K22]+[.L22])+9*[.M22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/>
          <table:table-cell table:formula="of:=IF([.B19]=0;0;[.C19]*[.J23]/[.B19])" office:value-type="float" office:value="0">
            <text:p>0,00</text:p>
          </table:table-cell>
          <table:table-cell table:formula="of:=IF([.B19]=0;0;[.D19]*[.J23]/[.B19])" office:value-type="float" office:value="0">
            <text:p>0,00</text:p>
          </table:table-cell>
          <table:table-cell table:formula="of:=IF([.B19]=0;0;[.E19]*[.J23]/[.B19])" office:value-type="float" office:value="0">
            <text:p>0,00</text:p>
          </table:table-cell>
          <table:table-cell table:formula="of:=2*([.K23]+[.L23])" office:value-type="float" office:value="0">
            <text:p>0,00</text:p>
          </table:table-cell>
          <table:table-cell table:formula="of:=4*([.K23]+[.L23])+9*[.M23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/>
          <table:table-cell table:formula="of:=IF([.B19]=0;0;[.C19]*[.J24]/[.B19])" office:value-type="float" office:value="0">
            <text:p>0,00</text:p>
          </table:table-cell>
          <table:table-cell table:formula="of:=IF([.B19]=0;0;[.D19]*[.J24]/[.B19])" office:value-type="float" office:value="0">
            <text:p>0,00</text:p>
          </table:table-cell>
          <table:table-cell table:formula="of:=IF([.B19]=0;0;[.E19]*[.J24]/[.B19])" office:value-type="float" office:value="0">
            <text:p>0,00</text:p>
          </table:table-cell>
          <table:table-cell table:formula="of:=2*([.K24]+[.L24])" office:value-type="float" office:value="0">
            <text:p>0,00</text:p>
          </table:table-cell>
          <table:table-cell table:formula="of:=4*([.K24]+[.L24])+9*[.M24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/>
          <table:table-cell table:formula="of:=IF([.B19]=0;0;[.C19]*[.J25]/[.B19])" office:value-type="float" office:value="0">
            <text:p>0,00</text:p>
          </table:table-cell>
          <table:table-cell table:formula="of:=IF([.B19]=0;0;[.D19]*[.J25]/[.B19])" office:value-type="float" office:value="0">
            <text:p>0,00</text:p>
          </table:table-cell>
          <table:table-cell table:formula="of:=IF([.B19]=0;0;[.E19]*[.J25]/[.B19])" office:value-type="float" office:value="0">
            <text:p>0,00</text:p>
          </table:table-cell>
          <table:table-cell table:formula="of:=2*([.K25]+[.L25])" office:value-type="float" office:value="0">
            <text:p>0,00</text:p>
          </table:table-cell>
          <table:table-cell table:formula="of:=4*([.K25]+[.L25])+9*[.M2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/>
          <table:table-cell table:formula="of:=IF([.B19]=0;0;[.C19]*[.J26]/[.B19])" office:value-type="float" office:value="0">
            <text:p>0,00</text:p>
          </table:table-cell>
          <table:table-cell table:formula="of:=IF([.B19]=0;0;[.D19]*[.J26]/[.B19])" office:value-type="float" office:value="0">
            <text:p>0,00</text:p>
          </table:table-cell>
          <table:table-cell table:formula="of:=IF([.B19]=0;0;[.E19]*[.J26]/[.B19])" office:value-type="float" office:value="0">
            <text:p>0,00</text:p>
          </table:table-cell>
          <table:table-cell table:formula="of:=2*([.K26]+[.L26])" office:value-type="float" office:value="0">
            <text:p>0,00</text:p>
          </table:table-cell>
          <table:table-cell table:formula="of:=4*([.K26]+[.L26])+9*[.M26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/>
          <table:table-cell table:formula="of:=IF([.B19]=0;0;[.C19]*[.J27]/[.B19])" office:value-type="float" office:value="0">
            <text:p>0,00</text:p>
          </table:table-cell>
          <table:table-cell table:formula="of:=IF([.B19]=0;0;[.D19]*[.J27]/[.B19])" office:value-type="float" office:value="0">
            <text:p>0,00</text:p>
          </table:table-cell>
          <table:table-cell table:formula="of:=IF([.B19]=0;0;[.E19]*[.J27]/[.B19])" office:value-type="float" office:value="0">
            <text:p>0,00</text:p>
          </table:table-cell>
          <table:table-cell table:formula="of:=2*([.K27]+[.L27])" office:value-type="float" office:value="0">
            <text:p>0,00</text:p>
          </table:table-cell>
          <table:table-cell table:formula="of:=4*([.K27]+[.L27])+9*[.M27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/>
          <table:table-cell table:formula="of:=IF([.B19]=0;0;[.C19]*[.J28]/[.B19])" office:value-type="float" office:value="0">
            <text:p>0,00</text:p>
          </table:table-cell>
          <table:table-cell table:formula="of:=IF([.B19]=0;0;[.D19]*[.J28]/[.B19])" office:value-type="float" office:value="0">
            <text:p>0,00</text:p>
          </table:table-cell>
          <table:table-cell table:formula="of:=IF([.B19]=0;0;[.E19]*[.J28]/[.B19])" office:value-type="float" office:value="0">
            <text:p>0,00</text:p>
          </table:table-cell>
          <table:table-cell table:formula="of:=2*([.K28]+[.L28])" office:value-type="float" office:value="0">
            <text:p>0,00</text:p>
          </table:table-cell>
          <table:table-cell table:formula="of:=4*([.K28]+[.L28])+9*[.M28]" office:value-type="float" office:value="0">
            <text:p>0,00</text:p>
          </table:table-cell>
        </table:table-row>
      </table:table>
      <table:table table:name="omelette from" table:style-name="ta1" table:print="false">
        <table:table-column table:style-name="co1" table:number-columns-repeated="8" table:default-cell-style-name="Default"/>
        <table:table-column table:style-name="co1" table:number-columns-repeated="7" table:default-cell-style-name="ce15"/>
        <table:table-row table:style-name="ro1">
          <table:table-cell/>
          <table:table-cell office:value-type="string">
            <text:p>RECETTE</text:p>
          </table:table-cell>
          <table:table-cell table:number-columns-repeated="6"/>
          <table:table-cell table:style-name="Default"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1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number-columns-repeated="2" table:style-name="ce4" office:value-type="float" office:value="0.01">
            <text:p>0,01</text:p>
          </table:table-cell>
          <table:table-cell table:style-name="ce4" office:value-type="float" office:value="100">
            <text:p>100,00</text:p>
          </table:table-cell>
          <table:table-cell table:style-name="ce4" table:formula="of:=2*([.C7]+[.D7])" office:value-type="float" office:value="0.04">
            <text:p>0,04</text:p>
          </table:table-cell>
          <table:table-cell table:style-name="ce98" table:formula="of:=IF(([.F7]=0);0;[.E7]*2/[.F7])" office:value-type="float" office:value="5000">
            <text:p>5000,00</text:p>
          </table:table-cell>
          <table:table-cell table:style-name="ce4" table:formula="of:=4*([.C7]+[.D7])+9*[.E7]" office:value-type="float" office:value="900.08">
            <text:p>900,08</text:p>
          </table:table-cell>
          <table:table-cell table:style-name="ce12" office:value-type="string">
            <text:p>huile</text:p>
          </table:table-cell>
          <table:table-cell table:style-name="ce16"/>
          <table:table-cell table:style-name="ce20" table:formula="of:=IF([.B7]=0;0;[.C7]*[.J7]/[.B7])" office:value-type="float" office:value="0">
            <text:p>0,00</text:p>
          </table:table-cell>
          <table:table-cell table:style-name="ce20" table:formula="of:=IF([.B7]=0;0;[.D7]*[.J7]/[.B7])" office:value-type="float" office:value="0">
            <text:p>0,00</text:p>
          </table:table-cell>
          <table:table-cell table:style-name="ce20" table:formula="of:=IF([.B7]=0;0;[.E7]*[.J7]/[.B7])" office:value-type="float" office:value="0">
            <text:p>0,00</text:p>
          </table:table-cell>
          <table:table-cell table:style-name="ce20" table:formula="of:=2*([.K7]+[.L7])" office:value-type="float" office:value="0">
            <text:p>0,00</text:p>
          </table:table-cell>
          <table:table-cell table:style-name="ce20" table:formula="of:=4*([.K7]+[.L7])+9*[.M7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19">
            <text:p>2,19</text:p>
          </table:table-cell>
          <table:table-cell table:style-name="ce4" office:value-type="float" office:value="2.18">
            <text:p>2,18</text:p>
          </table:table-cell>
          <table:table-cell table:style-name="ce4" office:value-type="float" office:value="30">
            <text:p>30,00</text:p>
          </table:table-cell>
          <table:table-cell table:style-name="ce4" table:formula="of:=2*([.C8]+[.D8])" office:value-type="float" office:value="8.74">
            <text:p>8,74</text:p>
          </table:table-cell>
          <table:table-cell table:style-name="ce98" table:formula="of:=IF(([.F8]=0);0;[.E8]*2/[.F8])" office:value-type="float" office:value="6.8649885583524">
            <text:p>6,86</text:p>
          </table:table-cell>
          <table:table-cell table:style-name="ce4" table:formula="of:=4*([.C8]+[.D8])+9*[.E8]" office:value-type="float" office:value="287.48">
            <text:p>287,48</text:p>
          </table:table-cell>
          <table:table-cell table:style-name="ce12" office:value-type="string">
            <text:p>crème 30</text:p>
          </table:table-cell>
          <table:table-cell table:style-name="ce16" office:value-type="float" office:value="50">
            <text:p>50,00</text:p>
          </table:table-cell>
          <table:table-cell table:style-name="ce20" table:formula="of:=IF([.B8]=0;0;[.C8]*[.J8]/[.B8])" office:value-type="float" office:value="1.095">
            <text:p>1,10</text:p>
          </table:table-cell>
          <table:table-cell table:style-name="ce20" table:formula="of:=IF([.B8]=0;0;[.D8]*[.J8]/[.B8])" office:value-type="float" office:value="1.09">
            <text:p>1,09</text:p>
          </table:table-cell>
          <table:table-cell table:style-name="ce20" table:formula="of:=IF([.B8]=0;0;[.E8]*[.J8]/[.B8])" office:value-type="float" office:value="15">
            <text:p>15,00</text:p>
          </table:table-cell>
          <table:table-cell table:style-name="ce20" table:formula="of:=2*([.K8]+[.L8])" office:value-type="float" office:value="4.37">
            <text:p>4,37</text:p>
          </table:table-cell>
          <table:table-cell table:style-name="ce20" table:formula="of:=4*([.K8]+[.L8])+9*[.M8]" office:value-type="float" office:value="143.74">
            <text:p>143,74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">
            <text:p>1,00</text:p>
          </table:table-cell>
          <table:table-cell table:style-name="ce4" office:value-type="float" office:value="82.2">
            <text:p>82,20</text:p>
          </table:table-cell>
          <table:table-cell table:style-name="ce4" table:formula="of:=2*([.C9]+[.D9])" office:value-type="float" office:value="3.4">
            <text:p>3,40</text:p>
          </table:table-cell>
          <table:table-cell table:style-name="ce98" table:formula="of:=IF(([.F9]=0);0;[.E9]*2/[.F9])" office:value-type="float" office:value="48.3529411764706">
            <text:p>48,35</text:p>
          </table:table-cell>
          <table:table-cell table:style-name="ce4" table:formula="of:=4*([.C9]+[.D9])+9*[.E9]" office:value-type="float" office:value="746.6">
            <text:p>746,60</text:p>
          </table:table-cell>
          <table:table-cell table:style-name="ce12" office:value-type="string">
            <text:p>beurre ou mayo thomi</text:p>
          </table:table-cell>
          <table:table-cell table:style-name="ce16" office:value-type="float" office:value="20">
            <text:p>20,00</text:p>
          </table:table-cell>
          <table:table-cell table:style-name="ce20" table:formula="of:=IF([.B9]=0;0;[.C9]*[.J9]/[.B9])" office:value-type="float" office:value="0.14">
            <text:p>0,14</text:p>
          </table:table-cell>
          <table:table-cell table:style-name="ce20" table:formula="of:=IF([.B9]=0;0;[.D9]*[.J9]/[.B9])" office:value-type="float" office:value="0.2">
            <text:p>0,20</text:p>
          </table:table-cell>
          <table:table-cell table:style-name="ce20" table:formula="of:=IF([.B9]=0;0;[.E9]*[.J9]/[.B9])" office:value-type="float" office:value="16.44">
            <text:p>16,44</text:p>
          </table:table-cell>
          <table:table-cell table:style-name="ce20" table:formula="of:=2*([.K9]+[.L9])" office:value-type="float" office:value="0.68">
            <text:p>0,68</text:p>
          </table:table-cell>
          <table:table-cell table:style-name="ce20" table:formula="of:=4*([.K9]+[.L9])+9*[.M9]" office:value-type="float" office:value="149.32">
            <text:p>149,32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2.3">
            <text:p>12,3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0.3">
            <text:p>10,30</text:p>
          </table:table-cell>
          <table:table-cell table:style-name="ce4" table:formula="of:=2*([.C10]+[.D10])" office:value-type="float" office:value="26">
            <text:p>26,00</text:p>
          </table:table-cell>
          <table:table-cell table:style-name="ce98" table:formula="of:=IF(([.F10]=0);0;[.E10]*2/[.F10])" office:value-type="float" office:value="0.792307692307692">
            <text:p>0,79</text:p>
          </table:table-cell>
          <table:table-cell table:style-name="ce4" table:formula="of:=4*([.C10]+[.D10])+9*[.E10]" office:value-type="float" office:value="144.7">
            <text:p>144,70</text:p>
          </table:table-cell>
          <table:table-cell table:style-name="ce12" office:value-type="string">
            <text:p>œuf</text:p>
          </table:table-cell>
          <table:table-cell table:style-name="ce16" office:value-type="float" office:value="100">
            <text:p>100,00</text:p>
          </table:table-cell>
          <table:table-cell table:style-name="ce20" table:formula="of:=IF([.B10]=0;0;[.C10]*[.J10]/[.B10])" office:value-type="float" office:value="12.3">
            <text:p>12,30</text:p>
          </table:table-cell>
          <table:table-cell table:style-name="ce20" table:formula="of:=IF([.B10]=0;0;[.D10]*[.J10]/[.B10])" office:value-type="float" office:value="0.7">
            <text:p>0,70</text:p>
          </table:table-cell>
          <table:table-cell table:style-name="ce20" table:formula="of:=IF([.B10]=0;0;[.E10]*[.J10]/[.B10])" office:value-type="float" office:value="10.3">
            <text:p>10,30</text:p>
          </table:table-cell>
          <table:table-cell table:style-name="ce20" table:formula="of:=2*([.K10]+[.L10])" office:value-type="float" office:value="26">
            <text:p>26,00</text:p>
          </table:table-cell>
          <table:table-cell table:style-name="ce20" table:formula="of:=4*([.K10]+[.L10])+9*[.M10]" office:value-type="float" office:value="144.7">
            <text:p>144,70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8">
            <text:p>28,00</text:p>
          </table:table-cell>
          <table:table-cell table:style-name="ce4" office:value-type="float" office:value="1">
            <text:p>1,00</text:p>
          </table:table-cell>
          <table:table-cell table:style-name="ce4" office:value-type="float" office:value="29">
            <text:p>29,00</text:p>
          </table:table-cell>
          <table:table-cell table:style-name="ce4" table:formula="of:=2*([.C11]+[.D11])" office:value-type="float" office:value="58">
            <text:p>58,00</text:p>
          </table:table-cell>
          <table:table-cell table:style-name="ce98" table:formula="of:=IF(([.F11]=0);0;[.E11]*2/[.F11])" office:value-type="float" office:value="1">
            <text:p>1,00</text:p>
          </table:table-cell>
          <table:table-cell table:style-name="ce4" table:formula="of:=4*([.C11]+[.D11])+9*[.E11]" office:value-type="float" office:value="377">
            <text:p>377,00</text:p>
          </table:table-cell>
          <table:table-cell table:style-name="ce12" office:value-type="string">
            <text:p>fromage rape</text:p>
          </table:table-cell>
          <table:table-cell table:style-name="ce16" office:value-type="float" office:value="50">
            <text:p>50,00</text:p>
          </table:table-cell>
          <table:table-cell table:style-name="ce20" table:formula="of:=IF([.B11]=0;0;[.C11]*[.J11]/[.B11])" office:value-type="float" office:value="14">
            <text:p>14,00</text:p>
          </table:table-cell>
          <table:table-cell table:style-name="ce20" table:formula="of:=IF([.B11]=0;0;[.D11]*[.J11]/[.B11])" office:value-type="float" office:value="0.5">
            <text:p>0,50</text:p>
          </table:table-cell>
          <table:table-cell table:style-name="ce20" table:formula="of:=IF([.B11]=0;0;[.E11]*[.J11]/[.B11])" office:value-type="float" office:value="14.5">
            <text:p>14,50</text:p>
          </table:table-cell>
          <table:table-cell table:style-name="ce20" table:formula="of:=2*([.K11]+[.L11])" office:value-type="float" office:value="29">
            <text:p>29,00</text:p>
          </table:table-cell>
          <table:table-cell table:style-name="ce20" table:formula="of:=4*([.K11]+[.L11])+9*[.M11]" office:value-type="float" office:value="188.5">
            <text:p>188,50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2]+[.D12])" office:value-type="float" office:value="0">
            <text:p>0,00</text:p>
          </table:table-cell>
          <table:table-cell table:style-name="ce98" table:formula="of:=IF(([.F12]=0);0;[.E12]*2/[.F12])" office:value-type="float" office:value="0">
            <text:p>0,00</text:p>
          </table:table-cell>
          <table:table-cell table:style-name="ce4" table:formula="of:=4*([.C12]+[.D12])+9*[.E12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2]=0;0;[.C12]*[.J12]/[.B12])" office:value-type="float" office:value="0">
            <text:p>0,00</text:p>
          </table:table-cell>
          <table:table-cell table:style-name="ce20" table:formula="of:=IF([.B12]=0;0;[.D12]*[.J12]/[.B12])" office:value-type="float" office:value="0">
            <text:p>0,00</text:p>
          </table:table-cell>
          <table:table-cell table:style-name="ce20" table:formula="of:=IF([.B12]=0;0;[.E12]*[.J12]/[.B12])" office:value-type="float" office:value="0">
            <text:p>0,00</text:p>
          </table:table-cell>
          <table:table-cell table:style-name="ce20" table:formula="of:=2*([.K12]+[.L12])" office:value-type="float" office:value="0">
            <text:p>0,00</text:p>
          </table:table-cell>
          <table:table-cell table:style-name="ce20" table:formula="of:=4*([.K12]+[.L12])+9*[.M12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3]+[.D13])" office:value-type="float" office:value="0">
            <text:p>0,00</text:p>
          </table:table-cell>
          <table:table-cell table:style-name="ce98" table:formula="of:=IF(([.F13]=0);0;[.E13]*2/[.F13])" office:value-type="float" office:value="0">
            <text:p>0,00</text:p>
          </table:table-cell>
          <table:table-cell table:style-name="ce4" table:formula="of:=4*([.C13]+[.D13])+9*[.E13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3]=0;0;[.C13]*[.J13]/[.B13])" office:value-type="float" office:value="0">
            <text:p>0,00</text:p>
          </table:table-cell>
          <table:table-cell table:style-name="ce20" table:formula="of:=IF([.B13]=0;0;[.D13]*[.J13]/[.B13])" office:value-type="float" office:value="0">
            <text:p>0,00</text:p>
          </table:table-cell>
          <table:table-cell table:style-name="ce20" table:formula="of:=IF([.B13]=0;0;[.E13]*[.J13]/[.B13])" office:value-type="float" office:value="0">
            <text:p>0,00</text:p>
          </table:table-cell>
          <table:table-cell table:style-name="ce20" table:formula="of:=2*([.K13]+[.L13])" office:value-type="float" office:value="0">
            <text:p>0,00</text:p>
          </table:table-cell>
          <table:table-cell table:style-name="ce20" table:formula="of:=4*([.K13]+[.L13])+9*[.M13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4]+[.D14])" office:value-type="float" office:value="0">
            <text:p>0,00</text:p>
          </table:table-cell>
          <table:table-cell table:style-name="ce98" table:formula="of:=IF(([.F14]=0);0;[.E14]*2/[.F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5]+[.D15])" office:value-type="float" office:value="0">
            <text:p>0,00</text:p>
          </table:table-cell>
          <table:table-cell table:style-name="ce98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table:formula="of:=SUM([.J7:.J15])" office:value-type="float" office:value="220">
            <text:p>220,00</text:p>
          </table:table-cell>
          <table:table-cell table:style-name="ce17" table:formula="of:=SUM([.K7:.K15])" office:value-type="float" office:value="27.535">
            <text:p>27,54</text:p>
          </table:table-cell>
          <table:table-cell table:style-name="ce17" table:formula="of:=SUM([.L7:.L15])" office:value-type="float" office:value="2.49">
            <text:p>2,49</text:p>
          </table:table-cell>
          <table:table-cell table:style-name="ce17" table:formula="of:=SUM([.M7:.M15])" office:value-type="float" office:value="56.24">
            <text:p>56,24</text:p>
          </table:table-cell>
          <table:table-cell table:style-name="ce17" table:formula="of:=2*([.K16]+[.L16])" office:value-type="float" office:value="60.05">
            <text:p>60,05</text:p>
          </table:table-cell>
          <table:table-cell table:style-name="ce17" table:formula="of:=4*([.K16]+[.L16])+9*[.M16]" office:value-type="float" office:value="626.26">
            <text:p>626,26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1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12.5159090909091">
            <text:p>12,52</text:p>
          </table:table-cell>
          <table:table-cell table:style-name="ce6" table:formula="of:=IF([.J16]=0;0;[.L16]*[.B19]/[.J16])" office:value-type="float" office:value="1.13181818181818">
            <text:p>1,13</text:p>
          </table:table-cell>
          <table:table-cell table:style-name="ce6" table:formula="of:=IF([.J16]=0;0;[.M16]*[.B19]/[.J16])" office:value-type="float" office:value="25.5636363636364">
            <text:p>25,56</text:p>
          </table:table-cell>
          <table:table-cell table:style-name="ce97" table:formula="of:=2*([.C19]+[.D19])" office:value-type="float" office:value="27.2954545454545">
            <text:p>27,30</text:p>
          </table:table-cell>
          <table:table-cell table:style-name="ce99" table:formula="of:=IF(AND(([.C19]=0);([.D19]=0));0;[.E19]/([.C19]+[.D19]))" office:value-type="float" office:value="1.87310574521232">
            <text:p>1,87</text:p>
          </table:table-cell>
          <table:table-cell table:style-name="ce6" table:formula="of:=4*([.C19]+[.D19])+9*[.E19]" office:value-type="float" office:value="284.663636363636">
            <text:p>284,66</text:p>
          </table:table-cell>
          <table:table-cell office:value-type="string">
            <text:p>Portion 1</text:p>
          </table:table-cell>
          <table:table-cell/>
          <table:table-cell table:formula="of:=IF([.B19]=0;0;[.C19]*[.J19]/[.B19])" office:value-type="float" office:value="0">
            <text:p>0,00</text:p>
          </table:table-cell>
          <table:table-cell table:formula="of:=IF([.B19]=0;0;[.D19]*[.J19]/[.B19])" office:value-type="float" office:value="0">
            <text:p>0,00</text:p>
          </table:table-cell>
          <table:table-cell table:formula="of:=IF([.B19]=0;0;[.E19]*[.J19]/[.B19])" office:value-type="float" office:value="0">
            <text:p>0,00</text:p>
          </table:table-cell>
          <table:table-cell table:formula="of:=2*([.K19]+[.L19])" office:value-type="float" office:value="0">
            <text:p>0,00</text:p>
          </table:table-cell>
          <table:table-cell table:formula="of:=4*([.K19]+[.L19])+9*[.M19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/>
          <table:table-cell table:formula="of:=IF([.B19]=0;0;[.C19]*[.J20]/[.B19])" office:value-type="float" office:value="0">
            <text:p>0,00</text:p>
          </table:table-cell>
          <table:table-cell table:formula="of:=IF([.B19]=0;0;[.D19]*[.J20]/[.B19])" office:value-type="float" office:value="0">
            <text:p>0,00</text:p>
          </table:table-cell>
          <table:table-cell table:formula="of:=IF([.B19]=0;0;[.E19]*[.J20]/[.B19])" office:value-type="float" office:value="0">
            <text:p>0,00</text:p>
          </table:table-cell>
          <table:table-cell table:formula="of:=2*([.K20]+[.L20])" office:value-type="float" office:value="0">
            <text:p>0,00</text:p>
          </table:table-cell>
          <table:table-cell table:formula="of:=4*([.K20]+[.L20])+9*[.M20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/>
          <table:table-cell table:formula="of:=IF([.B19]=0;0;[.C19]*[.J21]/[.B19])" office:value-type="float" office:value="0">
            <text:p>0,00</text:p>
          </table:table-cell>
          <table:table-cell table:formula="of:=IF([.B19]=0;0;[.D19]*[.J21]/[.B19])" office:value-type="float" office:value="0">
            <text:p>0,00</text:p>
          </table:table-cell>
          <table:table-cell table:formula="of:=IF([.B19]=0;0;[.E19]*[.J21]/[.B19])" office:value-type="float" office:value="0">
            <text:p>0,00</text:p>
          </table:table-cell>
          <table:table-cell table:formula="of:=2*([.K21]+[.L21])" office:value-type="float" office:value="0">
            <text:p>0,00</text:p>
          </table:table-cell>
          <table:table-cell table:formula="of:=4*([.K21]+[.L21])+9*[.M21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/>
          <table:table-cell table:formula="of:=IF([.B19]=0;0;[.C19]*[.J22]/[.B19])" office:value-type="float" office:value="0">
            <text:p>0,00</text:p>
          </table:table-cell>
          <table:table-cell table:formula="of:=IF([.B19]=0;0;[.D19]*[.J22]/[.B19])" office:value-type="float" office:value="0">
            <text:p>0,00</text:p>
          </table:table-cell>
          <table:table-cell table:formula="of:=IF([.B19]=0;0;[.E19]*[.J22]/[.B19])" office:value-type="float" office:value="0">
            <text:p>0,00</text:p>
          </table:table-cell>
          <table:table-cell table:formula="of:=2*([.K22]+[.L22])" office:value-type="float" office:value="0">
            <text:p>0,00</text:p>
          </table:table-cell>
          <table:table-cell table:formula="of:=4*([.K22]+[.L22])+9*[.M22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/>
          <table:table-cell table:formula="of:=IF([.B19]=0;0;[.C19]*[.J23]/[.B19])" office:value-type="float" office:value="0">
            <text:p>0,00</text:p>
          </table:table-cell>
          <table:table-cell table:formula="of:=IF([.B19]=0;0;[.D19]*[.J23]/[.B19])" office:value-type="float" office:value="0">
            <text:p>0,00</text:p>
          </table:table-cell>
          <table:table-cell table:formula="of:=IF([.B19]=0;0;[.E19]*[.J23]/[.B19])" office:value-type="float" office:value="0">
            <text:p>0,00</text:p>
          </table:table-cell>
          <table:table-cell table:formula="of:=2*([.K23]+[.L23])" office:value-type="float" office:value="0">
            <text:p>0,00</text:p>
          </table:table-cell>
          <table:table-cell table:formula="of:=4*([.K23]+[.L23])+9*[.M23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/>
          <table:table-cell table:formula="of:=IF([.B19]=0;0;[.C19]*[.J24]/[.B19])" office:value-type="float" office:value="0">
            <text:p>0,00</text:p>
          </table:table-cell>
          <table:table-cell table:formula="of:=IF([.B19]=0;0;[.D19]*[.J24]/[.B19])" office:value-type="float" office:value="0">
            <text:p>0,00</text:p>
          </table:table-cell>
          <table:table-cell table:formula="of:=IF([.B19]=0;0;[.E19]*[.J24]/[.B19])" office:value-type="float" office:value="0">
            <text:p>0,00</text:p>
          </table:table-cell>
          <table:table-cell table:formula="of:=2*([.K24]+[.L24])" office:value-type="float" office:value="0">
            <text:p>0,00</text:p>
          </table:table-cell>
          <table:table-cell table:formula="of:=4*([.K24]+[.L24])+9*[.M24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/>
          <table:table-cell table:formula="of:=IF([.B19]=0;0;[.C19]*[.J25]/[.B19])" office:value-type="float" office:value="0">
            <text:p>0,00</text:p>
          </table:table-cell>
          <table:table-cell table:formula="of:=IF([.B19]=0;0;[.D19]*[.J25]/[.B19])" office:value-type="float" office:value="0">
            <text:p>0,00</text:p>
          </table:table-cell>
          <table:table-cell table:formula="of:=IF([.B19]=0;0;[.E19]*[.J25]/[.B19])" office:value-type="float" office:value="0">
            <text:p>0,00</text:p>
          </table:table-cell>
          <table:table-cell table:formula="of:=2*([.K25]+[.L25])" office:value-type="float" office:value="0">
            <text:p>0,00</text:p>
          </table:table-cell>
          <table:table-cell table:formula="of:=4*([.K25]+[.L25])+9*[.M2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/>
          <table:table-cell table:formula="of:=IF([.B19]=0;0;[.C19]*[.J26]/[.B19])" office:value-type="float" office:value="0">
            <text:p>0,00</text:p>
          </table:table-cell>
          <table:table-cell table:formula="of:=IF([.B19]=0;0;[.D19]*[.J26]/[.B19])" office:value-type="float" office:value="0">
            <text:p>0,00</text:p>
          </table:table-cell>
          <table:table-cell table:formula="of:=IF([.B19]=0;0;[.E19]*[.J26]/[.B19])" office:value-type="float" office:value="0">
            <text:p>0,00</text:p>
          </table:table-cell>
          <table:table-cell table:formula="of:=2*([.K26]+[.L26])" office:value-type="float" office:value="0">
            <text:p>0,00</text:p>
          </table:table-cell>
          <table:table-cell table:formula="of:=4*([.K26]+[.L26])+9*[.M26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/>
          <table:table-cell table:formula="of:=IF([.B19]=0;0;[.C19]*[.J27]/[.B19])" office:value-type="float" office:value="0">
            <text:p>0,00</text:p>
          </table:table-cell>
          <table:table-cell table:formula="of:=IF([.B19]=0;0;[.D19]*[.J27]/[.B19])" office:value-type="float" office:value="0">
            <text:p>0,00</text:p>
          </table:table-cell>
          <table:table-cell table:formula="of:=IF([.B19]=0;0;[.E19]*[.J27]/[.B19])" office:value-type="float" office:value="0">
            <text:p>0,00</text:p>
          </table:table-cell>
          <table:table-cell table:formula="of:=2*([.K27]+[.L27])" office:value-type="float" office:value="0">
            <text:p>0,00</text:p>
          </table:table-cell>
          <table:table-cell table:formula="of:=4*([.K27]+[.L27])+9*[.M27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/>
          <table:table-cell table:formula="of:=IF([.B19]=0;0;[.C19]*[.J28]/[.B19])" office:value-type="float" office:value="0">
            <text:p>0,00</text:p>
          </table:table-cell>
          <table:table-cell table:formula="of:=IF([.B19]=0;0;[.D19]*[.J28]/[.B19])" office:value-type="float" office:value="0">
            <text:p>0,00</text:p>
          </table:table-cell>
          <table:table-cell table:formula="of:=IF([.B19]=0;0;[.E19]*[.J28]/[.B19])" office:value-type="float" office:value="0">
            <text:p>0,00</text:p>
          </table:table-cell>
          <table:table-cell table:formula="of:=2*([.K28]+[.L28])" office:value-type="float" office:value="0">
            <text:p>0,00</text:p>
          </table:table-cell>
          <table:table-cell table:formula="of:=4*([.K28]+[.L28])+9*[.M28]" office:value-type="float" office:value="0">
            <text:p>0,00</text:p>
          </table:table-cell>
        </table:table-row>
      </table:table>
      <table:table table:name="fondue" table:style-name="ta1" table:print="false">
        <table:table-column table:style-name="co1" table:number-columns-repeated="8" table:default-cell-style-name="Default"/>
        <table:table-column table:style-name="co1" table:number-columns-repeated="7" table:default-cell-style-name="ce15"/>
        <table:table-row table:style-name="ro1">
          <table:table-cell/>
          <table:table-cell office:value-type="string">
            <text:p>RECETTE</text:p>
          </table:table-cell>
          <table:table-cell table:number-columns-repeated="6"/>
          <table:table-cell table:style-name="Default"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1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number-columns-repeated="2" table:style-name="ce4" office:value-type="float" office:value="0.01">
            <text:p>0,01</text:p>
          </table:table-cell>
          <table:table-cell table:style-name="ce4" office:value-type="float" office:value="100">
            <text:p>100,00</text:p>
          </table:table-cell>
          <table:table-cell table:style-name="ce4" table:formula="of:=2*([.C7]+[.D7])" office:value-type="float" office:value="0.04">
            <text:p>0,04</text:p>
          </table:table-cell>
          <table:table-cell table:style-name="ce101" table:formula="of:=IF(([.F7]=0);0;[.E7]*2/[.F7])" office:value-type="float" office:value="5000">
            <text:p>5000,00</text:p>
          </table:table-cell>
          <table:table-cell table:style-name="ce4" table:formula="of:=4*([.C7]+[.D7])+9*[.E7]" office:value-type="float" office:value="900.08">
            <text:p>900,08</text:p>
          </table:table-cell>
          <table:table-cell table:style-name="ce12" office:value-type="string">
            <text:p>huile</text:p>
          </table:table-cell>
          <table:table-cell table:style-name="ce16"/>
          <table:table-cell table:style-name="ce20" table:formula="of:=IF([.B7]=0;0;[.C7]*[.J7]/[.B7])" office:value-type="float" office:value="0">
            <text:p>0,00</text:p>
          </table:table-cell>
          <table:table-cell table:style-name="ce20" table:formula="of:=IF([.B7]=0;0;[.D7]*[.J7]/[.B7])" office:value-type="float" office:value="0">
            <text:p>0,00</text:p>
          </table:table-cell>
          <table:table-cell table:style-name="ce20" table:formula="of:=IF([.B7]=0;0;[.E7]*[.J7]/[.B7])" office:value-type="float" office:value="0">
            <text:p>0,00</text:p>
          </table:table-cell>
          <table:table-cell table:style-name="ce20" table:formula="of:=2*([.K7]+[.L7])" office:value-type="float" office:value="0">
            <text:p>0,00</text:p>
          </table:table-cell>
          <table:table-cell table:style-name="ce20" table:formula="of:=4*([.K7]+[.L7])+9*[.M7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19">
            <text:p>2,19</text:p>
          </table:table-cell>
          <table:table-cell table:style-name="ce4" office:value-type="float" office:value="2.18">
            <text:p>2,18</text:p>
          </table:table-cell>
          <table:table-cell table:style-name="ce4" office:value-type="float" office:value="30">
            <text:p>30,00</text:p>
          </table:table-cell>
          <table:table-cell table:style-name="ce4" table:formula="of:=2*([.C8]+[.D8])" office:value-type="float" office:value="8.74">
            <text:p>8,74</text:p>
          </table:table-cell>
          <table:table-cell table:style-name="ce101" table:formula="of:=IF(([.F8]=0);0;[.E8]*2/[.F8])" office:value-type="float" office:value="6.8649885583524">
            <text:p>6,86</text:p>
          </table:table-cell>
          <table:table-cell table:style-name="ce4" table:formula="of:=4*([.C8]+[.D8])+9*[.E8]" office:value-type="float" office:value="287.48">
            <text:p>287,48</text:p>
          </table:table-cell>
          <table:table-cell table:style-name="ce12" office:value-type="string">
            <text:p>crème 30</text:p>
          </table:table-cell>
          <table:table-cell table:style-name="ce16" office:value-type="float" office:value="0">
            <text:p>0,00</text:p>
          </table:table-cell>
          <table:table-cell table:style-name="ce20" table:formula="of:=IF([.B8]=0;0;[.C8]*[.J8]/[.B8])" office:value-type="float" office:value="0">
            <text:p>0,00</text:p>
          </table:table-cell>
          <table:table-cell table:style-name="ce20" table:formula="of:=IF([.B8]=0;0;[.D8]*[.J8]/[.B8])" office:value-type="float" office:value="0">
            <text:p>0,00</text:p>
          </table:table-cell>
          <table:table-cell table:style-name="ce20" table:formula="of:=IF([.B8]=0;0;[.E8]*[.J8]/[.B8])" office:value-type="float" office:value="0">
            <text:p>0,00</text:p>
          </table:table-cell>
          <table:table-cell table:style-name="ce20" table:formula="of:=2*([.K8]+[.L8])" office:value-type="float" office:value="0">
            <text:p>0,00</text:p>
          </table:table-cell>
          <table:table-cell table:style-name="ce20" table:formula="of:=4*([.K8]+[.L8])+9*[.M8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">
            <text:p>1,00</text:p>
          </table:table-cell>
          <table:table-cell table:style-name="ce4" office:value-type="float" office:value="82.2">
            <text:p>82,20</text:p>
          </table:table-cell>
          <table:table-cell table:style-name="ce4" table:formula="of:=2*([.C9]+[.D9])" office:value-type="float" office:value="3.4">
            <text:p>3,40</text:p>
          </table:table-cell>
          <table:table-cell table:style-name="ce101" table:formula="of:=IF(([.F9]=0);0;[.E9]*2/[.F9])" office:value-type="float" office:value="48.3529411764706">
            <text:p>48,35</text:p>
          </table:table-cell>
          <table:table-cell table:style-name="ce4" table:formula="of:=4*([.C9]+[.D9])+9*[.E9]" office:value-type="float" office:value="746.6">
            <text:p>746,60</text:p>
          </table:table-cell>
          <table:table-cell table:style-name="ce12" office:value-type="string">
            <text:p>beurre ou mayo thomi</text:p>
          </table:table-cell>
          <table:table-cell table:style-name="ce16" office:value-type="float" office:value="75">
            <text:p>75,00</text:p>
          </table:table-cell>
          <table:table-cell table:style-name="ce20" table:formula="of:=IF([.B9]=0;0;[.C9]*[.J9]/[.B9])" office:value-type="float" office:value="0.525">
            <text:p>0,53</text:p>
          </table:table-cell>
          <table:table-cell table:style-name="ce20" table:formula="of:=IF([.B9]=0;0;[.D9]*[.J9]/[.B9])" office:value-type="float" office:value="0.75">
            <text:p>0,75</text:p>
          </table:table-cell>
          <table:table-cell table:style-name="ce20" table:formula="of:=IF([.B9]=0;0;[.E9]*[.J9]/[.B9])" office:value-type="float" office:value="61.65">
            <text:p>61,65</text:p>
          </table:table-cell>
          <table:table-cell table:style-name="ce20" table:formula="of:=2*([.K9]+[.L9])" office:value-type="float" office:value="2.55">
            <text:p>2,55</text:p>
          </table:table-cell>
          <table:table-cell table:style-name="ce20" table:formula="of:=4*([.K9]+[.L9])+9*[.M9]" office:value-type="float" office:value="559.95">
            <text:p>559,95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9">
            <text:p>29,00</text:p>
          </table:table-cell>
          <table:table-cell table:style-name="ce4" office:value-type="float" office:value="3">
            <text:p>3,00</text:p>
          </table:table-cell>
          <table:table-cell table:style-name="ce4" office:value-type="float" office:value="26">
            <text:p>26,00</text:p>
          </table:table-cell>
          <table:table-cell table:style-name="ce4" table:formula="of:=2*([.C10]+[.D10])" office:value-type="float" office:value="64">
            <text:p>64,00</text:p>
          </table:table-cell>
          <table:table-cell table:style-name="ce101" table:formula="of:=IF(([.F10]=0);0;[.E10]*2/[.F10])" office:value-type="float" office:value="0.8125">
            <text:p>0,81</text:p>
          </table:table-cell>
          <table:table-cell table:style-name="ce4" table:formula="of:=4*([.C10]+[.D10])+9*[.E10]" office:value-type="float" office:value="362">
            <text:p>362,00</text:p>
          </table:table-cell>
          <table:table-cell table:style-name="ce12" office:value-type="string">
            <text:p>abondance</text:p>
          </table:table-cell>
          <table:table-cell table:style-name="ce16" office:value-type="float" office:value="100">
            <text:p>100,00</text:p>
          </table:table-cell>
          <table:table-cell table:style-name="ce20" table:formula="of:=IF([.B10]=0;0;[.C10]*[.J10]/[.B10])" office:value-type="float" office:value="29">
            <text:p>29,00</text:p>
          </table:table-cell>
          <table:table-cell table:style-name="ce20" table:formula="of:=IF([.B10]=0;0;[.D10]*[.J10]/[.B10])" office:value-type="float" office:value="3">
            <text:p>3,00</text:p>
          </table:table-cell>
          <table:table-cell table:style-name="ce20" table:formula="of:=IF([.B10]=0;0;[.E10]*[.J10]/[.B10])" office:value-type="float" office:value="26">
            <text:p>26,00</text:p>
          </table:table-cell>
          <table:table-cell table:style-name="ce20" table:formula="of:=2*([.K10]+[.L10])" office:value-type="float" office:value="64">
            <text:p>64,00</text:p>
          </table:table-cell>
          <table:table-cell table:style-name="ce20" table:formula="of:=4*([.K10]+[.L10])+9*[.M10]" office:value-type="float" office:value="362">
            <text:p>362,00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30">
            <text:p>30,00</text:p>
          </table:table-cell>
          <table:table-cell table:style-name="ce4" office:value-type="float" office:value="1.5">
            <text:p>1,50</text:p>
          </table:table-cell>
          <table:table-cell table:style-name="ce4" office:value-type="float" office:value="30">
            <text:p>30,00</text:p>
          </table:table-cell>
          <table:table-cell table:style-name="ce4" table:formula="of:=2*([.C11]+[.D11])" office:value-type="float" office:value="63">
            <text:p>63,00</text:p>
          </table:table-cell>
          <table:table-cell table:style-name="ce101" table:formula="of:=IF(([.F11]=0);0;[.E11]*2/[.F11])" office:value-type="float" office:value="0.952380952380952">
            <text:p>0,95</text:p>
          </table:table-cell>
          <table:table-cell table:style-name="ce4" table:formula="of:=4*([.C11]+[.D11])+9*[.E11]" office:value-type="float" office:value="396">
            <text:p>396,00</text:p>
          </table:table-cell>
          <table:table-cell table:style-name="ce12" office:value-type="string">
            <text:p>beaufort</text:p>
          </table:table-cell>
          <table:table-cell table:style-name="ce16" office:value-type="float" office:value="20">
            <text:p>20,00</text:p>
          </table:table-cell>
          <table:table-cell table:style-name="ce20" table:formula="of:=IF([.B11]=0;0;[.C11]*[.J11]/[.B11])" office:value-type="float" office:value="6">
            <text:p>6,00</text:p>
          </table:table-cell>
          <table:table-cell table:style-name="ce20" table:formula="of:=IF([.B11]=0;0;[.D11]*[.J11]/[.B11])" office:value-type="float" office:value="0.3">
            <text:p>0,30</text:p>
          </table:table-cell>
          <table:table-cell table:style-name="ce20" table:formula="of:=IF([.B11]=0;0;[.E11]*[.J11]/[.B11])" office:value-type="float" office:value="6">
            <text:p>6,00</text:p>
          </table:table-cell>
          <table:table-cell table:style-name="ce20" table:formula="of:=2*([.K11]+[.L11])" office:value-type="float" office:value="12.6">
            <text:p>12,60</text:p>
          </table:table-cell>
          <table:table-cell table:style-name="ce20" table:formula="of:=4*([.K11]+[.L11])+9*[.M11]" office:value-type="float" office:value="79.2">
            <text:p>79,20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30">
            <text:p>30,00</text:p>
          </table:table-cell>
          <table:table-cell table:style-name="ce4" office:value-type="float" office:value="1.5">
            <text:p>1,50</text:p>
          </table:table-cell>
          <table:table-cell table:style-name="ce4" office:value-type="float" office:value="30">
            <text:p>30,00</text:p>
          </table:table-cell>
          <table:table-cell table:style-name="ce4" table:formula="of:=2*([.C12]+[.D12])" office:value-type="float" office:value="63">
            <text:p>63,00</text:p>
          </table:table-cell>
          <table:table-cell table:style-name="ce101" table:formula="of:=IF(([.F12]=0);0;[.E12]*2/[.F12])" office:value-type="float" office:value="0.952380952380952">
            <text:p>0,95</text:p>
          </table:table-cell>
          <table:table-cell table:style-name="ce4" table:formula="of:=4*([.C12]+[.D12])+9*[.E12]" office:value-type="float" office:value="396">
            <text:p>396,00</text:p>
          </table:table-cell>
          <table:table-cell table:style-name="ce12" office:value-type="string">
            <text:p>comté</text:p>
          </table:table-cell>
          <table:table-cell table:style-name="ce16" office:value-type="float" office:value="20">
            <text:p>20,00</text:p>
          </table:table-cell>
          <table:table-cell table:style-name="ce20" table:formula="of:=IF([.B12]=0;0;[.C12]*[.J12]/[.B12])" office:value-type="float" office:value="6">
            <text:p>6,00</text:p>
          </table:table-cell>
          <table:table-cell table:style-name="ce20" table:formula="of:=IF([.B12]=0;0;[.D12]*[.J12]/[.B12])" office:value-type="float" office:value="0.3">
            <text:p>0,30</text:p>
          </table:table-cell>
          <table:table-cell table:style-name="ce20" table:formula="of:=IF([.B12]=0;0;[.E12]*[.J12]/[.B12])" office:value-type="float" office:value="6">
            <text:p>6,00</text:p>
          </table:table-cell>
          <table:table-cell table:style-name="ce20" table:formula="of:=2*([.K12]+[.L12])" office:value-type="float" office:value="12.6">
            <text:p>12,60</text:p>
          </table:table-cell>
          <table:table-cell table:style-name="ce20" table:formula="of:=4*([.K12]+[.L12])+9*[.M12]" office:value-type="float" office:value="79.2">
            <text:p>79,20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3]+[.D13])" office:value-type="float" office:value="0">
            <text:p>0,00</text:p>
          </table:table-cell>
          <table:table-cell table:style-name="ce101" table:formula="of:=IF(([.F13]=0);0;[.E13]*2/[.F13])" office:value-type="float" office:value="0">
            <text:p>0,00</text:p>
          </table:table-cell>
          <table:table-cell table:style-name="ce4" table:formula="of:=4*([.C13]+[.D13])+9*[.E13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3]=0;0;[.C13]*[.J13]/[.B13])" office:value-type="float" office:value="0">
            <text:p>0,00</text:p>
          </table:table-cell>
          <table:table-cell table:style-name="ce20" table:formula="of:=IF([.B13]=0;0;[.D13]*[.J13]/[.B13])" office:value-type="float" office:value="0">
            <text:p>0,00</text:p>
          </table:table-cell>
          <table:table-cell table:style-name="ce20" table:formula="of:=IF([.B13]=0;0;[.E13]*[.J13]/[.B13])" office:value-type="float" office:value="0">
            <text:p>0,00</text:p>
          </table:table-cell>
          <table:table-cell table:style-name="ce20" table:formula="of:=2*([.K13]+[.L13])" office:value-type="float" office:value="0">
            <text:p>0,00</text:p>
          </table:table-cell>
          <table:table-cell table:style-name="ce20" table:formula="of:=4*([.K13]+[.L13])+9*[.M13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4]+[.D14])" office:value-type="float" office:value="0">
            <text:p>0,00</text:p>
          </table:table-cell>
          <table:table-cell table:style-name="ce101" table:formula="of:=IF(([.F14]=0);0;[.E14]*2/[.F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5]+[.D15])" office:value-type="float" office:value="0">
            <text:p>0,00</text:p>
          </table:table-cell>
          <table:table-cell table:style-name="ce101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table:formula="of:=SUM([.J7:.J15])" office:value-type="float" office:value="215">
            <text:p>215,00</text:p>
          </table:table-cell>
          <table:table-cell table:style-name="ce17" table:formula="of:=SUM([.K7:.K15])" office:value-type="float" office:value="41.525">
            <text:p>41,53</text:p>
          </table:table-cell>
          <table:table-cell table:style-name="ce17" table:formula="of:=SUM([.L7:.L15])" office:value-type="float" office:value="4.35">
            <text:p>4,35</text:p>
          </table:table-cell>
          <table:table-cell table:style-name="ce17" table:formula="of:=SUM([.M7:.M15])" office:value-type="float" office:value="99.65">
            <text:p>99,65</text:p>
          </table:table-cell>
          <table:table-cell table:style-name="ce17" table:formula="of:=2*([.K16]+[.L16])" office:value-type="float" office:value="91.75">
            <text:p>91,75</text:p>
          </table:table-cell>
          <table:table-cell table:style-name="ce17" table:formula="of:=4*([.K16]+[.L16])+9*[.M16]" office:value-type="float" office:value="1080.35">
            <text:p>1080,35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1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19.3139534883721">
            <text:p>19,31</text:p>
          </table:table-cell>
          <table:table-cell table:style-name="ce6" table:formula="of:=IF([.J16]=0;0;[.L16]*[.B19]/[.J16])" office:value-type="float" office:value="2.02325581395349">
            <text:p>2,02</text:p>
          </table:table-cell>
          <table:table-cell table:style-name="ce6" table:formula="of:=IF([.J16]=0;0;[.M16]*[.B19]/[.J16])" office:value-type="float" office:value="46.3488372093023">
            <text:p>46,35</text:p>
          </table:table-cell>
          <table:table-cell table:style-name="ce100" table:formula="of:=2*([.C19]+[.D19])" office:value-type="float" office:value="42.6744186046512">
            <text:p>42,67</text:p>
          </table:table-cell>
          <table:table-cell table:style-name="ce102" table:formula="of:=IF(AND(([.C19]=0);([.D19]=0));0;[.E19]/([.C19]+[.D19]))" office:value-type="float" office:value="2.17220708446867">
            <text:p>2,17</text:p>
          </table:table-cell>
          <table:table-cell table:style-name="ce6" table:formula="of:=4*([.C19]+[.D19])+9*[.E19]" office:value-type="float" office:value="502.488372093023">
            <text:p>502,49</text:p>
          </table:table-cell>
          <table:table-cell office:value-type="string">
            <text:p>Portion 1</text:p>
          </table:table-cell>
          <table:table-cell/>
          <table:table-cell table:formula="of:=IF([.B19]=0;0;[.C19]*[.J19]/[.B19])" office:value-type="float" office:value="0">
            <text:p>0,00</text:p>
          </table:table-cell>
          <table:table-cell table:formula="of:=IF([.B19]=0;0;[.D19]*[.J19]/[.B19])" office:value-type="float" office:value="0">
            <text:p>0,00</text:p>
          </table:table-cell>
          <table:table-cell table:formula="of:=IF([.B19]=0;0;[.E19]*[.J19]/[.B19])" office:value-type="float" office:value="0">
            <text:p>0,00</text:p>
          </table:table-cell>
          <table:table-cell table:formula="of:=2*([.K19]+[.L19])" office:value-type="float" office:value="0">
            <text:p>0,00</text:p>
          </table:table-cell>
          <table:table-cell table:formula="of:=4*([.K19]+[.L19])+9*[.M19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/>
          <table:table-cell table:formula="of:=IF([.B19]=0;0;[.C19]*[.J20]/[.B19])" office:value-type="float" office:value="0">
            <text:p>0,00</text:p>
          </table:table-cell>
          <table:table-cell table:formula="of:=IF([.B19]=0;0;[.D19]*[.J20]/[.B19])" office:value-type="float" office:value="0">
            <text:p>0,00</text:p>
          </table:table-cell>
          <table:table-cell table:formula="of:=IF([.B19]=0;0;[.E19]*[.J20]/[.B19])" office:value-type="float" office:value="0">
            <text:p>0,00</text:p>
          </table:table-cell>
          <table:table-cell table:formula="of:=2*([.K20]+[.L20])" office:value-type="float" office:value="0">
            <text:p>0,00</text:p>
          </table:table-cell>
          <table:table-cell table:formula="of:=4*([.K20]+[.L20])+9*[.M20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/>
          <table:table-cell table:formula="of:=IF([.B19]=0;0;[.C19]*[.J21]/[.B19])" office:value-type="float" office:value="0">
            <text:p>0,00</text:p>
          </table:table-cell>
          <table:table-cell table:formula="of:=IF([.B19]=0;0;[.D19]*[.J21]/[.B19])" office:value-type="float" office:value="0">
            <text:p>0,00</text:p>
          </table:table-cell>
          <table:table-cell table:formula="of:=IF([.B19]=0;0;[.E19]*[.J21]/[.B19])" office:value-type="float" office:value="0">
            <text:p>0,00</text:p>
          </table:table-cell>
          <table:table-cell table:formula="of:=2*([.K21]+[.L21])" office:value-type="float" office:value="0">
            <text:p>0,00</text:p>
          </table:table-cell>
          <table:table-cell table:formula="of:=4*([.K21]+[.L21])+9*[.M21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/>
          <table:table-cell table:formula="of:=IF([.B19]=0;0;[.C19]*[.J22]/[.B19])" office:value-type="float" office:value="0">
            <text:p>0,00</text:p>
          </table:table-cell>
          <table:table-cell table:formula="of:=IF([.B19]=0;0;[.D19]*[.J22]/[.B19])" office:value-type="float" office:value="0">
            <text:p>0,00</text:p>
          </table:table-cell>
          <table:table-cell table:formula="of:=IF([.B19]=0;0;[.E19]*[.J22]/[.B19])" office:value-type="float" office:value="0">
            <text:p>0,00</text:p>
          </table:table-cell>
          <table:table-cell table:formula="of:=2*([.K22]+[.L22])" office:value-type="float" office:value="0">
            <text:p>0,00</text:p>
          </table:table-cell>
          <table:table-cell table:formula="of:=4*([.K22]+[.L22])+9*[.M22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/>
          <table:table-cell table:formula="of:=IF([.B19]=0;0;[.C19]*[.J23]/[.B19])" office:value-type="float" office:value="0">
            <text:p>0,00</text:p>
          </table:table-cell>
          <table:table-cell table:formula="of:=IF([.B19]=0;0;[.D19]*[.J23]/[.B19])" office:value-type="float" office:value="0">
            <text:p>0,00</text:p>
          </table:table-cell>
          <table:table-cell table:formula="of:=IF([.B19]=0;0;[.E19]*[.J23]/[.B19])" office:value-type="float" office:value="0">
            <text:p>0,00</text:p>
          </table:table-cell>
          <table:table-cell table:formula="of:=2*([.K23]+[.L23])" office:value-type="float" office:value="0">
            <text:p>0,00</text:p>
          </table:table-cell>
          <table:table-cell table:formula="of:=4*([.K23]+[.L23])+9*[.M23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/>
          <table:table-cell table:formula="of:=IF([.B19]=0;0;[.C19]*[.J24]/[.B19])" office:value-type="float" office:value="0">
            <text:p>0,00</text:p>
          </table:table-cell>
          <table:table-cell table:formula="of:=IF([.B19]=0;0;[.D19]*[.J24]/[.B19])" office:value-type="float" office:value="0">
            <text:p>0,00</text:p>
          </table:table-cell>
          <table:table-cell table:formula="of:=IF([.B19]=0;0;[.E19]*[.J24]/[.B19])" office:value-type="float" office:value="0">
            <text:p>0,00</text:p>
          </table:table-cell>
          <table:table-cell table:formula="of:=2*([.K24]+[.L24])" office:value-type="float" office:value="0">
            <text:p>0,00</text:p>
          </table:table-cell>
          <table:table-cell table:formula="of:=4*([.K24]+[.L24])+9*[.M24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/>
          <table:table-cell table:formula="of:=IF([.B19]=0;0;[.C19]*[.J25]/[.B19])" office:value-type="float" office:value="0">
            <text:p>0,00</text:p>
          </table:table-cell>
          <table:table-cell table:formula="of:=IF([.B19]=0;0;[.D19]*[.J25]/[.B19])" office:value-type="float" office:value="0">
            <text:p>0,00</text:p>
          </table:table-cell>
          <table:table-cell table:formula="of:=IF([.B19]=0;0;[.E19]*[.J25]/[.B19])" office:value-type="float" office:value="0">
            <text:p>0,00</text:p>
          </table:table-cell>
          <table:table-cell table:formula="of:=2*([.K25]+[.L25])" office:value-type="float" office:value="0">
            <text:p>0,00</text:p>
          </table:table-cell>
          <table:table-cell table:formula="of:=4*([.K25]+[.L25])+9*[.M2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/>
          <table:table-cell table:formula="of:=IF([.B19]=0;0;[.C19]*[.J26]/[.B19])" office:value-type="float" office:value="0">
            <text:p>0,00</text:p>
          </table:table-cell>
          <table:table-cell table:formula="of:=IF([.B19]=0;0;[.D19]*[.J26]/[.B19])" office:value-type="float" office:value="0">
            <text:p>0,00</text:p>
          </table:table-cell>
          <table:table-cell table:formula="of:=IF([.B19]=0;0;[.E19]*[.J26]/[.B19])" office:value-type="float" office:value="0">
            <text:p>0,00</text:p>
          </table:table-cell>
          <table:table-cell table:formula="of:=2*([.K26]+[.L26])" office:value-type="float" office:value="0">
            <text:p>0,00</text:p>
          </table:table-cell>
          <table:table-cell table:formula="of:=4*([.K26]+[.L26])+9*[.M26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/>
          <table:table-cell table:formula="of:=IF([.B19]=0;0;[.C19]*[.J27]/[.B19])" office:value-type="float" office:value="0">
            <text:p>0,00</text:p>
          </table:table-cell>
          <table:table-cell table:formula="of:=IF([.B19]=0;0;[.D19]*[.J27]/[.B19])" office:value-type="float" office:value="0">
            <text:p>0,00</text:p>
          </table:table-cell>
          <table:table-cell table:formula="of:=IF([.B19]=0;0;[.E19]*[.J27]/[.B19])" office:value-type="float" office:value="0">
            <text:p>0,00</text:p>
          </table:table-cell>
          <table:table-cell table:formula="of:=2*([.K27]+[.L27])" office:value-type="float" office:value="0">
            <text:p>0,00</text:p>
          </table:table-cell>
          <table:table-cell table:formula="of:=4*([.K27]+[.L27])+9*[.M27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/>
          <table:table-cell table:formula="of:=IF([.B19]=0;0;[.C19]*[.J28]/[.B19])" office:value-type="float" office:value="0">
            <text:p>0,00</text:p>
          </table:table-cell>
          <table:table-cell table:formula="of:=IF([.B19]=0;0;[.D19]*[.J28]/[.B19])" office:value-type="float" office:value="0">
            <text:p>0,00</text:p>
          </table:table-cell>
          <table:table-cell table:formula="of:=IF([.B19]=0;0;[.E19]*[.J28]/[.B19])" office:value-type="float" office:value="0">
            <text:p>0,00</text:p>
          </table:table-cell>
          <table:table-cell table:formula="of:=2*([.K28]+[.L28])" office:value-type="float" office:value="0">
            <text:p>0,00</text:p>
          </table:table-cell>
          <table:table-cell table:formula="of:=4*([.K28]+[.L28])+9*[.M28]" office:value-type="float" office:value="0">
            <text:p>0,00</text:p>
          </table:table-cell>
        </table:table-row>
      </table:table>
      <table:table table:name="creme patissiere" table:style-name="ta1" table:print="false">
        <table:table-column table:style-name="co1" table:number-columns-repeated="8" table:default-cell-style-name="Default"/>
        <table:table-column table:style-name="co1" table:number-columns-repeated="7" table:default-cell-style-name="ce15"/>
        <table:table-row table:style-name="ro1">
          <table:table-cell/>
          <table:table-cell office:value-type="string">
            <text:p>RECETTE</text:p>
          </table:table-cell>
          <table:table-cell table:number-columns-repeated="6"/>
          <table:table-cell table:style-name="Default"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1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number-columns-repeated="2" table:style-name="ce4" office:value-type="float" office:value="0.01">
            <text:p>0,01</text:p>
          </table:table-cell>
          <table:table-cell table:style-name="ce4" office:value-type="float" office:value="100">
            <text:p>100,00</text:p>
          </table:table-cell>
          <table:table-cell table:style-name="ce4" table:formula="of:=2*([.C7]+[.D7])" office:value-type="float" office:value="0.04">
            <text:p>0,04</text:p>
          </table:table-cell>
          <table:table-cell table:style-name="ce182" table:formula="of:=IF(([.F7]=0);0;[.E7]*2/[.F7])" office:value-type="float" office:value="5000">
            <text:p>5000,00</text:p>
          </table:table-cell>
          <table:table-cell table:style-name="ce4" table:formula="of:=4*([.C7]+[.D7])+9*[.E7]" office:value-type="float" office:value="900.08">
            <text:p>900,08</text:p>
          </table:table-cell>
          <table:table-cell table:style-name="ce12" office:value-type="string">
            <text:p>huile</text:p>
          </table:table-cell>
          <table:table-cell table:style-name="ce16"/>
          <table:table-cell table:style-name="ce20" table:formula="of:=IF([.B7]=0;0;[.C7]*[.J7]/[.B7])" office:value-type="float" office:value="0">
            <text:p>0,00</text:p>
          </table:table-cell>
          <table:table-cell table:style-name="ce20" table:formula="of:=IF([.B7]=0;0;[.D7]*[.J7]/[.B7])" office:value-type="float" office:value="0">
            <text:p>0,00</text:p>
          </table:table-cell>
          <table:table-cell table:style-name="ce20" table:formula="of:=IF([.B7]=0;0;[.E7]*[.J7]/[.B7])" office:value-type="float" office:value="0">
            <text:p>0,00</text:p>
          </table:table-cell>
          <table:table-cell table:style-name="ce20" table:formula="of:=2*([.K7]+[.L7])" office:value-type="float" office:value="0">
            <text:p>0,00</text:p>
          </table:table-cell>
          <table:table-cell table:style-name="ce20" table:formula="of:=4*([.K7]+[.L7])+9*[.M7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19">
            <text:p>2,19</text:p>
          </table:table-cell>
          <table:table-cell table:style-name="ce4" office:value-type="float" office:value="2.18">
            <text:p>2,18</text:p>
          </table:table-cell>
          <table:table-cell table:style-name="ce4" office:value-type="float" office:value="30">
            <text:p>30,00</text:p>
          </table:table-cell>
          <table:table-cell table:style-name="ce4" table:formula="of:=2*([.C8]+[.D8])" office:value-type="float" office:value="8.74">
            <text:p>8,74</text:p>
          </table:table-cell>
          <table:table-cell table:style-name="ce182" table:formula="of:=IF(([.F8]=0);0;[.E8]*2/[.F8])" office:value-type="float" office:value="6.8649885583524">
            <text:p>6,86</text:p>
          </table:table-cell>
          <table:table-cell table:style-name="ce4" table:formula="of:=4*([.C8]+[.D8])+9*[.E8]" office:value-type="float" office:value="287.48">
            <text:p>287,48</text:p>
          </table:table-cell>
          <table:table-cell table:style-name="ce12" office:value-type="string">
            <text:p>crème 30</text:p>
          </table:table-cell>
          <table:table-cell table:style-name="ce16" office:value-type="float" office:value="100">
            <text:p>100,00</text:p>
          </table:table-cell>
          <table:table-cell table:style-name="ce20" table:formula="of:=IF([.B8]=0;0;[.C8]*[.J8]/[.B8])" office:value-type="float" office:value="2.19">
            <text:p>2,19</text:p>
          </table:table-cell>
          <table:table-cell table:style-name="ce20" table:formula="of:=IF([.B8]=0;0;[.D8]*[.J8]/[.B8])" office:value-type="float" office:value="2.18">
            <text:p>2,18</text:p>
          </table:table-cell>
          <table:table-cell table:style-name="ce20" table:formula="of:=IF([.B8]=0;0;[.E8]*[.J8]/[.B8])" office:value-type="float" office:value="30">
            <text:p>30,00</text:p>
          </table:table-cell>
          <table:table-cell table:style-name="ce20" table:formula="of:=2*([.K8]+[.L8])" office:value-type="float" office:value="8.74">
            <text:p>8,74</text:p>
          </table:table-cell>
          <table:table-cell table:style-name="ce20" table:formula="of:=4*([.K8]+[.L8])+9*[.M8]" office:value-type="float" office:value="287.48">
            <text:p>287,48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">
            <text:p>1,00</text:p>
          </table:table-cell>
          <table:table-cell table:style-name="ce4" office:value-type="float" office:value="82.2">
            <text:p>82,20</text:p>
          </table:table-cell>
          <table:table-cell table:style-name="ce4" table:formula="of:=2*([.C9]+[.D9])" office:value-type="float" office:value="3.4">
            <text:p>3,40</text:p>
          </table:table-cell>
          <table:table-cell table:style-name="ce182" table:formula="of:=IF(([.F9]=0);0;[.E9]*2/[.F9])" office:value-type="float" office:value="48.3529411764706">
            <text:p>48,35</text:p>
          </table:table-cell>
          <table:table-cell table:style-name="ce4" table:formula="of:=4*([.C9]+[.D9])+9*[.E9]" office:value-type="float" office:value="746.6">
            <text:p>746,60</text:p>
          </table:table-cell>
          <table:table-cell table:style-name="ce12" office:value-type="string">
            <text:p>beurre ou mayo thomi</text:p>
          </table:table-cell>
          <table:table-cell table:style-name="ce16" office:value-type="float" office:value="0">
            <text:p>0,00</text:p>
          </table:table-cell>
          <table:table-cell table:style-name="ce20" table:formula="of:=IF([.B9]=0;0;[.C9]*[.J9]/[.B9])" office:value-type="float" office:value="0">
            <text:p>0,00</text:p>
          </table:table-cell>
          <table:table-cell table:style-name="ce20" table:formula="of:=IF([.B9]=0;0;[.D9]*[.J9]/[.B9])" office:value-type="float" office:value="0">
            <text:p>0,00</text:p>
          </table:table-cell>
          <table:table-cell table:style-name="ce20" table:formula="of:=IF([.B9]=0;0;[.E9]*[.J9]/[.B9])" office:value-type="float" office:value="0">
            <text:p>0,00</text:p>
          </table:table-cell>
          <table:table-cell table:style-name="ce20" table:formula="of:=2*([.K9]+[.L9])" office:value-type="float" office:value="0">
            <text:p>0,00</text:p>
          </table:table-cell>
          <table:table-cell table:style-name="ce20" table:formula="of:=4*([.K9]+[.L9])+9*[.M9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6">
            <text:p>16,00</text:p>
          </table:table-cell>
          <table:table-cell table:style-name="ce4" office:value-type="float" office:value="0.5">
            <text:p>0,50</text:p>
          </table:table-cell>
          <table:table-cell table:style-name="ce4" office:value-type="float" office:value="31">
            <text:p>31,00</text:p>
          </table:table-cell>
          <table:table-cell table:style-name="ce4" table:formula="of:=2*([.C10]+[.D10])" office:value-type="float" office:value="33">
            <text:p>33,00</text:p>
          </table:table-cell>
          <table:table-cell table:style-name="ce182" table:formula="of:=IF(([.F10]=0);0;[.E10]*2/[.F10])" office:value-type="float" office:value="1.87878787878788">
            <text:p>1,88</text:p>
          </table:table-cell>
          <table:table-cell table:style-name="ce4" table:formula="of:=4*([.C10]+[.D10])+9*[.E10]" office:value-type="float" office:value="345">
            <text:p>345,00</text:p>
          </table:table-cell>
          <table:table-cell table:style-name="ce12" office:value-type="string">
            <text:p>jaune d'oeuf</text:p>
          </table:table-cell>
          <table:table-cell table:style-name="ce16" office:value-type="float" office:value="25">
            <text:p>25,00</text:p>
          </table:table-cell>
          <table:table-cell table:style-name="ce20" table:formula="of:=IF([.B10]=0;0;[.C10]*[.J10]/[.B10])" office:value-type="float" office:value="4">
            <text:p>4,00</text:p>
          </table:table-cell>
          <table:table-cell table:style-name="ce20" table:formula="of:=IF([.B10]=0;0;[.D10]*[.J10]/[.B10])" office:value-type="float" office:value="0.125">
            <text:p>0,13</text:p>
          </table:table-cell>
          <table:table-cell table:style-name="ce20" table:formula="of:=IF([.B10]=0;0;[.E10]*[.J10]/[.B10])" office:value-type="float" office:value="7.75">
            <text:p>7,75</text:p>
          </table:table-cell>
          <table:table-cell table:style-name="ce20" table:formula="of:=2*([.K10]+[.L10])" office:value-type="float" office:value="8.25">
            <text:p>8,25</text:p>
          </table:table-cell>
          <table:table-cell table:style-name="ce20" table:formula="of:=4*([.K10]+[.L10])+9*[.M10]" office:value-type="float" office:value="86.25">
            <text:p>86,25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35.2">
            <text:p>35,20</text:p>
          </table:table-cell>
          <table:table-cell table:style-name="ce4" office:value-type="float" office:value="33.6">
            <text:p>33,60</text:p>
          </table:table-cell>
          <table:table-cell table:style-name="ce4" office:value-type="float" office:value="25.4">
            <text:p>25,40</text:p>
          </table:table-cell>
          <table:table-cell table:style-name="ce4" table:formula="of:=2*([.C11]+[.D11])" office:value-type="float" office:value="137.6">
            <text:p>137,60</text:p>
          </table:table-cell>
          <table:table-cell table:style-name="ce182" table:formula="of:=IF(([.F11]=0);0;[.E11]*2/[.F11])" office:value-type="float" office:value="0.369186046511628">
            <text:p>0,37</text:p>
          </table:table-cell>
          <table:table-cell table:style-name="ce4" table:formula="of:=4*([.C11]+[.D11])+9*[.E11]" office:value-type="float" office:value="503.8">
            <text:p>503,80</text:p>
          </table:table-cell>
          <table:table-cell table:style-name="ce12" office:value-type="string">
            <text:p>farine soja</text:p>
          </table:table-cell>
          <table:table-cell table:style-name="ce16" office:value-type="float" office:value="10">
            <text:p>10,00</text:p>
          </table:table-cell>
          <table:table-cell table:style-name="ce20" table:formula="of:=IF([.B11]=0;0;[.C11]*[.J11]/[.B11])" office:value-type="float" office:value="3.52">
            <text:p>3,52</text:p>
          </table:table-cell>
          <table:table-cell table:style-name="ce20" table:formula="of:=IF([.B11]=0;0;[.D11]*[.J11]/[.B11])" office:value-type="float" office:value="3.36">
            <text:p>3,36</text:p>
          </table:table-cell>
          <table:table-cell table:style-name="ce20" table:formula="of:=IF([.B11]=0;0;[.E11]*[.J11]/[.B11])" office:value-type="float" office:value="2.54">
            <text:p>2,54</text:p>
          </table:table-cell>
          <table:table-cell table:style-name="ce20" table:formula="of:=2*([.K11]+[.L11])" office:value-type="float" office:value="13.76">
            <text:p>13,76</text:p>
          </table:table-cell>
          <table:table-cell table:style-name="ce20" table:formula="of:=4*([.K11]+[.L11])+9*[.M11]" office:value-type="float" office:value="50.38">
            <text:p>50,38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1">
            <text:p>0,10</text:p>
          </table:table-cell>
          <table:table-cell table:style-name="ce4" office:value-type="float" office:value="99.6">
            <text:p>99,60</text:p>
          </table:table-cell>
          <table:table-cell table:style-name="ce4" office:value-type="float" office:value="0.1">
            <text:p>0,10</text:p>
          </table:table-cell>
          <table:table-cell table:style-name="ce4" table:formula="of:=2*([.C12]+[.D12])" office:value-type="float" office:value="199.4">
            <text:p>199,40</text:p>
          </table:table-cell>
          <table:table-cell table:style-name="ce182" table:formula="of:=IF(([.F12]=0);0;[.E12]*2/[.F12])" office:value-type="float" office:value="0.00100300902708124">
            <text:p>0,00</text:p>
          </table:table-cell>
          <table:table-cell table:style-name="ce4" table:formula="of:=4*([.C12]+[.D12])+9*[.E12]" office:value-type="float" office:value="399.7">
            <text:p>399,70</text:p>
          </table:table-cell>
          <table:table-cell table:style-name="ce12" office:value-type="string">
            <text:p>sucre</text:p>
          </table:table-cell>
          <table:table-cell table:style-name="ce16" office:value-type="float" office:value="5">
            <text:p>5,00</text:p>
          </table:table-cell>
          <table:table-cell table:style-name="ce20" table:formula="of:=IF([.B12]=0;0;[.C12]*[.J12]/[.B12])" office:value-type="float" office:value="0.005">
            <text:p>0,01</text:p>
          </table:table-cell>
          <table:table-cell table:style-name="ce20" table:formula="of:=IF([.B12]=0;0;[.D12]*[.J12]/[.B12])" office:value-type="float" office:value="4.98">
            <text:p>4,98</text:p>
          </table:table-cell>
          <table:table-cell table:style-name="ce20" table:formula="of:=IF([.B12]=0;0;[.E12]*[.J12]/[.B12])" office:value-type="float" office:value="0.005">
            <text:p>0,01</text:p>
          </table:table-cell>
          <table:table-cell table:style-name="ce20" table:formula="of:=2*([.K12]+[.L12])" office:value-type="float" office:value="9.97">
            <text:p>9,97</text:p>
          </table:table-cell>
          <table:table-cell table:style-name="ce20" table:formula="of:=4*([.K12]+[.L12])+9*[.M12]" office:value-type="float" office:value="19.985">
            <text:p>19,99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3]+[.D13])" office:value-type="float" office:value="0">
            <text:p>0,00</text:p>
          </table:table-cell>
          <table:table-cell table:style-name="ce182" table:formula="of:=IF(([.F13]=0);0;[.E13]*2/[.F13])" office:value-type="float" office:value="0">
            <text:p>0,00</text:p>
          </table:table-cell>
          <table:table-cell table:style-name="ce4" table:formula="of:=4*([.C13]+[.D13])+9*[.E13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3]=0;0;[.C13]*[.J13]/[.B13])" office:value-type="float" office:value="0">
            <text:p>0,00</text:p>
          </table:table-cell>
          <table:table-cell table:style-name="ce20" table:formula="of:=IF([.B13]=0;0;[.D13]*[.J13]/[.B13])" office:value-type="float" office:value="0">
            <text:p>0,00</text:p>
          </table:table-cell>
          <table:table-cell table:style-name="ce20" table:formula="of:=IF([.B13]=0;0;[.E13]*[.J13]/[.B13])" office:value-type="float" office:value="0">
            <text:p>0,00</text:p>
          </table:table-cell>
          <table:table-cell table:style-name="ce20" table:formula="of:=2*([.K13]+[.L13])" office:value-type="float" office:value="0">
            <text:p>0,00</text:p>
          </table:table-cell>
          <table:table-cell table:style-name="ce20" table:formula="of:=4*([.K13]+[.L13])+9*[.M13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4]+[.D14])" office:value-type="float" office:value="0">
            <text:p>0,00</text:p>
          </table:table-cell>
          <table:table-cell table:style-name="ce182" table:formula="of:=IF(([.F14]=0);0;[.E14]*2/[.F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5]+[.D15])" office:value-type="float" office:value="0">
            <text:p>0,00</text:p>
          </table:table-cell>
          <table:table-cell table:style-name="ce182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table:formula="of:=SUM([.J7:.J15])" office:value-type="float" office:value="140">
            <text:p>140,00</text:p>
          </table:table-cell>
          <table:table-cell table:style-name="ce17" table:formula="of:=SUM([.K7:.K15])" office:value-type="float" office:value="9.715">
            <text:p>9,72</text:p>
          </table:table-cell>
          <table:table-cell table:style-name="ce17" table:formula="of:=SUM([.L7:.L15])" office:value-type="float" office:value="10.645">
            <text:p>10,65</text:p>
          </table:table-cell>
          <table:table-cell table:style-name="ce17" table:formula="of:=SUM([.M7:.M15])" office:value-type="float" office:value="40.295">
            <text:p>40,30</text:p>
          </table:table-cell>
          <table:table-cell table:style-name="ce17" table:formula="of:=2*([.K16]+[.L16])" office:value-type="float" office:value="40.72">
            <text:p>40,72</text:p>
          </table:table-cell>
          <table:table-cell table:style-name="ce17" table:formula="of:=4*([.K16]+[.L16])+9*[.M16]" office:value-type="float" office:value="444.095">
            <text:p>444,10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1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6.93928571428571">
            <text:p>6,94</text:p>
          </table:table-cell>
          <table:table-cell table:style-name="ce6" table:formula="of:=IF([.J16]=0;0;[.L16]*[.B19]/[.J16])" office:value-type="float" office:value="7.60357142857143">
            <text:p>7,60</text:p>
          </table:table-cell>
          <table:table-cell table:style-name="ce6" table:formula="of:=IF([.J16]=0;0;[.M16]*[.B19]/[.J16])" office:value-type="float" office:value="28.7821428571429">
            <text:p>28,78</text:p>
          </table:table-cell>
          <table:table-cell table:style-name="ce181" table:formula="of:=2*([.C19]+[.D19])" office:value-type="float" office:value="29.0857142857143">
            <text:p>29,09</text:p>
          </table:table-cell>
          <table:table-cell table:style-name="ce183" table:formula="of:=IF(AND(([.C19]=0);([.D19]=0));0;[.E19]/([.C19]+[.D19]))" office:value-type="float" office:value="1.9791257367387">
            <text:p>1,98</text:p>
          </table:table-cell>
          <table:table-cell table:style-name="ce6" table:formula="of:=4*([.C19]+[.D19])+9*[.E19]" office:value-type="float" office:value="317.210714285714">
            <text:p>317,21</text:p>
          </table:table-cell>
          <table:table-cell office:value-type="string">
            <text:p>Portion 1</text:p>
          </table:table-cell>
          <table:table-cell/>
          <table:table-cell table:formula="of:=IF([.B19]=0;0;[.C19]*[.J19]/[.B19])" office:value-type="float" office:value="0">
            <text:p>0,00</text:p>
          </table:table-cell>
          <table:table-cell table:formula="of:=IF([.B19]=0;0;[.D19]*[.J19]/[.B19])" office:value-type="float" office:value="0">
            <text:p>0,00</text:p>
          </table:table-cell>
          <table:table-cell table:formula="of:=IF([.B19]=0;0;[.E19]*[.J19]/[.B19])" office:value-type="float" office:value="0">
            <text:p>0,00</text:p>
          </table:table-cell>
          <table:table-cell table:formula="of:=2*([.K19]+[.L19])" office:value-type="float" office:value="0">
            <text:p>0,00</text:p>
          </table:table-cell>
          <table:table-cell table:formula="of:=4*([.K19]+[.L19])+9*[.M19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/>
          <table:table-cell table:formula="of:=IF([.B19]=0;0;[.C19]*[.J20]/[.B19])" office:value-type="float" office:value="0">
            <text:p>0,00</text:p>
          </table:table-cell>
          <table:table-cell table:formula="of:=IF([.B19]=0;0;[.D19]*[.J20]/[.B19])" office:value-type="float" office:value="0">
            <text:p>0,00</text:p>
          </table:table-cell>
          <table:table-cell table:formula="of:=IF([.B19]=0;0;[.E19]*[.J20]/[.B19])" office:value-type="float" office:value="0">
            <text:p>0,00</text:p>
          </table:table-cell>
          <table:table-cell table:formula="of:=2*([.K20]+[.L20])" office:value-type="float" office:value="0">
            <text:p>0,00</text:p>
          </table:table-cell>
          <table:table-cell table:formula="of:=4*([.K20]+[.L20])+9*[.M20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/>
          <table:table-cell table:formula="of:=IF([.B19]=0;0;[.C19]*[.J21]/[.B19])" office:value-type="float" office:value="0">
            <text:p>0,00</text:p>
          </table:table-cell>
          <table:table-cell table:formula="of:=IF([.B19]=0;0;[.D19]*[.J21]/[.B19])" office:value-type="float" office:value="0">
            <text:p>0,00</text:p>
          </table:table-cell>
          <table:table-cell table:formula="of:=IF([.B19]=0;0;[.E19]*[.J21]/[.B19])" office:value-type="float" office:value="0">
            <text:p>0,00</text:p>
          </table:table-cell>
          <table:table-cell table:formula="of:=2*([.K21]+[.L21])" office:value-type="float" office:value="0">
            <text:p>0,00</text:p>
          </table:table-cell>
          <table:table-cell table:formula="of:=4*([.K21]+[.L21])+9*[.M21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/>
          <table:table-cell table:formula="of:=IF([.B19]=0;0;[.C19]*[.J22]/[.B19])" office:value-type="float" office:value="0">
            <text:p>0,00</text:p>
          </table:table-cell>
          <table:table-cell table:formula="of:=IF([.B19]=0;0;[.D19]*[.J22]/[.B19])" office:value-type="float" office:value="0">
            <text:p>0,00</text:p>
          </table:table-cell>
          <table:table-cell table:formula="of:=IF([.B19]=0;0;[.E19]*[.J22]/[.B19])" office:value-type="float" office:value="0">
            <text:p>0,00</text:p>
          </table:table-cell>
          <table:table-cell table:formula="of:=2*([.K22]+[.L22])" office:value-type="float" office:value="0">
            <text:p>0,00</text:p>
          </table:table-cell>
          <table:table-cell table:formula="of:=4*([.K22]+[.L22])+9*[.M22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/>
          <table:table-cell table:formula="of:=IF([.B19]=0;0;[.C19]*[.J23]/[.B19])" office:value-type="float" office:value="0">
            <text:p>0,00</text:p>
          </table:table-cell>
          <table:table-cell table:formula="of:=IF([.B19]=0;0;[.D19]*[.J23]/[.B19])" office:value-type="float" office:value="0">
            <text:p>0,00</text:p>
          </table:table-cell>
          <table:table-cell table:formula="of:=IF([.B19]=0;0;[.E19]*[.J23]/[.B19])" office:value-type="float" office:value="0">
            <text:p>0,00</text:p>
          </table:table-cell>
          <table:table-cell table:formula="of:=2*([.K23]+[.L23])" office:value-type="float" office:value="0">
            <text:p>0,00</text:p>
          </table:table-cell>
          <table:table-cell table:formula="of:=4*([.K23]+[.L23])+9*[.M23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/>
          <table:table-cell table:formula="of:=IF([.B19]=0;0;[.C19]*[.J24]/[.B19])" office:value-type="float" office:value="0">
            <text:p>0,00</text:p>
          </table:table-cell>
          <table:table-cell table:formula="of:=IF([.B19]=0;0;[.D19]*[.J24]/[.B19])" office:value-type="float" office:value="0">
            <text:p>0,00</text:p>
          </table:table-cell>
          <table:table-cell table:formula="of:=IF([.B19]=0;0;[.E19]*[.J24]/[.B19])" office:value-type="float" office:value="0">
            <text:p>0,00</text:p>
          </table:table-cell>
          <table:table-cell table:formula="of:=2*([.K24]+[.L24])" office:value-type="float" office:value="0">
            <text:p>0,00</text:p>
          </table:table-cell>
          <table:table-cell table:formula="of:=4*([.K24]+[.L24])+9*[.M24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/>
          <table:table-cell table:formula="of:=IF([.B19]=0;0;[.C19]*[.J25]/[.B19])" office:value-type="float" office:value="0">
            <text:p>0,00</text:p>
          </table:table-cell>
          <table:table-cell table:formula="of:=IF([.B19]=0;0;[.D19]*[.J25]/[.B19])" office:value-type="float" office:value="0">
            <text:p>0,00</text:p>
          </table:table-cell>
          <table:table-cell table:formula="of:=IF([.B19]=0;0;[.E19]*[.J25]/[.B19])" office:value-type="float" office:value="0">
            <text:p>0,00</text:p>
          </table:table-cell>
          <table:table-cell table:formula="of:=2*([.K25]+[.L25])" office:value-type="float" office:value="0">
            <text:p>0,00</text:p>
          </table:table-cell>
          <table:table-cell table:formula="of:=4*([.K25]+[.L25])+9*[.M2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/>
          <table:table-cell table:formula="of:=IF([.B19]=0;0;[.C19]*[.J26]/[.B19])" office:value-type="float" office:value="0">
            <text:p>0,00</text:p>
          </table:table-cell>
          <table:table-cell table:formula="of:=IF([.B19]=0;0;[.D19]*[.J26]/[.B19])" office:value-type="float" office:value="0">
            <text:p>0,00</text:p>
          </table:table-cell>
          <table:table-cell table:formula="of:=IF([.B19]=0;0;[.E19]*[.J26]/[.B19])" office:value-type="float" office:value="0">
            <text:p>0,00</text:p>
          </table:table-cell>
          <table:table-cell table:formula="of:=2*([.K26]+[.L26])" office:value-type="float" office:value="0">
            <text:p>0,00</text:p>
          </table:table-cell>
          <table:table-cell table:formula="of:=4*([.K26]+[.L26])+9*[.M26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/>
          <table:table-cell table:formula="of:=IF([.B19]=0;0;[.C19]*[.J27]/[.B19])" office:value-type="float" office:value="0">
            <text:p>0,00</text:p>
          </table:table-cell>
          <table:table-cell table:formula="of:=IF([.B19]=0;0;[.D19]*[.J27]/[.B19])" office:value-type="float" office:value="0">
            <text:p>0,00</text:p>
          </table:table-cell>
          <table:table-cell table:formula="of:=IF([.B19]=0;0;[.E19]*[.J27]/[.B19])" office:value-type="float" office:value="0">
            <text:p>0,00</text:p>
          </table:table-cell>
          <table:table-cell table:formula="of:=2*([.K27]+[.L27])" office:value-type="float" office:value="0">
            <text:p>0,00</text:p>
          </table:table-cell>
          <table:table-cell table:formula="of:=4*([.K27]+[.L27])+9*[.M27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/>
          <table:table-cell table:formula="of:=IF([.B19]=0;0;[.C19]*[.J28]/[.B19])" office:value-type="float" office:value="0">
            <text:p>0,00</text:p>
          </table:table-cell>
          <table:table-cell table:formula="of:=IF([.B19]=0;0;[.D19]*[.J28]/[.B19])" office:value-type="float" office:value="0">
            <text:p>0,00</text:p>
          </table:table-cell>
          <table:table-cell table:formula="of:=IF([.B19]=0;0;[.E19]*[.J28]/[.B19])" office:value-type="float" office:value="0">
            <text:p>0,00</text:p>
          </table:table-cell>
          <table:table-cell table:formula="of:=2*([.K28]+[.L28])" office:value-type="float" office:value="0">
            <text:p>0,00</text:p>
          </table:table-cell>
          <table:table-cell table:formula="of:=4*([.K28]+[.L28])+9*[.M28]" office:value-type="float" office:value="0">
            <text:p>0,00</text:p>
          </table:table-cell>
        </table:table-row>
      </table:table>
      <table:table table:name="stick" table:style-name="ta1" table:print="false">
        <table:table-column table:style-name="co1" table:number-columns-repeated="8" table:default-cell-style-name="Default"/>
        <table:table-column table:style-name="co1" table:number-columns-repeated="7" table:default-cell-style-name="ce15"/>
        <table:table-row table:style-name="ro1">
          <table:table-cell/>
          <table:table-cell office:value-type="string">
            <text:p>RECETTE</text:p>
          </table:table-cell>
          <table:table-cell table:number-columns-repeated="6"/>
          <table:table-cell table:style-name="Default"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1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number-columns-repeated="2" table:style-name="ce4" office:value-type="float" office:value="0.01">
            <text:p>0,01</text:p>
          </table:table-cell>
          <table:table-cell table:style-name="ce4" office:value-type="float" office:value="100">
            <text:p>100,00</text:p>
          </table:table-cell>
          <table:table-cell table:style-name="ce4" table:formula="of:=2*([.C7]+[.D7])" office:value-type="float" office:value="0.04">
            <text:p>0,04</text:p>
          </table:table-cell>
          <table:table-cell table:style-name="ce107" table:formula="of:=IF(([.F7]=0);0;[.E7]*2/[.F7])" office:value-type="float" office:value="5000">
            <text:p>5000,00</text:p>
          </table:table-cell>
          <table:table-cell table:style-name="ce4" table:formula="of:=4*([.C7]+[.D7])+9*[.E7]" office:value-type="float" office:value="900.08">
            <text:p>900,08</text:p>
          </table:table-cell>
          <table:table-cell table:style-name="ce12" office:value-type="string">
            <text:p>huile</text:p>
          </table:table-cell>
          <table:table-cell table:style-name="ce16" office:value-type="float" office:value="30">
            <text:p>30,00</text:p>
          </table:table-cell>
          <table:table-cell table:style-name="ce20" table:formula="of:=IF([.B7]=0;0;[.C7]*[.J7]/[.B7])" office:value-type="float" office:value="0.003">
            <text:p>0,00</text:p>
          </table:table-cell>
          <table:table-cell table:style-name="ce20" table:formula="of:=IF([.B7]=0;0;[.D7]*[.J7]/[.B7])" office:value-type="float" office:value="0.003">
            <text:p>0,00</text:p>
          </table:table-cell>
          <table:table-cell table:style-name="ce20" table:formula="of:=IF([.B7]=0;0;[.E7]*[.J7]/[.B7])" office:value-type="float" office:value="30">
            <text:p>30,00</text:p>
          </table:table-cell>
          <table:table-cell table:style-name="ce20" table:formula="of:=2*([.K7]+[.L7])" office:value-type="float" office:value="0.012">
            <text:p>0,01</text:p>
          </table:table-cell>
          <table:table-cell table:style-name="ce20" table:formula="of:=4*([.K7]+[.L7])+9*[.M7]" office:value-type="float" office:value="270.024">
            <text:p>270,02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19">
            <text:p>2,19</text:p>
          </table:table-cell>
          <table:table-cell table:style-name="ce4" office:value-type="float" office:value="2.18">
            <text:p>2,18</text:p>
          </table:table-cell>
          <table:table-cell table:style-name="ce4" office:value-type="float" office:value="30">
            <text:p>30,00</text:p>
          </table:table-cell>
          <table:table-cell table:style-name="ce4" table:formula="of:=2*([.C8]+[.D8])" office:value-type="float" office:value="8.74">
            <text:p>8,74</text:p>
          </table:table-cell>
          <table:table-cell table:style-name="ce107" table:formula="of:=IF(([.F8]=0);0;[.E8]*2/[.F8])" office:value-type="float" office:value="6.8649885583524">
            <text:p>6,86</text:p>
          </table:table-cell>
          <table:table-cell table:style-name="ce4" table:formula="of:=4*([.C8]+[.D8])+9*[.E8]" office:value-type="float" office:value="287.48">
            <text:p>287,48</text:p>
          </table:table-cell>
          <table:table-cell table:style-name="ce12" office:value-type="string">
            <text:p>crème 30</text:p>
          </table:table-cell>
          <table:table-cell table:style-name="ce16" office:value-type="float" office:value="0">
            <text:p>0,00</text:p>
          </table:table-cell>
          <table:table-cell table:style-name="ce20" table:formula="of:=IF([.B8]=0;0;[.C8]*[.J8]/[.B8])" office:value-type="float" office:value="0">
            <text:p>0,00</text:p>
          </table:table-cell>
          <table:table-cell table:style-name="ce20" table:formula="of:=IF([.B8]=0;0;[.D8]*[.J8]/[.B8])" office:value-type="float" office:value="0">
            <text:p>0,00</text:p>
          </table:table-cell>
          <table:table-cell table:style-name="ce20" table:formula="of:=IF([.B8]=0;0;[.E8]*[.J8]/[.B8])" office:value-type="float" office:value="0">
            <text:p>0,00</text:p>
          </table:table-cell>
          <table:table-cell table:style-name="ce20" table:formula="of:=2*([.K8]+[.L8])" office:value-type="float" office:value="0">
            <text:p>0,00</text:p>
          </table:table-cell>
          <table:table-cell table:style-name="ce20" table:formula="of:=4*([.K8]+[.L8])+9*[.M8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">
            <text:p>1,00</text:p>
          </table:table-cell>
          <table:table-cell table:style-name="ce4" office:value-type="float" office:value="82.2">
            <text:p>82,20</text:p>
          </table:table-cell>
          <table:table-cell table:style-name="ce4" table:formula="of:=2*([.C9]+[.D9])" office:value-type="float" office:value="3.4">
            <text:p>3,40</text:p>
          </table:table-cell>
          <table:table-cell table:style-name="ce107" table:formula="of:=IF(([.F9]=0);0;[.E9]*2/[.F9])" office:value-type="float" office:value="48.3529411764706">
            <text:p>48,35</text:p>
          </table:table-cell>
          <table:table-cell table:style-name="ce4" table:formula="of:=4*([.C9]+[.D9])+9*[.E9]" office:value-type="float" office:value="746.6">
            <text:p>746,60</text:p>
          </table:table-cell>
          <table:table-cell table:style-name="ce12" office:value-type="string">
            <text:p>beurre ou mayo thomi</text:p>
          </table:table-cell>
          <table:table-cell table:style-name="ce16" office:value-type="float" office:value="0">
            <text:p>0,00</text:p>
          </table:table-cell>
          <table:table-cell table:style-name="ce20" table:formula="of:=IF([.B9]=0;0;[.C9]*[.J9]/[.B9])" office:value-type="float" office:value="0">
            <text:p>0,00</text:p>
          </table:table-cell>
          <table:table-cell table:style-name="ce20" table:formula="of:=IF([.B9]=0;0;[.D9]*[.J9]/[.B9])" office:value-type="float" office:value="0">
            <text:p>0,00</text:p>
          </table:table-cell>
          <table:table-cell table:style-name="ce20" table:formula="of:=IF([.B9]=0;0;[.E9]*[.J9]/[.B9])" office:value-type="float" office:value="0">
            <text:p>0,00</text:p>
          </table:table-cell>
          <table:table-cell table:style-name="ce20" table:formula="of:=2*([.K9]+[.L9])" office:value-type="float" office:value="0">
            <text:p>0,00</text:p>
          </table:table-cell>
          <table:table-cell table:style-name="ce20" table:formula="of:=4*([.K9]+[.L9])+9*[.M9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2.3">
            <text:p>12,3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0.3">
            <text:p>10,30</text:p>
          </table:table-cell>
          <table:table-cell table:style-name="ce4" table:formula="of:=2*([.C10]+[.D10])" office:value-type="float" office:value="26">
            <text:p>26,00</text:p>
          </table:table-cell>
          <table:table-cell table:style-name="ce107" table:formula="of:=IF(([.F10]=0);0;[.E10]*2/[.F10])" office:value-type="float" office:value="0.792307692307692">
            <text:p>0,79</text:p>
          </table:table-cell>
          <table:table-cell table:style-name="ce4" table:formula="of:=4*([.C10]+[.D10])+9*[.E10]" office:value-type="float" office:value="144.7">
            <text:p>144,70</text:p>
          </table:table-cell>
          <table:table-cell table:style-name="ce12" office:value-type="string">
            <text:p>œuf</text:p>
          </table:table-cell>
          <table:table-cell table:style-name="ce16" office:value-type="float" office:value="50">
            <text:p>50,00</text:p>
          </table:table-cell>
          <table:table-cell table:style-name="ce20" table:formula="of:=IF([.B10]=0;0;[.C10]*[.J10]/[.B10])" office:value-type="float" office:value="6.15">
            <text:p>6,15</text:p>
          </table:table-cell>
          <table:table-cell table:style-name="ce20" table:formula="of:=IF([.B10]=0;0;[.D10]*[.J10]/[.B10])" office:value-type="float" office:value="0.35">
            <text:p>0,35</text:p>
          </table:table-cell>
          <table:table-cell table:style-name="ce20" table:formula="of:=IF([.B10]=0;0;[.E10]*[.J10]/[.B10])" office:value-type="float" office:value="5.15">
            <text:p>5,15</text:p>
          </table:table-cell>
          <table:table-cell table:style-name="ce20" table:formula="of:=2*([.K10]+[.L10])" office:value-type="float" office:value="13">
            <text:p>13,00</text:p>
          </table:table-cell>
          <table:table-cell table:style-name="ce20" table:formula="of:=4*([.K10]+[.L10])+9*[.M10]" office:value-type="float" office:value="72.35">
            <text:p>72,35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35.2">
            <text:p>35,20</text:p>
          </table:table-cell>
          <table:table-cell table:style-name="ce4" office:value-type="float" office:value="33.6">
            <text:p>33,60</text:p>
          </table:table-cell>
          <table:table-cell table:style-name="ce4" office:value-type="float" office:value="25.4">
            <text:p>25,40</text:p>
          </table:table-cell>
          <table:table-cell table:style-name="ce4" table:formula="of:=2*([.C11]+[.D11])" office:value-type="float" office:value="137.6">
            <text:p>137,60</text:p>
          </table:table-cell>
          <table:table-cell table:style-name="ce107" table:formula="of:=IF(([.F11]=0);0;[.E11]*2/[.F11])" office:value-type="float" office:value="0.369186046511628">
            <text:p>0,37</text:p>
          </table:table-cell>
          <table:table-cell table:style-name="ce4" table:formula="of:=4*([.C11]+[.D11])+9*[.E11]" office:value-type="float" office:value="503.8">
            <text:p>503,80</text:p>
          </table:table-cell>
          <table:table-cell table:style-name="ce12" office:value-type="string">
            <text:p>farine soja</text:p>
          </table:table-cell>
          <table:table-cell table:style-name="ce16" office:value-type="float" office:value="20">
            <text:p>20,00</text:p>
          </table:table-cell>
          <table:table-cell table:style-name="ce20" table:formula="of:=IF([.B11]=0;0;[.C11]*[.J11]/[.B11])" office:value-type="float" office:value="7.04">
            <text:p>7,04</text:p>
          </table:table-cell>
          <table:table-cell table:style-name="ce20" table:formula="of:=IF([.B11]=0;0;[.D11]*[.J11]/[.B11])" office:value-type="float" office:value="6.72">
            <text:p>6,72</text:p>
          </table:table-cell>
          <table:table-cell table:style-name="ce20" table:formula="of:=IF([.B11]=0;0;[.E11]*[.J11]/[.B11])" office:value-type="float" office:value="5.08">
            <text:p>5,08</text:p>
          </table:table-cell>
          <table:table-cell table:style-name="ce20" table:formula="of:=2*([.K11]+[.L11])" office:value-type="float" office:value="27.52">
            <text:p>27,52</text:p>
          </table:table-cell>
          <table:table-cell table:style-name="ce20" table:formula="of:=4*([.K11]+[.L11])+9*[.M11]" office:value-type="float" office:value="100.76">
            <text:p>100,76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5.4">
            <text:p>25,40</text:p>
          </table:table-cell>
          <table:table-cell table:style-name="ce4" office:value-type="float" office:value="1.5">
            <text:p>1,50</text:p>
          </table:table-cell>
          <table:table-cell table:style-name="ce4" office:value-type="float" office:value="53.4">
            <text:p>53,40</text:p>
          </table:table-cell>
          <table:table-cell table:style-name="ce4" table:formula="of:=2*([.C12]+[.D12])" office:value-type="float" office:value="53.8">
            <text:p>53,80</text:p>
          </table:table-cell>
          <table:table-cell table:style-name="ce107" table:formula="of:=IF(([.F12]=0);0;[.E12]*2/[.F12])" office:value-type="float" office:value="1.98513011152416">
            <text:p>1,99</text:p>
          </table:table-cell>
          <table:table-cell table:style-name="ce4" table:formula="of:=4*([.C12]+[.D12])+9*[.E12]" office:value-type="float" office:value="588.2">
            <text:p>588,20</text:p>
          </table:table-cell>
          <table:table-cell table:style-name="ce12" office:value-type="string">
            <text:p>poudre amande</text:p>
          </table:table-cell>
          <table:table-cell table:style-name="ce16" office:value-type="float" office:value="90">
            <text:p>90,00</text:p>
          </table:table-cell>
          <table:table-cell table:style-name="ce20" table:formula="of:=IF([.B12]=0;0;[.C12]*[.J12]/[.B12])" office:value-type="float" office:value="22.86">
            <text:p>22,86</text:p>
          </table:table-cell>
          <table:table-cell table:style-name="ce20" table:formula="of:=IF([.B12]=0;0;[.D12]*[.J12]/[.B12])" office:value-type="float" office:value="1.35">
            <text:p>1,35</text:p>
          </table:table-cell>
          <table:table-cell table:style-name="ce20" table:formula="of:=IF([.B12]=0;0;[.E12]*[.J12]/[.B12])" office:value-type="float" office:value="48.06">
            <text:p>48,06</text:p>
          </table:table-cell>
          <table:table-cell table:style-name="ce20" table:formula="of:=2*([.K12]+[.L12])" office:value-type="float" office:value="48.42">
            <text:p>48,42</text:p>
          </table:table-cell>
          <table:table-cell table:style-name="ce20" table:formula="of:=4*([.K12]+[.L12])+9*[.M12]" office:value-type="float" office:value="529.38">
            <text:p>529,38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3]+[.D13])" office:value-type="float" office:value="0">
            <text:p>0,00</text:p>
          </table:table-cell>
          <table:table-cell table:style-name="ce107" table:formula="of:=IF(([.F13]=0);0;[.E13]*2/[.F13])" office:value-type="float" office:value="0">
            <text:p>0,00</text:p>
          </table:table-cell>
          <table:table-cell table:style-name="ce4" table:formula="of:=4*([.C13]+[.D13])+9*[.E13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3]=0;0;[.C13]*[.J13]/[.B13])" office:value-type="float" office:value="0">
            <text:p>0,00</text:p>
          </table:table-cell>
          <table:table-cell table:style-name="ce20" table:formula="of:=IF([.B13]=0;0;[.D13]*[.J13]/[.B13])" office:value-type="float" office:value="0">
            <text:p>0,00</text:p>
          </table:table-cell>
          <table:table-cell table:style-name="ce20" table:formula="of:=IF([.B13]=0;0;[.E13]*[.J13]/[.B13])" office:value-type="float" office:value="0">
            <text:p>0,00</text:p>
          </table:table-cell>
          <table:table-cell table:style-name="ce20" table:formula="of:=2*([.K13]+[.L13])" office:value-type="float" office:value="0">
            <text:p>0,00</text:p>
          </table:table-cell>
          <table:table-cell table:style-name="ce20" table:formula="of:=4*([.K13]+[.L13])+9*[.M13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4]+[.D14])" office:value-type="float" office:value="0">
            <text:p>0,00</text:p>
          </table:table-cell>
          <table:table-cell table:style-name="ce107" table:formula="of:=IF(([.F14]=0);0;[.E14]*2/[.F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5]+[.D15])" office:value-type="float" office:value="0">
            <text:p>0,00</text:p>
          </table:table-cell>
          <table:table-cell table:style-name="ce107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table:formula="of:=SUM([.J7:.J15])" office:value-type="float" office:value="190">
            <text:p>190,00</text:p>
          </table:table-cell>
          <table:table-cell table:style-name="ce17" table:formula="of:=SUM([.K7:.K15])" office:value-type="float" office:value="36.053">
            <text:p>36,05</text:p>
          </table:table-cell>
          <table:table-cell table:style-name="ce17" table:formula="of:=SUM([.L7:.L15])" office:value-type="float" office:value="8.423">
            <text:p>8,42</text:p>
          </table:table-cell>
          <table:table-cell table:style-name="ce17" table:formula="of:=SUM([.M7:.M15])" office:value-type="float" office:value="88.29">
            <text:p>88,29</text:p>
          </table:table-cell>
          <table:table-cell table:style-name="ce17" table:formula="of:=2*([.K16]+[.L16])" office:value-type="float" office:value="88.952">
            <text:p>88,95</text:p>
          </table:table-cell>
          <table:table-cell table:style-name="ce17" table:formula="of:=4*([.K16]+[.L16])+9*[.M16]" office:value-type="float" office:value="972.514">
            <text:p>972,51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1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18.9752631578947">
            <text:p>18,98</text:p>
          </table:table-cell>
          <table:table-cell table:style-name="ce6" table:formula="of:=IF([.J16]=0;0;[.L16]*[.B19]/[.J16])" office:value-type="float" office:value="4.43315789473684">
            <text:p>4,43</text:p>
          </table:table-cell>
          <table:table-cell table:style-name="ce6" table:formula="of:=IF([.J16]=0;0;[.M16]*[.B19]/[.J16])" office:value-type="float" office:value="46.4684210526316">
            <text:p>46,47</text:p>
          </table:table-cell>
          <table:table-cell table:style-name="ce106" table:formula="of:=2*([.C19]+[.D19])" office:value-type="float" office:value="46.8168421052632">
            <text:p>46,82</text:p>
          </table:table-cell>
          <table:table-cell table:style-name="ce108" table:formula="of:=IF(AND(([.C19]=0);([.D19]=0));0;[.E19]/([.C19]+[.D19]))" office:value-type="float" office:value="1.98511556794676">
            <text:p>1,99</text:p>
          </table:table-cell>
          <table:table-cell table:style-name="ce6" table:formula="of:=4*([.C19]+[.D19])+9*[.E19]" office:value-type="float" office:value="511.849473684211">
            <text:p>511,85</text:p>
          </table:table-cell>
          <table:table-cell office:value-type="string">
            <text:p>Portion 1</text:p>
          </table:table-cell>
          <table:table-cell office:value-type="float" office:value="50">
            <text:p>50,00</text:p>
          </table:table-cell>
          <table:table-cell table:formula="of:=IF([.B19]=0;0;[.C19]*[.J19]/[.B19])" office:value-type="float" office:value="9.48763157894737">
            <text:p>9,49</text:p>
          </table:table-cell>
          <table:table-cell table:formula="of:=IF([.B19]=0;0;[.D19]*[.J19]/[.B19])" office:value-type="float" office:value="2.21657894736842">
            <text:p>2,22</text:p>
          </table:table-cell>
          <table:table-cell table:formula="of:=IF([.B19]=0;0;[.E19]*[.J19]/[.B19])" office:value-type="float" office:value="23.2342105263158">
            <text:p>23,23</text:p>
          </table:table-cell>
          <table:table-cell table:formula="of:=2*([.K19]+[.L19])" office:value-type="float" office:value="23.4084210526316">
            <text:p>23,41</text:p>
          </table:table-cell>
          <table:table-cell table:formula="of:=4*([.K19]+[.L19])+9*[.M19]" office:value-type="float" office:value="255.924736842105">
            <text:p>255,92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/>
          <table:table-cell table:formula="of:=IF([.B19]=0;0;[.C19]*[.J20]/[.B19])" office:value-type="float" office:value="0">
            <text:p>0,00</text:p>
          </table:table-cell>
          <table:table-cell table:formula="of:=IF([.B19]=0;0;[.D19]*[.J20]/[.B19])" office:value-type="float" office:value="0">
            <text:p>0,00</text:p>
          </table:table-cell>
          <table:table-cell table:formula="of:=IF([.B19]=0;0;[.E19]*[.J20]/[.B19])" office:value-type="float" office:value="0">
            <text:p>0,00</text:p>
          </table:table-cell>
          <table:table-cell table:formula="of:=2*([.K20]+[.L20])" office:value-type="float" office:value="0">
            <text:p>0,00</text:p>
          </table:table-cell>
          <table:table-cell table:formula="of:=4*([.K20]+[.L20])+9*[.M20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/>
          <table:table-cell table:formula="of:=IF([.B19]=0;0;[.C19]*[.J21]/[.B19])" office:value-type="float" office:value="0">
            <text:p>0,00</text:p>
          </table:table-cell>
          <table:table-cell table:formula="of:=IF([.B19]=0;0;[.D19]*[.J21]/[.B19])" office:value-type="float" office:value="0">
            <text:p>0,00</text:p>
          </table:table-cell>
          <table:table-cell table:formula="of:=IF([.B19]=0;0;[.E19]*[.J21]/[.B19])" office:value-type="float" office:value="0">
            <text:p>0,00</text:p>
          </table:table-cell>
          <table:table-cell table:formula="of:=2*([.K21]+[.L21])" office:value-type="float" office:value="0">
            <text:p>0,00</text:p>
          </table:table-cell>
          <table:table-cell table:formula="of:=4*([.K21]+[.L21])+9*[.M21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/>
          <table:table-cell table:formula="of:=IF([.B19]=0;0;[.C19]*[.J22]/[.B19])" office:value-type="float" office:value="0">
            <text:p>0,00</text:p>
          </table:table-cell>
          <table:table-cell table:formula="of:=IF([.B19]=0;0;[.D19]*[.J22]/[.B19])" office:value-type="float" office:value="0">
            <text:p>0,00</text:p>
          </table:table-cell>
          <table:table-cell table:formula="of:=IF([.B19]=0;0;[.E19]*[.J22]/[.B19])" office:value-type="float" office:value="0">
            <text:p>0,00</text:p>
          </table:table-cell>
          <table:table-cell table:formula="of:=2*([.K22]+[.L22])" office:value-type="float" office:value="0">
            <text:p>0,00</text:p>
          </table:table-cell>
          <table:table-cell table:formula="of:=4*([.K22]+[.L22])+9*[.M22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/>
          <table:table-cell table:formula="of:=IF([.B19]=0;0;[.C19]*[.J23]/[.B19])" office:value-type="float" office:value="0">
            <text:p>0,00</text:p>
          </table:table-cell>
          <table:table-cell table:formula="of:=IF([.B19]=0;0;[.D19]*[.J23]/[.B19])" office:value-type="float" office:value="0">
            <text:p>0,00</text:p>
          </table:table-cell>
          <table:table-cell table:formula="of:=IF([.B19]=0;0;[.E19]*[.J23]/[.B19])" office:value-type="float" office:value="0">
            <text:p>0,00</text:p>
          </table:table-cell>
          <table:table-cell table:formula="of:=2*([.K23]+[.L23])" office:value-type="float" office:value="0">
            <text:p>0,00</text:p>
          </table:table-cell>
          <table:table-cell table:formula="of:=4*([.K23]+[.L23])+9*[.M23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/>
          <table:table-cell table:formula="of:=IF([.B19]=0;0;[.C19]*[.J24]/[.B19])" office:value-type="float" office:value="0">
            <text:p>0,00</text:p>
          </table:table-cell>
          <table:table-cell table:formula="of:=IF([.B19]=0;0;[.D19]*[.J24]/[.B19])" office:value-type="float" office:value="0">
            <text:p>0,00</text:p>
          </table:table-cell>
          <table:table-cell table:formula="of:=IF([.B19]=0;0;[.E19]*[.J24]/[.B19])" office:value-type="float" office:value="0">
            <text:p>0,00</text:p>
          </table:table-cell>
          <table:table-cell table:formula="of:=2*([.K24]+[.L24])" office:value-type="float" office:value="0">
            <text:p>0,00</text:p>
          </table:table-cell>
          <table:table-cell table:formula="of:=4*([.K24]+[.L24])+9*[.M24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/>
          <table:table-cell table:formula="of:=IF([.B19]=0;0;[.C19]*[.J25]/[.B19])" office:value-type="float" office:value="0">
            <text:p>0,00</text:p>
          </table:table-cell>
          <table:table-cell table:formula="of:=IF([.B19]=0;0;[.D19]*[.J25]/[.B19])" office:value-type="float" office:value="0">
            <text:p>0,00</text:p>
          </table:table-cell>
          <table:table-cell table:formula="of:=IF([.B19]=0;0;[.E19]*[.J25]/[.B19])" office:value-type="float" office:value="0">
            <text:p>0,00</text:p>
          </table:table-cell>
          <table:table-cell table:formula="of:=2*([.K25]+[.L25])" office:value-type="float" office:value="0">
            <text:p>0,00</text:p>
          </table:table-cell>
          <table:table-cell table:formula="of:=4*([.K25]+[.L25])+9*[.M2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/>
          <table:table-cell table:formula="of:=IF([.B19]=0;0;[.C19]*[.J26]/[.B19])" office:value-type="float" office:value="0">
            <text:p>0,00</text:p>
          </table:table-cell>
          <table:table-cell table:formula="of:=IF([.B19]=0;0;[.D19]*[.J26]/[.B19])" office:value-type="float" office:value="0">
            <text:p>0,00</text:p>
          </table:table-cell>
          <table:table-cell table:formula="of:=IF([.B19]=0;0;[.E19]*[.J26]/[.B19])" office:value-type="float" office:value="0">
            <text:p>0,00</text:p>
          </table:table-cell>
          <table:table-cell table:formula="of:=2*([.K26]+[.L26])" office:value-type="float" office:value="0">
            <text:p>0,00</text:p>
          </table:table-cell>
          <table:table-cell table:formula="of:=4*([.K26]+[.L26])+9*[.M26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/>
          <table:table-cell table:formula="of:=IF([.B19]=0;0;[.C19]*[.J27]/[.B19])" office:value-type="float" office:value="0">
            <text:p>0,00</text:p>
          </table:table-cell>
          <table:table-cell table:formula="of:=IF([.B19]=0;0;[.D19]*[.J27]/[.B19])" office:value-type="float" office:value="0">
            <text:p>0,00</text:p>
          </table:table-cell>
          <table:table-cell table:formula="of:=IF([.B19]=0;0;[.E19]*[.J27]/[.B19])" office:value-type="float" office:value="0">
            <text:p>0,00</text:p>
          </table:table-cell>
          <table:table-cell table:formula="of:=2*([.K27]+[.L27])" office:value-type="float" office:value="0">
            <text:p>0,00</text:p>
          </table:table-cell>
          <table:table-cell table:formula="of:=4*([.K27]+[.L27])+9*[.M27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/>
          <table:table-cell table:formula="of:=IF([.B19]=0;0;[.C19]*[.J28]/[.B19])" office:value-type="float" office:value="0">
            <text:p>0,00</text:p>
          </table:table-cell>
          <table:table-cell table:formula="of:=IF([.B19]=0;0;[.D19]*[.J28]/[.B19])" office:value-type="float" office:value="0">
            <text:p>0,00</text:p>
          </table:table-cell>
          <table:table-cell table:formula="of:=IF([.B19]=0;0;[.E19]*[.J28]/[.B19])" office:value-type="float" office:value="0">
            <text:p>0,00</text:p>
          </table:table-cell>
          <table:table-cell table:formula="of:=2*([.K28]+[.L28])" office:value-type="float" office:value="0">
            <text:p>0,00</text:p>
          </table:table-cell>
          <table:table-cell table:formula="of:=4*([.K28]+[.L28])+9*[.M28]" office:value-type="float" office:value="0">
            <text:p>0,00</text:p>
          </table:table-cell>
        </table:table-row>
      </table:table>
      <table:table table:name="Feuille43" table:style-name="ta1" table:print="false">
        <table:table-column table:style-name="co1" table:number-columns-repeated="8" table:default-cell-style-name="Default"/>
        <table:table-column table:style-name="co1" table:number-columns-repeated="7" table:default-cell-style-name="ce15"/>
        <table:table-row table:style-name="ro1">
          <table:table-cell/>
          <table:table-cell office:value-type="string">
            <text:p>RECETTE</text:p>
          </table:table-cell>
          <table:table-cell table:number-columns-repeated="6"/>
          <table:table-cell table:style-name="Default"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1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number-columns-repeated="2" table:style-name="ce4" office:value-type="float" office:value="0.01">
            <text:p>0,01</text:p>
          </table:table-cell>
          <table:table-cell table:style-name="ce4" office:value-type="float" office:value="100">
            <text:p>100,00</text:p>
          </table:table-cell>
          <table:table-cell table:style-name="ce4" table:formula="of:=2*([.C7]+[.D7])" office:value-type="float" office:value="0.04">
            <text:p>0,04</text:p>
          </table:table-cell>
          <table:table-cell table:style-name="ce185" table:formula="of:=IF(([.F7]=0);0;[.E7]*2/[.F7])" office:value-type="float" office:value="5000">
            <text:p>5000,00</text:p>
          </table:table-cell>
          <table:table-cell table:style-name="ce4" table:formula="of:=4*([.C7]+[.D7])+9*[.E7]" office:value-type="float" office:value="900.08">
            <text:p>900,08</text:p>
          </table:table-cell>
          <table:table-cell table:style-name="ce12" office:value-type="string">
            <text:p>huile</text:p>
          </table:table-cell>
          <table:table-cell table:style-name="ce16"/>
          <table:table-cell table:style-name="ce20" table:formula="of:=IF([.B7]=0;0;[.C7]*[.J7]/[.B7])" office:value-type="float" office:value="0">
            <text:p>0,00</text:p>
          </table:table-cell>
          <table:table-cell table:style-name="ce20" table:formula="of:=IF([.B7]=0;0;[.D7]*[.J7]/[.B7])" office:value-type="float" office:value="0">
            <text:p>0,00</text:p>
          </table:table-cell>
          <table:table-cell table:style-name="ce20" table:formula="of:=IF([.B7]=0;0;[.E7]*[.J7]/[.B7])" office:value-type="float" office:value="0">
            <text:p>0,00</text:p>
          </table:table-cell>
          <table:table-cell table:style-name="ce20" table:formula="of:=2*([.K7]+[.L7])" office:value-type="float" office:value="0">
            <text:p>0,00</text:p>
          </table:table-cell>
          <table:table-cell table:style-name="ce20" table:formula="of:=4*([.K7]+[.L7])+9*[.M7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19">
            <text:p>2,19</text:p>
          </table:table-cell>
          <table:table-cell table:style-name="ce4" office:value-type="float" office:value="2.18">
            <text:p>2,18</text:p>
          </table:table-cell>
          <table:table-cell table:style-name="ce4" office:value-type="float" office:value="30">
            <text:p>30,00</text:p>
          </table:table-cell>
          <table:table-cell table:style-name="ce4" table:formula="of:=2*([.C8]+[.D8])" office:value-type="float" office:value="8.74">
            <text:p>8,74</text:p>
          </table:table-cell>
          <table:table-cell table:style-name="ce185" table:formula="of:=IF(([.F8]=0);0;[.E8]*2/[.F8])" office:value-type="float" office:value="6.8649885583524">
            <text:p>6,86</text:p>
          </table:table-cell>
          <table:table-cell table:style-name="ce4" table:formula="of:=4*([.C8]+[.D8])+9*[.E8]" office:value-type="float" office:value="287.48">
            <text:p>287,48</text:p>
          </table:table-cell>
          <table:table-cell table:style-name="ce12" office:value-type="string">
            <text:p>crème 30</text:p>
          </table:table-cell>
          <table:table-cell table:style-name="ce16" office:value-type="float" office:value="0">
            <text:p>0,00</text:p>
          </table:table-cell>
          <table:table-cell table:style-name="ce20" table:formula="of:=IF([.B8]=0;0;[.C8]*[.J8]/[.B8])" office:value-type="float" office:value="0">
            <text:p>0,00</text:p>
          </table:table-cell>
          <table:table-cell table:style-name="ce20" table:formula="of:=IF([.B8]=0;0;[.D8]*[.J8]/[.B8])" office:value-type="float" office:value="0">
            <text:p>0,00</text:p>
          </table:table-cell>
          <table:table-cell table:style-name="ce20" table:formula="of:=IF([.B8]=0;0;[.E8]*[.J8]/[.B8])" office:value-type="float" office:value="0">
            <text:p>0,00</text:p>
          </table:table-cell>
          <table:table-cell table:style-name="ce20" table:formula="of:=2*([.K8]+[.L8])" office:value-type="float" office:value="0">
            <text:p>0,00</text:p>
          </table:table-cell>
          <table:table-cell table:style-name="ce20" table:formula="of:=4*([.K8]+[.L8])+9*[.M8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">
            <text:p>1,00</text:p>
          </table:table-cell>
          <table:table-cell table:style-name="ce4" office:value-type="float" office:value="82.2">
            <text:p>82,20</text:p>
          </table:table-cell>
          <table:table-cell table:style-name="ce4" table:formula="of:=2*([.C9]+[.D9])" office:value-type="float" office:value="3.4">
            <text:p>3,40</text:p>
          </table:table-cell>
          <table:table-cell table:style-name="ce185" table:formula="of:=IF(([.F9]=0);0;[.E9]*2/[.F9])" office:value-type="float" office:value="48.3529411764706">
            <text:p>48,35</text:p>
          </table:table-cell>
          <table:table-cell table:style-name="ce4" table:formula="of:=4*([.C9]+[.D9])+9*[.E9]" office:value-type="float" office:value="746.6">
            <text:p>746,60</text:p>
          </table:table-cell>
          <table:table-cell table:style-name="ce12" office:value-type="string">
            <text:p>beurre ou mayo thomi</text:p>
          </table:table-cell>
          <table:table-cell table:style-name="ce16" office:value-type="float" office:value="40">
            <text:p>40,00</text:p>
          </table:table-cell>
          <table:table-cell table:style-name="ce20" table:formula="of:=IF([.B9]=0;0;[.C9]*[.J9]/[.B9])" office:value-type="float" office:value="0.28">
            <text:p>0,28</text:p>
          </table:table-cell>
          <table:table-cell table:style-name="ce20" table:formula="of:=IF([.B9]=0;0;[.D9]*[.J9]/[.B9])" office:value-type="float" office:value="0.4">
            <text:p>0,40</text:p>
          </table:table-cell>
          <table:table-cell table:style-name="ce20" table:formula="of:=IF([.B9]=0;0;[.E9]*[.J9]/[.B9])" office:value-type="float" office:value="32.88">
            <text:p>32,88</text:p>
          </table:table-cell>
          <table:table-cell table:style-name="ce20" table:formula="of:=2*([.K9]+[.L9])" office:value-type="float" office:value="1.36">
            <text:p>1,36</text:p>
          </table:table-cell>
          <table:table-cell table:style-name="ce20" table:formula="of:=4*([.K9]+[.L9])+9*[.M9]" office:value-type="float" office:value="298.64">
            <text:p>298,64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">
            <text:p>0,00</text:p>
          </table:table-cell>
          <table:table-cell table:style-name="ce4" office:value-type="float" office:value="25.5">
            <text:p>25,50</text:p>
          </table:table-cell>
          <table:table-cell table:style-name="ce4" office:value-type="float" office:value="5.85">
            <text:p>5,85</text:p>
          </table:table-cell>
          <table:table-cell table:style-name="ce4" table:formula="of:=2*([.C10]+[.D10])" office:value-type="float" office:value="51">
            <text:p>51,00</text:p>
          </table:table-cell>
          <table:table-cell table:style-name="ce185" table:formula="of:=IF(([.F10]=0);0;[.E10]*2/[.F10])" office:value-type="float" office:value="0.229411764705882">
            <text:p>0,23</text:p>
          </table:table-cell>
          <table:table-cell table:style-name="ce4" table:formula="of:=4*([.C10]+[.D10])+9*[.E10]" office:value-type="float" office:value="154.65">
            <text:p>154,65</text:p>
          </table:table-cell>
          <table:table-cell table:style-name="ce12" office:value-type="string">
            <text:p>steak haché 5%</text:p>
          </table:table-cell>
          <table:table-cell table:style-name="ce16" office:value-type="float" office:value="0">
            <text:p>0,00</text:p>
          </table:table-cell>
          <table:table-cell table:style-name="ce20" table:formula="of:=IF([.B10]=0;0;[.C10]*[.J10]/[.B10])" office:value-type="float" office:value="0">
            <text:p>0,00</text:p>
          </table:table-cell>
          <table:table-cell table:style-name="ce20" table:formula="of:=IF([.B10]=0;0;[.D10]*[.J10]/[.B10])" office:value-type="float" office:value="0">
            <text:p>0,00</text:p>
          </table:table-cell>
          <table:table-cell table:style-name="ce20" table:formula="of:=IF([.B10]=0;0;[.E10]*[.J10]/[.B10])" office:value-type="float" office:value="0">
            <text:p>0,00</text:p>
          </table:table-cell>
          <table:table-cell table:style-name="ce20" table:formula="of:=2*([.K10]+[.L10])" office:value-type="float" office:value="0">
            <text:p>0,00</text:p>
          </table:table-cell>
          <table:table-cell table:style-name="ce20" table:formula="of:=4*([.K10]+[.L10])+9*[.M10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6.45">
            <text:p>6,45</text:p>
          </table:table-cell>
          <table:table-cell table:style-name="ce4" office:value-type="float" office:value="2">
            <text:p>2,00</text:p>
          </table:table-cell>
          <table:table-cell table:style-name="ce4" office:value-type="float" office:value="0.17">
            <text:p>0,17</text:p>
          </table:table-cell>
          <table:table-cell table:style-name="ce4" table:formula="of:=2*([.C11]+[.D11])" office:value-type="float" office:value="16.9">
            <text:p>16,90</text:p>
          </table:table-cell>
          <table:table-cell table:style-name="ce185" table:formula="of:=IF(([.F11]=0);0;[.E11]*2/[.F11])" office:value-type="float" office:value="0.0201183431952663">
            <text:p>0,02</text:p>
          </table:table-cell>
          <table:table-cell table:style-name="ce4" table:formula="of:=4*([.C11]+[.D11])+9*[.E11]" office:value-type="float" office:value="35.33">
            <text:p>35,33</text:p>
          </table:table-cell>
          <table:table-cell table:style-name="ce12" office:value-type="string">
            <text:p>carottes</text:p>
          </table:table-cell>
          <table:table-cell table:style-name="ce16" office:value-type="float" office:value="0">
            <text:p>0,00</text:p>
          </table:table-cell>
          <table:table-cell table:style-name="ce20" table:formula="of:=IF([.B11]=0;0;[.C11]*[.J11]/[.B11])" office:value-type="float" office:value="0">
            <text:p>0,00</text:p>
          </table:table-cell>
          <table:table-cell table:style-name="ce20" table:formula="of:=IF([.B11]=0;0;[.D11]*[.J11]/[.B11])" office:value-type="float" office:value="0">
            <text:p>0,00</text:p>
          </table:table-cell>
          <table:table-cell table:style-name="ce20" table:formula="of:=IF([.B11]=0;0;[.E11]*[.J11]/[.B11])" office:value-type="float" office:value="0">
            <text:p>0,00</text:p>
          </table:table-cell>
          <table:table-cell table:style-name="ce20" table:formula="of:=2*([.K11]+[.L11])" office:value-type="float" office:value="0">
            <text:p>0,00</text:p>
          </table:table-cell>
          <table:table-cell table:style-name="ce20" table:formula="of:=4*([.K11]+[.L11])+9*[.M11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04">
            <text:p>2,04</text:p>
          </table:table-cell>
          <table:table-cell table:style-name="ce4" office:value-type="float" office:value="0.64">
            <text:p>0,64</text:p>
          </table:table-cell>
          <table:table-cell table:style-name="ce4" office:value-type="float" office:value="0.11">
            <text:p>0,11</text:p>
          </table:table-cell>
          <table:table-cell table:style-name="ce4" table:formula="of:=2*([.C12]+[.D12])" office:value-type="float" office:value="5.36">
            <text:p>5,36</text:p>
          </table:table-cell>
          <table:table-cell table:style-name="ce185" table:formula="of:=IF(([.F12]=0);0;[.E12]*2/[.F12])" office:value-type="float" office:value="0.041044776119403">
            <text:p>0,04</text:p>
          </table:table-cell>
          <table:table-cell table:style-name="ce4" table:formula="of:=4*([.C12]+[.D12])+9*[.E12]" office:value-type="float" office:value="11.71">
            <text:p>11,71</text:p>
          </table:table-cell>
          <table:table-cell table:style-name="ce12" office:value-type="string">
            <text:p>concombre</text:p>
          </table:table-cell>
          <table:table-cell table:style-name="ce16" office:value-type="float" office:value="50">
            <text:p>50,00</text:p>
          </table:table-cell>
          <table:table-cell table:style-name="ce20" table:formula="of:=IF([.B12]=0;0;[.C12]*[.J12]/[.B12])" office:value-type="float" office:value="1.02">
            <text:p>1,02</text:p>
          </table:table-cell>
          <table:table-cell table:style-name="ce20" table:formula="of:=IF([.B12]=0;0;[.D12]*[.J12]/[.B12])" office:value-type="float" office:value="0.32">
            <text:p>0,32</text:p>
          </table:table-cell>
          <table:table-cell table:style-name="ce20" table:formula="of:=IF([.B12]=0;0;[.E12]*[.J12]/[.B12])" office:value-type="float" office:value="0.055">
            <text:p>0,06</text:p>
          </table:table-cell>
          <table:table-cell table:style-name="ce20" table:formula="of:=2*([.K12]+[.L12])" office:value-type="float" office:value="2.68">
            <text:p>2,68</text:p>
          </table:table-cell>
          <table:table-cell table:style-name="ce20" table:formula="of:=4*([.K12]+[.L12])+9*[.M12]" office:value-type="float" office:value="5.855">
            <text:p>5,86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3">
            <text:p>13,00</text:p>
          </table:table-cell>
          <table:table-cell table:style-name="ce4" office:value-type="float" office:value="0.43">
            <text:p>0,43</text:p>
          </table:table-cell>
          <table:table-cell table:style-name="ce4" office:value-type="float" office:value="0.34">
            <text:p>0,34</text:p>
          </table:table-cell>
          <table:table-cell table:style-name="ce4" table:formula="of:=2*([.C13]+[.D13])" office:value-type="float" office:value="26.86">
            <text:p>26,86</text:p>
          </table:table-cell>
          <table:table-cell table:style-name="ce185" table:formula="of:=IF(([.F13]=0);0;[.E13]*2/[.F13])" office:value-type="float" office:value="0.0253164556962025">
            <text:p>0,03</text:p>
          </table:table-cell>
          <table:table-cell table:style-name="ce4" table:formula="of:=4*([.C13]+[.D13])+9*[.E13]" office:value-type="float" office:value="56.78">
            <text:p>56,78</text:p>
          </table:table-cell>
          <table:table-cell table:style-name="ce12" office:value-type="string">
            <text:p>compote ssa</text:p>
          </table:table-cell>
          <table:table-cell table:style-name="ce16" office:value-type="float" office:value="90">
            <text:p>90,00</text:p>
          </table:table-cell>
          <table:table-cell table:style-name="ce20" table:formula="of:=IF([.B13]=0;0;[.C13]*[.J13]/[.B13])" office:value-type="float" office:value="11.7">
            <text:p>11,70</text:p>
          </table:table-cell>
          <table:table-cell table:style-name="ce20" table:formula="of:=IF([.B13]=0;0;[.D13]*[.J13]/[.B13])" office:value-type="float" office:value="0.387">
            <text:p>0,39</text:p>
          </table:table-cell>
          <table:table-cell table:style-name="ce20" table:formula="of:=IF([.B13]=0;0;[.E13]*[.J13]/[.B13])" office:value-type="float" office:value="0.306">
            <text:p>0,31</text:p>
          </table:table-cell>
          <table:table-cell table:style-name="ce20" table:formula="of:=2*([.K13]+[.L13])" office:value-type="float" office:value="24.174">
            <text:p>24,17</text:p>
          </table:table-cell>
          <table:table-cell table:style-name="ce20" table:formula="of:=4*([.K13]+[.L13])+9*[.M13]" office:value-type="float" office:value="51.102">
            <text:p>51,1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3">
            <text:p>3,00</text:p>
          </table:table-cell>
          <table:table-cell table:style-name="ce4" office:value-type="float" office:value="0.8">
            <text:p>0,80</text:p>
          </table:table-cell>
          <table:table-cell table:style-name="ce4" office:value-type="float" office:value="0.4">
            <text:p>0,40</text:p>
          </table:table-cell>
          <table:table-cell table:style-name="ce4" table:formula="of:=2*([.C14]+[.D14])" office:value-type="float" office:value="7.6">
            <text:p>7,60</text:p>
          </table:table-cell>
          <table:table-cell table:style-name="ce185" table:formula="of:=IF(([.F14]=0);0;[.E14]*2/[.F14])" office:value-type="float" office:value="0.105263157894737">
            <text:p>0,11</text:p>
          </table:table-cell>
          <table:table-cell table:style-name="ce4" table:formula="of:=4*([.C14]+[.D14])+9*[.E14]" office:value-type="float" office:value="18.8">
            <text:p>18,80</text:p>
          </table:table-cell>
          <table:table-cell table:style-name="ce12" office:value-type="string">
            <text:p>tomates cerises</text:p>
          </table:table-cell>
          <table:table-cell table:style-name="ce16" office:value-type="float" office:value="0">
            <text:p>0,00</text:p>
          </table:table-cell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5">
            <text:p>5,00</text:p>
          </table:table-cell>
          <table:table-cell table:style-name="ce4" office:value-type="float" office:value="22.4">
            <text:p>22,40</text:p>
          </table:table-cell>
          <table:table-cell table:style-name="ce4" office:value-type="float" office:value="12.6">
            <text:p>12,60</text:p>
          </table:table-cell>
          <table:table-cell table:style-name="ce4" table:formula="of:=2*([.C15]+[.D15])" office:value-type="float" office:value="54.8">
            <text:p>54,80</text:p>
          </table:table-cell>
          <table:table-cell table:style-name="ce185" table:formula="of:=IF(([.F15]=0);0;[.E15]*2/[.F15])" office:value-type="float" office:value="0.45985401459854">
            <text:p>0,46</text:p>
          </table:table-cell>
          <table:table-cell table:style-name="ce4" table:formula="of:=4*([.C15]+[.D15])+9*[.E15]" office:value-type="float" office:value="223">
            <text:p>223,00</text:p>
          </table:table-cell>
          <table:table-cell table:style-name="ce12" office:value-type="string">
            <text:p>wings</text:p>
          </table:table-cell>
          <table:table-cell table:style-name="ce16" office:value-type="float" office:value="125">
            <text:p>125,00</text:p>
          </table:table-cell>
          <table:table-cell table:style-name="ce20" table:formula="of:=IF([.B15]=0;0;[.C15]*[.J15]/[.B15])" office:value-type="float" office:value="6.25">
            <text:p>6,25</text:p>
          </table:table-cell>
          <table:table-cell table:style-name="ce20" table:formula="of:=IF([.B15]=0;0;[.D15]*[.J15]/[.B15])" office:value-type="float" office:value="28">
            <text:p>28,00</text:p>
          </table:table-cell>
          <table:table-cell table:style-name="ce20" table:formula="of:=IF([.B15]=0;0;[.E15]*[.J15]/[.B15])" office:value-type="float" office:value="15.75">
            <text:p>15,75</text:p>
          </table:table-cell>
          <table:table-cell table:style-name="ce20" table:formula="of:=2*([.K15]+[.L15])" office:value-type="float" office:value="68.5">
            <text:p>68,50</text:p>
          </table:table-cell>
          <table:table-cell table:style-name="ce20" table:formula="of:=4*([.K15]+[.L15])+9*[.M15]" office:value-type="float" office:value="278.75">
            <text:p>278,75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table:formula="of:=SUM([.J7:.J15])" office:value-type="float" office:value="305">
            <text:p>305,00</text:p>
          </table:table-cell>
          <table:table-cell table:style-name="ce17" table:formula="of:=SUM([.K7:.K15])" office:value-type="float" office:value="19.25">
            <text:p>19,25</text:p>
          </table:table-cell>
          <table:table-cell table:style-name="ce17" table:formula="of:=SUM([.L7:.L15])" office:value-type="float" office:value="29.107">
            <text:p>29,11</text:p>
          </table:table-cell>
          <table:table-cell table:style-name="ce17" table:formula="of:=SUM([.M7:.M15])" office:value-type="float" office:value="48.991">
            <text:p>48,99</text:p>
          </table:table-cell>
          <table:table-cell table:style-name="ce17" table:formula="of:=2*([.K16]+[.L16])" office:value-type="float" office:value="96.714">
            <text:p>96,71</text:p>
          </table:table-cell>
          <table:table-cell table:style-name="ce17" table:formula="of:=4*([.K16]+[.L16])+9*[.M16]" office:value-type="float" office:value="634.347">
            <text:p>634,35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1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6.31147540983607">
            <text:p>6,31</text:p>
          </table:table-cell>
          <table:table-cell table:style-name="ce6" table:formula="of:=IF([.J16]=0;0;[.L16]*[.B19]/[.J16])" office:value-type="float" office:value="9.54327868852459">
            <text:p>9,54</text:p>
          </table:table-cell>
          <table:table-cell table:style-name="ce6" table:formula="of:=IF([.J16]=0;0;[.M16]*[.B19]/[.J16])" office:value-type="float" office:value="16.0626229508197">
            <text:p>16,06</text:p>
          </table:table-cell>
          <table:table-cell table:style-name="ce184" table:formula="of:=2*([.C19]+[.D19])" office:value-type="float" office:value="31.7095081967213">
            <text:p>31,71</text:p>
          </table:table-cell>
          <table:table-cell table:style-name="ce186" table:formula="of:=IF(AND(([.C19]=0);([.D19]=0));0;[.E19]/([.C19]+[.D19]))" office:value-type="float" office:value="1.0131108215977">
            <text:p>1,01</text:p>
          </table:table-cell>
          <table:table-cell table:style-name="ce6" table:formula="of:=4*([.C19]+[.D19])+9*[.E19]" office:value-type="float" office:value="207.98262295082">
            <text:p>207,98</text:p>
          </table:table-cell>
          <table:table-cell office:value-type="string">
            <text:p>Portion 1</text:p>
          </table:table-cell>
          <table:table-cell/>
          <table:table-cell table:formula="of:=IF([.B19]=0;0;[.C19]*[.J19]/[.B19])" office:value-type="float" office:value="0">
            <text:p>0,00</text:p>
          </table:table-cell>
          <table:table-cell table:formula="of:=IF([.B19]=0;0;[.D19]*[.J19]/[.B19])" office:value-type="float" office:value="0">
            <text:p>0,00</text:p>
          </table:table-cell>
          <table:table-cell table:formula="of:=IF([.B19]=0;0;[.E19]*[.J19]/[.B19])" office:value-type="float" office:value="0">
            <text:p>0,00</text:p>
          </table:table-cell>
          <table:table-cell table:formula="of:=2*([.K19]+[.L19])" office:value-type="float" office:value="0">
            <text:p>0,00</text:p>
          </table:table-cell>
          <table:table-cell table:formula="of:=4*([.K19]+[.L19])+9*[.M19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/>
          <table:table-cell table:formula="of:=IF([.B19]=0;0;[.C19]*[.J20]/[.B19])" office:value-type="float" office:value="0">
            <text:p>0,00</text:p>
          </table:table-cell>
          <table:table-cell table:formula="of:=IF([.B19]=0;0;[.D19]*[.J20]/[.B19])" office:value-type="float" office:value="0">
            <text:p>0,00</text:p>
          </table:table-cell>
          <table:table-cell table:formula="of:=IF([.B19]=0;0;[.E19]*[.J20]/[.B19])" office:value-type="float" office:value="0">
            <text:p>0,00</text:p>
          </table:table-cell>
          <table:table-cell table:formula="of:=2*([.K20]+[.L20])" office:value-type="float" office:value="0">
            <text:p>0,00</text:p>
          </table:table-cell>
          <table:table-cell table:formula="of:=4*([.K20]+[.L20])+9*[.M20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/>
          <table:table-cell table:formula="of:=IF([.B19]=0;0;[.C19]*[.J21]/[.B19])" office:value-type="float" office:value="0">
            <text:p>0,00</text:p>
          </table:table-cell>
          <table:table-cell table:formula="of:=IF([.B19]=0;0;[.D19]*[.J21]/[.B19])" office:value-type="float" office:value="0">
            <text:p>0,00</text:p>
          </table:table-cell>
          <table:table-cell table:formula="of:=IF([.B19]=0;0;[.E19]*[.J21]/[.B19])" office:value-type="float" office:value="0">
            <text:p>0,00</text:p>
          </table:table-cell>
          <table:table-cell table:formula="of:=2*([.K21]+[.L21])" office:value-type="float" office:value="0">
            <text:p>0,00</text:p>
          </table:table-cell>
          <table:table-cell table:formula="of:=4*([.K21]+[.L21])+9*[.M21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/>
          <table:table-cell table:formula="of:=IF([.B19]=0;0;[.C19]*[.J22]/[.B19])" office:value-type="float" office:value="0">
            <text:p>0,00</text:p>
          </table:table-cell>
          <table:table-cell table:formula="of:=IF([.B19]=0;0;[.D19]*[.J22]/[.B19])" office:value-type="float" office:value="0">
            <text:p>0,00</text:p>
          </table:table-cell>
          <table:table-cell table:formula="of:=IF([.B19]=0;0;[.E19]*[.J22]/[.B19])" office:value-type="float" office:value="0">
            <text:p>0,00</text:p>
          </table:table-cell>
          <table:table-cell table:formula="of:=2*([.K22]+[.L22])" office:value-type="float" office:value="0">
            <text:p>0,00</text:p>
          </table:table-cell>
          <table:table-cell table:formula="of:=4*([.K22]+[.L22])+9*[.M22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/>
          <table:table-cell table:formula="of:=IF([.B19]=0;0;[.C19]*[.J23]/[.B19])" office:value-type="float" office:value="0">
            <text:p>0,00</text:p>
          </table:table-cell>
          <table:table-cell table:formula="of:=IF([.B19]=0;0;[.D19]*[.J23]/[.B19])" office:value-type="float" office:value="0">
            <text:p>0,00</text:p>
          </table:table-cell>
          <table:table-cell table:formula="of:=IF([.B19]=0;0;[.E19]*[.J23]/[.B19])" office:value-type="float" office:value="0">
            <text:p>0,00</text:p>
          </table:table-cell>
          <table:table-cell table:formula="of:=2*([.K23]+[.L23])" office:value-type="float" office:value="0">
            <text:p>0,00</text:p>
          </table:table-cell>
          <table:table-cell table:formula="of:=4*([.K23]+[.L23])+9*[.M23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/>
          <table:table-cell table:formula="of:=IF([.B19]=0;0;[.C19]*[.J24]/[.B19])" office:value-type="float" office:value="0">
            <text:p>0,00</text:p>
          </table:table-cell>
          <table:table-cell table:formula="of:=IF([.B19]=0;0;[.D19]*[.J24]/[.B19])" office:value-type="float" office:value="0">
            <text:p>0,00</text:p>
          </table:table-cell>
          <table:table-cell table:formula="of:=IF([.B19]=0;0;[.E19]*[.J24]/[.B19])" office:value-type="float" office:value="0">
            <text:p>0,00</text:p>
          </table:table-cell>
          <table:table-cell table:formula="of:=2*([.K24]+[.L24])" office:value-type="float" office:value="0">
            <text:p>0,00</text:p>
          </table:table-cell>
          <table:table-cell table:formula="of:=4*([.K24]+[.L24])+9*[.M24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/>
          <table:table-cell table:formula="of:=IF([.B19]=0;0;[.C19]*[.J25]/[.B19])" office:value-type="float" office:value="0">
            <text:p>0,00</text:p>
          </table:table-cell>
          <table:table-cell table:formula="of:=IF([.B19]=0;0;[.D19]*[.J25]/[.B19])" office:value-type="float" office:value="0">
            <text:p>0,00</text:p>
          </table:table-cell>
          <table:table-cell table:formula="of:=IF([.B19]=0;0;[.E19]*[.J25]/[.B19])" office:value-type="float" office:value="0">
            <text:p>0,00</text:p>
          </table:table-cell>
          <table:table-cell table:formula="of:=2*([.K25]+[.L25])" office:value-type="float" office:value="0">
            <text:p>0,00</text:p>
          </table:table-cell>
          <table:table-cell table:formula="of:=4*([.K25]+[.L25])+9*[.M2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/>
          <table:table-cell table:formula="of:=IF([.B19]=0;0;[.C19]*[.J26]/[.B19])" office:value-type="float" office:value="0">
            <text:p>0,00</text:p>
          </table:table-cell>
          <table:table-cell table:formula="of:=IF([.B19]=0;0;[.D19]*[.J26]/[.B19])" office:value-type="float" office:value="0">
            <text:p>0,00</text:p>
          </table:table-cell>
          <table:table-cell table:formula="of:=IF([.B19]=0;0;[.E19]*[.J26]/[.B19])" office:value-type="float" office:value="0">
            <text:p>0,00</text:p>
          </table:table-cell>
          <table:table-cell table:formula="of:=2*([.K26]+[.L26])" office:value-type="float" office:value="0">
            <text:p>0,00</text:p>
          </table:table-cell>
          <table:table-cell table:formula="of:=4*([.K26]+[.L26])+9*[.M26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/>
          <table:table-cell table:formula="of:=IF([.B19]=0;0;[.C19]*[.J27]/[.B19])" office:value-type="float" office:value="0">
            <text:p>0,00</text:p>
          </table:table-cell>
          <table:table-cell table:formula="of:=IF([.B19]=0;0;[.D19]*[.J27]/[.B19])" office:value-type="float" office:value="0">
            <text:p>0,00</text:p>
          </table:table-cell>
          <table:table-cell table:formula="of:=IF([.B19]=0;0;[.E19]*[.J27]/[.B19])" office:value-type="float" office:value="0">
            <text:p>0,00</text:p>
          </table:table-cell>
          <table:table-cell table:formula="of:=2*([.K27]+[.L27])" office:value-type="float" office:value="0">
            <text:p>0,00</text:p>
          </table:table-cell>
          <table:table-cell table:formula="of:=4*([.K27]+[.L27])+9*[.M27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/>
          <table:table-cell table:formula="of:=IF([.B19]=0;0;[.C19]*[.J28]/[.B19])" office:value-type="float" office:value="0">
            <text:p>0,00</text:p>
          </table:table-cell>
          <table:table-cell table:formula="of:=IF([.B19]=0;0;[.D19]*[.J28]/[.B19])" office:value-type="float" office:value="0">
            <text:p>0,00</text:p>
          </table:table-cell>
          <table:table-cell table:formula="of:=IF([.B19]=0;0;[.E19]*[.J28]/[.B19])" office:value-type="float" office:value="0">
            <text:p>0,00</text:p>
          </table:table-cell>
          <table:table-cell table:formula="of:=2*([.K28]+[.L28])" office:value-type="float" office:value="0">
            <text:p>0,00</text:p>
          </table:table-cell>
          <table:table-cell table:formula="of:=4*([.K28]+[.L28])+9*[.M28]" office:value-type="float" office:value="0">
            <text:p>0,00</text:p>
          </table:table-cell>
        </table:table-row>
      </table:table>
      <table:table table:name="Feuille44" table:style-name="ta1" table:print="false">
        <table:table-column table:style-name="co1" table:number-columns-repeated="8" table:default-cell-style-name="Default"/>
        <table:table-column table:style-name="co1" table:number-columns-repeated="7" table:default-cell-style-name="ce15"/>
        <table:table-row table:style-name="ro1">
          <table:table-cell/>
          <table:table-cell office:value-type="string">
            <text:p>RECETTE</text:p>
          </table:table-cell>
          <table:table-cell table:number-columns-repeated="6"/>
          <table:table-cell table:style-name="Default"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1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number-columns-repeated="2" table:style-name="ce4" office:value-type="float" office:value="0.01">
            <text:p>0,01</text:p>
          </table:table-cell>
          <table:table-cell table:style-name="ce4" office:value-type="float" office:value="100">
            <text:p>100,00</text:p>
          </table:table-cell>
          <table:table-cell table:style-name="ce4" table:formula="of:=2*([.C7]+[.D7])" office:value-type="float" office:value="0.04">
            <text:p>0,04</text:p>
          </table:table-cell>
          <table:table-cell table:style-name="ce113" table:formula="of:=IF(([.F7]=0);0;[.E7]*2/[.F7])" office:value-type="float" office:value="5000">
            <text:p>5000,00</text:p>
          </table:table-cell>
          <table:table-cell table:style-name="ce4" table:formula="of:=4*([.C7]+[.D7])+9*[.E7]" office:value-type="float" office:value="900.08">
            <text:p>900,08</text:p>
          </table:table-cell>
          <table:table-cell table:style-name="ce12" office:value-type="string">
            <text:p>huile</text:p>
          </table:table-cell>
          <table:table-cell table:style-name="ce16"/>
          <table:table-cell table:style-name="ce20" table:formula="of:=IF([.B7]=0;0;[.C7]*[.J7]/[.B7])" office:value-type="float" office:value="0">
            <text:p>0,00</text:p>
          </table:table-cell>
          <table:table-cell table:style-name="ce20" table:formula="of:=IF([.B7]=0;0;[.D7]*[.J7]/[.B7])" office:value-type="float" office:value="0">
            <text:p>0,00</text:p>
          </table:table-cell>
          <table:table-cell table:style-name="ce20" table:formula="of:=IF([.B7]=0;0;[.E7]*[.J7]/[.B7])" office:value-type="float" office:value="0">
            <text:p>0,00</text:p>
          </table:table-cell>
          <table:table-cell table:style-name="ce20" table:formula="of:=2*([.K7]+[.L7])" office:value-type="float" office:value="0">
            <text:p>0,00</text:p>
          </table:table-cell>
          <table:table-cell table:style-name="ce20" table:formula="of:=4*([.K7]+[.L7])+9*[.M7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19">
            <text:p>2,19</text:p>
          </table:table-cell>
          <table:table-cell table:style-name="ce4" office:value-type="float" office:value="2.18">
            <text:p>2,18</text:p>
          </table:table-cell>
          <table:table-cell table:style-name="ce4" office:value-type="float" office:value="30">
            <text:p>30,00</text:p>
          </table:table-cell>
          <table:table-cell table:style-name="ce4" table:formula="of:=2*([.C8]+[.D8])" office:value-type="float" office:value="8.74">
            <text:p>8,74</text:p>
          </table:table-cell>
          <table:table-cell table:style-name="ce113" table:formula="of:=IF(([.F8]=0);0;[.E8]*2/[.F8])" office:value-type="float" office:value="6.8649885583524">
            <text:p>6,86</text:p>
          </table:table-cell>
          <table:table-cell table:style-name="ce4" table:formula="of:=4*([.C8]+[.D8])+9*[.E8]" office:value-type="float" office:value="287.48">
            <text:p>287,48</text:p>
          </table:table-cell>
          <table:table-cell table:style-name="ce12" office:value-type="string">
            <text:p>crème 30</text:p>
          </table:table-cell>
          <table:table-cell table:style-name="ce16" office:value-type="float" office:value="0">
            <text:p>0,00</text:p>
          </table:table-cell>
          <table:table-cell table:style-name="ce20" table:formula="of:=IF([.B8]=0;0;[.C8]*[.J8]/[.B8])" office:value-type="float" office:value="0">
            <text:p>0,00</text:p>
          </table:table-cell>
          <table:table-cell table:style-name="ce20" table:formula="of:=IF([.B8]=0;0;[.D8]*[.J8]/[.B8])" office:value-type="float" office:value="0">
            <text:p>0,00</text:p>
          </table:table-cell>
          <table:table-cell table:style-name="ce20" table:formula="of:=IF([.B8]=0;0;[.E8]*[.J8]/[.B8])" office:value-type="float" office:value="0">
            <text:p>0,00</text:p>
          </table:table-cell>
          <table:table-cell table:style-name="ce20" table:formula="of:=2*([.K8]+[.L8])" office:value-type="float" office:value="0">
            <text:p>0,00</text:p>
          </table:table-cell>
          <table:table-cell table:style-name="ce20" table:formula="of:=4*([.K8]+[.L8])+9*[.M8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">
            <text:p>1,00</text:p>
          </table:table-cell>
          <table:table-cell table:style-name="ce4" office:value-type="float" office:value="82.2">
            <text:p>82,20</text:p>
          </table:table-cell>
          <table:table-cell table:style-name="ce4" table:formula="of:=2*([.C9]+[.D9])" office:value-type="float" office:value="3.4">
            <text:p>3,40</text:p>
          </table:table-cell>
          <table:table-cell table:style-name="ce113" table:formula="of:=IF(([.F9]=0);0;[.E9]*2/[.F9])" office:value-type="float" office:value="48.3529411764706">
            <text:p>48,35</text:p>
          </table:table-cell>
          <table:table-cell table:style-name="ce4" table:formula="of:=4*([.C9]+[.D9])+9*[.E9]" office:value-type="float" office:value="746.6">
            <text:p>746,60</text:p>
          </table:table-cell>
          <table:table-cell table:style-name="ce12" office:value-type="string">
            <text:p>beurre ou mayo thomi</text:p>
          </table:table-cell>
          <table:table-cell table:style-name="ce16" office:value-type="float" office:value="26">
            <text:p>26,00</text:p>
          </table:table-cell>
          <table:table-cell table:style-name="ce20" table:formula="of:=IF([.B9]=0;0;[.C9]*[.J9]/[.B9])" office:value-type="float" office:value="0.182">
            <text:p>0,18</text:p>
          </table:table-cell>
          <table:table-cell table:style-name="ce20" table:formula="of:=IF([.B9]=0;0;[.D9]*[.J9]/[.B9])" office:value-type="float" office:value="0.26">
            <text:p>0,26</text:p>
          </table:table-cell>
          <table:table-cell table:style-name="ce20" table:formula="of:=IF([.B9]=0;0;[.E9]*[.J9]/[.B9])" office:value-type="float" office:value="21.372">
            <text:p>21,37</text:p>
          </table:table-cell>
          <table:table-cell table:style-name="ce20" table:formula="of:=2*([.K9]+[.L9])" office:value-type="float" office:value="0.884">
            <text:p>0,88</text:p>
          </table:table-cell>
          <table:table-cell table:style-name="ce20" table:formula="of:=4*([.K9]+[.L9])+9*[.M9]" office:value-type="float" office:value="194.116">
            <text:p>194,12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0]+[.D10])" office:value-type="float" office:value="0">
            <text:p>0,00</text:p>
          </table:table-cell>
          <table:table-cell table:style-name="ce113" table:formula="of:=IF(([.F10]=0);0;[.E10]*2/[.F10])" office:value-type="float" office:value="0">
            <text:p>0,00</text:p>
          </table:table-cell>
          <table:table-cell table:style-name="ce4" table:formula="of:=4*([.C10]+[.D10])+9*[.E10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0]=0;0;[.C10]*[.J10]/[.B10])" office:value-type="float" office:value="0">
            <text:p>0,00</text:p>
          </table:table-cell>
          <table:table-cell table:style-name="ce20" table:formula="of:=IF([.B10]=0;0;[.D10]*[.J10]/[.B10])" office:value-type="float" office:value="0">
            <text:p>0,00</text:p>
          </table:table-cell>
          <table:table-cell table:style-name="ce20" table:formula="of:=IF([.B10]=0;0;[.E10]*[.J10]/[.B10])" office:value-type="float" office:value="0">
            <text:p>0,00</text:p>
          </table:table-cell>
          <table:table-cell table:style-name="ce20" table:formula="of:=2*([.K10]+[.L10])" office:value-type="float" office:value="0">
            <text:p>0,00</text:p>
          </table:table-cell>
          <table:table-cell table:style-name="ce20" table:formula="of:=4*([.K10]+[.L10])+9*[.M10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1]+[.D11])" office:value-type="float" office:value="0">
            <text:p>0,00</text:p>
          </table:table-cell>
          <table:table-cell table:style-name="ce113" table:formula="of:=IF(([.F11]=0);0;[.E11]*2/[.F11])" office:value-type="float" office:value="0">
            <text:p>0,00</text:p>
          </table:table-cell>
          <table:table-cell table:style-name="ce4" table:formula="of:=4*([.C11]+[.D11])+9*[.E11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1]=0;0;[.C11]*[.J11]/[.B11])" office:value-type="float" office:value="0">
            <text:p>0,00</text:p>
          </table:table-cell>
          <table:table-cell table:style-name="ce20" table:formula="of:=IF([.B11]=0;0;[.D11]*[.J11]/[.B11])" office:value-type="float" office:value="0">
            <text:p>0,00</text:p>
          </table:table-cell>
          <table:table-cell table:style-name="ce20" table:formula="of:=IF([.B11]=0;0;[.E11]*[.J11]/[.B11])" office:value-type="float" office:value="0">
            <text:p>0,00</text:p>
          </table:table-cell>
          <table:table-cell table:style-name="ce20" table:formula="of:=2*([.K11]+[.L11])" office:value-type="float" office:value="0">
            <text:p>0,00</text:p>
          </table:table-cell>
          <table:table-cell table:style-name="ce20" table:formula="of:=4*([.K11]+[.L11])+9*[.M11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2]+[.D12])" office:value-type="float" office:value="0">
            <text:p>0,00</text:p>
          </table:table-cell>
          <table:table-cell table:style-name="ce113" table:formula="of:=IF(([.F12]=0);0;[.E12]*2/[.F12])" office:value-type="float" office:value="0">
            <text:p>0,00</text:p>
          </table:table-cell>
          <table:table-cell table:style-name="ce4" table:formula="of:=4*([.C12]+[.D12])+9*[.E12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2]=0;0;[.C12]*[.J12]/[.B12])" office:value-type="float" office:value="0">
            <text:p>0,00</text:p>
          </table:table-cell>
          <table:table-cell table:style-name="ce20" table:formula="of:=IF([.B12]=0;0;[.D12]*[.J12]/[.B12])" office:value-type="float" office:value="0">
            <text:p>0,00</text:p>
          </table:table-cell>
          <table:table-cell table:style-name="ce20" table:formula="of:=IF([.B12]=0;0;[.E12]*[.J12]/[.B12])" office:value-type="float" office:value="0">
            <text:p>0,00</text:p>
          </table:table-cell>
          <table:table-cell table:style-name="ce20" table:formula="of:=2*([.K12]+[.L12])" office:value-type="float" office:value="0">
            <text:p>0,00</text:p>
          </table:table-cell>
          <table:table-cell table:style-name="ce20" table:formula="of:=4*([.K12]+[.L12])+9*[.M12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3]+[.D13])" office:value-type="float" office:value="0">
            <text:p>0,00</text:p>
          </table:table-cell>
          <table:table-cell table:style-name="ce113" table:formula="of:=IF(([.F13]=0);0;[.E13]*2/[.F13])" office:value-type="float" office:value="0">
            <text:p>0,00</text:p>
          </table:table-cell>
          <table:table-cell table:style-name="ce4" table:formula="of:=4*([.C13]+[.D13])+9*[.E13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3]=0;0;[.C13]*[.J13]/[.B13])" office:value-type="float" office:value="0">
            <text:p>0,00</text:p>
          </table:table-cell>
          <table:table-cell table:style-name="ce20" table:formula="of:=IF([.B13]=0;0;[.D13]*[.J13]/[.B13])" office:value-type="float" office:value="0">
            <text:p>0,00</text:p>
          </table:table-cell>
          <table:table-cell table:style-name="ce20" table:formula="of:=IF([.B13]=0;0;[.E13]*[.J13]/[.B13])" office:value-type="float" office:value="0">
            <text:p>0,00</text:p>
          </table:table-cell>
          <table:table-cell table:style-name="ce20" table:formula="of:=2*([.K13]+[.L13])" office:value-type="float" office:value="0">
            <text:p>0,00</text:p>
          </table:table-cell>
          <table:table-cell table:style-name="ce20" table:formula="of:=4*([.K13]+[.L13])+9*[.M13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4]+[.D14])" office:value-type="float" office:value="0">
            <text:p>0,00</text:p>
          </table:table-cell>
          <table:table-cell table:style-name="ce113" table:formula="of:=IF(([.F14]=0);0;[.E14]*2/[.F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5]+[.D15])" office:value-type="float" office:value="0">
            <text:p>0,00</text:p>
          </table:table-cell>
          <table:table-cell table:style-name="ce113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table:formula="of:=SUM([.J7:.J15])" office:value-type="float" office:value="26">
            <text:p>26,00</text:p>
          </table:table-cell>
          <table:table-cell table:style-name="ce17" table:formula="of:=SUM([.K7:.K15])" office:value-type="float" office:value="0.182">
            <text:p>0,18</text:p>
          </table:table-cell>
          <table:table-cell table:style-name="ce17" table:formula="of:=SUM([.L7:.L15])" office:value-type="float" office:value="0.26">
            <text:p>0,26</text:p>
          </table:table-cell>
          <table:table-cell table:style-name="ce17" table:formula="of:=SUM([.M7:.M15])" office:value-type="float" office:value="21.372">
            <text:p>21,37</text:p>
          </table:table-cell>
          <table:table-cell table:style-name="ce17" table:formula="of:=2*([.K16]+[.L16])" office:value-type="float" office:value="0.884">
            <text:p>0,88</text:p>
          </table:table-cell>
          <table:table-cell table:style-name="ce17" table:formula="of:=4*([.K16]+[.L16])+9*[.M16]" office:value-type="float" office:value="194.116">
            <text:p>194,12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1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0.7">
            <text:p>0,70</text:p>
          </table:table-cell>
          <table:table-cell table:style-name="ce6" table:formula="of:=IF([.J16]=0;0;[.L16]*[.B19]/[.J16])" office:value-type="float" office:value="1">
            <text:p>1,00</text:p>
          </table:table-cell>
          <table:table-cell table:style-name="ce6" table:formula="of:=IF([.J16]=0;0;[.M16]*[.B19]/[.J16])" office:value-type="float" office:value="82.2">
            <text:p>82,20</text:p>
          </table:table-cell>
          <table:table-cell table:style-name="ce112" table:formula="of:=2*([.C19]+[.D19])" office:value-type="float" office:value="3.4">
            <text:p>3,40</text:p>
          </table:table-cell>
          <table:table-cell table:style-name="ce114" table:formula="of:=IF(AND(([.C19]=0);([.D19]=0));0;[.E19]/([.C19]+[.D19]))" office:value-type="float" office:value="48.3529411764706">
            <text:p>48,35</text:p>
          </table:table-cell>
          <table:table-cell table:style-name="ce6" table:formula="of:=4*([.C19]+[.D19])+9*[.E19]" office:value-type="float" office:value="746.6">
            <text:p>746,60</text:p>
          </table:table-cell>
          <table:table-cell office:value-type="string">
            <text:p>Portion 1</text:p>
          </table:table-cell>
          <table:table-cell/>
          <table:table-cell table:formula="of:=IF([.B19]=0;0;[.C19]*[.J19]/[.B19])" office:value-type="float" office:value="0">
            <text:p>0,00</text:p>
          </table:table-cell>
          <table:table-cell table:formula="of:=IF([.B19]=0;0;[.D19]*[.J19]/[.B19])" office:value-type="float" office:value="0">
            <text:p>0,00</text:p>
          </table:table-cell>
          <table:table-cell table:formula="of:=IF([.B19]=0;0;[.E19]*[.J19]/[.B19])" office:value-type="float" office:value="0">
            <text:p>0,00</text:p>
          </table:table-cell>
          <table:table-cell table:formula="of:=2*([.K19]+[.L19])" office:value-type="float" office:value="0">
            <text:p>0,00</text:p>
          </table:table-cell>
          <table:table-cell table:formula="of:=4*([.K19]+[.L19])+9*[.M19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/>
          <table:table-cell table:formula="of:=IF([.B19]=0;0;[.C19]*[.J20]/[.B19])" office:value-type="float" office:value="0">
            <text:p>0,00</text:p>
          </table:table-cell>
          <table:table-cell table:formula="of:=IF([.B19]=0;0;[.D19]*[.J20]/[.B19])" office:value-type="float" office:value="0">
            <text:p>0,00</text:p>
          </table:table-cell>
          <table:table-cell table:formula="of:=IF([.B19]=0;0;[.E19]*[.J20]/[.B19])" office:value-type="float" office:value="0">
            <text:p>0,00</text:p>
          </table:table-cell>
          <table:table-cell table:formula="of:=2*([.K20]+[.L20])" office:value-type="float" office:value="0">
            <text:p>0,00</text:p>
          </table:table-cell>
          <table:table-cell table:formula="of:=4*([.K20]+[.L20])+9*[.M20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/>
          <table:table-cell table:formula="of:=IF([.B19]=0;0;[.C19]*[.J21]/[.B19])" office:value-type="float" office:value="0">
            <text:p>0,00</text:p>
          </table:table-cell>
          <table:table-cell table:formula="of:=IF([.B19]=0;0;[.D19]*[.J21]/[.B19])" office:value-type="float" office:value="0">
            <text:p>0,00</text:p>
          </table:table-cell>
          <table:table-cell table:formula="of:=IF([.B19]=0;0;[.E19]*[.J21]/[.B19])" office:value-type="float" office:value="0">
            <text:p>0,00</text:p>
          </table:table-cell>
          <table:table-cell table:formula="of:=2*([.K21]+[.L21])" office:value-type="float" office:value="0">
            <text:p>0,00</text:p>
          </table:table-cell>
          <table:table-cell table:formula="of:=4*([.K21]+[.L21])+9*[.M21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/>
          <table:table-cell table:formula="of:=IF([.B19]=0;0;[.C19]*[.J22]/[.B19])" office:value-type="float" office:value="0">
            <text:p>0,00</text:p>
          </table:table-cell>
          <table:table-cell table:formula="of:=IF([.B19]=0;0;[.D19]*[.J22]/[.B19])" office:value-type="float" office:value="0">
            <text:p>0,00</text:p>
          </table:table-cell>
          <table:table-cell table:formula="of:=IF([.B19]=0;0;[.E19]*[.J22]/[.B19])" office:value-type="float" office:value="0">
            <text:p>0,00</text:p>
          </table:table-cell>
          <table:table-cell table:formula="of:=2*([.K22]+[.L22])" office:value-type="float" office:value="0">
            <text:p>0,00</text:p>
          </table:table-cell>
          <table:table-cell table:formula="of:=4*([.K22]+[.L22])+9*[.M22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/>
          <table:table-cell table:formula="of:=IF([.B19]=0;0;[.C19]*[.J23]/[.B19])" office:value-type="float" office:value="0">
            <text:p>0,00</text:p>
          </table:table-cell>
          <table:table-cell table:formula="of:=IF([.B19]=0;0;[.D19]*[.J23]/[.B19])" office:value-type="float" office:value="0">
            <text:p>0,00</text:p>
          </table:table-cell>
          <table:table-cell table:formula="of:=IF([.B19]=0;0;[.E19]*[.J23]/[.B19])" office:value-type="float" office:value="0">
            <text:p>0,00</text:p>
          </table:table-cell>
          <table:table-cell table:formula="of:=2*([.K23]+[.L23])" office:value-type="float" office:value="0">
            <text:p>0,00</text:p>
          </table:table-cell>
          <table:table-cell table:formula="of:=4*([.K23]+[.L23])+9*[.M23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/>
          <table:table-cell table:formula="of:=IF([.B19]=0;0;[.C19]*[.J24]/[.B19])" office:value-type="float" office:value="0">
            <text:p>0,00</text:p>
          </table:table-cell>
          <table:table-cell table:formula="of:=IF([.B19]=0;0;[.D19]*[.J24]/[.B19])" office:value-type="float" office:value="0">
            <text:p>0,00</text:p>
          </table:table-cell>
          <table:table-cell table:formula="of:=IF([.B19]=0;0;[.E19]*[.J24]/[.B19])" office:value-type="float" office:value="0">
            <text:p>0,00</text:p>
          </table:table-cell>
          <table:table-cell table:formula="of:=2*([.K24]+[.L24])" office:value-type="float" office:value="0">
            <text:p>0,00</text:p>
          </table:table-cell>
          <table:table-cell table:formula="of:=4*([.K24]+[.L24])+9*[.M24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/>
          <table:table-cell table:formula="of:=IF([.B19]=0;0;[.C19]*[.J25]/[.B19])" office:value-type="float" office:value="0">
            <text:p>0,00</text:p>
          </table:table-cell>
          <table:table-cell table:formula="of:=IF([.B19]=0;0;[.D19]*[.J25]/[.B19])" office:value-type="float" office:value="0">
            <text:p>0,00</text:p>
          </table:table-cell>
          <table:table-cell table:formula="of:=IF([.B19]=0;0;[.E19]*[.J25]/[.B19])" office:value-type="float" office:value="0">
            <text:p>0,00</text:p>
          </table:table-cell>
          <table:table-cell table:formula="of:=2*([.K25]+[.L25])" office:value-type="float" office:value="0">
            <text:p>0,00</text:p>
          </table:table-cell>
          <table:table-cell table:formula="of:=4*([.K25]+[.L25])+9*[.M2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/>
          <table:table-cell table:formula="of:=IF([.B19]=0;0;[.C19]*[.J26]/[.B19])" office:value-type="float" office:value="0">
            <text:p>0,00</text:p>
          </table:table-cell>
          <table:table-cell table:formula="of:=IF([.B19]=0;0;[.D19]*[.J26]/[.B19])" office:value-type="float" office:value="0">
            <text:p>0,00</text:p>
          </table:table-cell>
          <table:table-cell table:formula="of:=IF([.B19]=0;0;[.E19]*[.J26]/[.B19])" office:value-type="float" office:value="0">
            <text:p>0,00</text:p>
          </table:table-cell>
          <table:table-cell table:formula="of:=2*([.K26]+[.L26])" office:value-type="float" office:value="0">
            <text:p>0,00</text:p>
          </table:table-cell>
          <table:table-cell table:formula="of:=4*([.K26]+[.L26])+9*[.M26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/>
          <table:table-cell table:formula="of:=IF([.B19]=0;0;[.C19]*[.J27]/[.B19])" office:value-type="float" office:value="0">
            <text:p>0,00</text:p>
          </table:table-cell>
          <table:table-cell table:formula="of:=IF([.B19]=0;0;[.D19]*[.J27]/[.B19])" office:value-type="float" office:value="0">
            <text:p>0,00</text:p>
          </table:table-cell>
          <table:table-cell table:formula="of:=IF([.B19]=0;0;[.E19]*[.J27]/[.B19])" office:value-type="float" office:value="0">
            <text:p>0,00</text:p>
          </table:table-cell>
          <table:table-cell table:formula="of:=2*([.K27]+[.L27])" office:value-type="float" office:value="0">
            <text:p>0,00</text:p>
          </table:table-cell>
          <table:table-cell table:formula="of:=4*([.K27]+[.L27])+9*[.M27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/>
          <table:table-cell table:formula="of:=IF([.B19]=0;0;[.C19]*[.J28]/[.B19])" office:value-type="float" office:value="0">
            <text:p>0,00</text:p>
          </table:table-cell>
          <table:table-cell table:formula="of:=IF([.B19]=0;0;[.D19]*[.J28]/[.B19])" office:value-type="float" office:value="0">
            <text:p>0,00</text:p>
          </table:table-cell>
          <table:table-cell table:formula="of:=IF([.B19]=0;0;[.E19]*[.J28]/[.B19])" office:value-type="float" office:value="0">
            <text:p>0,00</text:p>
          </table:table-cell>
          <table:table-cell table:formula="of:=2*([.K28]+[.L28])" office:value-type="float" office:value="0">
            <text:p>0,00</text:p>
          </table:table-cell>
          <table:table-cell table:formula="of:=4*([.K28]+[.L28])+9*[.M28]" office:value-type="float" office:value="0">
            <text:p>0,00</text:p>
          </table:table-cell>
        </table:table-row>
      </table:table>
      <table:table table:name="Feuille45" table:style-name="ta1" table:print="false">
        <table:table-column table:style-name="co1" table:number-columns-repeated="8" table:default-cell-style-name="Default"/>
        <table:table-column table:style-name="co1" table:number-columns-repeated="7" table:default-cell-style-name="ce15"/>
        <table:table-row table:style-name="ro1">
          <table:table-cell/>
          <table:table-cell office:value-type="string">
            <text:p>RECETTE</text:p>
          </table:table-cell>
          <table:table-cell table:number-columns-repeated="6"/>
          <table:table-cell table:style-name="Default"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1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number-columns-repeated="2" table:style-name="ce4" office:value-type="float" office:value="0.01">
            <text:p>0,01</text:p>
          </table:table-cell>
          <table:table-cell table:style-name="ce4" office:value-type="float" office:value="100">
            <text:p>100,00</text:p>
          </table:table-cell>
          <table:table-cell table:style-name="ce4" table:formula="of:=2*([.C7]+[.D7])" office:value-type="float" office:value="0.04">
            <text:p>0,04</text:p>
          </table:table-cell>
          <table:table-cell table:style-name="ce116" table:formula="of:=IF(([.F7]=0);0;[.E7]*2/[.F7])" office:value-type="float" office:value="5000">
            <text:p>5000,00</text:p>
          </table:table-cell>
          <table:table-cell table:style-name="ce4" table:formula="of:=4*([.C7]+[.D7])+9*[.E7]" office:value-type="float" office:value="900.08">
            <text:p>900,08</text:p>
          </table:table-cell>
          <table:table-cell table:style-name="ce12" office:value-type="string">
            <text:p>huile</text:p>
          </table:table-cell>
          <table:table-cell table:style-name="ce16"/>
          <table:table-cell table:style-name="ce20" table:formula="of:=IF([.B7]=0;0;[.C7]*[.J7]/[.B7])" office:value-type="float" office:value="0">
            <text:p>0,00</text:p>
          </table:table-cell>
          <table:table-cell table:style-name="ce20" table:formula="of:=IF([.B7]=0;0;[.D7]*[.J7]/[.B7])" office:value-type="float" office:value="0">
            <text:p>0,00</text:p>
          </table:table-cell>
          <table:table-cell table:style-name="ce20" table:formula="of:=IF([.B7]=0;0;[.E7]*[.J7]/[.B7])" office:value-type="float" office:value="0">
            <text:p>0,00</text:p>
          </table:table-cell>
          <table:table-cell table:style-name="ce20" table:formula="of:=2*([.K7]+[.L7])" office:value-type="float" office:value="0">
            <text:p>0,00</text:p>
          </table:table-cell>
          <table:table-cell table:style-name="ce20" table:formula="of:=4*([.K7]+[.L7])+9*[.M7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19">
            <text:p>2,19</text:p>
          </table:table-cell>
          <table:table-cell table:style-name="ce4" office:value-type="float" office:value="2.18">
            <text:p>2,18</text:p>
          </table:table-cell>
          <table:table-cell table:style-name="ce4" office:value-type="float" office:value="30">
            <text:p>30,00</text:p>
          </table:table-cell>
          <table:table-cell table:style-name="ce4" table:formula="of:=2*([.C8]+[.D8])" office:value-type="float" office:value="8.74">
            <text:p>8,74</text:p>
          </table:table-cell>
          <table:table-cell table:style-name="ce116" table:formula="of:=IF(([.F8]=0);0;[.E8]*2/[.F8])" office:value-type="float" office:value="6.8649885583524">
            <text:p>6,86</text:p>
          </table:table-cell>
          <table:table-cell table:style-name="ce4" table:formula="of:=4*([.C8]+[.D8])+9*[.E8]" office:value-type="float" office:value="287.48">
            <text:p>287,48</text:p>
          </table:table-cell>
          <table:table-cell table:style-name="ce12" office:value-type="string">
            <text:p>crème 30</text:p>
          </table:table-cell>
          <table:table-cell table:style-name="ce16" office:value-type="float" office:value="0">
            <text:p>0,00</text:p>
          </table:table-cell>
          <table:table-cell table:style-name="ce20" table:formula="of:=IF([.B8]=0;0;[.C8]*[.J8]/[.B8])" office:value-type="float" office:value="0">
            <text:p>0,00</text:p>
          </table:table-cell>
          <table:table-cell table:style-name="ce20" table:formula="of:=IF([.B8]=0;0;[.D8]*[.J8]/[.B8])" office:value-type="float" office:value="0">
            <text:p>0,00</text:p>
          </table:table-cell>
          <table:table-cell table:style-name="ce20" table:formula="of:=IF([.B8]=0;0;[.E8]*[.J8]/[.B8])" office:value-type="float" office:value="0">
            <text:p>0,00</text:p>
          </table:table-cell>
          <table:table-cell table:style-name="ce20" table:formula="of:=2*([.K8]+[.L8])" office:value-type="float" office:value="0">
            <text:p>0,00</text:p>
          </table:table-cell>
          <table:table-cell table:style-name="ce20" table:formula="of:=4*([.K8]+[.L8])+9*[.M8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">
            <text:p>1,00</text:p>
          </table:table-cell>
          <table:table-cell table:style-name="ce4" office:value-type="float" office:value="82.2">
            <text:p>82,20</text:p>
          </table:table-cell>
          <table:table-cell table:style-name="ce4" table:formula="of:=2*([.C9]+[.D9])" office:value-type="float" office:value="3.4">
            <text:p>3,40</text:p>
          </table:table-cell>
          <table:table-cell table:style-name="ce116" table:formula="of:=IF(([.F9]=0);0;[.E9]*2/[.F9])" office:value-type="float" office:value="48.3529411764706">
            <text:p>48,35</text:p>
          </table:table-cell>
          <table:table-cell table:style-name="ce4" table:formula="of:=4*([.C9]+[.D9])+9*[.E9]" office:value-type="float" office:value="746.6">
            <text:p>746,60</text:p>
          </table:table-cell>
          <table:table-cell table:style-name="ce12" office:value-type="string">
            <text:p>beurre ou mayo thomi</text:p>
          </table:table-cell>
          <table:table-cell table:style-name="ce16" office:value-type="float" office:value="26">
            <text:p>26,00</text:p>
          </table:table-cell>
          <table:table-cell table:style-name="ce20" table:formula="of:=IF([.B9]=0;0;[.C9]*[.J9]/[.B9])" office:value-type="float" office:value="0.182">
            <text:p>0,18</text:p>
          </table:table-cell>
          <table:table-cell table:style-name="ce20" table:formula="of:=IF([.B9]=0;0;[.D9]*[.J9]/[.B9])" office:value-type="float" office:value="0.26">
            <text:p>0,26</text:p>
          </table:table-cell>
          <table:table-cell table:style-name="ce20" table:formula="of:=IF([.B9]=0;0;[.E9]*[.J9]/[.B9])" office:value-type="float" office:value="21.372">
            <text:p>21,37</text:p>
          </table:table-cell>
          <table:table-cell table:style-name="ce20" table:formula="of:=2*([.K9]+[.L9])" office:value-type="float" office:value="0.884">
            <text:p>0,88</text:p>
          </table:table-cell>
          <table:table-cell table:style-name="ce20" table:formula="of:=4*([.K9]+[.L9])+9*[.M9]" office:value-type="float" office:value="194.116">
            <text:p>194,12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0]+[.D10])" office:value-type="float" office:value="0">
            <text:p>0,00</text:p>
          </table:table-cell>
          <table:table-cell table:style-name="ce116" table:formula="of:=IF(([.F10]=0);0;[.E10]*2/[.F10])" office:value-type="float" office:value="0">
            <text:p>0,00</text:p>
          </table:table-cell>
          <table:table-cell table:style-name="ce4" table:formula="of:=4*([.C10]+[.D10])+9*[.E10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0]=0;0;[.C10]*[.J10]/[.B10])" office:value-type="float" office:value="0">
            <text:p>0,00</text:p>
          </table:table-cell>
          <table:table-cell table:style-name="ce20" table:formula="of:=IF([.B10]=0;0;[.D10]*[.J10]/[.B10])" office:value-type="float" office:value="0">
            <text:p>0,00</text:p>
          </table:table-cell>
          <table:table-cell table:style-name="ce20" table:formula="of:=IF([.B10]=0;0;[.E10]*[.J10]/[.B10])" office:value-type="float" office:value="0">
            <text:p>0,00</text:p>
          </table:table-cell>
          <table:table-cell table:style-name="ce20" table:formula="of:=2*([.K10]+[.L10])" office:value-type="float" office:value="0">
            <text:p>0,00</text:p>
          </table:table-cell>
          <table:table-cell table:style-name="ce20" table:formula="of:=4*([.K10]+[.L10])+9*[.M10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1]+[.D11])" office:value-type="float" office:value="0">
            <text:p>0,00</text:p>
          </table:table-cell>
          <table:table-cell table:style-name="ce116" table:formula="of:=IF(([.F11]=0);0;[.E11]*2/[.F11])" office:value-type="float" office:value="0">
            <text:p>0,00</text:p>
          </table:table-cell>
          <table:table-cell table:style-name="ce4" table:formula="of:=4*([.C11]+[.D11])+9*[.E11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1]=0;0;[.C11]*[.J11]/[.B11])" office:value-type="float" office:value="0">
            <text:p>0,00</text:p>
          </table:table-cell>
          <table:table-cell table:style-name="ce20" table:formula="of:=IF([.B11]=0;0;[.D11]*[.J11]/[.B11])" office:value-type="float" office:value="0">
            <text:p>0,00</text:p>
          </table:table-cell>
          <table:table-cell table:style-name="ce20" table:formula="of:=IF([.B11]=0;0;[.E11]*[.J11]/[.B11])" office:value-type="float" office:value="0">
            <text:p>0,00</text:p>
          </table:table-cell>
          <table:table-cell table:style-name="ce20" table:formula="of:=2*([.K11]+[.L11])" office:value-type="float" office:value="0">
            <text:p>0,00</text:p>
          </table:table-cell>
          <table:table-cell table:style-name="ce20" table:formula="of:=4*([.K11]+[.L11])+9*[.M11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2]+[.D12])" office:value-type="float" office:value="0">
            <text:p>0,00</text:p>
          </table:table-cell>
          <table:table-cell table:style-name="ce116" table:formula="of:=IF(([.F12]=0);0;[.E12]*2/[.F12])" office:value-type="float" office:value="0">
            <text:p>0,00</text:p>
          </table:table-cell>
          <table:table-cell table:style-name="ce4" table:formula="of:=4*([.C12]+[.D12])+9*[.E12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2]=0;0;[.C12]*[.J12]/[.B12])" office:value-type="float" office:value="0">
            <text:p>0,00</text:p>
          </table:table-cell>
          <table:table-cell table:style-name="ce20" table:formula="of:=IF([.B12]=0;0;[.D12]*[.J12]/[.B12])" office:value-type="float" office:value="0">
            <text:p>0,00</text:p>
          </table:table-cell>
          <table:table-cell table:style-name="ce20" table:formula="of:=IF([.B12]=0;0;[.E12]*[.J12]/[.B12])" office:value-type="float" office:value="0">
            <text:p>0,00</text:p>
          </table:table-cell>
          <table:table-cell table:style-name="ce20" table:formula="of:=2*([.K12]+[.L12])" office:value-type="float" office:value="0">
            <text:p>0,00</text:p>
          </table:table-cell>
          <table:table-cell table:style-name="ce20" table:formula="of:=4*([.K12]+[.L12])+9*[.M12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3]+[.D13])" office:value-type="float" office:value="0">
            <text:p>0,00</text:p>
          </table:table-cell>
          <table:table-cell table:style-name="ce116" table:formula="of:=IF(([.F13]=0);0;[.E13]*2/[.F13])" office:value-type="float" office:value="0">
            <text:p>0,00</text:p>
          </table:table-cell>
          <table:table-cell table:style-name="ce4" table:formula="of:=4*([.C13]+[.D13])+9*[.E13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3]=0;0;[.C13]*[.J13]/[.B13])" office:value-type="float" office:value="0">
            <text:p>0,00</text:p>
          </table:table-cell>
          <table:table-cell table:style-name="ce20" table:formula="of:=IF([.B13]=0;0;[.D13]*[.J13]/[.B13])" office:value-type="float" office:value="0">
            <text:p>0,00</text:p>
          </table:table-cell>
          <table:table-cell table:style-name="ce20" table:formula="of:=IF([.B13]=0;0;[.E13]*[.J13]/[.B13])" office:value-type="float" office:value="0">
            <text:p>0,00</text:p>
          </table:table-cell>
          <table:table-cell table:style-name="ce20" table:formula="of:=2*([.K13]+[.L13])" office:value-type="float" office:value="0">
            <text:p>0,00</text:p>
          </table:table-cell>
          <table:table-cell table:style-name="ce20" table:formula="of:=4*([.K13]+[.L13])+9*[.M13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4]+[.D14])" office:value-type="float" office:value="0">
            <text:p>0,00</text:p>
          </table:table-cell>
          <table:table-cell table:style-name="ce116" table:formula="of:=IF(([.F14]=0);0;[.E14]*2/[.F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5]+[.D15])" office:value-type="float" office:value="0">
            <text:p>0,00</text:p>
          </table:table-cell>
          <table:table-cell table:style-name="ce116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table:formula="of:=SUM([.J7:.J15])" office:value-type="float" office:value="26">
            <text:p>26,00</text:p>
          </table:table-cell>
          <table:table-cell table:style-name="ce17" table:formula="of:=SUM([.K7:.K15])" office:value-type="float" office:value="0.182">
            <text:p>0,18</text:p>
          </table:table-cell>
          <table:table-cell table:style-name="ce17" table:formula="of:=SUM([.L7:.L15])" office:value-type="float" office:value="0.26">
            <text:p>0,26</text:p>
          </table:table-cell>
          <table:table-cell table:style-name="ce17" table:formula="of:=SUM([.M7:.M15])" office:value-type="float" office:value="21.372">
            <text:p>21,37</text:p>
          </table:table-cell>
          <table:table-cell table:style-name="ce17" table:formula="of:=2*([.K16]+[.L16])" office:value-type="float" office:value="0.884">
            <text:p>0,88</text:p>
          </table:table-cell>
          <table:table-cell table:style-name="ce17" table:formula="of:=4*([.K16]+[.L16])+9*[.M16]" office:value-type="float" office:value="194.116">
            <text:p>194,12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1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0.7">
            <text:p>0,70</text:p>
          </table:table-cell>
          <table:table-cell table:style-name="ce6" table:formula="of:=IF([.J16]=0;0;[.L16]*[.B19]/[.J16])" office:value-type="float" office:value="1">
            <text:p>1,00</text:p>
          </table:table-cell>
          <table:table-cell table:style-name="ce6" table:formula="of:=IF([.J16]=0;0;[.M16]*[.B19]/[.J16])" office:value-type="float" office:value="82.2">
            <text:p>82,20</text:p>
          </table:table-cell>
          <table:table-cell table:style-name="ce115" table:formula="of:=2*([.C19]+[.D19])" office:value-type="float" office:value="3.4">
            <text:p>3,40</text:p>
          </table:table-cell>
          <table:table-cell table:style-name="ce117" table:formula="of:=IF(AND(([.C19]=0);([.D19]=0));0;[.E19]/([.C19]+[.D19]))" office:value-type="float" office:value="48.3529411764706">
            <text:p>48,35</text:p>
          </table:table-cell>
          <table:table-cell table:style-name="ce6" table:formula="of:=4*([.C19]+[.D19])+9*[.E19]" office:value-type="float" office:value="746.6">
            <text:p>746,60</text:p>
          </table:table-cell>
          <table:table-cell office:value-type="string">
            <text:p>Portion 1</text:p>
          </table:table-cell>
          <table:table-cell/>
          <table:table-cell table:formula="of:=IF([.B19]=0;0;[.C19]*[.J19]/[.B19])" office:value-type="float" office:value="0">
            <text:p>0,00</text:p>
          </table:table-cell>
          <table:table-cell table:formula="of:=IF([.B19]=0;0;[.D19]*[.J19]/[.B19])" office:value-type="float" office:value="0">
            <text:p>0,00</text:p>
          </table:table-cell>
          <table:table-cell table:formula="of:=IF([.B19]=0;0;[.E19]*[.J19]/[.B19])" office:value-type="float" office:value="0">
            <text:p>0,00</text:p>
          </table:table-cell>
          <table:table-cell table:formula="of:=2*([.K19]+[.L19])" office:value-type="float" office:value="0">
            <text:p>0,00</text:p>
          </table:table-cell>
          <table:table-cell table:formula="of:=4*([.K19]+[.L19])+9*[.M19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/>
          <table:table-cell table:formula="of:=IF([.B19]=0;0;[.C19]*[.J20]/[.B19])" office:value-type="float" office:value="0">
            <text:p>0,00</text:p>
          </table:table-cell>
          <table:table-cell table:formula="of:=IF([.B19]=0;0;[.D19]*[.J20]/[.B19])" office:value-type="float" office:value="0">
            <text:p>0,00</text:p>
          </table:table-cell>
          <table:table-cell table:formula="of:=IF([.B19]=0;0;[.E19]*[.J20]/[.B19])" office:value-type="float" office:value="0">
            <text:p>0,00</text:p>
          </table:table-cell>
          <table:table-cell table:formula="of:=2*([.K20]+[.L20])" office:value-type="float" office:value="0">
            <text:p>0,00</text:p>
          </table:table-cell>
          <table:table-cell table:formula="of:=4*([.K20]+[.L20])+9*[.M20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/>
          <table:table-cell table:formula="of:=IF([.B19]=0;0;[.C19]*[.J21]/[.B19])" office:value-type="float" office:value="0">
            <text:p>0,00</text:p>
          </table:table-cell>
          <table:table-cell table:formula="of:=IF([.B19]=0;0;[.D19]*[.J21]/[.B19])" office:value-type="float" office:value="0">
            <text:p>0,00</text:p>
          </table:table-cell>
          <table:table-cell table:formula="of:=IF([.B19]=0;0;[.E19]*[.J21]/[.B19])" office:value-type="float" office:value="0">
            <text:p>0,00</text:p>
          </table:table-cell>
          <table:table-cell table:formula="of:=2*([.K21]+[.L21])" office:value-type="float" office:value="0">
            <text:p>0,00</text:p>
          </table:table-cell>
          <table:table-cell table:formula="of:=4*([.K21]+[.L21])+9*[.M21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/>
          <table:table-cell table:formula="of:=IF([.B19]=0;0;[.C19]*[.J22]/[.B19])" office:value-type="float" office:value="0">
            <text:p>0,00</text:p>
          </table:table-cell>
          <table:table-cell table:formula="of:=IF([.B19]=0;0;[.D19]*[.J22]/[.B19])" office:value-type="float" office:value="0">
            <text:p>0,00</text:p>
          </table:table-cell>
          <table:table-cell table:formula="of:=IF([.B19]=0;0;[.E19]*[.J22]/[.B19])" office:value-type="float" office:value="0">
            <text:p>0,00</text:p>
          </table:table-cell>
          <table:table-cell table:formula="of:=2*([.K22]+[.L22])" office:value-type="float" office:value="0">
            <text:p>0,00</text:p>
          </table:table-cell>
          <table:table-cell table:formula="of:=4*([.K22]+[.L22])+9*[.M22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/>
          <table:table-cell table:formula="of:=IF([.B19]=0;0;[.C19]*[.J23]/[.B19])" office:value-type="float" office:value="0">
            <text:p>0,00</text:p>
          </table:table-cell>
          <table:table-cell table:formula="of:=IF([.B19]=0;0;[.D19]*[.J23]/[.B19])" office:value-type="float" office:value="0">
            <text:p>0,00</text:p>
          </table:table-cell>
          <table:table-cell table:formula="of:=IF([.B19]=0;0;[.E19]*[.J23]/[.B19])" office:value-type="float" office:value="0">
            <text:p>0,00</text:p>
          </table:table-cell>
          <table:table-cell table:formula="of:=2*([.K23]+[.L23])" office:value-type="float" office:value="0">
            <text:p>0,00</text:p>
          </table:table-cell>
          <table:table-cell table:formula="of:=4*([.K23]+[.L23])+9*[.M23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/>
          <table:table-cell table:formula="of:=IF([.B19]=0;0;[.C19]*[.J24]/[.B19])" office:value-type="float" office:value="0">
            <text:p>0,00</text:p>
          </table:table-cell>
          <table:table-cell table:formula="of:=IF([.B19]=0;0;[.D19]*[.J24]/[.B19])" office:value-type="float" office:value="0">
            <text:p>0,00</text:p>
          </table:table-cell>
          <table:table-cell table:formula="of:=IF([.B19]=0;0;[.E19]*[.J24]/[.B19])" office:value-type="float" office:value="0">
            <text:p>0,00</text:p>
          </table:table-cell>
          <table:table-cell table:formula="of:=2*([.K24]+[.L24])" office:value-type="float" office:value="0">
            <text:p>0,00</text:p>
          </table:table-cell>
          <table:table-cell table:formula="of:=4*([.K24]+[.L24])+9*[.M24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/>
          <table:table-cell table:formula="of:=IF([.B19]=0;0;[.C19]*[.J25]/[.B19])" office:value-type="float" office:value="0">
            <text:p>0,00</text:p>
          </table:table-cell>
          <table:table-cell table:formula="of:=IF([.B19]=0;0;[.D19]*[.J25]/[.B19])" office:value-type="float" office:value="0">
            <text:p>0,00</text:p>
          </table:table-cell>
          <table:table-cell table:formula="of:=IF([.B19]=0;0;[.E19]*[.J25]/[.B19])" office:value-type="float" office:value="0">
            <text:p>0,00</text:p>
          </table:table-cell>
          <table:table-cell table:formula="of:=2*([.K25]+[.L25])" office:value-type="float" office:value="0">
            <text:p>0,00</text:p>
          </table:table-cell>
          <table:table-cell table:formula="of:=4*([.K25]+[.L25])+9*[.M2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/>
          <table:table-cell table:formula="of:=IF([.B19]=0;0;[.C19]*[.J26]/[.B19])" office:value-type="float" office:value="0">
            <text:p>0,00</text:p>
          </table:table-cell>
          <table:table-cell table:formula="of:=IF([.B19]=0;0;[.D19]*[.J26]/[.B19])" office:value-type="float" office:value="0">
            <text:p>0,00</text:p>
          </table:table-cell>
          <table:table-cell table:formula="of:=IF([.B19]=0;0;[.E19]*[.J26]/[.B19])" office:value-type="float" office:value="0">
            <text:p>0,00</text:p>
          </table:table-cell>
          <table:table-cell table:formula="of:=2*([.K26]+[.L26])" office:value-type="float" office:value="0">
            <text:p>0,00</text:p>
          </table:table-cell>
          <table:table-cell table:formula="of:=4*([.K26]+[.L26])+9*[.M26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/>
          <table:table-cell table:formula="of:=IF([.B19]=0;0;[.C19]*[.J27]/[.B19])" office:value-type="float" office:value="0">
            <text:p>0,00</text:p>
          </table:table-cell>
          <table:table-cell table:formula="of:=IF([.B19]=0;0;[.D19]*[.J27]/[.B19])" office:value-type="float" office:value="0">
            <text:p>0,00</text:p>
          </table:table-cell>
          <table:table-cell table:formula="of:=IF([.B19]=0;0;[.E19]*[.J27]/[.B19])" office:value-type="float" office:value="0">
            <text:p>0,00</text:p>
          </table:table-cell>
          <table:table-cell table:formula="of:=2*([.K27]+[.L27])" office:value-type="float" office:value="0">
            <text:p>0,00</text:p>
          </table:table-cell>
          <table:table-cell table:formula="of:=4*([.K27]+[.L27])+9*[.M27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/>
          <table:table-cell table:formula="of:=IF([.B19]=0;0;[.C19]*[.J28]/[.B19])" office:value-type="float" office:value="0">
            <text:p>0,00</text:p>
          </table:table-cell>
          <table:table-cell table:formula="of:=IF([.B19]=0;0;[.D19]*[.J28]/[.B19])" office:value-type="float" office:value="0">
            <text:p>0,00</text:p>
          </table:table-cell>
          <table:table-cell table:formula="of:=IF([.B19]=0;0;[.E19]*[.J28]/[.B19])" office:value-type="float" office:value="0">
            <text:p>0,00</text:p>
          </table:table-cell>
          <table:table-cell table:formula="of:=2*([.K28]+[.L28])" office:value-type="float" office:value="0">
            <text:p>0,00</text:p>
          </table:table-cell>
          <table:table-cell table:formula="of:=4*([.K28]+[.L28])+9*[.M28]" office:value-type="float" office:value="0">
            <text:p>0,00</text:p>
          </table:table-cell>
        </table:table-row>
      </table:table>
      <table:table table:name="Feuille46" table:style-name="ta1" table:print="false">
        <table:table-column table:style-name="co1" table:number-columns-repeated="8" table:default-cell-style-name="Default"/>
        <table:table-column table:style-name="co1" table:number-columns-repeated="7" table:default-cell-style-name="ce15"/>
        <table:table-row table:style-name="ro1">
          <table:table-cell/>
          <table:table-cell office:value-type="string">
            <text:p>RECETTE</text:p>
          </table:table-cell>
          <table:table-cell table:number-columns-repeated="6"/>
          <table:table-cell table:style-name="Default"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1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number-columns-repeated="2" table:style-name="ce4" office:value-type="float" office:value="0.01">
            <text:p>0,01</text:p>
          </table:table-cell>
          <table:table-cell table:style-name="ce4" office:value-type="float" office:value="100">
            <text:p>100,00</text:p>
          </table:table-cell>
          <table:table-cell table:style-name="ce4" table:formula="of:=2*([.C7]+[.D7])" office:value-type="float" office:value="0.04">
            <text:p>0,04</text:p>
          </table:table-cell>
          <table:table-cell table:style-name="ce119" table:formula="of:=IF(([.F7]=0);0;[.E7]*2/[.F7])" office:value-type="float" office:value="5000">
            <text:p>5000,00</text:p>
          </table:table-cell>
          <table:table-cell table:style-name="ce4" table:formula="of:=4*([.C7]+[.D7])+9*[.E7]" office:value-type="float" office:value="900.08">
            <text:p>900,08</text:p>
          </table:table-cell>
          <table:table-cell table:style-name="ce12" office:value-type="string">
            <text:p>huile</text:p>
          </table:table-cell>
          <table:table-cell table:style-name="ce16"/>
          <table:table-cell table:style-name="ce20" table:formula="of:=IF([.B7]=0;0;[.C7]*[.J7]/[.B7])" office:value-type="float" office:value="0">
            <text:p>0,00</text:p>
          </table:table-cell>
          <table:table-cell table:style-name="ce20" table:formula="of:=IF([.B7]=0;0;[.D7]*[.J7]/[.B7])" office:value-type="float" office:value="0">
            <text:p>0,00</text:p>
          </table:table-cell>
          <table:table-cell table:style-name="ce20" table:formula="of:=IF([.B7]=0;0;[.E7]*[.J7]/[.B7])" office:value-type="float" office:value="0">
            <text:p>0,00</text:p>
          </table:table-cell>
          <table:table-cell table:style-name="ce20" table:formula="of:=2*([.K7]+[.L7])" office:value-type="float" office:value="0">
            <text:p>0,00</text:p>
          </table:table-cell>
          <table:table-cell table:style-name="ce20" table:formula="of:=4*([.K7]+[.L7])+9*[.M7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19">
            <text:p>2,19</text:p>
          </table:table-cell>
          <table:table-cell table:style-name="ce4" office:value-type="float" office:value="2.18">
            <text:p>2,18</text:p>
          </table:table-cell>
          <table:table-cell table:style-name="ce4" office:value-type="float" office:value="30">
            <text:p>30,00</text:p>
          </table:table-cell>
          <table:table-cell table:style-name="ce4" table:formula="of:=2*([.C8]+[.D8])" office:value-type="float" office:value="8.74">
            <text:p>8,74</text:p>
          </table:table-cell>
          <table:table-cell table:style-name="ce119" table:formula="of:=IF(([.F8]=0);0;[.E8]*2/[.F8])" office:value-type="float" office:value="6.8649885583524">
            <text:p>6,86</text:p>
          </table:table-cell>
          <table:table-cell table:style-name="ce4" table:formula="of:=4*([.C8]+[.D8])+9*[.E8]" office:value-type="float" office:value="287.48">
            <text:p>287,48</text:p>
          </table:table-cell>
          <table:table-cell table:style-name="ce12" office:value-type="string">
            <text:p>crème 30</text:p>
          </table:table-cell>
          <table:table-cell table:style-name="ce16" office:value-type="float" office:value="0">
            <text:p>0,00</text:p>
          </table:table-cell>
          <table:table-cell table:style-name="ce20" table:formula="of:=IF([.B8]=0;0;[.C8]*[.J8]/[.B8])" office:value-type="float" office:value="0">
            <text:p>0,00</text:p>
          </table:table-cell>
          <table:table-cell table:style-name="ce20" table:formula="of:=IF([.B8]=0;0;[.D8]*[.J8]/[.B8])" office:value-type="float" office:value="0">
            <text:p>0,00</text:p>
          </table:table-cell>
          <table:table-cell table:style-name="ce20" table:formula="of:=IF([.B8]=0;0;[.E8]*[.J8]/[.B8])" office:value-type="float" office:value="0">
            <text:p>0,00</text:p>
          </table:table-cell>
          <table:table-cell table:style-name="ce20" table:formula="of:=2*([.K8]+[.L8])" office:value-type="float" office:value="0">
            <text:p>0,00</text:p>
          </table:table-cell>
          <table:table-cell table:style-name="ce20" table:formula="of:=4*([.K8]+[.L8])+9*[.M8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">
            <text:p>1,00</text:p>
          </table:table-cell>
          <table:table-cell table:style-name="ce4" office:value-type="float" office:value="82.2">
            <text:p>82,20</text:p>
          </table:table-cell>
          <table:table-cell table:style-name="ce4" table:formula="of:=2*([.C9]+[.D9])" office:value-type="float" office:value="3.4">
            <text:p>3,40</text:p>
          </table:table-cell>
          <table:table-cell table:style-name="ce119" table:formula="of:=IF(([.F9]=0);0;[.E9]*2/[.F9])" office:value-type="float" office:value="48.3529411764706">
            <text:p>48,35</text:p>
          </table:table-cell>
          <table:table-cell table:style-name="ce4" table:formula="of:=4*([.C9]+[.D9])+9*[.E9]" office:value-type="float" office:value="746.6">
            <text:p>746,60</text:p>
          </table:table-cell>
          <table:table-cell table:style-name="ce12" office:value-type="string">
            <text:p>beurre ou mayo thomi</text:p>
          </table:table-cell>
          <table:table-cell table:style-name="ce16" office:value-type="float" office:value="26">
            <text:p>26,00</text:p>
          </table:table-cell>
          <table:table-cell table:style-name="ce20" table:formula="of:=IF([.B9]=0;0;[.C9]*[.J9]/[.B9])" office:value-type="float" office:value="0.182">
            <text:p>0,18</text:p>
          </table:table-cell>
          <table:table-cell table:style-name="ce20" table:formula="of:=IF([.B9]=0;0;[.D9]*[.J9]/[.B9])" office:value-type="float" office:value="0.26">
            <text:p>0,26</text:p>
          </table:table-cell>
          <table:table-cell table:style-name="ce20" table:formula="of:=IF([.B9]=0;0;[.E9]*[.J9]/[.B9])" office:value-type="float" office:value="21.372">
            <text:p>21,37</text:p>
          </table:table-cell>
          <table:table-cell table:style-name="ce20" table:formula="of:=2*([.K9]+[.L9])" office:value-type="float" office:value="0.884">
            <text:p>0,88</text:p>
          </table:table-cell>
          <table:table-cell table:style-name="ce20" table:formula="of:=4*([.K9]+[.L9])+9*[.M9]" office:value-type="float" office:value="194.116">
            <text:p>194,12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0]+[.D10])" office:value-type="float" office:value="0">
            <text:p>0,00</text:p>
          </table:table-cell>
          <table:table-cell table:style-name="ce119" table:formula="of:=IF(([.F10]=0);0;[.E10]*2/[.F10])" office:value-type="float" office:value="0">
            <text:p>0,00</text:p>
          </table:table-cell>
          <table:table-cell table:style-name="ce4" table:formula="of:=4*([.C10]+[.D10])+9*[.E10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0]=0;0;[.C10]*[.J10]/[.B10])" office:value-type="float" office:value="0">
            <text:p>0,00</text:p>
          </table:table-cell>
          <table:table-cell table:style-name="ce20" table:formula="of:=IF([.B10]=0;0;[.D10]*[.J10]/[.B10])" office:value-type="float" office:value="0">
            <text:p>0,00</text:p>
          </table:table-cell>
          <table:table-cell table:style-name="ce20" table:formula="of:=IF([.B10]=0;0;[.E10]*[.J10]/[.B10])" office:value-type="float" office:value="0">
            <text:p>0,00</text:p>
          </table:table-cell>
          <table:table-cell table:style-name="ce20" table:formula="of:=2*([.K10]+[.L10])" office:value-type="float" office:value="0">
            <text:p>0,00</text:p>
          </table:table-cell>
          <table:table-cell table:style-name="ce20" table:formula="of:=4*([.K10]+[.L10])+9*[.M10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1]+[.D11])" office:value-type="float" office:value="0">
            <text:p>0,00</text:p>
          </table:table-cell>
          <table:table-cell table:style-name="ce119" table:formula="of:=IF(([.F11]=0);0;[.E11]*2/[.F11])" office:value-type="float" office:value="0">
            <text:p>0,00</text:p>
          </table:table-cell>
          <table:table-cell table:style-name="ce4" table:formula="of:=4*([.C11]+[.D11])+9*[.E11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1]=0;0;[.C11]*[.J11]/[.B11])" office:value-type="float" office:value="0">
            <text:p>0,00</text:p>
          </table:table-cell>
          <table:table-cell table:style-name="ce20" table:formula="of:=IF([.B11]=0;0;[.D11]*[.J11]/[.B11])" office:value-type="float" office:value="0">
            <text:p>0,00</text:p>
          </table:table-cell>
          <table:table-cell table:style-name="ce20" table:formula="of:=IF([.B11]=0;0;[.E11]*[.J11]/[.B11])" office:value-type="float" office:value="0">
            <text:p>0,00</text:p>
          </table:table-cell>
          <table:table-cell table:style-name="ce20" table:formula="of:=2*([.K11]+[.L11])" office:value-type="float" office:value="0">
            <text:p>0,00</text:p>
          </table:table-cell>
          <table:table-cell table:style-name="ce20" table:formula="of:=4*([.K11]+[.L11])+9*[.M11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2]+[.D12])" office:value-type="float" office:value="0">
            <text:p>0,00</text:p>
          </table:table-cell>
          <table:table-cell table:style-name="ce119" table:formula="of:=IF(([.F12]=0);0;[.E12]*2/[.F12])" office:value-type="float" office:value="0">
            <text:p>0,00</text:p>
          </table:table-cell>
          <table:table-cell table:style-name="ce4" table:formula="of:=4*([.C12]+[.D12])+9*[.E12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2]=0;0;[.C12]*[.J12]/[.B12])" office:value-type="float" office:value="0">
            <text:p>0,00</text:p>
          </table:table-cell>
          <table:table-cell table:style-name="ce20" table:formula="of:=IF([.B12]=0;0;[.D12]*[.J12]/[.B12])" office:value-type="float" office:value="0">
            <text:p>0,00</text:p>
          </table:table-cell>
          <table:table-cell table:style-name="ce20" table:formula="of:=IF([.B12]=0;0;[.E12]*[.J12]/[.B12])" office:value-type="float" office:value="0">
            <text:p>0,00</text:p>
          </table:table-cell>
          <table:table-cell table:style-name="ce20" table:formula="of:=2*([.K12]+[.L12])" office:value-type="float" office:value="0">
            <text:p>0,00</text:p>
          </table:table-cell>
          <table:table-cell table:style-name="ce20" table:formula="of:=4*([.K12]+[.L12])+9*[.M12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3]+[.D13])" office:value-type="float" office:value="0">
            <text:p>0,00</text:p>
          </table:table-cell>
          <table:table-cell table:style-name="ce119" table:formula="of:=IF(([.F13]=0);0;[.E13]*2/[.F13])" office:value-type="float" office:value="0">
            <text:p>0,00</text:p>
          </table:table-cell>
          <table:table-cell table:style-name="ce4" table:formula="of:=4*([.C13]+[.D13])+9*[.E13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3]=0;0;[.C13]*[.J13]/[.B13])" office:value-type="float" office:value="0">
            <text:p>0,00</text:p>
          </table:table-cell>
          <table:table-cell table:style-name="ce20" table:formula="of:=IF([.B13]=0;0;[.D13]*[.J13]/[.B13])" office:value-type="float" office:value="0">
            <text:p>0,00</text:p>
          </table:table-cell>
          <table:table-cell table:style-name="ce20" table:formula="of:=IF([.B13]=0;0;[.E13]*[.J13]/[.B13])" office:value-type="float" office:value="0">
            <text:p>0,00</text:p>
          </table:table-cell>
          <table:table-cell table:style-name="ce20" table:formula="of:=2*([.K13]+[.L13])" office:value-type="float" office:value="0">
            <text:p>0,00</text:p>
          </table:table-cell>
          <table:table-cell table:style-name="ce20" table:formula="of:=4*([.K13]+[.L13])+9*[.M13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4]+[.D14])" office:value-type="float" office:value="0">
            <text:p>0,00</text:p>
          </table:table-cell>
          <table:table-cell table:style-name="ce119" table:formula="of:=IF(([.F14]=0);0;[.E14]*2/[.F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5]+[.D15])" office:value-type="float" office:value="0">
            <text:p>0,00</text:p>
          </table:table-cell>
          <table:table-cell table:style-name="ce119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table:formula="of:=SUM([.J7:.J15])" office:value-type="float" office:value="26">
            <text:p>26,00</text:p>
          </table:table-cell>
          <table:table-cell table:style-name="ce17" table:formula="of:=SUM([.K7:.K15])" office:value-type="float" office:value="0.182">
            <text:p>0,18</text:p>
          </table:table-cell>
          <table:table-cell table:style-name="ce17" table:formula="of:=SUM([.L7:.L15])" office:value-type="float" office:value="0.26">
            <text:p>0,26</text:p>
          </table:table-cell>
          <table:table-cell table:style-name="ce17" table:formula="of:=SUM([.M7:.M15])" office:value-type="float" office:value="21.372">
            <text:p>21,37</text:p>
          </table:table-cell>
          <table:table-cell table:style-name="ce17" table:formula="of:=2*([.K16]+[.L16])" office:value-type="float" office:value="0.884">
            <text:p>0,88</text:p>
          </table:table-cell>
          <table:table-cell table:style-name="ce17" table:formula="of:=4*([.K16]+[.L16])+9*[.M16]" office:value-type="float" office:value="194.116">
            <text:p>194,12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1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0.7">
            <text:p>0,70</text:p>
          </table:table-cell>
          <table:table-cell table:style-name="ce6" table:formula="of:=IF([.J16]=0;0;[.L16]*[.B19]/[.J16])" office:value-type="float" office:value="1">
            <text:p>1,00</text:p>
          </table:table-cell>
          <table:table-cell table:style-name="ce6" table:formula="of:=IF([.J16]=0;0;[.M16]*[.B19]/[.J16])" office:value-type="float" office:value="82.2">
            <text:p>82,20</text:p>
          </table:table-cell>
          <table:table-cell table:style-name="ce118" table:formula="of:=2*([.C19]+[.D19])" office:value-type="float" office:value="3.4">
            <text:p>3,40</text:p>
          </table:table-cell>
          <table:table-cell table:style-name="ce120" table:formula="of:=IF(AND(([.C19]=0);([.D19]=0));0;[.E19]/([.C19]+[.D19]))" office:value-type="float" office:value="48.3529411764706">
            <text:p>48,35</text:p>
          </table:table-cell>
          <table:table-cell table:style-name="ce6" table:formula="of:=4*([.C19]+[.D19])+9*[.E19]" office:value-type="float" office:value="746.6">
            <text:p>746,60</text:p>
          </table:table-cell>
          <table:table-cell office:value-type="string">
            <text:p>Portion 1</text:p>
          </table:table-cell>
          <table:table-cell/>
          <table:table-cell table:formula="of:=IF([.B19]=0;0;[.C19]*[.J19]/[.B19])" office:value-type="float" office:value="0">
            <text:p>0,00</text:p>
          </table:table-cell>
          <table:table-cell table:formula="of:=IF([.B19]=0;0;[.D19]*[.J19]/[.B19])" office:value-type="float" office:value="0">
            <text:p>0,00</text:p>
          </table:table-cell>
          <table:table-cell table:formula="of:=IF([.B19]=0;0;[.E19]*[.J19]/[.B19])" office:value-type="float" office:value="0">
            <text:p>0,00</text:p>
          </table:table-cell>
          <table:table-cell table:formula="of:=2*([.K19]+[.L19])" office:value-type="float" office:value="0">
            <text:p>0,00</text:p>
          </table:table-cell>
          <table:table-cell table:formula="of:=4*([.K19]+[.L19])+9*[.M19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/>
          <table:table-cell table:formula="of:=IF([.B19]=0;0;[.C19]*[.J20]/[.B19])" office:value-type="float" office:value="0">
            <text:p>0,00</text:p>
          </table:table-cell>
          <table:table-cell table:formula="of:=IF([.B19]=0;0;[.D19]*[.J20]/[.B19])" office:value-type="float" office:value="0">
            <text:p>0,00</text:p>
          </table:table-cell>
          <table:table-cell table:formula="of:=IF([.B19]=0;0;[.E19]*[.J20]/[.B19])" office:value-type="float" office:value="0">
            <text:p>0,00</text:p>
          </table:table-cell>
          <table:table-cell table:formula="of:=2*([.K20]+[.L20])" office:value-type="float" office:value="0">
            <text:p>0,00</text:p>
          </table:table-cell>
          <table:table-cell table:formula="of:=4*([.K20]+[.L20])+9*[.M20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/>
          <table:table-cell table:formula="of:=IF([.B19]=0;0;[.C19]*[.J21]/[.B19])" office:value-type="float" office:value="0">
            <text:p>0,00</text:p>
          </table:table-cell>
          <table:table-cell table:formula="of:=IF([.B19]=0;0;[.D19]*[.J21]/[.B19])" office:value-type="float" office:value="0">
            <text:p>0,00</text:p>
          </table:table-cell>
          <table:table-cell table:formula="of:=IF([.B19]=0;0;[.E19]*[.J21]/[.B19])" office:value-type="float" office:value="0">
            <text:p>0,00</text:p>
          </table:table-cell>
          <table:table-cell table:formula="of:=2*([.K21]+[.L21])" office:value-type="float" office:value="0">
            <text:p>0,00</text:p>
          </table:table-cell>
          <table:table-cell table:formula="of:=4*([.K21]+[.L21])+9*[.M21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/>
          <table:table-cell table:formula="of:=IF([.B19]=0;0;[.C19]*[.J22]/[.B19])" office:value-type="float" office:value="0">
            <text:p>0,00</text:p>
          </table:table-cell>
          <table:table-cell table:formula="of:=IF([.B19]=0;0;[.D19]*[.J22]/[.B19])" office:value-type="float" office:value="0">
            <text:p>0,00</text:p>
          </table:table-cell>
          <table:table-cell table:formula="of:=IF([.B19]=0;0;[.E19]*[.J22]/[.B19])" office:value-type="float" office:value="0">
            <text:p>0,00</text:p>
          </table:table-cell>
          <table:table-cell table:formula="of:=2*([.K22]+[.L22])" office:value-type="float" office:value="0">
            <text:p>0,00</text:p>
          </table:table-cell>
          <table:table-cell table:formula="of:=4*([.K22]+[.L22])+9*[.M22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/>
          <table:table-cell table:formula="of:=IF([.B19]=0;0;[.C19]*[.J23]/[.B19])" office:value-type="float" office:value="0">
            <text:p>0,00</text:p>
          </table:table-cell>
          <table:table-cell table:formula="of:=IF([.B19]=0;0;[.D19]*[.J23]/[.B19])" office:value-type="float" office:value="0">
            <text:p>0,00</text:p>
          </table:table-cell>
          <table:table-cell table:formula="of:=IF([.B19]=0;0;[.E19]*[.J23]/[.B19])" office:value-type="float" office:value="0">
            <text:p>0,00</text:p>
          </table:table-cell>
          <table:table-cell table:formula="of:=2*([.K23]+[.L23])" office:value-type="float" office:value="0">
            <text:p>0,00</text:p>
          </table:table-cell>
          <table:table-cell table:formula="of:=4*([.K23]+[.L23])+9*[.M23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/>
          <table:table-cell table:formula="of:=IF([.B19]=0;0;[.C19]*[.J24]/[.B19])" office:value-type="float" office:value="0">
            <text:p>0,00</text:p>
          </table:table-cell>
          <table:table-cell table:formula="of:=IF([.B19]=0;0;[.D19]*[.J24]/[.B19])" office:value-type="float" office:value="0">
            <text:p>0,00</text:p>
          </table:table-cell>
          <table:table-cell table:formula="of:=IF([.B19]=0;0;[.E19]*[.J24]/[.B19])" office:value-type="float" office:value="0">
            <text:p>0,00</text:p>
          </table:table-cell>
          <table:table-cell table:formula="of:=2*([.K24]+[.L24])" office:value-type="float" office:value="0">
            <text:p>0,00</text:p>
          </table:table-cell>
          <table:table-cell table:formula="of:=4*([.K24]+[.L24])+9*[.M24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/>
          <table:table-cell table:formula="of:=IF([.B19]=0;0;[.C19]*[.J25]/[.B19])" office:value-type="float" office:value="0">
            <text:p>0,00</text:p>
          </table:table-cell>
          <table:table-cell table:formula="of:=IF([.B19]=0;0;[.D19]*[.J25]/[.B19])" office:value-type="float" office:value="0">
            <text:p>0,00</text:p>
          </table:table-cell>
          <table:table-cell table:formula="of:=IF([.B19]=0;0;[.E19]*[.J25]/[.B19])" office:value-type="float" office:value="0">
            <text:p>0,00</text:p>
          </table:table-cell>
          <table:table-cell table:formula="of:=2*([.K25]+[.L25])" office:value-type="float" office:value="0">
            <text:p>0,00</text:p>
          </table:table-cell>
          <table:table-cell table:formula="of:=4*([.K25]+[.L25])+9*[.M2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/>
          <table:table-cell table:formula="of:=IF([.B19]=0;0;[.C19]*[.J26]/[.B19])" office:value-type="float" office:value="0">
            <text:p>0,00</text:p>
          </table:table-cell>
          <table:table-cell table:formula="of:=IF([.B19]=0;0;[.D19]*[.J26]/[.B19])" office:value-type="float" office:value="0">
            <text:p>0,00</text:p>
          </table:table-cell>
          <table:table-cell table:formula="of:=IF([.B19]=0;0;[.E19]*[.J26]/[.B19])" office:value-type="float" office:value="0">
            <text:p>0,00</text:p>
          </table:table-cell>
          <table:table-cell table:formula="of:=2*([.K26]+[.L26])" office:value-type="float" office:value="0">
            <text:p>0,00</text:p>
          </table:table-cell>
          <table:table-cell table:formula="of:=4*([.K26]+[.L26])+9*[.M26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/>
          <table:table-cell table:formula="of:=IF([.B19]=0;0;[.C19]*[.J27]/[.B19])" office:value-type="float" office:value="0">
            <text:p>0,00</text:p>
          </table:table-cell>
          <table:table-cell table:formula="of:=IF([.B19]=0;0;[.D19]*[.J27]/[.B19])" office:value-type="float" office:value="0">
            <text:p>0,00</text:p>
          </table:table-cell>
          <table:table-cell table:formula="of:=IF([.B19]=0;0;[.E19]*[.J27]/[.B19])" office:value-type="float" office:value="0">
            <text:p>0,00</text:p>
          </table:table-cell>
          <table:table-cell table:formula="of:=2*([.K27]+[.L27])" office:value-type="float" office:value="0">
            <text:p>0,00</text:p>
          </table:table-cell>
          <table:table-cell table:formula="of:=4*([.K27]+[.L27])+9*[.M27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/>
          <table:table-cell table:formula="of:=IF([.B19]=0;0;[.C19]*[.J28]/[.B19])" office:value-type="float" office:value="0">
            <text:p>0,00</text:p>
          </table:table-cell>
          <table:table-cell table:formula="of:=IF([.B19]=0;0;[.D19]*[.J28]/[.B19])" office:value-type="float" office:value="0">
            <text:p>0,00</text:p>
          </table:table-cell>
          <table:table-cell table:formula="of:=IF([.B19]=0;0;[.E19]*[.J28]/[.B19])" office:value-type="float" office:value="0">
            <text:p>0,00</text:p>
          </table:table-cell>
          <table:table-cell table:formula="of:=2*([.K28]+[.L28])" office:value-type="float" office:value="0">
            <text:p>0,00</text:p>
          </table:table-cell>
          <table:table-cell table:formula="of:=4*([.K28]+[.L28])+9*[.M28]" office:value-type="float" office:value="0">
            <text:p>0,00</text:p>
          </table:table-cell>
        </table:table-row>
      </table:table>
      <table:table table:name="Feuille47" table:style-name="ta1" table:print="false">
        <table:table-column table:style-name="co1" table:number-columns-repeated="8" table:default-cell-style-name="Default"/>
        <table:table-column table:style-name="co1" table:number-columns-repeated="7" table:default-cell-style-name="ce15"/>
        <table:table-row table:style-name="ro1">
          <table:table-cell/>
          <table:table-cell office:value-type="string">
            <text:p>RECETTE</text:p>
          </table:table-cell>
          <table:table-cell table:number-columns-repeated="6"/>
          <table:table-cell table:style-name="Default"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1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number-columns-repeated="2" table:style-name="ce4" office:value-type="float" office:value="0.01">
            <text:p>0,01</text:p>
          </table:table-cell>
          <table:table-cell table:style-name="ce4" office:value-type="float" office:value="100">
            <text:p>100,00</text:p>
          </table:table-cell>
          <table:table-cell table:style-name="ce4" table:formula="of:=2*([.C7]+[.D7])" office:value-type="float" office:value="0.04">
            <text:p>0,04</text:p>
          </table:table-cell>
          <table:table-cell table:style-name="ce122" table:formula="of:=IF(([.F7]=0);0;[.E7]*2/[.F7])" office:value-type="float" office:value="5000">
            <text:p>5000,00</text:p>
          </table:table-cell>
          <table:table-cell table:style-name="ce4" table:formula="of:=4*([.C7]+[.D7])+9*[.E7]" office:value-type="float" office:value="900.08">
            <text:p>900,08</text:p>
          </table:table-cell>
          <table:table-cell table:style-name="ce12" office:value-type="string">
            <text:p>huile</text:p>
          </table:table-cell>
          <table:table-cell table:style-name="ce16"/>
          <table:table-cell table:style-name="ce20" table:formula="of:=IF([.B7]=0;0;[.C7]*[.J7]/[.B7])" office:value-type="float" office:value="0">
            <text:p>0,00</text:p>
          </table:table-cell>
          <table:table-cell table:style-name="ce20" table:formula="of:=IF([.B7]=0;0;[.D7]*[.J7]/[.B7])" office:value-type="float" office:value="0">
            <text:p>0,00</text:p>
          </table:table-cell>
          <table:table-cell table:style-name="ce20" table:formula="of:=IF([.B7]=0;0;[.E7]*[.J7]/[.B7])" office:value-type="float" office:value="0">
            <text:p>0,00</text:p>
          </table:table-cell>
          <table:table-cell table:style-name="ce20" table:formula="of:=2*([.K7]+[.L7])" office:value-type="float" office:value="0">
            <text:p>0,00</text:p>
          </table:table-cell>
          <table:table-cell table:style-name="ce20" table:formula="of:=4*([.K7]+[.L7])+9*[.M7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19">
            <text:p>2,19</text:p>
          </table:table-cell>
          <table:table-cell table:style-name="ce4" office:value-type="float" office:value="2.18">
            <text:p>2,18</text:p>
          </table:table-cell>
          <table:table-cell table:style-name="ce4" office:value-type="float" office:value="30">
            <text:p>30,00</text:p>
          </table:table-cell>
          <table:table-cell table:style-name="ce4" table:formula="of:=2*([.C8]+[.D8])" office:value-type="float" office:value="8.74">
            <text:p>8,74</text:p>
          </table:table-cell>
          <table:table-cell table:style-name="ce122" table:formula="of:=IF(([.F8]=0);0;[.E8]*2/[.F8])" office:value-type="float" office:value="6.8649885583524">
            <text:p>6,86</text:p>
          </table:table-cell>
          <table:table-cell table:style-name="ce4" table:formula="of:=4*([.C8]+[.D8])+9*[.E8]" office:value-type="float" office:value="287.48">
            <text:p>287,48</text:p>
          </table:table-cell>
          <table:table-cell table:style-name="ce12" office:value-type="string">
            <text:p>crème 30</text:p>
          </table:table-cell>
          <table:table-cell table:style-name="ce16" office:value-type="float" office:value="0">
            <text:p>0,00</text:p>
          </table:table-cell>
          <table:table-cell table:style-name="ce20" table:formula="of:=IF([.B8]=0;0;[.C8]*[.J8]/[.B8])" office:value-type="float" office:value="0">
            <text:p>0,00</text:p>
          </table:table-cell>
          <table:table-cell table:style-name="ce20" table:formula="of:=IF([.B8]=0;0;[.D8]*[.J8]/[.B8])" office:value-type="float" office:value="0">
            <text:p>0,00</text:p>
          </table:table-cell>
          <table:table-cell table:style-name="ce20" table:formula="of:=IF([.B8]=0;0;[.E8]*[.J8]/[.B8])" office:value-type="float" office:value="0">
            <text:p>0,00</text:p>
          </table:table-cell>
          <table:table-cell table:style-name="ce20" table:formula="of:=2*([.K8]+[.L8])" office:value-type="float" office:value="0">
            <text:p>0,00</text:p>
          </table:table-cell>
          <table:table-cell table:style-name="ce20" table:formula="of:=4*([.K8]+[.L8])+9*[.M8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">
            <text:p>1,00</text:p>
          </table:table-cell>
          <table:table-cell table:style-name="ce4" office:value-type="float" office:value="82.2">
            <text:p>82,20</text:p>
          </table:table-cell>
          <table:table-cell table:style-name="ce4" table:formula="of:=2*([.C9]+[.D9])" office:value-type="float" office:value="3.4">
            <text:p>3,40</text:p>
          </table:table-cell>
          <table:table-cell table:style-name="ce122" table:formula="of:=IF(([.F9]=0);0;[.E9]*2/[.F9])" office:value-type="float" office:value="48.3529411764706">
            <text:p>48,35</text:p>
          </table:table-cell>
          <table:table-cell table:style-name="ce4" table:formula="of:=4*([.C9]+[.D9])+9*[.E9]" office:value-type="float" office:value="746.6">
            <text:p>746,60</text:p>
          </table:table-cell>
          <table:table-cell table:style-name="ce12" office:value-type="string">
            <text:p>beurre ou mayo thomi</text:p>
          </table:table-cell>
          <table:table-cell table:style-name="ce16" office:value-type="float" office:value="26">
            <text:p>26,00</text:p>
          </table:table-cell>
          <table:table-cell table:style-name="ce20" table:formula="of:=IF([.B9]=0;0;[.C9]*[.J9]/[.B9])" office:value-type="float" office:value="0.182">
            <text:p>0,18</text:p>
          </table:table-cell>
          <table:table-cell table:style-name="ce20" table:formula="of:=IF([.B9]=0;0;[.D9]*[.J9]/[.B9])" office:value-type="float" office:value="0.26">
            <text:p>0,26</text:p>
          </table:table-cell>
          <table:table-cell table:style-name="ce20" table:formula="of:=IF([.B9]=0;0;[.E9]*[.J9]/[.B9])" office:value-type="float" office:value="21.372">
            <text:p>21,37</text:p>
          </table:table-cell>
          <table:table-cell table:style-name="ce20" table:formula="of:=2*([.K9]+[.L9])" office:value-type="float" office:value="0.884">
            <text:p>0,88</text:p>
          </table:table-cell>
          <table:table-cell table:style-name="ce20" table:formula="of:=4*([.K9]+[.L9])+9*[.M9]" office:value-type="float" office:value="194.116">
            <text:p>194,12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0]+[.D10])" office:value-type="float" office:value="0">
            <text:p>0,00</text:p>
          </table:table-cell>
          <table:table-cell table:style-name="ce122" table:formula="of:=IF(([.F10]=0);0;[.E10]*2/[.F10])" office:value-type="float" office:value="0">
            <text:p>0,00</text:p>
          </table:table-cell>
          <table:table-cell table:style-name="ce4" table:formula="of:=4*([.C10]+[.D10])+9*[.E10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0]=0;0;[.C10]*[.J10]/[.B10])" office:value-type="float" office:value="0">
            <text:p>0,00</text:p>
          </table:table-cell>
          <table:table-cell table:style-name="ce20" table:formula="of:=IF([.B10]=0;0;[.D10]*[.J10]/[.B10])" office:value-type="float" office:value="0">
            <text:p>0,00</text:p>
          </table:table-cell>
          <table:table-cell table:style-name="ce20" table:formula="of:=IF([.B10]=0;0;[.E10]*[.J10]/[.B10])" office:value-type="float" office:value="0">
            <text:p>0,00</text:p>
          </table:table-cell>
          <table:table-cell table:style-name="ce20" table:formula="of:=2*([.K10]+[.L10])" office:value-type="float" office:value="0">
            <text:p>0,00</text:p>
          </table:table-cell>
          <table:table-cell table:style-name="ce20" table:formula="of:=4*([.K10]+[.L10])+9*[.M10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1]+[.D11])" office:value-type="float" office:value="0">
            <text:p>0,00</text:p>
          </table:table-cell>
          <table:table-cell table:style-name="ce122" table:formula="of:=IF(([.F11]=0);0;[.E11]*2/[.F11])" office:value-type="float" office:value="0">
            <text:p>0,00</text:p>
          </table:table-cell>
          <table:table-cell table:style-name="ce4" table:formula="of:=4*([.C11]+[.D11])+9*[.E11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1]=0;0;[.C11]*[.J11]/[.B11])" office:value-type="float" office:value="0">
            <text:p>0,00</text:p>
          </table:table-cell>
          <table:table-cell table:style-name="ce20" table:formula="of:=IF([.B11]=0;0;[.D11]*[.J11]/[.B11])" office:value-type="float" office:value="0">
            <text:p>0,00</text:p>
          </table:table-cell>
          <table:table-cell table:style-name="ce20" table:formula="of:=IF([.B11]=0;0;[.E11]*[.J11]/[.B11])" office:value-type="float" office:value="0">
            <text:p>0,00</text:p>
          </table:table-cell>
          <table:table-cell table:style-name="ce20" table:formula="of:=2*([.K11]+[.L11])" office:value-type="float" office:value="0">
            <text:p>0,00</text:p>
          </table:table-cell>
          <table:table-cell table:style-name="ce20" table:formula="of:=4*([.K11]+[.L11])+9*[.M11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2]+[.D12])" office:value-type="float" office:value="0">
            <text:p>0,00</text:p>
          </table:table-cell>
          <table:table-cell table:style-name="ce122" table:formula="of:=IF(([.F12]=0);0;[.E12]*2/[.F12])" office:value-type="float" office:value="0">
            <text:p>0,00</text:p>
          </table:table-cell>
          <table:table-cell table:style-name="ce4" table:formula="of:=4*([.C12]+[.D12])+9*[.E12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2]=0;0;[.C12]*[.J12]/[.B12])" office:value-type="float" office:value="0">
            <text:p>0,00</text:p>
          </table:table-cell>
          <table:table-cell table:style-name="ce20" table:formula="of:=IF([.B12]=0;0;[.D12]*[.J12]/[.B12])" office:value-type="float" office:value="0">
            <text:p>0,00</text:p>
          </table:table-cell>
          <table:table-cell table:style-name="ce20" table:formula="of:=IF([.B12]=0;0;[.E12]*[.J12]/[.B12])" office:value-type="float" office:value="0">
            <text:p>0,00</text:p>
          </table:table-cell>
          <table:table-cell table:style-name="ce20" table:formula="of:=2*([.K12]+[.L12])" office:value-type="float" office:value="0">
            <text:p>0,00</text:p>
          </table:table-cell>
          <table:table-cell table:style-name="ce20" table:formula="of:=4*([.K12]+[.L12])+9*[.M12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3]+[.D13])" office:value-type="float" office:value="0">
            <text:p>0,00</text:p>
          </table:table-cell>
          <table:table-cell table:style-name="ce122" table:formula="of:=IF(([.F13]=0);0;[.E13]*2/[.F13])" office:value-type="float" office:value="0">
            <text:p>0,00</text:p>
          </table:table-cell>
          <table:table-cell table:style-name="ce4" table:formula="of:=4*([.C13]+[.D13])+9*[.E13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3]=0;0;[.C13]*[.J13]/[.B13])" office:value-type="float" office:value="0">
            <text:p>0,00</text:p>
          </table:table-cell>
          <table:table-cell table:style-name="ce20" table:formula="of:=IF([.B13]=0;0;[.D13]*[.J13]/[.B13])" office:value-type="float" office:value="0">
            <text:p>0,00</text:p>
          </table:table-cell>
          <table:table-cell table:style-name="ce20" table:formula="of:=IF([.B13]=0;0;[.E13]*[.J13]/[.B13])" office:value-type="float" office:value="0">
            <text:p>0,00</text:p>
          </table:table-cell>
          <table:table-cell table:style-name="ce20" table:formula="of:=2*([.K13]+[.L13])" office:value-type="float" office:value="0">
            <text:p>0,00</text:p>
          </table:table-cell>
          <table:table-cell table:style-name="ce20" table:formula="of:=4*([.K13]+[.L13])+9*[.M13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4]+[.D14])" office:value-type="float" office:value="0">
            <text:p>0,00</text:p>
          </table:table-cell>
          <table:table-cell table:style-name="ce122" table:formula="of:=IF(([.F14]=0);0;[.E14]*2/[.F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5]+[.D15])" office:value-type="float" office:value="0">
            <text:p>0,00</text:p>
          </table:table-cell>
          <table:table-cell table:style-name="ce122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table:formula="of:=SUM([.J7:.J15])" office:value-type="float" office:value="26">
            <text:p>26,00</text:p>
          </table:table-cell>
          <table:table-cell table:style-name="ce17" table:formula="of:=SUM([.K7:.K15])" office:value-type="float" office:value="0.182">
            <text:p>0,18</text:p>
          </table:table-cell>
          <table:table-cell table:style-name="ce17" table:formula="of:=SUM([.L7:.L15])" office:value-type="float" office:value="0.26">
            <text:p>0,26</text:p>
          </table:table-cell>
          <table:table-cell table:style-name="ce17" table:formula="of:=SUM([.M7:.M15])" office:value-type="float" office:value="21.372">
            <text:p>21,37</text:p>
          </table:table-cell>
          <table:table-cell table:style-name="ce17" table:formula="of:=2*([.K16]+[.L16])" office:value-type="float" office:value="0.884">
            <text:p>0,88</text:p>
          </table:table-cell>
          <table:table-cell table:style-name="ce17" table:formula="of:=4*([.K16]+[.L16])+9*[.M16]" office:value-type="float" office:value="194.116">
            <text:p>194,12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1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0.7">
            <text:p>0,70</text:p>
          </table:table-cell>
          <table:table-cell table:style-name="ce6" table:formula="of:=IF([.J16]=0;0;[.L16]*[.B19]/[.J16])" office:value-type="float" office:value="1">
            <text:p>1,00</text:p>
          </table:table-cell>
          <table:table-cell table:style-name="ce6" table:formula="of:=IF([.J16]=0;0;[.M16]*[.B19]/[.J16])" office:value-type="float" office:value="82.2">
            <text:p>82,20</text:p>
          </table:table-cell>
          <table:table-cell table:style-name="ce121" table:formula="of:=2*([.C19]+[.D19])" office:value-type="float" office:value="3.4">
            <text:p>3,40</text:p>
          </table:table-cell>
          <table:table-cell table:style-name="ce123" table:formula="of:=IF(AND(([.C19]=0);([.D19]=0));0;[.E19]/([.C19]+[.D19]))" office:value-type="float" office:value="48.3529411764706">
            <text:p>48,35</text:p>
          </table:table-cell>
          <table:table-cell table:style-name="ce6" table:formula="of:=4*([.C19]+[.D19])+9*[.E19]" office:value-type="float" office:value="746.6">
            <text:p>746,60</text:p>
          </table:table-cell>
          <table:table-cell office:value-type="string">
            <text:p>Portion 1</text:p>
          </table:table-cell>
          <table:table-cell/>
          <table:table-cell table:formula="of:=IF([.B19]=0;0;[.C19]*[.J19]/[.B19])" office:value-type="float" office:value="0">
            <text:p>0,00</text:p>
          </table:table-cell>
          <table:table-cell table:formula="of:=IF([.B19]=0;0;[.D19]*[.J19]/[.B19])" office:value-type="float" office:value="0">
            <text:p>0,00</text:p>
          </table:table-cell>
          <table:table-cell table:formula="of:=IF([.B19]=0;0;[.E19]*[.J19]/[.B19])" office:value-type="float" office:value="0">
            <text:p>0,00</text:p>
          </table:table-cell>
          <table:table-cell table:formula="of:=2*([.K19]+[.L19])" office:value-type="float" office:value="0">
            <text:p>0,00</text:p>
          </table:table-cell>
          <table:table-cell table:formula="of:=4*([.K19]+[.L19])+9*[.M19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/>
          <table:table-cell table:formula="of:=IF([.B19]=0;0;[.C19]*[.J20]/[.B19])" office:value-type="float" office:value="0">
            <text:p>0,00</text:p>
          </table:table-cell>
          <table:table-cell table:formula="of:=IF([.B19]=0;0;[.D19]*[.J20]/[.B19])" office:value-type="float" office:value="0">
            <text:p>0,00</text:p>
          </table:table-cell>
          <table:table-cell table:formula="of:=IF([.B19]=0;0;[.E19]*[.J20]/[.B19])" office:value-type="float" office:value="0">
            <text:p>0,00</text:p>
          </table:table-cell>
          <table:table-cell table:formula="of:=2*([.K20]+[.L20])" office:value-type="float" office:value="0">
            <text:p>0,00</text:p>
          </table:table-cell>
          <table:table-cell table:formula="of:=4*([.K20]+[.L20])+9*[.M20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/>
          <table:table-cell table:formula="of:=IF([.B19]=0;0;[.C19]*[.J21]/[.B19])" office:value-type="float" office:value="0">
            <text:p>0,00</text:p>
          </table:table-cell>
          <table:table-cell table:formula="of:=IF([.B19]=0;0;[.D19]*[.J21]/[.B19])" office:value-type="float" office:value="0">
            <text:p>0,00</text:p>
          </table:table-cell>
          <table:table-cell table:formula="of:=IF([.B19]=0;0;[.E19]*[.J21]/[.B19])" office:value-type="float" office:value="0">
            <text:p>0,00</text:p>
          </table:table-cell>
          <table:table-cell table:formula="of:=2*([.K21]+[.L21])" office:value-type="float" office:value="0">
            <text:p>0,00</text:p>
          </table:table-cell>
          <table:table-cell table:formula="of:=4*([.K21]+[.L21])+9*[.M21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/>
          <table:table-cell table:formula="of:=IF([.B19]=0;0;[.C19]*[.J22]/[.B19])" office:value-type="float" office:value="0">
            <text:p>0,00</text:p>
          </table:table-cell>
          <table:table-cell table:formula="of:=IF([.B19]=0;0;[.D19]*[.J22]/[.B19])" office:value-type="float" office:value="0">
            <text:p>0,00</text:p>
          </table:table-cell>
          <table:table-cell table:formula="of:=IF([.B19]=0;0;[.E19]*[.J22]/[.B19])" office:value-type="float" office:value="0">
            <text:p>0,00</text:p>
          </table:table-cell>
          <table:table-cell table:formula="of:=2*([.K22]+[.L22])" office:value-type="float" office:value="0">
            <text:p>0,00</text:p>
          </table:table-cell>
          <table:table-cell table:formula="of:=4*([.K22]+[.L22])+9*[.M22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/>
          <table:table-cell table:formula="of:=IF([.B19]=0;0;[.C19]*[.J23]/[.B19])" office:value-type="float" office:value="0">
            <text:p>0,00</text:p>
          </table:table-cell>
          <table:table-cell table:formula="of:=IF([.B19]=0;0;[.D19]*[.J23]/[.B19])" office:value-type="float" office:value="0">
            <text:p>0,00</text:p>
          </table:table-cell>
          <table:table-cell table:formula="of:=IF([.B19]=0;0;[.E19]*[.J23]/[.B19])" office:value-type="float" office:value="0">
            <text:p>0,00</text:p>
          </table:table-cell>
          <table:table-cell table:formula="of:=2*([.K23]+[.L23])" office:value-type="float" office:value="0">
            <text:p>0,00</text:p>
          </table:table-cell>
          <table:table-cell table:formula="of:=4*([.K23]+[.L23])+9*[.M23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/>
          <table:table-cell table:formula="of:=IF([.B19]=0;0;[.C19]*[.J24]/[.B19])" office:value-type="float" office:value="0">
            <text:p>0,00</text:p>
          </table:table-cell>
          <table:table-cell table:formula="of:=IF([.B19]=0;0;[.D19]*[.J24]/[.B19])" office:value-type="float" office:value="0">
            <text:p>0,00</text:p>
          </table:table-cell>
          <table:table-cell table:formula="of:=IF([.B19]=0;0;[.E19]*[.J24]/[.B19])" office:value-type="float" office:value="0">
            <text:p>0,00</text:p>
          </table:table-cell>
          <table:table-cell table:formula="of:=2*([.K24]+[.L24])" office:value-type="float" office:value="0">
            <text:p>0,00</text:p>
          </table:table-cell>
          <table:table-cell table:formula="of:=4*([.K24]+[.L24])+9*[.M24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/>
          <table:table-cell table:formula="of:=IF([.B19]=0;0;[.C19]*[.J25]/[.B19])" office:value-type="float" office:value="0">
            <text:p>0,00</text:p>
          </table:table-cell>
          <table:table-cell table:formula="of:=IF([.B19]=0;0;[.D19]*[.J25]/[.B19])" office:value-type="float" office:value="0">
            <text:p>0,00</text:p>
          </table:table-cell>
          <table:table-cell table:formula="of:=IF([.B19]=0;0;[.E19]*[.J25]/[.B19])" office:value-type="float" office:value="0">
            <text:p>0,00</text:p>
          </table:table-cell>
          <table:table-cell table:formula="of:=2*([.K25]+[.L25])" office:value-type="float" office:value="0">
            <text:p>0,00</text:p>
          </table:table-cell>
          <table:table-cell table:formula="of:=4*([.K25]+[.L25])+9*[.M2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/>
          <table:table-cell table:formula="of:=IF([.B19]=0;0;[.C19]*[.J26]/[.B19])" office:value-type="float" office:value="0">
            <text:p>0,00</text:p>
          </table:table-cell>
          <table:table-cell table:formula="of:=IF([.B19]=0;0;[.D19]*[.J26]/[.B19])" office:value-type="float" office:value="0">
            <text:p>0,00</text:p>
          </table:table-cell>
          <table:table-cell table:formula="of:=IF([.B19]=0;0;[.E19]*[.J26]/[.B19])" office:value-type="float" office:value="0">
            <text:p>0,00</text:p>
          </table:table-cell>
          <table:table-cell table:formula="of:=2*([.K26]+[.L26])" office:value-type="float" office:value="0">
            <text:p>0,00</text:p>
          </table:table-cell>
          <table:table-cell table:formula="of:=4*([.K26]+[.L26])+9*[.M26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/>
          <table:table-cell table:formula="of:=IF([.B19]=0;0;[.C19]*[.J27]/[.B19])" office:value-type="float" office:value="0">
            <text:p>0,00</text:p>
          </table:table-cell>
          <table:table-cell table:formula="of:=IF([.B19]=0;0;[.D19]*[.J27]/[.B19])" office:value-type="float" office:value="0">
            <text:p>0,00</text:p>
          </table:table-cell>
          <table:table-cell table:formula="of:=IF([.B19]=0;0;[.E19]*[.J27]/[.B19])" office:value-type="float" office:value="0">
            <text:p>0,00</text:p>
          </table:table-cell>
          <table:table-cell table:formula="of:=2*([.K27]+[.L27])" office:value-type="float" office:value="0">
            <text:p>0,00</text:p>
          </table:table-cell>
          <table:table-cell table:formula="of:=4*([.K27]+[.L27])+9*[.M27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/>
          <table:table-cell table:formula="of:=IF([.B19]=0;0;[.C19]*[.J28]/[.B19])" office:value-type="float" office:value="0">
            <text:p>0,00</text:p>
          </table:table-cell>
          <table:table-cell table:formula="of:=IF([.B19]=0;0;[.D19]*[.J28]/[.B19])" office:value-type="float" office:value="0">
            <text:p>0,00</text:p>
          </table:table-cell>
          <table:table-cell table:formula="of:=IF([.B19]=0;0;[.E19]*[.J28]/[.B19])" office:value-type="float" office:value="0">
            <text:p>0,00</text:p>
          </table:table-cell>
          <table:table-cell table:formula="of:=2*([.K28]+[.L28])" office:value-type="float" office:value="0">
            <text:p>0,00</text:p>
          </table:table-cell>
          <table:table-cell table:formula="of:=4*([.K28]+[.L28])+9*[.M28]" office:value-type="float" office:value="0">
            <text:p>0,00</text:p>
          </table:table-cell>
        </table:table-row>
      </table:table>
      <table:table table:name="Feuille48" table:style-name="ta1" table:print="false">
        <table:table-column table:style-name="co1" table:number-columns-repeated="8" table:default-cell-style-name="Default"/>
        <table:table-column table:style-name="co1" table:number-columns-repeated="7" table:default-cell-style-name="ce15"/>
        <table:table-row table:style-name="ro1">
          <table:table-cell/>
          <table:table-cell office:value-type="string">
            <text:p>RECETTE</text:p>
          </table:table-cell>
          <table:table-cell table:number-columns-repeated="6"/>
          <table:table-cell table:style-name="Default"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1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number-columns-repeated="2" table:style-name="ce4" office:value-type="float" office:value="0.01">
            <text:p>0,01</text:p>
          </table:table-cell>
          <table:table-cell table:style-name="ce4" office:value-type="float" office:value="100">
            <text:p>100,00</text:p>
          </table:table-cell>
          <table:table-cell table:style-name="ce4" table:formula="of:=2*([.C7]+[.D7])" office:value-type="float" office:value="0.04">
            <text:p>0,04</text:p>
          </table:table-cell>
          <table:table-cell table:style-name="ce125" table:formula="of:=IF(([.F7]=0);0;[.E7]*2/[.F7])" office:value-type="float" office:value="5000">
            <text:p>5000,00</text:p>
          </table:table-cell>
          <table:table-cell table:style-name="ce4" table:formula="of:=4*([.C7]+[.D7])+9*[.E7]" office:value-type="float" office:value="900.08">
            <text:p>900,08</text:p>
          </table:table-cell>
          <table:table-cell table:style-name="ce12" office:value-type="string">
            <text:p>huile</text:p>
          </table:table-cell>
          <table:table-cell table:style-name="ce16"/>
          <table:table-cell table:style-name="ce20" table:formula="of:=IF([.B7]=0;0;[.C7]*[.J7]/[.B7])" office:value-type="float" office:value="0">
            <text:p>0,00</text:p>
          </table:table-cell>
          <table:table-cell table:style-name="ce20" table:formula="of:=IF([.B7]=0;0;[.D7]*[.J7]/[.B7])" office:value-type="float" office:value="0">
            <text:p>0,00</text:p>
          </table:table-cell>
          <table:table-cell table:style-name="ce20" table:formula="of:=IF([.B7]=0;0;[.E7]*[.J7]/[.B7])" office:value-type="float" office:value="0">
            <text:p>0,00</text:p>
          </table:table-cell>
          <table:table-cell table:style-name="ce20" table:formula="of:=2*([.K7]+[.L7])" office:value-type="float" office:value="0">
            <text:p>0,00</text:p>
          </table:table-cell>
          <table:table-cell table:style-name="ce20" table:formula="of:=4*([.K7]+[.L7])+9*[.M7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19">
            <text:p>2,19</text:p>
          </table:table-cell>
          <table:table-cell table:style-name="ce4" office:value-type="float" office:value="2.18">
            <text:p>2,18</text:p>
          </table:table-cell>
          <table:table-cell table:style-name="ce4" office:value-type="float" office:value="30">
            <text:p>30,00</text:p>
          </table:table-cell>
          <table:table-cell table:style-name="ce4" table:formula="of:=2*([.C8]+[.D8])" office:value-type="float" office:value="8.74">
            <text:p>8,74</text:p>
          </table:table-cell>
          <table:table-cell table:style-name="ce125" table:formula="of:=IF(([.F8]=0);0;[.E8]*2/[.F8])" office:value-type="float" office:value="6.8649885583524">
            <text:p>6,86</text:p>
          </table:table-cell>
          <table:table-cell table:style-name="ce4" table:formula="of:=4*([.C8]+[.D8])+9*[.E8]" office:value-type="float" office:value="287.48">
            <text:p>287,48</text:p>
          </table:table-cell>
          <table:table-cell table:style-name="ce12" office:value-type="string">
            <text:p>crème 30</text:p>
          </table:table-cell>
          <table:table-cell table:style-name="ce16" office:value-type="float" office:value="0">
            <text:p>0,00</text:p>
          </table:table-cell>
          <table:table-cell table:style-name="ce20" table:formula="of:=IF([.B8]=0;0;[.C8]*[.J8]/[.B8])" office:value-type="float" office:value="0">
            <text:p>0,00</text:p>
          </table:table-cell>
          <table:table-cell table:style-name="ce20" table:formula="of:=IF([.B8]=0;0;[.D8]*[.J8]/[.B8])" office:value-type="float" office:value="0">
            <text:p>0,00</text:p>
          </table:table-cell>
          <table:table-cell table:style-name="ce20" table:formula="of:=IF([.B8]=0;0;[.E8]*[.J8]/[.B8])" office:value-type="float" office:value="0">
            <text:p>0,00</text:p>
          </table:table-cell>
          <table:table-cell table:style-name="ce20" table:formula="of:=2*([.K8]+[.L8])" office:value-type="float" office:value="0">
            <text:p>0,00</text:p>
          </table:table-cell>
          <table:table-cell table:style-name="ce20" table:formula="of:=4*([.K8]+[.L8])+9*[.M8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">
            <text:p>1,00</text:p>
          </table:table-cell>
          <table:table-cell table:style-name="ce4" office:value-type="float" office:value="82.2">
            <text:p>82,20</text:p>
          </table:table-cell>
          <table:table-cell table:style-name="ce4" table:formula="of:=2*([.C9]+[.D9])" office:value-type="float" office:value="3.4">
            <text:p>3,40</text:p>
          </table:table-cell>
          <table:table-cell table:style-name="ce125" table:formula="of:=IF(([.F9]=0);0;[.E9]*2/[.F9])" office:value-type="float" office:value="48.3529411764706">
            <text:p>48,35</text:p>
          </table:table-cell>
          <table:table-cell table:style-name="ce4" table:formula="of:=4*([.C9]+[.D9])+9*[.E9]" office:value-type="float" office:value="746.6">
            <text:p>746,60</text:p>
          </table:table-cell>
          <table:table-cell table:style-name="ce12" office:value-type="string">
            <text:p>beurre ou mayo thomi</text:p>
          </table:table-cell>
          <table:table-cell table:style-name="ce16" office:value-type="float" office:value="26">
            <text:p>26,00</text:p>
          </table:table-cell>
          <table:table-cell table:style-name="ce20" table:formula="of:=IF([.B9]=0;0;[.C9]*[.J9]/[.B9])" office:value-type="float" office:value="0.182">
            <text:p>0,18</text:p>
          </table:table-cell>
          <table:table-cell table:style-name="ce20" table:formula="of:=IF([.B9]=0;0;[.D9]*[.J9]/[.B9])" office:value-type="float" office:value="0.26">
            <text:p>0,26</text:p>
          </table:table-cell>
          <table:table-cell table:style-name="ce20" table:formula="of:=IF([.B9]=0;0;[.E9]*[.J9]/[.B9])" office:value-type="float" office:value="21.372">
            <text:p>21,37</text:p>
          </table:table-cell>
          <table:table-cell table:style-name="ce20" table:formula="of:=2*([.K9]+[.L9])" office:value-type="float" office:value="0.884">
            <text:p>0,88</text:p>
          </table:table-cell>
          <table:table-cell table:style-name="ce20" table:formula="of:=4*([.K9]+[.L9])+9*[.M9]" office:value-type="float" office:value="194.116">
            <text:p>194,12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0]+[.D10])" office:value-type="float" office:value="0">
            <text:p>0,00</text:p>
          </table:table-cell>
          <table:table-cell table:style-name="ce125" table:formula="of:=IF(([.F10]=0);0;[.E10]*2/[.F10])" office:value-type="float" office:value="0">
            <text:p>0,00</text:p>
          </table:table-cell>
          <table:table-cell table:style-name="ce4" table:formula="of:=4*([.C10]+[.D10])+9*[.E10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0]=0;0;[.C10]*[.J10]/[.B10])" office:value-type="float" office:value="0">
            <text:p>0,00</text:p>
          </table:table-cell>
          <table:table-cell table:style-name="ce20" table:formula="of:=IF([.B10]=0;0;[.D10]*[.J10]/[.B10])" office:value-type="float" office:value="0">
            <text:p>0,00</text:p>
          </table:table-cell>
          <table:table-cell table:style-name="ce20" table:formula="of:=IF([.B10]=0;0;[.E10]*[.J10]/[.B10])" office:value-type="float" office:value="0">
            <text:p>0,00</text:p>
          </table:table-cell>
          <table:table-cell table:style-name="ce20" table:formula="of:=2*([.K10]+[.L10])" office:value-type="float" office:value="0">
            <text:p>0,00</text:p>
          </table:table-cell>
          <table:table-cell table:style-name="ce20" table:formula="of:=4*([.K10]+[.L10])+9*[.M10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1]+[.D11])" office:value-type="float" office:value="0">
            <text:p>0,00</text:p>
          </table:table-cell>
          <table:table-cell table:style-name="ce125" table:formula="of:=IF(([.F11]=0);0;[.E11]*2/[.F11])" office:value-type="float" office:value="0">
            <text:p>0,00</text:p>
          </table:table-cell>
          <table:table-cell table:style-name="ce4" table:formula="of:=4*([.C11]+[.D11])+9*[.E11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1]=0;0;[.C11]*[.J11]/[.B11])" office:value-type="float" office:value="0">
            <text:p>0,00</text:p>
          </table:table-cell>
          <table:table-cell table:style-name="ce20" table:formula="of:=IF([.B11]=0;0;[.D11]*[.J11]/[.B11])" office:value-type="float" office:value="0">
            <text:p>0,00</text:p>
          </table:table-cell>
          <table:table-cell table:style-name="ce20" table:formula="of:=IF([.B11]=0;0;[.E11]*[.J11]/[.B11])" office:value-type="float" office:value="0">
            <text:p>0,00</text:p>
          </table:table-cell>
          <table:table-cell table:style-name="ce20" table:formula="of:=2*([.K11]+[.L11])" office:value-type="float" office:value="0">
            <text:p>0,00</text:p>
          </table:table-cell>
          <table:table-cell table:style-name="ce20" table:formula="of:=4*([.K11]+[.L11])+9*[.M11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2]+[.D12])" office:value-type="float" office:value="0">
            <text:p>0,00</text:p>
          </table:table-cell>
          <table:table-cell table:style-name="ce125" table:formula="of:=IF(([.F12]=0);0;[.E12]*2/[.F12])" office:value-type="float" office:value="0">
            <text:p>0,00</text:p>
          </table:table-cell>
          <table:table-cell table:style-name="ce4" table:formula="of:=4*([.C12]+[.D12])+9*[.E12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2]=0;0;[.C12]*[.J12]/[.B12])" office:value-type="float" office:value="0">
            <text:p>0,00</text:p>
          </table:table-cell>
          <table:table-cell table:style-name="ce20" table:formula="of:=IF([.B12]=0;0;[.D12]*[.J12]/[.B12])" office:value-type="float" office:value="0">
            <text:p>0,00</text:p>
          </table:table-cell>
          <table:table-cell table:style-name="ce20" table:formula="of:=IF([.B12]=0;0;[.E12]*[.J12]/[.B12])" office:value-type="float" office:value="0">
            <text:p>0,00</text:p>
          </table:table-cell>
          <table:table-cell table:style-name="ce20" table:formula="of:=2*([.K12]+[.L12])" office:value-type="float" office:value="0">
            <text:p>0,00</text:p>
          </table:table-cell>
          <table:table-cell table:style-name="ce20" table:formula="of:=4*([.K12]+[.L12])+9*[.M12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3]+[.D13])" office:value-type="float" office:value="0">
            <text:p>0,00</text:p>
          </table:table-cell>
          <table:table-cell table:style-name="ce125" table:formula="of:=IF(([.F13]=0);0;[.E13]*2/[.F13])" office:value-type="float" office:value="0">
            <text:p>0,00</text:p>
          </table:table-cell>
          <table:table-cell table:style-name="ce4" table:formula="of:=4*([.C13]+[.D13])+9*[.E13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3]=0;0;[.C13]*[.J13]/[.B13])" office:value-type="float" office:value="0">
            <text:p>0,00</text:p>
          </table:table-cell>
          <table:table-cell table:style-name="ce20" table:formula="of:=IF([.B13]=0;0;[.D13]*[.J13]/[.B13])" office:value-type="float" office:value="0">
            <text:p>0,00</text:p>
          </table:table-cell>
          <table:table-cell table:style-name="ce20" table:formula="of:=IF([.B13]=0;0;[.E13]*[.J13]/[.B13])" office:value-type="float" office:value="0">
            <text:p>0,00</text:p>
          </table:table-cell>
          <table:table-cell table:style-name="ce20" table:formula="of:=2*([.K13]+[.L13])" office:value-type="float" office:value="0">
            <text:p>0,00</text:p>
          </table:table-cell>
          <table:table-cell table:style-name="ce20" table:formula="of:=4*([.K13]+[.L13])+9*[.M13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4]+[.D14])" office:value-type="float" office:value="0">
            <text:p>0,00</text:p>
          </table:table-cell>
          <table:table-cell table:style-name="ce125" table:formula="of:=IF(([.F14]=0);0;[.E14]*2/[.F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5]+[.D15])" office:value-type="float" office:value="0">
            <text:p>0,00</text:p>
          </table:table-cell>
          <table:table-cell table:style-name="ce125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table:formula="of:=SUM([.J7:.J15])" office:value-type="float" office:value="26">
            <text:p>26,00</text:p>
          </table:table-cell>
          <table:table-cell table:style-name="ce17" table:formula="of:=SUM([.K7:.K15])" office:value-type="float" office:value="0.182">
            <text:p>0,18</text:p>
          </table:table-cell>
          <table:table-cell table:style-name="ce17" table:formula="of:=SUM([.L7:.L15])" office:value-type="float" office:value="0.26">
            <text:p>0,26</text:p>
          </table:table-cell>
          <table:table-cell table:style-name="ce17" table:formula="of:=SUM([.M7:.M15])" office:value-type="float" office:value="21.372">
            <text:p>21,37</text:p>
          </table:table-cell>
          <table:table-cell table:style-name="ce17" table:formula="of:=2*([.K16]+[.L16])" office:value-type="float" office:value="0.884">
            <text:p>0,88</text:p>
          </table:table-cell>
          <table:table-cell table:style-name="ce17" table:formula="of:=4*([.K16]+[.L16])+9*[.M16]" office:value-type="float" office:value="194.116">
            <text:p>194,12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1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0.7">
            <text:p>0,70</text:p>
          </table:table-cell>
          <table:table-cell table:style-name="ce6" table:formula="of:=IF([.J16]=0;0;[.L16]*[.B19]/[.J16])" office:value-type="float" office:value="1">
            <text:p>1,00</text:p>
          </table:table-cell>
          <table:table-cell table:style-name="ce6" table:formula="of:=IF([.J16]=0;0;[.M16]*[.B19]/[.J16])" office:value-type="float" office:value="82.2">
            <text:p>82,20</text:p>
          </table:table-cell>
          <table:table-cell table:style-name="ce124" table:formula="of:=2*([.C19]+[.D19])" office:value-type="float" office:value="3.4">
            <text:p>3,40</text:p>
          </table:table-cell>
          <table:table-cell table:style-name="ce126" table:formula="of:=IF(AND(([.C19]=0);([.D19]=0));0;[.E19]/([.C19]+[.D19]))" office:value-type="float" office:value="48.3529411764706">
            <text:p>48,35</text:p>
          </table:table-cell>
          <table:table-cell table:style-name="ce6" table:formula="of:=4*([.C19]+[.D19])+9*[.E19]" office:value-type="float" office:value="746.6">
            <text:p>746,60</text:p>
          </table:table-cell>
          <table:table-cell office:value-type="string">
            <text:p>Portion 1</text:p>
          </table:table-cell>
          <table:table-cell/>
          <table:table-cell table:formula="of:=IF([.B19]=0;0;[.C19]*[.J19]/[.B19])" office:value-type="float" office:value="0">
            <text:p>0,00</text:p>
          </table:table-cell>
          <table:table-cell table:formula="of:=IF([.B19]=0;0;[.D19]*[.J19]/[.B19])" office:value-type="float" office:value="0">
            <text:p>0,00</text:p>
          </table:table-cell>
          <table:table-cell table:formula="of:=IF([.B19]=0;0;[.E19]*[.J19]/[.B19])" office:value-type="float" office:value="0">
            <text:p>0,00</text:p>
          </table:table-cell>
          <table:table-cell table:formula="of:=2*([.K19]+[.L19])" office:value-type="float" office:value="0">
            <text:p>0,00</text:p>
          </table:table-cell>
          <table:table-cell table:formula="of:=4*([.K19]+[.L19])+9*[.M19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/>
          <table:table-cell table:formula="of:=IF([.B19]=0;0;[.C19]*[.J20]/[.B19])" office:value-type="float" office:value="0">
            <text:p>0,00</text:p>
          </table:table-cell>
          <table:table-cell table:formula="of:=IF([.B19]=0;0;[.D19]*[.J20]/[.B19])" office:value-type="float" office:value="0">
            <text:p>0,00</text:p>
          </table:table-cell>
          <table:table-cell table:formula="of:=IF([.B19]=0;0;[.E19]*[.J20]/[.B19])" office:value-type="float" office:value="0">
            <text:p>0,00</text:p>
          </table:table-cell>
          <table:table-cell table:formula="of:=2*([.K20]+[.L20])" office:value-type="float" office:value="0">
            <text:p>0,00</text:p>
          </table:table-cell>
          <table:table-cell table:formula="of:=4*([.K20]+[.L20])+9*[.M20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/>
          <table:table-cell table:formula="of:=IF([.B19]=0;0;[.C19]*[.J21]/[.B19])" office:value-type="float" office:value="0">
            <text:p>0,00</text:p>
          </table:table-cell>
          <table:table-cell table:formula="of:=IF([.B19]=0;0;[.D19]*[.J21]/[.B19])" office:value-type="float" office:value="0">
            <text:p>0,00</text:p>
          </table:table-cell>
          <table:table-cell table:formula="of:=IF([.B19]=0;0;[.E19]*[.J21]/[.B19])" office:value-type="float" office:value="0">
            <text:p>0,00</text:p>
          </table:table-cell>
          <table:table-cell table:formula="of:=2*([.K21]+[.L21])" office:value-type="float" office:value="0">
            <text:p>0,00</text:p>
          </table:table-cell>
          <table:table-cell table:formula="of:=4*([.K21]+[.L21])+9*[.M21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/>
          <table:table-cell table:formula="of:=IF([.B19]=0;0;[.C19]*[.J22]/[.B19])" office:value-type="float" office:value="0">
            <text:p>0,00</text:p>
          </table:table-cell>
          <table:table-cell table:formula="of:=IF([.B19]=0;0;[.D19]*[.J22]/[.B19])" office:value-type="float" office:value="0">
            <text:p>0,00</text:p>
          </table:table-cell>
          <table:table-cell table:formula="of:=IF([.B19]=0;0;[.E19]*[.J22]/[.B19])" office:value-type="float" office:value="0">
            <text:p>0,00</text:p>
          </table:table-cell>
          <table:table-cell table:formula="of:=2*([.K22]+[.L22])" office:value-type="float" office:value="0">
            <text:p>0,00</text:p>
          </table:table-cell>
          <table:table-cell table:formula="of:=4*([.K22]+[.L22])+9*[.M22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/>
          <table:table-cell table:formula="of:=IF([.B19]=0;0;[.C19]*[.J23]/[.B19])" office:value-type="float" office:value="0">
            <text:p>0,00</text:p>
          </table:table-cell>
          <table:table-cell table:formula="of:=IF([.B19]=0;0;[.D19]*[.J23]/[.B19])" office:value-type="float" office:value="0">
            <text:p>0,00</text:p>
          </table:table-cell>
          <table:table-cell table:formula="of:=IF([.B19]=0;0;[.E19]*[.J23]/[.B19])" office:value-type="float" office:value="0">
            <text:p>0,00</text:p>
          </table:table-cell>
          <table:table-cell table:formula="of:=2*([.K23]+[.L23])" office:value-type="float" office:value="0">
            <text:p>0,00</text:p>
          </table:table-cell>
          <table:table-cell table:formula="of:=4*([.K23]+[.L23])+9*[.M23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/>
          <table:table-cell table:formula="of:=IF([.B19]=0;0;[.C19]*[.J24]/[.B19])" office:value-type="float" office:value="0">
            <text:p>0,00</text:p>
          </table:table-cell>
          <table:table-cell table:formula="of:=IF([.B19]=0;0;[.D19]*[.J24]/[.B19])" office:value-type="float" office:value="0">
            <text:p>0,00</text:p>
          </table:table-cell>
          <table:table-cell table:formula="of:=IF([.B19]=0;0;[.E19]*[.J24]/[.B19])" office:value-type="float" office:value="0">
            <text:p>0,00</text:p>
          </table:table-cell>
          <table:table-cell table:formula="of:=2*([.K24]+[.L24])" office:value-type="float" office:value="0">
            <text:p>0,00</text:p>
          </table:table-cell>
          <table:table-cell table:formula="of:=4*([.K24]+[.L24])+9*[.M24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/>
          <table:table-cell table:formula="of:=IF([.B19]=0;0;[.C19]*[.J25]/[.B19])" office:value-type="float" office:value="0">
            <text:p>0,00</text:p>
          </table:table-cell>
          <table:table-cell table:formula="of:=IF([.B19]=0;0;[.D19]*[.J25]/[.B19])" office:value-type="float" office:value="0">
            <text:p>0,00</text:p>
          </table:table-cell>
          <table:table-cell table:formula="of:=IF([.B19]=0;0;[.E19]*[.J25]/[.B19])" office:value-type="float" office:value="0">
            <text:p>0,00</text:p>
          </table:table-cell>
          <table:table-cell table:formula="of:=2*([.K25]+[.L25])" office:value-type="float" office:value="0">
            <text:p>0,00</text:p>
          </table:table-cell>
          <table:table-cell table:formula="of:=4*([.K25]+[.L25])+9*[.M2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/>
          <table:table-cell table:formula="of:=IF([.B19]=0;0;[.C19]*[.J26]/[.B19])" office:value-type="float" office:value="0">
            <text:p>0,00</text:p>
          </table:table-cell>
          <table:table-cell table:formula="of:=IF([.B19]=0;0;[.D19]*[.J26]/[.B19])" office:value-type="float" office:value="0">
            <text:p>0,00</text:p>
          </table:table-cell>
          <table:table-cell table:formula="of:=IF([.B19]=0;0;[.E19]*[.J26]/[.B19])" office:value-type="float" office:value="0">
            <text:p>0,00</text:p>
          </table:table-cell>
          <table:table-cell table:formula="of:=2*([.K26]+[.L26])" office:value-type="float" office:value="0">
            <text:p>0,00</text:p>
          </table:table-cell>
          <table:table-cell table:formula="of:=4*([.K26]+[.L26])+9*[.M26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/>
          <table:table-cell table:formula="of:=IF([.B19]=0;0;[.C19]*[.J27]/[.B19])" office:value-type="float" office:value="0">
            <text:p>0,00</text:p>
          </table:table-cell>
          <table:table-cell table:formula="of:=IF([.B19]=0;0;[.D19]*[.J27]/[.B19])" office:value-type="float" office:value="0">
            <text:p>0,00</text:p>
          </table:table-cell>
          <table:table-cell table:formula="of:=IF([.B19]=0;0;[.E19]*[.J27]/[.B19])" office:value-type="float" office:value="0">
            <text:p>0,00</text:p>
          </table:table-cell>
          <table:table-cell table:formula="of:=2*([.K27]+[.L27])" office:value-type="float" office:value="0">
            <text:p>0,00</text:p>
          </table:table-cell>
          <table:table-cell table:formula="of:=4*([.K27]+[.L27])+9*[.M27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/>
          <table:table-cell table:formula="of:=IF([.B19]=0;0;[.C19]*[.J28]/[.B19])" office:value-type="float" office:value="0">
            <text:p>0,00</text:p>
          </table:table-cell>
          <table:table-cell table:formula="of:=IF([.B19]=0;0;[.D19]*[.J28]/[.B19])" office:value-type="float" office:value="0">
            <text:p>0,00</text:p>
          </table:table-cell>
          <table:table-cell table:formula="of:=IF([.B19]=0;0;[.E19]*[.J28]/[.B19])" office:value-type="float" office:value="0">
            <text:p>0,00</text:p>
          </table:table-cell>
          <table:table-cell table:formula="of:=2*([.K28]+[.L28])" office:value-type="float" office:value="0">
            <text:p>0,00</text:p>
          </table:table-cell>
          <table:table-cell table:formula="of:=4*([.K28]+[.L28])+9*[.M28]" office:value-type="float" office:value="0">
            <text:p>0,00</text:p>
          </table:table-cell>
        </table:table-row>
      </table:table>
      <table:table table:name="Feuille49" table:style-name="ta1" table:print="false">
        <table:table-column table:style-name="co1" table:number-columns-repeated="8" table:default-cell-style-name="Default"/>
        <table:table-column table:style-name="co1" table:number-columns-repeated="7" table:default-cell-style-name="ce15"/>
        <table:table-row table:style-name="ro1">
          <table:table-cell/>
          <table:table-cell office:value-type="string">
            <text:p>RECETTE</text:p>
          </table:table-cell>
          <table:table-cell table:number-columns-repeated="6"/>
          <table:table-cell table:style-name="Default"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1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number-columns-repeated="2" table:style-name="ce4" office:value-type="float" office:value="0.01">
            <text:p>0,01</text:p>
          </table:table-cell>
          <table:table-cell table:style-name="ce4" office:value-type="float" office:value="100">
            <text:p>100,00</text:p>
          </table:table-cell>
          <table:table-cell table:style-name="ce4" table:formula="of:=2*([.C7]+[.D7])" office:value-type="float" office:value="0.04">
            <text:p>0,04</text:p>
          </table:table-cell>
          <table:table-cell table:style-name="ce128" table:formula="of:=IF(([.F7]=0);0;[.E7]*2/[.F7])" office:value-type="float" office:value="5000">
            <text:p>5000,00</text:p>
          </table:table-cell>
          <table:table-cell table:style-name="ce4" table:formula="of:=4*([.C7]+[.D7])+9*[.E7]" office:value-type="float" office:value="900.08">
            <text:p>900,08</text:p>
          </table:table-cell>
          <table:table-cell table:style-name="ce12" office:value-type="string">
            <text:p>huile</text:p>
          </table:table-cell>
          <table:table-cell table:style-name="ce16"/>
          <table:table-cell table:style-name="ce20" table:formula="of:=IF([.B7]=0;0;[.C7]*[.J7]/[.B7])" office:value-type="float" office:value="0">
            <text:p>0,00</text:p>
          </table:table-cell>
          <table:table-cell table:style-name="ce20" table:formula="of:=IF([.B7]=0;0;[.D7]*[.J7]/[.B7])" office:value-type="float" office:value="0">
            <text:p>0,00</text:p>
          </table:table-cell>
          <table:table-cell table:style-name="ce20" table:formula="of:=IF([.B7]=0;0;[.E7]*[.J7]/[.B7])" office:value-type="float" office:value="0">
            <text:p>0,00</text:p>
          </table:table-cell>
          <table:table-cell table:style-name="ce20" table:formula="of:=2*([.K7]+[.L7])" office:value-type="float" office:value="0">
            <text:p>0,00</text:p>
          </table:table-cell>
          <table:table-cell table:style-name="ce20" table:formula="of:=4*([.K7]+[.L7])+9*[.M7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19">
            <text:p>2,19</text:p>
          </table:table-cell>
          <table:table-cell table:style-name="ce4" office:value-type="float" office:value="2.18">
            <text:p>2,18</text:p>
          </table:table-cell>
          <table:table-cell table:style-name="ce4" office:value-type="float" office:value="30">
            <text:p>30,00</text:p>
          </table:table-cell>
          <table:table-cell table:style-name="ce4" table:formula="of:=2*([.C8]+[.D8])" office:value-type="float" office:value="8.74">
            <text:p>8,74</text:p>
          </table:table-cell>
          <table:table-cell table:style-name="ce128" table:formula="of:=IF(([.F8]=0);0;[.E8]*2/[.F8])" office:value-type="float" office:value="6.8649885583524">
            <text:p>6,86</text:p>
          </table:table-cell>
          <table:table-cell table:style-name="ce4" table:formula="of:=4*([.C8]+[.D8])+9*[.E8]" office:value-type="float" office:value="287.48">
            <text:p>287,48</text:p>
          </table:table-cell>
          <table:table-cell table:style-name="ce12" office:value-type="string">
            <text:p>crème 30</text:p>
          </table:table-cell>
          <table:table-cell table:style-name="ce16" office:value-type="float" office:value="0">
            <text:p>0,00</text:p>
          </table:table-cell>
          <table:table-cell table:style-name="ce20" table:formula="of:=IF([.B8]=0;0;[.C8]*[.J8]/[.B8])" office:value-type="float" office:value="0">
            <text:p>0,00</text:p>
          </table:table-cell>
          <table:table-cell table:style-name="ce20" table:formula="of:=IF([.B8]=0;0;[.D8]*[.J8]/[.B8])" office:value-type="float" office:value="0">
            <text:p>0,00</text:p>
          </table:table-cell>
          <table:table-cell table:style-name="ce20" table:formula="of:=IF([.B8]=0;0;[.E8]*[.J8]/[.B8])" office:value-type="float" office:value="0">
            <text:p>0,00</text:p>
          </table:table-cell>
          <table:table-cell table:style-name="ce20" table:formula="of:=2*([.K8]+[.L8])" office:value-type="float" office:value="0">
            <text:p>0,00</text:p>
          </table:table-cell>
          <table:table-cell table:style-name="ce20" table:formula="of:=4*([.K8]+[.L8])+9*[.M8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">
            <text:p>1,00</text:p>
          </table:table-cell>
          <table:table-cell table:style-name="ce4" office:value-type="float" office:value="82.2">
            <text:p>82,20</text:p>
          </table:table-cell>
          <table:table-cell table:style-name="ce4" table:formula="of:=2*([.C9]+[.D9])" office:value-type="float" office:value="3.4">
            <text:p>3,40</text:p>
          </table:table-cell>
          <table:table-cell table:style-name="ce128" table:formula="of:=IF(([.F9]=0);0;[.E9]*2/[.F9])" office:value-type="float" office:value="48.3529411764706">
            <text:p>48,35</text:p>
          </table:table-cell>
          <table:table-cell table:style-name="ce4" table:formula="of:=4*([.C9]+[.D9])+9*[.E9]" office:value-type="float" office:value="746.6">
            <text:p>746,60</text:p>
          </table:table-cell>
          <table:table-cell table:style-name="ce12" office:value-type="string">
            <text:p>beurre ou mayo thomi</text:p>
          </table:table-cell>
          <table:table-cell table:style-name="ce16" office:value-type="float" office:value="26">
            <text:p>26,00</text:p>
          </table:table-cell>
          <table:table-cell table:style-name="ce20" table:formula="of:=IF([.B9]=0;0;[.C9]*[.J9]/[.B9])" office:value-type="float" office:value="0.182">
            <text:p>0,18</text:p>
          </table:table-cell>
          <table:table-cell table:style-name="ce20" table:formula="of:=IF([.B9]=0;0;[.D9]*[.J9]/[.B9])" office:value-type="float" office:value="0.26">
            <text:p>0,26</text:p>
          </table:table-cell>
          <table:table-cell table:style-name="ce20" table:formula="of:=IF([.B9]=0;0;[.E9]*[.J9]/[.B9])" office:value-type="float" office:value="21.372">
            <text:p>21,37</text:p>
          </table:table-cell>
          <table:table-cell table:style-name="ce20" table:formula="of:=2*([.K9]+[.L9])" office:value-type="float" office:value="0.884">
            <text:p>0,88</text:p>
          </table:table-cell>
          <table:table-cell table:style-name="ce20" table:formula="of:=4*([.K9]+[.L9])+9*[.M9]" office:value-type="float" office:value="194.116">
            <text:p>194,12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0]+[.D10])" office:value-type="float" office:value="0">
            <text:p>0,00</text:p>
          </table:table-cell>
          <table:table-cell table:style-name="ce128" table:formula="of:=IF(([.F10]=0);0;[.E10]*2/[.F10])" office:value-type="float" office:value="0">
            <text:p>0,00</text:p>
          </table:table-cell>
          <table:table-cell table:style-name="ce4" table:formula="of:=4*([.C10]+[.D10])+9*[.E10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0]=0;0;[.C10]*[.J10]/[.B10])" office:value-type="float" office:value="0">
            <text:p>0,00</text:p>
          </table:table-cell>
          <table:table-cell table:style-name="ce20" table:formula="of:=IF([.B10]=0;0;[.D10]*[.J10]/[.B10])" office:value-type="float" office:value="0">
            <text:p>0,00</text:p>
          </table:table-cell>
          <table:table-cell table:style-name="ce20" table:formula="of:=IF([.B10]=0;0;[.E10]*[.J10]/[.B10])" office:value-type="float" office:value="0">
            <text:p>0,00</text:p>
          </table:table-cell>
          <table:table-cell table:style-name="ce20" table:formula="of:=2*([.K10]+[.L10])" office:value-type="float" office:value="0">
            <text:p>0,00</text:p>
          </table:table-cell>
          <table:table-cell table:style-name="ce20" table:formula="of:=4*([.K10]+[.L10])+9*[.M10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1]+[.D11])" office:value-type="float" office:value="0">
            <text:p>0,00</text:p>
          </table:table-cell>
          <table:table-cell table:style-name="ce128" table:formula="of:=IF(([.F11]=0);0;[.E11]*2/[.F11])" office:value-type="float" office:value="0">
            <text:p>0,00</text:p>
          </table:table-cell>
          <table:table-cell table:style-name="ce4" table:formula="of:=4*([.C11]+[.D11])+9*[.E11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1]=0;0;[.C11]*[.J11]/[.B11])" office:value-type="float" office:value="0">
            <text:p>0,00</text:p>
          </table:table-cell>
          <table:table-cell table:style-name="ce20" table:formula="of:=IF([.B11]=0;0;[.D11]*[.J11]/[.B11])" office:value-type="float" office:value="0">
            <text:p>0,00</text:p>
          </table:table-cell>
          <table:table-cell table:style-name="ce20" table:formula="of:=IF([.B11]=0;0;[.E11]*[.J11]/[.B11])" office:value-type="float" office:value="0">
            <text:p>0,00</text:p>
          </table:table-cell>
          <table:table-cell table:style-name="ce20" table:formula="of:=2*([.K11]+[.L11])" office:value-type="float" office:value="0">
            <text:p>0,00</text:p>
          </table:table-cell>
          <table:table-cell table:style-name="ce20" table:formula="of:=4*([.K11]+[.L11])+9*[.M11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2]+[.D12])" office:value-type="float" office:value="0">
            <text:p>0,00</text:p>
          </table:table-cell>
          <table:table-cell table:style-name="ce128" table:formula="of:=IF(([.F12]=0);0;[.E12]*2/[.F12])" office:value-type="float" office:value="0">
            <text:p>0,00</text:p>
          </table:table-cell>
          <table:table-cell table:style-name="ce4" table:formula="of:=4*([.C12]+[.D12])+9*[.E12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2]=0;0;[.C12]*[.J12]/[.B12])" office:value-type="float" office:value="0">
            <text:p>0,00</text:p>
          </table:table-cell>
          <table:table-cell table:style-name="ce20" table:formula="of:=IF([.B12]=0;0;[.D12]*[.J12]/[.B12])" office:value-type="float" office:value="0">
            <text:p>0,00</text:p>
          </table:table-cell>
          <table:table-cell table:style-name="ce20" table:formula="of:=IF([.B12]=0;0;[.E12]*[.J12]/[.B12])" office:value-type="float" office:value="0">
            <text:p>0,00</text:p>
          </table:table-cell>
          <table:table-cell table:style-name="ce20" table:formula="of:=2*([.K12]+[.L12])" office:value-type="float" office:value="0">
            <text:p>0,00</text:p>
          </table:table-cell>
          <table:table-cell table:style-name="ce20" table:formula="of:=4*([.K12]+[.L12])+9*[.M12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3]+[.D13])" office:value-type="float" office:value="0">
            <text:p>0,00</text:p>
          </table:table-cell>
          <table:table-cell table:style-name="ce128" table:formula="of:=IF(([.F13]=0);0;[.E13]*2/[.F13])" office:value-type="float" office:value="0">
            <text:p>0,00</text:p>
          </table:table-cell>
          <table:table-cell table:style-name="ce4" table:formula="of:=4*([.C13]+[.D13])+9*[.E13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3]=0;0;[.C13]*[.J13]/[.B13])" office:value-type="float" office:value="0">
            <text:p>0,00</text:p>
          </table:table-cell>
          <table:table-cell table:style-name="ce20" table:formula="of:=IF([.B13]=0;0;[.D13]*[.J13]/[.B13])" office:value-type="float" office:value="0">
            <text:p>0,00</text:p>
          </table:table-cell>
          <table:table-cell table:style-name="ce20" table:formula="of:=IF([.B13]=0;0;[.E13]*[.J13]/[.B13])" office:value-type="float" office:value="0">
            <text:p>0,00</text:p>
          </table:table-cell>
          <table:table-cell table:style-name="ce20" table:formula="of:=2*([.K13]+[.L13])" office:value-type="float" office:value="0">
            <text:p>0,00</text:p>
          </table:table-cell>
          <table:table-cell table:style-name="ce20" table:formula="of:=4*([.K13]+[.L13])+9*[.M13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4]+[.D14])" office:value-type="float" office:value="0">
            <text:p>0,00</text:p>
          </table:table-cell>
          <table:table-cell table:style-name="ce128" table:formula="of:=IF(([.F14]=0);0;[.E14]*2/[.F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5]+[.D15])" office:value-type="float" office:value="0">
            <text:p>0,00</text:p>
          </table:table-cell>
          <table:table-cell table:style-name="ce128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table:formula="of:=SUM([.J7:.J15])" office:value-type="float" office:value="26">
            <text:p>26,00</text:p>
          </table:table-cell>
          <table:table-cell table:style-name="ce17" table:formula="of:=SUM([.K7:.K15])" office:value-type="float" office:value="0.182">
            <text:p>0,18</text:p>
          </table:table-cell>
          <table:table-cell table:style-name="ce17" table:formula="of:=SUM([.L7:.L15])" office:value-type="float" office:value="0.26">
            <text:p>0,26</text:p>
          </table:table-cell>
          <table:table-cell table:style-name="ce17" table:formula="of:=SUM([.M7:.M15])" office:value-type="float" office:value="21.372">
            <text:p>21,37</text:p>
          </table:table-cell>
          <table:table-cell table:style-name="ce17" table:formula="of:=2*([.K16]+[.L16])" office:value-type="float" office:value="0.884">
            <text:p>0,88</text:p>
          </table:table-cell>
          <table:table-cell table:style-name="ce17" table:formula="of:=4*([.K16]+[.L16])+9*[.M16]" office:value-type="float" office:value="194.116">
            <text:p>194,12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1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0.7">
            <text:p>0,70</text:p>
          </table:table-cell>
          <table:table-cell table:style-name="ce6" table:formula="of:=IF([.J16]=0;0;[.L16]*[.B19]/[.J16])" office:value-type="float" office:value="1">
            <text:p>1,00</text:p>
          </table:table-cell>
          <table:table-cell table:style-name="ce6" table:formula="of:=IF([.J16]=0;0;[.M16]*[.B19]/[.J16])" office:value-type="float" office:value="82.2">
            <text:p>82,20</text:p>
          </table:table-cell>
          <table:table-cell table:style-name="ce127" table:formula="of:=2*([.C19]+[.D19])" office:value-type="float" office:value="3.4">
            <text:p>3,40</text:p>
          </table:table-cell>
          <table:table-cell table:style-name="ce129" table:formula="of:=IF(AND(([.C19]=0);([.D19]=0));0;[.E19]/([.C19]+[.D19]))" office:value-type="float" office:value="48.3529411764706">
            <text:p>48,35</text:p>
          </table:table-cell>
          <table:table-cell table:style-name="ce6" table:formula="of:=4*([.C19]+[.D19])+9*[.E19]" office:value-type="float" office:value="746.6">
            <text:p>746,60</text:p>
          </table:table-cell>
          <table:table-cell office:value-type="string">
            <text:p>Portion 1</text:p>
          </table:table-cell>
          <table:table-cell/>
          <table:table-cell table:formula="of:=IF([.B19]=0;0;[.C19]*[.J19]/[.B19])" office:value-type="float" office:value="0">
            <text:p>0,00</text:p>
          </table:table-cell>
          <table:table-cell table:formula="of:=IF([.B19]=0;0;[.D19]*[.J19]/[.B19])" office:value-type="float" office:value="0">
            <text:p>0,00</text:p>
          </table:table-cell>
          <table:table-cell table:formula="of:=IF([.B19]=0;0;[.E19]*[.J19]/[.B19])" office:value-type="float" office:value="0">
            <text:p>0,00</text:p>
          </table:table-cell>
          <table:table-cell table:formula="of:=2*([.K19]+[.L19])" office:value-type="float" office:value="0">
            <text:p>0,00</text:p>
          </table:table-cell>
          <table:table-cell table:formula="of:=4*([.K19]+[.L19])+9*[.M19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/>
          <table:table-cell table:formula="of:=IF([.B19]=0;0;[.C19]*[.J20]/[.B19])" office:value-type="float" office:value="0">
            <text:p>0,00</text:p>
          </table:table-cell>
          <table:table-cell table:formula="of:=IF([.B19]=0;0;[.D19]*[.J20]/[.B19])" office:value-type="float" office:value="0">
            <text:p>0,00</text:p>
          </table:table-cell>
          <table:table-cell table:formula="of:=IF([.B19]=0;0;[.E19]*[.J20]/[.B19])" office:value-type="float" office:value="0">
            <text:p>0,00</text:p>
          </table:table-cell>
          <table:table-cell table:formula="of:=2*([.K20]+[.L20])" office:value-type="float" office:value="0">
            <text:p>0,00</text:p>
          </table:table-cell>
          <table:table-cell table:formula="of:=4*([.K20]+[.L20])+9*[.M20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/>
          <table:table-cell table:formula="of:=IF([.B19]=0;0;[.C19]*[.J21]/[.B19])" office:value-type="float" office:value="0">
            <text:p>0,00</text:p>
          </table:table-cell>
          <table:table-cell table:formula="of:=IF([.B19]=0;0;[.D19]*[.J21]/[.B19])" office:value-type="float" office:value="0">
            <text:p>0,00</text:p>
          </table:table-cell>
          <table:table-cell table:formula="of:=IF([.B19]=0;0;[.E19]*[.J21]/[.B19])" office:value-type="float" office:value="0">
            <text:p>0,00</text:p>
          </table:table-cell>
          <table:table-cell table:formula="of:=2*([.K21]+[.L21])" office:value-type="float" office:value="0">
            <text:p>0,00</text:p>
          </table:table-cell>
          <table:table-cell table:formula="of:=4*([.K21]+[.L21])+9*[.M21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/>
          <table:table-cell table:formula="of:=IF([.B19]=0;0;[.C19]*[.J22]/[.B19])" office:value-type="float" office:value="0">
            <text:p>0,00</text:p>
          </table:table-cell>
          <table:table-cell table:formula="of:=IF([.B19]=0;0;[.D19]*[.J22]/[.B19])" office:value-type="float" office:value="0">
            <text:p>0,00</text:p>
          </table:table-cell>
          <table:table-cell table:formula="of:=IF([.B19]=0;0;[.E19]*[.J22]/[.B19])" office:value-type="float" office:value="0">
            <text:p>0,00</text:p>
          </table:table-cell>
          <table:table-cell table:formula="of:=2*([.K22]+[.L22])" office:value-type="float" office:value="0">
            <text:p>0,00</text:p>
          </table:table-cell>
          <table:table-cell table:formula="of:=4*([.K22]+[.L22])+9*[.M22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/>
          <table:table-cell table:formula="of:=IF([.B19]=0;0;[.C19]*[.J23]/[.B19])" office:value-type="float" office:value="0">
            <text:p>0,00</text:p>
          </table:table-cell>
          <table:table-cell table:formula="of:=IF([.B19]=0;0;[.D19]*[.J23]/[.B19])" office:value-type="float" office:value="0">
            <text:p>0,00</text:p>
          </table:table-cell>
          <table:table-cell table:formula="of:=IF([.B19]=0;0;[.E19]*[.J23]/[.B19])" office:value-type="float" office:value="0">
            <text:p>0,00</text:p>
          </table:table-cell>
          <table:table-cell table:formula="of:=2*([.K23]+[.L23])" office:value-type="float" office:value="0">
            <text:p>0,00</text:p>
          </table:table-cell>
          <table:table-cell table:formula="of:=4*([.K23]+[.L23])+9*[.M23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/>
          <table:table-cell table:formula="of:=IF([.B19]=0;0;[.C19]*[.J24]/[.B19])" office:value-type="float" office:value="0">
            <text:p>0,00</text:p>
          </table:table-cell>
          <table:table-cell table:formula="of:=IF([.B19]=0;0;[.D19]*[.J24]/[.B19])" office:value-type="float" office:value="0">
            <text:p>0,00</text:p>
          </table:table-cell>
          <table:table-cell table:formula="of:=IF([.B19]=0;0;[.E19]*[.J24]/[.B19])" office:value-type="float" office:value="0">
            <text:p>0,00</text:p>
          </table:table-cell>
          <table:table-cell table:formula="of:=2*([.K24]+[.L24])" office:value-type="float" office:value="0">
            <text:p>0,00</text:p>
          </table:table-cell>
          <table:table-cell table:formula="of:=4*([.K24]+[.L24])+9*[.M24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/>
          <table:table-cell table:formula="of:=IF([.B19]=0;0;[.C19]*[.J25]/[.B19])" office:value-type="float" office:value="0">
            <text:p>0,00</text:p>
          </table:table-cell>
          <table:table-cell table:formula="of:=IF([.B19]=0;0;[.D19]*[.J25]/[.B19])" office:value-type="float" office:value="0">
            <text:p>0,00</text:p>
          </table:table-cell>
          <table:table-cell table:formula="of:=IF([.B19]=0;0;[.E19]*[.J25]/[.B19])" office:value-type="float" office:value="0">
            <text:p>0,00</text:p>
          </table:table-cell>
          <table:table-cell table:formula="of:=2*([.K25]+[.L25])" office:value-type="float" office:value="0">
            <text:p>0,00</text:p>
          </table:table-cell>
          <table:table-cell table:formula="of:=4*([.K25]+[.L25])+9*[.M2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/>
          <table:table-cell table:formula="of:=IF([.B19]=0;0;[.C19]*[.J26]/[.B19])" office:value-type="float" office:value="0">
            <text:p>0,00</text:p>
          </table:table-cell>
          <table:table-cell table:formula="of:=IF([.B19]=0;0;[.D19]*[.J26]/[.B19])" office:value-type="float" office:value="0">
            <text:p>0,00</text:p>
          </table:table-cell>
          <table:table-cell table:formula="of:=IF([.B19]=0;0;[.E19]*[.J26]/[.B19])" office:value-type="float" office:value="0">
            <text:p>0,00</text:p>
          </table:table-cell>
          <table:table-cell table:formula="of:=2*([.K26]+[.L26])" office:value-type="float" office:value="0">
            <text:p>0,00</text:p>
          </table:table-cell>
          <table:table-cell table:formula="of:=4*([.K26]+[.L26])+9*[.M26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/>
          <table:table-cell table:formula="of:=IF([.B19]=0;0;[.C19]*[.J27]/[.B19])" office:value-type="float" office:value="0">
            <text:p>0,00</text:p>
          </table:table-cell>
          <table:table-cell table:formula="of:=IF([.B19]=0;0;[.D19]*[.J27]/[.B19])" office:value-type="float" office:value="0">
            <text:p>0,00</text:p>
          </table:table-cell>
          <table:table-cell table:formula="of:=IF([.B19]=0;0;[.E19]*[.J27]/[.B19])" office:value-type="float" office:value="0">
            <text:p>0,00</text:p>
          </table:table-cell>
          <table:table-cell table:formula="of:=2*([.K27]+[.L27])" office:value-type="float" office:value="0">
            <text:p>0,00</text:p>
          </table:table-cell>
          <table:table-cell table:formula="of:=4*([.K27]+[.L27])+9*[.M27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/>
          <table:table-cell table:formula="of:=IF([.B19]=0;0;[.C19]*[.J28]/[.B19])" office:value-type="float" office:value="0">
            <text:p>0,00</text:p>
          </table:table-cell>
          <table:table-cell table:formula="of:=IF([.B19]=0;0;[.D19]*[.J28]/[.B19])" office:value-type="float" office:value="0">
            <text:p>0,00</text:p>
          </table:table-cell>
          <table:table-cell table:formula="of:=IF([.B19]=0;0;[.E19]*[.J28]/[.B19])" office:value-type="float" office:value="0">
            <text:p>0,00</text:p>
          </table:table-cell>
          <table:table-cell table:formula="of:=2*([.K28]+[.L28])" office:value-type="float" office:value="0">
            <text:p>0,00</text:p>
          </table:table-cell>
          <table:table-cell table:formula="of:=4*([.K28]+[.L28])+9*[.M28]" office:value-type="float" office:value="0">
            <text:p>0,00</text:p>
          </table:table-cell>
        </table:table-row>
      </table:table>
      <table:table table:name="Feuille50" table:style-name="ta1" table:print="false">
        <table:table-column table:style-name="co1" table:number-columns-repeated="8" table:default-cell-style-name="Default"/>
        <table:table-column table:style-name="co1" table:number-columns-repeated="7" table:default-cell-style-name="ce15"/>
        <table:table-row table:style-name="ro1">
          <table:table-cell/>
          <table:table-cell office:value-type="string">
            <text:p>RECETTE</text:p>
          </table:table-cell>
          <table:table-cell table:number-columns-repeated="6"/>
          <table:table-cell table:style-name="Default"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1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number-columns-repeated="2" table:style-name="ce4" office:value-type="float" office:value="0.01">
            <text:p>0,01</text:p>
          </table:table-cell>
          <table:table-cell table:style-name="ce4" office:value-type="float" office:value="100">
            <text:p>100,00</text:p>
          </table:table-cell>
          <table:table-cell table:style-name="ce4" table:formula="of:=2*([.C7]+[.D7])" office:value-type="float" office:value="0.04">
            <text:p>0,04</text:p>
          </table:table-cell>
          <table:table-cell table:style-name="ce131" table:formula="of:=IF(([.F7]=0);0;[.E7]*2/[.F7])" office:value-type="float" office:value="5000">
            <text:p>5000,00</text:p>
          </table:table-cell>
          <table:table-cell table:style-name="ce4" table:formula="of:=4*([.C7]+[.D7])+9*[.E7]" office:value-type="float" office:value="900.08">
            <text:p>900,08</text:p>
          </table:table-cell>
          <table:table-cell table:style-name="ce12" office:value-type="string">
            <text:p>huile</text:p>
          </table:table-cell>
          <table:table-cell table:style-name="ce16"/>
          <table:table-cell table:style-name="ce20" table:formula="of:=IF([.B7]=0;0;[.C7]*[.J7]/[.B7])" office:value-type="float" office:value="0">
            <text:p>0,00</text:p>
          </table:table-cell>
          <table:table-cell table:style-name="ce20" table:formula="of:=IF([.B7]=0;0;[.D7]*[.J7]/[.B7])" office:value-type="float" office:value="0">
            <text:p>0,00</text:p>
          </table:table-cell>
          <table:table-cell table:style-name="ce20" table:formula="of:=IF([.B7]=0;0;[.E7]*[.J7]/[.B7])" office:value-type="float" office:value="0">
            <text:p>0,00</text:p>
          </table:table-cell>
          <table:table-cell table:style-name="ce20" table:formula="of:=2*([.K7]+[.L7])" office:value-type="float" office:value="0">
            <text:p>0,00</text:p>
          </table:table-cell>
          <table:table-cell table:style-name="ce20" table:formula="of:=4*([.K7]+[.L7])+9*[.M7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19">
            <text:p>2,19</text:p>
          </table:table-cell>
          <table:table-cell table:style-name="ce4" office:value-type="float" office:value="2.18">
            <text:p>2,18</text:p>
          </table:table-cell>
          <table:table-cell table:style-name="ce4" office:value-type="float" office:value="30">
            <text:p>30,00</text:p>
          </table:table-cell>
          <table:table-cell table:style-name="ce4" table:formula="of:=2*([.C8]+[.D8])" office:value-type="float" office:value="8.74">
            <text:p>8,74</text:p>
          </table:table-cell>
          <table:table-cell table:style-name="ce131" table:formula="of:=IF(([.F8]=0);0;[.E8]*2/[.F8])" office:value-type="float" office:value="6.8649885583524">
            <text:p>6,86</text:p>
          </table:table-cell>
          <table:table-cell table:style-name="ce4" table:formula="of:=4*([.C8]+[.D8])+9*[.E8]" office:value-type="float" office:value="287.48">
            <text:p>287,48</text:p>
          </table:table-cell>
          <table:table-cell table:style-name="ce12" office:value-type="string">
            <text:p>crème 30</text:p>
          </table:table-cell>
          <table:table-cell table:style-name="ce16" office:value-type="float" office:value="0">
            <text:p>0,00</text:p>
          </table:table-cell>
          <table:table-cell table:style-name="ce20" table:formula="of:=IF([.B8]=0;0;[.C8]*[.J8]/[.B8])" office:value-type="float" office:value="0">
            <text:p>0,00</text:p>
          </table:table-cell>
          <table:table-cell table:style-name="ce20" table:formula="of:=IF([.B8]=0;0;[.D8]*[.J8]/[.B8])" office:value-type="float" office:value="0">
            <text:p>0,00</text:p>
          </table:table-cell>
          <table:table-cell table:style-name="ce20" table:formula="of:=IF([.B8]=0;0;[.E8]*[.J8]/[.B8])" office:value-type="float" office:value="0">
            <text:p>0,00</text:p>
          </table:table-cell>
          <table:table-cell table:style-name="ce20" table:formula="of:=2*([.K8]+[.L8])" office:value-type="float" office:value="0">
            <text:p>0,00</text:p>
          </table:table-cell>
          <table:table-cell table:style-name="ce20" table:formula="of:=4*([.K8]+[.L8])+9*[.M8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">
            <text:p>1,00</text:p>
          </table:table-cell>
          <table:table-cell table:style-name="ce4" office:value-type="float" office:value="82.2">
            <text:p>82,20</text:p>
          </table:table-cell>
          <table:table-cell table:style-name="ce4" table:formula="of:=2*([.C9]+[.D9])" office:value-type="float" office:value="3.4">
            <text:p>3,40</text:p>
          </table:table-cell>
          <table:table-cell table:style-name="ce131" table:formula="of:=IF(([.F9]=0);0;[.E9]*2/[.F9])" office:value-type="float" office:value="48.3529411764706">
            <text:p>48,35</text:p>
          </table:table-cell>
          <table:table-cell table:style-name="ce4" table:formula="of:=4*([.C9]+[.D9])+9*[.E9]" office:value-type="float" office:value="746.6">
            <text:p>746,60</text:p>
          </table:table-cell>
          <table:table-cell table:style-name="ce12" office:value-type="string">
            <text:p>beurre ou mayo thomi</text:p>
          </table:table-cell>
          <table:table-cell table:style-name="ce16" office:value-type="float" office:value="26">
            <text:p>26,00</text:p>
          </table:table-cell>
          <table:table-cell table:style-name="ce20" table:formula="of:=IF([.B9]=0;0;[.C9]*[.J9]/[.B9])" office:value-type="float" office:value="0.182">
            <text:p>0,18</text:p>
          </table:table-cell>
          <table:table-cell table:style-name="ce20" table:formula="of:=IF([.B9]=0;0;[.D9]*[.J9]/[.B9])" office:value-type="float" office:value="0.26">
            <text:p>0,26</text:p>
          </table:table-cell>
          <table:table-cell table:style-name="ce20" table:formula="of:=IF([.B9]=0;0;[.E9]*[.J9]/[.B9])" office:value-type="float" office:value="21.372">
            <text:p>21,37</text:p>
          </table:table-cell>
          <table:table-cell table:style-name="ce20" table:formula="of:=2*([.K9]+[.L9])" office:value-type="float" office:value="0.884">
            <text:p>0,88</text:p>
          </table:table-cell>
          <table:table-cell table:style-name="ce20" table:formula="of:=4*([.K9]+[.L9])+9*[.M9]" office:value-type="float" office:value="194.116">
            <text:p>194,12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0]+[.D10])" office:value-type="float" office:value="0">
            <text:p>0,00</text:p>
          </table:table-cell>
          <table:table-cell table:style-name="ce131" table:formula="of:=IF(([.F10]=0);0;[.E10]*2/[.F10])" office:value-type="float" office:value="0">
            <text:p>0,00</text:p>
          </table:table-cell>
          <table:table-cell table:style-name="ce4" table:formula="of:=4*([.C10]+[.D10])+9*[.E10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0]=0;0;[.C10]*[.J10]/[.B10])" office:value-type="float" office:value="0">
            <text:p>0,00</text:p>
          </table:table-cell>
          <table:table-cell table:style-name="ce20" table:formula="of:=IF([.B10]=0;0;[.D10]*[.J10]/[.B10])" office:value-type="float" office:value="0">
            <text:p>0,00</text:p>
          </table:table-cell>
          <table:table-cell table:style-name="ce20" table:formula="of:=IF([.B10]=0;0;[.E10]*[.J10]/[.B10])" office:value-type="float" office:value="0">
            <text:p>0,00</text:p>
          </table:table-cell>
          <table:table-cell table:style-name="ce20" table:formula="of:=2*([.K10]+[.L10])" office:value-type="float" office:value="0">
            <text:p>0,00</text:p>
          </table:table-cell>
          <table:table-cell table:style-name="ce20" table:formula="of:=4*([.K10]+[.L10])+9*[.M10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1]+[.D11])" office:value-type="float" office:value="0">
            <text:p>0,00</text:p>
          </table:table-cell>
          <table:table-cell table:style-name="ce131" table:formula="of:=IF(([.F11]=0);0;[.E11]*2/[.F11])" office:value-type="float" office:value="0">
            <text:p>0,00</text:p>
          </table:table-cell>
          <table:table-cell table:style-name="ce4" table:formula="of:=4*([.C11]+[.D11])+9*[.E11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1]=0;0;[.C11]*[.J11]/[.B11])" office:value-type="float" office:value="0">
            <text:p>0,00</text:p>
          </table:table-cell>
          <table:table-cell table:style-name="ce20" table:formula="of:=IF([.B11]=0;0;[.D11]*[.J11]/[.B11])" office:value-type="float" office:value="0">
            <text:p>0,00</text:p>
          </table:table-cell>
          <table:table-cell table:style-name="ce20" table:formula="of:=IF([.B11]=0;0;[.E11]*[.J11]/[.B11])" office:value-type="float" office:value="0">
            <text:p>0,00</text:p>
          </table:table-cell>
          <table:table-cell table:style-name="ce20" table:formula="of:=2*([.K11]+[.L11])" office:value-type="float" office:value="0">
            <text:p>0,00</text:p>
          </table:table-cell>
          <table:table-cell table:style-name="ce20" table:formula="of:=4*([.K11]+[.L11])+9*[.M11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2]+[.D12])" office:value-type="float" office:value="0">
            <text:p>0,00</text:p>
          </table:table-cell>
          <table:table-cell table:style-name="ce131" table:formula="of:=IF(([.F12]=0);0;[.E12]*2/[.F12])" office:value-type="float" office:value="0">
            <text:p>0,00</text:p>
          </table:table-cell>
          <table:table-cell table:style-name="ce4" table:formula="of:=4*([.C12]+[.D12])+9*[.E12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2]=0;0;[.C12]*[.J12]/[.B12])" office:value-type="float" office:value="0">
            <text:p>0,00</text:p>
          </table:table-cell>
          <table:table-cell table:style-name="ce20" table:formula="of:=IF([.B12]=0;0;[.D12]*[.J12]/[.B12])" office:value-type="float" office:value="0">
            <text:p>0,00</text:p>
          </table:table-cell>
          <table:table-cell table:style-name="ce20" table:formula="of:=IF([.B12]=0;0;[.E12]*[.J12]/[.B12])" office:value-type="float" office:value="0">
            <text:p>0,00</text:p>
          </table:table-cell>
          <table:table-cell table:style-name="ce20" table:formula="of:=2*([.K12]+[.L12])" office:value-type="float" office:value="0">
            <text:p>0,00</text:p>
          </table:table-cell>
          <table:table-cell table:style-name="ce20" table:formula="of:=4*([.K12]+[.L12])+9*[.M12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3]+[.D13])" office:value-type="float" office:value="0">
            <text:p>0,00</text:p>
          </table:table-cell>
          <table:table-cell table:style-name="ce131" table:formula="of:=IF(([.F13]=0);0;[.E13]*2/[.F13])" office:value-type="float" office:value="0">
            <text:p>0,00</text:p>
          </table:table-cell>
          <table:table-cell table:style-name="ce4" table:formula="of:=4*([.C13]+[.D13])+9*[.E13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3]=0;0;[.C13]*[.J13]/[.B13])" office:value-type="float" office:value="0">
            <text:p>0,00</text:p>
          </table:table-cell>
          <table:table-cell table:style-name="ce20" table:formula="of:=IF([.B13]=0;0;[.D13]*[.J13]/[.B13])" office:value-type="float" office:value="0">
            <text:p>0,00</text:p>
          </table:table-cell>
          <table:table-cell table:style-name="ce20" table:formula="of:=IF([.B13]=0;0;[.E13]*[.J13]/[.B13])" office:value-type="float" office:value="0">
            <text:p>0,00</text:p>
          </table:table-cell>
          <table:table-cell table:style-name="ce20" table:formula="of:=2*([.K13]+[.L13])" office:value-type="float" office:value="0">
            <text:p>0,00</text:p>
          </table:table-cell>
          <table:table-cell table:style-name="ce20" table:formula="of:=4*([.K13]+[.L13])+9*[.M13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4]+[.D14])" office:value-type="float" office:value="0">
            <text:p>0,00</text:p>
          </table:table-cell>
          <table:table-cell table:style-name="ce131" table:formula="of:=IF(([.F14]=0);0;[.E14]*2/[.F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5]+[.D15])" office:value-type="float" office:value="0">
            <text:p>0,00</text:p>
          </table:table-cell>
          <table:table-cell table:style-name="ce131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table:formula="of:=SUM([.J7:.J15])" office:value-type="float" office:value="26">
            <text:p>26,00</text:p>
          </table:table-cell>
          <table:table-cell table:style-name="ce17" table:formula="of:=SUM([.K7:.K15])" office:value-type="float" office:value="0.182">
            <text:p>0,18</text:p>
          </table:table-cell>
          <table:table-cell table:style-name="ce17" table:formula="of:=SUM([.L7:.L15])" office:value-type="float" office:value="0.26">
            <text:p>0,26</text:p>
          </table:table-cell>
          <table:table-cell table:style-name="ce17" table:formula="of:=SUM([.M7:.M15])" office:value-type="float" office:value="21.372">
            <text:p>21,37</text:p>
          </table:table-cell>
          <table:table-cell table:style-name="ce17" table:formula="of:=2*([.K16]+[.L16])" office:value-type="float" office:value="0.884">
            <text:p>0,88</text:p>
          </table:table-cell>
          <table:table-cell table:style-name="ce17" table:formula="of:=4*([.K16]+[.L16])+9*[.M16]" office:value-type="float" office:value="194.116">
            <text:p>194,12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1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0.7">
            <text:p>0,70</text:p>
          </table:table-cell>
          <table:table-cell table:style-name="ce6" table:formula="of:=IF([.J16]=0;0;[.L16]*[.B19]/[.J16])" office:value-type="float" office:value="1">
            <text:p>1,00</text:p>
          </table:table-cell>
          <table:table-cell table:style-name="ce6" table:formula="of:=IF([.J16]=0;0;[.M16]*[.B19]/[.J16])" office:value-type="float" office:value="82.2">
            <text:p>82,20</text:p>
          </table:table-cell>
          <table:table-cell table:style-name="ce130" table:formula="of:=2*([.C19]+[.D19])" office:value-type="float" office:value="3.4">
            <text:p>3,40</text:p>
          </table:table-cell>
          <table:table-cell table:style-name="ce132" table:formula="of:=IF(AND(([.C19]=0);([.D19]=0));0;[.E19]/([.C19]+[.D19]))" office:value-type="float" office:value="48.3529411764706">
            <text:p>48,35</text:p>
          </table:table-cell>
          <table:table-cell table:style-name="ce6" table:formula="of:=4*([.C19]+[.D19])+9*[.E19]" office:value-type="float" office:value="746.6">
            <text:p>746,60</text:p>
          </table:table-cell>
          <table:table-cell office:value-type="string">
            <text:p>Portion 1</text:p>
          </table:table-cell>
          <table:table-cell/>
          <table:table-cell table:formula="of:=IF([.B19]=0;0;[.C19]*[.J19]/[.B19])" office:value-type="float" office:value="0">
            <text:p>0,00</text:p>
          </table:table-cell>
          <table:table-cell table:formula="of:=IF([.B19]=0;0;[.D19]*[.J19]/[.B19])" office:value-type="float" office:value="0">
            <text:p>0,00</text:p>
          </table:table-cell>
          <table:table-cell table:formula="of:=IF([.B19]=0;0;[.E19]*[.J19]/[.B19])" office:value-type="float" office:value="0">
            <text:p>0,00</text:p>
          </table:table-cell>
          <table:table-cell table:formula="of:=2*([.K19]+[.L19])" office:value-type="float" office:value="0">
            <text:p>0,00</text:p>
          </table:table-cell>
          <table:table-cell table:formula="of:=4*([.K19]+[.L19])+9*[.M19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/>
          <table:table-cell table:formula="of:=IF([.B19]=0;0;[.C19]*[.J20]/[.B19])" office:value-type="float" office:value="0">
            <text:p>0,00</text:p>
          </table:table-cell>
          <table:table-cell table:formula="of:=IF([.B19]=0;0;[.D19]*[.J20]/[.B19])" office:value-type="float" office:value="0">
            <text:p>0,00</text:p>
          </table:table-cell>
          <table:table-cell table:formula="of:=IF([.B19]=0;0;[.E19]*[.J20]/[.B19])" office:value-type="float" office:value="0">
            <text:p>0,00</text:p>
          </table:table-cell>
          <table:table-cell table:formula="of:=2*([.K20]+[.L20])" office:value-type="float" office:value="0">
            <text:p>0,00</text:p>
          </table:table-cell>
          <table:table-cell table:formula="of:=4*([.K20]+[.L20])+9*[.M20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/>
          <table:table-cell table:formula="of:=IF([.B19]=0;0;[.C19]*[.J21]/[.B19])" office:value-type="float" office:value="0">
            <text:p>0,00</text:p>
          </table:table-cell>
          <table:table-cell table:formula="of:=IF([.B19]=0;0;[.D19]*[.J21]/[.B19])" office:value-type="float" office:value="0">
            <text:p>0,00</text:p>
          </table:table-cell>
          <table:table-cell table:formula="of:=IF([.B19]=0;0;[.E19]*[.J21]/[.B19])" office:value-type="float" office:value="0">
            <text:p>0,00</text:p>
          </table:table-cell>
          <table:table-cell table:formula="of:=2*([.K21]+[.L21])" office:value-type="float" office:value="0">
            <text:p>0,00</text:p>
          </table:table-cell>
          <table:table-cell table:formula="of:=4*([.K21]+[.L21])+9*[.M21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/>
          <table:table-cell table:formula="of:=IF([.B19]=0;0;[.C19]*[.J22]/[.B19])" office:value-type="float" office:value="0">
            <text:p>0,00</text:p>
          </table:table-cell>
          <table:table-cell table:formula="of:=IF([.B19]=0;0;[.D19]*[.J22]/[.B19])" office:value-type="float" office:value="0">
            <text:p>0,00</text:p>
          </table:table-cell>
          <table:table-cell table:formula="of:=IF([.B19]=0;0;[.E19]*[.J22]/[.B19])" office:value-type="float" office:value="0">
            <text:p>0,00</text:p>
          </table:table-cell>
          <table:table-cell table:formula="of:=2*([.K22]+[.L22])" office:value-type="float" office:value="0">
            <text:p>0,00</text:p>
          </table:table-cell>
          <table:table-cell table:formula="of:=4*([.K22]+[.L22])+9*[.M22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/>
          <table:table-cell table:formula="of:=IF([.B19]=0;0;[.C19]*[.J23]/[.B19])" office:value-type="float" office:value="0">
            <text:p>0,00</text:p>
          </table:table-cell>
          <table:table-cell table:formula="of:=IF([.B19]=0;0;[.D19]*[.J23]/[.B19])" office:value-type="float" office:value="0">
            <text:p>0,00</text:p>
          </table:table-cell>
          <table:table-cell table:formula="of:=IF([.B19]=0;0;[.E19]*[.J23]/[.B19])" office:value-type="float" office:value="0">
            <text:p>0,00</text:p>
          </table:table-cell>
          <table:table-cell table:formula="of:=2*([.K23]+[.L23])" office:value-type="float" office:value="0">
            <text:p>0,00</text:p>
          </table:table-cell>
          <table:table-cell table:formula="of:=4*([.K23]+[.L23])+9*[.M23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/>
          <table:table-cell table:formula="of:=IF([.B19]=0;0;[.C19]*[.J24]/[.B19])" office:value-type="float" office:value="0">
            <text:p>0,00</text:p>
          </table:table-cell>
          <table:table-cell table:formula="of:=IF([.B19]=0;0;[.D19]*[.J24]/[.B19])" office:value-type="float" office:value="0">
            <text:p>0,00</text:p>
          </table:table-cell>
          <table:table-cell table:formula="of:=IF([.B19]=0;0;[.E19]*[.J24]/[.B19])" office:value-type="float" office:value="0">
            <text:p>0,00</text:p>
          </table:table-cell>
          <table:table-cell table:formula="of:=2*([.K24]+[.L24])" office:value-type="float" office:value="0">
            <text:p>0,00</text:p>
          </table:table-cell>
          <table:table-cell table:formula="of:=4*([.K24]+[.L24])+9*[.M24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/>
          <table:table-cell table:formula="of:=IF([.B19]=0;0;[.C19]*[.J25]/[.B19])" office:value-type="float" office:value="0">
            <text:p>0,00</text:p>
          </table:table-cell>
          <table:table-cell table:formula="of:=IF([.B19]=0;0;[.D19]*[.J25]/[.B19])" office:value-type="float" office:value="0">
            <text:p>0,00</text:p>
          </table:table-cell>
          <table:table-cell table:formula="of:=IF([.B19]=0;0;[.E19]*[.J25]/[.B19])" office:value-type="float" office:value="0">
            <text:p>0,00</text:p>
          </table:table-cell>
          <table:table-cell table:formula="of:=2*([.K25]+[.L25])" office:value-type="float" office:value="0">
            <text:p>0,00</text:p>
          </table:table-cell>
          <table:table-cell table:formula="of:=4*([.K25]+[.L25])+9*[.M2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/>
          <table:table-cell table:formula="of:=IF([.B19]=0;0;[.C19]*[.J26]/[.B19])" office:value-type="float" office:value="0">
            <text:p>0,00</text:p>
          </table:table-cell>
          <table:table-cell table:formula="of:=IF([.B19]=0;0;[.D19]*[.J26]/[.B19])" office:value-type="float" office:value="0">
            <text:p>0,00</text:p>
          </table:table-cell>
          <table:table-cell table:formula="of:=IF([.B19]=0;0;[.E19]*[.J26]/[.B19])" office:value-type="float" office:value="0">
            <text:p>0,00</text:p>
          </table:table-cell>
          <table:table-cell table:formula="of:=2*([.K26]+[.L26])" office:value-type="float" office:value="0">
            <text:p>0,00</text:p>
          </table:table-cell>
          <table:table-cell table:formula="of:=4*([.K26]+[.L26])+9*[.M26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/>
          <table:table-cell table:formula="of:=IF([.B19]=0;0;[.C19]*[.J27]/[.B19])" office:value-type="float" office:value="0">
            <text:p>0,00</text:p>
          </table:table-cell>
          <table:table-cell table:formula="of:=IF([.B19]=0;0;[.D19]*[.J27]/[.B19])" office:value-type="float" office:value="0">
            <text:p>0,00</text:p>
          </table:table-cell>
          <table:table-cell table:formula="of:=IF([.B19]=0;0;[.E19]*[.J27]/[.B19])" office:value-type="float" office:value="0">
            <text:p>0,00</text:p>
          </table:table-cell>
          <table:table-cell table:formula="of:=2*([.K27]+[.L27])" office:value-type="float" office:value="0">
            <text:p>0,00</text:p>
          </table:table-cell>
          <table:table-cell table:formula="of:=4*([.K27]+[.L27])+9*[.M27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/>
          <table:table-cell table:formula="of:=IF([.B19]=0;0;[.C19]*[.J28]/[.B19])" office:value-type="float" office:value="0">
            <text:p>0,00</text:p>
          </table:table-cell>
          <table:table-cell table:formula="of:=IF([.B19]=0;0;[.D19]*[.J28]/[.B19])" office:value-type="float" office:value="0">
            <text:p>0,00</text:p>
          </table:table-cell>
          <table:table-cell table:formula="of:=IF([.B19]=0;0;[.E19]*[.J28]/[.B19])" office:value-type="float" office:value="0">
            <text:p>0,00</text:p>
          </table:table-cell>
          <table:table-cell table:formula="of:=2*([.K28]+[.L28])" office:value-type="float" office:value="0">
            <text:p>0,00</text:p>
          </table:table-cell>
          <table:table-cell table:formula="of:=4*([.K28]+[.L28])+9*[.M28]" office:value-type="float" office:value="0">
            <text:p>0,00</text:p>
          </table:table-cell>
        </table:table-row>
      </table:table>
      <table:table table:name="Feuille51" table:style-name="ta1" table:print="false">
        <table:table-column table:style-name="co1" table:number-columns-repeated="8" table:default-cell-style-name="Default"/>
        <table:table-column table:style-name="co14" table:default-cell-style-name="ce15"/>
        <table:table-column table:style-name="co1" table:number-columns-repeated="6" table:default-cell-style-name="ce15"/>
        <table:table-row table:style-name="ro1">
          <table:table-cell/>
          <table:table-cell office:value-type="string">
            <text:p>RECETTE</text:p>
          </table:table-cell>
          <table:table-cell/>
          <table:table-cell office:value-type="string">
            <text:p>crêpe</text:p>
          </table:table-cell>
          <table:table-cell table:number-columns-repeated="4"/>
          <table:table-cell table:style-name="Default"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1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number-columns-repeated="2" table:style-name="ce4" office:value-type="float" office:value="0.01">
            <text:p>0,01</text:p>
          </table:table-cell>
          <table:table-cell table:style-name="ce4" office:value-type="float" office:value="100">
            <text:p>100,00</text:p>
          </table:table-cell>
          <table:table-cell table:style-name="ce4" table:formula="of:=2*([.C7]+[.D7])" office:value-type="float" office:value="0.04">
            <text:p>0,04</text:p>
          </table:table-cell>
          <table:table-cell table:style-name="ce134" table:formula="of:=IF(([.F7]=0);0;[.E7]*2/[.F7])" office:value-type="float" office:value="5000">
            <text:p>5000,00</text:p>
          </table:table-cell>
          <table:table-cell table:style-name="ce4" table:formula="of:=4*([.C7]+[.D7])+9*[.E7]" office:value-type="float" office:value="900.08">
            <text:p>900,08</text:p>
          </table:table-cell>
          <table:table-cell table:style-name="ce12" office:value-type="string">
            <text:p>huile</text:p>
          </table:table-cell>
          <table:table-cell table:style-name="ce16"/>
          <table:table-cell table:style-name="ce20" table:formula="of:=IF([.B7]=0;0;[.C7]*[.J7]/[.B7])" office:value-type="float" office:value="0">
            <text:p>0,00</text:p>
          </table:table-cell>
          <table:table-cell table:style-name="ce20" table:formula="of:=IF([.B7]=0;0;[.D7]*[.J7]/[.B7])" office:value-type="float" office:value="0">
            <text:p>0,00</text:p>
          </table:table-cell>
          <table:table-cell table:style-name="ce20" table:formula="of:=IF([.B7]=0;0;[.E7]*[.J7]/[.B7])" office:value-type="float" office:value="0">
            <text:p>0,00</text:p>
          </table:table-cell>
          <table:table-cell table:style-name="ce20" table:formula="of:=2*([.K7]+[.L7])" office:value-type="float" office:value="0">
            <text:p>0,00</text:p>
          </table:table-cell>
          <table:table-cell table:style-name="ce20" table:formula="of:=4*([.K7]+[.L7])+9*[.M7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19">
            <text:p>2,19</text:p>
          </table:table-cell>
          <table:table-cell table:style-name="ce4" office:value-type="float" office:value="2.18">
            <text:p>2,18</text:p>
          </table:table-cell>
          <table:table-cell table:style-name="ce4" office:value-type="float" office:value="30">
            <text:p>30,00</text:p>
          </table:table-cell>
          <table:table-cell table:style-name="ce4" table:formula="of:=2*([.C8]+[.D8])" office:value-type="float" office:value="8.74">
            <text:p>8,74</text:p>
          </table:table-cell>
          <table:table-cell table:style-name="ce134" table:formula="of:=IF(([.F8]=0);0;[.E8]*2/[.F8])" office:value-type="float" office:value="6.8649885583524">
            <text:p>6,86</text:p>
          </table:table-cell>
          <table:table-cell table:style-name="ce4" table:formula="of:=4*([.C8]+[.D8])+9*[.E8]" office:value-type="float" office:value="287.48">
            <text:p>287,48</text:p>
          </table:table-cell>
          <table:table-cell table:style-name="ce12" office:value-type="string">
            <text:p>crème 30</text:p>
          </table:table-cell>
          <table:table-cell table:style-name="ce16" office:value-type="float" office:value="0">
            <text:p>0,00</text:p>
          </table:table-cell>
          <table:table-cell table:style-name="ce20" table:formula="of:=IF([.B8]=0;0;[.C8]*[.J8]/[.B8])" office:value-type="float" office:value="0">
            <text:p>0,00</text:p>
          </table:table-cell>
          <table:table-cell table:style-name="ce20" table:formula="of:=IF([.B8]=0;0;[.D8]*[.J8]/[.B8])" office:value-type="float" office:value="0">
            <text:p>0,00</text:p>
          </table:table-cell>
          <table:table-cell table:style-name="ce20" table:formula="of:=IF([.B8]=0;0;[.E8]*[.J8]/[.B8])" office:value-type="float" office:value="0">
            <text:p>0,00</text:p>
          </table:table-cell>
          <table:table-cell table:style-name="ce20" table:formula="of:=2*([.K8]+[.L8])" office:value-type="float" office:value="0">
            <text:p>0,00</text:p>
          </table:table-cell>
          <table:table-cell table:style-name="ce20" table:formula="of:=4*([.K8]+[.L8])+9*[.M8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">
            <text:p>1,00</text:p>
          </table:table-cell>
          <table:table-cell table:style-name="ce4" office:value-type="float" office:value="82.2">
            <text:p>82,20</text:p>
          </table:table-cell>
          <table:table-cell table:style-name="ce4" table:formula="of:=2*([.C9]+[.D9])" office:value-type="float" office:value="3.4">
            <text:p>3,40</text:p>
          </table:table-cell>
          <table:table-cell table:style-name="ce134" table:formula="of:=IF(([.F9]=0);0;[.E9]*2/[.F9])" office:value-type="float" office:value="48.3529411764706">
            <text:p>48,35</text:p>
          </table:table-cell>
          <table:table-cell table:style-name="ce4" table:formula="of:=4*([.C9]+[.D9])+9*[.E9]" office:value-type="float" office:value="746.6">
            <text:p>746,60</text:p>
          </table:table-cell>
          <table:table-cell table:style-name="ce12" office:value-type="string">
            <text:p>beurre ou mayo thomi</text:p>
          </table:table-cell>
          <table:table-cell table:style-name="ce16" office:value-type="float" office:value="0">
            <text:p>0,00</text:p>
          </table:table-cell>
          <table:table-cell table:style-name="ce20" table:formula="of:=IF([.B9]=0;0;[.C9]*[.J9]/[.B9])" office:value-type="float" office:value="0">
            <text:p>0,00</text:p>
          </table:table-cell>
          <table:table-cell table:style-name="ce20" table:formula="of:=IF([.B9]=0;0;[.D9]*[.J9]/[.B9])" office:value-type="float" office:value="0">
            <text:p>0,00</text:p>
          </table:table-cell>
          <table:table-cell table:style-name="ce20" table:formula="of:=IF([.B9]=0;0;[.E9]*[.J9]/[.B9])" office:value-type="float" office:value="0">
            <text:p>0,00</text:p>
          </table:table-cell>
          <table:table-cell table:style-name="ce20" table:formula="of:=2*([.K9]+[.L9])" office:value-type="float" office:value="0">
            <text:p>0,00</text:p>
          </table:table-cell>
          <table:table-cell table:style-name="ce20" table:formula="of:=4*([.K9]+[.L9])+9*[.M9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number-columns-repeated="2" table:style-name="ce4" office:value-type="float" office:value="4.8">
            <text:p>4,80</text:p>
          </table:table-cell>
          <table:table-cell table:style-name="ce4" office:value-type="float" office:value="41.5">
            <text:p>41,50</text:p>
          </table:table-cell>
          <table:table-cell table:style-name="ce4" table:formula="of:=2*([.C10]+[.D10])" office:value-type="float" office:value="19.2">
            <text:p>19,20</text:p>
          </table:table-cell>
          <table:table-cell table:style-name="ce134" table:formula="of:=IF(([.F10]=0);0;[.E10]*2/[.F10])" office:value-type="float" office:value="4.32291666666667">
            <text:p>4,32</text:p>
          </table:table-cell>
          <table:table-cell table:style-name="ce4" table:formula="of:=4*([.C10]+[.D10])+9*[.E10]" office:value-type="float" office:value="411.9">
            <text:p>411,90</text:p>
          </table:table-cell>
          <table:table-cell table:style-name="ce12" office:value-type="string">
            <text:p>mascarpone</text:p>
          </table:table-cell>
          <table:table-cell table:style-name="ce16" office:value-type="float" office:value="500">
            <text:p>500,00</text:p>
          </table:table-cell>
          <table:table-cell table:style-name="ce20" table:formula="of:=IF([.B10]=0;0;[.C10]*[.J10]/[.B10])" office:value-type="float" office:value="24">
            <text:p>24,00</text:p>
          </table:table-cell>
          <table:table-cell table:style-name="ce20" table:formula="of:=IF([.B10]=0;0;[.D10]*[.J10]/[.B10])" office:value-type="float" office:value="24">
            <text:p>24,00</text:p>
          </table:table-cell>
          <table:table-cell table:style-name="ce20" table:formula="of:=IF([.B10]=0;0;[.E10]*[.J10]/[.B10])" office:value-type="float" office:value="207.5">
            <text:p>207,50</text:p>
          </table:table-cell>
          <table:table-cell table:style-name="ce20" table:formula="of:=2*([.K10]+[.L10])" office:value-type="float" office:value="96">
            <text:p>96,00</text:p>
          </table:table-cell>
          <table:table-cell table:style-name="ce20" table:formula="of:=4*([.K10]+[.L10])+9*[.M10]" office:value-type="float" office:value="2059.5">
            <text:p>2059,50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2.7">
            <text:p>12,70</text:p>
          </table:table-cell>
          <table:table-cell table:style-name="ce4" office:value-type="float" office:value="0.27">
            <text:p>0,27</text:p>
          </table:table-cell>
          <table:table-cell table:style-name="ce4" office:value-type="float" office:value="9.83">
            <text:p>9,83</text:p>
          </table:table-cell>
          <table:table-cell table:style-name="ce4" table:formula="of:=2*([.C11]+[.D11])" office:value-type="float" office:value="25.94">
            <text:p>25,94</text:p>
          </table:table-cell>
          <table:table-cell table:style-name="ce134" table:formula="of:=IF(([.F11]=0);0;[.E11]*2/[.F11])" office:value-type="float" office:value="0.757902852737086">
            <text:p>0,76</text:p>
          </table:table-cell>
          <table:table-cell table:style-name="ce4" table:formula="of:=4*([.C11]+[.D11])+9*[.E11]" office:value-type="float" office:value="140.35">
            <text:p>140,35</text:p>
          </table:table-cell>
          <table:table-cell table:style-name="ce12" office:value-type="string">
            <text:p>œufs</text:p>
          </table:table-cell>
          <table:table-cell table:style-name="ce16" office:value-type="float" office:value="200">
            <text:p>200,00</text:p>
          </table:table-cell>
          <table:table-cell table:style-name="ce20" table:formula="of:=IF([.B11]=0;0;[.C11]*[.J11]/[.B11])" office:value-type="float" office:value="25.4">
            <text:p>25,40</text:p>
          </table:table-cell>
          <table:table-cell table:style-name="ce20" table:formula="of:=IF([.B11]=0;0;[.D11]*[.J11]/[.B11])" office:value-type="float" office:value="0.54">
            <text:p>0,54</text:p>
          </table:table-cell>
          <table:table-cell table:style-name="ce20" table:formula="of:=IF([.B11]=0;0;[.E11]*[.J11]/[.B11])" office:value-type="float" office:value="19.66">
            <text:p>19,66</text:p>
          </table:table-cell>
          <table:table-cell table:style-name="ce20" table:formula="of:=2*([.K11]+[.L11])" office:value-type="float" office:value="51.88">
            <text:p>51,88</text:p>
          </table:table-cell>
          <table:table-cell table:style-name="ce20" table:formula="of:=4*([.K11]+[.L11])+9*[.M11]" office:value-type="float" office:value="280.7">
            <text:p>280,70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.96">
            <text:p>1,96</text:p>
          </table:table-cell>
          <table:table-cell table:style-name="ce4" office:value-type="float" office:value="33.2">
            <text:p>33,20</text:p>
          </table:table-cell>
          <table:table-cell table:style-name="ce4" office:value-type="float" office:value="0.2">
            <text:p>0,20</text:p>
          </table:table-cell>
          <table:table-cell table:style-name="ce4" table:formula="of:=2*([.C12]+[.D12])" office:value-type="float" office:value="70.32">
            <text:p>70,32</text:p>
          </table:table-cell>
          <table:table-cell table:style-name="ce134" table:formula="of:=IF(([.F12]=0);0;[.E12]*2/[.F12])" office:value-type="float" office:value="0.00568828213879408">
            <text:p>0,01</text:p>
          </table:table-cell>
          <table:table-cell table:style-name="ce4" table:formula="of:=4*([.C12]+[.D12])+9*[.E12]" office:value-type="float" office:value="142.44">
            <text:p>142,44</text:p>
          </table:table-cell>
          <table:table-cell table:style-name="ce12" office:value-type="string">
            <text:p>levure chimique</text:p>
          </table:table-cell>
          <table:table-cell table:style-name="ce16" office:value-type="float" office:value="11">
            <text:p>11,00</text:p>
          </table:table-cell>
          <table:table-cell table:style-name="ce20" table:formula="of:=IF([.B12]=0;0;[.C12]*[.J12]/[.B12])" office:value-type="float" office:value="0.2156">
            <text:p>0,22</text:p>
          </table:table-cell>
          <table:table-cell table:style-name="ce20" table:formula="of:=IF([.B12]=0;0;[.D12]*[.J12]/[.B12])" office:value-type="float" office:value="3.652">
            <text:p>3,65</text:p>
          </table:table-cell>
          <table:table-cell table:style-name="ce20" table:formula="of:=IF([.B12]=0;0;[.E12]*[.J12]/[.B12])" office:value-type="float" office:value="0.022">
            <text:p>0,02</text:p>
          </table:table-cell>
          <table:table-cell table:style-name="ce20" table:formula="of:=2*([.K12]+[.L12])" office:value-type="float" office:value="7.7352">
            <text:p>7,74</text:p>
          </table:table-cell>
          <table:table-cell table:style-name="ce20" table:formula="of:=4*([.K12]+[.L12])+9*[.M12]" office:value-type="float" office:value="15.6684">
            <text:p>15,67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">
            <text:p>0,00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">
            <text:p>0,00</text:p>
          </table:table-cell>
          <table:table-cell table:style-name="ce4" table:formula="of:=2*([.C13]+[.D13])" office:value-type="float" office:value="200">
            <text:p>200,00</text:p>
          </table:table-cell>
          <table:table-cell table:style-name="ce134" table:formula="of:=IF(([.F13]=0);0;[.E13]*2/[.F13])" office:value-type="float" office:value="0">
            <text:p>0,00</text:p>
          </table:table-cell>
          <table:table-cell table:style-name="ce4" table:formula="of:=4*([.C13]+[.D13])+9*[.E13]" office:value-type="float" office:value="400">
            <text:p>400,00</text:p>
          </table:table-cell>
          <table:table-cell table:style-name="ce12" office:value-type="string">
            <text:p>sucre</text:p>
          </table:table-cell>
          <table:table-cell table:style-name="ce16" office:value-type="float" office:value="15">
            <text:p>15,00</text:p>
          </table:table-cell>
          <table:table-cell table:style-name="ce20" table:formula="of:=IF([.B13]=0;0;[.C13]*[.J13]/[.B13])" office:value-type="float" office:value="0">
            <text:p>0,00</text:p>
          </table:table-cell>
          <table:table-cell table:style-name="ce20" table:formula="of:=IF([.B13]=0;0;[.D13]*[.J13]/[.B13])" office:value-type="float" office:value="15">
            <text:p>15,00</text:p>
          </table:table-cell>
          <table:table-cell table:style-name="ce20" table:formula="of:=IF([.B13]=0;0;[.E13]*[.J13]/[.B13])" office:value-type="float" office:value="0">
            <text:p>0,00</text:p>
          </table:table-cell>
          <table:table-cell table:style-name="ce20" table:formula="of:=2*([.K13]+[.L13])" office:value-type="float" office:value="30">
            <text:p>30,00</text:p>
          </table:table-cell>
          <table:table-cell table:style-name="ce20" table:formula="of:=4*([.K13]+[.L13])+9*[.M13]" office:value-type="float" office:value="60">
            <text:p>6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4]+[.D14])" office:value-type="float" office:value="0">
            <text:p>0,00</text:p>
          </table:table-cell>
          <table:table-cell table:style-name="ce134" table:formula="of:=IF(([.F14]=0);0;[.E14]*2/[.F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2" office:value-type="string">
            <text:p>vanille poudre</text:p>
          </table:table-cell>
          <table:table-cell table:style-name="ce16"/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5]+[.D15])" office:value-type="float" office:value="0">
            <text:p>0,00</text:p>
          </table:table-cell>
          <table:table-cell table:style-name="ce134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table:formula="of:=SUM([.J7:.J15])" office:value-type="float" office:value="726">
            <text:p>726,00</text:p>
          </table:table-cell>
          <table:table-cell table:style-name="ce17" table:formula="of:=SUM([.K7:.K15])" office:value-type="float" office:value="49.6156">
            <text:p>49,62</text:p>
          </table:table-cell>
          <table:table-cell table:style-name="ce17" table:formula="of:=SUM([.L7:.L15])" office:value-type="float" office:value="43.192">
            <text:p>43,19</text:p>
          </table:table-cell>
          <table:table-cell table:style-name="ce17" table:formula="of:=SUM([.M7:.M15])" office:value-type="float" office:value="227.182">
            <text:p>227,18</text:p>
          </table:table-cell>
          <table:table-cell table:style-name="ce17" table:formula="of:=2*([.K16]+[.L16])" office:value-type="float" office:value="185.6152">
            <text:p>185,62</text:p>
          </table:table-cell>
          <table:table-cell table:style-name="ce17" table:formula="of:=4*([.K16]+[.L16])+9*[.M16]" office:value-type="float" office:value="2415.8684">
            <text:p>2415,87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1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6.83410468319559">
            <text:p>6,83</text:p>
          </table:table-cell>
          <table:table-cell table:style-name="ce6" table:formula="of:=IF([.J16]=0;0;[.L16]*[.B19]/[.J16])" office:value-type="float" office:value="5.94931129476584">
            <text:p>5,95</text:p>
          </table:table-cell>
          <table:table-cell table:style-name="ce6" table:formula="of:=IF([.J16]=0;0;[.M16]*[.B19]/[.J16])" office:value-type="float" office:value="31.2922865013774">
            <text:p>31,29</text:p>
          </table:table-cell>
          <table:table-cell table:style-name="ce133" table:formula="of:=2*([.C19]+[.D19])" office:value-type="float" office:value="25.5668319559229">
            <text:p>25,57</text:p>
          </table:table-cell>
          <table:table-cell table:style-name="ce135" table:formula="of:=IF(AND(([.C19]=0);([.D19]=0));0;[.E19]/([.C19]+[.D19]))" office:value-type="float" office:value="2.44788142350411">
            <text:p>2,45</text:p>
          </table:table-cell>
          <table:table-cell table:style-name="ce6" table:formula="of:=4*([.C19]+[.D19])+9*[.E19]" office:value-type="float" office:value="332.764242424242">
            <text:p>332,76</text:p>
          </table:table-cell>
          <table:table-cell office:value-type="string">
            <text:p>Portion 1</text:p>
          </table:table-cell>
          <table:table-cell office:value-type="float" office:value="10">
            <text:p>10,00</text:p>
          </table:table-cell>
          <table:table-cell table:formula="of:=IF([.B19]=0;0;[.C19]*[.J19]/[.B19])" office:value-type="float" office:value="0.683410468319559">
            <text:p>0,68</text:p>
          </table:table-cell>
          <table:table-cell table:formula="of:=IF([.B19]=0;0;[.D19]*[.J19]/[.B19])" office:value-type="float" office:value="0.594931129476584">
            <text:p>0,59</text:p>
          </table:table-cell>
          <table:table-cell table:formula="of:=IF([.B19]=0;0;[.E19]*[.J19]/[.B19])" office:value-type="float" office:value="3.12922865013774">
            <text:p>3,13</text:p>
          </table:table-cell>
          <table:table-cell table:formula="of:=2*([.K19]+[.L19])" office:value-type="float" office:value="2.55668319559229">
            <text:p>2,56</text:p>
          </table:table-cell>
          <table:table-cell table:formula="of:=4*([.K19]+[.L19])+9*[.M19]" office:value-type="float" office:value="33.2764242424242">
            <text:p>33,28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 office:value-type="float" office:value="25">
            <text:p>25,00</text:p>
          </table:table-cell>
          <table:table-cell table:formula="of:=IF([.B19]=0;0;[.C19]*[.J20]/[.B19])" office:value-type="float" office:value="1.7085261707989">
            <text:p>1,71</text:p>
          </table:table-cell>
          <table:table-cell table:formula="of:=IF([.B19]=0;0;[.D19]*[.J20]/[.B19])" office:value-type="float" office:value="1.48732782369146">
            <text:p>1,49</text:p>
          </table:table-cell>
          <table:table-cell table:formula="of:=IF([.B19]=0;0;[.E19]*[.J20]/[.B19])" office:value-type="float" office:value="7.82307162534435">
            <text:p>7,82</text:p>
          </table:table-cell>
          <table:table-cell table:formula="of:=2*([.K20]+[.L20])" office:value-type="float" office:value="6.39170798898072">
            <text:p>6,39</text:p>
          </table:table-cell>
          <table:table-cell table:formula="of:=4*([.K20]+[.L20])+9*[.M20]" office:value-type="float" office:value="83.1910606060606">
            <text:p>83,19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 office:value-type="float" office:value="100">
            <text:p>100,00</text:p>
          </table:table-cell>
          <table:table-cell table:formula="of:=IF([.B19]=0;0;[.C19]*[.J21]/[.B19])" office:value-type="float" office:value="6.83410468319559">
            <text:p>6,83</text:p>
          </table:table-cell>
          <table:table-cell table:formula="of:=IF([.B19]=0;0;[.D19]*[.J21]/[.B19])" office:value-type="float" office:value="5.94931129476584">
            <text:p>5,95</text:p>
          </table:table-cell>
          <table:table-cell table:formula="of:=IF([.B19]=0;0;[.E19]*[.J21]/[.B19])" office:value-type="float" office:value="31.2922865013774">
            <text:p>31,29</text:p>
          </table:table-cell>
          <table:table-cell table:formula="of:=2*([.K21]+[.L21])" office:value-type="float" office:value="25.5668319559229">
            <text:p>25,57</text:p>
          </table:table-cell>
          <table:table-cell table:formula="of:=4*([.K21]+[.L21])+9*[.M21]" office:value-type="float" office:value="332.764242424242">
            <text:p>332,76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 office:value-type="float" office:value="75">
            <text:p>75,00</text:p>
          </table:table-cell>
          <table:table-cell table:formula="of:=IF([.B19]=0;0;[.C19]*[.J22]/[.B19])" office:value-type="float" office:value="5.12557851239669">
            <text:p>5,13</text:p>
          </table:table-cell>
          <table:table-cell table:formula="of:=IF([.B19]=0;0;[.D19]*[.J22]/[.B19])" office:value-type="float" office:value="4.46198347107438">
            <text:p>4,46</text:p>
          </table:table-cell>
          <table:table-cell table:formula="of:=IF([.B19]=0;0;[.E19]*[.J22]/[.B19])" office:value-type="float" office:value="23.4692148760331">
            <text:p>23,47</text:p>
          </table:table-cell>
          <table:table-cell table:formula="of:=2*([.K22]+[.L22])" office:value-type="float" office:value="19.1751239669421">
            <text:p>19,18</text:p>
          </table:table-cell>
          <table:table-cell table:formula="of:=4*([.K22]+[.L22])+9*[.M22]" office:value-type="float" office:value="249.573181818182">
            <text:p>249,57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 office:value-type="float" office:value="50">
            <text:p>50,00</text:p>
          </table:table-cell>
          <table:table-cell table:formula="of:=IF([.B19]=0;0;[.C19]*[.J23]/[.B19])" office:value-type="float" office:value="3.4170523415978">
            <text:p>3,42</text:p>
          </table:table-cell>
          <table:table-cell table:formula="of:=IF([.B19]=0;0;[.D19]*[.J23]/[.B19])" office:value-type="float" office:value="2.97465564738292">
            <text:p>2,97</text:p>
          </table:table-cell>
          <table:table-cell table:formula="of:=IF([.B19]=0;0;[.E19]*[.J23]/[.B19])" office:value-type="float" office:value="15.6461432506887">
            <text:p>15,65</text:p>
          </table:table-cell>
          <table:table-cell table:formula="of:=2*([.K23]+[.L23])" office:value-type="float" office:value="12.7834159779614">
            <text:p>12,78</text:p>
          </table:table-cell>
          <table:table-cell table:formula="of:=4*([.K23]+[.L23])+9*[.M23]" office:value-type="float" office:value="166.382121212121">
            <text:p>166,38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/>
          <table:table-cell table:formula="of:=IF([.B19]=0;0;[.C19]*[.J24]/[.B19])" office:value-type="float" office:value="0">
            <text:p>0,00</text:p>
          </table:table-cell>
          <table:table-cell table:formula="of:=IF([.B19]=0;0;[.D19]*[.J24]/[.B19])" office:value-type="float" office:value="0">
            <text:p>0,00</text:p>
          </table:table-cell>
          <table:table-cell table:formula="of:=IF([.B19]=0;0;[.E19]*[.J24]/[.B19])" office:value-type="float" office:value="0">
            <text:p>0,00</text:p>
          </table:table-cell>
          <table:table-cell table:formula="of:=2*([.K24]+[.L24])" office:value-type="float" office:value="0">
            <text:p>0,00</text:p>
          </table:table-cell>
          <table:table-cell table:formula="of:=4*([.K24]+[.L24])+9*[.M24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/>
          <table:table-cell table:formula="of:=IF([.B19]=0;0;[.C19]*[.J25]/[.B19])" office:value-type="float" office:value="0">
            <text:p>0,00</text:p>
          </table:table-cell>
          <table:table-cell table:formula="of:=IF([.B19]=0;0;[.D19]*[.J25]/[.B19])" office:value-type="float" office:value="0">
            <text:p>0,00</text:p>
          </table:table-cell>
          <table:table-cell table:formula="of:=IF([.B19]=0;0;[.E19]*[.J25]/[.B19])" office:value-type="float" office:value="0">
            <text:p>0,00</text:p>
          </table:table-cell>
          <table:table-cell table:formula="of:=2*([.K25]+[.L25])" office:value-type="float" office:value="0">
            <text:p>0,00</text:p>
          </table:table-cell>
          <table:table-cell table:formula="of:=4*([.K25]+[.L25])+9*[.M2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/>
          <table:table-cell table:formula="of:=IF([.B19]=0;0;[.C19]*[.J26]/[.B19])" office:value-type="float" office:value="0">
            <text:p>0,00</text:p>
          </table:table-cell>
          <table:table-cell table:formula="of:=IF([.B19]=0;0;[.D19]*[.J26]/[.B19])" office:value-type="float" office:value="0">
            <text:p>0,00</text:p>
          </table:table-cell>
          <table:table-cell table:formula="of:=IF([.B19]=0;0;[.E19]*[.J26]/[.B19])" office:value-type="float" office:value="0">
            <text:p>0,00</text:p>
          </table:table-cell>
          <table:table-cell table:formula="of:=2*([.K26]+[.L26])" office:value-type="float" office:value="0">
            <text:p>0,00</text:p>
          </table:table-cell>
          <table:table-cell table:formula="of:=4*([.K26]+[.L26])+9*[.M26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/>
          <table:table-cell table:formula="of:=IF([.B19]=0;0;[.C19]*[.J27]/[.B19])" office:value-type="float" office:value="0">
            <text:p>0,00</text:p>
          </table:table-cell>
          <table:table-cell table:formula="of:=IF([.B19]=0;0;[.D19]*[.J27]/[.B19])" office:value-type="float" office:value="0">
            <text:p>0,00</text:p>
          </table:table-cell>
          <table:table-cell table:formula="of:=IF([.B19]=0;0;[.E19]*[.J27]/[.B19])" office:value-type="float" office:value="0">
            <text:p>0,00</text:p>
          </table:table-cell>
          <table:table-cell table:formula="of:=2*([.K27]+[.L27])" office:value-type="float" office:value="0">
            <text:p>0,00</text:p>
          </table:table-cell>
          <table:table-cell table:formula="of:=4*([.K27]+[.L27])+9*[.M27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/>
          <table:table-cell table:formula="of:=IF([.B19]=0;0;[.C19]*[.J28]/[.B19])" office:value-type="float" office:value="0">
            <text:p>0,00</text:p>
          </table:table-cell>
          <table:table-cell table:formula="of:=IF([.B19]=0;0;[.D19]*[.J28]/[.B19])" office:value-type="float" office:value="0">
            <text:p>0,00</text:p>
          </table:table-cell>
          <table:table-cell table:formula="of:=IF([.B19]=0;0;[.E19]*[.J28]/[.B19])" office:value-type="float" office:value="0">
            <text:p>0,00</text:p>
          </table:table-cell>
          <table:table-cell table:formula="of:=2*([.K28]+[.L28])" office:value-type="float" office:value="0">
            <text:p>0,00</text:p>
          </table:table-cell>
          <table:table-cell table:formula="of:=4*([.K28]+[.L28])+9*[.M28]" office:value-type="float" office:value="0">
            <text:p>0,00</text:p>
          </table:table-cell>
        </table:table-row>
      </table:table>
      <table:table table:name="sticks" table:style-name="ta1" table:print="false">
        <table:table-column table:style-name="co1" table:number-columns-repeated="8" table:default-cell-style-name="Default"/>
        <table:table-column table:style-name="co1" table:number-columns-repeated="7" table:default-cell-style-name="ce15"/>
        <table:table-row table:style-name="ro1">
          <table:table-cell/>
          <table:table-cell office:value-type="string">
            <text:p>RECETTE</text:p>
          </table:table-cell>
          <table:table-cell table:number-columns-repeated="6"/>
          <table:table-cell table:style-name="Default"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1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number-columns-repeated="2" table:style-name="ce4" office:value-type="float" office:value="0.01">
            <text:p>0,01</text:p>
          </table:table-cell>
          <table:table-cell table:style-name="ce4" office:value-type="float" office:value="100">
            <text:p>100,00</text:p>
          </table:table-cell>
          <table:table-cell table:style-name="ce4" table:formula="of:=2*([.C7]+[.D7])" office:value-type="float" office:value="0.04">
            <text:p>0,04</text:p>
          </table:table-cell>
          <table:table-cell table:style-name="ce137" table:formula="of:=IF(([.F7]=0);0;[.E7]*2/[.F7])" office:value-type="float" office:value="5000">
            <text:p>5000,00</text:p>
          </table:table-cell>
          <table:table-cell table:style-name="ce4" table:formula="of:=4*([.C7]+[.D7])+9*[.E7]" office:value-type="float" office:value="900.08">
            <text:p>900,08</text:p>
          </table:table-cell>
          <table:table-cell table:style-name="ce12" office:value-type="string">
            <text:p>huile</text:p>
          </table:table-cell>
          <table:table-cell table:style-name="ce16" office:value-type="float" office:value="30">
            <text:p>30,00</text:p>
          </table:table-cell>
          <table:table-cell table:style-name="ce20" table:formula="of:=IF([.B7]=0;0;[.C7]*[.J7]/[.B7])" office:value-type="float" office:value="0.003">
            <text:p>0,00</text:p>
          </table:table-cell>
          <table:table-cell table:style-name="ce20" table:formula="of:=IF([.B7]=0;0;[.D7]*[.J7]/[.B7])" office:value-type="float" office:value="0.003">
            <text:p>0,00</text:p>
          </table:table-cell>
          <table:table-cell table:style-name="ce20" table:formula="of:=IF([.B7]=0;0;[.E7]*[.J7]/[.B7])" office:value-type="float" office:value="30">
            <text:p>30,00</text:p>
          </table:table-cell>
          <table:table-cell table:style-name="ce20" table:formula="of:=2*([.K7]+[.L7])" office:value-type="float" office:value="0.012">
            <text:p>0,01</text:p>
          </table:table-cell>
          <table:table-cell table:style-name="ce20" table:formula="of:=4*([.K7]+[.L7])+9*[.M7]" office:value-type="float" office:value="270.024">
            <text:p>270,02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19">
            <text:p>2,19</text:p>
          </table:table-cell>
          <table:table-cell table:style-name="ce4" office:value-type="float" office:value="2.18">
            <text:p>2,18</text:p>
          </table:table-cell>
          <table:table-cell table:style-name="ce4" office:value-type="float" office:value="30">
            <text:p>30,00</text:p>
          </table:table-cell>
          <table:table-cell table:style-name="ce4" table:formula="of:=2*([.C8]+[.D8])" office:value-type="float" office:value="8.74">
            <text:p>8,74</text:p>
          </table:table-cell>
          <table:table-cell table:style-name="ce137" table:formula="of:=IF(([.F8]=0);0;[.E8]*2/[.F8])" office:value-type="float" office:value="6.8649885583524">
            <text:p>6,86</text:p>
          </table:table-cell>
          <table:table-cell table:style-name="ce4" table:formula="of:=4*([.C8]+[.D8])+9*[.E8]" office:value-type="float" office:value="287.48">
            <text:p>287,48</text:p>
          </table:table-cell>
          <table:table-cell table:style-name="ce12" office:value-type="string">
            <text:p>crème 30</text:p>
          </table:table-cell>
          <table:table-cell table:style-name="ce16"/>
          <table:table-cell table:style-name="ce20" table:formula="of:=IF([.B8]=0;0;[.C8]*[.J8]/[.B8])" office:value-type="float" office:value="0">
            <text:p>0,00</text:p>
          </table:table-cell>
          <table:table-cell table:style-name="ce20" table:formula="of:=IF([.B8]=0;0;[.D8]*[.J8]/[.B8])" office:value-type="float" office:value="0">
            <text:p>0,00</text:p>
          </table:table-cell>
          <table:table-cell table:style-name="ce20" table:formula="of:=IF([.B8]=0;0;[.E8]*[.J8]/[.B8])" office:value-type="float" office:value="0">
            <text:p>0,00</text:p>
          </table:table-cell>
          <table:table-cell table:style-name="ce20" table:formula="of:=2*([.K8]+[.L8])" office:value-type="float" office:value="0">
            <text:p>0,00</text:p>
          </table:table-cell>
          <table:table-cell table:style-name="ce20" table:formula="of:=4*([.K8]+[.L8])+9*[.M8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">
            <text:p>1,00</text:p>
          </table:table-cell>
          <table:table-cell table:style-name="ce4" office:value-type="float" office:value="82.2">
            <text:p>82,20</text:p>
          </table:table-cell>
          <table:table-cell table:style-name="ce4" table:formula="of:=2*([.C9]+[.D9])" office:value-type="float" office:value="3.4">
            <text:p>3,40</text:p>
          </table:table-cell>
          <table:table-cell table:style-name="ce137" table:formula="of:=IF(([.F9]=0);0;[.E9]*2/[.F9])" office:value-type="float" office:value="48.3529411764706">
            <text:p>48,35</text:p>
          </table:table-cell>
          <table:table-cell table:style-name="ce4" table:formula="of:=4*([.C9]+[.D9])+9*[.E9]" office:value-type="float" office:value="746.6">
            <text:p>746,60</text:p>
          </table:table-cell>
          <table:table-cell table:style-name="ce12" office:value-type="string">
            <text:p>beurre ou mayo thomi</text:p>
          </table:table-cell>
          <table:table-cell table:style-name="ce16"/>
          <table:table-cell table:style-name="ce20" table:formula="of:=IF([.B9]=0;0;[.C9]*[.J9]/[.B9])" office:value-type="float" office:value="0">
            <text:p>0,00</text:p>
          </table:table-cell>
          <table:table-cell table:style-name="ce20" table:formula="of:=IF([.B9]=0;0;[.D9]*[.J9]/[.B9])" office:value-type="float" office:value="0">
            <text:p>0,00</text:p>
          </table:table-cell>
          <table:table-cell table:style-name="ce20" table:formula="of:=IF([.B9]=0;0;[.E9]*[.J9]/[.B9])" office:value-type="float" office:value="0">
            <text:p>0,00</text:p>
          </table:table-cell>
          <table:table-cell table:style-name="ce20" table:formula="of:=2*([.K9]+[.L9])" office:value-type="float" office:value="0">
            <text:p>0,00</text:p>
          </table:table-cell>
          <table:table-cell table:style-name="ce20" table:formula="of:=4*([.K9]+[.L9])+9*[.M9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2.3">
            <text:p>12,3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0.3">
            <text:p>10,30</text:p>
          </table:table-cell>
          <table:table-cell table:style-name="ce4" table:formula="of:=2*([.C10]+[.D10])" office:value-type="float" office:value="26">
            <text:p>26,00</text:p>
          </table:table-cell>
          <table:table-cell table:style-name="ce137" table:formula="of:=IF(([.F10]=0);0;[.E10]*2/[.F10])" office:value-type="float" office:value="0.792307692307692">
            <text:p>0,79</text:p>
          </table:table-cell>
          <table:table-cell table:style-name="ce4" table:formula="of:=4*([.C10]+[.D10])+9*[.E10]" office:value-type="float" office:value="144.7">
            <text:p>144,70</text:p>
          </table:table-cell>
          <table:table-cell table:style-name="ce12" office:value-type="string">
            <text:p>œuf</text:p>
          </table:table-cell>
          <table:table-cell table:style-name="ce16" office:value-type="float" office:value="50">
            <text:p>50,00</text:p>
          </table:table-cell>
          <table:table-cell table:style-name="ce20" table:formula="of:=IF([.B10]=0;0;[.C10]*[.J10]/[.B10])" office:value-type="float" office:value="6.15">
            <text:p>6,15</text:p>
          </table:table-cell>
          <table:table-cell table:style-name="ce20" table:formula="of:=IF([.B10]=0;0;[.D10]*[.J10]/[.B10])" office:value-type="float" office:value="0.35">
            <text:p>0,35</text:p>
          </table:table-cell>
          <table:table-cell table:style-name="ce20" table:formula="of:=IF([.B10]=0;0;[.E10]*[.J10]/[.B10])" office:value-type="float" office:value="5.15">
            <text:p>5,15</text:p>
          </table:table-cell>
          <table:table-cell table:style-name="ce20" table:formula="of:=2*([.K10]+[.L10])" office:value-type="float" office:value="13">
            <text:p>13,00</text:p>
          </table:table-cell>
          <table:table-cell table:style-name="ce20" table:formula="of:=4*([.K10]+[.L10])+9*[.M10]" office:value-type="float" office:value="72.35">
            <text:p>72,35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9.5">
            <text:p>9,50</text:p>
          </table:table-cell>
          <table:table-cell table:style-name="ce4" office:value-type="float" office:value="17.2">
            <text:p>17,20</text:p>
          </table:table-cell>
          <table:table-cell table:style-name="ce4" office:value-type="float" office:value="5.7">
            <text:p>5,70</text:p>
          </table:table-cell>
          <table:table-cell table:style-name="ce4" table:formula="of:=2*([.C11]+[.D11])" office:value-type="float" office:value="53.4">
            <text:p>53,40</text:p>
          </table:table-cell>
          <table:table-cell table:style-name="ce137" table:formula="of:=IF(([.F11]=0);0;[.E11]*2/[.F11])" office:value-type="float" office:value="0.213483146067416">
            <text:p>0,21</text:p>
          </table:table-cell>
          <table:table-cell table:style-name="ce4" table:formula="of:=4*([.C11]+[.D11])+9*[.E11]" office:value-type="float" office:value="158.1">
            <text:p>158,10</text:p>
          </table:table-cell>
          <table:table-cell table:style-name="ce12" office:value-type="string">
            <text:p>pep raisins</text:p>
          </table:table-cell>
          <table:table-cell table:style-name="ce16" office:value-type="float" office:value="45">
            <text:p>45,00</text:p>
          </table:table-cell>
          <table:table-cell table:style-name="ce20" table:formula="of:=IF([.B11]=0;0;[.C11]*[.J11]/[.B11])" office:value-type="float" office:value="4.275">
            <text:p>4,28</text:p>
          </table:table-cell>
          <table:table-cell table:style-name="ce20" table:formula="of:=IF([.B11]=0;0;[.D11]*[.J11]/[.B11])" office:value-type="float" office:value="7.74">
            <text:p>7,74</text:p>
          </table:table-cell>
          <table:table-cell table:style-name="ce20" table:formula="of:=IF([.B11]=0;0;[.E11]*[.J11]/[.B11])" office:value-type="float" office:value="2.565">
            <text:p>2,57</text:p>
          </table:table-cell>
          <table:table-cell table:style-name="ce20" table:formula="of:=2*([.K11]+[.L11])" office:value-type="float" office:value="24.03">
            <text:p>24,03</text:p>
          </table:table-cell>
          <table:table-cell table:style-name="ce20" table:formula="of:=4*([.K11]+[.L11])+9*[.M11]" office:value-type="float" office:value="71.145">
            <text:p>71,15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5.4">
            <text:p>25,40</text:p>
          </table:table-cell>
          <table:table-cell table:style-name="ce4" office:value-type="float" office:value="1.5">
            <text:p>1,50</text:p>
          </table:table-cell>
          <table:table-cell table:style-name="ce4" office:value-type="float" office:value="53.4">
            <text:p>53,40</text:p>
          </table:table-cell>
          <table:table-cell table:style-name="ce4" table:formula="of:=2*([.C12]+[.D12])" office:value-type="float" office:value="53.8">
            <text:p>53,80</text:p>
          </table:table-cell>
          <table:table-cell table:style-name="ce137" table:formula="of:=IF(([.F12]=0);0;[.E12]*2/[.F12])" office:value-type="float" office:value="1.98513011152416">
            <text:p>1,99</text:p>
          </table:table-cell>
          <table:table-cell table:style-name="ce4" table:formula="of:=4*([.C12]+[.D12])+9*[.E12]" office:value-type="float" office:value="588.2">
            <text:p>588,20</text:p>
          </table:table-cell>
          <table:table-cell table:style-name="ce12" office:value-type="string">
            <text:p>poudre amande</text:p>
          </table:table-cell>
          <table:table-cell table:style-name="ce16" office:value-type="float" office:value="90">
            <text:p>90,00</text:p>
          </table:table-cell>
          <table:table-cell table:style-name="ce20" table:formula="of:=IF([.B12]=0;0;[.C12]*[.J12]/[.B12])" office:value-type="float" office:value="22.86">
            <text:p>22,86</text:p>
          </table:table-cell>
          <table:table-cell table:style-name="ce20" table:formula="of:=IF([.B12]=0;0;[.D12]*[.J12]/[.B12])" office:value-type="float" office:value="1.35">
            <text:p>1,35</text:p>
          </table:table-cell>
          <table:table-cell table:style-name="ce20" table:formula="of:=IF([.B12]=0;0;[.E12]*[.J12]/[.B12])" office:value-type="float" office:value="48.06">
            <text:p>48,06</text:p>
          </table:table-cell>
          <table:table-cell table:style-name="ce20" table:formula="of:=2*([.K12]+[.L12])" office:value-type="float" office:value="48.42">
            <text:p>48,42</text:p>
          </table:table-cell>
          <table:table-cell table:style-name="ce20" table:formula="of:=4*([.K12]+[.L12])+9*[.M12]" office:value-type="float" office:value="529.38">
            <text:p>529,38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3]+[.D13])" office:value-type="float" office:value="0">
            <text:p>0,00</text:p>
          </table:table-cell>
          <table:table-cell table:style-name="ce137" table:formula="of:=IF(([.F13]=0);0;[.E13]*2/[.F13])" office:value-type="float" office:value="0">
            <text:p>0,00</text:p>
          </table:table-cell>
          <table:table-cell table:style-name="ce4" table:formula="of:=4*([.C13]+[.D13])+9*[.E13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3]=0;0;[.C13]*[.J13]/[.B13])" office:value-type="float" office:value="0">
            <text:p>0,00</text:p>
          </table:table-cell>
          <table:table-cell table:style-name="ce20" table:formula="of:=IF([.B13]=0;0;[.D13]*[.J13]/[.B13])" office:value-type="float" office:value="0">
            <text:p>0,00</text:p>
          </table:table-cell>
          <table:table-cell table:style-name="ce20" table:formula="of:=IF([.B13]=0;0;[.E13]*[.J13]/[.B13])" office:value-type="float" office:value="0">
            <text:p>0,00</text:p>
          </table:table-cell>
          <table:table-cell table:style-name="ce20" table:formula="of:=2*([.K13]+[.L13])" office:value-type="float" office:value="0">
            <text:p>0,00</text:p>
          </table:table-cell>
          <table:table-cell table:style-name="ce20" table:formula="of:=4*([.K13]+[.L13])+9*[.M13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4]+[.D14])" office:value-type="float" office:value="0">
            <text:p>0,00</text:p>
          </table:table-cell>
          <table:table-cell table:style-name="ce137" table:formula="of:=IF(([.F14]=0);0;[.E14]*2/[.F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5]+[.D15])" office:value-type="float" office:value="0">
            <text:p>0,00</text:p>
          </table:table-cell>
          <table:table-cell table:style-name="ce137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table:formula="of:=SUM([.J7:.J15])" office:value-type="float" office:value="215">
            <text:p>215,00</text:p>
          </table:table-cell>
          <table:table-cell table:style-name="ce17" table:formula="of:=SUM([.K7:.K15])" office:value-type="float" office:value="33.288">
            <text:p>33,29</text:p>
          </table:table-cell>
          <table:table-cell table:style-name="ce17" table:formula="of:=SUM([.L7:.L15])" office:value-type="float" office:value="9.443">
            <text:p>9,44</text:p>
          </table:table-cell>
          <table:table-cell table:style-name="ce17" table:formula="of:=SUM([.M7:.M15])" office:value-type="float" office:value="85.775">
            <text:p>85,78</text:p>
          </table:table-cell>
          <table:table-cell table:style-name="ce17" table:formula="of:=2*([.K16]+[.L16])" office:value-type="float" office:value="85.462">
            <text:p>85,46</text:p>
          </table:table-cell>
          <table:table-cell table:style-name="ce17" table:formula="of:=4*([.K16]+[.L16])+9*[.M16]" office:value-type="float" office:value="942.899">
            <text:p>942,90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1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15.4827906976744">
            <text:p>15,48</text:p>
          </table:table-cell>
          <table:table-cell table:style-name="ce6" table:formula="of:=IF([.J16]=0;0;[.L16]*[.B19]/[.J16])" office:value-type="float" office:value="4.39209302325581">
            <text:p>4,39</text:p>
          </table:table-cell>
          <table:table-cell table:style-name="ce6" table:formula="of:=IF([.J16]=0;0;[.M16]*[.B19]/[.J16])" office:value-type="float" office:value="39.8953488372093">
            <text:p>39,90</text:p>
          </table:table-cell>
          <table:table-cell table:style-name="ce136" table:formula="of:=2*([.C19]+[.D19])" office:value-type="float" office:value="39.7497674418605">
            <text:p>39,75</text:p>
          </table:table-cell>
          <table:table-cell table:style-name="ce138" table:formula="of:=IF(AND(([.C19]=0);([.D19]=0));0;[.E19]/([.C19]+[.D19]))" office:value-type="float" office:value="2.00732489293487">
            <text:p>2,01</text:p>
          </table:table-cell>
          <table:table-cell table:style-name="ce6" table:formula="of:=4*([.C19]+[.D19])+9*[.E19]" office:value-type="float" office:value="438.557674418605">
            <text:p>438,56</text:p>
          </table:table-cell>
          <table:table-cell office:value-type="string">
            <text:p>Portion 1</text:p>
          </table:table-cell>
          <table:table-cell/>
          <table:table-cell table:formula="of:=IF([.B19]=0;0;[.C19]*[.J19]/[.B19])" office:value-type="float" office:value="0">
            <text:p>0,00</text:p>
          </table:table-cell>
          <table:table-cell table:formula="of:=IF([.B19]=0;0;[.D19]*[.J19]/[.B19])" office:value-type="float" office:value="0">
            <text:p>0,00</text:p>
          </table:table-cell>
          <table:table-cell table:formula="of:=IF([.B19]=0;0;[.E19]*[.J19]/[.B19])" office:value-type="float" office:value="0">
            <text:p>0,00</text:p>
          </table:table-cell>
          <table:table-cell table:formula="of:=2*([.K19]+[.L19])" office:value-type="float" office:value="0">
            <text:p>0,00</text:p>
          </table:table-cell>
          <table:table-cell table:formula="of:=4*([.K19]+[.L19])+9*[.M19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/>
          <table:table-cell table:formula="of:=IF([.B19]=0;0;[.C19]*[.J20]/[.B19])" office:value-type="float" office:value="0">
            <text:p>0,00</text:p>
          </table:table-cell>
          <table:table-cell table:formula="of:=IF([.B19]=0;0;[.D19]*[.J20]/[.B19])" office:value-type="float" office:value="0">
            <text:p>0,00</text:p>
          </table:table-cell>
          <table:table-cell table:formula="of:=IF([.B19]=0;0;[.E19]*[.J20]/[.B19])" office:value-type="float" office:value="0">
            <text:p>0,00</text:p>
          </table:table-cell>
          <table:table-cell table:formula="of:=2*([.K20]+[.L20])" office:value-type="float" office:value="0">
            <text:p>0,00</text:p>
          </table:table-cell>
          <table:table-cell table:formula="of:=4*([.K20]+[.L20])+9*[.M20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/>
          <table:table-cell table:formula="of:=IF([.B19]=0;0;[.C19]*[.J21]/[.B19])" office:value-type="float" office:value="0">
            <text:p>0,00</text:p>
          </table:table-cell>
          <table:table-cell table:formula="of:=IF([.B19]=0;0;[.D19]*[.J21]/[.B19])" office:value-type="float" office:value="0">
            <text:p>0,00</text:p>
          </table:table-cell>
          <table:table-cell table:formula="of:=IF([.B19]=0;0;[.E19]*[.J21]/[.B19])" office:value-type="float" office:value="0">
            <text:p>0,00</text:p>
          </table:table-cell>
          <table:table-cell table:formula="of:=2*([.K21]+[.L21])" office:value-type="float" office:value="0">
            <text:p>0,00</text:p>
          </table:table-cell>
          <table:table-cell table:formula="of:=4*([.K21]+[.L21])+9*[.M21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/>
          <table:table-cell table:formula="of:=IF([.B19]=0;0;[.C19]*[.J22]/[.B19])" office:value-type="float" office:value="0">
            <text:p>0,00</text:p>
          </table:table-cell>
          <table:table-cell table:formula="of:=IF([.B19]=0;0;[.D19]*[.J22]/[.B19])" office:value-type="float" office:value="0">
            <text:p>0,00</text:p>
          </table:table-cell>
          <table:table-cell table:formula="of:=IF([.B19]=0;0;[.E19]*[.J22]/[.B19])" office:value-type="float" office:value="0">
            <text:p>0,00</text:p>
          </table:table-cell>
          <table:table-cell table:formula="of:=2*([.K22]+[.L22])" office:value-type="float" office:value="0">
            <text:p>0,00</text:p>
          </table:table-cell>
          <table:table-cell table:formula="of:=4*([.K22]+[.L22])+9*[.M22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/>
          <table:table-cell table:formula="of:=IF([.B19]=0;0;[.C19]*[.J23]/[.B19])" office:value-type="float" office:value="0">
            <text:p>0,00</text:p>
          </table:table-cell>
          <table:table-cell table:formula="of:=IF([.B19]=0;0;[.D19]*[.J23]/[.B19])" office:value-type="float" office:value="0">
            <text:p>0,00</text:p>
          </table:table-cell>
          <table:table-cell table:formula="of:=IF([.B19]=0;0;[.E19]*[.J23]/[.B19])" office:value-type="float" office:value="0">
            <text:p>0,00</text:p>
          </table:table-cell>
          <table:table-cell table:formula="of:=2*([.K23]+[.L23])" office:value-type="float" office:value="0">
            <text:p>0,00</text:p>
          </table:table-cell>
          <table:table-cell table:formula="of:=4*([.K23]+[.L23])+9*[.M23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/>
          <table:table-cell table:formula="of:=IF([.B19]=0;0;[.C19]*[.J24]/[.B19])" office:value-type="float" office:value="0">
            <text:p>0,00</text:p>
          </table:table-cell>
          <table:table-cell table:formula="of:=IF([.B19]=0;0;[.D19]*[.J24]/[.B19])" office:value-type="float" office:value="0">
            <text:p>0,00</text:p>
          </table:table-cell>
          <table:table-cell table:formula="of:=IF([.B19]=0;0;[.E19]*[.J24]/[.B19])" office:value-type="float" office:value="0">
            <text:p>0,00</text:p>
          </table:table-cell>
          <table:table-cell table:formula="of:=2*([.K24]+[.L24])" office:value-type="float" office:value="0">
            <text:p>0,00</text:p>
          </table:table-cell>
          <table:table-cell table:formula="of:=4*([.K24]+[.L24])+9*[.M24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/>
          <table:table-cell table:formula="of:=IF([.B19]=0;0;[.C19]*[.J25]/[.B19])" office:value-type="float" office:value="0">
            <text:p>0,00</text:p>
          </table:table-cell>
          <table:table-cell table:formula="of:=IF([.B19]=0;0;[.D19]*[.J25]/[.B19])" office:value-type="float" office:value="0">
            <text:p>0,00</text:p>
          </table:table-cell>
          <table:table-cell table:formula="of:=IF([.B19]=0;0;[.E19]*[.J25]/[.B19])" office:value-type="float" office:value="0">
            <text:p>0,00</text:p>
          </table:table-cell>
          <table:table-cell table:formula="of:=2*([.K25]+[.L25])" office:value-type="float" office:value="0">
            <text:p>0,00</text:p>
          </table:table-cell>
          <table:table-cell table:formula="of:=4*([.K25]+[.L25])+9*[.M2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/>
          <table:table-cell table:formula="of:=IF([.B19]=0;0;[.C19]*[.J26]/[.B19])" office:value-type="float" office:value="0">
            <text:p>0,00</text:p>
          </table:table-cell>
          <table:table-cell table:formula="of:=IF([.B19]=0;0;[.D19]*[.J26]/[.B19])" office:value-type="float" office:value="0">
            <text:p>0,00</text:p>
          </table:table-cell>
          <table:table-cell table:formula="of:=IF([.B19]=0;0;[.E19]*[.J26]/[.B19])" office:value-type="float" office:value="0">
            <text:p>0,00</text:p>
          </table:table-cell>
          <table:table-cell table:formula="of:=2*([.K26]+[.L26])" office:value-type="float" office:value="0">
            <text:p>0,00</text:p>
          </table:table-cell>
          <table:table-cell table:formula="of:=4*([.K26]+[.L26])+9*[.M26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/>
          <table:table-cell table:formula="of:=IF([.B19]=0;0;[.C19]*[.J27]/[.B19])" office:value-type="float" office:value="0">
            <text:p>0,00</text:p>
          </table:table-cell>
          <table:table-cell table:formula="of:=IF([.B19]=0;0;[.D19]*[.J27]/[.B19])" office:value-type="float" office:value="0">
            <text:p>0,00</text:p>
          </table:table-cell>
          <table:table-cell table:formula="of:=IF([.B19]=0;0;[.E19]*[.J27]/[.B19])" office:value-type="float" office:value="0">
            <text:p>0,00</text:p>
          </table:table-cell>
          <table:table-cell table:formula="of:=2*([.K27]+[.L27])" office:value-type="float" office:value="0">
            <text:p>0,00</text:p>
          </table:table-cell>
          <table:table-cell table:formula="of:=4*([.K27]+[.L27])+9*[.M27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/>
          <table:table-cell table:formula="of:=IF([.B19]=0;0;[.C19]*[.J28]/[.B19])" office:value-type="float" office:value="0">
            <text:p>0,00</text:p>
          </table:table-cell>
          <table:table-cell table:formula="of:=IF([.B19]=0;0;[.D19]*[.J28]/[.B19])" office:value-type="float" office:value="0">
            <text:p>0,00</text:p>
          </table:table-cell>
          <table:table-cell table:formula="of:=IF([.B19]=0;0;[.E19]*[.J28]/[.B19])" office:value-type="float" office:value="0">
            <text:p>0,00</text:p>
          </table:table-cell>
          <table:table-cell table:formula="of:=2*([.K28]+[.L28])" office:value-type="float" office:value="0">
            <text:p>0,00</text:p>
          </table:table-cell>
          <table:table-cell table:formula="of:=4*([.K28]+[.L28])+9*[.M28]" office:value-type="float" office:value="0">
            <text:p>0,00</text:p>
          </table:table-cell>
        </table:table-row>
      </table:table>
      <table:table table:name="Feuille39" table:style-name="ta1" table:print="false">
        <table:table-column table:style-name="co1" table:number-columns-repeated="8" table:default-cell-style-name="Default"/>
        <table:table-column table:style-name="co1" table:number-columns-repeated="7" table:default-cell-style-name="ce15"/>
        <table:table-row table:style-name="ro1">
          <table:table-cell/>
          <table:table-cell office:value-type="string">
            <text:p>RECETTE</text:p>
          </table:table-cell>
          <table:table-cell office:value-type="string">
            <text:p>farines</text:p>
          </table:table-cell>
          <table:table-cell table:number-columns-repeated="5"/>
          <table:table-cell table:style-name="Default"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1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number-columns-repeated="2" table:style-name="ce4" office:value-type="float" office:value="0.01">
            <text:p>0,01</text:p>
          </table:table-cell>
          <table:table-cell table:style-name="ce4" office:value-type="float" office:value="100">
            <text:p>100,00</text:p>
          </table:table-cell>
          <table:table-cell table:style-name="ce4" table:formula="of:=2*([.C7]+[.D7])" office:value-type="float" office:value="0.04">
            <text:p>0,04</text:p>
          </table:table-cell>
          <table:table-cell table:style-name="ce140" table:formula="of:=IF(([.F7]=0);0;[.E7]*2/[.F7])" office:value-type="float" office:value="5000">
            <text:p>5000,00</text:p>
          </table:table-cell>
          <table:table-cell table:style-name="ce4" table:formula="of:=4*([.C7]+[.D7])+9*[.E7]" office:value-type="float" office:value="900.08">
            <text:p>900,08</text:p>
          </table:table-cell>
          <table:table-cell table:style-name="ce12" office:value-type="string">
            <text:p>huile</text:p>
          </table:table-cell>
          <table:table-cell table:style-name="ce16"/>
          <table:table-cell table:style-name="ce20" table:formula="of:=IF([.B7]=0;0;[.C7]*[.J7]/[.B7])" office:value-type="float" office:value="0">
            <text:p>0,00</text:p>
          </table:table-cell>
          <table:table-cell table:style-name="ce20" table:formula="of:=IF([.B7]=0;0;[.D7]*[.J7]/[.B7])" office:value-type="float" office:value="0">
            <text:p>0,00</text:p>
          </table:table-cell>
          <table:table-cell table:style-name="ce20" table:formula="of:=IF([.B7]=0;0;[.E7]*[.J7]/[.B7])" office:value-type="float" office:value="0">
            <text:p>0,00</text:p>
          </table:table-cell>
          <table:table-cell table:style-name="ce20" table:formula="of:=2*([.K7]+[.L7])" office:value-type="float" office:value="0">
            <text:p>0,00</text:p>
          </table:table-cell>
          <table:table-cell table:style-name="ce20" table:formula="of:=4*([.K7]+[.L7])+9*[.M7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19">
            <text:p>2,19</text:p>
          </table:table-cell>
          <table:table-cell table:style-name="ce4" office:value-type="float" office:value="2.18">
            <text:p>2,18</text:p>
          </table:table-cell>
          <table:table-cell table:style-name="ce4" office:value-type="float" office:value="30">
            <text:p>30,00</text:p>
          </table:table-cell>
          <table:table-cell table:style-name="ce4" table:formula="of:=2*([.C8]+[.D8])" office:value-type="float" office:value="8.74">
            <text:p>8,74</text:p>
          </table:table-cell>
          <table:table-cell table:style-name="ce140" table:formula="of:=IF(([.F8]=0);0;[.E8]*2/[.F8])" office:value-type="float" office:value="6.8649885583524">
            <text:p>6,86</text:p>
          </table:table-cell>
          <table:table-cell table:style-name="ce4" table:formula="of:=4*([.C8]+[.D8])+9*[.E8]" office:value-type="float" office:value="287.48">
            <text:p>287,48</text:p>
          </table:table-cell>
          <table:table-cell table:style-name="ce12" office:value-type="string">
            <text:p>crème 30</text:p>
          </table:table-cell>
          <table:table-cell table:style-name="ce16"/>
          <table:table-cell table:style-name="ce20" table:formula="of:=IF([.B8]=0;0;[.C8]*[.J8]/[.B8])" office:value-type="float" office:value="0">
            <text:p>0,00</text:p>
          </table:table-cell>
          <table:table-cell table:style-name="ce20" table:formula="of:=IF([.B8]=0;0;[.D8]*[.J8]/[.B8])" office:value-type="float" office:value="0">
            <text:p>0,00</text:p>
          </table:table-cell>
          <table:table-cell table:style-name="ce20" table:formula="of:=IF([.B8]=0;0;[.E8]*[.J8]/[.B8])" office:value-type="float" office:value="0">
            <text:p>0,00</text:p>
          </table:table-cell>
          <table:table-cell table:style-name="ce20" table:formula="of:=2*([.K8]+[.L8])" office:value-type="float" office:value="0">
            <text:p>0,00</text:p>
          </table:table-cell>
          <table:table-cell table:style-name="ce20" table:formula="of:=4*([.K8]+[.L8])+9*[.M8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">
            <text:p>1,00</text:p>
          </table:table-cell>
          <table:table-cell table:style-name="ce4" office:value-type="float" office:value="82.2">
            <text:p>82,20</text:p>
          </table:table-cell>
          <table:table-cell table:style-name="ce4" table:formula="of:=2*([.C9]+[.D9])" office:value-type="float" office:value="3.4">
            <text:p>3,40</text:p>
          </table:table-cell>
          <table:table-cell table:style-name="ce140" table:formula="of:=IF(([.F9]=0);0;[.E9]*2/[.F9])" office:value-type="float" office:value="48.3529411764706">
            <text:p>48,35</text:p>
          </table:table-cell>
          <table:table-cell table:style-name="ce4" table:formula="of:=4*([.C9]+[.D9])+9*[.E9]" office:value-type="float" office:value="746.6">
            <text:p>746,60</text:p>
          </table:table-cell>
          <table:table-cell table:style-name="ce12" office:value-type="string">
            <text:p>beurre ou mayo thomi</text:p>
          </table:table-cell>
          <table:table-cell table:style-name="ce16" office:value-type="float" office:value="150">
            <text:p>150,00</text:p>
          </table:table-cell>
          <table:table-cell table:style-name="ce20" table:formula="of:=IF([.B9]=0;0;[.C9]*[.J9]/[.B9])" office:value-type="float" office:value="1.05">
            <text:p>1,05</text:p>
          </table:table-cell>
          <table:table-cell table:style-name="ce20" table:formula="of:=IF([.B9]=0;0;[.D9]*[.J9]/[.B9])" office:value-type="float" office:value="1.5">
            <text:p>1,50</text:p>
          </table:table-cell>
          <table:table-cell table:style-name="ce20" table:formula="of:=IF([.B9]=0;0;[.E9]*[.J9]/[.B9])" office:value-type="float" office:value="123.3">
            <text:p>123,30</text:p>
          </table:table-cell>
          <table:table-cell table:style-name="ce20" table:formula="of:=2*([.K9]+[.L9])" office:value-type="float" office:value="5.1">
            <text:p>5,10</text:p>
          </table:table-cell>
          <table:table-cell table:style-name="ce20" table:formula="of:=4*([.K9]+[.L9])+9*[.M9]" office:value-type="float" office:value="1119.9">
            <text:p>1119,90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8">
            <text:p>18,00</text:p>
          </table:table-cell>
          <table:table-cell table:style-name="ce4" office:value-type="float" office:value="20.8">
            <text:p>20,80</text:p>
          </table:table-cell>
          <table:table-cell table:style-name="ce4" office:value-type="float" office:value="8">
            <text:p>8,00</text:p>
          </table:table-cell>
          <table:table-cell table:style-name="ce4" table:formula="of:=2*([.C10]+[.D10])" office:value-type="float" office:value="77.6">
            <text:p>77,60</text:p>
          </table:table-cell>
          <table:table-cell table:style-name="ce140" table:formula="of:=IF(([.F10]=0);0;[.E10]*2/[.F10])" office:value-type="float" office:value="0.206185567010309">
            <text:p>0,21</text:p>
          </table:table-cell>
          <table:table-cell table:style-name="ce4" table:formula="of:=4*([.C10]+[.D10])+9*[.E10]" office:value-type="float" office:value="227.2">
            <text:p>227,20</text:p>
          </table:table-cell>
          <table:table-cell table:style-name="ce12" office:value-type="string">
            <text:p>farine coco</text:p>
          </table:table-cell>
          <table:table-cell table:style-name="ce16" office:value-type="float" office:value="0">
            <text:p>0,00</text:p>
          </table:table-cell>
          <table:table-cell table:style-name="ce20" table:formula="of:=IF([.B10]=0;0;[.C10]*[.J10]/[.B10])" office:value-type="float" office:value="0">
            <text:p>0,00</text:p>
          </table:table-cell>
          <table:table-cell table:style-name="ce20" table:formula="of:=IF([.B10]=0;0;[.D10]*[.J10]/[.B10])" office:value-type="float" office:value="0">
            <text:p>0,00</text:p>
          </table:table-cell>
          <table:table-cell table:style-name="ce20" table:formula="of:=IF([.B10]=0;0;[.E10]*[.J10]/[.B10])" office:value-type="float" office:value="0">
            <text:p>0,00</text:p>
          </table:table-cell>
          <table:table-cell table:style-name="ce20" table:formula="of:=2*([.K10]+[.L10])" office:value-type="float" office:value="0">
            <text:p>0,00</text:p>
          </table:table-cell>
          <table:table-cell table:style-name="ce20" table:formula="of:=4*([.K10]+[.L10])+9*[.M10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9.5">
            <text:p>9,50</text:p>
          </table:table-cell>
          <table:table-cell table:style-name="ce4" office:value-type="float" office:value="17.2">
            <text:p>17,20</text:p>
          </table:table-cell>
          <table:table-cell table:style-name="ce4" office:value-type="float" office:value="5.7">
            <text:p>5,70</text:p>
          </table:table-cell>
          <table:table-cell table:style-name="ce4" table:formula="of:=2*([.C11]+[.D11])" office:value-type="float" office:value="53.4">
            <text:p>53,40</text:p>
          </table:table-cell>
          <table:table-cell table:style-name="ce140" table:formula="of:=IF(([.F11]=0);0;[.E11]*2/[.F11])" office:value-type="float" office:value="0.213483146067416">
            <text:p>0,21</text:p>
          </table:table-cell>
          <table:table-cell table:style-name="ce4" table:formula="of:=4*([.C11]+[.D11])+9*[.E11]" office:value-type="float" office:value="158.1">
            <text:p>158,10</text:p>
          </table:table-cell>
          <table:table-cell table:style-name="ce12" office:value-type="string">
            <text:p>pepin de raisin</text:p>
          </table:table-cell>
          <table:table-cell table:style-name="ce16" office:value-type="float" office:value="0">
            <text:p>0,00</text:p>
          </table:table-cell>
          <table:table-cell table:style-name="ce20" table:formula="of:=IF([.B11]=0;0;[.C11]*[.J11]/[.B11])" office:value-type="float" office:value="0">
            <text:p>0,00</text:p>
          </table:table-cell>
          <table:table-cell table:style-name="ce20" table:formula="of:=IF([.B11]=0;0;[.D11]*[.J11]/[.B11])" office:value-type="float" office:value="0">
            <text:p>0,00</text:p>
          </table:table-cell>
          <table:table-cell table:style-name="ce20" table:formula="of:=IF([.B11]=0;0;[.E11]*[.J11]/[.B11])" office:value-type="float" office:value="0">
            <text:p>0,00</text:p>
          </table:table-cell>
          <table:table-cell table:style-name="ce20" table:formula="of:=2*([.K11]+[.L11])" office:value-type="float" office:value="0">
            <text:p>0,00</text:p>
          </table:table-cell>
          <table:table-cell table:style-name="ce20" table:formula="of:=4*([.K11]+[.L11])+9*[.M11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3.9">
            <text:p>3,90</text:p>
          </table:table-cell>
          <table:table-cell table:style-name="ce4" office:value-type="float" office:value="46.7">
            <text:p>46,70</text:p>
          </table:table-cell>
          <table:table-cell table:style-name="ce4" office:value-type="float" office:value="19.4">
            <text:p>19,40</text:p>
          </table:table-cell>
          <table:table-cell table:style-name="ce4" table:formula="of:=2*([.C12]+[.D12])" office:value-type="float" office:value="101.2">
            <text:p>101,20</text:p>
          </table:table-cell>
          <table:table-cell table:style-name="ce140" table:formula="of:=IF(([.F12]=0);0;[.E12]*2/[.F12])" office:value-type="float" office:value="0.383399209486166">
            <text:p>0,38</text:p>
          </table:table-cell>
          <table:table-cell table:style-name="ce4" table:formula="of:=4*([.C12]+[.D12])+9*[.E12]" office:value-type="float" office:value="377">
            <text:p>377,00</text:p>
          </table:table-cell>
          <table:table-cell table:style-name="ce12" office:value-type="string">
            <text:p>souchet</text:p>
          </table:table-cell>
          <table:table-cell table:style-name="ce16" office:value-type="float" office:value="100">
            <text:p>100,00</text:p>
          </table:table-cell>
          <table:table-cell table:style-name="ce20" table:formula="of:=IF([.B12]=0;0;[.C12]*[.J12]/[.B12])" office:value-type="float" office:value="3.9">
            <text:p>3,90</text:p>
          </table:table-cell>
          <table:table-cell table:style-name="ce20" table:formula="of:=IF([.B12]=0;0;[.D12]*[.J12]/[.B12])" office:value-type="float" office:value="46.7">
            <text:p>46,70</text:p>
          </table:table-cell>
          <table:table-cell table:style-name="ce20" table:formula="of:=IF([.B12]=0;0;[.E12]*[.J12]/[.B12])" office:value-type="float" office:value="19.4">
            <text:p>19,40</text:p>
          </table:table-cell>
          <table:table-cell table:style-name="ce20" table:formula="of:=2*([.K12]+[.L12])" office:value-type="float" office:value="101.2">
            <text:p>101,20</text:p>
          </table:table-cell>
          <table:table-cell table:style-name="ce20" table:formula="of:=4*([.K12]+[.L12])+9*[.M12]" office:value-type="float" office:value="377">
            <text:p>377,00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35.2">
            <text:p>35,20</text:p>
          </table:table-cell>
          <table:table-cell table:style-name="ce4" office:value-type="float" office:value="33.6">
            <text:p>33,60</text:p>
          </table:table-cell>
          <table:table-cell table:style-name="ce4" office:value-type="float" office:value="25.4">
            <text:p>25,40</text:p>
          </table:table-cell>
          <table:table-cell table:style-name="ce4" table:formula="of:=2*([.C13]+[.D13])" office:value-type="float" office:value="137.6">
            <text:p>137,60</text:p>
          </table:table-cell>
          <table:table-cell table:style-name="ce140" table:formula="of:=IF(([.F13]=0);0;[.E13]*2/[.F13])" office:value-type="float" office:value="0.369186046511628">
            <text:p>0,37</text:p>
          </table:table-cell>
          <table:table-cell table:style-name="ce4" table:formula="of:=4*([.C13]+[.D13])+9*[.E13]" office:value-type="float" office:value="503.8">
            <text:p>503,80</text:p>
          </table:table-cell>
          <table:table-cell table:style-name="ce12" office:value-type="string">
            <text:p>soja</text:p>
          </table:table-cell>
          <table:table-cell table:style-name="ce16" office:value-type="float" office:value="0">
            <text:p>0,00</text:p>
          </table:table-cell>
          <table:table-cell table:style-name="ce20" table:formula="of:=IF([.B13]=0;0;[.C13]*[.J13]/[.B13])" office:value-type="float" office:value="0">
            <text:p>0,00</text:p>
          </table:table-cell>
          <table:table-cell table:style-name="ce20" table:formula="of:=IF([.B13]=0;0;[.D13]*[.J13]/[.B13])" office:value-type="float" office:value="0">
            <text:p>0,00</text:p>
          </table:table-cell>
          <table:table-cell table:style-name="ce20" table:formula="of:=IF([.B13]=0;0;[.E13]*[.J13]/[.B13])" office:value-type="float" office:value="0">
            <text:p>0,00</text:p>
          </table:table-cell>
          <table:table-cell table:style-name="ce20" table:formula="of:=2*([.K13]+[.L13])" office:value-type="float" office:value="0">
            <text:p>0,00</text:p>
          </table:table-cell>
          <table:table-cell table:style-name="ce20" table:formula="of:=4*([.K13]+[.L13])+9*[.M13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37.5">
            <text:p>37,50</text:p>
          </table:table-cell>
          <table:table-cell table:style-name="ce4" office:value-type="float" office:value="13">
            <text:p>13,00</text:p>
          </table:table-cell>
          <table:table-cell table:style-name="ce4" office:value-type="float" office:value="20">
            <text:p>20,00</text:p>
          </table:table-cell>
          <table:table-cell table:style-name="ce4" table:formula="of:=2*([.C14]+[.D14])" office:value-type="float" office:value="101">
            <text:p>101,00</text:p>
          </table:table-cell>
          <table:table-cell table:style-name="ce140" table:formula="of:=IF(([.F14]=0);0;[.E14]*2/[.F14])" office:value-type="float" office:value="0.396039603960396">
            <text:p>0,40</text:p>
          </table:table-cell>
          <table:table-cell table:style-name="ce4" table:formula="of:=4*([.C14]+[.D14])+9*[.E14]" office:value-type="float" office:value="382">
            <text:p>382,00</text:p>
          </table:table-cell>
          <table:table-cell table:style-name="ce12"/>
          <table:table-cell table:style-name="ce16" office:value-type="float" office:value="0">
            <text:p>0,00</text:p>
          </table:table-cell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5]+[.D15])" office:value-type="float" office:value="0">
            <text:p>0,00</text:p>
          </table:table-cell>
          <table:table-cell table:style-name="ce140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table:formula="of:=SUM([.J7:.J15])" office:value-type="float" office:value="250">
            <text:p>250,00</text:p>
          </table:table-cell>
          <table:table-cell table:style-name="ce17" table:formula="of:=SUM([.K7:.K15])" office:value-type="float" office:value="4.95">
            <text:p>4,95</text:p>
          </table:table-cell>
          <table:table-cell table:style-name="ce17" table:formula="of:=SUM([.L7:.L15])" office:value-type="float" office:value="48.2">
            <text:p>48,20</text:p>
          </table:table-cell>
          <table:table-cell table:style-name="ce17" table:formula="of:=SUM([.M7:.M15])" office:value-type="float" office:value="142.7">
            <text:p>142,70</text:p>
          </table:table-cell>
          <table:table-cell table:style-name="ce17" table:formula="of:=2*([.K16]+[.L16])" office:value-type="float" office:value="106.3">
            <text:p>106,30</text:p>
          </table:table-cell>
          <table:table-cell table:style-name="ce17" table:formula="of:=4*([.K16]+[.L16])+9*[.M16]" office:value-type="float" office:value="1496.9">
            <text:p>1496,90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1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1.98">
            <text:p>1,98</text:p>
          </table:table-cell>
          <table:table-cell table:style-name="ce6" table:formula="of:=IF([.J16]=0;0;[.L16]*[.B19]/[.J16])" office:value-type="float" office:value="19.28">
            <text:p>19,28</text:p>
          </table:table-cell>
          <table:table-cell table:style-name="ce6" table:formula="of:=IF([.J16]=0;0;[.M16]*[.B19]/[.J16])" office:value-type="float" office:value="57.08">
            <text:p>57,08</text:p>
          </table:table-cell>
          <table:table-cell table:style-name="ce139" table:formula="of:=2*([.C19]+[.D19])" office:value-type="float" office:value="42.52">
            <text:p>42,52</text:p>
          </table:table-cell>
          <table:table-cell table:style-name="ce141" table:formula="of:=IF(AND(([.C19]=0);([.D19]=0));0;[.E19]/([.C19]+[.D19]))" office:value-type="float" office:value="2.68485418626529">
            <text:p>2,68</text:p>
          </table:table-cell>
          <table:table-cell table:style-name="ce6" table:formula="of:=4*([.C19]+[.D19])+9*[.E19]" office:value-type="float" office:value="598.76">
            <text:p>598,76</text:p>
          </table:table-cell>
          <table:table-cell office:value-type="string">
            <text:p>Portion 1</text:p>
          </table:table-cell>
          <table:table-cell/>
          <table:table-cell table:formula="of:=IF([.B19]=0;0;[.C19]*[.J19]/[.B19])" office:value-type="float" office:value="0">
            <text:p>0,00</text:p>
          </table:table-cell>
          <table:table-cell table:formula="of:=IF([.B19]=0;0;[.D19]*[.J19]/[.B19])" office:value-type="float" office:value="0">
            <text:p>0,00</text:p>
          </table:table-cell>
          <table:table-cell table:formula="of:=IF([.B19]=0;0;[.E19]*[.J19]/[.B19])" office:value-type="float" office:value="0">
            <text:p>0,00</text:p>
          </table:table-cell>
          <table:table-cell table:formula="of:=2*([.K19]+[.L19])" office:value-type="float" office:value="0">
            <text:p>0,00</text:p>
          </table:table-cell>
          <table:table-cell table:formula="of:=4*([.K19]+[.L19])+9*[.M19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/>
          <table:table-cell table:formula="of:=IF([.B19]=0;0;[.C19]*[.J20]/[.B19])" office:value-type="float" office:value="0">
            <text:p>0,00</text:p>
          </table:table-cell>
          <table:table-cell table:formula="of:=IF([.B19]=0;0;[.D19]*[.J20]/[.B19])" office:value-type="float" office:value="0">
            <text:p>0,00</text:p>
          </table:table-cell>
          <table:table-cell table:formula="of:=IF([.B19]=0;0;[.E19]*[.J20]/[.B19])" office:value-type="float" office:value="0">
            <text:p>0,00</text:p>
          </table:table-cell>
          <table:table-cell table:formula="of:=2*([.K20]+[.L20])" office:value-type="float" office:value="0">
            <text:p>0,00</text:p>
          </table:table-cell>
          <table:table-cell table:formula="of:=4*([.K20]+[.L20])+9*[.M20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/>
          <table:table-cell table:formula="of:=IF([.B19]=0;0;[.C19]*[.J21]/[.B19])" office:value-type="float" office:value="0">
            <text:p>0,00</text:p>
          </table:table-cell>
          <table:table-cell table:formula="of:=IF([.B19]=0;0;[.D19]*[.J21]/[.B19])" office:value-type="float" office:value="0">
            <text:p>0,00</text:p>
          </table:table-cell>
          <table:table-cell table:formula="of:=IF([.B19]=0;0;[.E19]*[.J21]/[.B19])" office:value-type="float" office:value="0">
            <text:p>0,00</text:p>
          </table:table-cell>
          <table:table-cell table:formula="of:=2*([.K21]+[.L21])" office:value-type="float" office:value="0">
            <text:p>0,00</text:p>
          </table:table-cell>
          <table:table-cell table:formula="of:=4*([.K21]+[.L21])+9*[.M21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/>
          <table:table-cell table:formula="of:=IF([.B19]=0;0;[.C19]*[.J22]/[.B19])" office:value-type="float" office:value="0">
            <text:p>0,00</text:p>
          </table:table-cell>
          <table:table-cell table:formula="of:=IF([.B19]=0;0;[.D19]*[.J22]/[.B19])" office:value-type="float" office:value="0">
            <text:p>0,00</text:p>
          </table:table-cell>
          <table:table-cell table:formula="of:=IF([.B19]=0;0;[.E19]*[.J22]/[.B19])" office:value-type="float" office:value="0">
            <text:p>0,00</text:p>
          </table:table-cell>
          <table:table-cell table:formula="of:=2*([.K22]+[.L22])" office:value-type="float" office:value="0">
            <text:p>0,00</text:p>
          </table:table-cell>
          <table:table-cell table:formula="of:=4*([.K22]+[.L22])+9*[.M22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/>
          <table:table-cell table:formula="of:=IF([.B19]=0;0;[.C19]*[.J23]/[.B19])" office:value-type="float" office:value="0">
            <text:p>0,00</text:p>
          </table:table-cell>
          <table:table-cell table:formula="of:=IF([.B19]=0;0;[.D19]*[.J23]/[.B19])" office:value-type="float" office:value="0">
            <text:p>0,00</text:p>
          </table:table-cell>
          <table:table-cell table:formula="of:=IF([.B19]=0;0;[.E19]*[.J23]/[.B19])" office:value-type="float" office:value="0">
            <text:p>0,00</text:p>
          </table:table-cell>
          <table:table-cell table:formula="of:=2*([.K23]+[.L23])" office:value-type="float" office:value="0">
            <text:p>0,00</text:p>
          </table:table-cell>
          <table:table-cell table:formula="of:=4*([.K23]+[.L23])+9*[.M23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/>
          <table:table-cell table:formula="of:=IF([.B19]=0;0;[.C19]*[.J24]/[.B19])" office:value-type="float" office:value="0">
            <text:p>0,00</text:p>
          </table:table-cell>
          <table:table-cell table:formula="of:=IF([.B19]=0;0;[.D19]*[.J24]/[.B19])" office:value-type="float" office:value="0">
            <text:p>0,00</text:p>
          </table:table-cell>
          <table:table-cell table:formula="of:=IF([.B19]=0;0;[.E19]*[.J24]/[.B19])" office:value-type="float" office:value="0">
            <text:p>0,00</text:p>
          </table:table-cell>
          <table:table-cell table:formula="of:=2*([.K24]+[.L24])" office:value-type="float" office:value="0">
            <text:p>0,00</text:p>
          </table:table-cell>
          <table:table-cell table:formula="of:=4*([.K24]+[.L24])+9*[.M24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/>
          <table:table-cell table:formula="of:=IF([.B19]=0;0;[.C19]*[.J25]/[.B19])" office:value-type="float" office:value="0">
            <text:p>0,00</text:p>
          </table:table-cell>
          <table:table-cell table:formula="of:=IF([.B19]=0;0;[.D19]*[.J25]/[.B19])" office:value-type="float" office:value="0">
            <text:p>0,00</text:p>
          </table:table-cell>
          <table:table-cell table:formula="of:=IF([.B19]=0;0;[.E19]*[.J25]/[.B19])" office:value-type="float" office:value="0">
            <text:p>0,00</text:p>
          </table:table-cell>
          <table:table-cell table:formula="of:=2*([.K25]+[.L25])" office:value-type="float" office:value="0">
            <text:p>0,00</text:p>
          </table:table-cell>
          <table:table-cell table:formula="of:=4*([.K25]+[.L25])+9*[.M2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/>
          <table:table-cell table:formula="of:=IF([.B19]=0;0;[.C19]*[.J26]/[.B19])" office:value-type="float" office:value="0">
            <text:p>0,00</text:p>
          </table:table-cell>
          <table:table-cell table:formula="of:=IF([.B19]=0;0;[.D19]*[.J26]/[.B19])" office:value-type="float" office:value="0">
            <text:p>0,00</text:p>
          </table:table-cell>
          <table:table-cell table:formula="of:=IF([.B19]=0;0;[.E19]*[.J26]/[.B19])" office:value-type="float" office:value="0">
            <text:p>0,00</text:p>
          </table:table-cell>
          <table:table-cell table:formula="of:=2*([.K26]+[.L26])" office:value-type="float" office:value="0">
            <text:p>0,00</text:p>
          </table:table-cell>
          <table:table-cell table:formula="of:=4*([.K26]+[.L26])+9*[.M26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/>
          <table:table-cell table:formula="of:=IF([.B19]=0;0;[.C19]*[.J27]/[.B19])" office:value-type="float" office:value="0">
            <text:p>0,00</text:p>
          </table:table-cell>
          <table:table-cell table:formula="of:=IF([.B19]=0;0;[.D19]*[.J27]/[.B19])" office:value-type="float" office:value="0">
            <text:p>0,00</text:p>
          </table:table-cell>
          <table:table-cell table:formula="of:=IF([.B19]=0;0;[.E19]*[.J27]/[.B19])" office:value-type="float" office:value="0">
            <text:p>0,00</text:p>
          </table:table-cell>
          <table:table-cell table:formula="of:=2*([.K27]+[.L27])" office:value-type="float" office:value="0">
            <text:p>0,00</text:p>
          </table:table-cell>
          <table:table-cell table:formula="of:=4*([.K27]+[.L27])+9*[.M27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/>
          <table:table-cell table:formula="of:=IF([.B19]=0;0;[.C19]*[.J28]/[.B19])" office:value-type="float" office:value="0">
            <text:p>0,00</text:p>
          </table:table-cell>
          <table:table-cell table:formula="of:=IF([.B19]=0;0;[.D19]*[.J28]/[.B19])" office:value-type="float" office:value="0">
            <text:p>0,00</text:p>
          </table:table-cell>
          <table:table-cell table:formula="of:=IF([.B19]=0;0;[.E19]*[.J28]/[.B19])" office:value-type="float" office:value="0">
            <text:p>0,00</text:p>
          </table:table-cell>
          <table:table-cell table:formula="of:=2*([.K28]+[.L28])" office:value-type="float" office:value="0">
            <text:p>0,00</text:p>
          </table:table-cell>
          <table:table-cell table:formula="of:=4*([.K28]+[.L28])+9*[.M28]" office:value-type="float" office:value="0">
            <text:p>0,00</text:p>
          </table:table-cell>
        </table:table-row>
      </table:table>
      <table:table table:name="barque" table:style-name="ta1" table:print="false">
        <table:table-column table:style-name="co1" table:number-columns-repeated="8" table:default-cell-style-name="Default"/>
        <table:table-column table:style-name="co1" table:number-columns-repeated="7" table:default-cell-style-name="ce15"/>
        <table:table-row table:style-name="ro1">
          <table:table-cell/>
          <table:table-cell office:value-type="string">
            <text:p>RECETTE</text:p>
          </table:table-cell>
          <table:table-cell table:number-columns-repeated="6"/>
          <table:table-cell table:style-name="Default"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1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number-columns-repeated="2" table:style-name="ce4" office:value-type="float" office:value="0.01">
            <text:p>0,01</text:p>
          </table:table-cell>
          <table:table-cell table:style-name="ce4" office:value-type="float" office:value="100">
            <text:p>100,00</text:p>
          </table:table-cell>
          <table:table-cell table:style-name="ce4" table:formula="of:=2*([.C7]+[.D7])" office:value-type="float" office:value="0.04">
            <text:p>0,04</text:p>
          </table:table-cell>
          <table:table-cell table:style-name="ce143" table:formula="of:=IF(([.F7]=0);0;[.E7]*2/[.F7])" office:value-type="float" office:value="5000">
            <text:p>5000,00</text:p>
          </table:table-cell>
          <table:table-cell table:style-name="ce4" table:formula="of:=4*([.C7]+[.D7])+9*[.E7]" office:value-type="float" office:value="900.08">
            <text:p>900,08</text:p>
          </table:table-cell>
          <table:table-cell table:style-name="ce12" office:value-type="string">
            <text:p>huile</text:p>
          </table:table-cell>
          <table:table-cell table:style-name="ce16"/>
          <table:table-cell table:style-name="ce20" table:formula="of:=IF([.B7]=0;0;[.C7]*[.J7]/[.B7])" office:value-type="float" office:value="0">
            <text:p>0,00</text:p>
          </table:table-cell>
          <table:table-cell table:style-name="ce20" table:formula="of:=IF([.B7]=0;0;[.D7]*[.J7]/[.B7])" office:value-type="float" office:value="0">
            <text:p>0,00</text:p>
          </table:table-cell>
          <table:table-cell table:style-name="ce20" table:formula="of:=IF([.B7]=0;0;[.E7]*[.J7]/[.B7])" office:value-type="float" office:value="0">
            <text:p>0,00</text:p>
          </table:table-cell>
          <table:table-cell table:style-name="ce20" table:formula="of:=2*([.K7]+[.L7])" office:value-type="float" office:value="0">
            <text:p>0,00</text:p>
          </table:table-cell>
          <table:table-cell table:style-name="ce20" table:formula="of:=4*([.K7]+[.L7])+9*[.M7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19">
            <text:p>2,19</text:p>
          </table:table-cell>
          <table:table-cell table:style-name="ce4" office:value-type="float" office:value="2.18">
            <text:p>2,18</text:p>
          </table:table-cell>
          <table:table-cell table:style-name="ce4" office:value-type="float" office:value="30">
            <text:p>30,00</text:p>
          </table:table-cell>
          <table:table-cell table:style-name="ce4" table:formula="of:=2*([.C8]+[.D8])" office:value-type="float" office:value="8.74">
            <text:p>8,74</text:p>
          </table:table-cell>
          <table:table-cell table:style-name="ce143" table:formula="of:=IF(([.F8]=0);0;[.E8]*2/[.F8])" office:value-type="float" office:value="6.8649885583524">
            <text:p>6,86</text:p>
          </table:table-cell>
          <table:table-cell table:style-name="ce4" table:formula="of:=4*([.C8]+[.D8])+9*[.E8]" office:value-type="float" office:value="287.48">
            <text:p>287,48</text:p>
          </table:table-cell>
          <table:table-cell table:style-name="ce12" office:value-type="string">
            <text:p>crème 30</text:p>
          </table:table-cell>
          <table:table-cell table:style-name="ce16"/>
          <table:table-cell table:style-name="ce20" table:formula="of:=IF([.B8]=0;0;[.C8]*[.J8]/[.B8])" office:value-type="float" office:value="0">
            <text:p>0,00</text:p>
          </table:table-cell>
          <table:table-cell table:style-name="ce20" table:formula="of:=IF([.B8]=0;0;[.D8]*[.J8]/[.B8])" office:value-type="float" office:value="0">
            <text:p>0,00</text:p>
          </table:table-cell>
          <table:table-cell table:style-name="ce20" table:formula="of:=IF([.B8]=0;0;[.E8]*[.J8]/[.B8])" office:value-type="float" office:value="0">
            <text:p>0,00</text:p>
          </table:table-cell>
          <table:table-cell table:style-name="ce20" table:formula="of:=2*([.K8]+[.L8])" office:value-type="float" office:value="0">
            <text:p>0,00</text:p>
          </table:table-cell>
          <table:table-cell table:style-name="ce20" table:formula="of:=4*([.K8]+[.L8])+9*[.M8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">
            <text:p>1,00</text:p>
          </table:table-cell>
          <table:table-cell table:style-name="ce4" office:value-type="float" office:value="82.2">
            <text:p>82,20</text:p>
          </table:table-cell>
          <table:table-cell table:style-name="ce4" table:formula="of:=2*([.C9]+[.D9])" office:value-type="float" office:value="3.4">
            <text:p>3,40</text:p>
          </table:table-cell>
          <table:table-cell table:style-name="ce143" table:formula="of:=IF(([.F9]=0);0;[.E9]*2/[.F9])" office:value-type="float" office:value="48.3529411764706">
            <text:p>48,35</text:p>
          </table:table-cell>
          <table:table-cell table:style-name="ce4" table:formula="of:=4*([.C9]+[.D9])+9*[.E9]" office:value-type="float" office:value="746.6">
            <text:p>746,60</text:p>
          </table:table-cell>
          <table:table-cell table:style-name="ce12" office:value-type="string">
            <text:p>beurre ou mayo thomi</text:p>
          </table:table-cell>
          <table:table-cell table:style-name="ce16" office:value-type="float" office:value="14">
            <text:p>14,00</text:p>
          </table:table-cell>
          <table:table-cell table:style-name="ce20" table:formula="of:=IF([.B9]=0;0;[.C9]*[.J9]/[.B9])" office:value-type="float" office:value="0.098">
            <text:p>0,10</text:p>
          </table:table-cell>
          <table:table-cell table:style-name="ce20" table:formula="of:=IF([.B9]=0;0;[.D9]*[.J9]/[.B9])" office:value-type="float" office:value="0.14">
            <text:p>0,14</text:p>
          </table:table-cell>
          <table:table-cell table:style-name="ce20" table:formula="of:=IF([.B9]=0;0;[.E9]*[.J9]/[.B9])" office:value-type="float" office:value="11.508">
            <text:p>11,51</text:p>
          </table:table-cell>
          <table:table-cell table:style-name="ce20" table:formula="of:=2*([.K9]+[.L9])" office:value-type="float" office:value="0.476">
            <text:p>0,48</text:p>
          </table:table-cell>
          <table:table-cell table:style-name="ce20" table:formula="of:=4*([.K9]+[.L9])+9*[.M9]" office:value-type="float" office:value="104.524">
            <text:p>104,52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">
            <text:p>1,00</text:p>
          </table:table-cell>
          <table:table-cell table:style-name="ce4" office:value-type="float" office:value="1.6">
            <text:p>1,60</text:p>
          </table:table-cell>
          <table:table-cell table:style-name="ce4" office:value-type="float" office:value="0.1">
            <text:p>0,10</text:p>
          </table:table-cell>
          <table:table-cell table:style-name="ce4" table:formula="of:=2*([.C10]+[.D10])" office:value-type="float" office:value="5.2">
            <text:p>5,20</text:p>
          </table:table-cell>
          <table:table-cell table:style-name="ce143" table:formula="of:=IF(([.F10]=0);0;[.E10]*2/[.F10])" office:value-type="float" office:value="0.0384615384615385">
            <text:p>0,04</text:p>
          </table:table-cell>
          <table:table-cell table:style-name="ce4" table:formula="of:=4*([.C10]+[.D10])+9*[.E10]" office:value-type="float" office:value="11.3">
            <text:p>11,30</text:p>
          </table:table-cell>
          <table:table-cell table:style-name="ce12" office:value-type="string">
            <text:p>endive</text:p>
          </table:table-cell>
          <table:table-cell table:style-name="ce16" office:value-type="float" office:value="30">
            <text:p>30,00</text:p>
          </table:table-cell>
          <table:table-cell table:style-name="ce20" table:formula="of:=IF([.B10]=0;0;[.C10]*[.J10]/[.B10])" office:value-type="float" office:value="0.3">
            <text:p>0,30</text:p>
          </table:table-cell>
          <table:table-cell table:style-name="ce20" table:formula="of:=IF([.B10]=0;0;[.D10]*[.J10]/[.B10])" office:value-type="float" office:value="0.48">
            <text:p>0,48</text:p>
          </table:table-cell>
          <table:table-cell table:style-name="ce20" table:formula="of:=IF([.B10]=0;0;[.E10]*[.J10]/[.B10])" office:value-type="float" office:value="0.03">
            <text:p>0,03</text:p>
          </table:table-cell>
          <table:table-cell table:style-name="ce20" table:formula="of:=2*([.K10]+[.L10])" office:value-type="float" office:value="1.56">
            <text:p>1,56</text:p>
          </table:table-cell>
          <table:table-cell table:style-name="ce20" table:formula="of:=4*([.K10]+[.L10])+9*[.M10]" office:value-type="float" office:value="3.39">
            <text:p>3,39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0.8">
            <text:p>20,80</text:p>
          </table:table-cell>
          <table:table-cell table:style-name="ce4" office:value-type="float" office:value="0.01">
            <text:p>0,01</text:p>
          </table:table-cell>
          <table:table-cell table:style-name="ce4" office:value-type="float" office:value="12.4">
            <text:p>12,40</text:p>
          </table:table-cell>
          <table:table-cell table:style-name="ce4" table:formula="of:=2*([.C11]+[.D11])" office:value-type="float" office:value="41.62">
            <text:p>41,62</text:p>
          </table:table-cell>
          <table:table-cell table:style-name="ce143" table:formula="of:=IF(([.F11]=0);0;[.E11]*2/[.F11])" office:value-type="float" office:value="0.595867371456031">
            <text:p>0,60</text:p>
          </table:table-cell>
          <table:table-cell table:style-name="ce4" table:formula="of:=4*([.C11]+[.D11])+9*[.E11]" office:value-type="float" office:value="194.84">
            <text:p>194,84</text:p>
          </table:table-cell>
          <table:table-cell table:style-name="ce12" office:value-type="string">
            <text:p>saumon fumé</text:p>
          </table:table-cell>
          <table:table-cell table:style-name="ce16" office:value-type="float" office:value="30">
            <text:p>30,00</text:p>
          </table:table-cell>
          <table:table-cell table:style-name="ce20" table:formula="of:=IF([.B11]=0;0;[.C11]*[.J11]/[.B11])" office:value-type="float" office:value="6.24">
            <text:p>6,24</text:p>
          </table:table-cell>
          <table:table-cell table:style-name="ce20" table:formula="of:=IF([.B11]=0;0;[.D11]*[.J11]/[.B11])" office:value-type="float" office:value="0.003">
            <text:p>0,00</text:p>
          </table:table-cell>
          <table:table-cell table:style-name="ce20" table:formula="of:=IF([.B11]=0;0;[.E11]*[.J11]/[.B11])" office:value-type="float" office:value="3.72">
            <text:p>3,72</text:p>
          </table:table-cell>
          <table:table-cell table:style-name="ce20" table:formula="of:=2*([.K11]+[.L11])" office:value-type="float" office:value="12.486">
            <text:p>12,49</text:p>
          </table:table-cell>
          <table:table-cell table:style-name="ce20" table:formula="of:=4*([.K11]+[.L11])+9*[.M11]" office:value-type="float" office:value="58.452">
            <text:p>58,45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7">
            <text:p>7,00</text:p>
          </table:table-cell>
          <table:table-cell table:style-name="ce4" office:value-type="float" office:value="3">
            <text:p>3,00</text:p>
          </table:table-cell>
          <table:table-cell table:style-name="ce4" office:value-type="float" office:value="19">
            <text:p>19,00</text:p>
          </table:table-cell>
          <table:table-cell table:style-name="ce4" table:formula="of:=2*([.C12]+[.D12])" office:value-type="float" office:value="20">
            <text:p>20,00</text:p>
          </table:table-cell>
          <table:table-cell table:style-name="ce143" table:formula="of:=IF(([.F12]=0);0;[.E12]*2/[.F12])" office:value-type="float" office:value="1.9">
            <text:p>1,90</text:p>
          </table:table-cell>
          <table:table-cell table:style-name="ce4" table:formula="of:=4*([.C12]+[.D12])+9*[.E12]" office:value-type="float" office:value="211">
            <text:p>211,00</text:p>
          </table:table-cell>
          <table:table-cell table:style-name="ce12" office:value-type="string">
            <text:p>naturais</text:p>
          </table:table-cell>
          <table:table-cell table:style-name="ce16" office:value-type="float" office:value="30">
            <text:p>30,00</text:p>
          </table:table-cell>
          <table:table-cell table:style-name="ce20" table:formula="of:=IF([.B12]=0;0;[.C12]*[.J12]/[.B12])" office:value-type="float" office:value="2.1">
            <text:p>2,10</text:p>
          </table:table-cell>
          <table:table-cell table:style-name="ce20" table:formula="of:=IF([.B12]=0;0;[.D12]*[.J12]/[.B12])" office:value-type="float" office:value="0.9">
            <text:p>0,90</text:p>
          </table:table-cell>
          <table:table-cell table:style-name="ce20" table:formula="of:=IF([.B12]=0;0;[.E12]*[.J12]/[.B12])" office:value-type="float" office:value="5.7">
            <text:p>5,70</text:p>
          </table:table-cell>
          <table:table-cell table:style-name="ce20" table:formula="of:=2*([.K12]+[.L12])" office:value-type="float" office:value="6">
            <text:p>6,00</text:p>
          </table:table-cell>
          <table:table-cell table:style-name="ce20" table:formula="of:=4*([.K12]+[.L12])+9*[.M12]" office:value-type="float" office:value="63.3">
            <text:p>63,30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3]+[.D13])" office:value-type="float" office:value="0">
            <text:p>0,00</text:p>
          </table:table-cell>
          <table:table-cell table:style-name="ce143" table:formula="of:=IF(([.F13]=0);0;[.E13]*2/[.F13])" office:value-type="float" office:value="0">
            <text:p>0,00</text:p>
          </table:table-cell>
          <table:table-cell table:style-name="ce4" table:formula="of:=4*([.C13]+[.D13])+9*[.E13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3]=0;0;[.C13]*[.J13]/[.B13])" office:value-type="float" office:value="0">
            <text:p>0,00</text:p>
          </table:table-cell>
          <table:table-cell table:style-name="ce20" table:formula="of:=IF([.B13]=0;0;[.D13]*[.J13]/[.B13])" office:value-type="float" office:value="0">
            <text:p>0,00</text:p>
          </table:table-cell>
          <table:table-cell table:style-name="ce20" table:formula="of:=IF([.B13]=0;0;[.E13]*[.J13]/[.B13])" office:value-type="float" office:value="0">
            <text:p>0,00</text:p>
          </table:table-cell>
          <table:table-cell table:style-name="ce20" table:formula="of:=2*([.K13]+[.L13])" office:value-type="float" office:value="0">
            <text:p>0,00</text:p>
          </table:table-cell>
          <table:table-cell table:style-name="ce20" table:formula="of:=4*([.K13]+[.L13])+9*[.M13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4]+[.D14])" office:value-type="float" office:value="0">
            <text:p>0,00</text:p>
          </table:table-cell>
          <table:table-cell table:style-name="ce143" table:formula="of:=IF(([.F14]=0);0;[.E14]*2/[.F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2*([.C15]+[.D15])" office:value-type="float" office:value="0">
            <text:p>0,00</text:p>
          </table:table-cell>
          <table:table-cell table:style-name="ce143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table:formula="of:=SUM([.J7:.J15])" office:value-type="float" office:value="104">
            <text:p>104,00</text:p>
          </table:table-cell>
          <table:table-cell table:style-name="ce17" table:formula="of:=SUM([.K7:.K15])" office:value-type="float" office:value="8.738">
            <text:p>8,74</text:p>
          </table:table-cell>
          <table:table-cell table:style-name="ce17" table:formula="of:=SUM([.L7:.L15])" office:value-type="float" office:value="1.523">
            <text:p>1,52</text:p>
          </table:table-cell>
          <table:table-cell table:style-name="ce17" table:formula="of:=SUM([.M7:.M15])" office:value-type="float" office:value="20.958">
            <text:p>20,96</text:p>
          </table:table-cell>
          <table:table-cell table:style-name="ce17" table:formula="of:=2*([.K16]+[.L16])" office:value-type="float" office:value="20.522">
            <text:p>20,52</text:p>
          </table:table-cell>
          <table:table-cell table:style-name="ce17" table:formula="of:=4*([.K16]+[.L16])+9*[.M16]" office:value-type="float" office:value="229.666">
            <text:p>229,67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1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8.40192307692308">
            <text:p>8,40</text:p>
          </table:table-cell>
          <table:table-cell table:style-name="ce6" table:formula="of:=IF([.J16]=0;0;[.L16]*[.B19]/[.J16])" office:value-type="float" office:value="1.46442307692308">
            <text:p>1,46</text:p>
          </table:table-cell>
          <table:table-cell table:style-name="ce6" table:formula="of:=IF([.J16]=0;0;[.M16]*[.B19]/[.J16])" office:value-type="float" office:value="20.1519230769231">
            <text:p>20,15</text:p>
          </table:table-cell>
          <table:table-cell table:style-name="ce142" table:formula="of:=2*([.C19]+[.D19])" office:value-type="float" office:value="19.7326923076923">
            <text:p>19,73</text:p>
          </table:table-cell>
          <table:table-cell table:style-name="ce144" table:formula="of:=IF(AND(([.C19]=0);([.D19]=0));0;[.E19]/([.C19]+[.D19]))" office:value-type="float" office:value="2.04249098528408">
            <text:p>2,04</text:p>
          </table:table-cell>
          <table:table-cell table:style-name="ce6" table:formula="of:=4*([.C19]+[.D19])+9*[.E19]" office:value-type="float" office:value="220.832692307692">
            <text:p>220,83</text:p>
          </table:table-cell>
          <table:table-cell office:value-type="string">
            <text:p>Portion 1</text:p>
          </table:table-cell>
          <table:table-cell/>
          <table:table-cell table:formula="of:=IF([.B19]=0;0;[.C19]*[.J19]/[.B19])" office:value-type="float" office:value="0">
            <text:p>0,00</text:p>
          </table:table-cell>
          <table:table-cell table:formula="of:=IF([.B19]=0;0;[.D19]*[.J19]/[.B19])" office:value-type="float" office:value="0">
            <text:p>0,00</text:p>
          </table:table-cell>
          <table:table-cell table:formula="of:=IF([.B19]=0;0;[.E19]*[.J19]/[.B19])" office:value-type="float" office:value="0">
            <text:p>0,00</text:p>
          </table:table-cell>
          <table:table-cell table:formula="of:=2*([.K19]+[.L19])" office:value-type="float" office:value="0">
            <text:p>0,00</text:p>
          </table:table-cell>
          <table:table-cell table:formula="of:=4*([.K19]+[.L19])+9*[.M19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/>
          <table:table-cell table:formula="of:=IF([.B19]=0;0;[.C19]*[.J20]/[.B19])" office:value-type="float" office:value="0">
            <text:p>0,00</text:p>
          </table:table-cell>
          <table:table-cell table:formula="of:=IF([.B19]=0;0;[.D19]*[.J20]/[.B19])" office:value-type="float" office:value="0">
            <text:p>0,00</text:p>
          </table:table-cell>
          <table:table-cell table:formula="of:=IF([.B19]=0;0;[.E19]*[.J20]/[.B19])" office:value-type="float" office:value="0">
            <text:p>0,00</text:p>
          </table:table-cell>
          <table:table-cell table:formula="of:=2*([.K20]+[.L20])" office:value-type="float" office:value="0">
            <text:p>0,00</text:p>
          </table:table-cell>
          <table:table-cell table:formula="of:=4*([.K20]+[.L20])+9*[.M20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/>
          <table:table-cell table:formula="of:=IF([.B19]=0;0;[.C19]*[.J21]/[.B19])" office:value-type="float" office:value="0">
            <text:p>0,00</text:p>
          </table:table-cell>
          <table:table-cell table:formula="of:=IF([.B19]=0;0;[.D19]*[.J21]/[.B19])" office:value-type="float" office:value="0">
            <text:p>0,00</text:p>
          </table:table-cell>
          <table:table-cell table:formula="of:=IF([.B19]=0;0;[.E19]*[.J21]/[.B19])" office:value-type="float" office:value="0">
            <text:p>0,00</text:p>
          </table:table-cell>
          <table:table-cell table:formula="of:=2*([.K21]+[.L21])" office:value-type="float" office:value="0">
            <text:p>0,00</text:p>
          </table:table-cell>
          <table:table-cell table:formula="of:=4*([.K21]+[.L21])+9*[.M21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/>
          <table:table-cell table:formula="of:=IF([.B19]=0;0;[.C19]*[.J22]/[.B19])" office:value-type="float" office:value="0">
            <text:p>0,00</text:p>
          </table:table-cell>
          <table:table-cell table:formula="of:=IF([.B19]=0;0;[.D19]*[.J22]/[.B19])" office:value-type="float" office:value="0">
            <text:p>0,00</text:p>
          </table:table-cell>
          <table:table-cell table:formula="of:=IF([.B19]=0;0;[.E19]*[.J22]/[.B19])" office:value-type="float" office:value="0">
            <text:p>0,00</text:p>
          </table:table-cell>
          <table:table-cell table:formula="of:=2*([.K22]+[.L22])" office:value-type="float" office:value="0">
            <text:p>0,00</text:p>
          </table:table-cell>
          <table:table-cell table:formula="of:=4*([.K22]+[.L22])+9*[.M22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/>
          <table:table-cell table:formula="of:=IF([.B19]=0;0;[.C19]*[.J23]/[.B19])" office:value-type="float" office:value="0">
            <text:p>0,00</text:p>
          </table:table-cell>
          <table:table-cell table:formula="of:=IF([.B19]=0;0;[.D19]*[.J23]/[.B19])" office:value-type="float" office:value="0">
            <text:p>0,00</text:p>
          </table:table-cell>
          <table:table-cell table:formula="of:=IF([.B19]=0;0;[.E19]*[.J23]/[.B19])" office:value-type="float" office:value="0">
            <text:p>0,00</text:p>
          </table:table-cell>
          <table:table-cell table:formula="of:=2*([.K23]+[.L23])" office:value-type="float" office:value="0">
            <text:p>0,00</text:p>
          </table:table-cell>
          <table:table-cell table:formula="of:=4*([.K23]+[.L23])+9*[.M23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/>
          <table:table-cell table:formula="of:=IF([.B19]=0;0;[.C19]*[.J24]/[.B19])" office:value-type="float" office:value="0">
            <text:p>0,00</text:p>
          </table:table-cell>
          <table:table-cell table:formula="of:=IF([.B19]=0;0;[.D19]*[.J24]/[.B19])" office:value-type="float" office:value="0">
            <text:p>0,00</text:p>
          </table:table-cell>
          <table:table-cell table:formula="of:=IF([.B19]=0;0;[.E19]*[.J24]/[.B19])" office:value-type="float" office:value="0">
            <text:p>0,00</text:p>
          </table:table-cell>
          <table:table-cell table:formula="of:=2*([.K24]+[.L24])" office:value-type="float" office:value="0">
            <text:p>0,00</text:p>
          </table:table-cell>
          <table:table-cell table:formula="of:=4*([.K24]+[.L24])+9*[.M24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/>
          <table:table-cell table:formula="of:=IF([.B19]=0;0;[.C19]*[.J25]/[.B19])" office:value-type="float" office:value="0">
            <text:p>0,00</text:p>
          </table:table-cell>
          <table:table-cell table:formula="of:=IF([.B19]=0;0;[.D19]*[.J25]/[.B19])" office:value-type="float" office:value="0">
            <text:p>0,00</text:p>
          </table:table-cell>
          <table:table-cell table:formula="of:=IF([.B19]=0;0;[.E19]*[.J25]/[.B19])" office:value-type="float" office:value="0">
            <text:p>0,00</text:p>
          </table:table-cell>
          <table:table-cell table:formula="of:=2*([.K25]+[.L25])" office:value-type="float" office:value="0">
            <text:p>0,00</text:p>
          </table:table-cell>
          <table:table-cell table:formula="of:=4*([.K25]+[.L25])+9*[.M2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/>
          <table:table-cell table:formula="of:=IF([.B19]=0;0;[.C19]*[.J26]/[.B19])" office:value-type="float" office:value="0">
            <text:p>0,00</text:p>
          </table:table-cell>
          <table:table-cell table:formula="of:=IF([.B19]=0;0;[.D19]*[.J26]/[.B19])" office:value-type="float" office:value="0">
            <text:p>0,00</text:p>
          </table:table-cell>
          <table:table-cell table:formula="of:=IF([.B19]=0;0;[.E19]*[.J26]/[.B19])" office:value-type="float" office:value="0">
            <text:p>0,00</text:p>
          </table:table-cell>
          <table:table-cell table:formula="of:=2*([.K26]+[.L26])" office:value-type="float" office:value="0">
            <text:p>0,00</text:p>
          </table:table-cell>
          <table:table-cell table:formula="of:=4*([.K26]+[.L26])+9*[.M26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/>
          <table:table-cell table:formula="of:=IF([.B19]=0;0;[.C19]*[.J27]/[.B19])" office:value-type="float" office:value="0">
            <text:p>0,00</text:p>
          </table:table-cell>
          <table:table-cell table:formula="of:=IF([.B19]=0;0;[.D19]*[.J27]/[.B19])" office:value-type="float" office:value="0">
            <text:p>0,00</text:p>
          </table:table-cell>
          <table:table-cell table:formula="of:=IF([.B19]=0;0;[.E19]*[.J27]/[.B19])" office:value-type="float" office:value="0">
            <text:p>0,00</text:p>
          </table:table-cell>
          <table:table-cell table:formula="of:=2*([.K27]+[.L27])" office:value-type="float" office:value="0">
            <text:p>0,00</text:p>
          </table:table-cell>
          <table:table-cell table:formula="of:=4*([.K27]+[.L27])+9*[.M27]" office:value-type="float" office:value="0">
            <text:p>0,00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/>
          <table:table-cell table:formula="of:=IF([.B19]=0;0;[.C19]*[.J28]/[.B19])" office:value-type="float" office:value="0">
            <text:p>0,00</text:p>
          </table:table-cell>
          <table:table-cell table:formula="of:=IF([.B19]=0;0;[.D19]*[.J28]/[.B19])" office:value-type="float" office:value="0">
            <text:p>0,00</text:p>
          </table:table-cell>
          <table:table-cell table:formula="of:=IF([.B19]=0;0;[.E19]*[.J28]/[.B19])" office:value-type="float" office:value="0">
            <text:p>0,00</text:p>
          </table:table-cell>
          <table:table-cell table:formula="of:=2*([.K28]+[.L28])" office:value-type="float" office:value="0">
            <text:p>0,00</text:p>
          </table:table-cell>
          <table:table-cell table:formula="of:=4*([.K28]+[.L28])+9*[.M28]" office:value-type="float" office:value="0">
            <text:p>0,00</text:p>
          </table:table-cell>
        </table:table-row>
      </table:table>
      <table:table table:name="choconoisette" table:style-name="ta1" table:print="false">
        <table:table-column table:style-name="co1" table:number-columns-repeated="5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6" table:default-cell-style-name="ce15"/>
        <table:table-column table:style-name="co9" table:default-cell-style-name="ce15"/>
        <table:table-column table:style-name="co12" table:default-cell-style-name="ce15"/>
        <table:table-row table:style-name="ro1">
          <table:table-cell office:value-type="string">
            <text:p>gâteaux choco-noisette</text:p>
          </table:table-cell>
          <table:table-cell table:number-columns-repeated="7"/>
          <table:table-cell table:style-name="Default" table:number-columns-repeated="7"/>
        </table:table-row>
        <table:table-row table:style-name="ro1">
          <table:table-cell office:value-type="string">
            <text:p><text:s/>Au moins autant de poudre de noisette que d'oeuf en masse. chocolat selon le goût (ne change pas le ratio mais alourdit la facture calorique)</text:p>
          </table:table-cell>
          <table:table-cell table:number-columns-repeated="7"/>
          <table:table-cell table:style-name="Default" table:number-columns-repeated="7"/>
        </table:table-row>
        <table:table-row table:style-name="ro1">
          <table:table-cell office:value-type="string">
            <text:p>Peser les œufs . Même poids de poudre de noisette et moitié de chocolat. Mélanger noisette œuf battu et chocolat fondu et un peu d'eau. Répartir dans moule en silicone et <text:s/>Cuire 5 min au micro-onde pleine puissance</text:p>
          </table:table-cell>
          <table:table-cell table:number-columns-repeated="7"/>
          <table:table-cell table:style-name="Default" table:number-columns-repeated="7"/>
        </table:table-row>
        <table:table-row table:style-name="ro1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1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6.4">
            <text:p>16,40</text:p>
          </table:table-cell>
          <table:table-cell table:style-name="ce4" office:value-type="float" office:value="5.62">
            <text:p>5,62</text:p>
          </table:table-cell>
          <table:table-cell table:style-name="ce4" office:value-type="float" office:value="63">
            <text:p>63,00</text:p>
          </table:table-cell>
          <table:table-cell table:style-name="ce4" table:formula="of:=2*([.C7]+[.D7])" office:value-type="float" office:value="44.04">
            <text:p>44,04</text:p>
          </table:table-cell>
          <table:table-cell table:style-name="ce188" table:formula="of:=IF(([.F7]=0);0;[.E7]*2/[.F7])" office:value-type="float" office:value="2.86103542234332">
            <text:p>2,86</text:p>
          </table:table-cell>
          <table:table-cell table:style-name="ce4" table:formula="of:=4*([.C7]+[.D7])+9*[.E7]" office:value-type="float" office:value="655.08">
            <text:p>655,08</text:p>
          </table:table-cell>
          <table:table-cell table:style-name="ce12" office:value-type="string">
            <text:p>poudre de noisette</text:p>
          </table:table-cell>
          <table:table-cell table:style-name="ce16" office:value-type="float" office:value="75">
            <text:p>75,00</text:p>
          </table:table-cell>
          <table:table-cell table:style-name="ce20" table:formula="of:=IF([.B7]=0;0;[.C7]*[.J7]/[.B7])" office:value-type="float" office:value="12.3">
            <text:p>12,30</text:p>
          </table:table-cell>
          <table:table-cell table:style-name="ce20" table:formula="of:=IF([.B7]=0;0;[.D7]*[.J7]/[.B7])" office:value-type="float" office:value="4.215">
            <text:p>4,22</text:p>
          </table:table-cell>
          <table:table-cell table:style-name="ce20" table:formula="of:=IF([.B7]=0;0;[.E7]*[.J7]/[.B7])" office:value-type="float" office:value="47.25">
            <text:p>47,25</text:p>
          </table:table-cell>
          <table:table-cell table:style-name="ce20" table:formula="of:=2*([.K7]+[.L7])" office:value-type="float" office:value="33.03">
            <text:p>33,03</text:p>
          </table:table-cell>
          <table:table-cell table:style-name="ce20" table:formula="of:=4*([.K7]+[.L7])+9*[.M7]" office:value-type="float" office:value="491.31">
            <text:p>491,31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2.3">
            <text:p>12,3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0.3">
            <text:p>10,30</text:p>
          </table:table-cell>
          <table:table-cell table:style-name="ce4" table:formula="of:=2*([.C8]+[.D8])" office:value-type="float" office:value="26">
            <text:p>26,00</text:p>
          </table:table-cell>
          <table:table-cell table:style-name="ce188" table:formula="of:=IF(([.F8]=0);0;[.E8]*2/[.F8])" office:value-type="float" office:value="0.792307692307692">
            <text:p>0,79</text:p>
          </table:table-cell>
          <table:table-cell table:style-name="ce4" table:formula="of:=4*([.C8]+[.D8])+9*[.E8]" office:value-type="float" office:value="144.7">
            <text:p>144,70</text:p>
          </table:table-cell>
          <table:table-cell table:style-name="ce12" office:value-type="string">
            <text:p>œufs</text:p>
          </table:table-cell>
          <table:table-cell table:style-name="ce16" office:value-type="float" office:value="100">
            <text:p>100,00</text:p>
          </table:table-cell>
          <table:table-cell table:style-name="ce20" table:formula="of:=IF([.B8]=0;0;[.C8]*[.J8]/[.B8])" office:value-type="float" office:value="12.3">
            <text:p>12,30</text:p>
          </table:table-cell>
          <table:table-cell table:style-name="ce20" table:formula="of:=IF([.B8]=0;0;[.D8]*[.J8]/[.B8])" office:value-type="float" office:value="0.7">
            <text:p>0,70</text:p>
          </table:table-cell>
          <table:table-cell table:style-name="ce20" table:formula="of:=IF([.B8]=0;0;[.E8]*[.J8]/[.B8])" office:value-type="float" office:value="10.3">
            <text:p>10,30</text:p>
          </table:table-cell>
          <table:table-cell table:style-name="ce20" table:formula="of:=2*([.K8]+[.L8])" office:value-type="float" office:value="26">
            <text:p>26,00</text:p>
          </table:table-cell>
          <table:table-cell table:style-name="ce20" table:formula="of:=4*([.K8]+[.L8])+9*[.M8]" office:value-type="float" office:value="144.7">
            <text:p>144,70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8.5">
            <text:p>8,50</text:p>
          </table:table-cell>
          <table:table-cell table:style-name="ce4" office:value-type="float" office:value="18.5">
            <text:p>18,50</text:p>
          </table:table-cell>
          <table:table-cell table:style-name="ce4" office:value-type="float" office:value="56.5">
            <text:p>56,50</text:p>
          </table:table-cell>
          <table:table-cell table:style-name="ce4" table:formula="of:=2*([.C9]+[.D9])" office:value-type="float" office:value="54">
            <text:p>54,00</text:p>
          </table:table-cell>
          <table:table-cell table:style-name="ce188" table:formula="of:=IF(([.F9]=0);0;[.E9]*2/[.F9])" office:value-type="float" office:value="2.09259259259259">
            <text:p>2,09</text:p>
          </table:table-cell>
          <table:table-cell table:style-name="ce4" table:formula="of:=4*([.C9]+[.D9])+9*[.E9]" office:value-type="float" office:value="616.5">
            <text:p>616,50</text:p>
          </table:table-cell>
          <table:table-cell table:style-name="ce12" office:value-type="string">
            <text:p>Chocolat 86%</text:p>
          </table:table-cell>
          <table:table-cell table:style-name="ce16" office:value-type="float" office:value="20">
            <text:p>20,00</text:p>
          </table:table-cell>
          <table:table-cell table:style-name="ce20" table:formula="of:=IF([.B9]=0;0;[.C9]*[.J9]/[.B9])" office:value-type="float" office:value="1.7">
            <text:p>1,70</text:p>
          </table:table-cell>
          <table:table-cell table:style-name="ce20" table:formula="of:=IF([.B9]=0;0;[.D9]*[.J9]/[.B9])" office:value-type="float" office:value="3.7">
            <text:p>3,70</text:p>
          </table:table-cell>
          <table:table-cell table:style-name="ce20" table:formula="of:=IF([.B9]=0;0;[.E9]*[.J9]/[.B9])" office:value-type="float" office:value="11.3">
            <text:p>11,30</text:p>
          </table:table-cell>
          <table:table-cell table:style-name="ce20" table:formula="of:=2*([.K9]+[.L9])" office:value-type="float" office:value="10.8">
            <text:p>10,80</text:p>
          </table:table-cell>
          <table:table-cell table:style-name="ce20" table:formula="of:=4*([.K9]+[.L9])+9*[.M9]" office:value-type="float" office:value="123.3">
            <text:p>123,30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 office:value-type="float" office:value="0">
            <text:p>0,00</text:p>
          </table:table-cell>
          <table:table-cell table:style-name="ce4" table:formula="of:=2*([.C10]+[.D10])" office:value-type="float" office:value="0">
            <text:p>0,00</text:p>
          </table:table-cell>
          <table:table-cell table:style-name="ce188" table:formula="of:=IF(([.F10]=0);0;[.E10]*2/[.F10])" office:value-type="float" office:value="0">
            <text:p>0,00</text:p>
          </table:table-cell>
          <table:table-cell table:style-name="ce4" table:formula="of:=4*([.C10]+[.D10])+9*[.E10]" office:value-type="float" office:value="0">
            <text:p>0,00</text:p>
          </table:table-cell>
          <table:table-cell table:style-name="ce12" office:value-type="string">
            <text:p>Eau</text:p>
          </table:table-cell>
          <table:table-cell table:style-name="ce16" office:value-type="float" office:value="50">
            <text:p>50,00</text:p>
          </table:table-cell>
          <table:table-cell table:style-name="ce20" table:formula="of:=IF([.B10]=0;0;[.C10]*[.J10]/[.B10])" office:value-type="float" office:value="0">
            <text:p>0,00</text:p>
          </table:table-cell>
          <table:table-cell table:style-name="ce20" table:formula="of:=IF([.B10]=0;0;[.D10]*[.J10]/[.B10])" office:value-type="float" office:value="0">
            <text:p>0,00</text:p>
          </table:table-cell>
          <table:table-cell table:style-name="ce20" table:formula="of:=IF([.B10]=0;0;[.E10]*[.J10]/[.B10])" office:value-type="float" office:value="0">
            <text:p>0,00</text:p>
          </table:table-cell>
          <table:table-cell table:style-name="ce20" table:formula="of:=2*([.K10]+[.L10])" office:value-type="float" office:value="0">
            <text:p>0,00</text:p>
          </table:table-cell>
          <table:table-cell table:style-name="ce20" table:formula="of:=4*([.K10]+[.L10])+9*[.M10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number-columns-repeated="4" table:style-name="ce4"/>
          <table:table-cell table:style-name="ce4" table:formula="of:=2*([.C11]+[.D11])" office:value-type="float" office:value="0">
            <text:p>0,00</text:p>
          </table:table-cell>
          <table:table-cell table:style-name="ce188" table:formula="of:=IF(([.F11]=0);0;[.E11]*2/[.F11])" office:value-type="float" office:value="0">
            <text:p>0,00</text:p>
          </table:table-cell>
          <table:table-cell table:style-name="ce4" table:formula="of:=4*([.C11]+[.D11])+9*[.E11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1]=0;0;[.C11]*[.J11]/[.B11])" office:value-type="float" office:value="0">
            <text:p>0,00</text:p>
          </table:table-cell>
          <table:table-cell table:style-name="ce20" table:formula="of:=IF([.B11]=0;0;[.D11]*[.J11]/[.B11])" office:value-type="float" office:value="0">
            <text:p>0,00</text:p>
          </table:table-cell>
          <table:table-cell table:style-name="ce20" table:formula="of:=IF([.B11]=0;0;[.E11]*[.J11]/[.B11])" office:value-type="float" office:value="0">
            <text:p>0,00</text:p>
          </table:table-cell>
          <table:table-cell table:style-name="ce20" table:formula="of:=2*([.K11]+[.L11])" office:value-type="float" office:value="0">
            <text:p>0,00</text:p>
          </table:table-cell>
          <table:table-cell table:style-name="ce20" table:formula="of:=4*([.K11]+[.L11])+9*[.M11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number-columns-repeated="4" table:style-name="ce4"/>
          <table:table-cell table:style-name="ce4" table:formula="of:=2*([.C12]+[.D12])" office:value-type="float" office:value="0">
            <text:p>0,00</text:p>
          </table:table-cell>
          <table:table-cell table:style-name="ce188" table:formula="of:=IF(([.F12]=0);0;[.E12]*2/[.F12])" office:value-type="float" office:value="0">
            <text:p>0,00</text:p>
          </table:table-cell>
          <table:table-cell table:style-name="ce4" table:formula="of:=4*([.C12]+[.D12])+9*[.E12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2]=0;0;[.C12]*[.J12]/[.B12])" office:value-type="float" office:value="0">
            <text:p>0,00</text:p>
          </table:table-cell>
          <table:table-cell table:style-name="ce20" table:formula="of:=IF([.B12]=0;0;[.D12]*[.J12]/[.B12])" office:value-type="float" office:value="0">
            <text:p>0,00</text:p>
          </table:table-cell>
          <table:table-cell table:style-name="ce20" table:formula="of:=IF([.B12]=0;0;[.E12]*[.J12]/[.B12])" office:value-type="float" office:value="0">
            <text:p>0,00</text:p>
          </table:table-cell>
          <table:table-cell table:style-name="ce20" table:formula="of:=2*([.K12]+[.L12])" office:value-type="float" office:value="0">
            <text:p>0,00</text:p>
          </table:table-cell>
          <table:table-cell table:style-name="ce20" table:formula="of:=4*([.K12]+[.L12])+9*[.M12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number-columns-repeated="4" table:style-name="ce4"/>
          <table:table-cell table:style-name="ce4" table:formula="of:=2*([.C13]+[.D13])" office:value-type="float" office:value="0">
            <text:p>0,00</text:p>
          </table:table-cell>
          <table:table-cell table:style-name="ce188" table:formula="of:=IF(([.F13]=0);0;[.E13]*2/[.F13])" office:value-type="float" office:value="0">
            <text:p>0,00</text:p>
          </table:table-cell>
          <table:table-cell table:style-name="ce4" table:formula="of:=4*([.C13]+[.D13])+9*[.E13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3]=0;0;[.C13]*[.J13]/[.B13])" office:value-type="float" office:value="0">
            <text:p>0,00</text:p>
          </table:table-cell>
          <table:table-cell table:style-name="ce20" table:formula="of:=IF([.B13]=0;0;[.D13]*[.J13]/[.B13])" office:value-type="float" office:value="0">
            <text:p>0,00</text:p>
          </table:table-cell>
          <table:table-cell table:style-name="ce20" table:formula="of:=IF([.B13]=0;0;[.E13]*[.J13]/[.B13])" office:value-type="float" office:value="0">
            <text:p>0,00</text:p>
          </table:table-cell>
          <table:table-cell table:style-name="ce20" table:formula="of:=2*([.K13]+[.L13])" office:value-type="float" office:value="0">
            <text:p>0,00</text:p>
          </table:table-cell>
          <table:table-cell table:style-name="ce20" table:formula="of:=4*([.K13]+[.L13])+9*[.M13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number-columns-repeated="4" table:style-name="ce4"/>
          <table:table-cell table:style-name="ce4" table:formula="of:=2*([.C14]+[.D14])" office:value-type="float" office:value="0">
            <text:p>0,00</text:p>
          </table:table-cell>
          <table:table-cell table:style-name="ce188" table:formula="of:=IF(([.F14]=0);0;[.E14]*2/[.F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number-columns-repeated="4" table:style-name="ce4"/>
          <table:table-cell table:style-name="ce4" table:formula="of:=2*([.C15]+[.D15])" office:value-type="float" office:value="0">
            <text:p>0,00</text:p>
          </table:table-cell>
          <table:table-cell table:style-name="ce188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office:value-type="float" office:value="345">
            <text:p>345,00</text:p>
          </table:table-cell>
          <table:table-cell table:style-name="ce17" table:formula="of:=SUM([.K7:.K15])" office:value-type="float" office:value="26.3">
            <text:p>26,30</text:p>
          </table:table-cell>
          <table:table-cell table:style-name="ce17" table:formula="of:=SUM([.L7:.L15])" office:value-type="float" office:value="8.615">
            <text:p>8,62</text:p>
          </table:table-cell>
          <table:table-cell table:style-name="ce17" table:formula="of:=SUM([.M7:.M15])" office:value-type="float" office:value="68.85">
            <text:p>68,85</text:p>
          </table:table-cell>
          <table:table-cell table:style-name="ce17" table:formula="of:=2*([.K16]+[.L16])" office:value-type="float" office:value="69.83">
            <text:p>69,83</text:p>
          </table:table-cell>
          <table:table-cell table:style-name="ce17" table:formula="of:=4*([.K16]+[.L16])+9*[.M16]" office:value-type="float" office:value="759.31">
            <text:p>759,31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1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7.6231884057971">
            <text:p>7,62</text:p>
          </table:table-cell>
          <table:table-cell table:style-name="ce6" table:formula="of:=IF([.J16]=0;0;[.L16]*[.B19]/[.J16])" office:value-type="float" office:value="2.49710144927536">
            <text:p>2,50</text:p>
          </table:table-cell>
          <table:table-cell table:style-name="ce6" table:formula="of:=IF([.J16]=0;0;[.M16]*[.B19]/[.J16])" office:value-type="float" office:value="19.9565217391304">
            <text:p>19,96</text:p>
          </table:table-cell>
          <table:table-cell table:style-name="ce187" table:formula="of:=2*([.C19]+[.D19])" office:value-type="float" office:value="20.2405797101449">
            <text:p>20,24</text:p>
          </table:table-cell>
          <table:table-cell table:style-name="ce189" table:formula="of:=IF(ISBLANK([.C19]);0;[.E19]/([.C19]+[.D19]))" office:value-type="float" office:value="1.97193183445511">
            <text:p>1,97</text:p>
          </table:table-cell>
          <table:table-cell table:style-name="ce6" table:formula="of:=4*([.C19]+[.D19])+9*[.E19]" office:value-type="float" office:value="220.089855072464">
            <text:p>220,09</text:p>
          </table:table-cell>
          <table:table-cell office:value-type="string">
            <text:p>Portion 1</text:p>
          </table:table-cell>
          <table:table-cell office:value-type="float" office:value="38">
            <text:p>38,00</text:p>
          </table:table-cell>
          <table:table-cell table:formula="of:=IF([.B19]=0;0;[.C19]*[.J19]/[.B19])" office:value-type="float" office:value="2.8968115942029">
            <text:p>2,90</text:p>
          </table:table-cell>
          <table:table-cell table:formula="of:=IF([.B19]=0;0;[.D19]*[.J19]/[.B19])" office:value-type="float" office:value="0.948898550724638">
            <text:p>0,95</text:p>
          </table:table-cell>
          <table:table-cell table:formula="of:=IF([.B19]=0;0;[.E19]*[.J19]/[.B19])" office:value-type="float" office:value="7.58347826086957">
            <text:p>7,58</text:p>
          </table:table-cell>
          <table:table-cell table:formula="of:=2*([.K19]+[.L19])" office:value-type="float" office:value="7.69142028985507">
            <text:p>7,69</text:p>
          </table:table-cell>
          <table:table-cell table:formula="of:=4*([.K19]+[.L19])+9*[.M19]" office:value-type="float" office:value="83.6341449275362">
            <text:p>83,63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 office:value-type="float" office:value="39">
            <text:p>39,00</text:p>
          </table:table-cell>
          <table:table-cell table:formula="of:=IF([.B19]=0;0;[.C19]*[.J20]/[.B19])" office:value-type="float" office:value="2.97304347826087">
            <text:p>2,97</text:p>
          </table:table-cell>
          <table:table-cell table:formula="of:=IF([.B19]=0;0;[.D19]*[.J20]/[.B19])" office:value-type="float" office:value="0.973869565217391">
            <text:p>0,97</text:p>
          </table:table-cell>
          <table:table-cell table:formula="of:=IF([.B19]=0;0;[.E19]*[.J20]/[.B19])" office:value-type="float" office:value="7.78304347826087">
            <text:p>7,78</text:p>
          </table:table-cell>
          <table:table-cell table:formula="of:=2*([.K20]+[.L20])" office:value-type="float" office:value="7.89382608695652">
            <text:p>7,89</text:p>
          </table:table-cell>
          <table:table-cell table:formula="of:=4*([.K20]+[.L20])+9*[.M20]" office:value-type="float" office:value="85.8350434782609">
            <text:p>85,84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 office:value-type="float" office:value="40">
            <text:p>40,00</text:p>
          </table:table-cell>
          <table:table-cell table:formula="of:=IF([.B19]=0;0;[.C19]*[.J21]/[.B19])" office:value-type="float" office:value="3.04927536231884">
            <text:p>3,05</text:p>
          </table:table-cell>
          <table:table-cell table:formula="of:=IF([.B19]=0;0;[.D19]*[.J21]/[.B19])" office:value-type="float" office:value="0.998840579710145">
            <text:p>1,00</text:p>
          </table:table-cell>
          <table:table-cell table:formula="of:=IF([.B19]=0;0;[.E19]*[.J21]/[.B19])" office:value-type="float" office:value="7.98260869565217">
            <text:p>7,98</text:p>
          </table:table-cell>
          <table:table-cell table:formula="of:=2*([.K21]+[.L21])" office:value-type="float" office:value="8.09623188405797">
            <text:p>8,10</text:p>
          </table:table-cell>
          <table:table-cell table:formula="of:=4*([.K21]+[.L21])+9*[.M21]" office:value-type="float" office:value="88.0359420289855">
            <text:p>88,04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 office:value-type="float" office:value="41">
            <text:p>41,00</text:p>
          </table:table-cell>
          <table:table-cell table:formula="of:=IF([.B19]=0;0;[.C19]*[.J22]/[.B19])" office:value-type="float" office:value="3.12550724637681">
            <text:p>3,13</text:p>
          </table:table-cell>
          <table:table-cell table:formula="of:=IF([.B19]=0;0;[.D19]*[.J22]/[.B19])" office:value-type="float" office:value="1.0238115942029">
            <text:p>1,02</text:p>
          </table:table-cell>
          <table:table-cell table:formula="of:=IF([.B19]=0;0;[.E19]*[.J22]/[.B19])" office:value-type="float" office:value="8.18217391304348">
            <text:p>8,18</text:p>
          </table:table-cell>
          <table:table-cell table:formula="of:=2*([.K22]+[.L22])" office:value-type="float" office:value="8.29863768115942">
            <text:p>8,30</text:p>
          </table:table-cell>
          <table:table-cell table:formula="of:=4*([.K22]+[.L22])+9*[.M22]" office:value-type="float" office:value="90.2368405797101">
            <text:p>90,24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 office:value-type="float" office:value="42">
            <text:p>42,00</text:p>
          </table:table-cell>
          <table:table-cell table:formula="of:=IF([.B19]=0;0;[.C19]*[.J23]/[.B19])" office:value-type="float" office:value="3.20173913043478">
            <text:p>3,20</text:p>
          </table:table-cell>
          <table:table-cell table:formula="of:=IF([.B19]=0;0;[.D19]*[.J23]/[.B19])" office:value-type="float" office:value="1.04878260869565">
            <text:p>1,05</text:p>
          </table:table-cell>
          <table:table-cell table:formula="of:=IF([.B19]=0;0;[.E19]*[.J23]/[.B19])" office:value-type="float" office:value="8.38173913043478">
            <text:p>8,38</text:p>
          </table:table-cell>
          <table:table-cell table:formula="of:=2*([.K23]+[.L23])" office:value-type="float" office:value="8.50104347826087">
            <text:p>8,50</text:p>
          </table:table-cell>
          <table:table-cell table:formula="of:=4*([.K23]+[.L23])+9*[.M23]" office:value-type="float" office:value="92.4377391304348">
            <text:p>92,44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 office:value-type="float" office:value="43">
            <text:p>43,00</text:p>
          </table:table-cell>
          <table:table-cell table:formula="of:=IF([.B19]=0;0;[.C19]*[.J24]/[.B19])" office:value-type="float" office:value="3.27797101449275">
            <text:p>3,28</text:p>
          </table:table-cell>
          <table:table-cell table:formula="of:=IF([.B19]=0;0;[.D19]*[.J24]/[.B19])" office:value-type="float" office:value="1.07375362318841">
            <text:p>1,07</text:p>
          </table:table-cell>
          <table:table-cell table:formula="of:=IF([.B19]=0;0;[.E19]*[.J24]/[.B19])" office:value-type="float" office:value="8.58130434782609">
            <text:p>8,58</text:p>
          </table:table-cell>
          <table:table-cell table:formula="of:=2*([.K24]+[.L24])" office:value-type="float" office:value="8.70344927536232">
            <text:p>8,70</text:p>
          </table:table-cell>
          <table:table-cell table:formula="of:=4*([.K24]+[.L24])+9*[.M24]" office:value-type="float" office:value="94.6386376811594">
            <text:p>94,64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 office:value-type="float" office:value="44">
            <text:p>44,00</text:p>
          </table:table-cell>
          <table:table-cell table:formula="of:=IF([.B19]=0;0;[.C19]*[.J25]/[.B19])" office:value-type="float" office:value="3.35420289855072">
            <text:p>3,35</text:p>
          </table:table-cell>
          <table:table-cell table:formula="of:=IF([.B19]=0;0;[.D19]*[.J25]/[.B19])" office:value-type="float" office:value="1.09872463768116">
            <text:p>1,10</text:p>
          </table:table-cell>
          <table:table-cell table:formula="of:=IF([.B19]=0;0;[.E19]*[.J25]/[.B19])" office:value-type="float" office:value="8.78086956521739">
            <text:p>8,78</text:p>
          </table:table-cell>
          <table:table-cell table:formula="of:=2*([.K25]+[.L25])" office:value-type="float" office:value="8.90585507246377">
            <text:p>8,91</text:p>
          </table:table-cell>
          <table:table-cell table:formula="of:=4*([.K25]+[.L25])+9*[.M25]" office:value-type="float" office:value="96.8395362318841">
            <text:p>96,84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 office:value-type="float" office:value="45">
            <text:p>45,00</text:p>
          </table:table-cell>
          <table:table-cell table:formula="of:=IF([.B19]=0;0;[.C19]*[.J26]/[.B19])" office:value-type="float" office:value="3.4304347826087">
            <text:p>3,43</text:p>
          </table:table-cell>
          <table:table-cell table:formula="of:=IF([.B19]=0;0;[.D19]*[.J26]/[.B19])" office:value-type="float" office:value="1.12369565217391">
            <text:p>1,12</text:p>
          </table:table-cell>
          <table:table-cell table:formula="of:=IF([.B19]=0;0;[.E19]*[.J26]/[.B19])" office:value-type="float" office:value="8.9804347826087">
            <text:p>8,98</text:p>
          </table:table-cell>
          <table:table-cell table:formula="of:=2*([.K26]+[.L26])" office:value-type="float" office:value="9.10826086956522">
            <text:p>9,11</text:p>
          </table:table-cell>
          <table:table-cell table:formula="of:=4*([.K26]+[.L26])+9*[.M26]" office:value-type="float" office:value="99.0404347826087">
            <text:p>99,04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 office:value-type="float" office:value="46">
            <text:p>46,00</text:p>
          </table:table-cell>
          <table:table-cell table:formula="of:=IF([.B19]=0;0;[.C19]*[.J27]/[.B19])" office:value-type="float" office:value="3.50666666666667">
            <text:p>3,51</text:p>
          </table:table-cell>
          <table:table-cell table:formula="of:=IF([.B19]=0;0;[.D19]*[.J27]/[.B19])" office:value-type="float" office:value="1.14866666666667">
            <text:p>1,15</text:p>
          </table:table-cell>
          <table:table-cell table:formula="of:=IF([.B19]=0;0;[.E19]*[.J27]/[.B19])" office:value-type="float" office:value="9.18">
            <text:p>9,18</text:p>
          </table:table-cell>
          <table:table-cell table:formula="of:=2*([.K27]+[.L27])" office:value-type="float" office:value="9.31066666666667">
            <text:p>9,31</text:p>
          </table:table-cell>
          <table:table-cell table:formula="of:=4*([.K27]+[.L27])+9*[.M27]" office:value-type="float" office:value="101.241333333333">
            <text:p>101,24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 office:value-type="float" office:value="47">
            <text:p>47,00</text:p>
          </table:table-cell>
          <table:table-cell table:formula="of:=IF([.B19]=0;0;[.C19]*[.J28]/[.B19])" office:value-type="float" office:value="3.58289855072464">
            <text:p>3,58</text:p>
          </table:table-cell>
          <table:table-cell table:formula="of:=IF([.B19]=0;0;[.D19]*[.J28]/[.B19])" office:value-type="float" office:value="1.17363768115942">
            <text:p>1,17</text:p>
          </table:table-cell>
          <table:table-cell table:formula="of:=IF([.B19]=0;0;[.E19]*[.J28]/[.B19])" office:value-type="float" office:value="9.3795652173913">
            <text:p>9,38</text:p>
          </table:table-cell>
          <table:table-cell table:formula="of:=2*([.K28]+[.L28])" office:value-type="float" office:value="9.51307246376812">
            <text:p>9,51</text:p>
          </table:table-cell>
          <table:table-cell table:formula="of:=4*([.K28]+[.L28])+9*[.M28]" office:value-type="float" office:value="103.442231884058">
            <text:p>103,44</text:p>
          </table:table-cell>
        </table:table-row>
      </table:table>
      <table:table table:name="paté foie" table:style-name="ta1" table:print="false">
        <table:table-column table:style-name="co1" table:number-columns-repeated="5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9" table:default-cell-style-name="ce15"/>
        <table:table-column table:style-name="co12" table:default-cell-style-name="ce15"/>
        <table:table-row table:style-name="ro1">
          <table:table-cell/>
          <table:table-cell office:value-type="string">
            <text:p>RECETTE</text:p>
          </table:table-cell>
          <table:table-cell table:number-columns-repeated="6"/>
          <table:table-cell table:style-name="Default" table:number-columns-repeated="7"/>
        </table:table-row>
        <table:table-row table:style-name="ro1">
          <table:table-cell/>
          <table:table-cell office:value-type="string">
            <text:p>Paté de foie de volailles</text:p>
          </table:table-cell>
          <table:table-cell table:number-columns-repeated="6"/>
          <table:table-cell table:style-name="Default" table:number-columns-repeated="7"/>
        </table:table-row>
        <table:table-row table:style-name="ro1" table:number-rows-repeated="2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1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4.7">
            <text:p>24,70</text:p>
          </table:table-cell>
          <table:table-cell table:style-name="ce4" office:value-type="float" office:value="0.17">
            <text:p>0,17</text:p>
          </table:table-cell>
          <table:table-cell table:style-name="ce4" office:value-type="float" office:value="6.21">
            <text:p>6,21</text:p>
          </table:table-cell>
          <table:table-cell table:style-name="ce4" table:formula="of:=2*([.C7]+[.D7])" office:value-type="float" office:value="49.74">
            <text:p>49,74</text:p>
          </table:table-cell>
          <table:table-cell table:style-name="ce191" table:formula="of:=IF(([.F7]=0);0;[.E7]*2/[.F7])" office:value-type="float" office:value="0.249698431845597">
            <text:p>0,25</text:p>
          </table:table-cell>
          <table:table-cell table:style-name="ce4" table:formula="of:=4*([.C7]+[.D7])+9*[.E7]" office:value-type="float" office:value="155.37">
            <text:p>155,37</text:p>
          </table:table-cell>
          <table:table-cell table:style-name="ce12" office:value-type="string">
            <text:p>foie de volaille cuit</text:p>
          </table:table-cell>
          <table:table-cell table:style-name="ce16" office:value-type="float" office:value="200">
            <text:p>200,00</text:p>
          </table:table-cell>
          <table:table-cell table:style-name="ce20" table:formula="of:=IF([.B7]=0;0;[.C7]*[.J7]/[.B7])" office:value-type="float" office:value="49.4">
            <text:p>49,40</text:p>
          </table:table-cell>
          <table:table-cell table:style-name="ce20" table:formula="of:=IF([.B7]=0;0;[.D7]*[.J7]/[.B7])" office:value-type="float" office:value="0.34">
            <text:p>0,34</text:p>
          </table:table-cell>
          <table:table-cell table:style-name="ce20" table:formula="of:=IF([.B7]=0;0;[.E7]*[.J7]/[.B7])" office:value-type="float" office:value="12.42">
            <text:p>12,42</text:p>
          </table:table-cell>
          <table:table-cell table:style-name="ce20" table:formula="of:=2*([.K7]+[.L7])" office:value-type="float" office:value="99.48">
            <text:p>99,48</text:p>
          </table:table-cell>
          <table:table-cell table:style-name="ce20" table:formula="of:=4*([.K7]+[.L7])+9*[.M7]" office:value-type="float" office:value="310.74">
            <text:p>310,74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">
            <text:p>1,00</text:p>
          </table:table-cell>
          <table:table-cell table:style-name="ce4" office:value-type="float" office:value="82.2">
            <text:p>82,20</text:p>
          </table:table-cell>
          <table:table-cell table:style-name="ce4" table:formula="of:=2*([.C8]+[.D8])" office:value-type="float" office:value="3.4">
            <text:p>3,40</text:p>
          </table:table-cell>
          <table:table-cell table:style-name="ce191" table:formula="of:=IF(([.F8]=0);0;[.E8]*2/[.F8])" office:value-type="float" office:value="48.3529411764706">
            <text:p>48,35</text:p>
          </table:table-cell>
          <table:table-cell table:style-name="ce4" table:formula="of:=4*([.C8]+[.D8])+9*[.E8]" office:value-type="float" office:value="746.6">
            <text:p>746,60</text:p>
          </table:table-cell>
          <table:table-cell table:style-name="ce12" office:value-type="string">
            <text:p>beurre</text:p>
          </table:table-cell>
          <table:table-cell table:style-name="ce16" office:value-type="float" office:value="80">
            <text:p>80,00</text:p>
          </table:table-cell>
          <table:table-cell table:style-name="ce20" table:formula="of:=IF([.B8]=0;0;[.C8]*[.J8]/[.B8])" office:value-type="float" office:value="0.56">
            <text:p>0,56</text:p>
          </table:table-cell>
          <table:table-cell table:style-name="ce20" table:formula="of:=IF([.B8]=0;0;[.D8]*[.J8]/[.B8])" office:value-type="float" office:value="0.8">
            <text:p>0,80</text:p>
          </table:table-cell>
          <table:table-cell table:style-name="ce20" table:formula="of:=IF([.B8]=0;0;[.E8]*[.J8]/[.B8])" office:value-type="float" office:value="65.76">
            <text:p>65,76</text:p>
          </table:table-cell>
          <table:table-cell table:style-name="ce20" table:formula="of:=2*([.K8]+[.L8])" office:value-type="float" office:value="2.72">
            <text:p>2,72</text:p>
          </table:table-cell>
          <table:table-cell table:style-name="ce20" table:formula="of:=4*([.K8]+[.L8])+9*[.M8]" office:value-type="float" office:value="597.28">
            <text:p>597,28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86">
            <text:p>0,86</text:p>
          </table:table-cell>
          <table:table-cell table:style-name="ce4" office:value-type="float" office:value="6.6">
            <text:p>6,60</text:p>
          </table:table-cell>
          <table:table-cell table:style-name="ce4" office:value-type="float" office:value="0.26">
            <text:p>0,26</text:p>
          </table:table-cell>
          <table:table-cell table:style-name="ce4" table:formula="of:=2*([.C9]+[.D9])" office:value-type="float" office:value="14.92">
            <text:p>14,92</text:p>
          </table:table-cell>
          <table:table-cell table:style-name="ce191" table:formula="of:=IF(([.F9]=0);0;[.E9]*2/[.F9])" office:value-type="float" office:value="0.0348525469168901">
            <text:p>0,03</text:p>
          </table:table-cell>
          <table:table-cell table:style-name="ce4" table:formula="of:=4*([.C9]+[.D9])+9*[.E9]" office:value-type="float" office:value="32.18">
            <text:p>32,18</text:p>
          </table:table-cell>
          <table:table-cell table:style-name="ce12" office:value-type="string">
            <text:p>carotte cuite</text:p>
          </table:table-cell>
          <table:table-cell table:style-name="ce16" office:value-type="float" office:value="80">
            <text:p>80,00</text:p>
          </table:table-cell>
          <table:table-cell table:style-name="ce20" table:formula="of:=IF([.B9]=0;0;[.C9]*[.J9]/[.B9])" office:value-type="float" office:value="0.688">
            <text:p>0,69</text:p>
          </table:table-cell>
          <table:table-cell table:style-name="ce20" table:formula="of:=IF([.B9]=0;0;[.D9]*[.J9]/[.B9])" office:value-type="float" office:value="5.28">
            <text:p>5,28</text:p>
          </table:table-cell>
          <table:table-cell table:style-name="ce20" table:formula="of:=IF([.B9]=0;0;[.E9]*[.J9]/[.B9])" office:value-type="float" office:value="0.208">
            <text:p>0,21</text:p>
          </table:table-cell>
          <table:table-cell table:style-name="ce20" table:formula="of:=2*([.K9]+[.L9])" office:value-type="float" office:value="11.936">
            <text:p>11,94</text:p>
          </table:table-cell>
          <table:table-cell table:style-name="ce20" table:formula="of:=4*([.K9]+[.L9])+9*[.M9]" office:value-type="float" office:value="25.744">
            <text:p>25,74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.04">
            <text:p>1,04</text:p>
          </table:table-cell>
          <table:table-cell table:style-name="ce4" office:value-type="float" office:value="5.36">
            <text:p>5,36</text:p>
          </table:table-cell>
          <table:table-cell table:style-name="ce4" office:value-type="float" office:value="0.2">
            <text:p>0,20</text:p>
          </table:table-cell>
          <table:table-cell table:style-name="ce4" table:formula="of:=2*([.C10]+[.D10])" office:value-type="float" office:value="12.8">
            <text:p>12,80</text:p>
          </table:table-cell>
          <table:table-cell table:style-name="ce191" table:formula="of:=IF(([.F10]=0);0;[.E10]*2/[.F10])" office:value-type="float" office:value="0.03125">
            <text:p>0,03</text:p>
          </table:table-cell>
          <table:table-cell table:style-name="ce4" table:formula="of:=4*([.C10]+[.D10])+9*[.E10]" office:value-type="float" office:value="27.4">
            <text:p>27,40</text:p>
          </table:table-cell>
          <table:table-cell table:style-name="ce12" office:value-type="string">
            <text:p>oignon cuit</text:p>
          </table:table-cell>
          <table:table-cell table:style-name="ce16" office:value-type="float" office:value="20">
            <text:p>20,00</text:p>
          </table:table-cell>
          <table:table-cell table:style-name="ce20" table:formula="of:=IF([.B10]=0;0;[.C10]*[.J10]/[.B10])" office:value-type="float" office:value="0.208">
            <text:p>0,21</text:p>
          </table:table-cell>
          <table:table-cell table:style-name="ce20" table:formula="of:=IF([.B10]=0;0;[.D10]*[.J10]/[.B10])" office:value-type="float" office:value="1.072">
            <text:p>1,07</text:p>
          </table:table-cell>
          <table:table-cell table:style-name="ce20" table:formula="of:=IF([.B10]=0;0;[.E10]*[.J10]/[.B10])" office:value-type="float" office:value="0.04">
            <text:p>0,04</text:p>
          </table:table-cell>
          <table:table-cell table:style-name="ce20" table:formula="of:=2*([.K10]+[.L10])" office:value-type="float" office:value="2.56">
            <text:p>2,56</text:p>
          </table:table-cell>
          <table:table-cell table:style-name="ce20" table:formula="of:=4*([.K10]+[.L10])+9*[.M10]" office:value-type="float" office:value="5.48">
            <text:p>5,48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3">
            <text:p>3,00</text:p>
          </table:table-cell>
          <table:table-cell table:style-name="ce4" office:value-type="float" office:value="4.57">
            <text:p>4,57</text:p>
          </table:table-cell>
          <table:table-cell table:style-name="ce4" office:value-type="float" office:value="0.84">
            <text:p>0,84</text:p>
          </table:table-cell>
          <table:table-cell table:style-name="ce4" table:formula="of:=2*([.C11]+[.D11])" office:value-type="float" office:value="15.14">
            <text:p>15,14</text:p>
          </table:table-cell>
          <table:table-cell table:style-name="ce191" table:formula="of:=IF(([.F11]=0);0;[.E11]*2/[.F11])" office:value-type="float" office:value="0.110964332892999">
            <text:p>0,11</text:p>
          </table:table-cell>
          <table:table-cell table:style-name="ce4" table:formula="of:=4*([.C11]+[.D11])+9*[.E11]" office:value-type="float" office:value="37.84">
            <text:p>37,84</text:p>
          </table:table-cell>
          <table:table-cell table:style-name="ce12" office:value-type="string">
            <text:p>persil frais</text:p>
          </table:table-cell>
          <table:table-cell table:style-name="ce16" office:value-type="float" office:value="0">
            <text:p>0,00</text:p>
          </table:table-cell>
          <table:table-cell table:style-name="ce20" table:formula="of:=IF([.B11]=0;0;[.C11]*[.J11]/[.B11])" office:value-type="float" office:value="0">
            <text:p>0,00</text:p>
          </table:table-cell>
          <table:table-cell table:style-name="ce20" table:formula="of:=IF([.B11]=0;0;[.D11]*[.J11]/[.B11])" office:value-type="float" office:value="0">
            <text:p>0,00</text:p>
          </table:table-cell>
          <table:table-cell table:style-name="ce20" table:formula="of:=IF([.B11]=0;0;[.E11]*[.J11]/[.B11])" office:value-type="float" office:value="0">
            <text:p>0,00</text:p>
          </table:table-cell>
          <table:table-cell table:style-name="ce20" table:formula="of:=2*([.K11]+[.L11])" office:value-type="float" office:value="0">
            <text:p>0,00</text:p>
          </table:table-cell>
          <table:table-cell table:style-name="ce20" table:formula="of:=4*([.K11]+[.L11])+9*[.M11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number-columns-repeated="2" table:style-name="ce4" office:value-type="float" office:value="0.01">
            <text:p>0,01</text:p>
          </table:table-cell>
          <table:table-cell table:style-name="ce4" office:value-type="float" office:value="100">
            <text:p>100,00</text:p>
          </table:table-cell>
          <table:table-cell table:style-name="ce4" table:formula="of:=2*([.C12]+[.D12])" office:value-type="float" office:value="0.04">
            <text:p>0,04</text:p>
          </table:table-cell>
          <table:table-cell table:style-name="ce191" table:formula="of:=IF(([.F12]=0);0;[.E12]*2/[.F12])" office:value-type="float" office:value="5000">
            <text:p>5000,00</text:p>
          </table:table-cell>
          <table:table-cell table:style-name="ce4" table:formula="of:=4*([.C12]+[.D12])+9*[.E12]" office:value-type="float" office:value="900.08">
            <text:p>900,08</text:p>
          </table:table-cell>
          <table:table-cell table:style-name="ce12" office:value-type="string">
            <text:p>huile</text:p>
          </table:table-cell>
          <table:table-cell table:style-name="ce16" office:value-type="float" office:value="40">
            <text:p>40,00</text:p>
          </table:table-cell>
          <table:table-cell table:style-name="ce20" table:formula="of:=IF([.B12]=0;0;[.C12]*[.J12]/[.B12])" office:value-type="float" office:value="0.004">
            <text:p>0,00</text:p>
          </table:table-cell>
          <table:table-cell table:style-name="ce20" table:formula="of:=IF([.B12]=0;0;[.D12]*[.J12]/[.B12])" office:value-type="float" office:value="0.004">
            <text:p>0,00</text:p>
          </table:table-cell>
          <table:table-cell table:style-name="ce20" table:formula="of:=IF([.B12]=0;0;[.E12]*[.J12]/[.B12])" office:value-type="float" office:value="40">
            <text:p>40,00</text:p>
          </table:table-cell>
          <table:table-cell table:style-name="ce20" table:formula="of:=2*([.K12]+[.L12])" office:value-type="float" office:value="0.016">
            <text:p>0,02</text:p>
          </table:table-cell>
          <table:table-cell table:style-name="ce20" table:formula="of:=4*([.K12]+[.L12])+9*[.M12]" office:value-type="float" office:value="360.032">
            <text:p>360,03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number-columns-repeated="4" table:style-name="ce4"/>
          <table:table-cell table:style-name="ce4" table:formula="of:=2*([.C13]+[.D13])" office:value-type="float" office:value="0">
            <text:p>0,00</text:p>
          </table:table-cell>
          <table:table-cell table:style-name="ce191" table:formula="of:=IF(([.F13]=0);0;[.E13]*2/[.F13])" office:value-type="float" office:value="0">
            <text:p>0,00</text:p>
          </table:table-cell>
          <table:table-cell table:style-name="ce4" table:formula="of:=4*([.C13]+[.D13])+9*[.E13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3]=0;0;[.C13]*[.J13]/[.B13])" office:value-type="float" office:value="0">
            <text:p>0,00</text:p>
          </table:table-cell>
          <table:table-cell table:style-name="ce20" table:formula="of:=IF([.B13]=0;0;[.D13]*[.J13]/[.B13])" office:value-type="float" office:value="0">
            <text:p>0,00</text:p>
          </table:table-cell>
          <table:table-cell table:style-name="ce20" table:formula="of:=IF([.B13]=0;0;[.E13]*[.J13]/[.B13])" office:value-type="float" office:value="0">
            <text:p>0,00</text:p>
          </table:table-cell>
          <table:table-cell table:style-name="ce20" table:formula="of:=2*([.K13]+[.L13])" office:value-type="float" office:value="0">
            <text:p>0,00</text:p>
          </table:table-cell>
          <table:table-cell table:style-name="ce20" table:formula="of:=4*([.K13]+[.L13])+9*[.M13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number-columns-repeated="4" table:style-name="ce4"/>
          <table:table-cell table:style-name="ce4" table:formula="of:=2*([.C14]+[.D14])" office:value-type="float" office:value="0">
            <text:p>0,00</text:p>
          </table:table-cell>
          <table:table-cell table:style-name="ce191" table:formula="of:=IF(([.F14]=0);0;[.E14]*2/[.F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number-columns-repeated="4" table:style-name="ce4"/>
          <table:table-cell table:style-name="ce4" table:formula="of:=2*([.C15]+[.D15])" office:value-type="float" office:value="0">
            <text:p>0,00</text:p>
          </table:table-cell>
          <table:table-cell table:style-name="ce191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office:value-type="float" office:value="420">
            <text:p>420,00</text:p>
          </table:table-cell>
          <table:table-cell table:style-name="ce17" table:formula="of:=SUM([.K7:.K15])" office:value-type="float" office:value="50.86">
            <text:p>50,86</text:p>
          </table:table-cell>
          <table:table-cell table:style-name="ce17" table:formula="of:=SUM([.L7:.L15])" office:value-type="float" office:value="7.496">
            <text:p>7,50</text:p>
          </table:table-cell>
          <table:table-cell table:style-name="ce17" table:formula="of:=SUM([.M7:.M15])" office:value-type="float" office:value="118.428">
            <text:p>118,43</text:p>
          </table:table-cell>
          <table:table-cell table:style-name="ce17" table:formula="of:=2*([.K16]+[.L16])" office:value-type="float" office:value="116.712">
            <text:p>116,71</text:p>
          </table:table-cell>
          <table:table-cell table:style-name="ce17" table:formula="of:=4*([.K16]+[.L16])+9*[.M16]" office:value-type="float" office:value="1299.276">
            <text:p>1299,28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1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12.1095238095238">
            <text:p>12,11</text:p>
          </table:table-cell>
          <table:table-cell table:style-name="ce6" table:formula="of:=IF([.J16]=0;0;[.L16]*[.B19]/[.J16])" office:value-type="float" office:value="1.7847619047619">
            <text:p>1,78</text:p>
          </table:table-cell>
          <table:table-cell table:style-name="ce6" table:formula="of:=IF([.J16]=0;0;[.M16]*[.B19]/[.J16])" office:value-type="float" office:value="28.1971428571429">
            <text:p>28,20</text:p>
          </table:table-cell>
          <table:table-cell table:style-name="ce190" table:formula="of:=2*([.C19]+[.D19])" office:value-type="float" office:value="27.7885714285714">
            <text:p>27,79</text:p>
          </table:table-cell>
          <table:table-cell table:style-name="ce192" table:formula="of:=IF(AND(([.C19]=0);([.D19]=0));0;[.E19]/([.C19]+[.D19]))" office:value-type="float" office:value="2.02940571663582">
            <text:p>2,03</text:p>
          </table:table-cell>
          <table:table-cell table:style-name="ce6" table:formula="of:=4*([.C19]+[.D19])+9*[.E19]" office:value-type="float" office:value="309.351428571429">
            <text:p>309,35</text:p>
          </table:table-cell>
          <table:table-cell office:value-type="string">
            <text:p>Portion 1</text:p>
          </table:table-cell>
          <table:table-cell office:value-type="float" office:value="30">
            <text:p>30,00</text:p>
          </table:table-cell>
          <table:table-cell table:formula="of:=IF([.B19]=0;0;[.C19]*[.J19]/[.B19])" office:value-type="float" office:value="3.63285714285714">
            <text:p>3,63</text:p>
          </table:table-cell>
          <table:table-cell table:formula="of:=IF([.B19]=0;0;[.D19]*[.J19]/[.B19])" office:value-type="float" office:value="0.535428571428571">
            <text:p>0,54</text:p>
          </table:table-cell>
          <table:table-cell table:formula="of:=IF([.B19]=0;0;[.E19]*[.J19]/[.B19])" office:value-type="float" office:value="8.45914285714286">
            <text:p>8,46</text:p>
          </table:table-cell>
          <table:table-cell table:formula="of:=2*([.K19]+[.L19])" office:value-type="float" office:value="8.33657142857143">
            <text:p>8,34</text:p>
          </table:table-cell>
          <table:table-cell table:formula="of:=4*([.K19]+[.L19])+9*[.M19]" office:value-type="float" office:value="92.8054285714286">
            <text:p>92,81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 office:value-type="float" office:value="39">
            <text:p>39,00</text:p>
          </table:table-cell>
          <table:table-cell table:formula="of:=IF([.B19]=0;0;[.C19]*[.J20]/[.B19])" office:value-type="float" office:value="4.72271428571429">
            <text:p>4,72</text:p>
          </table:table-cell>
          <table:table-cell table:formula="of:=IF([.B19]=0;0;[.D19]*[.J20]/[.B19])" office:value-type="float" office:value="0.696057142857143">
            <text:p>0,70</text:p>
          </table:table-cell>
          <table:table-cell table:formula="of:=IF([.B19]=0;0;[.E19]*[.J20]/[.B19])" office:value-type="float" office:value="10.9968857142857">
            <text:p>11,00</text:p>
          </table:table-cell>
          <table:table-cell table:formula="of:=2*([.K20]+[.L20])" office:value-type="float" office:value="10.8375428571429">
            <text:p>10,84</text:p>
          </table:table-cell>
          <table:table-cell table:formula="of:=4*([.K20]+[.L20])+9*[.M20]" office:value-type="float" office:value="120.647057142857">
            <text:p>120,65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 office:value-type="float" office:value="40">
            <text:p>40,00</text:p>
          </table:table-cell>
          <table:table-cell table:formula="of:=IF([.B19]=0;0;[.C19]*[.J21]/[.B19])" office:value-type="float" office:value="4.84380952380952">
            <text:p>4,84</text:p>
          </table:table-cell>
          <table:table-cell table:formula="of:=IF([.B19]=0;0;[.D19]*[.J21]/[.B19])" office:value-type="float" office:value="0.713904761904762">
            <text:p>0,71</text:p>
          </table:table-cell>
          <table:table-cell table:formula="of:=IF([.B19]=0;0;[.E19]*[.J21]/[.B19])" office:value-type="float" office:value="11.2788571428571">
            <text:p>11,28</text:p>
          </table:table-cell>
          <table:table-cell table:formula="of:=2*([.K21]+[.L21])" office:value-type="float" office:value="11.1154285714286">
            <text:p>11,12</text:p>
          </table:table-cell>
          <table:table-cell table:formula="of:=4*([.K21]+[.L21])+9*[.M21]" office:value-type="float" office:value="123.740571428571">
            <text:p>123,74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 office:value-type="float" office:value="41">
            <text:p>41,00</text:p>
          </table:table-cell>
          <table:table-cell table:formula="of:=IF([.B19]=0;0;[.C19]*[.J22]/[.B19])" office:value-type="float" office:value="4.96490476190476">
            <text:p>4,96</text:p>
          </table:table-cell>
          <table:table-cell table:formula="of:=IF([.B19]=0;0;[.D19]*[.J22]/[.B19])" office:value-type="float" office:value="0.731752380952381">
            <text:p>0,73</text:p>
          </table:table-cell>
          <table:table-cell table:formula="of:=IF([.B19]=0;0;[.E19]*[.J22]/[.B19])" office:value-type="float" office:value="11.5608285714286">
            <text:p>11,56</text:p>
          </table:table-cell>
          <table:table-cell table:formula="of:=2*([.K22]+[.L22])" office:value-type="float" office:value="11.3933142857143">
            <text:p>11,39</text:p>
          </table:table-cell>
          <table:table-cell table:formula="of:=4*([.K22]+[.L22])+9*[.M22]" office:value-type="float" office:value="126.834085714286">
            <text:p>126,83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 office:value-type="float" office:value="42">
            <text:p>42,00</text:p>
          </table:table-cell>
          <table:table-cell table:formula="of:=IF([.B19]=0;0;[.C19]*[.J23]/[.B19])" office:value-type="float" office:value="5.086">
            <text:p>5,09</text:p>
          </table:table-cell>
          <table:table-cell table:formula="of:=IF([.B19]=0;0;[.D19]*[.J23]/[.B19])" office:value-type="float" office:value="0.7496">
            <text:p>0,75</text:p>
          </table:table-cell>
          <table:table-cell table:formula="of:=IF([.B19]=0;0;[.E19]*[.J23]/[.B19])" office:value-type="float" office:value="11.8428">
            <text:p>11,84</text:p>
          </table:table-cell>
          <table:table-cell table:formula="of:=2*([.K23]+[.L23])" office:value-type="float" office:value="11.6712">
            <text:p>11,67</text:p>
          </table:table-cell>
          <table:table-cell table:formula="of:=4*([.K23]+[.L23])+9*[.M23]" office:value-type="float" office:value="129.9276">
            <text:p>129,93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 office:value-type="float" office:value="43">
            <text:p>43,00</text:p>
          </table:table-cell>
          <table:table-cell table:formula="of:=IF([.B19]=0;0;[.C19]*[.J24]/[.B19])" office:value-type="float" office:value="5.20709523809524">
            <text:p>5,21</text:p>
          </table:table-cell>
          <table:table-cell table:formula="of:=IF([.B19]=0;0;[.D19]*[.J24]/[.B19])" office:value-type="float" office:value="0.767447619047619">
            <text:p>0,77</text:p>
          </table:table-cell>
          <table:table-cell table:formula="of:=IF([.B19]=0;0;[.E19]*[.J24]/[.B19])" office:value-type="float" office:value="12.1247714285714">
            <text:p>12,12</text:p>
          </table:table-cell>
          <table:table-cell table:formula="of:=2*([.K24]+[.L24])" office:value-type="float" office:value="11.9490857142857">
            <text:p>11,95</text:p>
          </table:table-cell>
          <table:table-cell table:formula="of:=4*([.K24]+[.L24])+9*[.M24]" office:value-type="float" office:value="133.021114285714">
            <text:p>133,02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 office:value-type="float" office:value="44">
            <text:p>44,00</text:p>
          </table:table-cell>
          <table:table-cell table:formula="of:=IF([.B19]=0;0;[.C19]*[.J25]/[.B19])" office:value-type="float" office:value="5.32819047619048">
            <text:p>5,33</text:p>
          </table:table-cell>
          <table:table-cell table:formula="of:=IF([.B19]=0;0;[.D19]*[.J25]/[.B19])" office:value-type="float" office:value="0.785295238095238">
            <text:p>0,79</text:p>
          </table:table-cell>
          <table:table-cell table:formula="of:=IF([.B19]=0;0;[.E19]*[.J25]/[.B19])" office:value-type="float" office:value="12.4067428571429">
            <text:p>12,41</text:p>
          </table:table-cell>
          <table:table-cell table:formula="of:=2*([.K25]+[.L25])" office:value-type="float" office:value="12.2269714285714">
            <text:p>12,23</text:p>
          </table:table-cell>
          <table:table-cell table:formula="of:=4*([.K25]+[.L25])+9*[.M25]" office:value-type="float" office:value="136.114628571429">
            <text:p>136,11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 office:value-type="float" office:value="45">
            <text:p>45,00</text:p>
          </table:table-cell>
          <table:table-cell table:formula="of:=IF([.B19]=0;0;[.C19]*[.J26]/[.B19])" office:value-type="float" office:value="5.44928571428572">
            <text:p>5,45</text:p>
          </table:table-cell>
          <table:table-cell table:formula="of:=IF([.B19]=0;0;[.D19]*[.J26]/[.B19])" office:value-type="float" office:value="0.803142857142857">
            <text:p>0,80</text:p>
          </table:table-cell>
          <table:table-cell table:formula="of:=IF([.B19]=0;0;[.E19]*[.J26]/[.B19])" office:value-type="float" office:value="12.6887142857143">
            <text:p>12,69</text:p>
          </table:table-cell>
          <table:table-cell table:formula="of:=2*([.K26]+[.L26])" office:value-type="float" office:value="12.5048571428571">
            <text:p>12,50</text:p>
          </table:table-cell>
          <table:table-cell table:formula="of:=4*([.K26]+[.L26])+9*[.M26]" office:value-type="float" office:value="139.208142857143">
            <text:p>139,21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 office:value-type="float" office:value="46">
            <text:p>46,00</text:p>
          </table:table-cell>
          <table:table-cell table:formula="of:=IF([.B19]=0;0;[.C19]*[.J27]/[.B19])" office:value-type="float" office:value="5.57038095238095">
            <text:p>5,57</text:p>
          </table:table-cell>
          <table:table-cell table:formula="of:=IF([.B19]=0;0;[.D19]*[.J27]/[.B19])" office:value-type="float" office:value="0.820990476190476">
            <text:p>0,82</text:p>
          </table:table-cell>
          <table:table-cell table:formula="of:=IF([.B19]=0;0;[.E19]*[.J27]/[.B19])" office:value-type="float" office:value="12.9706857142857">
            <text:p>12,97</text:p>
          </table:table-cell>
          <table:table-cell table:formula="of:=2*([.K27]+[.L27])" office:value-type="float" office:value="12.7827428571429">
            <text:p>12,78</text:p>
          </table:table-cell>
          <table:table-cell table:formula="of:=4*([.K27]+[.L27])+9*[.M27]" office:value-type="float" office:value="142.301657142857">
            <text:p>142,30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 office:value-type="float" office:value="47">
            <text:p>47,00</text:p>
          </table:table-cell>
          <table:table-cell table:formula="of:=IF([.B19]=0;0;[.C19]*[.J28]/[.B19])" office:value-type="float" office:value="5.69147619047619">
            <text:p>5,69</text:p>
          </table:table-cell>
          <table:table-cell table:formula="of:=IF([.B19]=0;0;[.D19]*[.J28]/[.B19])" office:value-type="float" office:value="0.838838095238095">
            <text:p>0,84</text:p>
          </table:table-cell>
          <table:table-cell table:formula="of:=IF([.B19]=0;0;[.E19]*[.J28]/[.B19])" office:value-type="float" office:value="13.2526571428571">
            <text:p>13,25</text:p>
          </table:table-cell>
          <table:table-cell table:formula="of:=2*([.K28]+[.L28])" office:value-type="float" office:value="13.0606285714286">
            <text:p>13,06</text:p>
          </table:table-cell>
          <table:table-cell table:formula="of:=4*([.K28]+[.L28])+9*[.M28]" office:value-type="float" office:value="145.395171428571">
            <text:p>145,40</text:p>
          </table:table-cell>
        </table:table-row>
      </table:table>
      <table:table table:name="paté foie_2" table:style-name="ta1" table:print="false">
        <table:table-column table:style-name="co1" table:number-columns-repeated="5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9" table:default-cell-style-name="ce15"/>
        <table:table-column table:style-name="co12" table:default-cell-style-name="ce15"/>
        <table:table-row table:style-name="ro1">
          <table:table-cell/>
          <table:table-cell office:value-type="string">
            <text:p>RECETTE allégée</text:p>
          </table:table-cell>
          <table:table-cell table:number-columns-repeated="6"/>
          <table:table-cell table:style-name="Default" table:number-columns-repeated="7"/>
        </table:table-row>
        <table:table-row table:style-name="ro1">
          <table:table-cell/>
          <table:table-cell office:value-type="string">
            <text:p>Paté de foie de volailles</text:p>
          </table:table-cell>
          <table:table-cell table:number-columns-repeated="6"/>
          <table:table-cell table:style-name="Default" table:number-columns-repeated="7"/>
        </table:table-row>
        <table:table-row table:style-name="ro1" table:number-rows-repeated="2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1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4.7">
            <text:p>24,70</text:p>
          </table:table-cell>
          <table:table-cell table:style-name="ce4" office:value-type="float" office:value="0.17">
            <text:p>0,17</text:p>
          </table:table-cell>
          <table:table-cell table:style-name="ce4" office:value-type="float" office:value="6.21">
            <text:p>6,21</text:p>
          </table:table-cell>
          <table:table-cell table:style-name="ce4" table:formula="of:=2*([.C7]+[.D7])" office:value-type="float" office:value="49.74">
            <text:p>49,74</text:p>
          </table:table-cell>
          <table:table-cell table:style-name="ce194" table:formula="of:=IF(([.F7]=0);0;[.E7]*2/[.F7])" office:value-type="float" office:value="0.249698431845597">
            <text:p>0,25</text:p>
          </table:table-cell>
          <table:table-cell table:style-name="ce4" table:formula="of:=4*([.C7]+[.D7])+9*[.E7]" office:value-type="float" office:value="155.37">
            <text:p>155,37</text:p>
          </table:table-cell>
          <table:table-cell table:style-name="ce12" office:value-type="string">
            <text:p>foie de volaille cuit</text:p>
          </table:table-cell>
          <table:table-cell table:style-name="ce16" office:value-type="float" office:value="250">
            <text:p>250,00</text:p>
          </table:table-cell>
          <table:table-cell table:style-name="ce20" table:formula="of:=IF([.B7]=0;0;[.C7]*[.J7]/[.B7])" office:value-type="float" office:value="61.75">
            <text:p>61,75</text:p>
          </table:table-cell>
          <table:table-cell table:style-name="ce20" table:formula="of:=IF([.B7]=0;0;[.D7]*[.J7]/[.B7])" office:value-type="float" office:value="0.425">
            <text:p>0,43</text:p>
          </table:table-cell>
          <table:table-cell table:style-name="ce20" table:formula="of:=IF([.B7]=0;0;[.E7]*[.J7]/[.B7])" office:value-type="float" office:value="15.525">
            <text:p>15,53</text:p>
          </table:table-cell>
          <table:table-cell table:style-name="ce20" table:formula="of:=2*([.K7]+[.L7])" office:value-type="float" office:value="124.35">
            <text:p>124,35</text:p>
          </table:table-cell>
          <table:table-cell table:style-name="ce20" table:formula="of:=4*([.K7]+[.L7])+9*[.M7]" office:value-type="float" office:value="388.425">
            <text:p>388,43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">
            <text:p>1,00</text:p>
          </table:table-cell>
          <table:table-cell table:style-name="ce4" office:value-type="float" office:value="82.2">
            <text:p>82,20</text:p>
          </table:table-cell>
          <table:table-cell table:style-name="ce4" table:formula="of:=2*([.C8]+[.D8])" office:value-type="float" office:value="3.4">
            <text:p>3,40</text:p>
          </table:table-cell>
          <table:table-cell table:style-name="ce194" table:formula="of:=IF(([.F8]=0);0;[.E8]*2/[.F8])" office:value-type="float" office:value="48.3529411764706">
            <text:p>48,35</text:p>
          </table:table-cell>
          <table:table-cell table:style-name="ce4" table:formula="of:=4*([.C8]+[.D8])+9*[.E8]" office:value-type="float" office:value="746.6">
            <text:p>746,60</text:p>
          </table:table-cell>
          <table:table-cell table:style-name="ce12" office:value-type="string">
            <text:p>beurre</text:p>
          </table:table-cell>
          <table:table-cell table:style-name="ce16" office:value-type="float" office:value="30">
            <text:p>30,00</text:p>
          </table:table-cell>
          <table:table-cell table:style-name="ce20" table:formula="of:=IF([.B8]=0;0;[.C8]*[.J8]/[.B8])" office:value-type="float" office:value="0.21">
            <text:p>0,21</text:p>
          </table:table-cell>
          <table:table-cell table:style-name="ce20" table:formula="of:=IF([.B8]=0;0;[.D8]*[.J8]/[.B8])" office:value-type="float" office:value="0.3">
            <text:p>0,30</text:p>
          </table:table-cell>
          <table:table-cell table:style-name="ce20" table:formula="of:=IF([.B8]=0;0;[.E8]*[.J8]/[.B8])" office:value-type="float" office:value="24.66">
            <text:p>24,66</text:p>
          </table:table-cell>
          <table:table-cell table:style-name="ce20" table:formula="of:=2*([.K8]+[.L8])" office:value-type="float" office:value="1.02">
            <text:p>1,02</text:p>
          </table:table-cell>
          <table:table-cell table:style-name="ce20" table:formula="of:=4*([.K8]+[.L8])+9*[.M8]" office:value-type="float" office:value="223.98">
            <text:p>223,98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86">
            <text:p>0,86</text:p>
          </table:table-cell>
          <table:table-cell table:style-name="ce4" office:value-type="float" office:value="6.6">
            <text:p>6,60</text:p>
          </table:table-cell>
          <table:table-cell table:style-name="ce4" office:value-type="float" office:value="0.26">
            <text:p>0,26</text:p>
          </table:table-cell>
          <table:table-cell table:style-name="ce4" table:formula="of:=2*([.C9]+[.D9])" office:value-type="float" office:value="14.92">
            <text:p>14,92</text:p>
          </table:table-cell>
          <table:table-cell table:style-name="ce194" table:formula="of:=IF(([.F9]=0);0;[.E9]*2/[.F9])" office:value-type="float" office:value="0.0348525469168901">
            <text:p>0,03</text:p>
          </table:table-cell>
          <table:table-cell table:style-name="ce4" table:formula="of:=4*([.C9]+[.D9])+9*[.E9]" office:value-type="float" office:value="32.18">
            <text:p>32,18</text:p>
          </table:table-cell>
          <table:table-cell table:style-name="ce12" office:value-type="string">
            <text:p>carotte cuite</text:p>
          </table:table-cell>
          <table:table-cell table:style-name="ce16" office:value-type="float" office:value="100">
            <text:p>100,00</text:p>
          </table:table-cell>
          <table:table-cell table:style-name="ce20" table:formula="of:=IF([.B9]=0;0;[.C9]*[.J9]/[.B9])" office:value-type="float" office:value="0.86">
            <text:p>0,86</text:p>
          </table:table-cell>
          <table:table-cell table:style-name="ce20" table:formula="of:=IF([.B9]=0;0;[.D9]*[.J9]/[.B9])" office:value-type="float" office:value="6.6">
            <text:p>6,60</text:p>
          </table:table-cell>
          <table:table-cell table:style-name="ce20" table:formula="of:=IF([.B9]=0;0;[.E9]*[.J9]/[.B9])" office:value-type="float" office:value="0.26">
            <text:p>0,26</text:p>
          </table:table-cell>
          <table:table-cell table:style-name="ce20" table:formula="of:=2*([.K9]+[.L9])" office:value-type="float" office:value="14.92">
            <text:p>14,92</text:p>
          </table:table-cell>
          <table:table-cell table:style-name="ce20" table:formula="of:=4*([.K9]+[.L9])+9*[.M9]" office:value-type="float" office:value="32.18">
            <text:p>32,18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.04">
            <text:p>1,04</text:p>
          </table:table-cell>
          <table:table-cell table:style-name="ce4" office:value-type="float" office:value="5.36">
            <text:p>5,36</text:p>
          </table:table-cell>
          <table:table-cell table:style-name="ce4" office:value-type="float" office:value="0.2">
            <text:p>0,20</text:p>
          </table:table-cell>
          <table:table-cell table:style-name="ce4" table:formula="of:=2*([.C10]+[.D10])" office:value-type="float" office:value="12.8">
            <text:p>12,80</text:p>
          </table:table-cell>
          <table:table-cell table:style-name="ce194" table:formula="of:=IF(([.F10]=0);0;[.E10]*2/[.F10])" office:value-type="float" office:value="0.03125">
            <text:p>0,03</text:p>
          </table:table-cell>
          <table:table-cell table:style-name="ce4" table:formula="of:=4*([.C10]+[.D10])+9*[.E10]" office:value-type="float" office:value="27.4">
            <text:p>27,40</text:p>
          </table:table-cell>
          <table:table-cell table:style-name="ce12" office:value-type="string">
            <text:p>oignon cuit</text:p>
          </table:table-cell>
          <table:table-cell table:style-name="ce16" office:value-type="float" office:value="50">
            <text:p>50,00</text:p>
          </table:table-cell>
          <table:table-cell table:style-name="ce20" table:formula="of:=IF([.B10]=0;0;[.C10]*[.J10]/[.B10])" office:value-type="float" office:value="0.52">
            <text:p>0,52</text:p>
          </table:table-cell>
          <table:table-cell table:style-name="ce20" table:formula="of:=IF([.B10]=0;0;[.D10]*[.J10]/[.B10])" office:value-type="float" office:value="2.68">
            <text:p>2,68</text:p>
          </table:table-cell>
          <table:table-cell table:style-name="ce20" table:formula="of:=IF([.B10]=0;0;[.E10]*[.J10]/[.B10])" office:value-type="float" office:value="0.1">
            <text:p>0,10</text:p>
          </table:table-cell>
          <table:table-cell table:style-name="ce20" table:formula="of:=2*([.K10]+[.L10])" office:value-type="float" office:value="6.4">
            <text:p>6,40</text:p>
          </table:table-cell>
          <table:table-cell table:style-name="ce20" table:formula="of:=4*([.K10]+[.L10])+9*[.M10]" office:value-type="float" office:value="13.7">
            <text:p>13,70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3">
            <text:p>3,00</text:p>
          </table:table-cell>
          <table:table-cell table:style-name="ce4" office:value-type="float" office:value="4.57">
            <text:p>4,57</text:p>
          </table:table-cell>
          <table:table-cell table:style-name="ce4" office:value-type="float" office:value="0.84">
            <text:p>0,84</text:p>
          </table:table-cell>
          <table:table-cell table:style-name="ce4" table:formula="of:=2*([.C11]+[.D11])" office:value-type="float" office:value="15.14">
            <text:p>15,14</text:p>
          </table:table-cell>
          <table:table-cell table:style-name="ce194" table:formula="of:=IF(([.F11]=0);0;[.E11]*2/[.F11])" office:value-type="float" office:value="0.110964332892999">
            <text:p>0,11</text:p>
          </table:table-cell>
          <table:table-cell table:style-name="ce4" table:formula="of:=4*([.C11]+[.D11])+9*[.E11]" office:value-type="float" office:value="37.84">
            <text:p>37,84</text:p>
          </table:table-cell>
          <table:table-cell table:style-name="ce12" office:value-type="string">
            <text:p>persil frais</text:p>
          </table:table-cell>
          <table:table-cell table:style-name="ce16" office:value-type="float" office:value="0">
            <text:p>0,00</text:p>
          </table:table-cell>
          <table:table-cell table:style-name="ce20" table:formula="of:=IF([.B11]=0;0;[.C11]*[.J11]/[.B11])" office:value-type="float" office:value="0">
            <text:p>0,00</text:p>
          </table:table-cell>
          <table:table-cell table:style-name="ce20" table:formula="of:=IF([.B11]=0;0;[.D11]*[.J11]/[.B11])" office:value-type="float" office:value="0">
            <text:p>0,00</text:p>
          </table:table-cell>
          <table:table-cell table:style-name="ce20" table:formula="of:=IF([.B11]=0;0;[.E11]*[.J11]/[.B11])" office:value-type="float" office:value="0">
            <text:p>0,00</text:p>
          </table:table-cell>
          <table:table-cell table:style-name="ce20" table:formula="of:=2*([.K11]+[.L11])" office:value-type="float" office:value="0">
            <text:p>0,00</text:p>
          </table:table-cell>
          <table:table-cell table:style-name="ce20" table:formula="of:=4*([.K11]+[.L11])+9*[.M11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number-columns-repeated="2" table:style-name="ce4" office:value-type="float" office:value="0.01">
            <text:p>0,01</text:p>
          </table:table-cell>
          <table:table-cell table:style-name="ce4" office:value-type="float" office:value="100">
            <text:p>100,00</text:p>
          </table:table-cell>
          <table:table-cell table:style-name="ce4" table:formula="of:=2*([.C12]+[.D12])" office:value-type="float" office:value="0.04">
            <text:p>0,04</text:p>
          </table:table-cell>
          <table:table-cell table:style-name="ce194" table:formula="of:=IF(([.F12]=0);0;[.E12]*2/[.F12])" office:value-type="float" office:value="5000">
            <text:p>5000,00</text:p>
          </table:table-cell>
          <table:table-cell table:style-name="ce4" table:formula="of:=4*([.C12]+[.D12])+9*[.E12]" office:value-type="float" office:value="900.08">
            <text:p>900,08</text:p>
          </table:table-cell>
          <table:table-cell table:style-name="ce12" office:value-type="string">
            <text:p>huile</text:p>
          </table:table-cell>
          <table:table-cell table:style-name="ce16" office:value-type="float" office:value="0">
            <text:p>0,00</text:p>
          </table:table-cell>
          <table:table-cell table:style-name="ce20" table:formula="of:=IF([.B12]=0;0;[.C12]*[.J12]/[.B12])" office:value-type="float" office:value="0">
            <text:p>0,00</text:p>
          </table:table-cell>
          <table:table-cell table:style-name="ce20" table:formula="of:=IF([.B12]=0;0;[.D12]*[.J12]/[.B12])" office:value-type="float" office:value="0">
            <text:p>0,00</text:p>
          </table:table-cell>
          <table:table-cell table:style-name="ce20" table:formula="of:=IF([.B12]=0;0;[.E12]*[.J12]/[.B12])" office:value-type="float" office:value="0">
            <text:p>0,00</text:p>
          </table:table-cell>
          <table:table-cell table:style-name="ce20" table:formula="of:=2*([.K12]+[.L12])" office:value-type="float" office:value="0">
            <text:p>0,00</text:p>
          </table:table-cell>
          <table:table-cell table:style-name="ce20" table:formula="of:=4*([.K12]+[.L12])+9*[.M12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">
            <text:p>0,00</text:p>
          </table:table-cell>
          <table:table-cell table:style-name="ce4" office:value-type="float" office:value="5">
            <text:p>5,00</text:p>
          </table:table-cell>
          <table:table-cell table:style-name="ce4" office:value-type="float" office:value="0">
            <text:p>0,00</text:p>
          </table:table-cell>
          <table:table-cell table:style-name="ce4" table:formula="of:=2*([.C13]+[.D13])" office:value-type="float" office:value="10">
            <text:p>10,00</text:p>
          </table:table-cell>
          <table:table-cell table:style-name="ce194" table:formula="of:=IF(([.F13]=0);0;[.E13]*2/[.F13])" office:value-type="float" office:value="0">
            <text:p>0,00</text:p>
          </table:table-cell>
          <table:table-cell table:style-name="ce4" table:formula="of:=4*([.C13]+[.D13])+9*[.E13]" office:value-type="float" office:value="20">
            <text:p>20,00</text:p>
          </table:table-cell>
          <table:table-cell table:style-name="ce12" office:value-type="string">
            <text:p>agar agar</text:p>
          </table:table-cell>
          <table:table-cell table:style-name="ce16" office:value-type="float" office:value="2">
            <text:p>2,00</text:p>
          </table:table-cell>
          <table:table-cell table:style-name="ce20" table:formula="of:=IF([.B13]=0;0;[.C13]*[.J13]/[.B13])" office:value-type="float" office:value="0">
            <text:p>0,00</text:p>
          </table:table-cell>
          <table:table-cell table:style-name="ce20" table:formula="of:=IF([.B13]=0;0;[.D13]*[.J13]/[.B13])" office:value-type="float" office:value="0.1">
            <text:p>0,10</text:p>
          </table:table-cell>
          <table:table-cell table:style-name="ce20" table:formula="of:=IF([.B13]=0;0;[.E13]*[.J13]/[.B13])" office:value-type="float" office:value="0">
            <text:p>0,00</text:p>
          </table:table-cell>
          <table:table-cell table:style-name="ce20" table:formula="of:=2*([.K13]+[.L13])" office:value-type="float" office:value="0.2">
            <text:p>0,20</text:p>
          </table:table-cell>
          <table:table-cell table:style-name="ce20" table:formula="of:=4*([.K13]+[.L13])+9*[.M13]" office:value-type="float" office:value="0.4">
            <text:p>0,4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number-columns-repeated="4" table:style-name="ce4"/>
          <table:table-cell table:style-name="ce4" table:formula="of:=2*([.C14]+[.D14])" office:value-type="float" office:value="0">
            <text:p>0,00</text:p>
          </table:table-cell>
          <table:table-cell table:style-name="ce194" table:formula="of:=IF(([.F14]=0);0;[.E14]*2/[.F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number-columns-repeated="4" table:style-name="ce4"/>
          <table:table-cell table:style-name="ce4" table:formula="of:=2*([.C15]+[.D15])" office:value-type="float" office:value="0">
            <text:p>0,00</text:p>
          </table:table-cell>
          <table:table-cell table:style-name="ce194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office:value-type="float" office:value="450">
            <text:p>450,00</text:p>
          </table:table-cell>
          <table:table-cell table:style-name="ce17" table:formula="of:=SUM([.K7:.K15])" office:value-type="float" office:value="63.34">
            <text:p>63,34</text:p>
          </table:table-cell>
          <table:table-cell table:style-name="ce17" table:formula="of:=SUM([.L7:.L15])" office:value-type="float" office:value="10.105">
            <text:p>10,11</text:p>
          </table:table-cell>
          <table:table-cell table:style-name="ce17" table:formula="of:=SUM([.M7:.M15])" office:value-type="float" office:value="40.545">
            <text:p>40,55</text:p>
          </table:table-cell>
          <table:table-cell table:style-name="ce17" table:formula="of:=2*([.K16]+[.L16])" office:value-type="float" office:value="146.89">
            <text:p>146,89</text:p>
          </table:table-cell>
          <table:table-cell table:style-name="ce17" table:formula="of:=4*([.K16]+[.L16])+9*[.M16]" office:value-type="float" office:value="658.685">
            <text:p>658,69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1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14.0755555555556">
            <text:p>14,08</text:p>
          </table:table-cell>
          <table:table-cell table:style-name="ce6" table:formula="of:=IF([.J16]=0;0;[.L16]*[.B19]/[.J16])" office:value-type="float" office:value="2.24555555555556">
            <text:p>2,25</text:p>
          </table:table-cell>
          <table:table-cell table:style-name="ce6" table:formula="of:=IF([.J16]=0;0;[.M16]*[.B19]/[.J16])" office:value-type="float" office:value="9.01">
            <text:p>9,01</text:p>
          </table:table-cell>
          <table:table-cell table:style-name="ce193" table:formula="of:=2*([.C19]+[.D19])" office:value-type="float" office:value="32.6422222222222">
            <text:p>32,64</text:p>
          </table:table-cell>
          <table:table-cell table:style-name="ce195" table:formula="of:=IF(AND(([.C19]=0);([.D19]=0));0;[.E19]/([.C19]+[.D19]))" office:value-type="float" office:value="0.5520457485193">
            <text:p>0,55</text:p>
          </table:table-cell>
          <table:table-cell table:style-name="ce6" table:formula="of:=4*([.C19]+[.D19])+9*[.E19]" office:value-type="float" office:value="146.374444444444">
            <text:p>146,37</text:p>
          </table:table-cell>
          <table:table-cell office:value-type="string">
            <text:p>Portion 1</text:p>
          </table:table-cell>
          <table:table-cell office:value-type="float" office:value="30">
            <text:p>30,00</text:p>
          </table:table-cell>
          <table:table-cell table:formula="of:=IF([.B19]=0;0;[.C19]*[.J19]/[.B19])" office:value-type="float" office:value="4.22266666666667">
            <text:p>4,22</text:p>
          </table:table-cell>
          <table:table-cell table:formula="of:=IF([.B19]=0;0;[.D19]*[.J19]/[.B19])" office:value-type="float" office:value="0.673666666666667">
            <text:p>0,67</text:p>
          </table:table-cell>
          <table:table-cell table:formula="of:=IF([.B19]=0;0;[.E19]*[.J19]/[.B19])" office:value-type="float" office:value="2.703">
            <text:p>2,70</text:p>
          </table:table-cell>
          <table:table-cell table:formula="of:=2*([.K19]+[.L19])" office:value-type="float" office:value="9.79266666666667">
            <text:p>9,79</text:p>
          </table:table-cell>
          <table:table-cell table:formula="of:=4*([.K19]+[.L19])+9*[.M19]" office:value-type="float" office:value="43.9123333333333">
            <text:p>43,91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 office:value-type="float" office:value="39">
            <text:p>39,00</text:p>
          </table:table-cell>
          <table:table-cell table:formula="of:=IF([.B19]=0;0;[.C19]*[.J20]/[.B19])" office:value-type="float" office:value="5.48946666666667">
            <text:p>5,49</text:p>
          </table:table-cell>
          <table:table-cell table:formula="of:=IF([.B19]=0;0;[.D19]*[.J20]/[.B19])" office:value-type="float" office:value="0.875766666666667">
            <text:p>0,88</text:p>
          </table:table-cell>
          <table:table-cell table:formula="of:=IF([.B19]=0;0;[.E19]*[.J20]/[.B19])" office:value-type="float" office:value="3.5139">
            <text:p>3,51</text:p>
          </table:table-cell>
          <table:table-cell table:formula="of:=2*([.K20]+[.L20])" office:value-type="float" office:value="12.7304666666667">
            <text:p>12,73</text:p>
          </table:table-cell>
          <table:table-cell table:formula="of:=4*([.K20]+[.L20])+9*[.M20]" office:value-type="float" office:value="57.0860333333333">
            <text:p>57,09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 office:value-type="float" office:value="40">
            <text:p>40,00</text:p>
          </table:table-cell>
          <table:table-cell table:formula="of:=IF([.B19]=0;0;[.C19]*[.J21]/[.B19])" office:value-type="float" office:value="5.63022222222222">
            <text:p>5,63</text:p>
          </table:table-cell>
          <table:table-cell table:formula="of:=IF([.B19]=0;0;[.D19]*[.J21]/[.B19])" office:value-type="float" office:value="0.898222222222222">
            <text:p>0,90</text:p>
          </table:table-cell>
          <table:table-cell table:formula="of:=IF([.B19]=0;0;[.E19]*[.J21]/[.B19])" office:value-type="float" office:value="3.604">
            <text:p>3,60</text:p>
          </table:table-cell>
          <table:table-cell table:formula="of:=2*([.K21]+[.L21])" office:value-type="float" office:value="13.0568888888889">
            <text:p>13,06</text:p>
          </table:table-cell>
          <table:table-cell table:formula="of:=4*([.K21]+[.L21])+9*[.M21]" office:value-type="float" office:value="58.5497777777778">
            <text:p>58,55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 office:value-type="float" office:value="41">
            <text:p>41,00</text:p>
          </table:table-cell>
          <table:table-cell table:formula="of:=IF([.B19]=0;0;[.C19]*[.J22]/[.B19])" office:value-type="float" office:value="5.77097777777778">
            <text:p>5,77</text:p>
          </table:table-cell>
          <table:table-cell table:formula="of:=IF([.B19]=0;0;[.D19]*[.J22]/[.B19])" office:value-type="float" office:value="0.920677777777778">
            <text:p>0,92</text:p>
          </table:table-cell>
          <table:table-cell table:formula="of:=IF([.B19]=0;0;[.E19]*[.J22]/[.B19])" office:value-type="float" office:value="3.6941">
            <text:p>3,69</text:p>
          </table:table-cell>
          <table:table-cell table:formula="of:=2*([.K22]+[.L22])" office:value-type="float" office:value="13.3833111111111">
            <text:p>13,38</text:p>
          </table:table-cell>
          <table:table-cell table:formula="of:=4*([.K22]+[.L22])+9*[.M22]" office:value-type="float" office:value="60.0135222222222">
            <text:p>60,01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 office:value-type="float" office:value="42">
            <text:p>42,00</text:p>
          </table:table-cell>
          <table:table-cell table:formula="of:=IF([.B19]=0;0;[.C19]*[.J23]/[.B19])" office:value-type="float" office:value="5.91173333333333">
            <text:p>5,91</text:p>
          </table:table-cell>
          <table:table-cell table:formula="of:=IF([.B19]=0;0;[.D19]*[.J23]/[.B19])" office:value-type="float" office:value="0.943133333333334">
            <text:p>0,94</text:p>
          </table:table-cell>
          <table:table-cell table:formula="of:=IF([.B19]=0;0;[.E19]*[.J23]/[.B19])" office:value-type="float" office:value="3.7842">
            <text:p>3,78</text:p>
          </table:table-cell>
          <table:table-cell table:formula="of:=2*([.K23]+[.L23])" office:value-type="float" office:value="13.7097333333333">
            <text:p>13,71</text:p>
          </table:table-cell>
          <table:table-cell table:formula="of:=4*([.K23]+[.L23])+9*[.M23]" office:value-type="float" office:value="61.4772666666667">
            <text:p>61,48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 office:value-type="float" office:value="43">
            <text:p>43,00</text:p>
          </table:table-cell>
          <table:table-cell table:formula="of:=IF([.B19]=0;0;[.C19]*[.J24]/[.B19])" office:value-type="float" office:value="6.05248888888889">
            <text:p>6,05</text:p>
          </table:table-cell>
          <table:table-cell table:formula="of:=IF([.B19]=0;0;[.D19]*[.J24]/[.B19])" office:value-type="float" office:value="0.965588888888889">
            <text:p>0,97</text:p>
          </table:table-cell>
          <table:table-cell table:formula="of:=IF([.B19]=0;0;[.E19]*[.J24]/[.B19])" office:value-type="float" office:value="3.8743">
            <text:p>3,87</text:p>
          </table:table-cell>
          <table:table-cell table:formula="of:=2*([.K24]+[.L24])" office:value-type="float" office:value="14.0361555555556">
            <text:p>14,04</text:p>
          </table:table-cell>
          <table:table-cell table:formula="of:=4*([.K24]+[.L24])+9*[.M24]" office:value-type="float" office:value="62.9410111111111">
            <text:p>62,94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 office:value-type="float" office:value="44">
            <text:p>44,00</text:p>
          </table:table-cell>
          <table:table-cell table:formula="of:=IF([.B19]=0;0;[.C19]*[.J25]/[.B19])" office:value-type="float" office:value="6.19324444444445">
            <text:p>6,19</text:p>
          </table:table-cell>
          <table:table-cell table:formula="of:=IF([.B19]=0;0;[.D19]*[.J25]/[.B19])" office:value-type="float" office:value="0.988044444444445">
            <text:p>0,99</text:p>
          </table:table-cell>
          <table:table-cell table:formula="of:=IF([.B19]=0;0;[.E19]*[.J25]/[.B19])" office:value-type="float" office:value="3.9644">
            <text:p>3,96</text:p>
          </table:table-cell>
          <table:table-cell table:formula="of:=2*([.K25]+[.L25])" office:value-type="float" office:value="14.3625777777778">
            <text:p>14,36</text:p>
          </table:table-cell>
          <table:table-cell table:formula="of:=4*([.K25]+[.L25])+9*[.M25]" office:value-type="float" office:value="64.4047555555556">
            <text:p>64,40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 office:value-type="float" office:value="45">
            <text:p>45,00</text:p>
          </table:table-cell>
          <table:table-cell table:formula="of:=IF([.B19]=0;0;[.C19]*[.J26]/[.B19])" office:value-type="float" office:value="6.334">
            <text:p>6,33</text:p>
          </table:table-cell>
          <table:table-cell table:formula="of:=IF([.B19]=0;0;[.D19]*[.J26]/[.B19])" office:value-type="float" office:value="1.0105">
            <text:p>1,01</text:p>
          </table:table-cell>
          <table:table-cell table:formula="of:=IF([.B19]=0;0;[.E19]*[.J26]/[.B19])" office:value-type="float" office:value="4.0545">
            <text:p>4,05</text:p>
          </table:table-cell>
          <table:table-cell table:formula="of:=2*([.K26]+[.L26])" office:value-type="float" office:value="14.689">
            <text:p>14,69</text:p>
          </table:table-cell>
          <table:table-cell table:formula="of:=4*([.K26]+[.L26])+9*[.M26]" office:value-type="float" office:value="65.8685">
            <text:p>65,87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 office:value-type="float" office:value="46">
            <text:p>46,00</text:p>
          </table:table-cell>
          <table:table-cell table:formula="of:=IF([.B19]=0;0;[.C19]*[.J27]/[.B19])" office:value-type="float" office:value="6.47475555555556">
            <text:p>6,47</text:p>
          </table:table-cell>
          <table:table-cell table:formula="of:=IF([.B19]=0;0;[.D19]*[.J27]/[.B19])" office:value-type="float" office:value="1.03295555555556">
            <text:p>1,03</text:p>
          </table:table-cell>
          <table:table-cell table:formula="of:=IF([.B19]=0;0;[.E19]*[.J27]/[.B19])" office:value-type="float" office:value="4.1446">
            <text:p>4,14</text:p>
          </table:table-cell>
          <table:table-cell table:formula="of:=2*([.K27]+[.L27])" office:value-type="float" office:value="15.0154222222222">
            <text:p>15,02</text:p>
          </table:table-cell>
          <table:table-cell table:formula="of:=4*([.K27]+[.L27])+9*[.M27]" office:value-type="float" office:value="67.3322444444444">
            <text:p>67,33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 office:value-type="float" office:value="47">
            <text:p>47,00</text:p>
          </table:table-cell>
          <table:table-cell table:formula="of:=IF([.B19]=0;0;[.C19]*[.J28]/[.B19])" office:value-type="float" office:value="6.61551111111111">
            <text:p>6,62</text:p>
          </table:table-cell>
          <table:table-cell table:formula="of:=IF([.B19]=0;0;[.D19]*[.J28]/[.B19])" office:value-type="float" office:value="1.05541111111111">
            <text:p>1,06</text:p>
          </table:table-cell>
          <table:table-cell table:formula="of:=IF([.B19]=0;0;[.E19]*[.J28]/[.B19])" office:value-type="float" office:value="4.2347">
            <text:p>4,23</text:p>
          </table:table-cell>
          <table:table-cell table:formula="of:=2*([.K28]+[.L28])" office:value-type="float" office:value="15.3418444444444">
            <text:p>15,34</text:p>
          </table:table-cell>
          <table:table-cell table:formula="of:=4*([.K28]+[.L28])+9*[.M28]" office:value-type="float" office:value="68.7959888888889">
            <text:p>68,80</text:p>
          </table:table-cell>
        </table:table-row>
      </table:table>
      <table:table table:name="lait choco" table:style-name="ta1" table:print="false">
        <table:table-column table:style-name="co1" table:number-columns-repeated="5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9" table:default-cell-style-name="ce15"/>
        <table:table-column table:style-name="co12" table:default-cell-style-name="ce15"/>
        <table:table-row table:style-name="ro1">
          <table:table-cell/>
          <table:table-cell office:value-type="string">
            <text:p>lait au chocolat</text:p>
          </table:table-cell>
          <table:table-cell table:number-columns-repeated="6"/>
          <table:table-cell table:style-name="Default" table:number-columns-repeated="7"/>
        </table:table-row>
        <table:table-row table:style-name="ro1">
          <table:table-cell table:number-columns-repeated="8"/>
          <table:table-cell table:style-name="Default" table:number-columns-repeated="7"/>
        </table:table-row>
        <table:table-row table:style-name="ro1">
          <table:table-cell/>
          <table:table-cell office:value-type="string">
            <text:p>d'après recette 3:1</text:p>
          </table:table-cell>
          <table:table-cell table:number-columns-repeated="6"/>
          <table:table-cell table:style-name="Default" table:number-columns-repeated="7"/>
        </table:table-row>
        <table:table-row table:style-name="ro1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1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30">
            <text:p>30,00</text:p>
          </table:table-cell>
          <table:table-cell table:style-name="ce4" office:value-type="float" office:value="0.66">
            <text:p>0,66</text:p>
          </table:table-cell>
          <table:table-cell table:style-name="ce4" office:value-type="float" office:value="1.02">
            <text:p>1,02</text:p>
          </table:table-cell>
          <table:table-cell table:style-name="ce4" office:value-type="float" office:value="9">
            <text:p>9,00</text:p>
          </table:table-cell>
          <table:table-cell table:style-name="ce4" table:formula="of:=2*([.C7]+[.D7])" office:value-type="float" office:value="3.36">
            <text:p>3,36</text:p>
          </table:table-cell>
          <table:table-cell table:style-name="ce197" table:formula="of:=IF(([.F7]=0);0;[.E7]*2/[.F7])" office:value-type="float" office:value="5.35714285714286">
            <text:p>5,36</text:p>
          </table:table-cell>
          <table:table-cell table:style-name="ce4" table:formula="of:=4*([.C7]+[.D7])+9*[.E7]" office:value-type="float" office:value="87.72">
            <text:p>87,72</text:p>
          </table:table-cell>
          <table:table-cell table:style-name="ce12" office:value-type="string">
            <text:p>Creme liquide 30%</text:p>
          </table:table-cell>
          <table:table-cell table:style-name="ce16" office:value-type="float" office:value="10">
            <text:p>10,00</text:p>
          </table:table-cell>
          <table:table-cell table:style-name="ce20" table:formula="of:=IF([.B7]=0;0;[.C7]*[.J7]/[.B7])" office:value-type="float" office:value="0.22">
            <text:p>0,22</text:p>
          </table:table-cell>
          <table:table-cell table:style-name="ce20" table:formula="of:=IF([.B7]=0;0;[.D7]*[.J7]/[.B7])" office:value-type="float" office:value="0.34">
            <text:p>0,34</text:p>
          </table:table-cell>
          <table:table-cell table:style-name="ce20" table:formula="of:=IF([.B7]=0;0;[.E7]*[.J7]/[.B7])" office:value-type="float" office:value="3">
            <text:p>3,00</text:p>
          </table:table-cell>
          <table:table-cell table:style-name="ce20" table:formula="of:=2*([.K7]+[.L7])" office:value-type="float" office:value="1.12">
            <text:p>1,12</text:p>
          </table:table-cell>
          <table:table-cell table:style-name="ce20" table:formula="of:=4*([.K7]+[.L7])+9*[.M7]" office:value-type="float" office:value="29.24">
            <text:p>29,24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5">
            <text:p>5,00</text:p>
          </table:table-cell>
          <table:table-cell table:style-name="ce4" office:value-type="float" office:value="0.43">
            <text:p>0,43</text:p>
          </table:table-cell>
          <table:table-cell table:style-name="ce4" office:value-type="float" office:value="0.95">
            <text:p>0,95</text:p>
          </table:table-cell>
          <table:table-cell table:style-name="ce4" office:value-type="float" office:value="2.72">
            <text:p>2,72</text:p>
          </table:table-cell>
          <table:table-cell table:style-name="ce4" table:formula="of:=2*([.C8]+[.D8])" office:value-type="float" office:value="2.76">
            <text:p>2,76</text:p>
          </table:table-cell>
          <table:table-cell table:style-name="ce197" table:formula="of:=IF(([.F8]=0);0;[.E8]*2/[.F8])" office:value-type="float" office:value="1.97101449275362">
            <text:p>1,97</text:p>
          </table:table-cell>
          <table:table-cell table:style-name="ce4" table:formula="of:=4*([.C8]+[.D8])+9*[.E8]" office:value-type="float" office:value="30">
            <text:p>30,00</text:p>
          </table:table-cell>
          <table:table-cell table:style-name="ce12" office:value-type="string">
            <text:p>Choco 86</text:p>
          </table:table-cell>
          <table:table-cell table:style-name="ce16" office:value-type="float" office:value="5">
            <text:p>5,00</text:p>
          </table:table-cell>
          <table:table-cell table:style-name="ce20" table:formula="of:=IF([.B8]=0;0;[.C8]*[.J8]/[.B8])" office:value-type="float" office:value="0.43">
            <text:p>0,43</text:p>
          </table:table-cell>
          <table:table-cell table:style-name="ce20" table:formula="of:=IF([.B8]=0;0;[.D8]*[.J8]/[.B8])" office:value-type="float" office:value="0.95">
            <text:p>0,95</text:p>
          </table:table-cell>
          <table:table-cell table:style-name="ce20" table:formula="of:=IF([.B8]=0;0;[.E8]*[.J8]/[.B8])" office:value-type="float" office:value="2.72">
            <text:p>2,72</text:p>
          </table:table-cell>
          <table:table-cell table:style-name="ce20" table:formula="of:=2*([.K8]+[.L8])" office:value-type="float" office:value="2.76">
            <text:p>2,76</text:p>
          </table:table-cell>
          <table:table-cell table:style-name="ce20" table:formula="of:=4*([.K8]+[.L8])+9*[.M8]" office:value-type="float" office:value="30">
            <text:p>30,00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3">
            <text:p>3,00</text:p>
          </table:table-cell>
          <table:table-cell table:style-name="ce4" office:value-type="float" office:value="0.33">
            <text:p>0,33</text:p>
          </table:table-cell>
          <table:table-cell table:style-name="ce4" office:value-type="float" office:value="0.25">
            <text:p>0,25</text:p>
          </table:table-cell>
          <table:table-cell table:style-name="ce4" office:value-type="float" office:value="0.4">
            <text:p>0,40</text:p>
          </table:table-cell>
          <table:table-cell table:style-name="ce4" table:formula="of:=2*([.C9]+[.D9])" office:value-type="float" office:value="1.16">
            <text:p>1,16</text:p>
          </table:table-cell>
          <table:table-cell table:style-name="ce197" table:formula="of:=IF(([.F9]=0);0;[.E9]*2/[.F9])" office:value-type="float" office:value="0.689655172413793">
            <text:p>0,69</text:p>
          </table:table-cell>
          <table:table-cell table:style-name="ce4" table:formula="of:=4*([.C9]+[.D9])+9*[.E9]" office:value-type="float" office:value="5.92">
            <text:p>5,92</text:p>
          </table:table-cell>
          <table:table-cell table:style-name="ce12" office:value-type="string">
            <text:p>cacao</text:p>
          </table:table-cell>
          <table:table-cell table:style-name="ce16" office:value-type="float" office:value="3">
            <text:p>3,00</text:p>
          </table:table-cell>
          <table:table-cell table:style-name="ce20" table:formula="of:=IF([.B9]=0;0;[.C9]*[.J9]/[.B9])" office:value-type="float" office:value="0.33">
            <text:p>0,33</text:p>
          </table:table-cell>
          <table:table-cell table:style-name="ce20" table:formula="of:=IF([.B9]=0;0;[.D9]*[.J9]/[.B9])" office:value-type="float" office:value="0.25">
            <text:p>0,25</text:p>
          </table:table-cell>
          <table:table-cell table:style-name="ce20" table:formula="of:=IF([.B9]=0;0;[.E9]*[.J9]/[.B9])" office:value-type="float" office:value="0.4">
            <text:p>0,40</text:p>
          </table:table-cell>
          <table:table-cell table:style-name="ce20" table:formula="of:=2*([.K9]+[.L9])" office:value-type="float" office:value="1.16">
            <text:p>1,16</text:p>
          </table:table-cell>
          <table:table-cell table:style-name="ce20" table:formula="of:=4*([.K9]+[.L9])+9*[.M9]" office:value-type="float" office:value="5.92">
            <text:p>5,92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40">
            <text:p>40,00</text:p>
          </table:table-cell>
          <table:table-cell table:number-columns-repeated="3" table:style-name="ce4" office:value-type="float" office:value="0">
            <text:p>0,00</text:p>
          </table:table-cell>
          <table:table-cell table:style-name="ce4" table:formula="of:=2*([.C10]+[.D10])" office:value-type="float" office:value="0">
            <text:p>0,00</text:p>
          </table:table-cell>
          <table:table-cell table:style-name="ce197" table:formula="of:=IF(([.F10]=0);0;[.E10]*2/[.F10])" office:value-type="float" office:value="0">
            <text:p>0,00</text:p>
          </table:table-cell>
          <table:table-cell table:style-name="ce4" table:formula="of:=4*([.C10]+[.D10])+9*[.E10]" office:value-type="float" office:value="0">
            <text:p>0,00</text:p>
          </table:table-cell>
          <table:table-cell table:style-name="ce12" office:value-type="string">
            <text:p>eau</text:p>
          </table:table-cell>
          <table:table-cell table:style-name="ce16" office:value-type="float" office:value="40">
            <text:p>40,00</text:p>
          </table:table-cell>
          <table:table-cell table:style-name="ce20" table:formula="of:=IF([.B10]=0;0;[.C10]*[.J10]/[.B10])" office:value-type="float" office:value="0">
            <text:p>0,00</text:p>
          </table:table-cell>
          <table:table-cell table:style-name="ce20" table:formula="of:=IF([.B10]=0;0;[.D10]*[.J10]/[.B10])" office:value-type="float" office:value="0">
            <text:p>0,00</text:p>
          </table:table-cell>
          <table:table-cell table:style-name="ce20" table:formula="of:=IF([.B10]=0;0;[.E10]*[.J10]/[.B10])" office:value-type="float" office:value="0">
            <text:p>0,00</text:p>
          </table:table-cell>
          <table:table-cell table:style-name="ce20" table:formula="of:=2*([.K10]+[.L10])" office:value-type="float" office:value="0">
            <text:p>0,00</text:p>
          </table:table-cell>
          <table:table-cell table:style-name="ce20" table:formula="of:=4*([.K10]+[.L10])+9*[.M10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5">
            <text:p>5,00</text:p>
          </table:table-cell>
          <table:table-cell table:style-name="ce4" office:value-type="float" office:value="0.01">
            <text:p>0,01</text:p>
          </table:table-cell>
          <table:table-cell table:style-name="ce4" office:value-type="float" office:value="0.28">
            <text:p>0,28</text:p>
          </table:table-cell>
          <table:table-cell table:style-name="ce4" office:value-type="float" office:value="0">
            <text:p>0,00</text:p>
          </table:table-cell>
          <table:table-cell table:style-name="ce4" table:formula="of:=2*([.C11]+[.D11])" office:value-type="float" office:value="0.58">
            <text:p>0,58</text:p>
          </table:table-cell>
          <table:table-cell table:style-name="ce197" table:formula="of:=IF(([.F11]=0);0;[.E11]*2/[.F11])" office:value-type="float" office:value="0">
            <text:p>0,00</text:p>
          </table:table-cell>
          <table:table-cell table:style-name="ce4" table:formula="of:=4*([.C11]+[.D11])+9*[.E11]" office:value-type="float" office:value="1.16">
            <text:p>1,16</text:p>
          </table:table-cell>
          <table:table-cell table:style-name="ce12" office:value-type="string">
            <text:p>hermesetas poudre</text:p>
          </table:table-cell>
          <table:table-cell table:style-name="ce16" office:value-type="float" office:value="5">
            <text:p>5,00</text:p>
          </table:table-cell>
          <table:table-cell table:style-name="ce20" table:formula="of:=IF([.B11]=0;0;[.C11]*[.J11]/[.B11])" office:value-type="float" office:value="0.01">
            <text:p>0,01</text:p>
          </table:table-cell>
          <table:table-cell table:style-name="ce20" table:formula="of:=IF([.B11]=0;0;[.D11]*[.J11]/[.B11])" office:value-type="float" office:value="0.28">
            <text:p>0,28</text:p>
          </table:table-cell>
          <table:table-cell table:style-name="ce20" table:formula="of:=IF([.B11]=0;0;[.E11]*[.J11]/[.B11])" office:value-type="float" office:value="0">
            <text:p>0,00</text:p>
          </table:table-cell>
          <table:table-cell table:style-name="ce20" table:formula="of:=2*([.K11]+[.L11])" office:value-type="float" office:value="0.58">
            <text:p>0,58</text:p>
          </table:table-cell>
          <table:table-cell table:style-name="ce20" table:formula="of:=4*([.K11]+[.L11])+9*[.M11]" office:value-type="float" office:value="1.16">
            <text:p>1,16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number-columns-repeated="4" table:style-name="ce4"/>
          <table:table-cell table:style-name="ce4" table:formula="of:=2*([.C12]+[.D12])" office:value-type="float" office:value="0">
            <text:p>0,00</text:p>
          </table:table-cell>
          <table:table-cell table:style-name="ce197" table:formula="of:=IF(([.F12]=0);0;[.E12]*2/[.F12])" office:value-type="float" office:value="0">
            <text:p>0,00</text:p>
          </table:table-cell>
          <table:table-cell table:style-name="ce4" table:formula="of:=4*([.C12]+[.D12])+9*[.E12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2]=0;0;[.C12]*[.J12]/[.B12])" office:value-type="float" office:value="0">
            <text:p>0,00</text:p>
          </table:table-cell>
          <table:table-cell table:style-name="ce20" table:formula="of:=IF([.B12]=0;0;[.D12]*[.J12]/[.B12])" office:value-type="float" office:value="0">
            <text:p>0,00</text:p>
          </table:table-cell>
          <table:table-cell table:style-name="ce20" table:formula="of:=IF([.B12]=0;0;[.E12]*[.J12]/[.B12])" office:value-type="float" office:value="0">
            <text:p>0,00</text:p>
          </table:table-cell>
          <table:table-cell table:style-name="ce20" table:formula="of:=2*([.K12]+[.L12])" office:value-type="float" office:value="0">
            <text:p>0,00</text:p>
          </table:table-cell>
          <table:table-cell table:style-name="ce20" table:formula="of:=4*([.K12]+[.L12])+9*[.M12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number-columns-repeated="4" table:style-name="ce4"/>
          <table:table-cell table:style-name="ce4" table:formula="of:=2*([.C13]+[.D13])" office:value-type="float" office:value="0">
            <text:p>0,00</text:p>
          </table:table-cell>
          <table:table-cell table:style-name="ce197" table:formula="of:=IF(([.F13]=0);0;[.E13]*2/[.F13])" office:value-type="float" office:value="0">
            <text:p>0,00</text:p>
          </table:table-cell>
          <table:table-cell table:style-name="ce4" table:formula="of:=4*([.C13]+[.D13])+9*[.E13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3]=0;0;[.C13]*[.J13]/[.B13])" office:value-type="float" office:value="0">
            <text:p>0,00</text:p>
          </table:table-cell>
          <table:table-cell table:style-name="ce20" table:formula="of:=IF([.B13]=0;0;[.D13]*[.J13]/[.B13])" office:value-type="float" office:value="0">
            <text:p>0,00</text:p>
          </table:table-cell>
          <table:table-cell table:style-name="ce20" table:formula="of:=IF([.B13]=0;0;[.E13]*[.J13]/[.B13])" office:value-type="float" office:value="0">
            <text:p>0,00</text:p>
          </table:table-cell>
          <table:table-cell table:style-name="ce20" table:formula="of:=2*([.K13]+[.L13])" office:value-type="float" office:value="0">
            <text:p>0,00</text:p>
          </table:table-cell>
          <table:table-cell table:style-name="ce20" table:formula="of:=4*([.K13]+[.L13])+9*[.M13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number-columns-repeated="4" table:style-name="ce4"/>
          <table:table-cell table:style-name="ce4" table:formula="of:=2*([.C14]+[.D14])" office:value-type="float" office:value="0">
            <text:p>0,00</text:p>
          </table:table-cell>
          <table:table-cell table:style-name="ce197" table:formula="of:=IF(([.F14]=0);0;[.E14]*2/[.F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number-columns-repeated="4" table:style-name="ce4"/>
          <table:table-cell table:style-name="ce4" table:formula="of:=2*([.C15]+[.D15])" office:value-type="float" office:value="0">
            <text:p>0,00</text:p>
          </table:table-cell>
          <table:table-cell table:style-name="ce197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office:value-type="float" office:value="83">
            <text:p>83,00</text:p>
          </table:table-cell>
          <table:table-cell table:style-name="ce17" table:formula="of:=SUM([.K7:.K15])" office:value-type="float" office:value="0.99">
            <text:p>0,99</text:p>
          </table:table-cell>
          <table:table-cell table:style-name="ce17" table:formula="of:=SUM([.L7:.L15])" office:value-type="float" office:value="1.82">
            <text:p>1,82</text:p>
          </table:table-cell>
          <table:table-cell table:style-name="ce17" table:formula="of:=SUM([.M7:.M15])" office:value-type="float" office:value="6.12">
            <text:p>6,12</text:p>
          </table:table-cell>
          <table:table-cell table:style-name="ce17" table:formula="of:=2*([.K16]+[.L16])" office:value-type="float" office:value="5.62">
            <text:p>5,62</text:p>
          </table:table-cell>
          <table:table-cell table:style-name="ce17" table:formula="of:=4*([.K16]+[.L16])+9*[.M16]" office:value-type="float" office:value="66.32">
            <text:p>66,32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1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1.19277108433735">
            <text:p>1,19</text:p>
          </table:table-cell>
          <table:table-cell table:style-name="ce6" table:formula="of:=IF([.J16]=0;0;[.L16]*[.B19]/[.J16])" office:value-type="float" office:value="2.19277108433735">
            <text:p>2,19</text:p>
          </table:table-cell>
          <table:table-cell table:style-name="ce6" table:formula="of:=IF([.J16]=0;0;[.M16]*[.B19]/[.J16])" office:value-type="float" office:value="7.37349397590361">
            <text:p>7,37</text:p>
          </table:table-cell>
          <table:table-cell table:style-name="ce196" table:formula="of:=2*([.C19]+[.D19])" office:value-type="float" office:value="6.7710843373494">
            <text:p>6,77</text:p>
          </table:table-cell>
          <table:table-cell table:style-name="ce198" table:formula="of:=IF(AND(([.C19]=0);([.D19]=0));0;[.E19]/([.C19]+[.D19]))" office:value-type="float" office:value="2.1779359430605">
            <text:p>2,18</text:p>
          </table:table-cell>
          <table:table-cell table:style-name="ce6" table:formula="of:=4*([.C19]+[.D19])+9*[.E19]" office:value-type="float" office:value="79.9036144578313">
            <text:p>79,90</text:p>
          </table:table-cell>
          <table:table-cell office:value-type="string">
            <text:p>Portion 1</text:p>
          </table:table-cell>
          <table:table-cell office:value-type="float" office:value="38">
            <text:p>38,00</text:p>
          </table:table-cell>
          <table:table-cell table:formula="of:=IF([.B19]=0;0;[.C19]*[.J19]/[.B19])" office:value-type="float" office:value="0.453253012048193">
            <text:p>0,45</text:p>
          </table:table-cell>
          <table:table-cell table:formula="of:=IF([.B19]=0;0;[.D19]*[.J19]/[.B19])" office:value-type="float" office:value="0.833253012048193">
            <text:p>0,83</text:p>
          </table:table-cell>
          <table:table-cell table:formula="of:=IF([.B19]=0;0;[.E19]*[.J19]/[.B19])" office:value-type="float" office:value="2.80192771084337">
            <text:p>2,80</text:p>
          </table:table-cell>
          <table:table-cell table:formula="of:=2*([.K19]+[.L19])" office:value-type="float" office:value="2.57301204819277">
            <text:p>2,57</text:p>
          </table:table-cell>
          <table:table-cell table:formula="of:=4*([.K19]+[.L19])+9*[.M19]" office:value-type="float" office:value="30.3633734939759">
            <text:p>30,36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 office:value-type="float" office:value="39">
            <text:p>39,00</text:p>
          </table:table-cell>
          <table:table-cell table:formula="of:=IF([.B19]=0;0;[.C19]*[.J20]/[.B19])" office:value-type="float" office:value="0.465180722891566">
            <text:p>0,47</text:p>
          </table:table-cell>
          <table:table-cell table:formula="of:=IF([.B19]=0;0;[.D19]*[.J20]/[.B19])" office:value-type="float" office:value="0.855180722891566">
            <text:p>0,86</text:p>
          </table:table-cell>
          <table:table-cell table:formula="of:=IF([.B19]=0;0;[.E19]*[.J20]/[.B19])" office:value-type="float" office:value="2.87566265060241">
            <text:p>2,88</text:p>
          </table:table-cell>
          <table:table-cell table:formula="of:=2*([.K20]+[.L20])" office:value-type="float" office:value="2.64072289156626">
            <text:p>2,64</text:p>
          </table:table-cell>
          <table:table-cell table:formula="of:=4*([.K20]+[.L20])+9*[.M20]" office:value-type="float" office:value="31.1624096385542">
            <text:p>31,16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 office:value-type="float" office:value="40">
            <text:p>40,00</text:p>
          </table:table-cell>
          <table:table-cell table:formula="of:=IF([.B19]=0;0;[.C19]*[.J21]/[.B19])" office:value-type="float" office:value="0.47710843373494">
            <text:p>0,48</text:p>
          </table:table-cell>
          <table:table-cell table:formula="of:=IF([.B19]=0;0;[.D19]*[.J21]/[.B19])" office:value-type="float" office:value="0.87710843373494">
            <text:p>0,88</text:p>
          </table:table-cell>
          <table:table-cell table:formula="of:=IF([.B19]=0;0;[.E19]*[.J21]/[.B19])" office:value-type="float" office:value="2.94939759036144">
            <text:p>2,95</text:p>
          </table:table-cell>
          <table:table-cell table:formula="of:=2*([.K21]+[.L21])" office:value-type="float" office:value="2.70843373493976">
            <text:p>2,71</text:p>
          </table:table-cell>
          <table:table-cell table:formula="of:=4*([.K21]+[.L21])+9*[.M21]" office:value-type="float" office:value="31.9614457831325">
            <text:p>31,96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 office:value-type="float" office:value="41">
            <text:p>41,00</text:p>
          </table:table-cell>
          <table:table-cell table:formula="of:=IF([.B19]=0;0;[.C19]*[.J22]/[.B19])" office:value-type="float" office:value="0.489036144578313">
            <text:p>0,49</text:p>
          </table:table-cell>
          <table:table-cell table:formula="of:=IF([.B19]=0;0;[.D19]*[.J22]/[.B19])" office:value-type="float" office:value="0.899036144578313">
            <text:p>0,90</text:p>
          </table:table-cell>
          <table:table-cell table:formula="of:=IF([.B19]=0;0;[.E19]*[.J22]/[.B19])" office:value-type="float" office:value="3.02313253012048">
            <text:p>3,02</text:p>
          </table:table-cell>
          <table:table-cell table:formula="of:=2*([.K22]+[.L22])" office:value-type="float" office:value="2.77614457831325">
            <text:p>2,78</text:p>
          </table:table-cell>
          <table:table-cell table:formula="of:=4*([.K22]+[.L22])+9*[.M22]" office:value-type="float" office:value="32.7604819277108">
            <text:p>32,76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 office:value-type="float" office:value="42">
            <text:p>42,00</text:p>
          </table:table-cell>
          <table:table-cell table:formula="of:=IF([.B19]=0;0;[.C19]*[.J23]/[.B19])" office:value-type="float" office:value="0.500963855421687">
            <text:p>0,50</text:p>
          </table:table-cell>
          <table:table-cell table:formula="of:=IF([.B19]=0;0;[.D19]*[.J23]/[.B19])" office:value-type="float" office:value="0.920963855421686">
            <text:p>0,92</text:p>
          </table:table-cell>
          <table:table-cell table:formula="of:=IF([.B19]=0;0;[.E19]*[.J23]/[.B19])" office:value-type="float" office:value="3.09686746987952">
            <text:p>3,10</text:p>
          </table:table-cell>
          <table:table-cell table:formula="of:=2*([.K23]+[.L23])" office:value-type="float" office:value="2.84385542168675">
            <text:p>2,84</text:p>
          </table:table-cell>
          <table:table-cell table:formula="of:=4*([.K23]+[.L23])+9*[.M23]" office:value-type="float" office:value="33.5595180722891">
            <text:p>33,56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 office:value-type="float" office:value="43">
            <text:p>43,00</text:p>
          </table:table-cell>
          <table:table-cell table:formula="of:=IF([.B19]=0;0;[.C19]*[.J24]/[.B19])" office:value-type="float" office:value="0.51289156626506">
            <text:p>0,51</text:p>
          </table:table-cell>
          <table:table-cell table:formula="of:=IF([.B19]=0;0;[.D19]*[.J24]/[.B19])" office:value-type="float" office:value="0.94289156626506">
            <text:p>0,94</text:p>
          </table:table-cell>
          <table:table-cell table:formula="of:=IF([.B19]=0;0;[.E19]*[.J24]/[.B19])" office:value-type="float" office:value="3.17060240963855">
            <text:p>3,17</text:p>
          </table:table-cell>
          <table:table-cell table:formula="of:=2*([.K24]+[.L24])" office:value-type="float" office:value="2.91156626506024">
            <text:p>2,91</text:p>
          </table:table-cell>
          <table:table-cell table:formula="of:=4*([.K24]+[.L24])+9*[.M24]" office:value-type="float" office:value="34.3585542168675">
            <text:p>34,36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 office:value-type="float" office:value="44">
            <text:p>44,00</text:p>
          </table:table-cell>
          <table:table-cell table:formula="of:=IF([.B19]=0;0;[.C19]*[.J25]/[.B19])" office:value-type="float" office:value="0.524819277108434">
            <text:p>0,52</text:p>
          </table:table-cell>
          <table:table-cell table:formula="of:=IF([.B19]=0;0;[.D19]*[.J25]/[.B19])" office:value-type="float" office:value="0.964819277108434">
            <text:p>0,96</text:p>
          </table:table-cell>
          <table:table-cell table:formula="of:=IF([.B19]=0;0;[.E19]*[.J25]/[.B19])" office:value-type="float" office:value="3.24433734939759">
            <text:p>3,24</text:p>
          </table:table-cell>
          <table:table-cell table:formula="of:=2*([.K25]+[.L25])" office:value-type="float" office:value="2.97927710843373">
            <text:p>2,98</text:p>
          </table:table-cell>
          <table:table-cell table:formula="of:=4*([.K25]+[.L25])+9*[.M25]" office:value-type="float" office:value="35.1575903614458">
            <text:p>35,16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 office:value-type="float" office:value="45">
            <text:p>45,00</text:p>
          </table:table-cell>
          <table:table-cell table:formula="of:=IF([.B19]=0;0;[.C19]*[.J26]/[.B19])" office:value-type="float" office:value="0.536746987951807">
            <text:p>0,54</text:p>
          </table:table-cell>
          <table:table-cell table:formula="of:=IF([.B19]=0;0;[.D19]*[.J26]/[.B19])" office:value-type="float" office:value="0.986746987951807">
            <text:p>0,99</text:p>
          </table:table-cell>
          <table:table-cell table:formula="of:=IF([.B19]=0;0;[.E19]*[.J26]/[.B19])" office:value-type="float" office:value="3.31807228915663">
            <text:p>3,32</text:p>
          </table:table-cell>
          <table:table-cell table:formula="of:=2*([.K26]+[.L26])" office:value-type="float" office:value="3.04698795180723">
            <text:p>3,05</text:p>
          </table:table-cell>
          <table:table-cell table:formula="of:=4*([.K26]+[.L26])+9*[.M26]" office:value-type="float" office:value="35.9566265060241">
            <text:p>35,96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 office:value-type="float" office:value="46">
            <text:p>46,00</text:p>
          </table:table-cell>
          <table:table-cell table:formula="of:=IF([.B19]=0;0;[.C19]*[.J27]/[.B19])" office:value-type="float" office:value="0.548674698795181">
            <text:p>0,55</text:p>
          </table:table-cell>
          <table:table-cell table:formula="of:=IF([.B19]=0;0;[.D19]*[.J27]/[.B19])" office:value-type="float" office:value="1.00867469879518">
            <text:p>1,01</text:p>
          </table:table-cell>
          <table:table-cell table:formula="of:=IF([.B19]=0;0;[.E19]*[.J27]/[.B19])" office:value-type="float" office:value="3.39180722891566">
            <text:p>3,39</text:p>
          </table:table-cell>
          <table:table-cell table:formula="of:=2*([.K27]+[.L27])" office:value-type="float" office:value="3.11469879518072">
            <text:p>3,11</text:p>
          </table:table-cell>
          <table:table-cell table:formula="of:=4*([.K27]+[.L27])+9*[.M27]" office:value-type="float" office:value="36.7556626506024">
            <text:p>36,76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 office:value-type="float" office:value="47">
            <text:p>47,00</text:p>
          </table:table-cell>
          <table:table-cell table:formula="of:=IF([.B19]=0;0;[.C19]*[.J28]/[.B19])" office:value-type="float" office:value="0.560602409638554">
            <text:p>0,56</text:p>
          </table:table-cell>
          <table:table-cell table:formula="of:=IF([.B19]=0;0;[.D19]*[.J28]/[.B19])" office:value-type="float" office:value="1.03060240963855">
            <text:p>1,03</text:p>
          </table:table-cell>
          <table:table-cell table:formula="of:=IF([.B19]=0;0;[.E19]*[.J28]/[.B19])" office:value-type="float" office:value="3.4655421686747">
            <text:p>3,47</text:p>
          </table:table-cell>
          <table:table-cell table:formula="of:=2*([.K28]+[.L28])" office:value-type="float" office:value="3.18240963855422">
            <text:p>3,18</text:p>
          </table:table-cell>
          <table:table-cell table:formula="of:=4*([.K28]+[.L28])+9*[.M28]" office:value-type="float" office:value="37.5546987951807">
            <text:p>37,55</text:p>
          </table:table-cell>
        </table:table-row>
      </table:table>
      <table:table table:name="tartelette stjacques_2" table:style-name="ta1" table:print="false">
        <table:table-column table:style-name="co1" table:number-columns-repeated="5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9" table:default-cell-style-name="ce15"/>
        <table:table-column table:style-name="co12" table:default-cell-style-name="ce15"/>
        <table:table-row table:style-name="ro1">
          <table:table-cell/>
          <table:table-cell office:value-type="string">
            <text:p>RECETTE</text:p>
          </table:table-cell>
          <table:table-cell table:number-columns-repeated="6"/>
          <table:table-cell table:style-name="Default"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3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1" table:number-rows-repeated="4">
          <table:table-cell table:style-name="ce1"/>
          <table:table-cell table:style-name="ce4" table:number-columns-repeated="5"/>
          <table:table-cell table:style-name="ce158"/>
          <table:table-cell table:style-name="ce4"/>
          <table:table-cell table:style-name="ce12"/>
          <table:table-cell table:style-name="ce16"/>
          <table:table-cell table:style-name="ce20" table:number-columns-repeated="5"/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1.4">
            <text:p>21,40</text:p>
          </table:table-cell>
          <table:table-cell table:style-name="ce4" office:value-type="float" office:value="0">
            <text:p>0,00</text:p>
          </table:table-cell>
          <table:table-cell table:style-name="ce4" office:value-type="float" office:value="0.6">
            <text:p>0,60</text:p>
          </table:table-cell>
          <table:table-cell table:style-name="ce4" table:formula="of:=2*([.C11]+[.D11])" office:value-type="float" office:value="42.8">
            <text:p>42,80</text:p>
          </table:table-cell>
          <table:table-cell table:style-name="ce158" table:formula="of:=IF(([.F11]=0);0;[.E11]*2/[.F11])" office:value-type="float" office:value="0.0280373831775701">
            <text:p>0,03</text:p>
          </table:table-cell>
          <table:table-cell table:style-name="ce4" table:formula="of:=4*([.C11]+[.D11])+9*[.E11]" office:value-type="float" office:value="91">
            <text:p>91,00</text:p>
          </table:table-cell>
          <table:table-cell table:style-name="ce12" office:value-type="string">
            <text:p>crevette</text:p>
          </table:table-cell>
          <table:table-cell table:style-name="ce16" office:value-type="float" office:value="30">
            <text:p>30,00</text:p>
          </table:table-cell>
          <table:table-cell table:style-name="ce20" table:formula="of:=IF([.B11]=0;0;[.C11]*[.J11]/[.B11])" office:value-type="float" office:value="6.42">
            <text:p>6,42</text:p>
          </table:table-cell>
          <table:table-cell table:style-name="ce20" table:formula="of:=IF([.B11]=0;0;[.D11]*[.J11]/[.B11])" office:value-type="float" office:value="0">
            <text:p>0,00</text:p>
          </table:table-cell>
          <table:table-cell table:style-name="ce20" table:formula="of:=IF([.B11]=0;0;[.E11]*[.J11]/[.B11])" office:value-type="float" office:value="0.18">
            <text:p>0,18</text:p>
          </table:table-cell>
          <table:table-cell table:style-name="ce20" table:formula="of:=2*([.K11]+[.L11])" office:value-type="float" office:value="12.84">
            <text:p>12,84</text:p>
          </table:table-cell>
          <table:table-cell table:style-name="ce20" table:formula="of:=4*([.K11]+[.L11])+9*[.M11]" office:value-type="float" office:value="27.3">
            <text:p>27,30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number-columns-repeated="2" table:style-name="ce4" office:value-type="float" office:value="2">
            <text:p>2,00</text:p>
          </table:table-cell>
          <table:table-cell table:style-name="ce4" office:value-type="float" office:value="55">
            <text:p>55,00</text:p>
          </table:table-cell>
          <table:table-cell table:style-name="ce4" table:formula="of:=2*([.C12]+[.D12])" office:value-type="float" office:value="8">
            <text:p>8,00</text:p>
          </table:table-cell>
          <table:table-cell table:style-name="ce158" table:formula="of:=IF(([.F12]=0);0;[.E12]*2/[.F12])" office:value-type="float" office:value="13.75">
            <text:p>13,75</text:p>
          </table:table-cell>
          <table:table-cell table:style-name="ce4" table:formula="of:=4*([.C12]+[.D12])+9*[.E12]" office:value-type="float" office:value="511">
            <text:p>511,00</text:p>
          </table:table-cell>
          <table:table-cell table:style-name="ce12" office:value-type="string">
            <text:p>Crème 55</text:p>
          </table:table-cell>
          <table:table-cell table:style-name="ce16" office:value-type="float" office:value="8">
            <text:p>8,00</text:p>
          </table:table-cell>
          <table:table-cell table:style-name="ce20" table:formula="of:=IF([.B12]=0;0;[.C12]*[.J12]/[.B12])" office:value-type="float" office:value="0.16">
            <text:p>0,16</text:p>
          </table:table-cell>
          <table:table-cell table:style-name="ce20" table:formula="of:=IF([.B12]=0;0;[.D12]*[.J12]/[.B12])" office:value-type="float" office:value="0.16">
            <text:p>0,16</text:p>
          </table:table-cell>
          <table:table-cell table:style-name="ce20" table:formula="of:=IF([.B12]=0;0;[.E12]*[.J12]/[.B12])" office:value-type="float" office:value="4.4">
            <text:p>4,40</text:p>
          </table:table-cell>
          <table:table-cell table:style-name="ce20" table:formula="of:=2*([.K12]+[.L12])" office:value-type="float" office:value="0.64">
            <text:p>0,64</text:p>
          </table:table-cell>
          <table:table-cell table:style-name="ce20" table:formula="of:=4*([.K12]+[.L12])+9*[.M12]" office:value-type="float" office:value="40.88">
            <text:p>40,88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1">
            <text:p>11,00</text:p>
          </table:table-cell>
          <table:table-cell table:style-name="ce4" office:value-type="float" office:value="2">
            <text:p>2,00</text:p>
          </table:table-cell>
          <table:table-cell table:style-name="ce4" office:value-type="float" office:value="32">
            <text:p>32,00</text:p>
          </table:table-cell>
          <table:table-cell table:style-name="ce4" table:formula="of:=2*([.C13]+[.D13])" office:value-type="float" office:value="26">
            <text:p>26,00</text:p>
          </table:table-cell>
          <table:table-cell table:style-name="ce158" table:formula="of:=IF(([.F13]=0);0;[.E13]*2/[.F13])" office:value-type="float" office:value="2.46153846153846">
            <text:p>2,46</text:p>
          </table:table-cell>
          <table:table-cell table:style-name="ce4" table:formula="of:=4*([.C13]+[.D13])+9*[.E13]" office:value-type="float" office:value="340">
            <text:p>340,00</text:p>
          </table:table-cell>
          <table:table-cell table:style-name="ce12" office:value-type="string">
            <text:p>boursin</text:p>
          </table:table-cell>
          <table:table-cell table:style-name="ce16" office:value-type="float" office:value="15">
            <text:p>15,00</text:p>
          </table:table-cell>
          <table:table-cell table:style-name="ce20" table:formula="of:=IF([.B13]=0;0;[.C13]*[.J13]/[.B13])" office:value-type="float" office:value="1.65">
            <text:p>1,65</text:p>
          </table:table-cell>
          <table:table-cell table:style-name="ce20" table:formula="of:=IF([.B13]=0;0;[.D13]*[.J13]/[.B13])" office:value-type="float" office:value="0.3">
            <text:p>0,30</text:p>
          </table:table-cell>
          <table:table-cell table:style-name="ce20" table:formula="of:=IF([.B13]=0;0;[.E13]*[.J13]/[.B13])" office:value-type="float" office:value="4.8">
            <text:p>4,80</text:p>
          </table:table-cell>
          <table:table-cell table:style-name="ce20" table:formula="of:=2*([.K13]+[.L13])" office:value-type="float" office:value="3.9">
            <text:p>3,90</text:p>
          </table:table-cell>
          <table:table-cell table:style-name="ce20" table:formula="of:=4*([.K13]+[.L13])+9*[.M13]" office:value-type="float" office:value="51">
            <text:p>51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style-name="ce4" office:value-type="float" office:value="100">
            <text:p>100,00</text:p>
          </table:table-cell>
          <table:table-cell table:style-name="ce6" office:value-type="float" office:value="12.7">
            <text:p>12,70</text:p>
          </table:table-cell>
          <table:table-cell table:style-name="ce6" office:value-type="float" office:value="5.79">
            <text:p>5,79</text:p>
          </table:table-cell>
          <table:table-cell table:style-name="ce6" office:value-type="float" office:value="55.6">
            <text:p>55,60</text:p>
          </table:table-cell>
          <table:table-cell table:style-name="ce4" table:formula="of:=2*([.C14]+[.D14])" office:value-type="float" office:value="36.98">
            <text:p>36,98</text:p>
          </table:table-cell>
          <table:table-cell table:style-name="ce158" table:formula="of:=IF(([.F14]=0);0;[.E14]*2/[.F14])" office:value-type="float" office:value="3.00703082747431">
            <text:p>3,01</text:p>
          </table:table-cell>
          <table:table-cell table:style-name="ce4" table:formula="of:=4*([.C14]+[.D14])+9*[.E14]" office:value-type="float" office:value="574.36">
            <text:p>574,36</text:p>
          </table:table-cell>
          <table:table-cell table:style-name="ce12" office:value-type="string">
            <text:p>Pate</text:p>
          </table:table-cell>
          <table:table-cell table:style-name="ce16" office:value-type="float" office:value="70">
            <text:p>70,00</text:p>
          </table:table-cell>
          <table:table-cell table:style-name="ce20" table:formula="of:=IF([.B14]=0;0;[.C14]*[.J14]/[.B14])" office:value-type="float" office:value="8.89">
            <text:p>8,89</text:p>
          </table:table-cell>
          <table:table-cell table:style-name="ce20" table:formula="of:=IF([.B14]=0;0;[.D14]*[.J14]/[.B14])" office:value-type="float" office:value="4.053">
            <text:p>4,05</text:p>
          </table:table-cell>
          <table:table-cell table:style-name="ce20" table:formula="of:=IF([.B14]=0;0;[.E14]*[.J14]/[.B14])" office:value-type="float" office:value="38.92">
            <text:p>38,92</text:p>
          </table:table-cell>
          <table:table-cell table:style-name="ce20" table:formula="of:=2*([.K14]+[.L14])" office:value-type="float" office:value="25.886">
            <text:p>25,89</text:p>
          </table:table-cell>
          <table:table-cell table:style-name="ce20" table:formula="of:=4*([.K14]+[.L14])+9*[.M14]" office:value-type="float" office:value="402.052">
            <text:p>402,05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number-columns-repeated="4" table:style-name="ce4"/>
          <table:table-cell table:style-name="ce4" table:formula="of:=2*([.C15]+[.D15])" office:value-type="float" office:value="0">
            <text:p>0,00</text:p>
          </table:table-cell>
          <table:table-cell table:style-name="ce158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table:formula="of:=SUM([.J11:.J15])" office:value-type="float" office:value="123">
            <text:p>123,00</text:p>
          </table:table-cell>
          <table:table-cell table:style-name="ce17" table:formula="of:=SUM([.K7:.K15])" office:value-type="float" office:value="17.12">
            <text:p>17,12</text:p>
          </table:table-cell>
          <table:table-cell table:style-name="ce17" table:formula="of:=SUM([.L7:.L15])" office:value-type="float" office:value="4.513">
            <text:p>4,51</text:p>
          </table:table-cell>
          <table:table-cell table:style-name="ce17" table:formula="of:=SUM([.M7:.M15])" office:value-type="float" office:value="48.3">
            <text:p>48,30</text:p>
          </table:table-cell>
          <table:table-cell table:style-name="ce17" table:formula="of:=2*([.K16]+[.L16])" office:value-type="float" office:value="43.266">
            <text:p>43,27</text:p>
          </table:table-cell>
          <table:table-cell table:style-name="ce17" table:formula="of:=4*([.K16]+[.L16])+9*[.M16]" office:value-type="float" office:value="521.232">
            <text:p>521,23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2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13.9186991869919">
            <text:p>13,92</text:p>
          </table:table-cell>
          <table:table-cell table:style-name="ce6" table:formula="of:=IF([.J16]=0;0;[.L16]*[.B19]/[.J16])" office:value-type="float" office:value="3.66910569105691">
            <text:p>3,67</text:p>
          </table:table-cell>
          <table:table-cell table:style-name="ce6" table:formula="of:=IF([.J16]=0;0;[.M16]*[.B19]/[.J16])" office:value-type="float" office:value="39.2682926829268">
            <text:p>39,27</text:p>
          </table:table-cell>
          <table:table-cell table:style-name="ce157" table:formula="of:=2*([.C19]+[.D19])" office:value-type="float" office:value="35.1756097560976">
            <text:p>35,18</text:p>
          </table:table-cell>
          <table:table-cell table:style-name="ce159" table:formula="of:=IF(AND(([.C19]=0);([.D19]=0));0;[.E19]/([.C19]+[.D19]))" office:value-type="float" office:value="2.23270004160311">
            <text:p>2,23</text:p>
          </table:table-cell>
          <table:table-cell table:style-name="ce6" table:formula="of:=4*([.C19]+[.D19])+9*[.E19]" office:value-type="float" office:value="423.765853658537">
            <text:p>423,77</text:p>
          </table:table-cell>
          <table:table-cell office:value-type="string">
            <text:p>Portion 1</text:p>
          </table:table-cell>
          <table:table-cell office:value-type="float" office:value="38">
            <text:p>38,00</text:p>
          </table:table-cell>
          <table:table-cell table:formula="of:=IF([.B19]=0;0;[.C19]*[.J19]/[.B19])" office:value-type="float" office:value="5.28910569105691">
            <text:p>5,29</text:p>
          </table:table-cell>
          <table:table-cell table:formula="of:=IF([.B19]=0;0;[.D19]*[.J19]/[.B19])" office:value-type="float" office:value="1.39426016260163">
            <text:p>1,39</text:p>
          </table:table-cell>
          <table:table-cell table:formula="of:=IF([.B19]=0;0;[.E19]*[.J19]/[.B19])" office:value-type="float" office:value="14.9219512195122">
            <text:p>14,92</text:p>
          </table:table-cell>
          <table:table-cell table:formula="of:=2*([.K19]+[.L19])" office:value-type="float" office:value="13.3667317073171">
            <text:p>13,37</text:p>
          </table:table-cell>
          <table:table-cell table:formula="of:=4*([.K19]+[.L19])+9*[.M19]" office:value-type="float" office:value="161.031024390244">
            <text:p>161,03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 office:value-type="float" office:value="39">
            <text:p>39,00</text:p>
          </table:table-cell>
          <table:table-cell table:formula="of:=IF([.B19]=0;0;[.C19]*[.J20]/[.B19])" office:value-type="float" office:value="5.42829268292683">
            <text:p>5,43</text:p>
          </table:table-cell>
          <table:table-cell table:formula="of:=IF([.B19]=0;0;[.D19]*[.J20]/[.B19])" office:value-type="float" office:value="1.4309512195122">
            <text:p>1,43</text:p>
          </table:table-cell>
          <table:table-cell table:formula="of:=IF([.B19]=0;0;[.E19]*[.J20]/[.B19])" office:value-type="float" office:value="15.3146341463415">
            <text:p>15,31</text:p>
          </table:table-cell>
          <table:table-cell table:formula="of:=2*([.K20]+[.L20])" office:value-type="float" office:value="13.718487804878">
            <text:p>13,72</text:p>
          </table:table-cell>
          <table:table-cell table:formula="of:=4*([.K20]+[.L20])+9*[.M20]" office:value-type="float" office:value="165.268682926829">
            <text:p>165,27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 office:value-type="float" office:value="40">
            <text:p>40,00</text:p>
          </table:table-cell>
          <table:table-cell table:formula="of:=IF([.B19]=0;0;[.C19]*[.J21]/[.B19])" office:value-type="float" office:value="5.56747967479675">
            <text:p>5,57</text:p>
          </table:table-cell>
          <table:table-cell table:formula="of:=IF([.B19]=0;0;[.D19]*[.J21]/[.B19])" office:value-type="float" office:value="1.46764227642276">
            <text:p>1,47</text:p>
          </table:table-cell>
          <table:table-cell table:formula="of:=IF([.B19]=0;0;[.E19]*[.J21]/[.B19])" office:value-type="float" office:value="15.7073170731707">
            <text:p>15,71</text:p>
          </table:table-cell>
          <table:table-cell table:formula="of:=2*([.K21]+[.L21])" office:value-type="float" office:value="14.070243902439">
            <text:p>14,07</text:p>
          </table:table-cell>
          <table:table-cell table:formula="of:=4*([.K21]+[.L21])+9*[.M21]" office:value-type="float" office:value="169.506341463415">
            <text:p>169,51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 office:value-type="float" office:value="41">
            <text:p>41,00</text:p>
          </table:table-cell>
          <table:table-cell table:formula="of:=IF([.B19]=0;0;[.C19]*[.J22]/[.B19])" office:value-type="float" office:value="5.70666666666667">
            <text:p>5,71</text:p>
          </table:table-cell>
          <table:table-cell table:formula="of:=IF([.B19]=0;0;[.D19]*[.J22]/[.B19])" office:value-type="float" office:value="1.50433333333333">
            <text:p>1,50</text:p>
          </table:table-cell>
          <table:table-cell table:formula="of:=IF([.B19]=0;0;[.E19]*[.J22]/[.B19])" office:value-type="float" office:value="16.1">
            <text:p>16,10</text:p>
          </table:table-cell>
          <table:table-cell table:formula="of:=2*([.K22]+[.L22])" office:value-type="float" office:value="14.422">
            <text:p>14,42</text:p>
          </table:table-cell>
          <table:table-cell table:formula="of:=4*([.K22]+[.L22])+9*[.M22]" office:value-type="float" office:value="173.744">
            <text:p>173,74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 office:value-type="float" office:value="42">
            <text:p>42,00</text:p>
          </table:table-cell>
          <table:table-cell table:formula="of:=IF([.B19]=0;0;[.C19]*[.J23]/[.B19])" office:value-type="float" office:value="5.84585365853658">
            <text:p>5,85</text:p>
          </table:table-cell>
          <table:table-cell table:formula="of:=IF([.B19]=0;0;[.D19]*[.J23]/[.B19])" office:value-type="float" office:value="1.5410243902439">
            <text:p>1,54</text:p>
          </table:table-cell>
          <table:table-cell table:formula="of:=IF([.B19]=0;0;[.E19]*[.J23]/[.B19])" office:value-type="float" office:value="16.4926829268293">
            <text:p>16,49</text:p>
          </table:table-cell>
          <table:table-cell table:formula="of:=2*([.K23]+[.L23])" office:value-type="float" office:value="14.773756097561">
            <text:p>14,77</text:p>
          </table:table-cell>
          <table:table-cell table:formula="of:=4*([.K23]+[.L23])+9*[.M23]" office:value-type="float" office:value="177.981658536585">
            <text:p>177,98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 office:value-type="float" office:value="43">
            <text:p>43,00</text:p>
          </table:table-cell>
          <table:table-cell table:formula="of:=IF([.B19]=0;0;[.C19]*[.J24]/[.B19])" office:value-type="float" office:value="5.9850406504065">
            <text:p>5,99</text:p>
          </table:table-cell>
          <table:table-cell table:formula="of:=IF([.B19]=0;0;[.D19]*[.J24]/[.B19])" office:value-type="float" office:value="1.57771544715447">
            <text:p>1,58</text:p>
          </table:table-cell>
          <table:table-cell table:formula="of:=IF([.B19]=0;0;[.E19]*[.J24]/[.B19])" office:value-type="float" office:value="16.8853658536585">
            <text:p>16,89</text:p>
          </table:table-cell>
          <table:table-cell table:formula="of:=2*([.K24]+[.L24])" office:value-type="float" office:value="15.125512195122">
            <text:p>15,13</text:p>
          </table:table-cell>
          <table:table-cell table:formula="of:=4*([.K24]+[.L24])+9*[.M24]" office:value-type="float" office:value="182.219317073171">
            <text:p>182,22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 office:value-type="float" office:value="44">
            <text:p>44,00</text:p>
          </table:table-cell>
          <table:table-cell table:formula="of:=IF([.B19]=0;0;[.C19]*[.J25]/[.B19])" office:value-type="float" office:value="6.12422764227642">
            <text:p>6,12</text:p>
          </table:table-cell>
          <table:table-cell table:formula="of:=IF([.B19]=0;0;[.D19]*[.J25]/[.B19])" office:value-type="float" office:value="1.61440650406504">
            <text:p>1,61</text:p>
          </table:table-cell>
          <table:table-cell table:formula="of:=IF([.B19]=0;0;[.E19]*[.J25]/[.B19])" office:value-type="float" office:value="17.2780487804878">
            <text:p>17,28</text:p>
          </table:table-cell>
          <table:table-cell table:formula="of:=2*([.K25]+[.L25])" office:value-type="float" office:value="15.4772682926829">
            <text:p>15,48</text:p>
          </table:table-cell>
          <table:table-cell table:formula="of:=4*([.K25]+[.L25])+9*[.M25]" office:value-type="float" office:value="186.456975609756">
            <text:p>186,46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 office:value-type="float" office:value="45">
            <text:p>45,00</text:p>
          </table:table-cell>
          <table:table-cell table:formula="of:=IF([.B19]=0;0;[.C19]*[.J26]/[.B19])" office:value-type="float" office:value="6.26341463414634">
            <text:p>6,26</text:p>
          </table:table-cell>
          <table:table-cell table:formula="of:=IF([.B19]=0;0;[.D19]*[.J26]/[.B19])" office:value-type="float" office:value="1.65109756097561">
            <text:p>1,65</text:p>
          </table:table-cell>
          <table:table-cell table:formula="of:=IF([.B19]=0;0;[.E19]*[.J26]/[.B19])" office:value-type="float" office:value="17.6707317073171">
            <text:p>17,67</text:p>
          </table:table-cell>
          <table:table-cell table:formula="of:=2*([.K26]+[.L26])" office:value-type="float" office:value="15.8290243902439">
            <text:p>15,83</text:p>
          </table:table-cell>
          <table:table-cell table:formula="of:=4*([.K26]+[.L26])+9*[.M26]" office:value-type="float" office:value="190.694634146341">
            <text:p>190,69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 office:value-type="float" office:value="46">
            <text:p>46,00</text:p>
          </table:table-cell>
          <table:table-cell table:formula="of:=IF([.B19]=0;0;[.C19]*[.J27]/[.B19])" office:value-type="float" office:value="6.40260162601626">
            <text:p>6,40</text:p>
          </table:table-cell>
          <table:table-cell table:formula="of:=IF([.B19]=0;0;[.D19]*[.J27]/[.B19])" office:value-type="float" office:value="1.68778861788618">
            <text:p>1,69</text:p>
          </table:table-cell>
          <table:table-cell table:formula="of:=IF([.B19]=0;0;[.E19]*[.J27]/[.B19])" office:value-type="float" office:value="18.0634146341463">
            <text:p>18,06</text:p>
          </table:table-cell>
          <table:table-cell table:formula="of:=2*([.K27]+[.L27])" office:value-type="float" office:value="16.1807804878049">
            <text:p>16,18</text:p>
          </table:table-cell>
          <table:table-cell table:formula="of:=4*([.K27]+[.L27])+9*[.M27]" office:value-type="float" office:value="194.932292682927">
            <text:p>194,93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 office:value-type="float" office:value="47">
            <text:p>47,00</text:p>
          </table:table-cell>
          <table:table-cell table:formula="of:=IF([.B19]=0;0;[.C19]*[.J28]/[.B19])" office:value-type="float" office:value="6.54178861788618">
            <text:p>6,54</text:p>
          </table:table-cell>
          <table:table-cell table:formula="of:=IF([.B19]=0;0;[.D19]*[.J28]/[.B19])" office:value-type="float" office:value="1.72447967479675">
            <text:p>1,72</text:p>
          </table:table-cell>
          <table:table-cell table:formula="of:=IF([.B19]=0;0;[.E19]*[.J28]/[.B19])" office:value-type="float" office:value="18.4560975609756">
            <text:p>18,46</text:p>
          </table:table-cell>
          <table:table-cell table:formula="of:=2*([.K28]+[.L28])" office:value-type="float" office:value="16.5325365853659">
            <text:p>16,53</text:p>
          </table:table-cell>
          <table:table-cell table:formula="of:=4*([.K28]+[.L28])+9*[.M28]" office:value-type="float" office:value="199.169951219512">
            <text:p>199,17</text:p>
          </table:table-cell>
        </table:table-row>
      </table:table>
      <table:table table:name="pâte" table:style-name="ta1" table:print="false">
        <table:table-column table:style-name="co1" table:number-columns-repeated="5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9" table:default-cell-style-name="ce15"/>
        <table:table-column table:style-name="co12" table:default-cell-style-name="ce15"/>
        <table:table-row table:style-name="ro1">
          <table:table-cell/>
          <table:table-cell office:value-type="string">
            <text:p>RECETTE</text:p>
          </table:table-cell>
          <table:table-cell table:number-columns-repeated="6"/>
          <table:table-cell table:style-name="Default"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2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number-columns-repeated="2" table:style-name="ce4" office:value-type="float" office:value="0">
            <text:p>0,00</text:p>
          </table:table-cell>
          <table:table-cell table:style-name="ce4" office:value-type="float" office:value="100">
            <text:p>100,00</text:p>
          </table:table-cell>
          <table:table-cell table:style-name="ce4" table:formula="of:=2*([.C7]+[.D7])" office:value-type="float" office:value="0">
            <text:p>0,00</text:p>
          </table:table-cell>
          <table:table-cell table:style-name="ce161" table:formula="of:=IF(([.F7]=0);0;[.E7]*2/[.F7])" office:value-type="float" office:value="0">
            <text:p>0,00</text:p>
          </table:table-cell>
          <table:table-cell table:style-name="ce4" table:formula="of:=4*([.C7]+[.D7])+9*[.E7]" office:value-type="float" office:value="900">
            <text:p>900,00</text:p>
          </table:table-cell>
          <table:table-cell table:style-name="ce12" office:value-type="string">
            <text:p>huile d'olive</text:p>
          </table:table-cell>
          <table:table-cell table:style-name="ce16" office:value-type="float" office:value="50">
            <text:p>50,00</text:p>
          </table:table-cell>
          <table:table-cell table:style-name="ce20" table:formula="of:=IF([.B7]=0;0;[.C7]*[.J7]/[.B7])" office:value-type="float" office:value="0">
            <text:p>0,00</text:p>
          </table:table-cell>
          <table:table-cell table:style-name="ce20" table:formula="of:=IF([.B7]=0;0;[.D7]*[.J7]/[.B7])" office:value-type="float" office:value="0">
            <text:p>0,00</text:p>
          </table:table-cell>
          <table:table-cell table:style-name="ce20" table:formula="of:=IF([.B7]=0;0;[.E7]*[.J7]/[.B7])" office:value-type="float" office:value="50">
            <text:p>50,00</text:p>
          </table:table-cell>
          <table:table-cell table:style-name="ce20" table:formula="of:=2*([.K7]+[.L7])" office:value-type="float" office:value="0">
            <text:p>0,00</text:p>
          </table:table-cell>
          <table:table-cell table:style-name="ce20" table:formula="of:=4*([.K7]+[.L7])+9*[.M7]" office:value-type="float" office:value="450">
            <text:p>450,00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2.3">
            <text:p>12,3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0.3">
            <text:p>10,30</text:p>
          </table:table-cell>
          <table:table-cell table:style-name="ce4" table:formula="of:=2*([.C8]+[.D8])" office:value-type="float" office:value="26">
            <text:p>26,00</text:p>
          </table:table-cell>
          <table:table-cell table:style-name="ce161" table:formula="of:=IF(([.F8]=0);0;[.E8]*2/[.F8])" office:value-type="float" office:value="0.792307692307692">
            <text:p>0,79</text:p>
          </table:table-cell>
          <table:table-cell table:style-name="ce4" table:formula="of:=4*([.C8]+[.D8])+9*[.E8]" office:value-type="float" office:value="144.7">
            <text:p>144,70</text:p>
          </table:table-cell>
          <table:table-cell table:style-name="ce12" office:value-type="string">
            <text:p>Oeuf</text:p>
          </table:table-cell>
          <table:table-cell table:style-name="ce16" office:value-type="float" office:value="38">
            <text:p>38,00</text:p>
          </table:table-cell>
          <table:table-cell table:style-name="ce20" table:formula="of:=IF([.B8]=0;0;[.C8]*[.J8]/[.B8])" office:value-type="float" office:value="4.674">
            <text:p>4,67</text:p>
          </table:table-cell>
          <table:table-cell table:style-name="ce20" table:formula="of:=IF([.B8]=0;0;[.D8]*[.J8]/[.B8])" office:value-type="float" office:value="0.266">
            <text:p>0,27</text:p>
          </table:table-cell>
          <table:table-cell table:style-name="ce20" table:formula="of:=IF([.B8]=0;0;[.E8]*[.J8]/[.B8])" office:value-type="float" office:value="3.914">
            <text:p>3,91</text:p>
          </table:table-cell>
          <table:table-cell table:style-name="ce20" table:formula="of:=2*([.K8]+[.L8])" office:value-type="float" office:value="9.88">
            <text:p>9,88</text:p>
          </table:table-cell>
          <table:table-cell table:style-name="ce20" table:formula="of:=4*([.K8]+[.L8])+9*[.M8]" office:value-type="float" office:value="54.986">
            <text:p>54,99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35.2">
            <text:p>35,20</text:p>
          </table:table-cell>
          <table:table-cell table:style-name="ce4" office:value-type="float" office:value="33.6">
            <text:p>33,60</text:p>
          </table:table-cell>
          <table:table-cell table:style-name="ce4" office:value-type="float" office:value="25.4">
            <text:p>25,40</text:p>
          </table:table-cell>
          <table:table-cell table:style-name="ce4" table:formula="of:=2*([.C9]+[.D9])" office:value-type="float" office:value="137.6">
            <text:p>137,60</text:p>
          </table:table-cell>
          <table:table-cell table:style-name="ce161" table:formula="of:=IF(([.F9]=0);0;[.E9]*2/[.F9])" office:value-type="float" office:value="0.369186046511628">
            <text:p>0,37</text:p>
          </table:table-cell>
          <table:table-cell table:style-name="ce4" table:formula="of:=4*([.C9]+[.D9])+9*[.E9]" office:value-type="float" office:value="503.8">
            <text:p>503,80</text:p>
          </table:table-cell>
          <table:table-cell table:style-name="ce12" office:value-type="string">
            <text:p>farine de soja</text:p>
          </table:table-cell>
          <table:table-cell table:style-name="ce16" office:value-type="float" office:value="20">
            <text:p>20,00</text:p>
          </table:table-cell>
          <table:table-cell table:style-name="ce20" table:formula="of:=IF([.B9]=0;0;[.C9]*[.J9]/[.B9])" office:value-type="float" office:value="7.04">
            <text:p>7,04</text:p>
          </table:table-cell>
          <table:table-cell table:style-name="ce20" table:formula="of:=IF([.B9]=0;0;[.D9]*[.J9]/[.B9])" office:value-type="float" office:value="6.72">
            <text:p>6,72</text:p>
          </table:table-cell>
          <table:table-cell table:style-name="ce20" table:formula="of:=IF([.B9]=0;0;[.E9]*[.J9]/[.B9])" office:value-type="float" office:value="5.08">
            <text:p>5,08</text:p>
          </table:table-cell>
          <table:table-cell table:style-name="ce20" table:formula="of:=2*([.K9]+[.L9])" office:value-type="float" office:value="27.52">
            <text:p>27,52</text:p>
          </table:table-cell>
          <table:table-cell table:style-name="ce20" table:formula="of:=4*([.K9]+[.L9])+9*[.M9]" office:value-type="float" office:value="100.76">
            <text:p>100,76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6.4">
            <text:p>16,40</text:p>
          </table:table-cell>
          <table:table-cell table:style-name="ce4" office:value-type="float" office:value="5.62">
            <text:p>5,62</text:p>
          </table:table-cell>
          <table:table-cell table:style-name="ce4" office:value-type="float" office:value="63">
            <text:p>63,00</text:p>
          </table:table-cell>
          <table:table-cell table:style-name="ce4" table:formula="of:=2*([.C10]+[.D10])" office:value-type="float" office:value="44.04">
            <text:p>44,04</text:p>
          </table:table-cell>
          <table:table-cell table:style-name="ce161" table:formula="of:=IF(([.F10]=0);0;[.E10]*2/[.F10])" office:value-type="float" office:value="2.86103542234332">
            <text:p>2,86</text:p>
          </table:table-cell>
          <table:table-cell table:style-name="ce4" table:formula="of:=4*([.C10]+[.D10])+9*[.E10]" office:value-type="float" office:value="655.08">
            <text:p>655,08</text:p>
          </table:table-cell>
          <table:table-cell table:style-name="ce12" office:value-type="string">
            <text:p>poudre de noisette</text:p>
          </table:table-cell>
          <table:table-cell table:style-name="ce16" office:value-type="float" office:value="90">
            <text:p>90,00</text:p>
          </table:table-cell>
          <table:table-cell table:style-name="ce20" table:formula="of:=IF([.B10]=0;0;[.C10]*[.J10]/[.B10])" office:value-type="float" office:value="14.76">
            <text:p>14,76</text:p>
          </table:table-cell>
          <table:table-cell table:style-name="ce20" table:formula="of:=IF([.B10]=0;0;[.D10]*[.J10]/[.B10])" office:value-type="float" office:value="5.058">
            <text:p>5,06</text:p>
          </table:table-cell>
          <table:table-cell table:style-name="ce20" table:formula="of:=IF([.B10]=0;0;[.E10]*[.J10]/[.B10])" office:value-type="float" office:value="56.7">
            <text:p>56,70</text:p>
          </table:table-cell>
          <table:table-cell table:style-name="ce20" table:formula="of:=2*([.K10]+[.L10])" office:value-type="float" office:value="39.636">
            <text:p>39,64</text:p>
          </table:table-cell>
          <table:table-cell table:style-name="ce20" table:formula="of:=4*([.K10]+[.L10])+9*[.M10]" office:value-type="float" office:value="589.572">
            <text:p>589,57</text:p>
          </table:table-cell>
        </table:table-row>
        <table:table-row table:style-name="ro1">
          <table:table-cell table:style-name="ce1" office:value-type="string">
            <text:p>Ingrédient 5</text:p>
          </table:table-cell>
          <table:table-cell table:number-columns-repeated="4" table:style-name="ce4"/>
          <table:table-cell table:style-name="ce4"/>
          <table:table-cell table:style-name="ce161"/>
          <table:table-cell table:style-name="ce4"/>
          <table:table-cell table:style-name="ce12" office:value-type="string">
            <text:p>eau</text:p>
          </table:table-cell>
          <table:table-cell table:style-name="ce16" office:value-type="float" office:value="10">
            <text:p>10,00</text:p>
          </table:table-cell>
          <table:table-cell table:style-name="ce20" table:formula="of:=IF([.B11]=0;0;[.C11]*[.J11]/[.B11])" office:value-type="float" office:value="0">
            <text:p>0,00</text:p>
          </table:table-cell>
          <table:table-cell table:style-name="ce20" table:formula="of:=IF([.B11]=0;0;[.D11]*[.J11]/[.B11])" office:value-type="float" office:value="0">
            <text:p>0,00</text:p>
          </table:table-cell>
          <table:table-cell table:style-name="ce20" table:formula="of:=IF([.B11]=0;0;[.E11]*[.J11]/[.B11])" office:value-type="float" office:value="0">
            <text:p>0,00</text:p>
          </table:table-cell>
          <table:table-cell table:style-name="ce20" table:formula="of:=2*([.K11]+[.L11])" office:value-type="float" office:value="0">
            <text:p>0,00</text:p>
          </table:table-cell>
          <table:table-cell table:style-name="ce20" table:formula="of:=4*([.K11]+[.L11])+9*[.M11]"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Ingrédient 6</text:p>
          </table:table-cell>
          <table:table-cell table:number-columns-repeated="4" table:style-name="ce4"/>
          <table:table-cell table:style-name="ce4"/>
          <table:table-cell table:style-name="ce161"/>
          <table:table-cell table:style-name="ce4"/>
          <table:table-cell table:style-name="ce12"/>
          <table:table-cell table:style-name="ce16"/>
          <table:table-cell table:style-name="ce20" table:formula="of:=IF([.B12]=0;0;[.C12]*[.J12]/[.B12])" office:value-type="float" office:value="0">
            <text:p>0,00</text:p>
          </table:table-cell>
          <table:table-cell table:style-name="ce20" table:formula="of:=IF([.B12]=0;0;[.D12]*[.J12]/[.B12])" office:value-type="float" office:value="0">
            <text:p>0,00</text:p>
          </table:table-cell>
          <table:table-cell table:style-name="ce20" table:formula="of:=IF([.B12]=0;0;[.E12]*[.J12]/[.B12])" office:value-type="float" office:value="0">
            <text:p>0,00</text:p>
          </table:table-cell>
          <table:table-cell table:style-name="ce20" table:formula="of:=2*([.K12]+[.L12])" office:value-type="float" office:value="0">
            <text:p>0,00</text:p>
          </table:table-cell>
          <table:table-cell table:style-name="ce20" table:formula="of:=4*([.K12]+[.L12])+9*[.M12]"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Ingrédient 7</text:p>
          </table:table-cell>
          <table:table-cell table:number-columns-repeated="4" table:style-name="ce4"/>
          <table:table-cell table:style-name="ce4"/>
          <table:table-cell table:style-name="ce161"/>
          <table:table-cell table:style-name="ce4"/>
          <table:table-cell table:style-name="ce12"/>
          <table:table-cell table:style-name="ce16"/>
          <table:table-cell table:style-name="ce20" table:formula="of:=IF([.B13]=0;0;[.C13]*[.J13]/[.B13])" office:value-type="float" office:value="0">
            <text:p>0,00</text:p>
          </table:table-cell>
          <table:table-cell table:style-name="ce20" table:formula="of:=IF([.B13]=0;0;[.D13]*[.J13]/[.B13])" office:value-type="float" office:value="0">
            <text:p>0,00</text:p>
          </table:table-cell>
          <table:table-cell table:style-name="ce20" table:formula="of:=IF([.B13]=0;0;[.E13]*[.J13]/[.B13])" office:value-type="float" office:value="0">
            <text:p>0,00</text:p>
          </table:table-cell>
          <table:table-cell table:style-name="ce20" table:formula="of:=2*([.K13]+[.L13])" office:value-type="float" office:value="0">
            <text:p>0,00</text:p>
          </table:table-cell>
          <table:table-cell table:style-name="ce20" table:formula="of:=4*([.K13]+[.L13])+9*[.M13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number-columns-repeated="4" table:style-name="ce4"/>
          <table:table-cell table:style-name="ce4" table:formula="of:=2*([.C14]+[.D14])" office:value-type="float" office:value="0">
            <text:p>0,00</text:p>
          </table:table-cell>
          <table:table-cell table:style-name="ce161" table:formula="of:=IF(([.F14]=0);0;[.E14]*2/[.F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number-columns-repeated="4" table:style-name="ce4"/>
          <table:table-cell table:style-name="ce4" table:formula="of:=2*([.C15]+[.D15])" office:value-type="float" office:value="0">
            <text:p>0,00</text:p>
          </table:table-cell>
          <table:table-cell table:style-name="ce161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table:formula="of:=SUM([.J7:.J15])" office:value-type="float" office:value="208">
            <text:p>208,00</text:p>
          </table:table-cell>
          <table:table-cell table:style-name="ce17" table:formula="of:=SUM([.K7:.K15])" office:value-type="float" office:value="26.474">
            <text:p>26,47</text:p>
          </table:table-cell>
          <table:table-cell table:style-name="ce17" table:formula="of:=SUM([.L7:.L15])" office:value-type="float" office:value="12.044">
            <text:p>12,04</text:p>
          </table:table-cell>
          <table:table-cell table:style-name="ce17" table:formula="of:=SUM([.M7:.M15])" office:value-type="float" office:value="115.694">
            <text:p>115,69</text:p>
          </table:table-cell>
          <table:table-cell table:style-name="ce17" table:formula="of:=2*([.K16]+[.L16])" office:value-type="float" office:value="77.036">
            <text:p>77,04</text:p>
          </table:table-cell>
          <table:table-cell table:style-name="ce17" table:formula="of:=4*([.K16]+[.L16])+9*[.M16]" office:value-type="float" office:value="1195.318">
            <text:p>1195,32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2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12.7278846153846">
            <text:p>12,73</text:p>
          </table:table-cell>
          <table:table-cell table:style-name="ce6" table:formula="of:=IF([.J16]=0;0;[.L16]*[.B19]/[.J16])" office:value-type="float" office:value="5.79038461538462">
            <text:p>5,79</text:p>
          </table:table-cell>
          <table:table-cell table:style-name="ce6" table:formula="of:=IF([.J16]=0;0;[.M16]*[.B19]/[.J16])" office:value-type="float" office:value="55.6221153846154">
            <text:p>55,62</text:p>
          </table:table-cell>
          <table:table-cell table:style-name="ce160" table:formula="of:=2*([.C19]+[.D19])" office:value-type="float" office:value="37.0365384615385">
            <text:p>37,04</text:p>
          </table:table-cell>
          <table:table-cell table:style-name="ce162" table:formula="of:=IF(AND(([.C19]=0);([.D19]=0));0;[.E19]/([.C19]+[.D19]))" office:value-type="float" office:value="3.00363466431279">
            <text:p>3,00</text:p>
          </table:table-cell>
          <table:table-cell table:style-name="ce6" table:formula="of:=4*([.C19]+[.D19])+9*[.E19]" office:value-type="float" office:value="574.672115384615">
            <text:p>574,67</text:p>
          </table:table-cell>
          <table:table-cell office:value-type="string">
            <text:p>Portion 1</text:p>
          </table:table-cell>
          <table:table-cell office:value-type="float" office:value="70">
            <text:p>70,00</text:p>
          </table:table-cell>
          <table:table-cell table:formula="of:=IF([.B19]=0;0;[.C19]*[.J19]/[.B19])" office:value-type="float" office:value="8.90951923076923">
            <text:p>8,91</text:p>
          </table:table-cell>
          <table:table-cell table:formula="of:=IF([.B19]=0;0;[.D19]*[.J19]/[.B19])" office:value-type="float" office:value="4.05326923076923">
            <text:p>4,05</text:p>
          </table:table-cell>
          <table:table-cell table:formula="of:=IF([.B19]=0;0;[.E19]*[.J19]/[.B19])" office:value-type="float" office:value="38.9354807692308">
            <text:p>38,94</text:p>
          </table:table-cell>
          <table:table-cell table:formula="of:=2*([.K19]+[.L19])" office:value-type="float" office:value="25.9255769230769">
            <text:p>25,93</text:p>
          </table:table-cell>
          <table:table-cell table:formula="of:=4*([.K19]+[.L19])+9*[.M19]" office:value-type="float" office:value="402.270480769231">
            <text:p>402,27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 office:value-type="float" office:value="39">
            <text:p>39,00</text:p>
          </table:table-cell>
          <table:table-cell table:formula="of:=IF([.B19]=0;0;[.C19]*[.J20]/[.B19])" office:value-type="float" office:value="4.963875">
            <text:p>4,96</text:p>
          </table:table-cell>
          <table:table-cell table:formula="of:=IF([.B19]=0;0;[.D19]*[.J20]/[.B19])" office:value-type="float" office:value="2.25825">
            <text:p>2,26</text:p>
          </table:table-cell>
          <table:table-cell table:formula="of:=IF([.B19]=0;0;[.E19]*[.J20]/[.B19])" office:value-type="float" office:value="21.692625">
            <text:p>21,69</text:p>
          </table:table-cell>
          <table:table-cell table:formula="of:=2*([.K20]+[.L20])" office:value-type="float" office:value="14.44425">
            <text:p>14,44</text:p>
          </table:table-cell>
          <table:table-cell table:formula="of:=4*([.K20]+[.L20])+9*[.M20]" office:value-type="float" office:value="224.122125">
            <text:p>224,12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 office:value-type="float" office:value="40">
            <text:p>40,00</text:p>
          </table:table-cell>
          <table:table-cell table:formula="of:=IF([.B19]=0;0;[.C19]*[.J21]/[.B19])" office:value-type="float" office:value="5.09115384615385">
            <text:p>5,09</text:p>
          </table:table-cell>
          <table:table-cell table:formula="of:=IF([.B19]=0;0;[.D19]*[.J21]/[.B19])" office:value-type="float" office:value="2.31615384615385">
            <text:p>2,32</text:p>
          </table:table-cell>
          <table:table-cell table:formula="of:=IF([.B19]=0;0;[.E19]*[.J21]/[.B19])" office:value-type="float" office:value="22.2488461538462">
            <text:p>22,25</text:p>
          </table:table-cell>
          <table:table-cell table:formula="of:=2*([.K21]+[.L21])" office:value-type="float" office:value="14.8146153846154">
            <text:p>14,81</text:p>
          </table:table-cell>
          <table:table-cell table:formula="of:=4*([.K21]+[.L21])+9*[.M21]" office:value-type="float" office:value="229.868846153846">
            <text:p>229,87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 office:value-type="float" office:value="41">
            <text:p>41,00</text:p>
          </table:table-cell>
          <table:table-cell table:formula="of:=IF([.B19]=0;0;[.C19]*[.J22]/[.B19])" office:value-type="float" office:value="5.21843269230769">
            <text:p>5,22</text:p>
          </table:table-cell>
          <table:table-cell table:formula="of:=IF([.B19]=0;0;[.D19]*[.J22]/[.B19])" office:value-type="float" office:value="2.37405769230769">
            <text:p>2,37</text:p>
          </table:table-cell>
          <table:table-cell table:formula="of:=IF([.B19]=0;0;[.E19]*[.J22]/[.B19])" office:value-type="float" office:value="22.8050673076923">
            <text:p>22,81</text:p>
          </table:table-cell>
          <table:table-cell table:formula="of:=2*([.K22]+[.L22])" office:value-type="float" office:value="15.1849807692308">
            <text:p>15,18</text:p>
          </table:table-cell>
          <table:table-cell table:formula="of:=4*([.K22]+[.L22])+9*[.M22]" office:value-type="float" office:value="235.615567307692">
            <text:p>235,62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 office:value-type="float" office:value="42">
            <text:p>42,00</text:p>
          </table:table-cell>
          <table:table-cell table:formula="of:=IF([.B19]=0;0;[.C19]*[.J23]/[.B19])" office:value-type="float" office:value="5.34571153846154">
            <text:p>5,35</text:p>
          </table:table-cell>
          <table:table-cell table:formula="of:=IF([.B19]=0;0;[.D19]*[.J23]/[.B19])" office:value-type="float" office:value="2.43196153846154">
            <text:p>2,43</text:p>
          </table:table-cell>
          <table:table-cell table:formula="of:=IF([.B19]=0;0;[.E19]*[.J23]/[.B19])" office:value-type="float" office:value="23.3612884615385">
            <text:p>23,36</text:p>
          </table:table-cell>
          <table:table-cell table:formula="of:=2*([.K23]+[.L23])" office:value-type="float" office:value="15.5553461538462">
            <text:p>15,56</text:p>
          </table:table-cell>
          <table:table-cell table:formula="of:=4*([.K23]+[.L23])+9*[.M23]" office:value-type="float" office:value="241.362288461538">
            <text:p>241,36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 office:value-type="float" office:value="43">
            <text:p>43,00</text:p>
          </table:table-cell>
          <table:table-cell table:formula="of:=IF([.B19]=0;0;[.C19]*[.J24]/[.B19])" office:value-type="float" office:value="5.47299038461538">
            <text:p>5,47</text:p>
          </table:table-cell>
          <table:table-cell table:formula="of:=IF([.B19]=0;0;[.D19]*[.J24]/[.B19])" office:value-type="float" office:value="2.48986538461538">
            <text:p>2,49</text:p>
          </table:table-cell>
          <table:table-cell table:formula="of:=IF([.B19]=0;0;[.E19]*[.J24]/[.B19])" office:value-type="float" office:value="23.9175096153846">
            <text:p>23,92</text:p>
          </table:table-cell>
          <table:table-cell table:formula="of:=2*([.K24]+[.L24])" office:value-type="float" office:value="15.9257115384615">
            <text:p>15,93</text:p>
          </table:table-cell>
          <table:table-cell table:formula="of:=4*([.K24]+[.L24])+9*[.M24]" office:value-type="float" office:value="247.109009615385">
            <text:p>247,11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 office:value-type="float" office:value="44">
            <text:p>44,00</text:p>
          </table:table-cell>
          <table:table-cell table:formula="of:=IF([.B19]=0;0;[.C19]*[.J25]/[.B19])" office:value-type="float" office:value="5.60026923076923">
            <text:p>5,60</text:p>
          </table:table-cell>
          <table:table-cell table:formula="of:=IF([.B19]=0;0;[.D19]*[.J25]/[.B19])" office:value-type="float" office:value="2.54776923076923">
            <text:p>2,55</text:p>
          </table:table-cell>
          <table:table-cell table:formula="of:=IF([.B19]=0;0;[.E19]*[.J25]/[.B19])" office:value-type="float" office:value="24.4737307692308">
            <text:p>24,47</text:p>
          </table:table-cell>
          <table:table-cell table:formula="of:=2*([.K25]+[.L25])" office:value-type="float" office:value="16.2960769230769">
            <text:p>16,30</text:p>
          </table:table-cell>
          <table:table-cell table:formula="of:=4*([.K25]+[.L25])+9*[.M25]" office:value-type="float" office:value="252.855730769231">
            <text:p>252,86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 office:value-type="float" office:value="45">
            <text:p>45,00</text:p>
          </table:table-cell>
          <table:table-cell table:formula="of:=IF([.B19]=0;0;[.C19]*[.J26]/[.B19])" office:value-type="float" office:value="5.72754807692308">
            <text:p>5,73</text:p>
          </table:table-cell>
          <table:table-cell table:formula="of:=IF([.B19]=0;0;[.D19]*[.J26]/[.B19])" office:value-type="float" office:value="2.60567307692308">
            <text:p>2,61</text:p>
          </table:table-cell>
          <table:table-cell table:formula="of:=IF([.B19]=0;0;[.E19]*[.J26]/[.B19])" office:value-type="float" office:value="25.0299519230769">
            <text:p>25,03</text:p>
          </table:table-cell>
          <table:table-cell table:formula="of:=2*([.K26]+[.L26])" office:value-type="float" office:value="16.6664423076923">
            <text:p>16,67</text:p>
          </table:table-cell>
          <table:table-cell table:formula="of:=4*([.K26]+[.L26])+9*[.M26]" office:value-type="float" office:value="258.602451923077">
            <text:p>258,60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 office:value-type="float" office:value="46">
            <text:p>46,00</text:p>
          </table:table-cell>
          <table:table-cell table:formula="of:=IF([.B19]=0;0;[.C19]*[.J27]/[.B19])" office:value-type="float" office:value="5.85482692307692">
            <text:p>5,85</text:p>
          </table:table-cell>
          <table:table-cell table:formula="of:=IF([.B19]=0;0;[.D19]*[.J27]/[.B19])" office:value-type="float" office:value="2.66357692307692">
            <text:p>2,66</text:p>
          </table:table-cell>
          <table:table-cell table:formula="of:=IF([.B19]=0;0;[.E19]*[.J27]/[.B19])" office:value-type="float" office:value="25.5861730769231">
            <text:p>25,59</text:p>
          </table:table-cell>
          <table:table-cell table:formula="of:=2*([.K27]+[.L27])" office:value-type="float" office:value="17.0368076923077">
            <text:p>17,04</text:p>
          </table:table-cell>
          <table:table-cell table:formula="of:=4*([.K27]+[.L27])+9*[.M27]" office:value-type="float" office:value="264.349173076923">
            <text:p>264,35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 office:value-type="float" office:value="47">
            <text:p>47,00</text:p>
          </table:table-cell>
          <table:table-cell table:formula="of:=IF([.B19]=0;0;[.C19]*[.J28]/[.B19])" office:value-type="float" office:value="5.98210576923077">
            <text:p>5,98</text:p>
          </table:table-cell>
          <table:table-cell table:formula="of:=IF([.B19]=0;0;[.D19]*[.J28]/[.B19])" office:value-type="float" office:value="2.72148076923077">
            <text:p>2,72</text:p>
          </table:table-cell>
          <table:table-cell table:formula="of:=IF([.B19]=0;0;[.E19]*[.J28]/[.B19])" office:value-type="float" office:value="26.1423942307692">
            <text:p>26,14</text:p>
          </table:table-cell>
          <table:table-cell table:formula="of:=2*([.K28]+[.L28])" office:value-type="float" office:value="17.4071730769231">
            <text:p>17,41</text:p>
          </table:table-cell>
          <table:table-cell table:formula="of:=4*([.K28]+[.L28])+9*[.M28]" office:value-type="float" office:value="270.095894230769">
            <text:p>270,10</text:p>
          </table:table-cell>
        </table:table-row>
      </table:table>
      <table:table table:name="mont dor" table:style-name="ta1" table:print="false">
        <table:table-column table:style-name="co1" table:number-columns-repeated="8" table:default-cell-style-name="Default"/>
        <table:table-column table:style-name="co1" table:number-columns-repeated="7" table:default-cell-style-name="ce15"/>
        <table:table-row table:style-name="ro1">
          <table:table-cell/>
          <table:table-cell office:value-type="string">
            <text:p>RECETTE</text:p>
          </table:table-cell>
          <table:table-cell table:number-columns-repeated="6"/>
          <table:table-cell table:style-name="Default"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2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4.7">
            <text:p>14,70</text:p>
          </table:table-cell>
          <table:table-cell table:style-name="ce4" office:value-type="float" office:value="0.01">
            <text:p>0,01</text:p>
          </table:table-cell>
          <table:table-cell table:style-name="ce4" office:value-type="float" office:value="22.01">
            <text:p>22,01</text:p>
          </table:table-cell>
          <table:table-cell table:style-name="ce4" table:formula="of:=2*([.C7]+[.D7])" office:value-type="float" office:value="29.42">
            <text:p>29,42</text:p>
          </table:table-cell>
          <table:table-cell table:style-name="ce164" table:formula="of:=IF(([.F7]=0);0;[.E7]*2/[.F7])" office:value-type="float" office:value="1.49626104690687">
            <text:p>1,50</text:p>
          </table:table-cell>
          <table:table-cell table:style-name="ce4" table:formula="of:=4*([.C7]+[.D7])+9*[.E7]" office:value-type="float" office:value="256.93">
            <text:p>256,93</text:p>
          </table:table-cell>
          <table:table-cell table:style-name="ce12" office:value-type="string">
            <text:p>lardons cuits</text:p>
          </table:table-cell>
          <table:table-cell table:style-name="ce16" office:value-type="float" office:value="10">
            <text:p>10,00</text:p>
          </table:table-cell>
          <table:table-cell table:style-name="ce20" table:formula="of:=IF([.B7]=0;0;[.C7]*[.J7]/[.B7])" office:value-type="float" office:value="1.47">
            <text:p>1,47</text:p>
          </table:table-cell>
          <table:table-cell table:style-name="ce20" table:formula="of:=IF([.B7]=0;0;[.D7]*[.J7]/[.B7])" office:value-type="float" office:value="0.001">
            <text:p>0,00</text:p>
          </table:table-cell>
          <table:table-cell table:style-name="ce20" table:formula="of:=IF([.B7]=0;0;[.E7]*[.J7]/[.B7])" office:value-type="float" office:value="2.201">
            <text:p>2,20</text:p>
          </table:table-cell>
          <table:table-cell table:style-name="ce20" table:formula="of:=2*([.K7]+[.L7])" office:value-type="float" office:value="2.942">
            <text:p>2,94</text:p>
          </table:table-cell>
          <table:table-cell table:style-name="ce20" table:formula="of:=4*([.K7]+[.L7])+9*[.M7]" office:value-type="float" office:value="25.693">
            <text:p>25,69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.14">
            <text:p>1,14</text:p>
          </table:table-cell>
          <table:table-cell table:style-name="ce4" office:value-type="float" office:value="2.34">
            <text:p>2,34</text:p>
          </table:table-cell>
          <table:table-cell table:style-name="ce4" office:value-type="float" office:value="0.29">
            <text:p>0,29</text:p>
          </table:table-cell>
          <table:table-cell table:style-name="ce4" table:formula="of:=2*([.C8]+[.D8])" office:value-type="float" office:value="6.96">
            <text:p>6,96</text:p>
          </table:table-cell>
          <table:table-cell table:style-name="ce164" table:formula="of:=IF(([.F8]=0);0;[.E8]*2/[.F8])" office:value-type="float" office:value="0.0833333333333333">
            <text:p>0,08</text:p>
          </table:table-cell>
          <table:table-cell table:style-name="ce4" table:formula="of:=4*([.C8]+[.D8])+9*[.E8]" office:value-type="float" office:value="16.53">
            <text:p>16,53</text:p>
          </table:table-cell>
          <table:table-cell table:style-name="ce12" office:value-type="string">
            <text:p>courgettes</text:p>
          </table:table-cell>
          <table:table-cell table:style-name="ce16" office:value-type="float" office:value="50">
            <text:p>50,00</text:p>
          </table:table-cell>
          <table:table-cell table:style-name="ce20" table:formula="of:=IF([.B8]=0;0;[.C8]*[.J8]/[.B8])" office:value-type="float" office:value="0.57">
            <text:p>0,57</text:p>
          </table:table-cell>
          <table:table-cell table:style-name="ce20" table:formula="of:=IF([.B8]=0;0;[.D8]*[.J8]/[.B8])" office:value-type="float" office:value="1.17">
            <text:p>1,17</text:p>
          </table:table-cell>
          <table:table-cell table:style-name="ce20" table:formula="of:=IF([.B8]=0;0;[.E8]*[.J8]/[.B8])" office:value-type="float" office:value="0.145">
            <text:p>0,15</text:p>
          </table:table-cell>
          <table:table-cell table:style-name="ce20" table:formula="of:=2*([.K8]+[.L8])" office:value-type="float" office:value="3.48">
            <text:p>3,48</text:p>
          </table:table-cell>
          <table:table-cell table:style-name="ce20" table:formula="of:=4*([.K8]+[.L8])+9*[.M8]" office:value-type="float" office:value="8.265">
            <text:p>8,27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7.6">
            <text:p>17,6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24">
            <text:p>24,00</text:p>
          </table:table-cell>
          <table:table-cell table:style-name="ce4" table:formula="of:=2*([.C9]+[.D9])" office:value-type="float" office:value="36.6">
            <text:p>36,60</text:p>
          </table:table-cell>
          <table:table-cell table:style-name="ce164" table:formula="of:=IF(([.F9]=0);0;[.E9]*2/[.F9])" office:value-type="float" office:value="1.31147540983607">
            <text:p>1,31</text:p>
          </table:table-cell>
          <table:table-cell table:style-name="ce4" table:formula="of:=4*([.C9]+[.D9])+9*[.E9]" office:value-type="float" office:value="289.2">
            <text:p>289,20</text:p>
          </table:table-cell>
          <table:table-cell table:style-name="ce12" office:value-type="string">
            <text:p>mont d'or</text:p>
          </table:table-cell>
          <table:table-cell table:style-name="ce16" office:value-type="float" office:value="50">
            <text:p>50,00</text:p>
          </table:table-cell>
          <table:table-cell table:style-name="ce20" table:formula="of:=IF([.B9]=0;0;[.C9]*[.J9]/[.B9])" office:value-type="float" office:value="8.8">
            <text:p>8,80</text:p>
          </table:table-cell>
          <table:table-cell table:style-name="ce20" table:formula="of:=IF([.B9]=0;0;[.D9]*[.J9]/[.B9])" office:value-type="float" office:value="0.35">
            <text:p>0,35</text:p>
          </table:table-cell>
          <table:table-cell table:style-name="ce20" table:formula="of:=IF([.B9]=0;0;[.E9]*[.J9]/[.B9])" office:value-type="float" office:value="12">
            <text:p>12,00</text:p>
          </table:table-cell>
          <table:table-cell table:style-name="ce20" table:formula="of:=2*([.K9]+[.L9])" office:value-type="float" office:value="18.3">
            <text:p>18,30</text:p>
          </table:table-cell>
          <table:table-cell table:style-name="ce20" table:formula="of:=4*([.K9]+[.L9])+9*[.M9]" office:value-type="float" office:value="144.6">
            <text:p>144,60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19">
            <text:p>2,19</text:p>
          </table:table-cell>
          <table:table-cell table:style-name="ce4" office:value-type="float" office:value="2.18">
            <text:p>2,18</text:p>
          </table:table-cell>
          <table:table-cell table:style-name="ce4" office:value-type="float" office:value="30">
            <text:p>30,00</text:p>
          </table:table-cell>
          <table:table-cell table:style-name="ce4" table:formula="of:=2*([.C10]+[.D10])" office:value-type="float" office:value="8.74">
            <text:p>8,74</text:p>
          </table:table-cell>
          <table:table-cell table:style-name="ce164" table:formula="of:=IF(([.F10]=0);0;[.E10]*2/[.F10])" office:value-type="float" office:value="6.8649885583524">
            <text:p>6,86</text:p>
          </table:table-cell>
          <table:table-cell table:style-name="ce4" table:formula="of:=4*([.C10]+[.D10])+9*[.E10]" office:value-type="float" office:value="287.48">
            <text:p>287,48</text:p>
          </table:table-cell>
          <table:table-cell table:style-name="ce12" office:value-type="string">
            <text:p>Crème 30</text:p>
          </table:table-cell>
          <table:table-cell table:style-name="ce16" office:value-type="float" office:value="50">
            <text:p>50,00</text:p>
          </table:table-cell>
          <table:table-cell table:style-name="ce20" table:formula="of:=IF([.B10]=0;0;[.C10]*[.J10]/[.B10])" office:value-type="float" office:value="1.095">
            <text:p>1,10</text:p>
          </table:table-cell>
          <table:table-cell table:style-name="ce20" table:formula="of:=IF([.B10]=0;0;[.D10]*[.J10]/[.B10])" office:value-type="float" office:value="1.09">
            <text:p>1,09</text:p>
          </table:table-cell>
          <table:table-cell table:style-name="ce20" table:formula="of:=IF([.B10]=0;0;[.E10]*[.J10]/[.B10])" office:value-type="float" office:value="15">
            <text:p>15,00</text:p>
          </table:table-cell>
          <table:table-cell table:style-name="ce20" table:formula="of:=2*([.K10]+[.L10])" office:value-type="float" office:value="4.37">
            <text:p>4,37</text:p>
          </table:table-cell>
          <table:table-cell table:style-name="ce20" table:formula="of:=4*([.K10]+[.L10])+9*[.M10]" office:value-type="float" office:value="143.74">
            <text:p>143,74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number-columns-repeated="2" table:style-name="ce4" office:value-type="float" office:value="0">
            <text:p>0,00</text:p>
          </table:table-cell>
          <table:table-cell table:style-name="ce4" office:value-type="float" office:value="100">
            <text:p>100,00</text:p>
          </table:table-cell>
          <table:table-cell table:style-name="ce4" table:formula="of:=2*([.C11]+[.D11])" office:value-type="float" office:value="0">
            <text:p>0,00</text:p>
          </table:table-cell>
          <table:table-cell table:style-name="ce164" table:formula="of:=IF(([.F11]=0);0;[.E11]*2/[.F11])" office:value-type="float" office:value="0">
            <text:p>0,00</text:p>
          </table:table-cell>
          <table:table-cell table:style-name="ce4" table:formula="of:=4*([.C11]+[.D11])+9*[.E11]" office:value-type="float" office:value="900">
            <text:p>900,00</text:p>
          </table:table-cell>
          <table:table-cell table:style-name="ce12" office:value-type="string">
            <text:p>huile</text:p>
          </table:table-cell>
          <table:table-cell table:style-name="ce16"/>
          <table:table-cell table:style-name="ce20" table:formula="of:=IF([.B11]=0;0;[.C11]*[.J11]/[.B11])" office:value-type="float" office:value="0">
            <text:p>0,00</text:p>
          </table:table-cell>
          <table:table-cell table:style-name="ce20" table:formula="of:=IF([.B11]=0;0;[.D11]*[.J11]/[.B11])" office:value-type="float" office:value="0">
            <text:p>0,00</text:p>
          </table:table-cell>
          <table:table-cell table:style-name="ce20" table:formula="of:=IF([.B11]=0;0;[.E11]*[.J11]/[.B11])" office:value-type="float" office:value="0">
            <text:p>0,00</text:p>
          </table:table-cell>
          <table:table-cell table:style-name="ce20" table:formula="of:=2*([.K11]+[.L11])" office:value-type="float" office:value="0">
            <text:p>0,00</text:p>
          </table:table-cell>
          <table:table-cell table:style-name="ce20" table:formula="of:=4*([.K11]+[.L11])+9*[.M11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number-columns-repeated="4" table:style-name="ce4"/>
          <table:table-cell table:style-name="ce4" table:formula="of:=2*([.C12]+[.D12])" office:value-type="float" office:value="0">
            <text:p>0,00</text:p>
          </table:table-cell>
          <table:table-cell table:style-name="ce164" table:formula="of:=IF(([.F12]=0);0;[.E12]*2/[.F12])" office:value-type="float" office:value="0">
            <text:p>0,00</text:p>
          </table:table-cell>
          <table:table-cell table:style-name="ce4" table:formula="of:=4*([.C12]+[.D12])+9*[.E12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2]=0;0;[.C12]*[.J12]/[.B12])" office:value-type="float" office:value="0">
            <text:p>0,00</text:p>
          </table:table-cell>
          <table:table-cell table:style-name="ce20" table:formula="of:=IF([.B12]=0;0;[.D12]*[.J12]/[.B12])" office:value-type="float" office:value="0">
            <text:p>0,00</text:p>
          </table:table-cell>
          <table:table-cell table:style-name="ce20" table:formula="of:=IF([.B12]=0;0;[.E12]*[.J12]/[.B12])" office:value-type="float" office:value="0">
            <text:p>0,00</text:p>
          </table:table-cell>
          <table:table-cell table:style-name="ce20" table:formula="of:=2*([.K12]+[.L12])" office:value-type="float" office:value="0">
            <text:p>0,00</text:p>
          </table:table-cell>
          <table:table-cell table:style-name="ce20" table:formula="of:=4*([.K12]+[.L12])+9*[.M12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number-columns-repeated="4" table:style-name="ce4"/>
          <table:table-cell table:style-name="ce4" table:formula="of:=2*([.C13]+[.D13])" office:value-type="float" office:value="0">
            <text:p>0,00</text:p>
          </table:table-cell>
          <table:table-cell table:style-name="ce164" table:formula="of:=IF(([.F13]=0);0;[.E13]*2/[.F13])" office:value-type="float" office:value="0">
            <text:p>0,00</text:p>
          </table:table-cell>
          <table:table-cell table:style-name="ce4" table:formula="of:=4*([.C13]+[.D13])+9*[.E13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3]=0;0;[.C13]*[.J13]/[.B13])" office:value-type="float" office:value="0">
            <text:p>0,00</text:p>
          </table:table-cell>
          <table:table-cell table:style-name="ce20" table:formula="of:=IF([.B13]=0;0;[.D13]*[.J13]/[.B13])" office:value-type="float" office:value="0">
            <text:p>0,00</text:p>
          </table:table-cell>
          <table:table-cell table:style-name="ce20" table:formula="of:=IF([.B13]=0;0;[.E13]*[.J13]/[.B13])" office:value-type="float" office:value="0">
            <text:p>0,00</text:p>
          </table:table-cell>
          <table:table-cell table:style-name="ce20" table:formula="of:=2*([.K13]+[.L13])" office:value-type="float" office:value="0">
            <text:p>0,00</text:p>
          </table:table-cell>
          <table:table-cell table:style-name="ce20" table:formula="of:=4*([.K13]+[.L13])+9*[.M13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number-columns-repeated="4" table:style-name="ce4"/>
          <table:table-cell table:style-name="ce4" table:formula="of:=2*([.C14]+[.D14])" office:value-type="float" office:value="0">
            <text:p>0,00</text:p>
          </table:table-cell>
          <table:table-cell table:style-name="ce164" table:formula="of:=IF(([.F14]=0);0;[.E14]*2/[.F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number-columns-repeated="4" table:style-name="ce4"/>
          <table:table-cell table:style-name="ce4" table:formula="of:=2*([.C15]+[.D15])" office:value-type="float" office:value="0">
            <text:p>0,00</text:p>
          </table:table-cell>
          <table:table-cell table:style-name="ce164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table:formula="of:=SUM([.J7:.J15])" office:value-type="float" office:value="160">
            <text:p>160,00</text:p>
          </table:table-cell>
          <table:table-cell table:style-name="ce17" table:formula="of:=SUM([.K7:.K15])" office:value-type="float" office:value="11.935">
            <text:p>11,94</text:p>
          </table:table-cell>
          <table:table-cell table:style-name="ce17" table:formula="of:=SUM([.L7:.L15])" office:value-type="float" office:value="2.611">
            <text:p>2,61</text:p>
          </table:table-cell>
          <table:table-cell table:style-name="ce17" table:formula="of:=SUM([.M7:.M15])" office:value-type="float" office:value="29.346">
            <text:p>29,35</text:p>
          </table:table-cell>
          <table:table-cell table:style-name="ce17" table:formula="of:=2*([.K16]+[.L16])" office:value-type="float" office:value="29.092">
            <text:p>29,09</text:p>
          </table:table-cell>
          <table:table-cell table:style-name="ce17" table:formula="of:=4*([.K16]+[.L16])+9*[.M16]" office:value-type="float" office:value="322.298">
            <text:p>322,30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2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7.459375">
            <text:p>7,46</text:p>
          </table:table-cell>
          <table:table-cell table:style-name="ce6" table:formula="of:=IF([.J16]=0;0;[.L16]*[.B19]/[.J16])" office:value-type="float" office:value="1.631875">
            <text:p>1,63</text:p>
          </table:table-cell>
          <table:table-cell table:style-name="ce6" table:formula="of:=IF([.J16]=0;0;[.M16]*[.B19]/[.J16])" office:value-type="float" office:value="18.34125">
            <text:p>18,34</text:p>
          </table:table-cell>
          <table:table-cell table:style-name="ce163" table:formula="of:=2*([.C19]+[.D19])" office:value-type="float" office:value="18.1825">
            <text:p>18,18</text:p>
          </table:table-cell>
          <table:table-cell table:style-name="ce165" table:formula="of:=IF(AND(([.C19]=0);([.D19]=0));0;[.E19]/([.C19]+[.D19]))" office:value-type="float" office:value="2.01746184518081">
            <text:p>2,02</text:p>
          </table:table-cell>
          <table:table-cell table:style-name="ce6" table:formula="of:=4*([.C19]+[.D19])+9*[.E19]" office:value-type="float" office:value="201.43625">
            <text:p>201,44</text:p>
          </table:table-cell>
          <table:table-cell office:value-type="string">
            <text:p>Portion 1</text:p>
          </table:table-cell>
          <table:table-cell office:value-type="float" office:value="150">
            <text:p>150,00</text:p>
          </table:table-cell>
          <table:table-cell table:formula="of:=IF([.B19]=0;0;[.C19]*[.J19]/[.B19])" office:value-type="float" office:value="11.1890625">
            <text:p>11,19</text:p>
          </table:table-cell>
          <table:table-cell table:formula="of:=IF([.B19]=0;0;[.D19]*[.J19]/[.B19])" office:value-type="float" office:value="2.4478125">
            <text:p>2,45</text:p>
          </table:table-cell>
          <table:table-cell table:formula="of:=IF([.B19]=0;0;[.E19]*[.J19]/[.B19])" office:value-type="float" office:value="27.511875">
            <text:p>27,51</text:p>
          </table:table-cell>
          <table:table-cell table:formula="of:=2*([.K19]+[.L19])" office:value-type="float" office:value="27.27375">
            <text:p>27,27</text:p>
          </table:table-cell>
          <table:table-cell table:formula="of:=4*([.K19]+[.L19])+9*[.M19]" office:value-type="float" office:value="302.154375">
            <text:p>302,15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 office:value-type="float" office:value="39">
            <text:p>39,00</text:p>
          </table:table-cell>
          <table:table-cell table:formula="of:=IF([.B19]=0;0;[.C19]*[.J20]/[.B19])" office:value-type="float" office:value="2.90915625">
            <text:p>2,91</text:p>
          </table:table-cell>
          <table:table-cell table:formula="of:=IF([.B19]=0;0;[.D19]*[.J20]/[.B19])" office:value-type="float" office:value="0.63643125">
            <text:p>0,64</text:p>
          </table:table-cell>
          <table:table-cell table:formula="of:=IF([.B19]=0;0;[.E19]*[.J20]/[.B19])" office:value-type="float" office:value="7.1530875">
            <text:p>7,15</text:p>
          </table:table-cell>
          <table:table-cell table:formula="of:=2*([.K20]+[.L20])" office:value-type="float" office:value="7.091175">
            <text:p>7,09</text:p>
          </table:table-cell>
          <table:table-cell table:formula="of:=4*([.K20]+[.L20])+9*[.M20]" office:value-type="float" office:value="78.5601375">
            <text:p>78,56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 office:value-type="float" office:value="40">
            <text:p>40,00</text:p>
          </table:table-cell>
          <table:table-cell table:formula="of:=IF([.B19]=0;0;[.C19]*[.J21]/[.B19])" office:value-type="float" office:value="2.98375">
            <text:p>2,98</text:p>
          </table:table-cell>
          <table:table-cell table:formula="of:=IF([.B19]=0;0;[.D19]*[.J21]/[.B19])" office:value-type="float" office:value="0.65275">
            <text:p>0,65</text:p>
          </table:table-cell>
          <table:table-cell table:formula="of:=IF([.B19]=0;0;[.E19]*[.J21]/[.B19])" office:value-type="float" office:value="7.3365">
            <text:p>7,34</text:p>
          </table:table-cell>
          <table:table-cell table:formula="of:=2*([.K21]+[.L21])" office:value-type="float" office:value="7.273">
            <text:p>7,27</text:p>
          </table:table-cell>
          <table:table-cell table:formula="of:=4*([.K21]+[.L21])+9*[.M21]" office:value-type="float" office:value="80.5745">
            <text:p>80,57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 office:value-type="float" office:value="41">
            <text:p>41,00</text:p>
          </table:table-cell>
          <table:table-cell table:formula="of:=IF([.B19]=0;0;[.C19]*[.J22]/[.B19])" office:value-type="float" office:value="3.05834375">
            <text:p>3,06</text:p>
          </table:table-cell>
          <table:table-cell table:formula="of:=IF([.B19]=0;0;[.D19]*[.J22]/[.B19])" office:value-type="float" office:value="0.66906875">
            <text:p>0,67</text:p>
          </table:table-cell>
          <table:table-cell table:formula="of:=IF([.B19]=0;0;[.E19]*[.J22]/[.B19])" office:value-type="float" office:value="7.5199125">
            <text:p>7,52</text:p>
          </table:table-cell>
          <table:table-cell table:formula="of:=2*([.K22]+[.L22])" office:value-type="float" office:value="7.454825">
            <text:p>7,45</text:p>
          </table:table-cell>
          <table:table-cell table:formula="of:=4*([.K22]+[.L22])+9*[.M22]" office:value-type="float" office:value="82.5888625">
            <text:p>82,59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 office:value-type="float" office:value="42">
            <text:p>42,00</text:p>
          </table:table-cell>
          <table:table-cell table:formula="of:=IF([.B19]=0;0;[.C19]*[.J23]/[.B19])" office:value-type="float" office:value="3.1329375">
            <text:p>3,13</text:p>
          </table:table-cell>
          <table:table-cell table:formula="of:=IF([.B19]=0;0;[.D19]*[.J23]/[.B19])" office:value-type="float" office:value="0.6853875">
            <text:p>0,69</text:p>
          </table:table-cell>
          <table:table-cell table:formula="of:=IF([.B19]=0;0;[.E19]*[.J23]/[.B19])" office:value-type="float" office:value="7.703325">
            <text:p>7,70</text:p>
          </table:table-cell>
          <table:table-cell table:formula="of:=2*([.K23]+[.L23])" office:value-type="float" office:value="7.63665">
            <text:p>7,64</text:p>
          </table:table-cell>
          <table:table-cell table:formula="of:=4*([.K23]+[.L23])+9*[.M23]" office:value-type="float" office:value="84.603225">
            <text:p>84,60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 office:value-type="float" office:value="43">
            <text:p>43,00</text:p>
          </table:table-cell>
          <table:table-cell table:formula="of:=IF([.B19]=0;0;[.C19]*[.J24]/[.B19])" office:value-type="float" office:value="3.20753125">
            <text:p>3,21</text:p>
          </table:table-cell>
          <table:table-cell table:formula="of:=IF([.B19]=0;0;[.D19]*[.J24]/[.B19])" office:value-type="float" office:value="0.70170625">
            <text:p>0,70</text:p>
          </table:table-cell>
          <table:table-cell table:formula="of:=IF([.B19]=0;0;[.E19]*[.J24]/[.B19])" office:value-type="float" office:value="7.8867375">
            <text:p>7,89</text:p>
          </table:table-cell>
          <table:table-cell table:formula="of:=2*([.K24]+[.L24])" office:value-type="float" office:value="7.818475">
            <text:p>7,82</text:p>
          </table:table-cell>
          <table:table-cell table:formula="of:=4*([.K24]+[.L24])+9*[.M24]" office:value-type="float" office:value="86.6175875">
            <text:p>86,62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 office:value-type="float" office:value="44">
            <text:p>44,00</text:p>
          </table:table-cell>
          <table:table-cell table:formula="of:=IF([.B19]=0;0;[.C19]*[.J25]/[.B19])" office:value-type="float" office:value="3.282125">
            <text:p>3,28</text:p>
          </table:table-cell>
          <table:table-cell table:formula="of:=IF([.B19]=0;0;[.D19]*[.J25]/[.B19])" office:value-type="float" office:value="0.718025">
            <text:p>0,72</text:p>
          </table:table-cell>
          <table:table-cell table:formula="of:=IF([.B19]=0;0;[.E19]*[.J25]/[.B19])" office:value-type="float" office:value="8.07015">
            <text:p>8,07</text:p>
          </table:table-cell>
          <table:table-cell table:formula="of:=2*([.K25]+[.L25])" office:value-type="float" office:value="8.0003">
            <text:p>8,00</text:p>
          </table:table-cell>
          <table:table-cell table:formula="of:=4*([.K25]+[.L25])+9*[.M25]" office:value-type="float" office:value="88.63195">
            <text:p>88,63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 office:value-type="float" office:value="45">
            <text:p>45,00</text:p>
          </table:table-cell>
          <table:table-cell table:formula="of:=IF([.B19]=0;0;[.C19]*[.J26]/[.B19])" office:value-type="float" office:value="3.35671875">
            <text:p>3,36</text:p>
          </table:table-cell>
          <table:table-cell table:formula="of:=IF([.B19]=0;0;[.D19]*[.J26]/[.B19])" office:value-type="float" office:value="0.73434375">
            <text:p>0,73</text:p>
          </table:table-cell>
          <table:table-cell table:formula="of:=IF([.B19]=0;0;[.E19]*[.J26]/[.B19])" office:value-type="float" office:value="8.2535625">
            <text:p>8,25</text:p>
          </table:table-cell>
          <table:table-cell table:formula="of:=2*([.K26]+[.L26])" office:value-type="float" office:value="8.182125">
            <text:p>8,18</text:p>
          </table:table-cell>
          <table:table-cell table:formula="of:=4*([.K26]+[.L26])+9*[.M26]" office:value-type="float" office:value="90.6463125">
            <text:p>90,65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 office:value-type="float" office:value="46">
            <text:p>46,00</text:p>
          </table:table-cell>
          <table:table-cell table:formula="of:=IF([.B19]=0;0;[.C19]*[.J27]/[.B19])" office:value-type="float" office:value="3.4313125">
            <text:p>3,43</text:p>
          </table:table-cell>
          <table:table-cell table:formula="of:=IF([.B19]=0;0;[.D19]*[.J27]/[.B19])" office:value-type="float" office:value="0.7506625">
            <text:p>0,75</text:p>
          </table:table-cell>
          <table:table-cell table:formula="of:=IF([.B19]=0;0;[.E19]*[.J27]/[.B19])" office:value-type="float" office:value="8.436975">
            <text:p>8,44</text:p>
          </table:table-cell>
          <table:table-cell table:formula="of:=2*([.K27]+[.L27])" office:value-type="float" office:value="8.36395">
            <text:p>8,36</text:p>
          </table:table-cell>
          <table:table-cell table:formula="of:=4*([.K27]+[.L27])+9*[.M27]" office:value-type="float" office:value="92.660675">
            <text:p>92,66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 office:value-type="float" office:value="47">
            <text:p>47,00</text:p>
          </table:table-cell>
          <table:table-cell table:formula="of:=IF([.B19]=0;0;[.C19]*[.J28]/[.B19])" office:value-type="float" office:value="3.50590625">
            <text:p>3,51</text:p>
          </table:table-cell>
          <table:table-cell table:formula="of:=IF([.B19]=0;0;[.D19]*[.J28]/[.B19])" office:value-type="float" office:value="0.76698125">
            <text:p>0,77</text:p>
          </table:table-cell>
          <table:table-cell table:formula="of:=IF([.B19]=0;0;[.E19]*[.J28]/[.B19])" office:value-type="float" office:value="8.6203875">
            <text:p>8,62</text:p>
          </table:table-cell>
          <table:table-cell table:formula="of:=2*([.K28]+[.L28])" office:value-type="float" office:value="8.545775">
            <text:p>8,55</text:p>
          </table:table-cell>
          <table:table-cell table:formula="of:=4*([.K28]+[.L28])+9*[.M28]" office:value-type="float" office:value="94.6750375">
            <text:p>94,68</text:p>
          </table:table-cell>
        </table:table-row>
      </table:table>
      <table:table table:name="salsifis carbo" table:style-name="ta1" table:print="false">
        <table:table-column table:style-name="co1" table:number-columns-repeated="5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9" table:default-cell-style-name="ce15"/>
        <table:table-column table:style-name="co12" table:default-cell-style-name="ce15"/>
        <table:table-row table:style-name="ro1">
          <table:table-cell/>
          <table:table-cell office:value-type="string">
            <text:p>RECETTE</text:p>
          </table:table-cell>
          <table:table-cell table:number-columns-repeated="6"/>
          <table:table-cell table:style-name="Default"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2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73">
            <text:p>2,73</text:p>
          </table:table-cell>
          <table:table-cell table:style-name="ce4" office:value-type="float" office:value="6.2">
            <text:p>6,20</text:p>
          </table:table-cell>
          <table:table-cell table:style-name="ce4" office:value-type="float" office:value="0.14">
            <text:p>0,14</text:p>
          </table:table-cell>
          <table:table-cell table:style-name="ce4" table:formula="of:=2*([.C7]+[.D7])" office:value-type="float" office:value="17.86">
            <text:p>17,86</text:p>
          </table:table-cell>
          <table:table-cell table:style-name="ce200" table:formula="of:=IF(([.F7]=0);0;[.E7]*2/[.F7])" office:value-type="float" office:value="0.0156774916013438">
            <text:p>0,02</text:p>
          </table:table-cell>
          <table:table-cell table:style-name="ce4" table:formula="of:=4*([.C7]+[.D7])+9*[.E7]" office:value-type="float" office:value="36.98">
            <text:p>36,98</text:p>
          </table:table-cell>
          <table:table-cell table:style-name="ce12" office:value-type="string">
            <text:p>salsifis</text:p>
          </table:table-cell>
          <table:table-cell table:style-name="ce16" office:value-type="float" office:value="60">
            <text:p>60,00</text:p>
          </table:table-cell>
          <table:table-cell table:style-name="ce20" table:formula="of:=IF([.B7]=0;0;[.C7]*[.J7]/[.B7])" office:value-type="float" office:value="1.638">
            <text:p>1,64</text:p>
          </table:table-cell>
          <table:table-cell table:style-name="ce20" table:formula="of:=IF([.B7]=0;0;[.D7]*[.J7]/[.B7])" office:value-type="float" office:value="3.72">
            <text:p>3,72</text:p>
          </table:table-cell>
          <table:table-cell table:style-name="ce20" table:formula="of:=IF([.B7]=0;0;[.E7]*[.J7]/[.B7])" office:value-type="float" office:value="0.084">
            <text:p>0,08</text:p>
          </table:table-cell>
          <table:table-cell table:style-name="ce20" table:formula="of:=2*([.K7]+[.L7])" office:value-type="float" office:value="10.716">
            <text:p>10,72</text:p>
          </table:table-cell>
          <table:table-cell table:style-name="ce20" table:formula="of:=4*([.K7]+[.L7])+9*[.M7]" office:value-type="float" office:value="22.188">
            <text:p>22,19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3.8">
            <text:p>23,80</text:p>
          </table:table-cell>
          <table:table-cell table:style-name="ce4" office:value-type="float" office:value="2">
            <text:p>2,00</text:p>
          </table:table-cell>
          <table:table-cell table:style-name="ce4" office:value-type="float" office:value="25.7">
            <text:p>25,70</text:p>
          </table:table-cell>
          <table:table-cell table:style-name="ce4" table:formula="of:=2*([.C8]+[.D8])" office:value-type="float" office:value="51.6">
            <text:p>51,60</text:p>
          </table:table-cell>
          <table:table-cell table:style-name="ce200" table:formula="of:=IF(([.F8]=0);0;[.E8]*2/[.F8])" office:value-type="float" office:value="0.996124031007752">
            <text:p>1,00</text:p>
          </table:table-cell>
          <table:table-cell table:style-name="ce4" table:formula="of:=4*([.C8]+[.D8])+9*[.E8]" office:value-type="float" office:value="334.5">
            <text:p>334,50</text:p>
          </table:table-cell>
          <table:table-cell table:style-name="ce12" office:value-type="string">
            <text:p>lardons cuits</text:p>
          </table:table-cell>
          <table:table-cell table:style-name="ce16" office:value-type="float" office:value="10">
            <text:p>10,00</text:p>
          </table:table-cell>
          <table:table-cell table:style-name="ce20" table:formula="of:=IF([.B8]=0;0;[.C8]*[.J8]/[.B8])" office:value-type="float" office:value="2.38">
            <text:p>2,38</text:p>
          </table:table-cell>
          <table:table-cell table:style-name="ce20" table:formula="of:=IF([.B8]=0;0;[.D8]*[.J8]/[.B8])" office:value-type="float" office:value="0.2">
            <text:p>0,20</text:p>
          </table:table-cell>
          <table:table-cell table:style-name="ce20" table:formula="of:=IF([.B8]=0;0;[.E8]*[.J8]/[.B8])" office:value-type="float" office:value="2.57">
            <text:p>2,57</text:p>
          </table:table-cell>
          <table:table-cell table:style-name="ce20" table:formula="of:=2*([.K8]+[.L8])" office:value-type="float" office:value="5.16">
            <text:p>5,16</text:p>
          </table:table-cell>
          <table:table-cell table:style-name="ce20" table:formula="of:=4*([.K8]+[.L8])+9*[.M8]" office:value-type="float" office:value="33.45">
            <text:p>33,45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number-columns-repeated="2" table:style-name="ce4" office:value-type="float" office:value="2">
            <text:p>2,00</text:p>
          </table:table-cell>
          <table:table-cell table:style-name="ce4" office:value-type="float" office:value="55">
            <text:p>55,00</text:p>
          </table:table-cell>
          <table:table-cell table:style-name="ce4" table:formula="of:=2*([.C9]+[.D9])" office:value-type="float" office:value="8">
            <text:p>8,00</text:p>
          </table:table-cell>
          <table:table-cell table:style-name="ce200" table:formula="of:=IF(([.F9]=0);0;[.E9]*2/[.F9])" office:value-type="float" office:value="13.75">
            <text:p>13,75</text:p>
          </table:table-cell>
          <table:table-cell table:style-name="ce4" table:formula="of:=4*([.C9]+[.D9])+9*[.E9]" office:value-type="float" office:value="511">
            <text:p>511,00</text:p>
          </table:table-cell>
          <table:table-cell table:style-name="ce12" office:value-type="string">
            <text:p>Crème 55</text:p>
          </table:table-cell>
          <table:table-cell table:style-name="ce16" office:value-type="float" office:value="30">
            <text:p>30,00</text:p>
          </table:table-cell>
          <table:table-cell table:style-name="ce20" table:formula="of:=IF([.B9]=0;0;[.C9]*[.J9]/[.B9])" office:value-type="float" office:value="0.6">
            <text:p>0,60</text:p>
          </table:table-cell>
          <table:table-cell table:style-name="ce20" table:formula="of:=IF([.B9]=0;0;[.D9]*[.J9]/[.B9])" office:value-type="float" office:value="0.6">
            <text:p>0,60</text:p>
          </table:table-cell>
          <table:table-cell table:style-name="ce20" table:formula="of:=IF([.B9]=0;0;[.E9]*[.J9]/[.B9])" office:value-type="float" office:value="16.5">
            <text:p>16,50</text:p>
          </table:table-cell>
          <table:table-cell table:style-name="ce20" table:formula="of:=2*([.K9]+[.L9])" office:value-type="float" office:value="2.4">
            <text:p>2,40</text:p>
          </table:table-cell>
          <table:table-cell table:style-name="ce20" table:formula="of:=4*([.K9]+[.L9])+9*[.M9]" office:value-type="float" office:value="153.3">
            <text:p>153,30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16.7">
            <text:p>16,70</text:p>
          </table:table-cell>
          <table:table-cell table:style-name="ce4" office:value-type="float" office:value="0">
            <text:p>0,00</text:p>
          </table:table-cell>
          <table:table-cell table:style-name="ce4" office:value-type="float" office:value="33.3">
            <text:p>33,30</text:p>
          </table:table-cell>
          <table:table-cell table:style-name="ce4" table:formula="of:=2*([.C10]+[.D10])" office:value-type="float" office:value="33.4">
            <text:p>33,40</text:p>
          </table:table-cell>
          <table:table-cell table:style-name="ce200" table:formula="of:=IF(([.F10]=0);0;[.E10]*2/[.F10])" office:value-type="float" office:value="1.9940119760479">
            <text:p>1,99</text:p>
          </table:table-cell>
          <table:table-cell table:style-name="ce4" table:formula="of:=4*([.C10]+[.D10])+9*[.E10]" office:value-type="float" office:value="366.5">
            <text:p>366,50</text:p>
          </table:table-cell>
          <table:table-cell table:style-name="ce12" office:value-type="string">
            <text:p>jaune d'oeuf</text:p>
          </table:table-cell>
          <table:table-cell table:style-name="ce16" office:value-type="float" office:value="15">
            <text:p>15,00</text:p>
          </table:table-cell>
          <table:table-cell table:style-name="ce20" table:formula="of:=IF([.B10]=0;0;[.C10]*[.J10]/[.B10])" office:value-type="float" office:value="2.505">
            <text:p>2,51</text:p>
          </table:table-cell>
          <table:table-cell table:style-name="ce20" table:formula="of:=IF([.B10]=0;0;[.D10]*[.J10]/[.B10])" office:value-type="float" office:value="0">
            <text:p>0,00</text:p>
          </table:table-cell>
          <table:table-cell table:style-name="ce20" table:formula="of:=IF([.B10]=0;0;[.E10]*[.J10]/[.B10])" office:value-type="float" office:value="4.995">
            <text:p>5,00</text:p>
          </table:table-cell>
          <table:table-cell table:style-name="ce20" table:formula="of:=2*([.K10]+[.L10])" office:value-type="float" office:value="5.01">
            <text:p>5,01</text:p>
          </table:table-cell>
          <table:table-cell table:style-name="ce20" table:formula="of:=4*([.K10]+[.L10])+9*[.M10]" office:value-type="float" office:value="54.975">
            <text:p>54,98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83">
            <text:p>0,83</text:p>
          </table:table-cell>
          <table:table-cell table:style-name="ce4" office:value-type="float" office:value="7.3">
            <text:p>7,30</text:p>
          </table:table-cell>
          <table:table-cell table:style-name="ce4" office:value-type="float" office:value="0.14">
            <text:p>0,14</text:p>
          </table:table-cell>
          <table:table-cell table:style-name="ce4" table:formula="of:=2*([.C11]+[.D11])" office:value-type="float" office:value="16.26">
            <text:p>16,26</text:p>
          </table:table-cell>
          <table:table-cell table:style-name="ce200" table:formula="of:=IF(([.F11]=0);0;[.E11]*2/[.F11])" office:value-type="float" office:value="0.017220172201722">
            <text:p>0,02</text:p>
          </table:table-cell>
          <table:table-cell table:style-name="ce4" table:formula="of:=4*([.C11]+[.D11])+9*[.E11]" office:value-type="float" office:value="33.78">
            <text:p>33,78</text:p>
          </table:table-cell>
          <table:table-cell table:style-name="ce12" office:value-type="string">
            <text:p>melon</text:p>
          </table:table-cell>
          <table:table-cell table:style-name="ce16" office:value-type="float" office:value="0">
            <text:p>0,00</text:p>
          </table:table-cell>
          <table:table-cell table:style-name="ce20" table:formula="of:=IF([.B11]=0;0;[.C11]*[.J11]/[.B11])" office:value-type="float" office:value="0">
            <text:p>0,00</text:p>
          </table:table-cell>
          <table:table-cell table:style-name="ce20" table:formula="of:=IF([.B11]=0;0;[.D11]*[.J11]/[.B11])" office:value-type="float" office:value="0">
            <text:p>0,00</text:p>
          </table:table-cell>
          <table:table-cell table:style-name="ce20" table:formula="of:=IF([.B11]=0;0;[.E11]*[.J11]/[.B11])" office:value-type="float" office:value="0">
            <text:p>0,00</text:p>
          </table:table-cell>
          <table:table-cell table:style-name="ce20" table:formula="of:=2*([.K11]+[.L11])" office:value-type="float" office:value="0">
            <text:p>0,00</text:p>
          </table:table-cell>
          <table:table-cell table:style-name="ce20" table:formula="of:=4*([.K11]+[.L11])+9*[.M11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number-columns-repeated="2" table:style-name="ce4" office:value-type="float" office:value="0">
            <text:p>0,00</text:p>
          </table:table-cell>
          <table:table-cell table:style-name="ce4" office:value-type="float" office:value="100">
            <text:p>100,00</text:p>
          </table:table-cell>
          <table:table-cell table:style-name="ce4" table:formula="of:=2*([.C12]+[.D12])" office:value-type="float" office:value="0">
            <text:p>0,00</text:p>
          </table:table-cell>
          <table:table-cell table:style-name="ce200" table:formula="of:=IF(([.F12]=0);0;[.E12]*2/[.F12])" office:value-type="float" office:value="0">
            <text:p>0,00</text:p>
          </table:table-cell>
          <table:table-cell table:style-name="ce4" table:formula="of:=4*([.C12]+[.D12])+9*[.E12]" office:value-type="float" office:value="900">
            <text:p>900,00</text:p>
          </table:table-cell>
          <table:table-cell table:style-name="ce12" office:value-type="string">
            <text:p>huile</text:p>
          </table:table-cell>
          <table:table-cell table:style-name="ce16" office:value-type="float" office:value="2">
            <text:p>2,00</text:p>
          </table:table-cell>
          <table:table-cell table:style-name="ce20" table:formula="of:=IF([.B12]=0;0;[.C12]*[.J12]/[.B12])" office:value-type="float" office:value="0">
            <text:p>0,00</text:p>
          </table:table-cell>
          <table:table-cell table:style-name="ce20" table:formula="of:=IF([.B12]=0;0;[.D12]*[.J12]/[.B12])" office:value-type="float" office:value="0">
            <text:p>0,00</text:p>
          </table:table-cell>
          <table:table-cell table:style-name="ce20" table:formula="of:=IF([.B12]=0;0;[.E12]*[.J12]/[.B12])" office:value-type="float" office:value="2">
            <text:p>2,00</text:p>
          </table:table-cell>
          <table:table-cell table:style-name="ce20" table:formula="of:=2*([.K12]+[.L12])" office:value-type="float" office:value="0">
            <text:p>0,00</text:p>
          </table:table-cell>
          <table:table-cell table:style-name="ce20" table:formula="of:=4*([.K12]+[.L12])+9*[.M12]" office:value-type="float" office:value="18">
            <text:p>18,00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number-columns-repeated="4" table:style-name="ce4"/>
          <table:table-cell table:style-name="ce4" table:formula="of:=2*([.C13]+[.D13])" office:value-type="float" office:value="0">
            <text:p>0,00</text:p>
          </table:table-cell>
          <table:table-cell table:style-name="ce200" table:formula="of:=IF(([.F13]=0);0;[.E13]*2/[.F13])" office:value-type="float" office:value="0">
            <text:p>0,00</text:p>
          </table:table-cell>
          <table:table-cell table:style-name="ce4" table:formula="of:=4*([.C13]+[.D13])+9*[.E13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3]=0;0;[.C13]*[.J13]/[.B13])" office:value-type="float" office:value="0">
            <text:p>0,00</text:p>
          </table:table-cell>
          <table:table-cell table:style-name="ce20" table:formula="of:=IF([.B13]=0;0;[.D13]*[.J13]/[.B13])" office:value-type="float" office:value="0">
            <text:p>0,00</text:p>
          </table:table-cell>
          <table:table-cell table:style-name="ce20" table:formula="of:=IF([.B13]=0;0;[.E13]*[.J13]/[.B13])" office:value-type="float" office:value="0">
            <text:p>0,00</text:p>
          </table:table-cell>
          <table:table-cell table:style-name="ce20" table:formula="of:=2*([.K13]+[.L13])" office:value-type="float" office:value="0">
            <text:p>0,00</text:p>
          </table:table-cell>
          <table:table-cell table:style-name="ce20" table:formula="of:=4*([.K13]+[.L13])+9*[.M13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number-columns-repeated="4" table:style-name="ce4"/>
          <table:table-cell table:style-name="ce4" table:formula="of:=2*([.C14]+[.D14])" office:value-type="float" office:value="0">
            <text:p>0,00</text:p>
          </table:table-cell>
          <table:table-cell table:style-name="ce200" table:formula="of:=IF(([.F14]=0);0;[.E14]*2/[.F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number-columns-repeated="4" table:style-name="ce4"/>
          <table:table-cell table:style-name="ce4" table:formula="of:=2*([.C15]+[.D15])" office:value-type="float" office:value="0">
            <text:p>0,00</text:p>
          </table:table-cell>
          <table:table-cell table:style-name="ce200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table:formula="of:=SUM([.J7:.J15])" office:value-type="float" office:value="117">
            <text:p>117,00</text:p>
          </table:table-cell>
          <table:table-cell table:style-name="ce17" table:formula="of:=SUM([.K7:.K15])" office:value-type="float" office:value="7.123">
            <text:p>7,12</text:p>
          </table:table-cell>
          <table:table-cell table:style-name="ce17" table:formula="of:=SUM([.L7:.L15])" office:value-type="float" office:value="4.52">
            <text:p>4,52</text:p>
          </table:table-cell>
          <table:table-cell table:style-name="ce17" table:formula="of:=SUM([.M7:.M15])" office:value-type="float" office:value="26.149">
            <text:p>26,15</text:p>
          </table:table-cell>
          <table:table-cell table:style-name="ce17" table:formula="of:=2*([.K16]+[.L16])" office:value-type="float" office:value="23.286">
            <text:p>23,29</text:p>
          </table:table-cell>
          <table:table-cell table:style-name="ce17" table:formula="of:=4*([.K16]+[.L16])+9*[.M16]" office:value-type="float" office:value="281.913">
            <text:p>281,91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2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6.08803418803419">
            <text:p>6,09</text:p>
          </table:table-cell>
          <table:table-cell table:style-name="ce6" table:formula="of:=IF([.J16]=0;0;[.L16]*[.B19]/[.J16])" office:value-type="float" office:value="3.86324786324786">
            <text:p>3,86</text:p>
          </table:table-cell>
          <table:table-cell table:style-name="ce6" table:formula="of:=IF([.J16]=0;0;[.M16]*[.B19]/[.J16])" office:value-type="float" office:value="22.3495726495726">
            <text:p>22,35</text:p>
          </table:table-cell>
          <table:table-cell table:style-name="ce199" table:formula="of:=2*([.C19]+[.D19])" office:value-type="float" office:value="19.9025641025641">
            <text:p>19,90</text:p>
          </table:table-cell>
          <table:table-cell table:style-name="ce201" table:formula="of:=IF(AND(([.C19]=0);([.D19]=0));0;[.E19]/([.C19]+[.D19]))" office:value-type="float" office:value="2.24589882332732">
            <text:p>2,25</text:p>
          </table:table-cell>
          <table:table-cell table:style-name="ce6" table:formula="of:=4*([.C19]+[.D19])+9*[.E19]" office:value-type="float" office:value="240.951282051282">
            <text:p>240,95</text:p>
          </table:table-cell>
          <table:table-cell office:value-type="string">
            <text:p>Portion 1</text:p>
          </table:table-cell>
          <table:table-cell office:value-type="float" office:value="129">
            <text:p>129,00</text:p>
          </table:table-cell>
          <table:table-cell table:formula="of:=IF([.B19]=0;0;[.C19]*[.J19]/[.B19])" office:value-type="float" office:value="7.8535641025641">
            <text:p>7,85</text:p>
          </table:table-cell>
          <table:table-cell table:formula="of:=IF([.B19]=0;0;[.D19]*[.J19]/[.B19])" office:value-type="float" office:value="4.98358974358974">
            <text:p>4,98</text:p>
          </table:table-cell>
          <table:table-cell table:formula="of:=IF([.B19]=0;0;[.E19]*[.J19]/[.B19])" office:value-type="float" office:value="28.8309487179487">
            <text:p>28,83</text:p>
          </table:table-cell>
          <table:table-cell table:formula="of:=2*([.K19]+[.L19])" office:value-type="float" office:value="25.6743076923077">
            <text:p>25,67</text:p>
          </table:table-cell>
          <table:table-cell table:formula="of:=4*([.K19]+[.L19])+9*[.M19]" office:value-type="float" office:value="310.827153846154">
            <text:p>310,83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 office:value-type="float" office:value="39">
            <text:p>39,00</text:p>
          </table:table-cell>
          <table:table-cell table:formula="of:=IF([.B19]=0;0;[.C19]*[.J20]/[.B19])" office:value-type="float" office:value="2.37433333333333">
            <text:p>2,37</text:p>
          </table:table-cell>
          <table:table-cell table:formula="of:=IF([.B19]=0;0;[.D19]*[.J20]/[.B19])" office:value-type="float" office:value="1.50666666666667">
            <text:p>1,51</text:p>
          </table:table-cell>
          <table:table-cell table:formula="of:=IF([.B19]=0;0;[.E19]*[.J20]/[.B19])" office:value-type="float" office:value="8.71633333333333">
            <text:p>8,72</text:p>
          </table:table-cell>
          <table:table-cell table:formula="of:=2*([.K20]+[.L20])" office:value-type="float" office:value="7.762">
            <text:p>7,76</text:p>
          </table:table-cell>
          <table:table-cell table:formula="of:=4*([.K20]+[.L20])+9*[.M20]" office:value-type="float" office:value="93.971">
            <text:p>93,97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 office:value-type="float" office:value="40">
            <text:p>40,00</text:p>
          </table:table-cell>
          <table:table-cell table:formula="of:=IF([.B19]=0;0;[.C19]*[.J21]/[.B19])" office:value-type="float" office:value="2.43521367521367">
            <text:p>2,44</text:p>
          </table:table-cell>
          <table:table-cell table:formula="of:=IF([.B19]=0;0;[.D19]*[.J21]/[.B19])" office:value-type="float" office:value="1.54529914529915">
            <text:p>1,55</text:p>
          </table:table-cell>
          <table:table-cell table:formula="of:=IF([.B19]=0;0;[.E19]*[.J21]/[.B19])" office:value-type="float" office:value="8.93982905982906">
            <text:p>8,94</text:p>
          </table:table-cell>
          <table:table-cell table:formula="of:=2*([.K21]+[.L21])" office:value-type="float" office:value="7.96102564102564">
            <text:p>7,96</text:p>
          </table:table-cell>
          <table:table-cell table:formula="of:=4*([.K21]+[.L21])+9*[.M21]" office:value-type="float" office:value="96.3805128205128">
            <text:p>96,38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 office:value-type="float" office:value="41">
            <text:p>41,00</text:p>
          </table:table-cell>
          <table:table-cell table:formula="of:=IF([.B19]=0;0;[.C19]*[.J22]/[.B19])" office:value-type="float" office:value="2.49609401709402">
            <text:p>2,50</text:p>
          </table:table-cell>
          <table:table-cell table:formula="of:=IF([.B19]=0;0;[.D19]*[.J22]/[.B19])" office:value-type="float" office:value="1.58393162393162">
            <text:p>1,58</text:p>
          </table:table-cell>
          <table:table-cell table:formula="of:=IF([.B19]=0;0;[.E19]*[.J22]/[.B19])" office:value-type="float" office:value="9.16332478632478">
            <text:p>9,16</text:p>
          </table:table-cell>
          <table:table-cell table:formula="of:=2*([.K22]+[.L22])" office:value-type="float" office:value="8.16005128205128">
            <text:p>8,16</text:p>
          </table:table-cell>
          <table:table-cell table:formula="of:=4*([.K22]+[.L22])+9*[.M22]" office:value-type="float" office:value="98.7900256410256">
            <text:p>98,79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 office:value-type="float" office:value="42">
            <text:p>42,00</text:p>
          </table:table-cell>
          <table:table-cell table:formula="of:=IF([.B19]=0;0;[.C19]*[.J23]/[.B19])" office:value-type="float" office:value="2.55697435897436">
            <text:p>2,56</text:p>
          </table:table-cell>
          <table:table-cell table:formula="of:=IF([.B19]=0;0;[.D19]*[.J23]/[.B19])" office:value-type="float" office:value="1.6225641025641">
            <text:p>1,62</text:p>
          </table:table-cell>
          <table:table-cell table:formula="of:=IF([.B19]=0;0;[.E19]*[.J23]/[.B19])" office:value-type="float" office:value="9.38682051282051">
            <text:p>9,39</text:p>
          </table:table-cell>
          <table:table-cell table:formula="of:=2*([.K23]+[.L23])" office:value-type="float" office:value="8.35907692307692">
            <text:p>8,36</text:p>
          </table:table-cell>
          <table:table-cell table:formula="of:=4*([.K23]+[.L23])+9*[.M23]" office:value-type="float" office:value="101.199538461538">
            <text:p>101,20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 office:value-type="float" office:value="43">
            <text:p>43,00</text:p>
          </table:table-cell>
          <table:table-cell table:formula="of:=IF([.B19]=0;0;[.C19]*[.J24]/[.B19])" office:value-type="float" office:value="2.6178547008547">
            <text:p>2,62</text:p>
          </table:table-cell>
          <table:table-cell table:formula="of:=IF([.B19]=0;0;[.D19]*[.J24]/[.B19])" office:value-type="float" office:value="1.66119658119658">
            <text:p>1,66</text:p>
          </table:table-cell>
          <table:table-cell table:formula="of:=IF([.B19]=0;0;[.E19]*[.J24]/[.B19])" office:value-type="float" office:value="9.61031623931624">
            <text:p>9,61</text:p>
          </table:table-cell>
          <table:table-cell table:formula="of:=2*([.K24]+[.L24])" office:value-type="float" office:value="8.55810256410257">
            <text:p>8,56</text:p>
          </table:table-cell>
          <table:table-cell table:formula="of:=4*([.K24]+[.L24])+9*[.M24]" office:value-type="float" office:value="103.609051282051">
            <text:p>103,61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 office:value-type="float" office:value="44">
            <text:p>44,00</text:p>
          </table:table-cell>
          <table:table-cell table:formula="of:=IF([.B19]=0;0;[.C19]*[.J25]/[.B19])" office:value-type="float" office:value="2.67873504273504">
            <text:p>2,68</text:p>
          </table:table-cell>
          <table:table-cell table:formula="of:=IF([.B19]=0;0;[.D19]*[.J25]/[.B19])" office:value-type="float" office:value="1.69982905982906">
            <text:p>1,70</text:p>
          </table:table-cell>
          <table:table-cell table:formula="of:=IF([.B19]=0;0;[.E19]*[.J25]/[.B19])" office:value-type="float" office:value="9.83381196581196">
            <text:p>9,83</text:p>
          </table:table-cell>
          <table:table-cell table:formula="of:=2*([.K25]+[.L25])" office:value-type="float" office:value="8.7571282051282">
            <text:p>8,76</text:p>
          </table:table-cell>
          <table:table-cell table:formula="of:=4*([.K25]+[.L25])+9*[.M25]" office:value-type="float" office:value="106.018564102564">
            <text:p>106,02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 office:value-type="float" office:value="45">
            <text:p>45,00</text:p>
          </table:table-cell>
          <table:table-cell table:formula="of:=IF([.B19]=0;0;[.C19]*[.J26]/[.B19])" office:value-type="float" office:value="2.73961538461538">
            <text:p>2,74</text:p>
          </table:table-cell>
          <table:table-cell table:formula="of:=IF([.B19]=0;0;[.D19]*[.J26]/[.B19])" office:value-type="float" office:value="1.73846153846154">
            <text:p>1,74</text:p>
          </table:table-cell>
          <table:table-cell table:formula="of:=IF([.B19]=0;0;[.E19]*[.J26]/[.B19])" office:value-type="float" office:value="10.0573076923077">
            <text:p>10,06</text:p>
          </table:table-cell>
          <table:table-cell table:formula="of:=2*([.K26]+[.L26])" office:value-type="float" office:value="8.95615384615385">
            <text:p>8,96</text:p>
          </table:table-cell>
          <table:table-cell table:formula="of:=4*([.K26]+[.L26])+9*[.M26]" office:value-type="float" office:value="108.428076923077">
            <text:p>108,43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 office:value-type="float" office:value="46">
            <text:p>46,00</text:p>
          </table:table-cell>
          <table:table-cell table:formula="of:=IF([.B19]=0;0;[.C19]*[.J27]/[.B19])" office:value-type="float" office:value="2.80049572649573">
            <text:p>2,80</text:p>
          </table:table-cell>
          <table:table-cell table:formula="of:=IF([.B19]=0;0;[.D19]*[.J27]/[.B19])" office:value-type="float" office:value="1.77709401709402">
            <text:p>1,78</text:p>
          </table:table-cell>
          <table:table-cell table:formula="of:=IF([.B19]=0;0;[.E19]*[.J27]/[.B19])" office:value-type="float" office:value="10.2808034188034">
            <text:p>10,28</text:p>
          </table:table-cell>
          <table:table-cell table:formula="of:=2*([.K27]+[.L27])" office:value-type="float" office:value="9.15517948717949">
            <text:p>9,16</text:p>
          </table:table-cell>
          <table:table-cell table:formula="of:=4*([.K27]+[.L27])+9*[.M27]" office:value-type="float" office:value="110.83758974359">
            <text:p>110,84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 office:value-type="float" office:value="47">
            <text:p>47,00</text:p>
          </table:table-cell>
          <table:table-cell table:formula="of:=IF([.B19]=0;0;[.C19]*[.J28]/[.B19])" office:value-type="float" office:value="2.86137606837607">
            <text:p>2,86</text:p>
          </table:table-cell>
          <table:table-cell table:formula="of:=IF([.B19]=0;0;[.D19]*[.J28]/[.B19])" office:value-type="float" office:value="1.8157264957265">
            <text:p>1,82</text:p>
          </table:table-cell>
          <table:table-cell table:formula="of:=IF([.B19]=0;0;[.E19]*[.J28]/[.B19])" office:value-type="float" office:value="10.5042991452991">
            <text:p>10,50</text:p>
          </table:table-cell>
          <table:table-cell table:formula="of:=2*([.K28]+[.L28])" office:value-type="float" office:value="9.35420512820513">
            <text:p>9,35</text:p>
          </table:table-cell>
          <table:table-cell table:formula="of:=4*([.K28]+[.L28])+9*[.M28]" office:value-type="float" office:value="113.247102564103">
            <text:p>113,25</text:p>
          </table:table-cell>
        </table:table-row>
      </table:table>
      <table:table table:name="tartelette pomme" table:style-name="ta1" table:print="false">
        <table:table-column table:style-name="co1" table:number-columns-repeated="5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9" table:default-cell-style-name="ce15"/>
        <table:table-column table:style-name="co12" table:default-cell-style-name="ce15"/>
        <table:table-row table:style-name="ro1">
          <table:table-cell/>
          <table:table-cell office:value-type="string">
            <text:p>RECETTE</text:p>
          </table:table-cell>
          <table:table-cell table:number-columns-repeated="6"/>
          <table:table-cell table:style-name="Default"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7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4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 office:value-type="string">
            <text:p>MIS EN OEUVRE</text:p>
          </table:table-cell>
          <table:table-cell table:style-name="ce12" table:number-columns-repeated="6"/>
        </table:table-row>
        <table:table-row table:style-name="ro1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<text:s/>2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1" office:value-type="string">
            <text:p>Ingrédient </text:p>
          </table:table-cell>
          <table:table-cell table:style-name="ce11" office:value-type="string">
            <text:p>quantité ingrédient</text:p>
          </table:table-cell>
          <table:table-cell table:style-name="ce11" office:value-type="string">
            <text:p>P ingrédient</text:p>
          </table:table-cell>
          <table:table-cell table:style-name="ce11" office:value-type="string">
            <text:p>G ingrédient</text:p>
          </table:table-cell>
          <table:table-cell table:style-name="ce11" office:value-type="string">
            <text:p>L ingrédient</text:p>
          </table:table-cell>
          <table:table-cell table:style-name="ce11" office:value-type="string">
            <text:p>2(P+G) ingrédient</text:p>
          </table:table-cell>
          <table:table-cell table:style-name="ce11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6" office:value-type="float" office:value="100">
            <text:p>100,00</text:p>
          </table:table-cell>
          <table:table-cell table:style-name="ce6" office:value-type="float" office:value="12.7278846153846">
            <text:p>12,73</text:p>
          </table:table-cell>
          <table:table-cell table:style-name="ce6" office:value-type="float" office:value="5.79038461538462">
            <text:p>5,79</text:p>
          </table:table-cell>
          <table:table-cell table:style-name="ce6" office:value-type="float" office:value="55.6221153846154">
            <text:p>55,62</text:p>
          </table:table-cell>
          <table:table-cell table:style-name="ce4" table:formula="of:=2*([.C7]+[.D7])" office:value-type="float" office:value="37.0365384615384">
            <text:p>37,04</text:p>
          </table:table-cell>
          <table:table-cell table:style-name="ce203" table:formula="of:=IF(([.F7]=0);0;[.E7]*2/[.F7])" office:value-type="float" office:value="3.00363466431279">
            <text:p>3,00</text:p>
          </table:table-cell>
          <table:table-cell table:style-name="ce4" table:formula="of:=4*([.C7]+[.D7])+9*[.E7]" office:value-type="float" office:value="574.672115384616">
            <text:p>574,67</text:p>
          </table:table-cell>
          <table:table-cell table:style-name="ce12" office:value-type="string">
            <text:p>pâte</text:p>
          </table:table-cell>
          <table:table-cell table:style-name="ce16" office:value-type="float" office:value="44">
            <text:p>44,00</text:p>
          </table:table-cell>
          <table:table-cell table:style-name="ce20" table:formula="of:=IF([.B7]=0;0;[.C7]*[.J7]/[.B7])" office:value-type="float" office:value="5.60026923076922">
            <text:p>5,60</text:p>
          </table:table-cell>
          <table:table-cell table:style-name="ce20" table:formula="of:=IF([.B7]=0;0;[.D7]*[.J7]/[.B7])" office:value-type="float" office:value="2.54776923076923">
            <text:p>2,55</text:p>
          </table:table-cell>
          <table:table-cell table:style-name="ce20" table:formula="of:=IF([.B7]=0;0;[.E7]*[.J7]/[.B7])" office:value-type="float" office:value="24.4737307692308">
            <text:p>24,47</text:p>
          </table:table-cell>
          <table:table-cell table:style-name="ce20" table:formula="of:=2*([.K7]+[.L7])" office:value-type="float" office:value="16.2960769230769">
            <text:p>16,30</text:p>
          </table:table-cell>
          <table:table-cell table:style-name="ce20" table:formula="of:=4*([.K7]+[.L7])+9*[.M7]" office:value-type="float" office:value="252.855730769231">
            <text:p>252,86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4">
            <text:p>0,40</text:p>
          </table:table-cell>
          <table:table-cell table:style-name="ce4" office:value-type="float" office:value="11.7">
            <text:p>11,70</text:p>
          </table:table-cell>
          <table:table-cell table:style-name="ce4" office:value-type="float" office:value="0.6">
            <text:p>0,60</text:p>
          </table:table-cell>
          <table:table-cell table:style-name="ce4" table:formula="of:=2*([.C8]+[.D8])" office:value-type="float" office:value="24.2">
            <text:p>24,20</text:p>
          </table:table-cell>
          <table:table-cell table:style-name="ce203" table:formula="of:=IF(([.F8]=0);0;[.E8]*2/[.F8])" office:value-type="float" office:value="0.0495867768595041">
            <text:p>0,05</text:p>
          </table:table-cell>
          <table:table-cell table:style-name="ce4" table:formula="of:=4*([.C8]+[.D8])+9*[.E8]" office:value-type="float" office:value="53.8">
            <text:p>53,80</text:p>
          </table:table-cell>
          <table:table-cell table:style-name="ce12" office:value-type="string">
            <text:p>compote pomme</text:p>
          </table:table-cell>
          <table:table-cell table:style-name="ce16" office:value-type="float" office:value="48">
            <text:p>48,00</text:p>
          </table:table-cell>
          <table:table-cell table:style-name="ce20" table:formula="of:=IF([.B8]=0;0;[.C8]*[.J8]/[.B8])" office:value-type="float" office:value="0.192">
            <text:p>0,19</text:p>
          </table:table-cell>
          <table:table-cell table:style-name="ce20" table:formula="of:=IF([.B8]=0;0;[.D8]*[.J8]/[.B8])" office:value-type="float" office:value="5.616">
            <text:p>5,62</text:p>
          </table:table-cell>
          <table:table-cell table:style-name="ce20" table:formula="of:=IF([.B8]=0;0;[.E8]*[.J8]/[.B8])" office:value-type="float" office:value="0.288">
            <text:p>0,29</text:p>
          </table:table-cell>
          <table:table-cell table:style-name="ce20" table:formula="of:=2*([.K8]+[.L8])" office:value-type="float" office:value="11.616">
            <text:p>11,62</text:p>
          </table:table-cell>
          <table:table-cell table:style-name="ce20" table:formula="of:=4*([.K8]+[.L8])+9*[.M8]" office:value-type="float" office:value="25.824">
            <text:p>25,82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number-columns-repeated="2" table:style-name="ce4" office:value-type="float" office:value="2">
            <text:p>2,00</text:p>
          </table:table-cell>
          <table:table-cell table:style-name="ce4" office:value-type="float" office:value="55">
            <text:p>55,00</text:p>
          </table:table-cell>
          <table:table-cell table:style-name="ce4" table:formula="of:=2*([.C9]+[.D9])" office:value-type="float" office:value="8">
            <text:p>8,00</text:p>
          </table:table-cell>
          <table:table-cell table:style-name="ce203" table:formula="of:=IF(([.F9]=0);0;[.E9]*2/[.F9])" office:value-type="float" office:value="13.75">
            <text:p>13,75</text:p>
          </table:table-cell>
          <table:table-cell table:style-name="ce4" table:formula="of:=4*([.C9]+[.D9])+9*[.E9]" office:value-type="float" office:value="511">
            <text:p>511,00</text:p>
          </table:table-cell>
          <table:table-cell table:style-name="ce12" office:value-type="string">
            <text:p>Crème 55</text:p>
          </table:table-cell>
          <table:table-cell table:style-name="ce16" office:value-type="float" office:value="20">
            <text:p>20,00</text:p>
          </table:table-cell>
          <table:table-cell table:style-name="ce20" table:formula="of:=IF([.B9]=0;0;[.C9]*[.J9]/[.B9])" office:value-type="float" office:value="0.4">
            <text:p>0,40</text:p>
          </table:table-cell>
          <table:table-cell table:style-name="ce20" table:formula="of:=IF([.B9]=0;0;[.D9]*[.J9]/[.B9])" office:value-type="float" office:value="0.4">
            <text:p>0,40</text:p>
          </table:table-cell>
          <table:table-cell table:style-name="ce20" table:formula="of:=IF([.B9]=0;0;[.E9]*[.J9]/[.B9])" office:value-type="float" office:value="11">
            <text:p>11,00</text:p>
          </table:table-cell>
          <table:table-cell table:style-name="ce20" table:formula="of:=2*([.K9]+[.L9])" office:value-type="float" office:value="1.6">
            <text:p>1,60</text:p>
          </table:table-cell>
          <table:table-cell table:style-name="ce20" table:formula="of:=4*([.K9]+[.L9])+9*[.M9]" office:value-type="float" office:value="102.2">
            <text:p>102,20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26">
            <text:p>0,26</text:p>
          </table:table-cell>
          <table:table-cell table:style-name="ce4" office:value-type="float" office:value="10">
            <text:p>10,00</text:p>
          </table:table-cell>
          <table:table-cell table:style-name="ce4" office:value-type="float" office:value="0.24">
            <text:p>0,24</text:p>
          </table:table-cell>
          <table:table-cell table:style-name="ce4" table:formula="of:=2*([.C10]+[.D10])" office:value-type="float" office:value="20.52">
            <text:p>20,52</text:p>
          </table:table-cell>
          <table:table-cell table:style-name="ce203" table:formula="of:=IF(([.F10]=0);0;[.E10]*2/[.F10])" office:value-type="float" office:value="0.0233918128654971">
            <text:p>0,02</text:p>
          </table:table-cell>
          <table:table-cell table:style-name="ce4" table:formula="of:=4*([.C10]+[.D10])+9*[.E10]" office:value-type="float" office:value="43.2">
            <text:p>43,20</text:p>
          </table:table-cell>
          <table:table-cell table:style-name="ce12" office:value-type="string">
            <text:p>pomme</text:p>
          </table:table-cell>
          <table:table-cell table:style-name="ce16" office:value-type="float" office:value="30">
            <text:p>30,00</text:p>
          </table:table-cell>
          <table:table-cell table:style-name="ce20" table:formula="of:=IF([.B10]=0;0;[.C10]*[.J10]/[.B10])" office:value-type="float" office:value="0.078">
            <text:p>0,08</text:p>
          </table:table-cell>
          <table:table-cell table:style-name="ce20" table:formula="of:=IF([.B10]=0;0;[.D10]*[.J10]/[.B10])" office:value-type="float" office:value="3">
            <text:p>3,00</text:p>
          </table:table-cell>
          <table:table-cell table:style-name="ce20" table:formula="of:=IF([.B10]=0;0;[.E10]*[.J10]/[.B10])" office:value-type="float" office:value="0.072">
            <text:p>0,07</text:p>
          </table:table-cell>
          <table:table-cell table:style-name="ce20" table:formula="of:=2*([.K10]+[.L10])" office:value-type="float" office:value="6.156">
            <text:p>6,16</text:p>
          </table:table-cell>
          <table:table-cell table:style-name="ce20" table:formula="of:=4*([.K10]+[.L10])+9*[.M10]" office:value-type="float" office:value="12.96">
            <text:p>12,96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number-columns-repeated="4" table:style-name="ce4"/>
          <table:table-cell table:style-name="ce4" table:formula="of:=2*([.C11]+[.D11])" office:value-type="float" office:value="0">
            <text:p>0,00</text:p>
          </table:table-cell>
          <table:table-cell table:style-name="ce203" table:formula="of:=IF(([.F11]=0);0;[.E11]*2/[.F11])" office:value-type="float" office:value="0">
            <text:p>0,00</text:p>
          </table:table-cell>
          <table:table-cell table:style-name="ce4" table:formula="of:=4*([.C11]+[.D11])+9*[.E11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1]=0;0;[.C11]*[.J11]/[.B11])" office:value-type="float" office:value="0">
            <text:p>0,00</text:p>
          </table:table-cell>
          <table:table-cell table:style-name="ce20" table:formula="of:=IF([.B11]=0;0;[.D11]*[.J11]/[.B11])" office:value-type="float" office:value="0">
            <text:p>0,00</text:p>
          </table:table-cell>
          <table:table-cell table:style-name="ce20" table:formula="of:=IF([.B11]=0;0;[.E11]*[.J11]/[.B11])" office:value-type="float" office:value="0">
            <text:p>0,00</text:p>
          </table:table-cell>
          <table:table-cell table:style-name="ce20" table:formula="of:=2*([.K11]+[.L11])" office:value-type="float" office:value="0">
            <text:p>0,00</text:p>
          </table:table-cell>
          <table:table-cell table:style-name="ce20" table:formula="of:=4*([.K11]+[.L11])+9*[.M11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number-columns-repeated="4" table:style-name="ce4"/>
          <table:table-cell table:style-name="ce4" table:formula="of:=2*([.C12]+[.D12])" office:value-type="float" office:value="0">
            <text:p>0,00</text:p>
          </table:table-cell>
          <table:table-cell table:style-name="ce203" table:formula="of:=IF(([.F12]=0);0;[.E12]*2/[.F12])" office:value-type="float" office:value="0">
            <text:p>0,00</text:p>
          </table:table-cell>
          <table:table-cell table:style-name="ce4" table:formula="of:=4*([.C12]+[.D12])+9*[.E12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2]=0;0;[.C12]*[.J12]/[.B12])" office:value-type="float" office:value="0">
            <text:p>0,00</text:p>
          </table:table-cell>
          <table:table-cell table:style-name="ce20" table:formula="of:=IF([.B12]=0;0;[.D12]*[.J12]/[.B12])" office:value-type="float" office:value="0">
            <text:p>0,00</text:p>
          </table:table-cell>
          <table:table-cell table:style-name="ce20" table:formula="of:=IF([.B12]=0;0;[.E12]*[.J12]/[.B12])" office:value-type="float" office:value="0">
            <text:p>0,00</text:p>
          </table:table-cell>
          <table:table-cell table:style-name="ce20" table:formula="of:=2*([.K12]+[.L12])" office:value-type="float" office:value="0">
            <text:p>0,00</text:p>
          </table:table-cell>
          <table:table-cell table:style-name="ce20" table:formula="of:=4*([.K12]+[.L12])+9*[.M12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number-columns-repeated="4" table:style-name="ce4"/>
          <table:table-cell table:style-name="ce4" table:formula="of:=2*([.C13]+[.D13])" office:value-type="float" office:value="0">
            <text:p>0,00</text:p>
          </table:table-cell>
          <table:table-cell table:style-name="ce203" table:formula="of:=IF(([.F13]=0);0;[.E13]*2/[.F13])" office:value-type="float" office:value="0">
            <text:p>0,00</text:p>
          </table:table-cell>
          <table:table-cell table:style-name="ce4" table:formula="of:=4*([.C13]+[.D13])+9*[.E13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3]=0;0;[.C13]*[.J13]/[.B13])" office:value-type="float" office:value="0">
            <text:p>0,00</text:p>
          </table:table-cell>
          <table:table-cell table:style-name="ce20" table:formula="of:=IF([.B13]=0;0;[.D13]*[.J13]/[.B13])" office:value-type="float" office:value="0">
            <text:p>0,00</text:p>
          </table:table-cell>
          <table:table-cell table:style-name="ce20" table:formula="of:=IF([.B13]=0;0;[.E13]*[.J13]/[.B13])" office:value-type="float" office:value="0">
            <text:p>0,00</text:p>
          </table:table-cell>
          <table:table-cell table:style-name="ce20" table:formula="of:=2*([.K13]+[.L13])" office:value-type="float" office:value="0">
            <text:p>0,00</text:p>
          </table:table-cell>
          <table:table-cell table:style-name="ce20" table:formula="of:=4*([.K13]+[.L13])+9*[.M13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number-columns-repeated="4" table:style-name="ce4"/>
          <table:table-cell table:style-name="ce4" table:formula="of:=2*([.C14]+[.D14])" office:value-type="float" office:value="0">
            <text:p>0,00</text:p>
          </table:table-cell>
          <table:table-cell table:style-name="ce203" table:formula="of:=IF(([.F14]=0);0;[.E14]*2/[.F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4]=0;0;[.C14]*[.J14]/[.B14])" office:value-type="float" office:value="0">
            <text:p>0,00</text:p>
          </table:table-cell>
          <table:table-cell table:style-name="ce20" table:formula="of:=IF([.B14]=0;0;[.D14]*[.J14]/[.B14])" office:value-type="float" office:value="0">
            <text:p>0,00</text:p>
          </table:table-cell>
          <table:table-cell table:style-name="ce20" table:formula="of:=IF([.B14]=0;0;[.E14]*[.J14]/[.B14])" office:value-type="float" office:value="0">
            <text:p>0,00</text:p>
          </table:table-cell>
          <table:table-cell table:style-name="ce20" table:formula="of:=2*([.K14]+[.L14])" office:value-type="float" office:value="0">
            <text:p>0,00</text:p>
          </table:table-cell>
          <table:table-cell table:style-name="ce20" table:formula="of:=4*([.K14]+[.L14])+9*[.M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number-columns-repeated="4" table:style-name="ce4"/>
          <table:table-cell table:style-name="ce4" table:formula="of:=2*([.C15]+[.D15])" office:value-type="float" office:value="0">
            <text:p>0,00</text:p>
          </table:table-cell>
          <table:table-cell table:style-name="ce203" table:formula="of:=IF(([.F15]=0);0;[.E15]*2/[.F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2"/>
          <table:table-cell table:style-name="ce16"/>
          <table:table-cell table:style-name="ce20" table:formula="of:=IF([.B15]=0;0;[.C15]*[.J15]/[.B15])" office:value-type="float" office:value="0">
            <text:p>0,00</text:p>
          </table:table-cell>
          <table:table-cell table:style-name="ce20" table:formula="of:=IF([.B15]=0;0;[.D15]*[.J15]/[.B15])" office:value-type="float" office:value="0">
            <text:p>0,00</text:p>
          </table:table-cell>
          <table:table-cell table:style-name="ce20" table:formula="of:=IF([.B15]=0;0;[.E15]*[.J15]/[.B15])" office:value-type="float" office:value="0">
            <text:p>0,00</text:p>
          </table:table-cell>
          <table:table-cell table:style-name="ce20" table:formula="of:=2*([.K15]+[.L15])" office:value-type="float" office:value="0">
            <text:p>0,00</text:p>
          </table:table-cell>
          <table:table-cell table:style-name="ce20" table:formula="of:=4*([.K15]+[.L15])+9*[.M15]" office:value-type="float" office:value="0">
            <text:p>0,00</text:p>
          </table:table-cell>
        </table:table-row>
        <table:table-row table:style-name="ro1">
          <table:table-cell table:number-columns-repeated="8"/>
          <table:table-cell table:style-name="ce13" office:value-type="string">
            <text:p>TOTAL (après cuisson)</text:p>
          </table:table-cell>
          <table:table-cell table:style-name="ce17" table:formula="of:=SUM([.J7:.J15])" office:value-type="float" office:value="142">
            <text:p>142,00</text:p>
          </table:table-cell>
          <table:table-cell table:style-name="ce17" table:formula="of:=SUM([.K7:.K15])" office:value-type="float" office:value="6.27026923076922">
            <text:p>6,27</text:p>
          </table:table-cell>
          <table:table-cell table:style-name="ce17" table:formula="of:=SUM([.L7:.L15])" office:value-type="float" office:value="11.5637692307692">
            <text:p>11,56</text:p>
          </table:table-cell>
          <table:table-cell table:style-name="ce17" table:formula="of:=SUM([.M7:.M15])" office:value-type="float" office:value="35.8337307692308">
            <text:p>35,83</text:p>
          </table:table-cell>
          <table:table-cell table:style-name="ce17" table:formula="of:=2*([.K16]+[.L16])" office:value-type="float" office:value="35.6680769230769">
            <text:p>35,67</text:p>
          </table:table-cell>
          <table:table-cell table:style-name="ce17" table:formula="of:=4*([.K16]+[.L16])+9*[.M16]" office:value-type="float" office:value="393.839730769231">
            <text:p>393,84</text:p>
          </table:table-cell>
        </table:table-row>
        <table:table-row table:style-name="ro1">
          <table:table-cell table:number-columns-repeated="8"/>
          <table:table-cell table:style-name="ce14"/>
          <table:table-cell table:style-name="ce18"/>
          <table:table-cell table:style-name="Default" table:number-columns-repeated="5"/>
        </table:table-row>
        <table:table-row table:style-name="ro1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<text:s/>2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19" office:value-type="string">
            <text:p>quantité portion</text:p>
          </table:table-cell>
          <table:table-cell table:style-name="ce19" office:value-type="string">
            <text:p>P portion</text:p>
          </table:table-cell>
          <table:table-cell table:style-name="ce19" office:value-type="string">
            <text:p>G portion</text:p>
          </table:table-cell>
          <table:table-cell table:style-name="ce19" office:value-type="string">
            <text:p>L portion</text:p>
          </table:table-cell>
          <table:table-cell table:style-name="ce19" office:value-type="string">
            <text:p>2(P+G) portion</text:p>
          </table:table-cell>
          <table:table-cell table:style-name="ce19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J16]=0;0;[.K16]*[.B19]/[.J16])" office:value-type="float" office:value="4.41568255687973">
            <text:p>4,42</text:p>
          </table:table-cell>
          <table:table-cell table:style-name="ce6" table:formula="of:=IF([.J16]=0;0;[.L16]*[.B19]/[.J16])" office:value-type="float" office:value="8.14349945828819">
            <text:p>8,14</text:p>
          </table:table-cell>
          <table:table-cell table:style-name="ce6" table:formula="of:=IF([.J16]=0;0;[.M16]*[.B19]/[.J16])" office:value-type="float" office:value="25.2350216684724">
            <text:p>25,24</text:p>
          </table:table-cell>
          <table:table-cell table:style-name="ce202" table:formula="of:=2*([.C19]+[.D19])" office:value-type="float" office:value="25.1183640303359">
            <text:p>25,12</text:p>
          </table:table-cell>
          <table:table-cell table:style-name="ce204" table:formula="of:=IF(AND(([.C19]=0);([.D19]=0));0;[.E19]/([.C19]+[.D19]))" office:value-type="float" office:value="2.00928863344728">
            <text:p>2,01</text:p>
          </table:table-cell>
          <table:table-cell table:style-name="ce6" table:formula="of:=4*([.C19]+[.D19])+9*[.E19]" office:value-type="float" office:value="277.351923076923">
            <text:p>277,35</text:p>
          </table:table-cell>
          <table:table-cell office:value-type="string">
            <text:p>Portion 1</text:p>
          </table:table-cell>
          <table:table-cell office:value-type="float" office:value="142">
            <text:p>142,00</text:p>
          </table:table-cell>
          <table:table-cell table:formula="of:=IF([.B19]=0;0;[.C19]*[.J19]/[.B19])" office:value-type="float" office:value="6.27026923076922">
            <text:p>6,27</text:p>
          </table:table-cell>
          <table:table-cell table:formula="of:=IF([.B19]=0;0;[.D19]*[.J19]/[.B19])" office:value-type="float" office:value="11.5637692307692">
            <text:p>11,56</text:p>
          </table:table-cell>
          <table:table-cell table:formula="of:=IF([.B19]=0;0;[.E19]*[.J19]/[.B19])" office:value-type="float" office:value="35.8337307692308">
            <text:p>35,83</text:p>
          </table:table-cell>
          <table:table-cell table:formula="of:=2*([.K19]+[.L19])" office:value-type="float" office:value="35.6680769230769">
            <text:p>35,67</text:p>
          </table:table-cell>
          <table:table-cell table:formula="of:=4*([.K19]+[.L19])+9*[.M19]" office:value-type="float" office:value="393.839730769231">
            <text:p>393,84</text:p>
          </table:table-cell>
        </table:table-row>
        <table:table-row table:style-name="ro1">
          <table:table-cell table:number-columns-repeated="8"/>
          <table:table-cell office:value-type="string">
            <text:p>Portion 2</text:p>
          </table:table-cell>
          <table:table-cell office:value-type="float" office:value="39">
            <text:p>39,00</text:p>
          </table:table-cell>
          <table:table-cell table:formula="of:=IF([.B19]=0;0;[.C19]*[.J20]/[.B19])" office:value-type="float" office:value="1.7221161971831">
            <text:p>1,72</text:p>
          </table:table-cell>
          <table:table-cell table:formula="of:=IF([.B19]=0;0;[.D19]*[.J20]/[.B19])" office:value-type="float" office:value="3.17596478873239">
            <text:p>3,18</text:p>
          </table:table-cell>
          <table:table-cell table:formula="of:=IF([.B19]=0;0;[.E19]*[.J20]/[.B19])" office:value-type="float" office:value="9.84165845070423">
            <text:p>9,84</text:p>
          </table:table-cell>
          <table:table-cell table:formula="of:=2*([.K20]+[.L20])" office:value-type="float" office:value="9.79616197183098">
            <text:p>9,80</text:p>
          </table:table-cell>
          <table:table-cell table:formula="of:=4*([.K20]+[.L20])+9*[.M20]" office:value-type="float" office:value="108.16725">
            <text:p>108,17</text:p>
          </table:table-cell>
        </table:table-row>
        <table:table-row table:style-name="ro1">
          <table:table-cell table:number-columns-repeated="8"/>
          <table:table-cell office:value-type="string">
            <text:p>Portion 3</text:p>
          </table:table-cell>
          <table:table-cell office:value-type="float" office:value="40">
            <text:p>40,00</text:p>
          </table:table-cell>
          <table:table-cell table:formula="of:=IF([.B19]=0;0;[.C19]*[.J21]/[.B19])" office:value-type="float" office:value="1.76627302275189">
            <text:p>1,77</text:p>
          </table:table-cell>
          <table:table-cell table:formula="of:=IF([.B19]=0;0;[.D19]*[.J21]/[.B19])" office:value-type="float" office:value="3.25739978331528">
            <text:p>3,26</text:p>
          </table:table-cell>
          <table:table-cell table:formula="of:=IF([.B19]=0;0;[.E19]*[.J21]/[.B19])" office:value-type="float" office:value="10.094008667389">
            <text:p>10,09</text:p>
          </table:table-cell>
          <table:table-cell table:formula="of:=2*([.K21]+[.L21])" office:value-type="float" office:value="10.0473456121343">
            <text:p>10,05</text:p>
          </table:table-cell>
          <table:table-cell table:formula="of:=4*([.K21]+[.L21])+9*[.M21]" office:value-type="float" office:value="110.940769230769">
            <text:p>110,94</text:p>
          </table:table-cell>
        </table:table-row>
        <table:table-row table:style-name="ro1">
          <table:table-cell table:number-columns-repeated="8"/>
          <table:table-cell office:value-type="string">
            <text:p>Portion 4</text:p>
          </table:table-cell>
          <table:table-cell office:value-type="float" office:value="41">
            <text:p>41,00</text:p>
          </table:table-cell>
          <table:table-cell table:formula="of:=IF([.B19]=0;0;[.C19]*[.J22]/[.B19])" office:value-type="float" office:value="1.81042984832069">
            <text:p>1,81</text:p>
          </table:table-cell>
          <table:table-cell table:formula="of:=IF([.B19]=0;0;[.D19]*[.J22]/[.B19])" office:value-type="float" office:value="3.33883477789816">
            <text:p>3,34</text:p>
          </table:table-cell>
          <table:table-cell table:formula="of:=IF([.B19]=0;0;[.E19]*[.J22]/[.B19])" office:value-type="float" office:value="10.3463588840737">
            <text:p>10,35</text:p>
          </table:table-cell>
          <table:table-cell table:formula="of:=2*([.K22]+[.L22])" office:value-type="float" office:value="10.2985292524377">
            <text:p>10,30</text:p>
          </table:table-cell>
          <table:table-cell table:formula="of:=4*([.K22]+[.L22])+9*[.M22]" office:value-type="float" office:value="113.714288461538">
            <text:p>113,71</text:p>
          </table:table-cell>
        </table:table-row>
        <table:table-row table:style-name="ro1">
          <table:table-cell table:number-columns-repeated="8"/>
          <table:table-cell office:value-type="string">
            <text:p>Portion 5</text:p>
          </table:table-cell>
          <table:table-cell office:value-type="float" office:value="42">
            <text:p>42,00</text:p>
          </table:table-cell>
          <table:table-cell table:formula="of:=IF([.B19]=0;0;[.C19]*[.J23]/[.B19])" office:value-type="float" office:value="1.85458667388949">
            <text:p>1,85</text:p>
          </table:table-cell>
          <table:table-cell table:formula="of:=IF([.B19]=0;0;[.D19]*[.J23]/[.B19])" office:value-type="float" office:value="3.42026977248104">
            <text:p>3,42</text:p>
          </table:table-cell>
          <table:table-cell table:formula="of:=IF([.B19]=0;0;[.E19]*[.J23]/[.B19])" office:value-type="float" office:value="10.5987091007584">
            <text:p>10,60</text:p>
          </table:table-cell>
          <table:table-cell table:formula="of:=2*([.K23]+[.L23])" office:value-type="float" office:value="10.5497128927411">
            <text:p>10,55</text:p>
          </table:table-cell>
          <table:table-cell table:formula="of:=4*([.K23]+[.L23])+9*[.M23]" office:value-type="float" office:value="116.487807692308">
            <text:p>116,49</text:p>
          </table:table-cell>
        </table:table-row>
        <table:table-row table:style-name="ro1">
          <table:table-cell table:number-columns-repeated="8"/>
          <table:table-cell office:value-type="string">
            <text:p>Portion 6</text:p>
          </table:table-cell>
          <table:table-cell office:value-type="float" office:value="43">
            <text:p>43,00</text:p>
          </table:table-cell>
          <table:table-cell table:formula="of:=IF([.B19]=0;0;[.C19]*[.J24]/[.B19])" office:value-type="float" office:value="1.89874349945829">
            <text:p>1,90</text:p>
          </table:table-cell>
          <table:table-cell table:formula="of:=IF([.B19]=0;0;[.D19]*[.J24]/[.B19])" office:value-type="float" office:value="3.50170476706392">
            <text:p>3,50</text:p>
          </table:table-cell>
          <table:table-cell table:formula="of:=IF([.B19]=0;0;[.E19]*[.J24]/[.B19])" office:value-type="float" office:value="10.8510593174431">
            <text:p>10,85</text:p>
          </table:table-cell>
          <table:table-cell table:formula="of:=2*([.K24]+[.L24])" office:value-type="float" office:value="10.8008965330444">
            <text:p>10,80</text:p>
          </table:table-cell>
          <table:table-cell table:formula="of:=4*([.K24]+[.L24])+9*[.M24]" office:value-type="float" office:value="119.261326923077">
            <text:p>119,26</text:p>
          </table:table-cell>
        </table:table-row>
        <table:table-row table:style-name="ro1">
          <table:table-cell table:number-columns-repeated="8"/>
          <table:table-cell office:value-type="string">
            <text:p>Portion 7</text:p>
          </table:table-cell>
          <table:table-cell office:value-type="float" office:value="44">
            <text:p>44,00</text:p>
          </table:table-cell>
          <table:table-cell table:formula="of:=IF([.B19]=0;0;[.C19]*[.J25]/[.B19])" office:value-type="float" office:value="1.94290032502708">
            <text:p>1,94</text:p>
          </table:table-cell>
          <table:table-cell table:formula="of:=IF([.B19]=0;0;[.D19]*[.J25]/[.B19])" office:value-type="float" office:value="3.5831397616468">
            <text:p>3,58</text:p>
          </table:table-cell>
          <table:table-cell table:formula="of:=IF([.B19]=0;0;[.E19]*[.J25]/[.B19])" office:value-type="float" office:value="11.1034095341278">
            <text:p>11,10</text:p>
          </table:table-cell>
          <table:table-cell table:formula="of:=2*([.K25]+[.L25])" office:value-type="float" office:value="11.0520801733478">
            <text:p>11,05</text:p>
          </table:table-cell>
          <table:table-cell table:formula="of:=4*([.K25]+[.L25])+9*[.M25]" office:value-type="float" office:value="122.034846153846">
            <text:p>122,03</text:p>
          </table:table-cell>
        </table:table-row>
        <table:table-row table:style-name="ro1">
          <table:table-cell table:number-columns-repeated="8"/>
          <table:table-cell office:value-type="string">
            <text:p>Portion 8</text:p>
          </table:table-cell>
          <table:table-cell office:value-type="float" office:value="45">
            <text:p>45,00</text:p>
          </table:table-cell>
          <table:table-cell table:formula="of:=IF([.B19]=0;0;[.C19]*[.J26]/[.B19])" office:value-type="float" office:value="1.98705715059588">
            <text:p>1,99</text:p>
          </table:table-cell>
          <table:table-cell table:formula="of:=IF([.B19]=0;0;[.D19]*[.J26]/[.B19])" office:value-type="float" office:value="3.66457475622969">
            <text:p>3,66</text:p>
          </table:table-cell>
          <table:table-cell table:formula="of:=IF([.B19]=0;0;[.E19]*[.J26]/[.B19])" office:value-type="float" office:value="11.3557597508126">
            <text:p>11,36</text:p>
          </table:table-cell>
          <table:table-cell table:formula="of:=2*([.K26]+[.L26])" office:value-type="float" office:value="11.3032638136511">
            <text:p>11,30</text:p>
          </table:table-cell>
          <table:table-cell table:formula="of:=4*([.K26]+[.L26])+9*[.M26]" office:value-type="float" office:value="124.808365384615">
            <text:p>124,81</text:p>
          </table:table-cell>
        </table:table-row>
        <table:table-row table:style-name="ro1">
          <table:table-cell table:number-columns-repeated="8"/>
          <table:table-cell office:value-type="string">
            <text:p>Portion 9</text:p>
          </table:table-cell>
          <table:table-cell office:value-type="float" office:value="46">
            <text:p>46,00</text:p>
          </table:table-cell>
          <table:table-cell table:formula="of:=IF([.B19]=0;0;[.C19]*[.J27]/[.B19])" office:value-type="float" office:value="2.03121397616468">
            <text:p>2,03</text:p>
          </table:table-cell>
          <table:table-cell table:formula="of:=IF([.B19]=0;0;[.D19]*[.J27]/[.B19])" office:value-type="float" office:value="3.74600975081257">
            <text:p>3,75</text:p>
          </table:table-cell>
          <table:table-cell table:formula="of:=IF([.B19]=0;0;[.E19]*[.J27]/[.B19])" office:value-type="float" office:value="11.6081099674973">
            <text:p>11,61</text:p>
          </table:table-cell>
          <table:table-cell table:formula="of:=2*([.K27]+[.L27])" office:value-type="float" office:value="11.5544474539545">
            <text:p>11,55</text:p>
          </table:table-cell>
          <table:table-cell table:formula="of:=4*([.K27]+[.L27])+9*[.M27]" office:value-type="float" office:value="127.581884615385">
            <text:p>127,58</text:p>
          </table:table-cell>
        </table:table-row>
        <table:table-row table:style-name="ro1">
          <table:table-cell table:number-columns-repeated="8"/>
          <table:table-cell office:value-type="string">
            <text:p>Portion 10</text:p>
          </table:table-cell>
          <table:table-cell office:value-type="float" office:value="47">
            <text:p>47,00</text:p>
          </table:table-cell>
          <table:table-cell table:formula="of:=IF([.B19]=0;0;[.C19]*[.J28]/[.B19])" office:value-type="float" office:value="2.07537080173348">
            <text:p>2,08</text:p>
          </table:table-cell>
          <table:table-cell table:formula="of:=IF([.B19]=0;0;[.D19]*[.J28]/[.B19])" office:value-type="float" office:value="3.82744474539545">
            <text:p>3,83</text:p>
          </table:table-cell>
          <table:table-cell table:formula="of:=IF([.B19]=0;0;[.E19]*[.J28]/[.B19])" office:value-type="float" office:value="11.860460184182">
            <text:p>11,86</text:p>
          </table:table-cell>
          <table:table-cell table:formula="of:=2*([.K28]+[.L28])" office:value-type="float" office:value="11.8056310942579">
            <text:p>11,81</text:p>
          </table:table-cell>
          <table:table-cell table:formula="of:=4*([.K28]+[.L28])+9*[.M28]" office:value-type="float" office:value="130.355403846154">
            <text:p>130,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ff3333"/>
    </style:style>
    <style:style style:name="Sans_20_nom2" style:display-name="Sans nom2" style:family="table-cell" style:parent-style-name="Default">
      <style:table-cell-properties fo:background-color="#ff9900"/>
    </style:style>
    <style:style style:name="Sans_20_nom3" style:display-name="Sans nom3" style:family="table-cell" style:parent-style-name="Default">
      <style:table-cell-properties fo:background-color="#ff3333"/>
    </style:style>
    <style:style style:name="Sans_20_nom4" style:display-name="Sans nom4" style:family="table-cell" style:parent-style-name="Default">
      <style:table-cell-properties fo:background-color="#00cc00"/>
    </style:style>
    <style:style style:name="Sans_20_nom5" style:display-name="Sans nom5" style:family="table-cell" style:parent-style-name="Default">
      <style:table-cell-properties fo:background-color="#ff0000"/>
    </style:style>
    <style:style style:name="Sans_20_nom6" style:display-name="Sans nom6" style:family="table-cell" style:parent-style-name="Defaul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1">21/05/2019</text:date>, <text:time>11:5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rid B</meta:initial-creator>
    <meta:creation-date>2013-09-26T10:38:18.72</meta:creation-date>
    <dc:date>2019-05-21T11:54:50.73</dc:date>
    <dc:creator>anne-lyse kurtzemann</dc:creator>
    <meta:editing-duration>P7DT3H8M52S</meta:editing-duration>
    <meta:editing-cycles>97</meta:editing-cycles>
    <meta:generator>OpenOffice/4.1.5$Win32 OpenOffice.org_project/415m1$Build-9789</meta:generator>
    <meta:document-statistic meta:table-count="51" meta:cell-count="12656" meta:object-count="0"/>
  </office:meta>
</office:document-meta>
</file>